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Feuil6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1" style:family="table-column">
      <style:table-column-properties fo:break-before="auto" style:column-width="0.499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8.479cm"/>
    </style:style>
    <style:style style:name="co28" style:family="table-column">
      <style:table-column-properties fo:break-before="auto" style:column-width="4.994cm"/>
    </style:style>
    <style:style style:name="co29" style:family="table-column">
      <style:table-column-properties fo:break-before="auto" style:column-width="6.001cm"/>
    </style:style>
    <style:style style:name="co30" style:family="table-column">
      <style:table-column-properties fo:break-before="auto" style:column-width="8.555cm"/>
    </style:style>
    <style:style style:name="co5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.12cm"/>
    </style:style>
    <style:style style:name="co32" style:family="table-column">
      <style:table-column-properties fo:break-before="auto" style:column-width="10.049cm"/>
    </style:style>
    <style:style style:name="co33" style:family="table-column">
      <style:table-column-properties fo:break-before="auto" style:column-width="3.14cm"/>
    </style:style>
    <style:style style:name="co34" style:family="table-column">
      <style:table-column-properties fo:break-before="auto" style:column-width="12.241cm"/>
    </style:style>
    <style:style style:name="co35" style:family="table-column">
      <style:table-column-properties fo:break-before="auto" style:column-width="9.772cm"/>
    </style:style>
    <style:style style:name="co36" style:family="table-column">
      <style:table-column-properties fo:break-before="auto" style:column-width="3.778cm"/>
    </style:style>
    <style:style style:name="co37" style:family="table-column">
      <style:table-column-properties fo:break-before="auto" style:column-width="14.827cm"/>
    </style:style>
    <style:style style:name="co38" style:family="table-column">
      <style:table-column-properties fo:break-before="auto" style:column-width="0.923cm"/>
    </style:style>
    <style:style style:name="co39" style:family="table-column">
      <style:table-column-properties fo:break-before="auto" style:column-width="0.559cm"/>
    </style:style>
    <style:style style:name="co40" style:family="table-column">
      <style:table-column-properties fo:break-before="auto" style:column-width="4.336cm"/>
    </style:style>
    <style:style style:name="co41" style:family="table-column">
      <style:table-column-properties fo:break-before="auto" style:column-width="2.432cm"/>
    </style:style>
    <style:style style:name="co42" style:family="table-column">
      <style:table-column-properties fo:break-before="auto" style:column-width="3.664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0.748cm"/>
    </style:style>
    <style:style style:name="co45" style:family="table-column">
      <style:table-column-properties fo:break-before="auto" style:column-width="3.334cm"/>
    </style:style>
    <style:style style:name="co46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7" style:family="table-column">
      <style:table-column-properties fo:break-before="auto" style:column-width="1.401cm"/>
    </style:style>
    <style:style style:name="co48" style:family="table-column">
      <style:table-column-properties fo:break-before="auto" style:column-width="1.863cm"/>
    </style:style>
    <style:style style:name="co49" style:family="table-column">
      <style:table-column-properties fo:break-before="auto" style:column-width="3.898cm"/>
    </style:style>
    <style:style style:name="co50" style:family="table-column">
      <style:table-column-properties fo:break-before="auto" style:column-width="1.741cm"/>
    </style:style>
    <style:style style:name="co51" style:family="table-column">
      <style:table-column-properties fo:break-before="auto" style:column-width="3.112cm"/>
    </style:style>
    <style:style style:name="co52" style:family="table-column">
      <style:table-column-properties fo:break-before="auto" style:column-width="25.728cm"/>
    </style:style>
    <style:style style:name="co53" style:family="table-column">
      <style:table-column-properties fo:break-before="auto" style:column-width="1.185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1.663cm"/>
    </style:style>
    <style:style style:name="co62" style:family="table-column">
      <style:table-column-properties fo:break-before="auto" style:column-width="4.447cm"/>
    </style:style>
    <style:style style:name="co63" style:family="table-column">
      <style:table-column-properties fo:break-before="auto" style:column-width="16.671cm"/>
    </style:style>
    <style:style style:name="co64" style:family="table-column">
      <style:table-column-properties fo:break-before="auto" style:column-width="1.258cm"/>
    </style:style>
    <style:style style:name="co65" style:family="table-column">
      <style:table-column-properties fo:break-before="auto" style:column-width="0.727cm"/>
    </style:style>
    <style:style style:name="co66" style:family="table-column">
      <style:table-column-properties fo:break-before="auto" style:column-width="3.792cm"/>
    </style:style>
    <style:style style:name="co67" style:family="table-column">
      <style:table-column-properties fo:break-before="auto" style:column-width="1.418cm"/>
    </style:style>
    <style:style style:name="co68" style:family="table-column">
      <style:table-column-properties fo:break-before="auto" style:column-width="7.72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1.309cm"/>
    </style:style>
    <style:style style:name="co71" style:family="table-column">
      <style:table-column-properties fo:break-before="auto" style:column-width="1.201cm"/>
    </style:style>
    <style:style style:name="co72" style:family="table-column">
      <style:table-column-properties fo:break-before="auto" style:column-width="3.722cm"/>
    </style:style>
    <style:style style:name="co73" style:family="table-column">
      <style:table-column-properties fo:break-before="auto" style:column-width="1.115cm"/>
    </style:style>
    <style:style style:name="co74" style:family="table-column">
      <style:table-column-properties fo:break-before="auto" style:column-width="0.975cm"/>
    </style:style>
    <style:style style:name="co75" style:family="table-column">
      <style:table-column-properties fo:break-before="auto" style:column-width="3.736cm"/>
    </style:style>
    <style:style style:name="co76" style:family="table-column">
      <style:table-column-properties fo:break-before="auto" style:column-width="0.984cm"/>
    </style:style>
    <style:style style:name="co77" style:family="table-column">
      <style:table-column-properties fo:break-before="auto" style:column-width="9.774cm"/>
    </style:style>
    <style:style style:name="co78" style:family="table-column">
      <style:table-column-properties fo:break-before="auto" style:column-width="3.859cm"/>
    </style:style>
    <style:style style:name="co79" style:family="table-column">
      <style:table-column-properties fo:break-before="auto" style:column-width="0.847cm"/>
    </style:style>
    <style:style style:name="co80" style:family="table-column">
      <style:table-column-properties fo:break-before="auto" style:column-width="1.386cm"/>
    </style:style>
    <style:style style:name="co81" style:family="table-column">
      <style:table-column-properties fo:break-before="auto" style:column-width="0.877cm"/>
    </style:style>
    <style:style style:name="co82" style:family="table-column">
      <style:table-column-properties fo:break-before="auto" style:column-width="1.035cm"/>
    </style:style>
    <style:style style:name="co83" style:family="table-column">
      <style:table-column-properties fo:break-before="auto" style:column-width="4.888cm"/>
    </style:style>
    <style:style style:name="co84" style:family="table-column">
      <style:table-column-properties fo:break-before="auto" style:column-width="0.616cm"/>
    </style:style>
    <style:style style:name="co85" style:family="table-column">
      <style:table-column-properties fo:break-before="auto" style:column-width="1.453cm"/>
    </style:style>
    <style:style style:name="co86" style:family="table-column">
      <style:table-column-properties fo:break-before="auto" style:column-width="5.23cm"/>
    </style:style>
    <style:style style:name="co87" style:family="table-column">
      <style:table-column-properties fo:break-before="auto" style:column-width="1.203cm"/>
    </style:style>
    <style:style style:name="co88" style:family="table-column">
      <style:table-column-properties fo:break-before="auto" style:column-width="1.399cm"/>
    </style:style>
    <style:style style:name="co89" style:family="table-column">
      <style:table-column-properties fo:break-before="auto" style:column-width="1.51cm"/>
    </style:style>
    <style:style style:name="co90" style:family="table-column">
      <style:table-column-properties fo:break-before="auto" style:column-width="1.617cm"/>
    </style:style>
    <style:style style:name="co9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1" style:family="table" style:master-page-name="PageStyle_5f_Perso">
      <style:table-properties table:display="true" style:writing-mode="lr-tb"/>
    </style:style>
    <style:style style:name="ta12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8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style:font-name="Tahoma" fo:font-weight="normal" style:font-weight-asian="normal" style:font-weight-complex="normal"/>
    </style:style>
    <style:style style:name="ce3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9" style:family="table-cell" style:parent-style-name="Default" style:data-style-name="N1">
      <style:table-cell-properties style:glyph-orientation-vertical="0"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1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2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6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ahoma"/>
    </style:style>
    <style:style style:name="ce4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Tahoma"/>
    </style:style>
    <style:style style:name="ce4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ahoma" fo:font-weight="normal" style:font-weight-asian="normal" style:font-weight-complex="normal"/>
    </style:style>
    <style:style style:name="ce4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4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1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1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22" style:family="table-cell" style:parent-style-name="Default">
      <style:table-cell-properties fo:background-color="#ffffff"/>
      <style:text-properties style:font-name="Tahoma"/>
    </style:style>
    <style:style style:name="ce123" style:family="table-cell" style:parent-style-name="Default">
      <style:text-properties fo:color="#808080" style:font-name="Tahoma"/>
    </style:style>
    <style:style style:name="ce12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style:font-name="Tahoma"/>
    </style:style>
    <style:style style:name="ce128" style:family="table-cell" style:parent-style-name="Default">
      <style:text-properties style:font-name="Tahoma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Tahoma"/>
    </style:style>
    <style:style style:name="ce1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3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6pt" style:font-size-asian="16pt" style:font-size-complex="16pt"/>
    </style:style>
    <style:style style:name="ce135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36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37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38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39" style:family="table-cell" style:parent-style-name="Default">
      <style:table-cell-properties fo:border="0.002cm solid #000000"/>
      <style:text-properties style:font-name="Tahoma"/>
    </style:style>
    <style:style style:name="ce140" style:family="table-cell" style:parent-style-name="Default">
      <style:table-cell-properties fo:background-color="#c0c0c0" fo:border="0.002cm solid #000000"/>
      <style:text-properties style:font-name="Tahoma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start" fo:margin-left="0cm"/>
      <style:text-properties style:use-window-font-color="true" style:font-name="Tahoma"/>
    </style:style>
    <style:style style:name="ce142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use-window-font-color="true" style:font-name="Tahoma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font-name="Tahoma"/>
    </style:style>
    <style:style style:name="ce14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font-name="Tahoma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Tahoma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Tahoma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use-window-font-color="true" style:font-name="Tahoma"/>
    </style:style>
    <style:style style:name="ce14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use-window-font-color="true" style:font-name="Tahoma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ext-properties fo:color="#c0c0c0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8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83" style:family="table-cell" style:parent-style-name="Default">
      <style:table-cell-properties style:vertical-align="top"/>
      <style:text-properties style:font-name="Tahoma"/>
    </style:style>
    <style:style style:name="ce1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5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8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8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6" style:family="table-cell" style:parent-style-name="Default">
      <style:table-cell-properties fo:border="0.002cm solid #000000" style:vertical-align="top"/>
      <style:text-properties style:font-name="Tahoma"/>
    </style:style>
    <style:style style:name="ce19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8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9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20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20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20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203" style:family="table-cell" style:parent-style-name="Default">
      <style:table-cell-properties fo:background-color="transparent" style:vertical-align="top"/>
      <style:text-properties style:font-name="Tahoma"/>
    </style:style>
    <style:style style:name="ce204" style:family="table-cell" style:parent-style-name="Default">
      <style:table-cell-properties style:vertical-align="top"/>
      <style:text-properties fo:color="#808080" style:font-name="Tahoma"/>
    </style:style>
    <style:style style:name="ce205" style:family="table-cell" style:parent-style-name="Default">
      <style:table-cell-properties style:vertical-align="top"/>
      <style:text-properties fo:color="#000000" style:font-name="Tahoma"/>
    </style:style>
    <style:style style:name="ce20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2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2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33" style:family="table-cell" style:parent-style-name="Default">
      <style:text-properties style:font-name="Tahoma" fo:font-weight="bold" style:font-weight-asian="bold" style:font-weight-complex="bold"/>
    </style:style>
    <style:style style:name="ce234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35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36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38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3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4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4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4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4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4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4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49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5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5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5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5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5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5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58" style:family="table-cell" style:parent-style-name="Default">
      <style:text-properties fo:color="#c0c0c0" style:font-name="Tahoma"/>
    </style:style>
    <style:style style:name="ce2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="0.002cm solid #000000"/>
    </style:style>
    <style:style style:name="ce26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2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52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57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59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60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6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7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73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40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4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9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4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5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7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8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9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0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3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94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96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98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9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0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1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2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3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4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5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6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7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0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1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20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5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6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28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1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32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3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3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3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38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39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40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41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42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43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44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45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46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47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4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50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55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552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53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55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56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57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558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60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2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3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4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65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66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67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568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69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70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2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73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5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6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7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8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9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0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1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2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3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5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8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3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5" table:default-cell-style-name="ce2"/>
        <table:table-column table:style-name="co69" table:default-cell-style-name="ce2"/>
        <table:table-column table:style-name="co70" table:default-cell-style-name="ce2"/>
        <table:table-column table:style-name="co8" table:default-cell-style-name="ce2"/>
        <table:table-column table:style-name="co71" table:default-cell-style-name="ce2"/>
        <table:table-column table:style-name="co72" table:default-cell-style-name="ce372"/>
        <table:table-column table:style-name="co73" table:default-cell-style-name="ce372"/>
        <table:table-column table:style-name="co74" table:default-cell-style-name="ce372"/>
        <table:table-column table:style-name="co5" table:default-cell-style-name="ce2"/>
        <table:table-column table:style-name="co69" table:default-cell-style-name="ce372"/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5" table:number-columns-repeated="1007" table:default-cell-style-name="ce2"/>
        <table:table-row table:style-name="ro1">
          <table:table-cell table:style-name="ce351"/>
          <table:table-cell table:style-name="ce352"/>
          <table:table-cell table:style-name="ce353"/>
          <table:table-cell table:style-name="ce352"/>
          <table:table-cell table:style-name="ce351" table:number-columns-repeated="5"/>
          <table:table-cell table:style-name="ce370" table:number-columns-repeated="3"/>
          <table:table-cell table:style-name="ce351"/>
          <table:table-cell table:style-name="ce370"/>
          <table:table-cell table:style-name="ce351" table:number-columns-repeated="1010"/>
        </table:table-row>
        <table:table-row table:style-name="ro2">
          <table:table-cell/>
          <table:table-cell table:style-name="ce4" office:value-type="string">
            <text:p>Caracteristique</text:p>
          </table:table-cell>
          <table:table-cell table:style-name="ce354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61" office:value-type="string">
            <text:p>Val</text:p>
          </table:table-cell>
          <table:table-cell table:style-name="ce364" office:value-type="string">
            <text:p>Taille</text:p>
          </table:table-cell>
          <table:table-cell table:style-name="ce367" office:value-type="string">
            <text:p>Poids</text:p>
          </table:table-cell>
          <table:table-cell/>
          <table:table-cell table:style-name="ce371" office:value-type="string">
            <text:p>Nom</text:p>
          </table:table-cell>
          <table:table-cell table:style-name="ce371" office:value-type="string">
            <text:p>Abv</text:p>
          </table:table-cell>
          <table:table-cell table:style-name="ce371" office:value-type="string">
            <text:p>D</text:p>
          </table:table-cell>
          <table:table-cell/>
          <table:table-cell table:style-name="ce374" office:value-type="string">
            <text:p>Tai</text:p>
          </table:table-cell>
          <table:table-cell table:style-name="ce374" office:value-type="string">
            <text:p>Type</text:p>
          </table:table-cell>
          <table:table-cell table:style-name="ce405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355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362" office:value-type="float" office:value="0">
            <text:p>0</text:p>
          </table:table-cell>
          <table:table-cell table:style-name="ce365" table:formula="of:=3.4-[.G23]" office:value-type="float" office:value="0">
            <text:p>0,00</text:p>
          </table:table-cell>
          <table:table-cell table:style-name="ce368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375" office:value-type="string">
            <text:p>N</text:p>
          </table:table-cell>
          <table:table-cell table:style-name="ce408" office:value-type="string">
            <text:p>Armes naturelles</text:p>
          </table:table-cell>
          <table:table-cell table:style-name="ce41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355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362" office:value-type="float" office:value="1">
            <text:p>1</text:p>
          </table:table-cell>
          <table:table-cell table:style-name="ce365" table:formula="of:=3.4-[.G22]" office:value-type="float" office:value="0.393663098584442">
            <text:p>0,39</text:p>
          </table:table-cell>
          <table:table-cell table:style-name="ce368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375" office:value-type="string">
            <text:p>P</text:p>
          </table:table-cell>
          <table:table-cell table:style-name="ce408" office:value-type="string">
            <text:p>Petites armes</text:p>
          </table:table-cell>
          <table:table-cell table:style-name="ce41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355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362" office:value-type="float" office:value="2">
            <text:p>2</text:p>
          </table:table-cell>
          <table:table-cell table:style-name="ce365" table:formula="of:=3.4-[.G21]" office:value-type="float" office:value="0.726863216192091">
            <text:p>0,73</text:p>
          </table:table-cell>
          <table:table-cell table:style-name="ce368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375" office:value-type="string">
            <text:p>M</text:p>
          </table:table-cell>
          <table:table-cell table:style-name="ce408" office:value-type="string">
            <text:p>Armes moyennes</text:p>
          </table:table-cell>
          <table:table-cell table:style-name="ce412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355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362" office:value-type="float" office:value="3">
            <text:p>3</text:p>
          </table:table-cell>
          <table:table-cell table:style-name="ce365" table:formula="of:=3.4-[.G20]" office:value-type="float" office:value="1.00306219789712">
            <text:p>1,00</text:p>
          </table:table-cell>
          <table:table-cell table:style-name="ce368" table:formula="of:=[.F6]/0.15" office:value-type="float" office:value="20">
            <text:p>20</text:p>
          </table:table-cell>
          <table:table-cell/>
          <table:table-cell table:style-name="ce371" office:value-type="string">
            <text:p>Normal</text:p>
          </table:table-cell>
          <table:table-cell table:style-name="ce371" office:value-type="string">
            <text:p>N</text:p>
          </table:table-cell>
          <table:table-cell table:style-name="ce371" office:value-type="float" office:value="20">
            <text:p>20</text:p>
          </table:table-cell>
          <table:table-cell/>
          <table:table-cell table:style-name="ce375" office:value-type="string">
            <text:p>G</text:p>
          </table:table-cell>
          <table:table-cell table:style-name="ce408" office:value-type="string">
            <text:p>Grandes armes</text:p>
          </table:table-cell>
          <table:table-cell table:style-name="ce412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355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362" office:value-type="float" office:value="4">
            <text:p>4</text:p>
          </table:table-cell>
          <table:table-cell table:style-name="ce365" table:formula="of:=3.4-[.G19]" office:value-type="float" office:value="1.22594683842421">
            <text:p>1,23</text:p>
          </table:table-cell>
          <table:table-cell table:style-name="ce368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355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362" office:value-type="float" office:value="5">
            <text:p>5</text:p>
          </table:table-cell>
          <table:table-cell table:style-name="ce365" table:formula="of:=3.4-[.G18]" office:value-type="float" office:value="1.39947961799572">
            <text:p>1,40</text:p>
          </table:table-cell>
          <table:table-cell table:style-name="ce368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405" office:value-type="string">
            <text:p>d6</text:p>
          </table:table-cell>
          <table:table-cell table:style-name="ce409" office:value-type="string" table:number-columns-spanned="3" table:number-rows-spanned="1">
            <text:p>Fumble</text:p>
          </table:table-cell>
          <table:covered-table-cell table:number-columns-repeated="2" table:style-name="ce413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355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362" office:value-type="float" office:value="6">
            <text:p>6</text:p>
          </table:table-cell>
          <table:table-cell table:style-name="ce365" table:formula="of:=3.4-[.G17]" office:value-type="float" office:value="1.52797209528684">
            <text:p>1,53</text:p>
          </table:table-cell>
          <table:table-cell table:style-name="ce368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406" office:value-type="float" office:value="1">
            <text:p>1</text:p>
          </table:table-cell>
          <table:table-cell table:style-name="ce410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355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362" office:value-type="float" office:value="7">
            <text:p>7</text:p>
          </table:table-cell>
          <table:table-cell table:style-name="ce365" table:formula="of:=3.4-[.G16]" office:value-type="float" office:value="1.61619844870171">
            <text:p>1,62</text:p>
          </table:table-cell>
          <table:table-cell table:style-name="ce368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406" office:value-type="float" office:value="2">
            <text:p>2</text:p>
          </table:table-cell>
          <table:table-cell table:style-name="ce410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355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362" office:value-type="float" office:value="8">
            <text:p>8</text:p>
          </table:table-cell>
          <table:table-cell table:style-name="ce365" table:formula="of:=3.4-[.G15]" office:value-type="float" office:value="1.669589475506">
            <text:p>1,67</text:p>
          </table:table-cell>
          <table:table-cell table:style-name="ce368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406" office:value-type="float" office:value="3">
            <text:p>3</text:p>
          </table:table-cell>
          <table:table-cell table:style-name="ce410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355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362" office:value-type="float" office:value="9">
            <text:p>9</text:p>
          </table:table-cell>
          <table:table-cell table:style-name="ce365" table:formula="of:=3.4-[.G14]" office:value-type="float" office:value="1.69462412797771">
            <text:p>1,69</text:p>
          </table:table-cell>
          <table:table-cell table:style-name="ce368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406" office:value-type="float" office:value="4">
            <text:p>4</text:p>
          </table:table-cell>
          <table:table-cell table:style-name="ce410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356"/>
          <table:table-cell table:number-columns-repeated="2"/>
          <table:table-cell table:style-name="ce362" office:value-type="float" office:value="10">
            <text:p>10</text:p>
          </table:table-cell>
          <table:table-cell table:style-name="ce365" table:formula="of:=1.7+POWER(([.F13]-10)/10;2.5)*1.7" office:value-type="float" office:value="1.7">
            <text:p>1,70</text:p>
          </table:table-cell>
          <table:table-cell table:style-name="ce368" table:formula="of:=[.F13]/0.15" office:value-type="float" office:value="66.6666666666667">
            <text:p>67</text:p>
          </table:table-cell>
          <table:table-cell table:number-columns-repeated="5"/>
          <table:table-cell table:style-name="ce406" office:value-type="float" office:value="5">
            <text:p>5</text:p>
          </table:table-cell>
          <table:table-cell table:style-name="ce410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355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362" office:value-type="float" office:value="11">
            <text:p>11</text:p>
          </table:table-cell>
          <table:table-cell table:style-name="ce365" table:formula="of:=1.7+POWER(([.F14]-10)/10;2.5)*1.7" office:value-type="float" office:value="1.70537587202229">
            <text:p>1,71</text:p>
          </table:table-cell>
          <table:table-cell table:style-name="ce368" table:formula="of:=[.F14]/0.15" office:value-type="float" office:value="73.3333333333333">
            <text:p>73</text:p>
          </table:table-cell>
          <table:table-cell table:number-columns-repeated="5"/>
          <table:table-cell table:style-name="ce406" office:value-type="float" office:value="6">
            <text:p>6</text:p>
          </table:table-cell>
          <table:table-cell table:style-name="ce410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2">
          <table:table-cell/>
          <table:table-cell table:style-name="ce5" office:value-type="string">
            <text:p>Poids</text:p>
          </table:table-cell>
          <table:table-cell table:style-name="ce355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362" office:value-type="float" office:value="12">
            <text:p>12</text:p>
          </table:table-cell>
          <table:table-cell table:style-name="ce365" table:formula="of:=1.7+POWER(([.F15]-10)/10;2.5)*1.7" office:value-type="float" office:value="1.730410524494">
            <text:p>1,73</text:p>
          </table:table-cell>
          <table:table-cell table:style-name="ce368" table:formula="of:=[.F15]/0.15" office:value-type="float" office:value="80">
            <text:p>80</text:p>
          </table:table-cell>
          <table:table-cell/>
          <table:table-cell table:style-name="ce371" office:value-type="string">
            <text:p>Pièces</text:p>
          </table:table-cell>
          <table:table-cell table:style-name="ce371" office:value-type="string">
            <text:p>Abv</text:p>
          </table:table-cell>
          <table:table-cell table:style-name="ce37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362" office:value-type="float" office:value="13">
            <text:p>13</text:p>
          </table:table-cell>
          <table:table-cell table:style-name="ce365" table:formula="of:=1.7+POWER(([.F16]-10)/10;2.5)*1.7" office:value-type="float" office:value="1.78380155129829">
            <text:p>1,78</text:p>
          </table:table-cell>
          <table:table-cell table:style-name="ce368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371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362" office:value-type="float" office:value="14">
            <text:p>14</text:p>
          </table:table-cell>
          <table:table-cell table:style-name="ce365" table:formula="of:=1.7+POWER(([.F17]-10)/10;2.5)*1.7" office:value-type="float" office:value="1.87202790471316">
            <text:p>1,87</text:p>
          </table:table-cell>
          <table:table-cell table:style-name="ce368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411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62" office:value-type="float" office:value="15">
            <text:p>15</text:p>
          </table:table-cell>
          <table:table-cell table:style-name="ce365" table:formula="of:=1.7+POWER(([.F18]-10)/10;2.5)*1.7" office:value-type="float" office:value="2.00052038200428">
            <text:p>2,00</text:p>
          </table:table-cell>
          <table:table-cell table:style-name="ce368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62" office:value-type="float" office:value="16">
            <text:p>16</text:p>
          </table:table-cell>
          <table:table-cell table:style-name="ce365" table:formula="of:=1.7+POWER(([.F19]-10)/10;2.5)*1.7" office:value-type="float" office:value="2.17405316157579">
            <text:p>2,17</text:p>
          </table:table-cell>
          <table:table-cell table:style-name="ce368" table:formula="of:=[.F19]/0.15" office:value-type="float" office:value="106.666666666667">
            <text:p>107</text:p>
          </table:table-cell>
          <table:table-cell table:number-columns-repeated="5"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62" office:value-type="float" office:value="17">
            <text:p>17</text:p>
          </table:table-cell>
          <table:table-cell table:style-name="ce365" table:formula="of:=1.7+POWER(([.F20]-10)/10;2.5)*1.7" office:value-type="float" office:value="2.39693780210288">
            <text:p>2,40</text:p>
          </table:table-cell>
          <table:table-cell table:style-name="ce368" table:formula="of:=[.F20]/0.15" office:value-type="float" office:value="113.333333333333">
            <text:p>113</text:p>
          </table:table-cell>
          <table:table-cell table:number-columns-repeated="5"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62" office:value-type="float" office:value="18">
            <text:p>18</text:p>
          </table:table-cell>
          <table:table-cell table:style-name="ce365" table:formula="of:=1.7+POWER(([.F21]-10)/10;2.5)*1.7" office:value-type="float" office:value="2.67313678380791">
            <text:p>2,67</text:p>
          </table:table-cell>
          <table:table-cell table:style-name="ce368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62" office:value-type="float" office:value="19">
            <text:p>19</text:p>
          </table:table-cell>
          <table:table-cell table:style-name="ce365" table:formula="of:=1.7+POWER(([.F22]-10)/10;2.5)*1.7" office:value-type="float" office:value="3.00633690141556">
            <text:p>3,01</text:p>
          </table:table-cell>
          <table:table-cell table:style-name="ce368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62" office:value-type="float" office:value="20">
            <text:p>20</text:p>
          </table:table-cell>
          <table:table-cell table:style-name="ce365" table:formula="of:=1.7+POWER(([.F23]-10)/10;2.5)*1.7" office:value-type="float" office:value="3.4">
            <text:p>3,40</text:p>
          </table:table-cell>
          <table:table-cell table:style-name="ce368" table:formula="of:=[.F23]/0.15" office:value-type="float" office:value="133.333333333333">
            <text:p>133</text:p>
          </table:table-cell>
          <table:table-cell table:number-columns-repeated="5"/>
          <table:table-cell table:style-name="ce407"/>
          <table:table-cell table:style-name="ce35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2" office:value-type="string">
            <text:p>Modificateur de rac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ace</text:p>
          </table:table-cell>
          <table:table-cell table:style-name="ce357" office:value-type="string">
            <text:p>Modificateur de caracteristique</text:p>
          </table:table-cell>
          <table:table-cell table:style-name="ce357"/>
          <table:table-cell table:style-name="ce4" office:value-type="string">
            <text:p>Age départ</text:p>
          </table:table-cell>
          <table:table-cell table:style-name="ce363" office:value-type="string">
            <text:p>Age mur</text:p>
          </table:table-cell>
          <table:table-cell table:style-name="ce366"/>
          <table:table-cell table:style-name="ce363" office:value-type="string">
            <text:p>Grand age</text:p>
          </table:table-cell>
          <table:table-cell table:style-name="ce369"/>
          <table:table-cell table:style-name="ce354" office:value-type="string">
            <text:p>Age vénérable</text:p>
          </table:table-cell>
          <table:table-cell table:style-name="ce371" office:value-type="string" table:number-columns-spanned="2" table:number-rows-spanned="1">
            <text:p>Max</text:p>
          </table:table-cell>
          <table:covered-table-cell table:style-name="ce373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358" office:value-type="string">
            <text:p>-</text:p>
          </table:table-cell>
          <table:table-cell table:style-name="ce358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359" office:value-type="string">
            <text:p>CON-1, AGI+1, TAI+1</text:p>
          </table:table-cell>
          <table:table-cell table:style-name="ce359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358" office:value-type="string">
            <text:p>FOR-1, CON-2, AGI+2, RAP+1, SOC-1, TAI+2</text:p>
          </table:table-cell>
          <table:table-cell table:style-name="ce358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Demi-Orc</text:p>
          </table:table-cell>
          <table:table-cell table:style-name="ce359" office:value-type="string">
            <text:p>FOR+2, INT-2, SOC-2</text:p>
          </table:table-cell>
          <table:table-cell table:style-name="ce359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Orc</text:p>
          </table:table-cell>
          <table:table-cell table:style-name="ce358" office:value-type="string">
            <text:p>FOR+3, INT-3, SOC-3</text:p>
          </table:table-cell>
          <table:table-cell table:style-name="ce358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358" office:value-type="string">
            <text:p>FOR-2, CON-2, TAI=3</text:p>
          </table:table-cell>
          <table:table-cell table:style-name="ce358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360" office:value-type="string">
            <text:p>CON+3, RAP-1, SOC-2, TAI=4|5</text:p>
          </table:table-cell>
          <table:table-cell table:style-name="ce360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356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60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52"/>
          <table:table-cell table:style-name="ce55" office:value-type="string">
            <text:p>PdV</text:p>
          </table:table-cell>
          <table:table-cell table:style-name="ce56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3"/>
          <table:table-cell table:style-name="ce54" office:value-type="string">
            <text:p>-</text:p>
          </table:table-cell>
          <table:table-cell table:style-name="ce57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3"/>
          <table:table-cell table:style-name="ce54" office:value-type="string">
            <text:p>Base / 8</text:p>
          </table:table-cell>
          <table:table-cell table:style-name="ce57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3"/>
          <table:table-cell table:style-name="ce54" office:value-type="string">
            <text:p>Base / 4</text:p>
          </table:table-cell>
          <table:table-cell table:style-name="ce57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3"/>
          <table:table-cell table:style-name="ce54" office:value-type="string">
            <text:p>Base / 2</text:p>
          </table:table-cell>
          <table:table-cell table:style-name="ce57"/>
          <table:table-cell/>
          <table:table-cell table:style-name="ce58" office:value-type="string" table:number-columns-spanned="9" table:number-rows-spanned="1">
            <text:p>Équipement de médecine</text:p>
          </table:table-cell>
          <table:covered-table-cell table:number-columns-repeated="8" table:style-name="ce59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3"/>
          <table:table-cell table:style-name="ce54" office:value-type="string">
            <text:p>Base</text:p>
          </table:table-cell>
          <table:table-cell table:style-name="ce57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3"/>
          <table:table-cell table:style-name="ce54" office:value-type="string">
            <text:p>Base * 1,5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3"/>
          <table:table-cell table:style-name="ce54" office:value-type="string">
            <text:p>Base * 2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50" office:value-type="string" table:number-columns-spanned="2" table:number-rows-spanned="1">
            <text:p>m /= 4</text:p>
          </table:table-cell>
          <table:covered-table-cell table:style-name="ce47"/>
          <table:table-cell table:style-name="ce54"/>
          <table:table-cell table:style-name="ce54" office:value-type="string">
            <text:p>Base * 2,5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6" office:value-type="string" table:number-columns-spanned="4" table:number-rows-spanned="1">
            <text:p>Terrain</text:p>
          </table:table-cell>
          <table:covered-table-cell table:number-columns-repeated="3" table:style-name="Default"/>
          <table:table-cell table:style-name="ce48" office:value-type="string" table:number-columns-spanned="2" table:number-rows-spanned="1">
            <text:p>Grd route</text:p>
          </table:table-cell>
          <table:covered-table-cell table:style-name="Default"/>
          <table:table-cell table:style-name="ce48" office:value-type="string" table:number-columns-spanned="2" table:number-rows-spanned="1">
            <text:p>Chemin</text:p>
          </table:table-cell>
          <table:covered-table-cell table:style-name="ce48"/>
          <table:table-cell table:style-name="ce48" office:value-type="string" table:number-columns-spanned="2" table:number-rows-spanned="1">
            <text:p>Vierge</text:p>
          </table:table-cell>
          <table:covered-table-cell table:style-name="ce48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Broussaill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Collin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Désert de sab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Forêt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Jung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Marai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Moyenn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3/4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Haut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Default"/>
          <table:table-cell table:style-name="ce49" office:value-type="string" table:number-columns-spanned="2" table:number-rows-spanned="1">
            <text:p>1/3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Plain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Toundra gelé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7" office:value-type="string">
            <text:p>Catégorie</text:p>
          </table:table-cell>
          <table:table-cell table:style-name="ce77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61"/>
          <table:table-cell table:style-name="ce62" office:value-type="string">
            <text:p>Acrobatie</text:p>
          </table:table-cell>
          <table:table-cell table:style-name="ce62" office:value-type="string">
            <text:p>Agilité</text:p>
          </table:table-cell>
          <table:table-cell table:style-name="ce62"/>
          <table:table-cell table:style-name="ce62" office:value-type="string">
            <text:p>Acrobatie</text:p>
          </table:table-cell>
          <table:table-cell table:style-name="ce62"/>
          <table:table-cell table:style-name="ce61"/>
          <table:table-cell table:style-name="ce78" office:value-type="string">
            <text:p>Connaissance</text:p>
          </table:table-cell>
          <table:table-cell table:style-name="ce78" office:value-type="string">
            <text:p>(Int + Soc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Ambidextrie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79" office:value-type="string">
            <text:p>Communication</text:p>
          </table:table-cell>
          <table:table-cell table:style-name="ce79" office:value-type="string">
            <text:p>(Soc + Cmd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3" office:value-type="string">
            <text:p>Canotag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Navigation à la rame</text:p>
          </table:table-cell>
          <table:table-cell table:style-name="ce61"/>
          <table:table-cell table:style-name="ce80" office:value-type="string">
            <text:p>Agilité</text:p>
          </table:table-cell>
          <table:table-cell table:style-name="ce80" office:value-type="string">
            <text:p>(Agi + Rap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Conduite d'attelag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Conduite de char</text:p>
          </table:table-cell>
          <table:table-cell table:style-name="ce61"/>
          <table:table-cell table:style-name="ce81" office:value-type="string">
            <text:p>Manipulation</text:p>
          </table:table-cell>
          <table:table-cell table:style-name="ce81" office:value-type="string">
            <text:p>(Agi + Vol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ontorsion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2" office:value-type="string">
            <text:p>Perception</text:p>
          </table:table-cell>
          <table:table-cell table:style-name="ce82" office:value-type="string">
            <text:p>(Vol + Int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ourse de vitess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Sprint</text:p>
          </table:table-cell>
          <table:table-cell table:style-name="ce61"/>
          <table:table-cell table:style-name="ce83" office:value-type="string">
            <text:p>Discrétion</text:p>
          </table:table-cell>
          <table:table-cell table:style-name="ce83" office:value-type="string">
            <text:p>(Vol + Int +Agi – Tai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ulbute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4" office:value-type="string">
            <text:p>Combat</text:p>
          </table:table-cell>
          <table:table-cell table:style-name="ce84" office:value-type="string">
            <text:p>(Agi + Vol + Rap - Tai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Équitation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5" office:value-type="string">
            <text:p>Magie</text:p>
          </table:table-cell>
          <table:table-cell table:style-name="ce85" office:value-type="string">
            <text:p>(Mag + Vol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Escalad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Alpinisme ; Grimper</text:p>
          </table:table-cell>
          <table:table-cell table:style-name="ce61"/>
          <table:table-cell table:number-columns-repeated="2"/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Natation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Na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2" office:value-type="string">
            <text:p>Saut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4" office:value-type="string">
            <text:p>Esquive</text:p>
          </table:table-cell>
          <table:table-cell table:style-name="ce64" office:value-type="string">
            <text:p>Combat</text:p>
          </table:table-cell>
          <table:table-cell table:style-name="ce72" table:number-columns-repeated="2"/>
          <table:table-cell table:style-name="ce72" office:value-type="string">
            <text:p>Évit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4" office:value-type="string">
            <text:p>Concentration </text:p>
          </table:table-cell>
          <table:table-cell table:style-name="ce64" office:value-type="string">
            <text:p>Combat</text:p>
          </table:table-cell>
          <table:table-cell table:style-name="ce72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Bouffonneri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Humour ; Pitreri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hant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ommerce 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Crédi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ontact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anse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iplomatie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ressag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Dressage et maitrise des anim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Éloquenc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Comédie ; Sermon ; Narration ; Compteu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Hypnose (*)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Imita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Mim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5" office:value-type="string">
            <text:p>Provoca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Attirer pendant un combat ; Aggro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Jeu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Dés, cart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Mendicité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Persuader</text:p>
          </table:table-cell>
          <table:table-cell table:style-name="ce65" office:value-type="string">
            <text:p>Communication</text:p>
          </table:table-cell>
          <table:table-cell table:style-name="ce73"/>
          <table:table-cell table:style-name="ce73" office:value-type="string">
            <text:p>Bluff</text:p>
          </table:table-cell>
          <table:table-cell table:style-name="ce73" office:value-type="string">
            <text:p>Baratin ; Propagande ; Corruption ; Commandemen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Séduc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Tortur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Interrogato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Ventriloquie (*)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6" office:value-type="string">
            <text:p>Magie arcane</text:p>
          </table:table-cell>
          <table:table-cell table:style-name="ce66" office:value-type="string">
            <text:p>Magie</text:p>
          </table:table-cell>
          <table:table-cell table:style-name="ce74"/>
          <table:table-cell table:style-name="ce74" office:value-type="string">
            <text:p>Art de la magie</text:p>
          </table:table-cell>
          <table:table-cell table:style-name="ce74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lchim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liment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nimau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Faun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nthropologi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Races ; Soci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can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mé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Hiérarchie ; Organisation milita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strolog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stronom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Bas-fond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Cartograph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Démon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Évaluer un pri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Évaluer un tréso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Géograph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Guerr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Stratégie ; Tactique ; Siè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Héraldiqu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Ingénieri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Architecture et ingénierie</text:p>
          </table:table-cell>
          <table:table-cell table:style-name="ce75" office:value-type="string">
            <text:p>Invention ; Techn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chitectur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Architecture et ingénierie</text:p>
          </table:table-cell>
          <table:table-cell table:style-name="ce75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angage des signe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2">
          <table:table-cell table:style-name="ce61"/>
          <table:table-cell table:style-name="ce67" office:value-type="string">
            <text:p>Langue écrit</text:p>
          </table:table-cell>
          <table:table-cell table:style-name="ce67" office:value-type="string">
            <text:p>Connaissance</text:p>
          </table:table-cell>
          <table:table-cell table:style-name="ce75" office:value-type="string">
            <text:p>Ne peut être supérieur au parlé</text:p>
          </table:table-cell>
          <table:table-cell table:style-name="ce75"/>
          <table:table-cell table:style-name="ce75" office:value-type="string">
            <text:p>..., Elfe, Nain, Orc, Profondeur, Draconien, Arcan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7" office:value-type="string">
            <text:p>Langue parlé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Commun, Karlok, Boldrot, Pamicien, Alkar, Aldeban, …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égend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Histo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égisl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Loi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arin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édecin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67" office:value-type="string">
            <text:p>Premier soin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in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Exploration souterraine</text:p>
          </table:table-cell>
          <table:table-cell table:style-name="ce75" office:value-type="string">
            <text:p>Exploitation miniè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inérau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Pierre ; Mét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usiqu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Navig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rine ; Pilotage de bateau à voi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ierre précieus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lans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Dimension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lantes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Flore ; Herb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oés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oison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Relig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Thé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Repérage aux étoile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cienc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thématiques et physiqu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errurer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ociété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Étiquette ; Administr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urvie natur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amouflage rural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Se cach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amouflage urbain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hasse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éguisement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éplacement silencieux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issimuler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Cacher un obj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Filature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Passe-passe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Prestidigitation ; Trucag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8" office:value-type="string">
            <text:p>Vol à la tire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Couper une bourse ; Pic pock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gricultur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Jardinage ; Horticultu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nimaleri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Soins des anim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cheri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Fabrication d'arc et de flèch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mur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alcool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Brassage ; Fabrication d'alcool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bois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Charpenterie ; Ébénist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cuire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Maroquinerie ; Peau ; Travail du cuire ; Cordonn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métal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Forge ; Ferronnerie ; Métallur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pierre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Architecture ; Maçonn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tissu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Couture ; Tissage ; Confec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Bijout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hirurg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ontrefaçon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Falsific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ord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69" office:value-type="string">
            <text:p>Nœud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rochetag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uisin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Dessin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Peintu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Feu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Allumer une feu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Jongl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Laborantin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Musiqu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êch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ièg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Pose et désamorçage de piège ; Pose de coll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ot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Sculptur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Travail de la pier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Verr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Détection de mécanism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Chercher ; Détection des pièges et passa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Écout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Entendre ; Perception auditiv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1" office:value-type="string">
            <text:p>Équilibre</text:p>
          </table:table-cell>
          <table:table-cell table:style-name="ce71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Funambu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Gout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Gout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Inclinaison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Lecture sur les lèvres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Météo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Odeur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Sentir ; Perception olfactiv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Orientation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Sens de l'orientation ; Localisation spatia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Pistag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Lecture des trac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Profondeur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ablier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erception temporel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ens de la magi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ixième sens (*)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rémédit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erception visuel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 de l'invisibl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 nocturn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number-columns-repeated="5"/>
          <table:table-cell table:style-name="ce61" table:number-columns-repeated="1018"/>
        </table:table-row>
        <table:table-row table:style-name="ro1" table:number-rows-repeated="2">
          <table:table-cell table:style-name="ce61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_new" table:style-name="ta3" table:print="false">
        <office:forms form:automatic-focus="false" form:apply-design-mode="false"/>
        <table:table-column table:style-name="co17" table:default-cell-style-name="ce379"/>
        <table:table-column table:style-name="co25" table:default-cell-style-name="ce387"/>
        <table:table-column table:style-name="co25" table:number-columns-repeated="20" table:default-cell-style-name="ce379"/>
        <table:table-column table:style-name="co25" table:default-cell-style-name="ce387"/>
        <table:table-column table:style-name="co1" table:default-cell-style-name="ce379"/>
        <table:table-column table:style-name="co26" table:number-columns-repeated="1000" table:default-cell-style-name="ce379"/>
        <table:table-row table:style-name="ro1">
          <table:table-cell table:style-name="ce376"/>
          <table:table-cell table:style-name="ce380" table:number-columns-repeated="2"/>
          <table:table-cell table:style-name="ce376" table:number-columns-repeated="19"/>
          <table:table-cell table:style-name="ce380"/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1" office:value-type="string">
            <text:p>Bo</text:p>
          </table:table-cell>
          <table:table-cell table:style-name="ce388" office:value-type="float" office:value="1">
            <text:p>1</text:p>
          </table:table-cell>
          <table:table-cell table:style-name="ce388" office:value-type="float" office:value="2">
            <text:p>2</text:p>
          </table:table-cell>
          <table:table-cell table:style-name="ce388" office:value-type="float" office:value="3">
            <text:p>3</text:p>
          </table:table-cell>
          <table:table-cell table:style-name="ce388" office:value-type="float" office:value="4">
            <text:p>4</text:p>
          </table:table-cell>
          <table:table-cell table:style-name="ce392" office:value-type="float" office:value="5">
            <text:p>5</text:p>
          </table:table-cell>
          <table:table-cell table:style-name="ce388" office:value-type="float" office:value="6">
            <text:p>6</text:p>
          </table:table-cell>
          <table:table-cell table:style-name="ce388" office:value-type="float" office:value="7">
            <text:p>7</text:p>
          </table:table-cell>
          <table:table-cell table:style-name="ce396" office:value-type="float" office:value="8">
            <text:p>8</text:p>
          </table:table-cell>
          <table:table-cell table:style-name="ce388" office:value-type="float" office:value="9">
            <text:p>9</text:p>
          </table:table-cell>
          <table:table-cell table:style-name="ce388" office:value-type="float" office:value="10">
            <text:p>10</text:p>
          </table:table-cell>
          <table:table-cell table:style-name="ce388" office:value-type="float" office:value="11">
            <text:p>11</text:p>
          </table:table-cell>
          <table:table-cell table:style-name="ce388" office:value-type="float" office:value="12">
            <text:p>12</text:p>
          </table:table-cell>
          <table:table-cell table:style-name="ce392" office:value-type="float" office:value="13">
            <text:p>13</text:p>
          </table:table-cell>
          <table:table-cell table:style-name="ce388" office:value-type="float" office:value="14">
            <text:p>14</text:p>
          </table:table-cell>
          <table:table-cell table:style-name="ce388" office:value-type="float" office:value="15">
            <text:p>15</text:p>
          </table:table-cell>
          <table:table-cell table:style-name="ce396" office:value-type="float" office:value="16">
            <text:p>16</text:p>
          </table:table-cell>
          <table:table-cell table:style-name="ce388" office:value-type="float" office:value="17">
            <text:p>17</text:p>
          </table:table-cell>
          <table:table-cell table:style-name="ce388" office:value-type="float" office:value="18">
            <text:p>18</text:p>
          </table:table-cell>
          <table:table-cell table:style-name="ce388" office:value-type="float" office:value="19">
            <text:p>19</text:p>
          </table:table-cell>
          <table:table-cell table:style-name="ce388" office:value-type="float" office:value="20">
            <text:p>20</text:p>
          </table:table-cell>
          <table:table-cell table:style-name="ce381" office:value-type="string">
            <text:p>Bo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1">
            <text:p>1</text:p>
          </table:table-cell>
          <table:table-cell table:style-name="ce389" table:formula="of:=ROUNDUP([.C$107]*POWER([.$B3]/[.C$105];[.C$106]);0)" office:value-type="float" office:value="1">
            <text:p>1</text:p>
          </table:table-cell>
          <table:table-cell table:style-name="ce376" table:formula="of:=ROUNDUP([.D$107]*POWER([.$B3]/[.D$105];[.D$106]);0)" office:value-type="float" office:value="1">
            <text:p>1</text:p>
          </table:table-cell>
          <table:table-cell table:style-name="ce376" table:formula="of:=ROUNDUP([.E$107]*POWER([.$B3]/[.E$105];[.E$106]);0)" office:value-type="float" office:value="1">
            <text:p>1</text:p>
          </table:table-cell>
          <table:table-cell table:style-name="ce376" table:formula="of:=ROUNDUP([.F$107]*POWER([.$B3]/[.F$105];[.F$106]);0)" office:value-type="float" office:value="1">
            <text:p>1</text:p>
          </table:table-cell>
          <table:table-cell table:style-name="ce393" table:formula="of:=ROUNDUP([.G$107]*POWER([.$B3]/[.G$105];[.G$106]);0)" office:value-type="float" office:value="1">
            <text:p>1</text:p>
          </table:table-cell>
          <table:table-cell table:style-name="ce376" table:formula="of:=ROUNDUP([.H$107]*POWER([.$B3]/[.H$105];[.H$106]);0)" office:value-type="float" office:value="1">
            <text:p>1</text:p>
          </table:table-cell>
          <table:table-cell table:style-name="ce376" table:formula="of:=ROUNDUP([.I$107]*POWER([.$B3]/[.I$105];[.I$106]);0)" office:value-type="float" office:value="1">
            <text:p>1</text:p>
          </table:table-cell>
          <table:table-cell table:style-name="ce397" table:formula="of:=ROUNDUP([.J$107]*POWER([.$B3]/[.J$105];[.J$106]);0)" office:value-type="float" office:value="1">
            <text:p>1</text:p>
          </table:table-cell>
          <table:table-cell table:style-name="ce376" table:formula="of:=ROUNDUP([.K$107]*POWER([.$B3]/[.K$105];[.K$106]);0)" office:value-type="float" office:value="1">
            <text:p>1</text:p>
          </table:table-cell>
          <table:table-cell table:style-name="ce376" table:formula="of:=ROUNDUP([.L$107]*POWER([.$B3]/[.L$105];[.L$106]);0)" office:value-type="float" office:value="1">
            <text:p>1</text:p>
          </table:table-cell>
          <table:table-cell table:style-name="ce376" table:formula="of:=ROUNDUP([.M$107]*POWER([.$B3]/[.M$105];[.M$106]);0)" office:value-type="float" office:value="1">
            <text:p>1</text:p>
          </table:table-cell>
          <table:table-cell table:style-name="ce376" table:formula="of:=ROUNDUP([.N$107]*POWER([.$B3]/[.N$105];[.N$106]);0)" office:value-type="float" office:value="1">
            <text:p>1</text:p>
          </table:table-cell>
          <table:table-cell table:style-name="ce393" table:formula="of:=ROUNDUP([.O$107]*POWER([.$B3]/[.O$105];[.O$106]);0)" office:value-type="float" office:value="1">
            <text:p>1</text:p>
          </table:table-cell>
          <table:table-cell table:style-name="ce376" table:formula="of:=ROUNDUP([.P$107]*POWER([.$B3]/[.P$105];[.P$106]);0)" office:value-type="float" office:value="1">
            <text:p>1</text:p>
          </table:table-cell>
          <table:table-cell table:style-name="ce376" table:formula="of:=ROUNDUP([.Q$107]*POWER([.$B3]/[.Q$105];[.Q$106]);0)" office:value-type="float" office:value="1">
            <text:p>1</text:p>
          </table:table-cell>
          <table:table-cell table:style-name="ce397" table:formula="of:=ROUNDUP([.R$107]*POWER([.$B3]/[.R$105];[.R$106]);0)" office:value-type="float" office:value="1">
            <text:p>1</text:p>
          </table:table-cell>
          <table:table-cell table:style-name="ce376" table:formula="of:=ROUNDUP([.S$107]*POWER([.$B3]/[.S$105];[.S$106]);0)" office:value-type="float" office:value="1">
            <text:p>1</text:p>
          </table:table-cell>
          <table:table-cell table:style-name="ce376" table:formula="of:=ROUNDUP([.T$107]*POWER([.$B3]/[.T$105];[.T$106]);0)" office:value-type="float" office:value="1">
            <text:p>1</text:p>
          </table:table-cell>
          <table:table-cell table:style-name="ce376" table:formula="of:=ROUNDUP([.U$107]*POWER([.$B3]/[.U$105];[.U$106]);0)" office:value-type="float" office:value="1">
            <text:p>1</text:p>
          </table:table-cell>
          <table:table-cell table:style-name="ce376" table:formula="of:=ROUNDUP([.V$107]*POWER([.$B3]/[.V$105];[.V$106]);0)" office:value-type="float" office:value="1">
            <text:p>1</text:p>
          </table:table-cell>
          <table:table-cell table:style-name="ce382" office:value-type="float" office:value="1">
            <text:p>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5">
            <text:p>5</text:p>
          </table:table-cell>
          <table:table-cell table:style-name="ce376" table:formula="of:=ROUNDUP([.C$107]*POWER([.$B4]/[.C$105];[.C$106]);0)" office:value-type="float" office:value="2">
            <text:p>2</text:p>
          </table:table-cell>
          <table:table-cell table:style-name="ce376" table:formula="of:=ROUNDUP([.D$107]*POWER([.$B4]/[.D$105];[.D$106]);0)" office:value-type="float" office:value="2">
            <text:p>2</text:p>
          </table:table-cell>
          <table:table-cell table:style-name="ce376" table:formula="of:=ROUNDUP([.E$107]*POWER([.$B4]/[.E$105];[.E$106]);0)" office:value-type="float" office:value="2">
            <text:p>2</text:p>
          </table:table-cell>
          <table:table-cell table:style-name="ce376" table:formula="of:=ROUNDUP([.F$107]*POWER([.$B4]/[.F$105];[.F$106]);0)" office:value-type="float" office:value="2">
            <text:p>2</text:p>
          </table:table-cell>
          <table:table-cell table:style-name="ce393" table:formula="of:=ROUNDUP([.G$107]*POWER([.$B4]/[.G$105];[.G$106]);0)" office:value-type="float" office:value="2">
            <text:p>2</text:p>
          </table:table-cell>
          <table:table-cell table:style-name="ce376" table:formula="of:=ROUNDUP([.H$107]*POWER([.$B4]/[.H$105];[.H$106]);0)" office:value-type="float" office:value="2">
            <text:p>2</text:p>
          </table:table-cell>
          <table:table-cell table:style-name="ce376" table:formula="of:=ROUNDUP([.I$107]*POWER([.$B4]/[.I$105];[.I$106]);0)" office:value-type="float" office:value="2">
            <text:p>2</text:p>
          </table:table-cell>
          <table:table-cell table:style-name="ce397" table:formula="of:=ROUNDUP([.J$107]*POWER([.$B4]/[.J$105];[.J$106]);0)" office:value-type="float" office:value="2">
            <text:p>2</text:p>
          </table:table-cell>
          <table:table-cell table:style-name="ce376" table:formula="of:=ROUNDUP([.K$107]*POWER([.$B4]/[.K$105];[.K$106]);0)" office:value-type="float" office:value="2">
            <text:p>2</text:p>
          </table:table-cell>
          <table:table-cell table:style-name="ce376" table:formula="of:=ROUNDUP([.L$107]*POWER([.$B4]/[.L$105];[.L$106]);0)" office:value-type="float" office:value="2">
            <text:p>2</text:p>
          </table:table-cell>
          <table:table-cell table:style-name="ce376" table:formula="of:=ROUNDUP([.M$107]*POWER([.$B4]/[.M$105];[.M$106]);0)" office:value-type="float" office:value="2">
            <text:p>2</text:p>
          </table:table-cell>
          <table:table-cell table:style-name="ce376" table:formula="of:=ROUNDUP([.N$107]*POWER([.$B4]/[.N$105];[.N$106]);0)" office:value-type="float" office:value="2">
            <text:p>2</text:p>
          </table:table-cell>
          <table:table-cell table:style-name="ce393" table:formula="of:=ROUNDUP([.O$107]*POWER([.$B4]/[.O$105];[.O$106]);0)" office:value-type="float" office:value="2">
            <text:p>2</text:p>
          </table:table-cell>
          <table:table-cell table:style-name="ce376" table:formula="of:=ROUNDUP([.P$107]*POWER([.$B4]/[.P$105];[.P$106]);0)" office:value-type="float" office:value="2">
            <text:p>2</text:p>
          </table:table-cell>
          <table:table-cell table:style-name="ce376" table:formula="of:=ROUNDUP([.Q$107]*POWER([.$B4]/[.Q$105];[.Q$106]);0)" office:value-type="float" office:value="2">
            <text:p>2</text:p>
          </table:table-cell>
          <table:table-cell table:style-name="ce397" table:formula="of:=ROUNDUP([.R$107]*POWER([.$B4]/[.R$105];[.R$106]);0)" office:value-type="float" office:value="2">
            <text:p>2</text:p>
          </table:table-cell>
          <table:table-cell table:style-name="ce376" table:formula="of:=ROUNDUP([.S$107]*POWER([.$B4]/[.S$105];[.S$106]);0)" office:value-type="float" office:value="2">
            <text:p>2</text:p>
          </table:table-cell>
          <table:table-cell table:style-name="ce376" table:formula="of:=ROUNDUP([.T$107]*POWER([.$B4]/[.T$105];[.T$106]);0)" office:value-type="float" office:value="2">
            <text:p>2</text:p>
          </table:table-cell>
          <table:table-cell table:style-name="ce376" table:formula="of:=ROUNDUP([.U$107]*POWER([.$B4]/[.U$105];[.U$106]);0)" office:value-type="float" office:value="2">
            <text:p>2</text:p>
          </table:table-cell>
          <table:table-cell table:style-name="ce376" table:formula="of:=ROUNDUP([.V$107]*POWER([.$B4]/[.V$105];[.V$106]);0)" office:value-type="float" office:value="2">
            <text:p>2</text:p>
          </table:table-cell>
          <table:table-cell table:style-name="ce382" office:value-type="float" office:value="5">
            <text:p>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10">
            <text:p>10</text:p>
          </table:table-cell>
          <table:table-cell table:style-name="ce376" table:formula="of:=ROUNDUP([.C$107]*POWER([.$B5]/[.C$105];[.C$106]);0)" office:value-type="float" office:value="4">
            <text:p>4</text:p>
          </table:table-cell>
          <table:table-cell table:style-name="ce376" table:formula="of:=ROUNDUP([.D$107]*POWER([.$B5]/[.D$105];[.D$106]);0)" office:value-type="float" office:value="4">
            <text:p>4</text:p>
          </table:table-cell>
          <table:table-cell table:style-name="ce376" table:formula="of:=ROUNDUP([.E$107]*POWER([.$B5]/[.E$105];[.E$106]);0)" office:value-type="float" office:value="4">
            <text:p>4</text:p>
          </table:table-cell>
          <table:table-cell table:style-name="ce376" table:formula="of:=ROUNDUP([.F$107]*POWER([.$B5]/[.F$105];[.F$106]);0)" office:value-type="float" office:value="4">
            <text:p>4</text:p>
          </table:table-cell>
          <table:table-cell table:style-name="ce393" table:formula="of:=ROUNDUP([.G$107]*POWER([.$B5]/[.G$105];[.G$106]);0)" office:value-type="float" office:value="4">
            <text:p>4</text:p>
          </table:table-cell>
          <table:table-cell table:style-name="ce376" table:formula="of:=ROUNDUP([.H$107]*POWER([.$B5]/[.H$105];[.H$106]);0)" office:value-type="float" office:value="4">
            <text:p>4</text:p>
          </table:table-cell>
          <table:table-cell table:style-name="ce376" table:formula="of:=ROUNDUP([.I$107]*POWER([.$B5]/[.I$105];[.I$106]);0)" office:value-type="float" office:value="4">
            <text:p>4</text:p>
          </table:table-cell>
          <table:table-cell table:style-name="ce397" table:formula="of:=ROUNDUP([.J$107]*POWER([.$B5]/[.J$105];[.J$106]);0)" office:value-type="float" office:value="4">
            <text:p>4</text:p>
          </table:table-cell>
          <table:table-cell table:style-name="ce376" table:formula="of:=ROUNDUP([.K$107]*POWER([.$B5]/[.K$105];[.K$106]);0)" office:value-type="float" office:value="4">
            <text:p>4</text:p>
          </table:table-cell>
          <table:table-cell table:style-name="ce376" table:formula="of:=ROUNDUP([.L$107]*POWER([.$B5]/[.L$105];[.L$106]);0)" office:value-type="float" office:value="4">
            <text:p>4</text:p>
          </table:table-cell>
          <table:table-cell table:style-name="ce376" table:formula="of:=ROUNDUP([.M$107]*POWER([.$B5]/[.M$105];[.M$106]);0)" office:value-type="float" office:value="4">
            <text:p>4</text:p>
          </table:table-cell>
          <table:table-cell table:style-name="ce376" table:formula="of:=ROUNDUP([.N$107]*POWER([.$B5]/[.N$105];[.N$106]);0)" office:value-type="float" office:value="4">
            <text:p>4</text:p>
          </table:table-cell>
          <table:table-cell table:style-name="ce393" table:formula="of:=ROUNDUP([.O$107]*POWER([.$B5]/[.O$105];[.O$106]);0)" office:value-type="float" office:value="4">
            <text:p>4</text:p>
          </table:table-cell>
          <table:table-cell table:style-name="ce376" table:formula="of:=ROUNDUP([.P$107]*POWER([.$B5]/[.P$105];[.P$106]);0)" office:value-type="float" office:value="4">
            <text:p>4</text:p>
          </table:table-cell>
          <table:table-cell table:style-name="ce376" table:formula="of:=ROUNDUP([.Q$107]*POWER([.$B5]/[.Q$105];[.Q$106]);0)" office:value-type="float" office:value="4">
            <text:p>4</text:p>
          </table:table-cell>
          <table:table-cell table:style-name="ce397" table:formula="of:=ROUNDUP([.R$107]*POWER([.$B5]/[.R$105];[.R$106]);0)" office:value-type="float" office:value="4">
            <text:p>4</text:p>
          </table:table-cell>
          <table:table-cell table:style-name="ce376" table:formula="of:=ROUNDUP([.S$107]*POWER([.$B5]/[.S$105];[.S$106]);0)" office:value-type="float" office:value="4">
            <text:p>4</text:p>
          </table:table-cell>
          <table:table-cell table:style-name="ce376" table:formula="of:=ROUNDUP([.T$107]*POWER([.$B5]/[.T$105];[.T$106]);0)" office:value-type="float" office:value="4">
            <text:p>4</text:p>
          </table:table-cell>
          <table:table-cell table:style-name="ce376" table:formula="of:=ROUNDUP([.U$107]*POWER([.$B5]/[.U$105];[.U$106]);0)" office:value-type="float" office:value="4">
            <text:p>4</text:p>
          </table:table-cell>
          <table:table-cell table:style-name="ce376" table:formula="of:=ROUNDUP([.V$107]*POWER([.$B5]/[.V$105];[.V$106]);0)" office:value-type="float" office:value="4">
            <text:p>4</text:p>
          </table:table-cell>
          <table:table-cell table:style-name="ce382" office:value-type="float" office:value="10">
            <text:p>1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15">
            <text:p>15</text:p>
          </table:table-cell>
          <table:table-cell table:style-name="ce376" table:formula="of:=ROUNDUP([.C$107]*POWER([.$B6]/[.C$105];[.C$106]);0)" office:value-type="float" office:value="7">
            <text:p>7</text:p>
          </table:table-cell>
          <table:table-cell table:style-name="ce376" table:formula="of:=ROUNDUP([.D$107]*POWER([.$B6]/[.D$105];[.D$106]);0)" office:value-type="float" office:value="7">
            <text:p>7</text:p>
          </table:table-cell>
          <table:table-cell table:style-name="ce376" table:formula="of:=ROUNDUP([.E$107]*POWER([.$B6]/[.E$105];[.E$106]);0)" office:value-type="float" office:value="7">
            <text:p>7</text:p>
          </table:table-cell>
          <table:table-cell table:style-name="ce376" table:formula="of:=ROUNDUP([.F$107]*POWER([.$B6]/[.F$105];[.F$106]);0)" office:value-type="float" office:value="7">
            <text:p>7</text:p>
          </table:table-cell>
          <table:table-cell table:style-name="ce393" table:formula="of:=ROUNDUP([.G$107]*POWER([.$B6]/[.G$105];[.G$106]);0)" office:value-type="float" office:value="7">
            <text:p>7</text:p>
          </table:table-cell>
          <table:table-cell table:style-name="ce376" table:formula="of:=ROUNDUP([.H$107]*POWER([.$B6]/[.H$105];[.H$106]);0)" office:value-type="float" office:value="7">
            <text:p>7</text:p>
          </table:table-cell>
          <table:table-cell table:style-name="ce376" table:formula="of:=ROUNDUP([.I$107]*POWER([.$B6]/[.I$105];[.I$106]);0)" office:value-type="float" office:value="7">
            <text:p>7</text:p>
          </table:table-cell>
          <table:table-cell table:style-name="ce397" table:formula="of:=ROUNDUP([.J$107]*POWER([.$B6]/[.J$105];[.J$106]);0)" office:value-type="float" office:value="7">
            <text:p>7</text:p>
          </table:table-cell>
          <table:table-cell table:style-name="ce376" table:formula="of:=ROUNDUP([.K$107]*POWER([.$B6]/[.K$105];[.K$106]);0)" office:value-type="float" office:value="7">
            <text:p>7</text:p>
          </table:table-cell>
          <table:table-cell table:style-name="ce376" table:formula="of:=ROUNDUP([.L$107]*POWER([.$B6]/[.L$105];[.L$106]);0)" office:value-type="float" office:value="7">
            <text:p>7</text:p>
          </table:table-cell>
          <table:table-cell table:style-name="ce376" table:formula="of:=ROUNDUP([.M$107]*POWER([.$B6]/[.M$105];[.M$106]);0)" office:value-type="float" office:value="7">
            <text:p>7</text:p>
          </table:table-cell>
          <table:table-cell table:style-name="ce376" table:formula="of:=ROUNDUP([.N$107]*POWER([.$B6]/[.N$105];[.N$106]);0)" office:value-type="float" office:value="7">
            <text:p>7</text:p>
          </table:table-cell>
          <table:table-cell table:style-name="ce393" table:formula="of:=ROUNDUP([.O$107]*POWER([.$B6]/[.O$105];[.O$106]);0)" office:value-type="float" office:value="7">
            <text:p>7</text:p>
          </table:table-cell>
          <table:table-cell table:style-name="ce376" table:formula="of:=ROUNDUP([.P$107]*POWER([.$B6]/[.P$105];[.P$106]);0)" office:value-type="float" office:value="7">
            <text:p>7</text:p>
          </table:table-cell>
          <table:table-cell table:style-name="ce376" table:formula="of:=ROUNDUP([.Q$107]*POWER([.$B6]/[.Q$105];[.Q$106]);0)" office:value-type="float" office:value="7">
            <text:p>7</text:p>
          </table:table-cell>
          <table:table-cell table:style-name="ce397" table:formula="of:=ROUNDUP([.R$107]*POWER([.$B6]/[.R$105];[.R$106]);0)" office:value-type="float" office:value="7">
            <text:p>7</text:p>
          </table:table-cell>
          <table:table-cell table:style-name="ce376" table:formula="of:=ROUNDUP([.S$107]*POWER([.$B6]/[.S$105];[.S$106]);0)" office:value-type="float" office:value="7">
            <text:p>7</text:p>
          </table:table-cell>
          <table:table-cell table:style-name="ce376" table:formula="of:=ROUNDUP([.T$107]*POWER([.$B6]/[.T$105];[.T$106]);0)" office:value-type="float" office:value="7">
            <text:p>7</text:p>
          </table:table-cell>
          <table:table-cell table:style-name="ce376" table:formula="of:=ROUNDUP([.U$107]*POWER([.$B6]/[.U$105];[.U$106]);0)" office:value-type="float" office:value="7">
            <text:p>7</text:p>
          </table:table-cell>
          <table:table-cell table:style-name="ce376" table:formula="of:=ROUNDUP([.V$107]*POWER([.$B6]/[.V$105];[.V$106]);0)" office:value-type="float" office:value="7">
            <text:p>7</text:p>
          </table:table-cell>
          <table:table-cell table:style-name="ce382" office:value-type="float" office:value="15">
            <text:p>1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20">
            <text:p>20</text:p>
          </table:table-cell>
          <table:table-cell table:style-name="ce376" table:formula="of:=ROUNDUP([.C$107]*POWER([.$B7]/[.C$105];[.C$106]);0)" office:value-type="float" office:value="11">
            <text:p>11</text:p>
          </table:table-cell>
          <table:table-cell table:style-name="ce376" table:formula="of:=ROUNDUP([.D$107]*POWER([.$B7]/[.D$105];[.D$106]);0)" office:value-type="float" office:value="11">
            <text:p>11</text:p>
          </table:table-cell>
          <table:table-cell table:style-name="ce376" table:formula="of:=ROUNDUP([.E$107]*POWER([.$B7]/[.E$105];[.E$106]);0)" office:value-type="float" office:value="11">
            <text:p>11</text:p>
          </table:table-cell>
          <table:table-cell table:style-name="ce376" table:formula="of:=ROUNDUP([.F$107]*POWER([.$B7]/[.F$105];[.F$106]);0)" office:value-type="float" office:value="11">
            <text:p>11</text:p>
          </table:table-cell>
          <table:table-cell table:style-name="ce393" table:formula="of:=ROUNDUP([.G$107]*POWER([.$B7]/[.G$105];[.G$106]);0)" office:value-type="float" office:value="11">
            <text:p>11</text:p>
          </table:table-cell>
          <table:table-cell table:style-name="ce376" table:formula="of:=ROUNDUP([.H$107]*POWER([.$B7]/[.H$105];[.H$106]);0)" office:value-type="float" office:value="11">
            <text:p>11</text:p>
          </table:table-cell>
          <table:table-cell table:style-name="ce376" table:formula="of:=ROUNDUP([.I$107]*POWER([.$B7]/[.I$105];[.I$106]);0)" office:value-type="float" office:value="11">
            <text:p>11</text:p>
          </table:table-cell>
          <table:table-cell table:style-name="ce397" table:formula="of:=ROUNDUP([.J$107]*POWER([.$B7]/[.J$105];[.J$106]);0)" office:value-type="float" office:value="11">
            <text:p>11</text:p>
          </table:table-cell>
          <table:table-cell table:style-name="ce376" table:formula="of:=ROUNDUP([.K$107]*POWER([.$B7]/[.K$105];[.K$106]);0)" office:value-type="float" office:value="11">
            <text:p>11</text:p>
          </table:table-cell>
          <table:table-cell table:style-name="ce376" table:formula="of:=ROUNDUP([.L$107]*POWER([.$B7]/[.L$105];[.L$106]);0)" office:value-type="float" office:value="11">
            <text:p>11</text:p>
          </table:table-cell>
          <table:table-cell table:style-name="ce376" table:formula="of:=ROUNDUP([.M$107]*POWER([.$B7]/[.M$105];[.M$106]);0)" office:value-type="float" office:value="11">
            <text:p>11</text:p>
          </table:table-cell>
          <table:table-cell table:style-name="ce376" table:formula="of:=ROUNDUP([.N$107]*POWER([.$B7]/[.N$105];[.N$106]);0)" office:value-type="float" office:value="11">
            <text:p>11</text:p>
          </table:table-cell>
          <table:table-cell table:style-name="ce393" table:formula="of:=ROUNDUP([.O$107]*POWER([.$B7]/[.O$105];[.O$106]);0)" office:value-type="float" office:value="11">
            <text:p>11</text:p>
          </table:table-cell>
          <table:table-cell table:style-name="ce376" table:formula="of:=ROUNDUP([.P$107]*POWER([.$B7]/[.P$105];[.P$106]);0)" office:value-type="float" office:value="11">
            <text:p>11</text:p>
          </table:table-cell>
          <table:table-cell table:style-name="ce376" table:formula="of:=ROUNDUP([.Q$107]*POWER([.$B7]/[.Q$105];[.Q$106]);0)" office:value-type="float" office:value="11">
            <text:p>11</text:p>
          </table:table-cell>
          <table:table-cell table:style-name="ce397" table:formula="of:=ROUNDUP([.R$107]*POWER([.$B7]/[.R$105];[.R$106]);0)" office:value-type="float" office:value="11">
            <text:p>11</text:p>
          </table:table-cell>
          <table:table-cell table:style-name="ce376" table:formula="of:=ROUNDUP([.S$107]*POWER([.$B7]/[.S$105];[.S$106]);0)" office:value-type="float" office:value="11">
            <text:p>11</text:p>
          </table:table-cell>
          <table:table-cell table:style-name="ce376" table:formula="of:=ROUNDUP([.T$107]*POWER([.$B7]/[.T$105];[.T$106]);0)" office:value-type="float" office:value="11">
            <text:p>11</text:p>
          </table:table-cell>
          <table:table-cell table:style-name="ce376" table:formula="of:=ROUNDUP([.U$107]*POWER([.$B7]/[.U$105];[.U$106]);0)" office:value-type="float" office:value="11">
            <text:p>11</text:p>
          </table:table-cell>
          <table:table-cell table:style-name="ce389" table:formula="of:=ROUNDUP([.V$107]*POWER([.$B7]/[.V$105];[.V$106]);0)" office:value-type="float" office:value="11">
            <text:p>11</text:p>
          </table:table-cell>
          <table:table-cell table:style-name="ce382" office:value-type="float" office:value="20">
            <text:p>2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25">
            <text:p>25</text:p>
          </table:table-cell>
          <table:table-cell table:style-name="ce376" table:formula="of:=ROUNDUP([.C$107]*POWER([.$B8]/[.C$105];[.C$106]);0)" office:value-type="float" office:value="15">
            <text:p>15</text:p>
          </table:table-cell>
          <table:table-cell table:style-name="ce376" table:formula="of:=ROUNDUP([.D$107]*POWER([.$B8]/[.D$105];[.D$106]);0)" office:value-type="float" office:value="15">
            <text:p>15</text:p>
          </table:table-cell>
          <table:table-cell table:style-name="ce376" table:formula="of:=ROUNDUP([.E$107]*POWER([.$B8]/[.E$105];[.E$106]);0)" office:value-type="float" office:value="15">
            <text:p>15</text:p>
          </table:table-cell>
          <table:table-cell table:style-name="ce376" table:formula="of:=ROUNDUP([.F$107]*POWER([.$B8]/[.F$105];[.F$106]);0)" office:value-type="float" office:value="15">
            <text:p>15</text:p>
          </table:table-cell>
          <table:table-cell table:style-name="ce393" table:formula="of:=ROUNDUP([.G$107]*POWER([.$B8]/[.G$105];[.G$106]);0)" office:value-type="float" office:value="15">
            <text:p>15</text:p>
          </table:table-cell>
          <table:table-cell table:style-name="ce376" table:formula="of:=ROUNDUP([.H$107]*POWER([.$B8]/[.H$105];[.H$106]);0)" office:value-type="float" office:value="15">
            <text:p>15</text:p>
          </table:table-cell>
          <table:table-cell table:style-name="ce376" table:formula="of:=ROUNDUP([.I$107]*POWER([.$B8]/[.I$105];[.I$106]);0)" office:value-type="float" office:value="15">
            <text:p>15</text:p>
          </table:table-cell>
          <table:table-cell table:style-name="ce397" table:formula="of:=ROUNDUP([.J$107]*POWER([.$B8]/[.J$105];[.J$106]);0)" office:value-type="float" office:value="15">
            <text:p>15</text:p>
          </table:table-cell>
          <table:table-cell table:style-name="ce376" table:formula="of:=ROUNDUP([.K$107]*POWER([.$B8]/[.K$105];[.K$106]);0)" office:value-type="float" office:value="15">
            <text:p>15</text:p>
          </table:table-cell>
          <table:table-cell table:style-name="ce376" table:formula="of:=ROUNDUP([.L$107]*POWER([.$B8]/[.L$105];[.L$106]);0)" office:value-type="float" office:value="15">
            <text:p>15</text:p>
          </table:table-cell>
          <table:table-cell table:style-name="ce376" table:formula="of:=ROUNDUP([.M$107]*POWER([.$B8]/[.M$105];[.M$106]);0)" office:value-type="float" office:value="15">
            <text:p>15</text:p>
          </table:table-cell>
          <table:table-cell table:style-name="ce376" table:formula="of:=ROUNDUP([.N$107]*POWER([.$B8]/[.N$105];[.N$106]);0)" office:value-type="float" office:value="15">
            <text:p>15</text:p>
          </table:table-cell>
          <table:table-cell table:style-name="ce393" table:formula="of:=ROUNDUP([.O$107]*POWER([.$B8]/[.O$105];[.O$106]);0)" office:value-type="float" office:value="15">
            <text:p>15</text:p>
          </table:table-cell>
          <table:table-cell table:style-name="ce376" table:formula="of:=ROUNDUP([.P$107]*POWER([.$B8]/[.P$105];[.P$106]);0)" office:value-type="float" office:value="15">
            <text:p>15</text:p>
          </table:table-cell>
          <table:table-cell table:style-name="ce376" table:formula="of:=ROUNDUP([.Q$107]*POWER([.$B8]/[.Q$105];[.Q$106]);0)" office:value-type="float" office:value="15">
            <text:p>15</text:p>
          </table:table-cell>
          <table:table-cell table:style-name="ce397" table:formula="of:=ROUNDUP([.R$107]*POWER([.$B8]/[.R$105];[.R$106]);0)" office:value-type="float" office:value="15">
            <text:p>15</text:p>
          </table:table-cell>
          <table:table-cell table:style-name="ce376" table:formula="of:=ROUNDUP([.S$107]*POWER([.$B8]/[.S$105];[.S$106]);0)" office:value-type="float" office:value="15">
            <text:p>15</text:p>
          </table:table-cell>
          <table:table-cell table:style-name="ce376" table:formula="of:=ROUNDUP([.T$107]*POWER([.$B8]/[.T$105];[.T$106]);0)" office:value-type="float" office:value="15">
            <text:p>15</text:p>
          </table:table-cell>
          <table:table-cell table:style-name="ce376" table:formula="of:=ROUNDUP([.U$107]*POWER([.$B8]/[.U$105];[.U$106]);0)" office:value-type="float" office:value="15">
            <text:p>15</text:p>
          </table:table-cell>
          <table:table-cell table:style-name="ce376" table:formula="of:=ROUNDUP([.V$107]*POWER([.$B8]/[.V$105];[.V$106]);0)" office:value-type="float" office:value="15">
            <text:p>15</text:p>
          </table:table-cell>
          <table:table-cell table:style-name="ce382" office:value-type="float" office:value="25">
            <text:p>2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30">
            <text:p>30</text:p>
          </table:table-cell>
          <table:table-cell table:style-name="ce376" table:formula="of:=ROUNDUP([.C$107]*POWER([.$B9]/[.C$105];[.C$106]);0)" office:value-type="float" office:value="20">
            <text:p>20</text:p>
          </table:table-cell>
          <table:table-cell table:style-name="ce376" table:formula="of:=ROUNDUP([.D$107]*POWER([.$B9]/[.D$105];[.D$106]);0)" office:value-type="float" office:value="20">
            <text:p>20</text:p>
          </table:table-cell>
          <table:table-cell table:style-name="ce376" table:formula="of:=ROUNDUP([.E$107]*POWER([.$B9]/[.E$105];[.E$106]);0)" office:value-type="float" office:value="20">
            <text:p>20</text:p>
          </table:table-cell>
          <table:table-cell table:style-name="ce376" table:formula="of:=ROUNDUP([.F$107]*POWER([.$B9]/[.F$105];[.F$106]);0)" office:value-type="float" office:value="20">
            <text:p>20</text:p>
          </table:table-cell>
          <table:table-cell table:style-name="ce393" table:formula="of:=ROUNDUP([.G$107]*POWER([.$B9]/[.G$105];[.G$106]);0)" office:value-type="float" office:value="20">
            <text:p>20</text:p>
          </table:table-cell>
          <table:table-cell table:style-name="ce376" table:formula="of:=ROUNDUP([.H$107]*POWER([.$B9]/[.H$105];[.H$106]);0)" office:value-type="float" office:value="20">
            <text:p>20</text:p>
          </table:table-cell>
          <table:table-cell table:style-name="ce376" table:formula="of:=ROUNDUP([.I$107]*POWER([.$B9]/[.I$105];[.I$106]);0)" office:value-type="float" office:value="20">
            <text:p>20</text:p>
          </table:table-cell>
          <table:table-cell table:style-name="ce397" table:formula="of:=ROUNDUP([.J$107]*POWER([.$B9]/[.J$105];[.J$106]);0)" office:value-type="float" office:value="20">
            <text:p>20</text:p>
          </table:table-cell>
          <table:table-cell table:style-name="ce376" table:formula="of:=ROUNDUP([.K$107]*POWER([.$B9]/[.K$105];[.K$106]);0)" office:value-type="float" office:value="20">
            <text:p>20</text:p>
          </table:table-cell>
          <table:table-cell table:style-name="ce376" table:formula="of:=ROUNDUP([.L$107]*POWER([.$B9]/[.L$105];[.L$106]);0)" office:value-type="float" office:value="20">
            <text:p>20</text:p>
          </table:table-cell>
          <table:table-cell table:style-name="ce376" table:formula="of:=ROUNDUP([.M$107]*POWER([.$B9]/[.M$105];[.M$106]);0)" office:value-type="float" office:value="20">
            <text:p>20</text:p>
          </table:table-cell>
          <table:table-cell table:style-name="ce376" table:formula="of:=ROUNDUP([.N$107]*POWER([.$B9]/[.N$105];[.N$106]);0)" office:value-type="float" office:value="20">
            <text:p>20</text:p>
          </table:table-cell>
          <table:table-cell table:style-name="ce393" table:formula="of:=ROUNDUP([.O$107]*POWER([.$B9]/[.O$105];[.O$106]);0)" office:value-type="float" office:value="20">
            <text:p>20</text:p>
          </table:table-cell>
          <table:table-cell table:style-name="ce376" table:formula="of:=ROUNDUP([.P$107]*POWER([.$B9]/[.P$105];[.P$106]);0)" office:value-type="float" office:value="20">
            <text:p>20</text:p>
          </table:table-cell>
          <table:table-cell table:style-name="ce376" table:formula="of:=ROUNDUP([.Q$107]*POWER([.$B9]/[.Q$105];[.Q$106]);0)" office:value-type="float" office:value="20">
            <text:p>20</text:p>
          </table:table-cell>
          <table:table-cell table:style-name="ce397" table:formula="of:=ROUNDUP([.R$107]*POWER([.$B9]/[.R$105];[.R$106]);0)" office:value-type="float" office:value="20">
            <text:p>20</text:p>
          </table:table-cell>
          <table:table-cell table:style-name="ce376" table:formula="of:=ROUNDUP([.S$107]*POWER([.$B9]/[.S$105];[.S$106]);0)" office:value-type="float" office:value="20">
            <text:p>20</text:p>
          </table:table-cell>
          <table:table-cell table:style-name="ce376" table:formula="of:=ROUNDUP([.T$107]*POWER([.$B9]/[.T$105];[.T$106]);0)" office:value-type="float" office:value="20">
            <text:p>20</text:p>
          </table:table-cell>
          <table:table-cell table:style-name="ce376" table:formula="of:=ROUNDUP([.U$107]*POWER([.$B9]/[.U$105];[.U$106]);0)" office:value-type="float" office:value="20">
            <text:p>20</text:p>
          </table:table-cell>
          <table:table-cell table:style-name="ce376" table:formula="of:=ROUNDUP([.V$107]*POWER([.$B9]/[.V$105];[.V$106]);0)" office:value-type="float" office:value="20">
            <text:p>20</text:p>
          </table:table-cell>
          <table:table-cell table:style-name="ce382" office:value-type="float" office:value="30">
            <text:p>3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35">
            <text:p>35</text:p>
          </table:table-cell>
          <table:table-cell table:style-name="ce376" table:formula="of:=ROUNDUP([.C$107]*POWER([.$B10]/[.C$105];[.C$106]);0)" office:value-type="float" office:value="26">
            <text:p>26</text:p>
          </table:table-cell>
          <table:table-cell table:style-name="ce376" table:formula="of:=ROUNDUP([.D$107]*POWER([.$B10]/[.D$105];[.D$106]);0)" office:value-type="float" office:value="26">
            <text:p>26</text:p>
          </table:table-cell>
          <table:table-cell table:style-name="ce376" table:formula="of:=ROUNDUP([.E$107]*POWER([.$B10]/[.E$105];[.E$106]);0)" office:value-type="float" office:value="26">
            <text:p>26</text:p>
          </table:table-cell>
          <table:table-cell table:style-name="ce376" table:formula="of:=ROUNDUP([.F$107]*POWER([.$B10]/[.F$105];[.F$106]);0)" office:value-type="float" office:value="26">
            <text:p>26</text:p>
          </table:table-cell>
          <table:table-cell table:style-name="ce393" table:formula="of:=ROUNDUP([.G$107]*POWER([.$B10]/[.G$105];[.G$106]);0)" office:value-type="float" office:value="26">
            <text:p>26</text:p>
          </table:table-cell>
          <table:table-cell table:style-name="ce376" table:formula="of:=ROUNDUP([.H$107]*POWER([.$B10]/[.H$105];[.H$106]);0)" office:value-type="float" office:value="26">
            <text:p>26</text:p>
          </table:table-cell>
          <table:table-cell table:style-name="ce376" table:formula="of:=ROUNDUP([.I$107]*POWER([.$B10]/[.I$105];[.I$106]);0)" office:value-type="float" office:value="26">
            <text:p>26</text:p>
          </table:table-cell>
          <table:table-cell table:style-name="ce397" table:formula="of:=ROUNDUP([.J$107]*POWER([.$B10]/[.J$105];[.J$106]);0)" office:value-type="float" office:value="26">
            <text:p>26</text:p>
          </table:table-cell>
          <table:table-cell table:style-name="ce376" table:formula="of:=ROUNDUP([.K$107]*POWER([.$B10]/[.K$105];[.K$106]);0)" office:value-type="float" office:value="26">
            <text:p>26</text:p>
          </table:table-cell>
          <table:table-cell table:style-name="ce376" table:formula="of:=ROUNDUP([.L$107]*POWER([.$B10]/[.L$105];[.L$106]);0)" office:value-type="float" office:value="26">
            <text:p>26</text:p>
          </table:table-cell>
          <table:table-cell table:style-name="ce376" table:formula="of:=ROUNDUP([.M$107]*POWER([.$B10]/[.M$105];[.M$106]);0)" office:value-type="float" office:value="26">
            <text:p>26</text:p>
          </table:table-cell>
          <table:table-cell table:style-name="ce376" table:formula="of:=ROUNDUP([.N$107]*POWER([.$B10]/[.N$105];[.N$106]);0)" office:value-type="float" office:value="26">
            <text:p>26</text:p>
          </table:table-cell>
          <table:table-cell table:style-name="ce393" table:formula="of:=ROUNDUP([.O$107]*POWER([.$B10]/[.O$105];[.O$106]);0)" office:value-type="float" office:value="26">
            <text:p>26</text:p>
          </table:table-cell>
          <table:table-cell table:style-name="ce376" table:formula="of:=ROUNDUP([.P$107]*POWER([.$B10]/[.P$105];[.P$106]);0)" office:value-type="float" office:value="26">
            <text:p>26</text:p>
          </table:table-cell>
          <table:table-cell table:style-name="ce376" table:formula="of:=ROUNDUP([.Q$107]*POWER([.$B10]/[.Q$105];[.Q$106]);0)" office:value-type="float" office:value="26">
            <text:p>26</text:p>
          </table:table-cell>
          <table:table-cell table:style-name="ce397" table:formula="of:=ROUNDUP([.R$107]*POWER([.$B10]/[.R$105];[.R$106]);0)" office:value-type="float" office:value="26">
            <text:p>26</text:p>
          </table:table-cell>
          <table:table-cell table:style-name="ce376" table:formula="of:=ROUNDUP([.S$107]*POWER([.$B10]/[.S$105];[.S$106]);0)" office:value-type="float" office:value="26">
            <text:p>26</text:p>
          </table:table-cell>
          <table:table-cell table:style-name="ce376" table:formula="of:=ROUNDUP([.T$107]*POWER([.$B10]/[.T$105];[.T$106]);0)" office:value-type="float" office:value="26">
            <text:p>26</text:p>
          </table:table-cell>
          <table:table-cell table:style-name="ce376" table:formula="of:=ROUNDUP([.U$107]*POWER([.$B10]/[.U$105];[.U$106]);0)" office:value-type="float" office:value="26">
            <text:p>26</text:p>
          </table:table-cell>
          <table:table-cell table:style-name="ce376" table:formula="of:=ROUNDUP([.V$107]*POWER([.$B10]/[.V$105];[.V$106]);0)" office:value-type="float" office:value="26">
            <text:p>26</text:p>
          </table:table-cell>
          <table:table-cell table:style-name="ce382" office:value-type="float" office:value="35">
            <text:p>3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40">
            <text:p>40</text:p>
          </table:table-cell>
          <table:table-cell table:style-name="ce376" table:formula="of:=ROUNDUP([.C$107]*POWER([.$B11]/[.C$105];[.C$106]);0)" office:value-type="float" office:value="32">
            <text:p>32</text:p>
          </table:table-cell>
          <table:table-cell table:style-name="ce376" table:formula="of:=ROUNDUP([.D$107]*POWER([.$B11]/[.D$105];[.D$106]);0)" office:value-type="float" office:value="32">
            <text:p>32</text:p>
          </table:table-cell>
          <table:table-cell table:style-name="ce376" table:formula="of:=ROUNDUP([.E$107]*POWER([.$B11]/[.E$105];[.E$106]);0)" office:value-type="float" office:value="32">
            <text:p>32</text:p>
          </table:table-cell>
          <table:table-cell table:style-name="ce376" table:formula="of:=ROUNDUP([.F$107]*POWER([.$B11]/[.F$105];[.F$106]);0)" office:value-type="float" office:value="32">
            <text:p>32</text:p>
          </table:table-cell>
          <table:table-cell table:style-name="ce393" table:formula="of:=ROUNDUP([.G$107]*POWER([.$B11]/[.G$105];[.G$106]);0)" office:value-type="float" office:value="32">
            <text:p>32</text:p>
          </table:table-cell>
          <table:table-cell table:style-name="ce376" table:formula="of:=ROUNDUP([.H$107]*POWER([.$B11]/[.H$105];[.H$106]);0)" office:value-type="float" office:value="32">
            <text:p>32</text:p>
          </table:table-cell>
          <table:table-cell table:style-name="ce376" table:formula="of:=ROUNDUP([.I$107]*POWER([.$B11]/[.I$105];[.I$106]);0)" office:value-type="float" office:value="32">
            <text:p>32</text:p>
          </table:table-cell>
          <table:table-cell table:style-name="ce397" table:formula="of:=ROUNDUP([.J$107]*POWER([.$B11]/[.J$105];[.J$106]);0)" office:value-type="float" office:value="32">
            <text:p>32</text:p>
          </table:table-cell>
          <table:table-cell table:style-name="ce376" table:formula="of:=ROUNDUP([.K$107]*POWER([.$B11]/[.K$105];[.K$106]);0)" office:value-type="float" office:value="32">
            <text:p>32</text:p>
          </table:table-cell>
          <table:table-cell table:style-name="ce376" table:formula="of:=ROUNDUP([.L$107]*POWER([.$B11]/[.L$105];[.L$106]);0)" office:value-type="float" office:value="32">
            <text:p>32</text:p>
          </table:table-cell>
          <table:table-cell table:style-name="ce376" table:formula="of:=ROUNDUP([.M$107]*POWER([.$B11]/[.M$105];[.M$106]);0)" office:value-type="float" office:value="32">
            <text:p>32</text:p>
          </table:table-cell>
          <table:table-cell table:style-name="ce376" table:formula="of:=ROUNDUP([.N$107]*POWER([.$B11]/[.N$105];[.N$106]);0)" office:value-type="float" office:value="32">
            <text:p>32</text:p>
          </table:table-cell>
          <table:table-cell table:style-name="ce393" table:formula="of:=ROUNDUP([.O$107]*POWER([.$B11]/[.O$105];[.O$106]);0)" office:value-type="float" office:value="32">
            <text:p>32</text:p>
          </table:table-cell>
          <table:table-cell table:style-name="ce376" table:formula="of:=ROUNDUP([.P$107]*POWER([.$B11]/[.P$105];[.P$106]);0)" office:value-type="float" office:value="32">
            <text:p>32</text:p>
          </table:table-cell>
          <table:table-cell table:style-name="ce376" table:formula="of:=ROUNDUP([.Q$107]*POWER([.$B11]/[.Q$105];[.Q$106]);0)" office:value-type="float" office:value="32">
            <text:p>32</text:p>
          </table:table-cell>
          <table:table-cell table:style-name="ce397" table:formula="of:=ROUNDUP([.R$107]*POWER([.$B11]/[.R$105];[.R$106]);0)" office:value-type="float" office:value="32">
            <text:p>32</text:p>
          </table:table-cell>
          <table:table-cell table:style-name="ce376" table:formula="of:=ROUNDUP([.S$107]*POWER([.$B11]/[.S$105];[.S$106]);0)" office:value-type="float" office:value="32">
            <text:p>32</text:p>
          </table:table-cell>
          <table:table-cell table:style-name="ce376" table:formula="of:=ROUNDUP([.T$107]*POWER([.$B11]/[.T$105];[.T$106]);0)" office:value-type="float" office:value="32">
            <text:p>32</text:p>
          </table:table-cell>
          <table:table-cell table:style-name="ce376" table:formula="of:=ROUNDUP([.U$107]*POWER([.$B11]/[.U$105];[.U$106]);0)" office:value-type="float" office:value="32">
            <text:p>32</text:p>
          </table:table-cell>
          <table:table-cell table:style-name="ce376" table:formula="of:=ROUNDUP([.V$107]*POWER([.$B11]/[.V$105];[.V$106]);0)" office:value-type="float" office:value="32">
            <text:p>32</text:p>
          </table:table-cell>
          <table:table-cell table:style-name="ce382" office:value-type="float" office:value="40">
            <text:p>4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45">
            <text:p>45</text:p>
          </table:table-cell>
          <table:table-cell table:style-name="ce376" table:formula="of:=ROUNDUP([.C$107]*POWER([.$B12]/[.C$105];[.C$106]);0)" office:value-type="float" office:value="38">
            <text:p>38</text:p>
          </table:table-cell>
          <table:table-cell table:style-name="ce376" table:formula="of:=ROUNDUP([.D$107]*POWER([.$B12]/[.D$105];[.D$106]);0)" office:value-type="float" office:value="38">
            <text:p>38</text:p>
          </table:table-cell>
          <table:table-cell table:style-name="ce376" table:formula="of:=ROUNDUP([.E$107]*POWER([.$B12]/[.E$105];[.E$106]);0)" office:value-type="float" office:value="38">
            <text:p>38</text:p>
          </table:table-cell>
          <table:table-cell table:style-name="ce376" table:formula="of:=ROUNDUP([.F$107]*POWER([.$B12]/[.F$105];[.F$106]);0)" office:value-type="float" office:value="38">
            <text:p>38</text:p>
          </table:table-cell>
          <table:table-cell table:style-name="ce393" table:formula="of:=ROUNDUP([.G$107]*POWER([.$B12]/[.G$105];[.G$106]);0)" office:value-type="float" office:value="38">
            <text:p>38</text:p>
          </table:table-cell>
          <table:table-cell table:style-name="ce376" table:formula="of:=ROUNDUP([.H$107]*POWER([.$B12]/[.H$105];[.H$106]);0)" office:value-type="float" office:value="38">
            <text:p>38</text:p>
          </table:table-cell>
          <table:table-cell table:style-name="ce376" table:formula="of:=ROUNDUP([.I$107]*POWER([.$B12]/[.I$105];[.I$106]);0)" office:value-type="float" office:value="38">
            <text:p>38</text:p>
          </table:table-cell>
          <table:table-cell table:style-name="ce397" table:formula="of:=ROUNDUP([.J$107]*POWER([.$B12]/[.J$105];[.J$106]);0)" office:value-type="float" office:value="38">
            <text:p>38</text:p>
          </table:table-cell>
          <table:table-cell table:style-name="ce376" table:formula="of:=ROUNDUP([.K$107]*POWER([.$B12]/[.K$105];[.K$106]);0)" office:value-type="float" office:value="38">
            <text:p>38</text:p>
          </table:table-cell>
          <table:table-cell table:style-name="ce376" table:formula="of:=ROUNDUP([.L$107]*POWER([.$B12]/[.L$105];[.L$106]);0)" office:value-type="float" office:value="38">
            <text:p>38</text:p>
          </table:table-cell>
          <table:table-cell table:style-name="ce376" table:formula="of:=ROUNDUP([.M$107]*POWER([.$B12]/[.M$105];[.M$106]);0)" office:value-type="float" office:value="38">
            <text:p>38</text:p>
          </table:table-cell>
          <table:table-cell table:style-name="ce376" table:formula="of:=ROUNDUP([.N$107]*POWER([.$B12]/[.N$105];[.N$106]);0)" office:value-type="float" office:value="38">
            <text:p>38</text:p>
          </table:table-cell>
          <table:table-cell table:style-name="ce393" table:formula="of:=ROUNDUP([.O$107]*POWER([.$B12]/[.O$105];[.O$106]);0)" office:value-type="float" office:value="38">
            <text:p>38</text:p>
          </table:table-cell>
          <table:table-cell table:style-name="ce376" table:formula="of:=ROUNDUP([.P$107]*POWER([.$B12]/[.P$105];[.P$106]);0)" office:value-type="float" office:value="38">
            <text:p>38</text:p>
          </table:table-cell>
          <table:table-cell table:style-name="ce376" table:formula="of:=ROUNDUP([.Q$107]*POWER([.$B12]/[.Q$105];[.Q$106]);0)" office:value-type="float" office:value="38">
            <text:p>38</text:p>
          </table:table-cell>
          <table:table-cell table:style-name="ce397" table:formula="of:=ROUNDUP([.R$107]*POWER([.$B12]/[.R$105];[.R$106]);0)" office:value-type="float" office:value="38">
            <text:p>38</text:p>
          </table:table-cell>
          <table:table-cell table:style-name="ce376" table:formula="of:=ROUNDUP([.S$107]*POWER([.$B12]/[.S$105];[.S$106]);0)" office:value-type="float" office:value="38">
            <text:p>38</text:p>
          </table:table-cell>
          <table:table-cell table:style-name="ce376" table:formula="of:=ROUNDUP([.T$107]*POWER([.$B12]/[.T$105];[.T$106]);0)" office:value-type="float" office:value="38">
            <text:p>38</text:p>
          </table:table-cell>
          <table:table-cell table:style-name="ce376" table:formula="of:=ROUNDUP([.U$107]*POWER([.$B12]/[.U$105];[.U$106]);0)" office:value-type="float" office:value="38">
            <text:p>38</text:p>
          </table:table-cell>
          <table:table-cell table:style-name="ce376" table:formula="of:=ROUNDUP([.V$107]*POWER([.$B12]/[.V$105];[.V$106]);0)" office:value-type="float" office:value="38">
            <text:p>38</text:p>
          </table:table-cell>
          <table:table-cell table:style-name="ce382" office:value-type="float" office:value="45">
            <text:p>4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50">
            <text:p>50</text:p>
          </table:table-cell>
          <table:table-cell table:style-name="ce376" table:formula="of:=ROUNDUP([.C$107]*POWER([.$B13]/[.C$105];[.C$106]);0)" office:value-type="float" office:value="45">
            <text:p>45</text:p>
          </table:table-cell>
          <table:table-cell table:style-name="ce376" table:formula="of:=ROUNDUP([.D$107]*POWER([.$B13]/[.D$105];[.D$106]);0)" office:value-type="float" office:value="45">
            <text:p>45</text:p>
          </table:table-cell>
          <table:table-cell table:style-name="ce376" table:formula="of:=ROUNDUP([.E$107]*POWER([.$B13]/[.E$105];[.E$106]);0)" office:value-type="float" office:value="45">
            <text:p>45</text:p>
          </table:table-cell>
          <table:table-cell table:style-name="ce376" table:formula="of:=ROUNDUP([.F$107]*POWER([.$B13]/[.F$105];[.F$106]);0)" office:value-type="float" office:value="45">
            <text:p>45</text:p>
          </table:table-cell>
          <table:table-cell table:style-name="ce393" table:formula="of:=ROUNDUP([.G$107]*POWER([.$B13]/[.G$105];[.G$106]);0)" office:value-type="float" office:value="45">
            <text:p>45</text:p>
          </table:table-cell>
          <table:table-cell table:style-name="ce376" table:formula="of:=ROUNDUP([.H$107]*POWER([.$B13]/[.H$105];[.H$106]);0)" office:value-type="float" office:value="45">
            <text:p>45</text:p>
          </table:table-cell>
          <table:table-cell table:style-name="ce376" table:formula="of:=ROUNDUP([.I$107]*POWER([.$B13]/[.I$105];[.I$106]);0)" office:value-type="float" office:value="45">
            <text:p>45</text:p>
          </table:table-cell>
          <table:table-cell table:style-name="ce397" table:formula="of:=ROUNDUP([.J$107]*POWER([.$B13]/[.J$105];[.J$106]);0)" office:value-type="float" office:value="45">
            <text:p>45</text:p>
          </table:table-cell>
          <table:table-cell table:style-name="ce376" table:formula="of:=ROUNDUP([.K$107]*POWER([.$B13]/[.K$105];[.K$106]);0)" office:value-type="float" office:value="45">
            <text:p>45</text:p>
          </table:table-cell>
          <table:table-cell table:style-name="ce376" table:formula="of:=ROUNDUP([.L$107]*POWER([.$B13]/[.L$105];[.L$106]);0)" office:value-type="float" office:value="45">
            <text:p>45</text:p>
          </table:table-cell>
          <table:table-cell table:style-name="ce376" table:formula="of:=ROUNDUP([.M$107]*POWER([.$B13]/[.M$105];[.M$106]);0)" office:value-type="float" office:value="45">
            <text:p>45</text:p>
          </table:table-cell>
          <table:table-cell table:style-name="ce376" table:formula="of:=ROUNDUP([.N$107]*POWER([.$B13]/[.N$105];[.N$106]);0)" office:value-type="float" office:value="45">
            <text:p>45</text:p>
          </table:table-cell>
          <table:table-cell table:style-name="ce393" table:formula="of:=ROUNDUP([.O$107]*POWER([.$B13]/[.O$105];[.O$106]);0)" office:value-type="float" office:value="45">
            <text:p>45</text:p>
          </table:table-cell>
          <table:table-cell table:style-name="ce376" table:formula="of:=ROUNDUP([.P$107]*POWER([.$B13]/[.P$105];[.P$106]);0)" office:value-type="float" office:value="45">
            <text:p>45</text:p>
          </table:table-cell>
          <table:table-cell table:style-name="ce376" table:formula="of:=ROUNDUP([.Q$107]*POWER([.$B13]/[.Q$105];[.Q$106]);0)" office:value-type="float" office:value="45">
            <text:p>45</text:p>
          </table:table-cell>
          <table:table-cell table:style-name="ce397" table:formula="of:=ROUNDUP([.R$107]*POWER([.$B13]/[.R$105];[.R$106]);0)" office:value-type="float" office:value="45">
            <text:p>45</text:p>
          </table:table-cell>
          <table:table-cell table:style-name="ce376" table:formula="of:=ROUNDUP([.S$107]*POWER([.$B13]/[.S$105];[.S$106]);0)" office:value-type="float" office:value="45">
            <text:p>45</text:p>
          </table:table-cell>
          <table:table-cell table:style-name="ce376" table:formula="of:=ROUNDUP([.T$107]*POWER([.$B13]/[.T$105];[.T$106]);0)" office:value-type="float" office:value="45">
            <text:p>45</text:p>
          </table:table-cell>
          <table:table-cell table:style-name="ce376" table:formula="of:=ROUNDUP([.U$107]*POWER([.$B13]/[.U$105];[.U$106]);0)" office:value-type="float" office:value="45">
            <text:p>45</text:p>
          </table:table-cell>
          <table:table-cell table:style-name="ce376" table:formula="of:=ROUNDUP([.V$107]*POWER([.$B13]/[.V$105];[.V$106]);0)" office:value-type="float" office:value="45">
            <text:p>45</text:p>
          </table:table-cell>
          <table:table-cell table:style-name="ce382" office:value-type="float" office:value="50">
            <text:p>5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55">
            <text:p>55</text:p>
          </table:table-cell>
          <table:table-cell table:style-name="ce376" table:formula="of:=ROUNDUP([.C$107]*POWER([.$B14]/[.C$105];[.C$106]);0)" office:value-type="float" office:value="53">
            <text:p>53</text:p>
          </table:table-cell>
          <table:table-cell table:style-name="ce376" table:formula="of:=ROUNDUP([.D$107]*POWER([.$B14]/[.D$105];[.D$106]);0)" office:value-type="float" office:value="53">
            <text:p>53</text:p>
          </table:table-cell>
          <table:table-cell table:style-name="ce376" table:formula="of:=ROUNDUP([.E$107]*POWER([.$B14]/[.E$105];[.E$106]);0)" office:value-type="float" office:value="53">
            <text:p>53</text:p>
          </table:table-cell>
          <table:table-cell table:style-name="ce376" table:formula="of:=ROUNDUP([.F$107]*POWER([.$B14]/[.F$105];[.F$106]);0)" office:value-type="float" office:value="53">
            <text:p>53</text:p>
          </table:table-cell>
          <table:table-cell table:style-name="ce393" table:formula="of:=ROUNDUP([.G$107]*POWER([.$B14]/[.G$105];[.G$106]);0)" office:value-type="float" office:value="53">
            <text:p>53</text:p>
          </table:table-cell>
          <table:table-cell table:style-name="ce376" table:formula="of:=ROUNDUP([.H$107]*POWER([.$B14]/[.H$105];[.H$106]);0)" office:value-type="float" office:value="53">
            <text:p>53</text:p>
          </table:table-cell>
          <table:table-cell table:style-name="ce376" table:formula="of:=ROUNDUP([.I$107]*POWER([.$B14]/[.I$105];[.I$106]);0)" office:value-type="float" office:value="53">
            <text:p>53</text:p>
          </table:table-cell>
          <table:table-cell table:style-name="ce397" table:formula="of:=ROUNDUP([.J$107]*POWER([.$B14]/[.J$105];[.J$106]);0)" office:value-type="float" office:value="53">
            <text:p>53</text:p>
          </table:table-cell>
          <table:table-cell table:style-name="ce376" table:formula="of:=ROUNDUP([.K$107]*POWER([.$B14]/[.K$105];[.K$106]);0)" office:value-type="float" office:value="53">
            <text:p>53</text:p>
          </table:table-cell>
          <table:table-cell table:style-name="ce376" table:formula="of:=ROUNDUP([.L$107]*POWER([.$B14]/[.L$105];[.L$106]);0)" office:value-type="float" office:value="53">
            <text:p>53</text:p>
          </table:table-cell>
          <table:table-cell table:style-name="ce376" table:formula="of:=ROUNDUP([.M$107]*POWER([.$B14]/[.M$105];[.M$106]);0)" office:value-type="float" office:value="53">
            <text:p>53</text:p>
          </table:table-cell>
          <table:table-cell table:style-name="ce376" table:formula="of:=ROUNDUP([.N$107]*POWER([.$B14]/[.N$105];[.N$106]);0)" office:value-type="float" office:value="53">
            <text:p>53</text:p>
          </table:table-cell>
          <table:table-cell table:style-name="ce393" table:formula="of:=ROUNDUP([.O$107]*POWER([.$B14]/[.O$105];[.O$106]);0)" office:value-type="float" office:value="53">
            <text:p>53</text:p>
          </table:table-cell>
          <table:table-cell table:style-name="ce376" table:formula="of:=ROUNDUP([.P$107]*POWER([.$B14]/[.P$105];[.P$106]);0)" office:value-type="float" office:value="53">
            <text:p>53</text:p>
          </table:table-cell>
          <table:table-cell table:style-name="ce376" table:formula="of:=ROUNDUP([.Q$107]*POWER([.$B14]/[.Q$105];[.Q$106]);0)" office:value-type="float" office:value="53">
            <text:p>53</text:p>
          </table:table-cell>
          <table:table-cell table:style-name="ce397" table:formula="of:=ROUNDUP([.R$107]*POWER([.$B14]/[.R$105];[.R$106]);0)" office:value-type="float" office:value="53">
            <text:p>53</text:p>
          </table:table-cell>
          <table:table-cell table:style-name="ce376" table:formula="of:=ROUNDUP([.S$107]*POWER([.$B14]/[.S$105];[.S$106]);0)" office:value-type="float" office:value="53">
            <text:p>53</text:p>
          </table:table-cell>
          <table:table-cell table:style-name="ce376" table:formula="of:=ROUNDUP([.T$107]*POWER([.$B14]/[.T$105];[.T$106]);0)" office:value-type="float" office:value="53">
            <text:p>53</text:p>
          </table:table-cell>
          <table:table-cell table:style-name="ce376" table:formula="of:=ROUNDUP([.U$107]*POWER([.$B14]/[.U$105];[.U$106]);0)" office:value-type="float" office:value="53">
            <text:p>53</text:p>
          </table:table-cell>
          <table:table-cell table:style-name="ce376" table:formula="of:=ROUNDUP([.V$107]*POWER([.$B14]/[.V$105];[.V$106]);0)" office:value-type="float" office:value="53">
            <text:p>53</text:p>
          </table:table-cell>
          <table:table-cell table:style-name="ce382" office:value-type="float" office:value="55">
            <text:p>5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60">
            <text:p>60</text:p>
          </table:table-cell>
          <table:table-cell table:style-name="ce376" table:formula="of:=ROUNDUP([.C$107]*POWER([.$B15]/[.C$105];[.C$106]);0)" office:value-type="float" office:value="60">
            <text:p>60</text:p>
          </table:table-cell>
          <table:table-cell table:style-name="ce376" table:formula="of:=ROUNDUP([.D$107]*POWER([.$B15]/[.D$105];[.D$106]);0)" office:value-type="float" office:value="60">
            <text:p>60</text:p>
          </table:table-cell>
          <table:table-cell table:style-name="ce376" table:formula="of:=ROUNDUP([.E$107]*POWER([.$B15]/[.E$105];[.E$106]);0)" office:value-type="float" office:value="60">
            <text:p>60</text:p>
          </table:table-cell>
          <table:table-cell table:style-name="ce376" table:formula="of:=ROUNDUP([.F$107]*POWER([.$B15]/[.F$105];[.F$106]);0)" office:value-type="float" office:value="60">
            <text:p>60</text:p>
          </table:table-cell>
          <table:table-cell table:style-name="ce393" table:formula="of:=ROUNDUP([.G$107]*POWER([.$B15]/[.G$105];[.G$106]);0)" office:value-type="float" office:value="60">
            <text:p>60</text:p>
          </table:table-cell>
          <table:table-cell table:style-name="ce376" table:formula="of:=ROUNDUP([.H$107]*POWER([.$B15]/[.H$105];[.H$106]);0)" office:value-type="float" office:value="60">
            <text:p>60</text:p>
          </table:table-cell>
          <table:table-cell table:style-name="ce376" table:formula="of:=ROUNDUP([.I$107]*POWER([.$B15]/[.I$105];[.I$106]);0)" office:value-type="float" office:value="60">
            <text:p>60</text:p>
          </table:table-cell>
          <table:table-cell table:style-name="ce397" table:formula="of:=ROUNDUP([.J$107]*POWER([.$B15]/[.J$105];[.J$106]);0)" office:value-type="float" office:value="60">
            <text:p>60</text:p>
          </table:table-cell>
          <table:table-cell table:style-name="ce376" table:formula="of:=ROUNDUP([.K$107]*POWER([.$B15]/[.K$105];[.K$106]);0)" office:value-type="float" office:value="60">
            <text:p>60</text:p>
          </table:table-cell>
          <table:table-cell table:style-name="ce376" table:formula="of:=ROUNDUP([.L$107]*POWER([.$B15]/[.L$105];[.L$106]);0)" office:value-type="float" office:value="60">
            <text:p>60</text:p>
          </table:table-cell>
          <table:table-cell table:style-name="ce376" table:formula="of:=ROUNDUP([.M$107]*POWER([.$B15]/[.M$105];[.M$106]);0)" office:value-type="float" office:value="60">
            <text:p>60</text:p>
          </table:table-cell>
          <table:table-cell table:style-name="ce376" table:formula="of:=ROUNDUP([.N$107]*POWER([.$B15]/[.N$105];[.N$106]);0)" office:value-type="float" office:value="60">
            <text:p>60</text:p>
          </table:table-cell>
          <table:table-cell table:style-name="ce393" table:formula="of:=ROUNDUP([.O$107]*POWER([.$B15]/[.O$105];[.O$106]);0)" office:value-type="float" office:value="60">
            <text:p>60</text:p>
          </table:table-cell>
          <table:table-cell table:style-name="ce376" table:formula="of:=ROUNDUP([.P$107]*POWER([.$B15]/[.P$105];[.P$106]);0)" office:value-type="float" office:value="60">
            <text:p>60</text:p>
          </table:table-cell>
          <table:table-cell table:style-name="ce376" table:formula="of:=ROUNDUP([.Q$107]*POWER([.$B15]/[.Q$105];[.Q$106]);0)" office:value-type="float" office:value="60">
            <text:p>60</text:p>
          </table:table-cell>
          <table:table-cell table:style-name="ce397" table:formula="of:=ROUNDUP([.R$107]*POWER([.$B15]/[.R$105];[.R$106]);0)" office:value-type="float" office:value="60">
            <text:p>60</text:p>
          </table:table-cell>
          <table:table-cell table:style-name="ce376" table:formula="of:=ROUNDUP([.S$107]*POWER([.$B15]/[.S$105];[.S$106]);0)" office:value-type="float" office:value="60">
            <text:p>60</text:p>
          </table:table-cell>
          <table:table-cell table:style-name="ce376" table:formula="of:=ROUNDUP([.T$107]*POWER([.$B15]/[.T$105];[.T$106]);0)" office:value-type="float" office:value="60">
            <text:p>60</text:p>
          </table:table-cell>
          <table:table-cell table:style-name="ce376" table:formula="of:=ROUNDUP([.U$107]*POWER([.$B15]/[.U$105];[.U$106]);0)" office:value-type="float" office:value="60">
            <text:p>60</text:p>
          </table:table-cell>
          <table:table-cell table:style-name="ce376" table:formula="of:=ROUNDUP([.V$107]*POWER([.$B15]/[.V$105];[.V$106]);0)" office:value-type="float" office:value="60">
            <text:p>60</text:p>
          </table:table-cell>
          <table:table-cell table:style-name="ce382" office:value-type="float" office:value="60">
            <text:p>6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65">
            <text:p>65</text:p>
          </table:table-cell>
          <table:table-cell table:style-name="ce376" table:formula="of:=ROUNDUP([.C$107]*POWER([.$B16]/[.C$105];[.C$106]);0)" office:value-type="float" office:value="68">
            <text:p>68</text:p>
          </table:table-cell>
          <table:table-cell table:style-name="ce376" table:formula="of:=ROUNDUP([.D$107]*POWER([.$B16]/[.D$105];[.D$106]);0)" office:value-type="float" office:value="68">
            <text:p>68</text:p>
          </table:table-cell>
          <table:table-cell table:style-name="ce376" table:formula="of:=ROUNDUP([.E$107]*POWER([.$B16]/[.E$105];[.E$106]);0)" office:value-type="float" office:value="68">
            <text:p>68</text:p>
          </table:table-cell>
          <table:table-cell table:style-name="ce376" table:formula="of:=ROUNDUP([.F$107]*POWER([.$B16]/[.F$105];[.F$106]);0)" office:value-type="float" office:value="68">
            <text:p>68</text:p>
          </table:table-cell>
          <table:table-cell table:style-name="ce393" table:formula="of:=ROUNDUP([.G$107]*POWER([.$B16]/[.G$105];[.G$106]);0)" office:value-type="float" office:value="68">
            <text:p>68</text:p>
          </table:table-cell>
          <table:table-cell table:style-name="ce376" table:formula="of:=ROUNDUP([.H$107]*POWER([.$B16]/[.H$105];[.H$106]);0)" office:value-type="float" office:value="68">
            <text:p>68</text:p>
          </table:table-cell>
          <table:table-cell table:style-name="ce376" table:formula="of:=ROUNDUP([.I$107]*POWER([.$B16]/[.I$105];[.I$106]);0)" office:value-type="float" office:value="68">
            <text:p>68</text:p>
          </table:table-cell>
          <table:table-cell table:style-name="ce397" table:formula="of:=ROUNDUP([.J$107]*POWER([.$B16]/[.J$105];[.J$106]);0)" office:value-type="float" office:value="68">
            <text:p>68</text:p>
          </table:table-cell>
          <table:table-cell table:style-name="ce376" table:formula="of:=ROUNDUP([.K$107]*POWER([.$B16]/[.K$105];[.K$106]);0)" office:value-type="float" office:value="68">
            <text:p>68</text:p>
          </table:table-cell>
          <table:table-cell table:style-name="ce376" table:formula="of:=ROUNDUP([.L$107]*POWER([.$B16]/[.L$105];[.L$106]);0)" office:value-type="float" office:value="68">
            <text:p>68</text:p>
          </table:table-cell>
          <table:table-cell table:style-name="ce376" table:formula="of:=ROUNDUP([.M$107]*POWER([.$B16]/[.M$105];[.M$106]);0)" office:value-type="float" office:value="68">
            <text:p>68</text:p>
          </table:table-cell>
          <table:table-cell table:style-name="ce376" table:formula="of:=ROUNDUP([.N$107]*POWER([.$B16]/[.N$105];[.N$106]);0)" office:value-type="float" office:value="68">
            <text:p>68</text:p>
          </table:table-cell>
          <table:table-cell table:style-name="ce393" table:formula="of:=ROUNDUP([.O$107]*POWER([.$B16]/[.O$105];[.O$106]);0)" office:value-type="float" office:value="68">
            <text:p>68</text:p>
          </table:table-cell>
          <table:table-cell table:style-name="ce376" table:formula="of:=ROUNDUP([.P$107]*POWER([.$B16]/[.P$105];[.P$106]);0)" office:value-type="float" office:value="68">
            <text:p>68</text:p>
          </table:table-cell>
          <table:table-cell table:style-name="ce376" table:formula="of:=ROUNDUP([.Q$107]*POWER([.$B16]/[.Q$105];[.Q$106]);0)" office:value-type="float" office:value="68">
            <text:p>68</text:p>
          </table:table-cell>
          <table:table-cell table:style-name="ce397" table:formula="of:=ROUNDUP([.R$107]*POWER([.$B16]/[.R$105];[.R$106]);0)" office:value-type="float" office:value="68">
            <text:p>68</text:p>
          </table:table-cell>
          <table:table-cell table:style-name="ce376" table:formula="of:=ROUNDUP([.S$107]*POWER([.$B16]/[.S$105];[.S$106]);0)" office:value-type="float" office:value="68">
            <text:p>68</text:p>
          </table:table-cell>
          <table:table-cell table:style-name="ce376" table:formula="of:=ROUNDUP([.T$107]*POWER([.$B16]/[.T$105];[.T$106]);0)" office:value-type="float" office:value="68">
            <text:p>68</text:p>
          </table:table-cell>
          <table:table-cell table:style-name="ce376" table:formula="of:=ROUNDUP([.U$107]*POWER([.$B16]/[.U$105];[.U$106]);0)" office:value-type="float" office:value="68">
            <text:p>68</text:p>
          </table:table-cell>
          <table:table-cell table:style-name="ce376" table:formula="of:=ROUNDUP([.V$107]*POWER([.$B16]/[.V$105];[.V$106]);0)" office:value-type="float" office:value="68">
            <text:p>68</text:p>
          </table:table-cell>
          <table:table-cell table:style-name="ce382" office:value-type="float" office:value="65">
            <text:p>6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70">
            <text:p>70</text:p>
          </table:table-cell>
          <table:table-cell table:style-name="ce376" table:formula="of:=ROUNDUP([.C$107]*POWER([.$B17]/[.C$105];[.C$106]);0)" office:value-type="float" office:value="77">
            <text:p>77</text:p>
          </table:table-cell>
          <table:table-cell table:style-name="ce376" table:formula="of:=ROUNDUP([.D$107]*POWER([.$B17]/[.D$105];[.D$106]);0)" office:value-type="float" office:value="77">
            <text:p>77</text:p>
          </table:table-cell>
          <table:table-cell table:style-name="ce376" table:formula="of:=ROUNDUP([.E$107]*POWER([.$B17]/[.E$105];[.E$106]);0)" office:value-type="float" office:value="77">
            <text:p>77</text:p>
          </table:table-cell>
          <table:table-cell table:style-name="ce376" table:formula="of:=ROUNDUP([.F$107]*POWER([.$B17]/[.F$105];[.F$106]);0)" office:value-type="float" office:value="77">
            <text:p>77</text:p>
          </table:table-cell>
          <table:table-cell table:style-name="ce393" table:formula="of:=ROUNDUP([.G$107]*POWER([.$B17]/[.G$105];[.G$106]);0)" office:value-type="float" office:value="77">
            <text:p>77</text:p>
          </table:table-cell>
          <table:table-cell table:style-name="ce376" table:formula="of:=ROUNDUP([.H$107]*POWER([.$B17]/[.H$105];[.H$106]);0)" office:value-type="float" office:value="77">
            <text:p>77</text:p>
          </table:table-cell>
          <table:table-cell table:style-name="ce376" table:formula="of:=ROUNDUP([.I$107]*POWER([.$B17]/[.I$105];[.I$106]);0)" office:value-type="float" office:value="77">
            <text:p>77</text:p>
          </table:table-cell>
          <table:table-cell table:style-name="ce397" table:formula="of:=ROUNDUP([.J$107]*POWER([.$B17]/[.J$105];[.J$106]);0)" office:value-type="float" office:value="77">
            <text:p>77</text:p>
          </table:table-cell>
          <table:table-cell table:style-name="ce376" table:formula="of:=ROUNDUP([.K$107]*POWER([.$B17]/[.K$105];[.K$106]);0)" office:value-type="float" office:value="77">
            <text:p>77</text:p>
          </table:table-cell>
          <table:table-cell table:style-name="ce376" table:formula="of:=ROUNDUP([.L$107]*POWER([.$B17]/[.L$105];[.L$106]);0)" office:value-type="float" office:value="77">
            <text:p>77</text:p>
          </table:table-cell>
          <table:table-cell table:style-name="ce376" table:formula="of:=ROUNDUP([.M$107]*POWER([.$B17]/[.M$105];[.M$106]);0)" office:value-type="float" office:value="77">
            <text:p>77</text:p>
          </table:table-cell>
          <table:table-cell table:style-name="ce376" table:formula="of:=ROUNDUP([.N$107]*POWER([.$B17]/[.N$105];[.N$106]);0)" office:value-type="float" office:value="77">
            <text:p>77</text:p>
          </table:table-cell>
          <table:table-cell table:style-name="ce393" table:formula="of:=ROUNDUP([.O$107]*POWER([.$B17]/[.O$105];[.O$106]);0)" office:value-type="float" office:value="77">
            <text:p>77</text:p>
          </table:table-cell>
          <table:table-cell table:style-name="ce376" table:formula="of:=ROUNDUP([.P$107]*POWER([.$B17]/[.P$105];[.P$106]);0)" office:value-type="float" office:value="77">
            <text:p>77</text:p>
          </table:table-cell>
          <table:table-cell table:style-name="ce376" table:formula="of:=ROUNDUP([.Q$107]*POWER([.$B17]/[.Q$105];[.Q$106]);0)" office:value-type="float" office:value="77">
            <text:p>77</text:p>
          </table:table-cell>
          <table:table-cell table:style-name="ce397" table:formula="of:=ROUNDUP([.R$107]*POWER([.$B17]/[.R$105];[.R$106]);0)" office:value-type="float" office:value="77">
            <text:p>77</text:p>
          </table:table-cell>
          <table:table-cell table:style-name="ce376" table:formula="of:=ROUNDUP([.S$107]*POWER([.$B17]/[.S$105];[.S$106]);0)" office:value-type="float" office:value="77">
            <text:p>77</text:p>
          </table:table-cell>
          <table:table-cell table:style-name="ce376" table:formula="of:=ROUNDUP([.T$107]*POWER([.$B17]/[.T$105];[.T$106]);0)" office:value-type="float" office:value="77">
            <text:p>77</text:p>
          </table:table-cell>
          <table:table-cell table:style-name="ce376" table:formula="of:=ROUNDUP([.U$107]*POWER([.$B17]/[.U$105];[.U$106]);0)" office:value-type="float" office:value="77">
            <text:p>77</text:p>
          </table:table-cell>
          <table:table-cell table:style-name="ce376" table:formula="of:=ROUNDUP([.V$107]*POWER([.$B17]/[.V$105];[.V$106]);0)" office:value-type="float" office:value="77">
            <text:p>77</text:p>
          </table:table-cell>
          <table:table-cell table:style-name="ce382" office:value-type="float" office:value="70">
            <text:p>7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75">
            <text:p>75</text:p>
          </table:table-cell>
          <table:table-cell table:style-name="ce376" table:formula="of:=ROUNDUP([.C$107]*POWER([.$B18]/[.C$105];[.C$106]);0)" office:value-type="float" office:value="86">
            <text:p>86</text:p>
          </table:table-cell>
          <table:table-cell table:style-name="ce376" table:formula="of:=ROUNDUP([.D$107]*POWER([.$B18]/[.D$105];[.D$106]);0)" office:value-type="float" office:value="86">
            <text:p>86</text:p>
          </table:table-cell>
          <table:table-cell table:style-name="ce376" table:formula="of:=ROUNDUP([.E$107]*POWER([.$B18]/[.E$105];[.E$106]);0)" office:value-type="float" office:value="86">
            <text:p>86</text:p>
          </table:table-cell>
          <table:table-cell table:style-name="ce376" table:formula="of:=ROUNDUP([.F$107]*POWER([.$B18]/[.F$105];[.F$106]);0)" office:value-type="float" office:value="86">
            <text:p>86</text:p>
          </table:table-cell>
          <table:table-cell table:style-name="ce393" table:formula="of:=ROUNDUP([.G$107]*POWER([.$B18]/[.G$105];[.G$106]);0)" office:value-type="float" office:value="86">
            <text:p>86</text:p>
          </table:table-cell>
          <table:table-cell table:style-name="ce376" table:formula="of:=ROUNDUP([.H$107]*POWER([.$B18]/[.H$105];[.H$106]);0)" office:value-type="float" office:value="86">
            <text:p>86</text:p>
          </table:table-cell>
          <table:table-cell table:style-name="ce376" table:formula="of:=ROUNDUP([.I$107]*POWER([.$B18]/[.I$105];[.I$106]);0)" office:value-type="float" office:value="86">
            <text:p>86</text:p>
          </table:table-cell>
          <table:table-cell table:style-name="ce397" table:formula="of:=ROUNDUP([.J$107]*POWER([.$B18]/[.J$105];[.J$106]);0)" office:value-type="float" office:value="86">
            <text:p>86</text:p>
          </table:table-cell>
          <table:table-cell table:style-name="ce376" table:formula="of:=ROUNDUP([.K$107]*POWER([.$B18]/[.K$105];[.K$106]);0)" office:value-type="float" office:value="86">
            <text:p>86</text:p>
          </table:table-cell>
          <table:table-cell table:style-name="ce376" table:formula="of:=ROUNDUP([.L$107]*POWER([.$B18]/[.L$105];[.L$106]);0)" office:value-type="float" office:value="86">
            <text:p>86</text:p>
          </table:table-cell>
          <table:table-cell table:style-name="ce376" table:formula="of:=ROUNDUP([.M$107]*POWER([.$B18]/[.M$105];[.M$106]);0)" office:value-type="float" office:value="86">
            <text:p>86</text:p>
          </table:table-cell>
          <table:table-cell table:style-name="ce376" table:formula="of:=ROUNDUP([.N$107]*POWER([.$B18]/[.N$105];[.N$106]);0)" office:value-type="float" office:value="86">
            <text:p>86</text:p>
          </table:table-cell>
          <table:table-cell table:style-name="ce393" table:formula="of:=ROUNDUP([.O$107]*POWER([.$B18]/[.O$105];[.O$106]);0)" office:value-type="float" office:value="86">
            <text:p>86</text:p>
          </table:table-cell>
          <table:table-cell table:style-name="ce376" table:formula="of:=ROUNDUP([.P$107]*POWER([.$B18]/[.P$105];[.P$106]);0)" office:value-type="float" office:value="86">
            <text:p>86</text:p>
          </table:table-cell>
          <table:table-cell table:style-name="ce376" table:formula="of:=ROUNDUP([.Q$107]*POWER([.$B18]/[.Q$105];[.Q$106]);0)" office:value-type="float" office:value="86">
            <text:p>86</text:p>
          </table:table-cell>
          <table:table-cell table:style-name="ce397" table:formula="of:=ROUNDUP([.R$107]*POWER([.$B18]/[.R$105];[.R$106]);0)" office:value-type="float" office:value="86">
            <text:p>86</text:p>
          </table:table-cell>
          <table:table-cell table:style-name="ce376" table:formula="of:=ROUNDUP([.S$107]*POWER([.$B18]/[.S$105];[.S$106]);0)" office:value-type="float" office:value="86">
            <text:p>86</text:p>
          </table:table-cell>
          <table:table-cell table:style-name="ce376" table:formula="of:=ROUNDUP([.T$107]*POWER([.$B18]/[.T$105];[.T$106]);0)" office:value-type="float" office:value="86">
            <text:p>86</text:p>
          </table:table-cell>
          <table:table-cell table:style-name="ce376" table:formula="of:=ROUNDUP([.U$107]*POWER([.$B18]/[.U$105];[.U$106]);0)" office:value-type="float" office:value="86">
            <text:p>86</text:p>
          </table:table-cell>
          <table:table-cell table:style-name="ce376" table:formula="of:=ROUNDUP([.V$107]*POWER([.$B18]/[.V$105];[.V$106]);0)" office:value-type="float" office:value="86">
            <text:p>86</text:p>
          </table:table-cell>
          <table:table-cell table:style-name="ce382" office:value-type="float" office:value="75">
            <text:p>7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80">
            <text:p>80</text:p>
          </table:table-cell>
          <table:table-cell table:style-name="ce376" table:formula="of:=ROUNDUP([.C$107]*POWER([.$B19]/[.C$105];[.C$106]);0)" office:value-type="float" office:value="95">
            <text:p>95</text:p>
          </table:table-cell>
          <table:table-cell table:style-name="ce376" table:formula="of:=ROUNDUP([.D$107]*POWER([.$B19]/[.D$105];[.D$106]);0)" office:value-type="float" office:value="95">
            <text:p>95</text:p>
          </table:table-cell>
          <table:table-cell table:style-name="ce376" table:formula="of:=ROUNDUP([.E$107]*POWER([.$B19]/[.E$105];[.E$106]);0)" office:value-type="float" office:value="95">
            <text:p>95</text:p>
          </table:table-cell>
          <table:table-cell table:style-name="ce376" table:formula="of:=ROUNDUP([.F$107]*POWER([.$B19]/[.F$105];[.F$106]);0)" office:value-type="float" office:value="95">
            <text:p>95</text:p>
          </table:table-cell>
          <table:table-cell table:style-name="ce393" table:formula="of:=ROUNDUP([.G$107]*POWER([.$B19]/[.G$105];[.G$106]);0)" office:value-type="float" office:value="95">
            <text:p>95</text:p>
          </table:table-cell>
          <table:table-cell table:style-name="ce376" table:formula="of:=ROUNDUP([.H$107]*POWER([.$B19]/[.H$105];[.H$106]);0)" office:value-type="float" office:value="95">
            <text:p>95</text:p>
          </table:table-cell>
          <table:table-cell table:style-name="ce376" table:formula="of:=ROUNDUP([.I$107]*POWER([.$B19]/[.I$105];[.I$106]);0)" office:value-type="float" office:value="95">
            <text:p>95</text:p>
          </table:table-cell>
          <table:table-cell table:style-name="ce397" table:formula="of:=ROUNDUP([.J$107]*POWER([.$B19]/[.J$105];[.J$106]);0)" office:value-type="float" office:value="95">
            <text:p>95</text:p>
          </table:table-cell>
          <table:table-cell table:style-name="ce376" table:formula="of:=ROUNDUP([.K$107]*POWER([.$B19]/[.K$105];[.K$106]);0)" office:value-type="float" office:value="95">
            <text:p>95</text:p>
          </table:table-cell>
          <table:table-cell table:style-name="ce376" table:formula="of:=ROUNDUP([.L$107]*POWER([.$B19]/[.L$105];[.L$106]);0)" office:value-type="float" office:value="95">
            <text:p>95</text:p>
          </table:table-cell>
          <table:table-cell table:style-name="ce376" table:formula="of:=ROUNDUP([.M$107]*POWER([.$B19]/[.M$105];[.M$106]);0)" office:value-type="float" office:value="95">
            <text:p>95</text:p>
          </table:table-cell>
          <table:table-cell table:style-name="ce376" table:formula="of:=ROUNDUP([.N$107]*POWER([.$B19]/[.N$105];[.N$106]);0)" office:value-type="float" office:value="95">
            <text:p>95</text:p>
          </table:table-cell>
          <table:table-cell table:style-name="ce393" table:formula="of:=ROUNDUP([.O$107]*POWER([.$B19]/[.O$105];[.O$106]);0)" office:value-type="float" office:value="95">
            <text:p>95</text:p>
          </table:table-cell>
          <table:table-cell table:style-name="ce376" table:formula="of:=ROUNDUP([.P$107]*POWER([.$B19]/[.P$105];[.P$106]);0)" office:value-type="float" office:value="95">
            <text:p>95</text:p>
          </table:table-cell>
          <table:table-cell table:style-name="ce376" table:formula="of:=ROUNDUP([.Q$107]*POWER([.$B19]/[.Q$105];[.Q$106]);0)" office:value-type="float" office:value="95">
            <text:p>95</text:p>
          </table:table-cell>
          <table:table-cell table:style-name="ce397" table:formula="of:=ROUNDUP([.R$107]*POWER([.$B19]/[.R$105];[.R$106]);0)" office:value-type="float" office:value="95">
            <text:p>95</text:p>
          </table:table-cell>
          <table:table-cell table:style-name="ce376" table:formula="of:=ROUNDUP([.S$107]*POWER([.$B19]/[.S$105];[.S$106]);0)" office:value-type="float" office:value="95">
            <text:p>95</text:p>
          </table:table-cell>
          <table:table-cell table:style-name="ce376" table:formula="of:=ROUNDUP([.T$107]*POWER([.$B19]/[.T$105];[.T$106]);0)" office:value-type="float" office:value="95">
            <text:p>95</text:p>
          </table:table-cell>
          <table:table-cell table:style-name="ce376" table:formula="of:=ROUNDUP([.U$107]*POWER([.$B19]/[.U$105];[.U$106]);0)" office:value-type="float" office:value="95">
            <text:p>95</text:p>
          </table:table-cell>
          <table:table-cell table:style-name="ce376" table:formula="of:=ROUNDUP([.V$107]*POWER([.$B19]/[.V$105];[.V$106]);0)" office:value-type="float" office:value="95">
            <text:p>95</text:p>
          </table:table-cell>
          <table:table-cell table:style-name="ce382" office:value-type="float" office:value="80">
            <text:p>8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85">
            <text:p>85</text:p>
          </table:table-cell>
          <table:table-cell table:style-name="ce376" table:formula="of:=ROUNDUP([.C$107]*POWER([.$B20]/[.C$105];[.C$106]);0)" office:value-type="float" office:value="105">
            <text:p>105</text:p>
          </table:table-cell>
          <table:table-cell table:style-name="ce376" table:formula="of:=ROUNDUP([.D$107]*POWER([.$B20]/[.D$105];[.D$106]);0)" office:value-type="float" office:value="105">
            <text:p>105</text:p>
          </table:table-cell>
          <table:table-cell table:style-name="ce376" table:formula="of:=ROUNDUP([.E$107]*POWER([.$B20]/[.E$105];[.E$106]);0)" office:value-type="float" office:value="105">
            <text:p>105</text:p>
          </table:table-cell>
          <table:table-cell table:style-name="ce376" table:formula="of:=ROUNDUP([.F$107]*POWER([.$B20]/[.F$105];[.F$106]);0)" office:value-type="float" office:value="105">
            <text:p>105</text:p>
          </table:table-cell>
          <table:table-cell table:style-name="ce393" table:formula="of:=ROUNDUP([.G$107]*POWER([.$B20]/[.G$105];[.G$106]);0)" office:value-type="float" office:value="105">
            <text:p>105</text:p>
          </table:table-cell>
          <table:table-cell table:style-name="ce376" table:formula="of:=ROUNDUP([.H$107]*POWER([.$B20]/[.H$105];[.H$106]);0)" office:value-type="float" office:value="105">
            <text:p>105</text:p>
          </table:table-cell>
          <table:table-cell table:style-name="ce376" table:formula="of:=ROUNDUP([.I$107]*POWER([.$B20]/[.I$105];[.I$106]);0)" office:value-type="float" office:value="105">
            <text:p>105</text:p>
          </table:table-cell>
          <table:table-cell table:style-name="ce397" table:formula="of:=ROUNDUP([.J$107]*POWER([.$B20]/[.J$105];[.J$106]);0)" office:value-type="float" office:value="105">
            <text:p>105</text:p>
          </table:table-cell>
          <table:table-cell table:style-name="ce376" table:formula="of:=ROUNDUP([.K$107]*POWER([.$B20]/[.K$105];[.K$106]);0)" office:value-type="float" office:value="105">
            <text:p>105</text:p>
          </table:table-cell>
          <table:table-cell table:style-name="ce376" table:formula="of:=ROUNDUP([.L$107]*POWER([.$B20]/[.L$105];[.L$106]);0)" office:value-type="float" office:value="105">
            <text:p>105</text:p>
          </table:table-cell>
          <table:table-cell table:style-name="ce376" table:formula="of:=ROUNDUP([.M$107]*POWER([.$B20]/[.M$105];[.M$106]);0)" office:value-type="float" office:value="105">
            <text:p>105</text:p>
          </table:table-cell>
          <table:table-cell table:style-name="ce376" table:formula="of:=ROUNDUP([.N$107]*POWER([.$B20]/[.N$105];[.N$106]);0)" office:value-type="float" office:value="105">
            <text:p>105</text:p>
          </table:table-cell>
          <table:table-cell table:style-name="ce393" table:formula="of:=ROUNDUP([.O$107]*POWER([.$B20]/[.O$105];[.O$106]);0)" office:value-type="float" office:value="105">
            <text:p>105</text:p>
          </table:table-cell>
          <table:table-cell table:style-name="ce376" table:formula="of:=ROUNDUP([.P$107]*POWER([.$B20]/[.P$105];[.P$106]);0)" office:value-type="float" office:value="105">
            <text:p>105</text:p>
          </table:table-cell>
          <table:table-cell table:style-name="ce376" table:formula="of:=ROUNDUP([.Q$107]*POWER([.$B20]/[.Q$105];[.Q$106]);0)" office:value-type="float" office:value="105">
            <text:p>105</text:p>
          </table:table-cell>
          <table:table-cell table:style-name="ce397" table:formula="of:=ROUNDUP([.R$107]*POWER([.$B20]/[.R$105];[.R$106]);0)" office:value-type="float" office:value="105">
            <text:p>105</text:p>
          </table:table-cell>
          <table:table-cell table:style-name="ce376" table:formula="of:=ROUNDUP([.S$107]*POWER([.$B20]/[.S$105];[.S$106]);0)" office:value-type="float" office:value="105">
            <text:p>105</text:p>
          </table:table-cell>
          <table:table-cell table:style-name="ce376" table:formula="of:=ROUNDUP([.T$107]*POWER([.$B20]/[.T$105];[.T$106]);0)" office:value-type="float" office:value="105">
            <text:p>105</text:p>
          </table:table-cell>
          <table:table-cell table:style-name="ce376" table:formula="of:=ROUNDUP([.U$107]*POWER([.$B20]/[.U$105];[.U$106]);0)" office:value-type="float" office:value="105">
            <text:p>105</text:p>
          </table:table-cell>
          <table:table-cell table:style-name="ce376" table:formula="of:=ROUNDUP([.V$107]*POWER([.$B20]/[.V$105];[.V$106]);0)" office:value-type="float" office:value="105">
            <text:p>105</text:p>
          </table:table-cell>
          <table:table-cell table:style-name="ce382" office:value-type="float" office:value="85">
            <text:p>8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90">
            <text:p>90</text:p>
          </table:table-cell>
          <table:table-cell table:style-name="ce376" table:formula="of:=ROUNDUP([.C$107]*POWER([.$B21]/[.C$105];[.C$106]);0)" office:value-type="float" office:value="115">
            <text:p>115</text:p>
          </table:table-cell>
          <table:table-cell table:style-name="ce376" table:formula="of:=ROUNDUP([.D$107]*POWER([.$B21]/[.D$105];[.D$106]);0)" office:value-type="float" office:value="115">
            <text:p>115</text:p>
          </table:table-cell>
          <table:table-cell table:style-name="ce376" table:formula="of:=ROUNDUP([.E$107]*POWER([.$B21]/[.E$105];[.E$106]);0)" office:value-type="float" office:value="115">
            <text:p>115</text:p>
          </table:table-cell>
          <table:table-cell table:style-name="ce376" table:formula="of:=ROUNDUP([.F$107]*POWER([.$B21]/[.F$105];[.F$106]);0)" office:value-type="float" office:value="115">
            <text:p>115</text:p>
          </table:table-cell>
          <table:table-cell table:style-name="ce393" table:formula="of:=ROUNDUP([.G$107]*POWER([.$B21]/[.G$105];[.G$106]);0)" office:value-type="float" office:value="115">
            <text:p>115</text:p>
          </table:table-cell>
          <table:table-cell table:style-name="ce376" table:formula="of:=ROUNDUP([.H$107]*POWER([.$B21]/[.H$105];[.H$106]);0)" office:value-type="float" office:value="115">
            <text:p>115</text:p>
          </table:table-cell>
          <table:table-cell table:style-name="ce376" table:formula="of:=ROUNDUP([.I$107]*POWER([.$B21]/[.I$105];[.I$106]);0)" office:value-type="float" office:value="115">
            <text:p>115</text:p>
          </table:table-cell>
          <table:table-cell table:style-name="ce397" table:formula="of:=ROUNDUP([.J$107]*POWER([.$B21]/[.J$105];[.J$106]);0)" office:value-type="float" office:value="115">
            <text:p>115</text:p>
          </table:table-cell>
          <table:table-cell table:style-name="ce376" table:formula="of:=ROUNDUP([.K$107]*POWER([.$B21]/[.K$105];[.K$106]);0)" office:value-type="float" office:value="115">
            <text:p>115</text:p>
          </table:table-cell>
          <table:table-cell table:style-name="ce376" table:formula="of:=ROUNDUP([.L$107]*POWER([.$B21]/[.L$105];[.L$106]);0)" office:value-type="float" office:value="115">
            <text:p>115</text:p>
          </table:table-cell>
          <table:table-cell table:style-name="ce376" table:formula="of:=ROUNDUP([.M$107]*POWER([.$B21]/[.M$105];[.M$106]);0)" office:value-type="float" office:value="115">
            <text:p>115</text:p>
          </table:table-cell>
          <table:table-cell table:style-name="ce376" table:formula="of:=ROUNDUP([.N$107]*POWER([.$B21]/[.N$105];[.N$106]);0)" office:value-type="float" office:value="115">
            <text:p>115</text:p>
          </table:table-cell>
          <table:table-cell table:style-name="ce393" table:formula="of:=ROUNDUP([.O$107]*POWER([.$B21]/[.O$105];[.O$106]);0)" office:value-type="float" office:value="115">
            <text:p>115</text:p>
          </table:table-cell>
          <table:table-cell table:style-name="ce376" table:formula="of:=ROUNDUP([.P$107]*POWER([.$B21]/[.P$105];[.P$106]);0)" office:value-type="float" office:value="115">
            <text:p>115</text:p>
          </table:table-cell>
          <table:table-cell table:style-name="ce376" table:formula="of:=ROUNDUP([.Q$107]*POWER([.$B21]/[.Q$105];[.Q$106]);0)" office:value-type="float" office:value="115">
            <text:p>115</text:p>
          </table:table-cell>
          <table:table-cell table:style-name="ce397" table:formula="of:=ROUNDUP([.R$107]*POWER([.$B21]/[.R$105];[.R$106]);0)" office:value-type="float" office:value="115">
            <text:p>115</text:p>
          </table:table-cell>
          <table:table-cell table:style-name="ce376" table:formula="of:=ROUNDUP([.S$107]*POWER([.$B21]/[.S$105];[.S$106]);0)" office:value-type="float" office:value="115">
            <text:p>115</text:p>
          </table:table-cell>
          <table:table-cell table:style-name="ce376" table:formula="of:=ROUNDUP([.T$107]*POWER([.$B21]/[.T$105];[.T$106]);0)" office:value-type="float" office:value="115">
            <text:p>115</text:p>
          </table:table-cell>
          <table:table-cell table:style-name="ce376" table:formula="of:=ROUNDUP([.U$107]*POWER([.$B21]/[.U$105];[.U$106]);0)" office:value-type="float" office:value="115">
            <text:p>115</text:p>
          </table:table-cell>
          <table:table-cell table:style-name="ce376" table:formula="of:=ROUNDUP([.V$107]*POWER([.$B21]/[.V$105];[.V$106]);0)" office:value-type="float" office:value="115">
            <text:p>115</text:p>
          </table:table-cell>
          <table:table-cell table:style-name="ce382" office:value-type="float" office:value="90">
            <text:p>9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95">
            <text:p>95</text:p>
          </table:table-cell>
          <table:table-cell table:style-name="ce376" table:formula="of:=ROUNDUP([.C$107]*POWER([.$B22]/[.C$105];[.C$106]);0)" office:value-type="float" office:value="125">
            <text:p>125</text:p>
          </table:table-cell>
          <table:table-cell table:style-name="ce376" table:formula="of:=ROUNDUP([.D$107]*POWER([.$B22]/[.D$105];[.D$106]);0)" office:value-type="float" office:value="125">
            <text:p>125</text:p>
          </table:table-cell>
          <table:table-cell table:style-name="ce376" table:formula="of:=ROUNDUP([.E$107]*POWER([.$B22]/[.E$105];[.E$106]);0)" office:value-type="float" office:value="125">
            <text:p>125</text:p>
          </table:table-cell>
          <table:table-cell table:style-name="ce376" table:formula="of:=ROUNDUP([.F$107]*POWER([.$B22]/[.F$105];[.F$106]);0)" office:value-type="float" office:value="125">
            <text:p>125</text:p>
          </table:table-cell>
          <table:table-cell table:style-name="ce393" table:formula="of:=ROUNDUP([.G$107]*POWER([.$B22]/[.G$105];[.G$106]);0)" office:value-type="float" office:value="125">
            <text:p>125</text:p>
          </table:table-cell>
          <table:table-cell table:style-name="ce376" table:formula="of:=ROUNDUP([.H$107]*POWER([.$B22]/[.H$105];[.H$106]);0)" office:value-type="float" office:value="125">
            <text:p>125</text:p>
          </table:table-cell>
          <table:table-cell table:style-name="ce376" table:formula="of:=ROUNDUP([.I$107]*POWER([.$B22]/[.I$105];[.I$106]);0)" office:value-type="float" office:value="125">
            <text:p>125</text:p>
          </table:table-cell>
          <table:table-cell table:style-name="ce397" table:formula="of:=ROUNDUP([.J$107]*POWER([.$B22]/[.J$105];[.J$106]);0)" office:value-type="float" office:value="125">
            <text:p>125</text:p>
          </table:table-cell>
          <table:table-cell table:style-name="ce376" table:formula="of:=ROUNDUP([.K$107]*POWER([.$B22]/[.K$105];[.K$106]);0)" office:value-type="float" office:value="125">
            <text:p>125</text:p>
          </table:table-cell>
          <table:table-cell table:style-name="ce376" table:formula="of:=ROUNDUP([.L$107]*POWER([.$B22]/[.L$105];[.L$106]);0)" office:value-type="float" office:value="125">
            <text:p>125</text:p>
          </table:table-cell>
          <table:table-cell table:style-name="ce376" table:formula="of:=ROUNDUP([.M$107]*POWER([.$B22]/[.M$105];[.M$106]);0)" office:value-type="float" office:value="125">
            <text:p>125</text:p>
          </table:table-cell>
          <table:table-cell table:style-name="ce376" table:formula="of:=ROUNDUP([.N$107]*POWER([.$B22]/[.N$105];[.N$106]);0)" office:value-type="float" office:value="125">
            <text:p>125</text:p>
          </table:table-cell>
          <table:table-cell table:style-name="ce393" table:formula="of:=ROUNDUP([.O$107]*POWER([.$B22]/[.O$105];[.O$106]);0)" office:value-type="float" office:value="125">
            <text:p>125</text:p>
          </table:table-cell>
          <table:table-cell table:style-name="ce376" table:formula="of:=ROUNDUP([.P$107]*POWER([.$B22]/[.P$105];[.P$106]);0)" office:value-type="float" office:value="125">
            <text:p>125</text:p>
          </table:table-cell>
          <table:table-cell table:style-name="ce376" table:formula="of:=ROUNDUP([.Q$107]*POWER([.$B22]/[.Q$105];[.Q$106]);0)" office:value-type="float" office:value="125">
            <text:p>125</text:p>
          </table:table-cell>
          <table:table-cell table:style-name="ce397" table:formula="of:=ROUNDUP([.R$107]*POWER([.$B22]/[.R$105];[.R$106]);0)" office:value-type="float" office:value="125">
            <text:p>125</text:p>
          </table:table-cell>
          <table:table-cell table:style-name="ce376" table:formula="of:=ROUNDUP([.S$107]*POWER([.$B22]/[.S$105];[.S$106]);0)" office:value-type="float" office:value="125">
            <text:p>125</text:p>
          </table:table-cell>
          <table:table-cell table:style-name="ce376" table:formula="of:=ROUNDUP([.T$107]*POWER([.$B22]/[.T$105];[.T$106]);0)" office:value-type="float" office:value="125">
            <text:p>125</text:p>
          </table:table-cell>
          <table:table-cell table:style-name="ce376" table:formula="of:=ROUNDUP([.U$107]*POWER([.$B22]/[.U$105];[.U$106]);0)" office:value-type="float" office:value="125">
            <text:p>125</text:p>
          </table:table-cell>
          <table:table-cell table:style-name="ce376" table:formula="of:=ROUNDUP([.V$107]*POWER([.$B22]/[.V$105];[.V$106]);0)" office:value-type="float" office:value="125">
            <text:p>125</text:p>
          </table:table-cell>
          <table:table-cell table:style-name="ce382" office:value-type="float" office:value="95">
            <text:p>9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2" office:value-type="float" office:value="100">
            <text:p>100</text:p>
          </table:table-cell>
          <table:table-cell table:style-name="ce376" table:formula="of:=ROUNDUP([.C$107]*POWER([.$B23]/[.C$105];[.C$106]);0)" office:value-type="float" office:value="136">
            <text:p>136</text:p>
          </table:table-cell>
          <table:table-cell table:style-name="ce376" table:formula="of:=ROUNDUP([.D$107]*POWER([.$B23]/[.D$105];[.D$106]);0)" office:value-type="float" office:value="136">
            <text:p>136</text:p>
          </table:table-cell>
          <table:table-cell table:style-name="ce376" table:formula="of:=ROUNDUP([.E$107]*POWER([.$B23]/[.E$105];[.E$106]);0)" office:value-type="float" office:value="136">
            <text:p>136</text:p>
          </table:table-cell>
          <table:table-cell table:style-name="ce376" table:formula="of:=ROUNDUP([.F$107]*POWER([.$B23]/[.F$105];[.F$106]);0)" office:value-type="float" office:value="136">
            <text:p>136</text:p>
          </table:table-cell>
          <table:table-cell table:style-name="ce393" table:formula="of:=ROUNDUP([.G$107]*POWER([.$B23]/[.G$105];[.G$106]);0)" office:value-type="float" office:value="136">
            <text:p>136</text:p>
          </table:table-cell>
          <table:table-cell table:style-name="ce376" table:formula="of:=ROUNDUP([.H$107]*POWER([.$B23]/[.H$105];[.H$106]);0)" office:value-type="float" office:value="136">
            <text:p>136</text:p>
          </table:table-cell>
          <table:table-cell table:style-name="ce376" table:formula="of:=ROUNDUP([.I$107]*POWER([.$B23]/[.I$105];[.I$106]);0)" office:value-type="float" office:value="136">
            <text:p>136</text:p>
          </table:table-cell>
          <table:table-cell table:style-name="ce397" table:formula="of:=ROUNDUP([.J$107]*POWER([.$B23]/[.J$105];[.J$106]);0)" office:value-type="float" office:value="136">
            <text:p>136</text:p>
          </table:table-cell>
          <table:table-cell table:style-name="ce376" table:formula="of:=ROUNDUP([.K$107]*POWER([.$B23]/[.K$105];[.K$106]);0)" office:value-type="float" office:value="136">
            <text:p>136</text:p>
          </table:table-cell>
          <table:table-cell table:style-name="ce376" table:formula="of:=ROUNDUP([.L$107]*POWER([.$B23]/[.L$105];[.L$106]);0)" office:value-type="float" office:value="136">
            <text:p>136</text:p>
          </table:table-cell>
          <table:table-cell table:style-name="ce376" table:formula="of:=ROUNDUP([.M$107]*POWER([.$B23]/[.M$105];[.M$106]);0)" office:value-type="float" office:value="136">
            <text:p>136</text:p>
          </table:table-cell>
          <table:table-cell table:style-name="ce376" table:formula="of:=ROUNDUP([.N$107]*POWER([.$B23]/[.N$105];[.N$106]);0)" office:value-type="float" office:value="136">
            <text:p>136</text:p>
          </table:table-cell>
          <table:table-cell table:style-name="ce393" table:formula="of:=ROUNDUP([.O$107]*POWER([.$B23]/[.O$105];[.O$106]);0)" office:value-type="float" office:value="136">
            <text:p>136</text:p>
          </table:table-cell>
          <table:table-cell table:style-name="ce376" table:formula="of:=ROUNDUP([.P$107]*POWER([.$B23]/[.P$105];[.P$106]);0)" office:value-type="float" office:value="136">
            <text:p>136</text:p>
          </table:table-cell>
          <table:table-cell table:style-name="ce376" table:formula="of:=ROUNDUP([.Q$107]*POWER([.$B23]/[.Q$105];[.Q$106]);0)" office:value-type="float" office:value="136">
            <text:p>136</text:p>
          </table:table-cell>
          <table:table-cell table:style-name="ce397" table:formula="of:=ROUNDUP([.R$107]*POWER([.$B23]/[.R$105];[.R$106]);0)" office:value-type="float" office:value="136">
            <text:p>136</text:p>
          </table:table-cell>
          <table:table-cell table:style-name="ce376" table:formula="of:=ROUNDUP([.S$107]*POWER([.$B23]/[.S$105];[.S$106]);0)" office:value-type="float" office:value="136">
            <text:p>136</text:p>
          </table:table-cell>
          <table:table-cell table:style-name="ce376" table:formula="of:=ROUNDUP([.T$107]*POWER([.$B23]/[.T$105];[.T$106]);0)" office:value-type="float" office:value="136">
            <text:p>136</text:p>
          </table:table-cell>
          <table:table-cell table:style-name="ce376" table:formula="of:=ROUNDUP([.U$107]*POWER([.$B23]/[.U$105];[.U$106]);0)" office:value-type="float" office:value="136">
            <text:p>136</text:p>
          </table:table-cell>
          <table:table-cell table:style-name="ce376" table:formula="of:=ROUNDUP([.V$107]*POWER([.$B23]/[.V$105];[.V$106]);0)" office:value-type="float" office:value="136">
            <text:p>136</text:p>
          </table:table-cell>
          <table:table-cell table:style-name="ce382" office:value-type="float" office:value="100">
            <text:p>10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3]+1" office:value-type="float" office:value="101">
            <text:p>101</text:p>
          </table:table-cell>
          <table:table-cell table:style-name="ce390" table:formula="of:=ROUNDUP([.C$107]*POWER([.$B24]/[.C$105];[.C$106]);0)" office:value-type="float" office:value="138">
            <text:p>138</text:p>
          </table:table-cell>
          <table:table-cell table:style-name="ce390" table:formula="of:=ROUNDUP([.D$107]*POWER([.$B24]/[.D$105];[.D$106]);0)" office:value-type="float" office:value="138">
            <text:p>138</text:p>
          </table:table-cell>
          <table:table-cell table:style-name="ce390" table:formula="of:=ROUNDUP([.E$107]*POWER([.$B24]/[.E$105];[.E$106]);0)" office:value-type="float" office:value="138">
            <text:p>138</text:p>
          </table:table-cell>
          <table:table-cell table:style-name="ce390" table:formula="of:=ROUNDUP([.F$107]*POWER([.$B24]/[.F$105];[.F$106]);0)" office:value-type="float" office:value="138">
            <text:p>138</text:p>
          </table:table-cell>
          <table:table-cell table:style-name="ce394" table:formula="of:=ROUNDUP([.G$107]*POWER([.$B24]/[.G$105];[.G$106]);0)" office:value-type="float" office:value="138">
            <text:p>138</text:p>
          </table:table-cell>
          <table:table-cell table:style-name="ce390" table:formula="of:=ROUNDUP([.H$107]*POWER([.$B24]/[.H$105];[.H$106]);0)" office:value-type="float" office:value="138">
            <text:p>138</text:p>
          </table:table-cell>
          <table:table-cell table:style-name="ce390" table:formula="of:=ROUNDUP([.I$107]*POWER([.$B24]/[.I$105];[.I$106]);0)" office:value-type="float" office:value="138">
            <text:p>138</text:p>
          </table:table-cell>
          <table:table-cell table:style-name="ce398" table:formula="of:=ROUNDUP([.J$107]*POWER([.$B24]/[.J$105];[.J$106]);0)" office:value-type="float" office:value="138">
            <text:p>138</text:p>
          </table:table-cell>
          <table:table-cell table:style-name="ce390" table:formula="of:=ROUNDUP([.K$107]*POWER([.$B24]/[.K$105];[.K$106]);0)" office:value-type="float" office:value="138">
            <text:p>138</text:p>
          </table:table-cell>
          <table:table-cell table:style-name="ce390" table:formula="of:=ROUNDUP([.L$107]*POWER([.$B24]/[.L$105];[.L$106]);0)" office:value-type="float" office:value="138">
            <text:p>138</text:p>
          </table:table-cell>
          <table:table-cell table:style-name="ce390" table:formula="of:=ROUNDUP([.M$107]*POWER([.$B24]/[.M$105];[.M$106]);0)" office:value-type="float" office:value="138">
            <text:p>138</text:p>
          </table:table-cell>
          <table:table-cell table:style-name="ce390" table:formula="of:=ROUNDUP([.N$107]*POWER([.$B24]/[.N$105];[.N$106]);0)" office:value-type="float" office:value="138">
            <text:p>138</text:p>
          </table:table-cell>
          <table:table-cell table:style-name="ce394" table:formula="of:=ROUNDUP([.O$107]*POWER([.$B24]/[.O$105];[.O$106]);0)" office:value-type="float" office:value="138">
            <text:p>138</text:p>
          </table:table-cell>
          <table:table-cell table:style-name="ce390" table:formula="of:=ROUNDUP([.P$107]*POWER([.$B24]/[.P$105];[.P$106]);0)" office:value-type="float" office:value="138">
            <text:p>138</text:p>
          </table:table-cell>
          <table:table-cell table:style-name="ce390" table:formula="of:=ROUNDUP([.Q$107]*POWER([.$B24]/[.Q$105];[.Q$106]);0)" office:value-type="float" office:value="138">
            <text:p>138</text:p>
          </table:table-cell>
          <table:table-cell table:style-name="ce398" table:formula="of:=ROUNDUP([.R$107]*POWER([.$B24]/[.R$105];[.R$106]);0)" office:value-type="float" office:value="138">
            <text:p>138</text:p>
          </table:table-cell>
          <table:table-cell table:style-name="ce390" table:formula="of:=ROUNDUP([.S$107]*POWER([.$B24]/[.S$105];[.S$106]);0)" office:value-type="float" office:value="138">
            <text:p>138</text:p>
          </table:table-cell>
          <table:table-cell table:style-name="ce390" table:formula="of:=ROUNDUP([.T$107]*POWER([.$B24]/[.T$105];[.T$106]);0)" office:value-type="float" office:value="138">
            <text:p>138</text:p>
          </table:table-cell>
          <table:table-cell table:style-name="ce390" table:formula="of:=ROUNDUP([.U$107]*POWER([.$B24]/[.U$105];[.U$106]);0)" office:value-type="float" office:value="138">
            <text:p>138</text:p>
          </table:table-cell>
          <table:table-cell table:style-name="ce390" table:formula="of:=ROUNDUP([.V$107]*POWER([.$B24]/[.V$105];[.V$106]);0)" office:value-type="float" office:value="138">
            <text:p>138</text:p>
          </table:table-cell>
          <table:table-cell table:style-name="ce383" table:formula="of:=[.W23]+1" office:value-type="float" office:value="101">
            <text:p>10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4]+1" office:value-type="float" office:value="102">
            <text:p>102</text:p>
          </table:table-cell>
          <table:table-cell table:style-name="ce390" table:formula="of:=ROUNDUP([.C$107]*POWER([.$B25]/[.C$105];[.C$106]);0)" office:value-type="float" office:value="140">
            <text:p>140</text:p>
          </table:table-cell>
          <table:table-cell table:style-name="ce390" table:formula="of:=ROUNDUP([.D$107]*POWER([.$B25]/[.D$105];[.D$106]);0)" office:value-type="float" office:value="140">
            <text:p>140</text:p>
          </table:table-cell>
          <table:table-cell table:style-name="ce390" table:formula="of:=ROUNDUP([.E$107]*POWER([.$B25]/[.E$105];[.E$106]);0)" office:value-type="float" office:value="140">
            <text:p>140</text:p>
          </table:table-cell>
          <table:table-cell table:style-name="ce390" table:formula="of:=ROUNDUP([.F$107]*POWER([.$B25]/[.F$105];[.F$106]);0)" office:value-type="float" office:value="140">
            <text:p>140</text:p>
          </table:table-cell>
          <table:table-cell table:style-name="ce394" table:formula="of:=ROUNDUP([.G$107]*POWER([.$B25]/[.G$105];[.G$106]);0)" office:value-type="float" office:value="140">
            <text:p>140</text:p>
          </table:table-cell>
          <table:table-cell table:style-name="ce390" table:formula="of:=ROUNDUP([.H$107]*POWER([.$B25]/[.H$105];[.H$106]);0)" office:value-type="float" office:value="140">
            <text:p>140</text:p>
          </table:table-cell>
          <table:table-cell table:style-name="ce390" table:formula="of:=ROUNDUP([.I$107]*POWER([.$B25]/[.I$105];[.I$106]);0)" office:value-type="float" office:value="140">
            <text:p>140</text:p>
          </table:table-cell>
          <table:table-cell table:style-name="ce398" table:formula="of:=ROUNDUP([.J$107]*POWER([.$B25]/[.J$105];[.J$106]);0)" office:value-type="float" office:value="140">
            <text:p>140</text:p>
          </table:table-cell>
          <table:table-cell table:style-name="ce390" table:formula="of:=ROUNDUP([.K$107]*POWER([.$B25]/[.K$105];[.K$106]);0)" office:value-type="float" office:value="140">
            <text:p>140</text:p>
          </table:table-cell>
          <table:table-cell table:style-name="ce390" table:formula="of:=ROUNDUP([.L$107]*POWER([.$B25]/[.L$105];[.L$106]);0)" office:value-type="float" office:value="140">
            <text:p>140</text:p>
          </table:table-cell>
          <table:table-cell table:style-name="ce390" table:formula="of:=ROUNDUP([.M$107]*POWER([.$B25]/[.M$105];[.M$106]);0)" office:value-type="float" office:value="140">
            <text:p>140</text:p>
          </table:table-cell>
          <table:table-cell table:style-name="ce390" table:formula="of:=ROUNDUP([.N$107]*POWER([.$B25]/[.N$105];[.N$106]);0)" office:value-type="float" office:value="140">
            <text:p>140</text:p>
          </table:table-cell>
          <table:table-cell table:style-name="ce394" table:formula="of:=ROUNDUP([.O$107]*POWER([.$B25]/[.O$105];[.O$106]);0)" office:value-type="float" office:value="140">
            <text:p>140</text:p>
          </table:table-cell>
          <table:table-cell table:style-name="ce390" table:formula="of:=ROUNDUP([.P$107]*POWER([.$B25]/[.P$105];[.P$106]);0)" office:value-type="float" office:value="140">
            <text:p>140</text:p>
          </table:table-cell>
          <table:table-cell table:style-name="ce390" table:formula="of:=ROUNDUP([.Q$107]*POWER([.$B25]/[.Q$105];[.Q$106]);0)" office:value-type="float" office:value="140">
            <text:p>140</text:p>
          </table:table-cell>
          <table:table-cell table:style-name="ce398" table:formula="of:=ROUNDUP([.R$107]*POWER([.$B25]/[.R$105];[.R$106]);0)" office:value-type="float" office:value="140">
            <text:p>140</text:p>
          </table:table-cell>
          <table:table-cell table:style-name="ce390" table:formula="of:=ROUNDUP([.S$107]*POWER([.$B25]/[.S$105];[.S$106]);0)" office:value-type="float" office:value="140">
            <text:p>140</text:p>
          </table:table-cell>
          <table:table-cell table:style-name="ce390" table:formula="of:=ROUNDUP([.T$107]*POWER([.$B25]/[.T$105];[.T$106]);0)" office:value-type="float" office:value="140">
            <text:p>140</text:p>
          </table:table-cell>
          <table:table-cell table:style-name="ce390" table:formula="of:=ROUNDUP([.U$107]*POWER([.$B25]/[.U$105];[.U$106]);0)" office:value-type="float" office:value="140">
            <text:p>140</text:p>
          </table:table-cell>
          <table:table-cell table:style-name="ce390" table:formula="of:=ROUNDUP([.V$107]*POWER([.$B25]/[.V$105];[.V$106]);0)" office:value-type="float" office:value="140">
            <text:p>140</text:p>
          </table:table-cell>
          <table:table-cell table:style-name="ce383" table:formula="of:=[.W24]+1" office:value-type="float" office:value="102">
            <text:p>10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5]+1" office:value-type="float" office:value="103">
            <text:p>103</text:p>
          </table:table-cell>
          <table:table-cell table:style-name="ce390" table:formula="of:=ROUNDUP([.C$107]*POWER([.$B26]/[.C$105];[.C$106]);0)" office:value-type="float" office:value="142">
            <text:p>142</text:p>
          </table:table-cell>
          <table:table-cell table:style-name="ce390" table:formula="of:=ROUNDUP([.D$107]*POWER([.$B26]/[.D$105];[.D$106]);0)" office:value-type="float" office:value="142">
            <text:p>142</text:p>
          </table:table-cell>
          <table:table-cell table:style-name="ce390" table:formula="of:=ROUNDUP([.E$107]*POWER([.$B26]/[.E$105];[.E$106]);0)" office:value-type="float" office:value="142">
            <text:p>142</text:p>
          </table:table-cell>
          <table:table-cell table:style-name="ce390" table:formula="of:=ROUNDUP([.F$107]*POWER([.$B26]/[.F$105];[.F$106]);0)" office:value-type="float" office:value="142">
            <text:p>142</text:p>
          </table:table-cell>
          <table:table-cell table:style-name="ce394" table:formula="of:=ROUNDUP([.G$107]*POWER([.$B26]/[.G$105];[.G$106]);0)" office:value-type="float" office:value="142">
            <text:p>142</text:p>
          </table:table-cell>
          <table:table-cell table:style-name="ce390" table:formula="of:=ROUNDUP([.H$107]*POWER([.$B26]/[.H$105];[.H$106]);0)" office:value-type="float" office:value="142">
            <text:p>142</text:p>
          </table:table-cell>
          <table:table-cell table:style-name="ce390" table:formula="of:=ROUNDUP([.I$107]*POWER([.$B26]/[.I$105];[.I$106]);0)" office:value-type="float" office:value="142">
            <text:p>142</text:p>
          </table:table-cell>
          <table:table-cell table:style-name="ce398" table:formula="of:=ROUNDUP([.J$107]*POWER([.$B26]/[.J$105];[.J$106]);0)" office:value-type="float" office:value="142">
            <text:p>142</text:p>
          </table:table-cell>
          <table:table-cell table:style-name="ce390" table:formula="of:=ROUNDUP([.K$107]*POWER([.$B26]/[.K$105];[.K$106]);0)" office:value-type="float" office:value="142">
            <text:p>142</text:p>
          </table:table-cell>
          <table:table-cell table:style-name="ce390" table:formula="of:=ROUNDUP([.L$107]*POWER([.$B26]/[.L$105];[.L$106]);0)" office:value-type="float" office:value="142">
            <text:p>142</text:p>
          </table:table-cell>
          <table:table-cell table:style-name="ce390" table:formula="of:=ROUNDUP([.M$107]*POWER([.$B26]/[.M$105];[.M$106]);0)" office:value-type="float" office:value="142">
            <text:p>142</text:p>
          </table:table-cell>
          <table:table-cell table:style-name="ce390" table:formula="of:=ROUNDUP([.N$107]*POWER([.$B26]/[.N$105];[.N$106]);0)" office:value-type="float" office:value="142">
            <text:p>142</text:p>
          </table:table-cell>
          <table:table-cell table:style-name="ce394" table:formula="of:=ROUNDUP([.O$107]*POWER([.$B26]/[.O$105];[.O$106]);0)" office:value-type="float" office:value="142">
            <text:p>142</text:p>
          </table:table-cell>
          <table:table-cell table:style-name="ce390" table:formula="of:=ROUNDUP([.P$107]*POWER([.$B26]/[.P$105];[.P$106]);0)" office:value-type="float" office:value="142">
            <text:p>142</text:p>
          </table:table-cell>
          <table:table-cell table:style-name="ce390" table:formula="of:=ROUNDUP([.Q$107]*POWER([.$B26]/[.Q$105];[.Q$106]);0)" office:value-type="float" office:value="142">
            <text:p>142</text:p>
          </table:table-cell>
          <table:table-cell table:style-name="ce398" table:formula="of:=ROUNDUP([.R$107]*POWER([.$B26]/[.R$105];[.R$106]);0)" office:value-type="float" office:value="142">
            <text:p>142</text:p>
          </table:table-cell>
          <table:table-cell table:style-name="ce390" table:formula="of:=ROUNDUP([.S$107]*POWER([.$B26]/[.S$105];[.S$106]);0)" office:value-type="float" office:value="142">
            <text:p>142</text:p>
          </table:table-cell>
          <table:table-cell table:style-name="ce390" table:formula="of:=ROUNDUP([.T$107]*POWER([.$B26]/[.T$105];[.T$106]);0)" office:value-type="float" office:value="142">
            <text:p>142</text:p>
          </table:table-cell>
          <table:table-cell table:style-name="ce390" table:formula="of:=ROUNDUP([.U$107]*POWER([.$B26]/[.U$105];[.U$106]);0)" office:value-type="float" office:value="142">
            <text:p>142</text:p>
          </table:table-cell>
          <table:table-cell table:style-name="ce390" table:formula="of:=ROUNDUP([.V$107]*POWER([.$B26]/[.V$105];[.V$106]);0)" office:value-type="float" office:value="142">
            <text:p>142</text:p>
          </table:table-cell>
          <table:table-cell table:style-name="ce383" table:formula="of:=[.W25]+1" office:value-type="float" office:value="103">
            <text:p>10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6]+1" office:value-type="float" office:value="104">
            <text:p>104</text:p>
          </table:table-cell>
          <table:table-cell table:style-name="ce390" table:formula="of:=ROUNDUP([.C$107]*POWER([.$B27]/[.C$105];[.C$106]);0)" office:value-type="float" office:value="145">
            <text:p>145</text:p>
          </table:table-cell>
          <table:table-cell table:style-name="ce390" table:formula="of:=ROUNDUP([.D$107]*POWER([.$B27]/[.D$105];[.D$106]);0)" office:value-type="float" office:value="145">
            <text:p>145</text:p>
          </table:table-cell>
          <table:table-cell table:style-name="ce390" table:formula="of:=ROUNDUP([.E$107]*POWER([.$B27]/[.E$105];[.E$106]);0)" office:value-type="float" office:value="145">
            <text:p>145</text:p>
          </table:table-cell>
          <table:table-cell table:style-name="ce390" table:formula="of:=ROUNDUP([.F$107]*POWER([.$B27]/[.F$105];[.F$106]);0)" office:value-type="float" office:value="145">
            <text:p>145</text:p>
          </table:table-cell>
          <table:table-cell table:style-name="ce394" table:formula="of:=ROUNDUP([.G$107]*POWER([.$B27]/[.G$105];[.G$106]);0)" office:value-type="float" office:value="145">
            <text:p>145</text:p>
          </table:table-cell>
          <table:table-cell table:style-name="ce390" table:formula="of:=ROUNDUP([.H$107]*POWER([.$B27]/[.H$105];[.H$106]);0)" office:value-type="float" office:value="145">
            <text:p>145</text:p>
          </table:table-cell>
          <table:table-cell table:style-name="ce390" table:formula="of:=ROUNDUP([.I$107]*POWER([.$B27]/[.I$105];[.I$106]);0)" office:value-type="float" office:value="145">
            <text:p>145</text:p>
          </table:table-cell>
          <table:table-cell table:style-name="ce398" table:formula="of:=ROUNDUP([.J$107]*POWER([.$B27]/[.J$105];[.J$106]);0)" office:value-type="float" office:value="145">
            <text:p>145</text:p>
          </table:table-cell>
          <table:table-cell table:style-name="ce390" table:formula="of:=ROUNDUP([.K$107]*POWER([.$B27]/[.K$105];[.K$106]);0)" office:value-type="float" office:value="145">
            <text:p>145</text:p>
          </table:table-cell>
          <table:table-cell table:style-name="ce390" table:formula="of:=ROUNDUP([.L$107]*POWER([.$B27]/[.L$105];[.L$106]);0)" office:value-type="float" office:value="145">
            <text:p>145</text:p>
          </table:table-cell>
          <table:table-cell table:style-name="ce390" table:formula="of:=ROUNDUP([.M$107]*POWER([.$B27]/[.M$105];[.M$106]);0)" office:value-type="float" office:value="145">
            <text:p>145</text:p>
          </table:table-cell>
          <table:table-cell table:style-name="ce390" table:formula="of:=ROUNDUP([.N$107]*POWER([.$B27]/[.N$105];[.N$106]);0)" office:value-type="float" office:value="145">
            <text:p>145</text:p>
          </table:table-cell>
          <table:table-cell table:style-name="ce394" table:formula="of:=ROUNDUP([.O$107]*POWER([.$B27]/[.O$105];[.O$106]);0)" office:value-type="float" office:value="145">
            <text:p>145</text:p>
          </table:table-cell>
          <table:table-cell table:style-name="ce390" table:formula="of:=ROUNDUP([.P$107]*POWER([.$B27]/[.P$105];[.P$106]);0)" office:value-type="float" office:value="145">
            <text:p>145</text:p>
          </table:table-cell>
          <table:table-cell table:style-name="ce390" table:formula="of:=ROUNDUP([.Q$107]*POWER([.$B27]/[.Q$105];[.Q$106]);0)" office:value-type="float" office:value="145">
            <text:p>145</text:p>
          </table:table-cell>
          <table:table-cell table:style-name="ce398" table:formula="of:=ROUNDUP([.R$107]*POWER([.$B27]/[.R$105];[.R$106]);0)" office:value-type="float" office:value="145">
            <text:p>145</text:p>
          </table:table-cell>
          <table:table-cell table:style-name="ce390" table:formula="of:=ROUNDUP([.S$107]*POWER([.$B27]/[.S$105];[.S$106]);0)" office:value-type="float" office:value="145">
            <text:p>145</text:p>
          </table:table-cell>
          <table:table-cell table:style-name="ce390" table:formula="of:=ROUNDUP([.T$107]*POWER([.$B27]/[.T$105];[.T$106]);0)" office:value-type="float" office:value="145">
            <text:p>145</text:p>
          </table:table-cell>
          <table:table-cell table:style-name="ce390" table:formula="of:=ROUNDUP([.U$107]*POWER([.$B27]/[.U$105];[.U$106]);0)" office:value-type="float" office:value="145">
            <text:p>145</text:p>
          </table:table-cell>
          <table:table-cell table:style-name="ce390" table:formula="of:=ROUNDUP([.V$107]*POWER([.$B27]/[.V$105];[.V$106]);0)" office:value-type="float" office:value="145">
            <text:p>145</text:p>
          </table:table-cell>
          <table:table-cell table:style-name="ce383" table:formula="of:=[.W26]+1" office:value-type="float" office:value="104">
            <text:p>10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7]+1" office:value-type="float" office:value="105">
            <text:p>105</text:p>
          </table:table-cell>
          <table:table-cell table:style-name="ce390" table:formula="of:=ROUNDUP([.C$107]*POWER([.$B28]/[.C$105];[.C$106]);0)" office:value-type="float" office:value="147">
            <text:p>147</text:p>
          </table:table-cell>
          <table:table-cell table:style-name="ce390" table:formula="of:=ROUNDUP([.D$107]*POWER([.$B28]/[.D$105];[.D$106]);0)" office:value-type="float" office:value="147">
            <text:p>147</text:p>
          </table:table-cell>
          <table:table-cell table:style-name="ce390" table:formula="of:=ROUNDUP([.E$107]*POWER([.$B28]/[.E$105];[.E$106]);0)" office:value-type="float" office:value="147">
            <text:p>147</text:p>
          </table:table-cell>
          <table:table-cell table:style-name="ce390" table:formula="of:=ROUNDUP([.F$107]*POWER([.$B28]/[.F$105];[.F$106]);0)" office:value-type="float" office:value="147">
            <text:p>147</text:p>
          </table:table-cell>
          <table:table-cell table:style-name="ce394" table:formula="of:=ROUNDUP([.G$107]*POWER([.$B28]/[.G$105];[.G$106]);0)" office:value-type="float" office:value="147">
            <text:p>147</text:p>
          </table:table-cell>
          <table:table-cell table:style-name="ce390" table:formula="of:=ROUNDUP([.H$107]*POWER([.$B28]/[.H$105];[.H$106]);0)" office:value-type="float" office:value="147">
            <text:p>147</text:p>
          </table:table-cell>
          <table:table-cell table:style-name="ce390" table:formula="of:=ROUNDUP([.I$107]*POWER([.$B28]/[.I$105];[.I$106]);0)" office:value-type="float" office:value="147">
            <text:p>147</text:p>
          </table:table-cell>
          <table:table-cell table:style-name="ce398" table:formula="of:=ROUNDUP([.J$107]*POWER([.$B28]/[.J$105];[.J$106]);0)" office:value-type="float" office:value="147">
            <text:p>147</text:p>
          </table:table-cell>
          <table:table-cell table:style-name="ce390" table:formula="of:=ROUNDUP([.K$107]*POWER([.$B28]/[.K$105];[.K$106]);0)" office:value-type="float" office:value="147">
            <text:p>147</text:p>
          </table:table-cell>
          <table:table-cell table:style-name="ce390" table:formula="of:=ROUNDUP([.L$107]*POWER([.$B28]/[.L$105];[.L$106]);0)" office:value-type="float" office:value="147">
            <text:p>147</text:p>
          </table:table-cell>
          <table:table-cell table:style-name="ce390" table:formula="of:=ROUNDUP([.M$107]*POWER([.$B28]/[.M$105];[.M$106]);0)" office:value-type="float" office:value="147">
            <text:p>147</text:p>
          </table:table-cell>
          <table:table-cell table:style-name="ce390" table:formula="of:=ROUNDUP([.N$107]*POWER([.$B28]/[.N$105];[.N$106]);0)" office:value-type="float" office:value="147">
            <text:p>147</text:p>
          </table:table-cell>
          <table:table-cell table:style-name="ce394" table:formula="of:=ROUNDUP([.O$107]*POWER([.$B28]/[.O$105];[.O$106]);0)" office:value-type="float" office:value="147">
            <text:p>147</text:p>
          </table:table-cell>
          <table:table-cell table:style-name="ce390" table:formula="of:=ROUNDUP([.P$107]*POWER([.$B28]/[.P$105];[.P$106]);0)" office:value-type="float" office:value="147">
            <text:p>147</text:p>
          </table:table-cell>
          <table:table-cell table:style-name="ce390" table:formula="of:=ROUNDUP([.Q$107]*POWER([.$B28]/[.Q$105];[.Q$106]);0)" office:value-type="float" office:value="147">
            <text:p>147</text:p>
          </table:table-cell>
          <table:table-cell table:style-name="ce398" table:formula="of:=ROUNDUP([.R$107]*POWER([.$B28]/[.R$105];[.R$106]);0)" office:value-type="float" office:value="147">
            <text:p>147</text:p>
          </table:table-cell>
          <table:table-cell table:style-name="ce390" table:formula="of:=ROUNDUP([.S$107]*POWER([.$B28]/[.S$105];[.S$106]);0)" office:value-type="float" office:value="147">
            <text:p>147</text:p>
          </table:table-cell>
          <table:table-cell table:style-name="ce390" table:formula="of:=ROUNDUP([.T$107]*POWER([.$B28]/[.T$105];[.T$106]);0)" office:value-type="float" office:value="147">
            <text:p>147</text:p>
          </table:table-cell>
          <table:table-cell table:style-name="ce390" table:formula="of:=ROUNDUP([.U$107]*POWER([.$B28]/[.U$105];[.U$106]);0)" office:value-type="float" office:value="147">
            <text:p>147</text:p>
          </table:table-cell>
          <table:table-cell table:style-name="ce390" table:formula="of:=ROUNDUP([.V$107]*POWER([.$B28]/[.V$105];[.V$106]);0)" office:value-type="float" office:value="147">
            <text:p>147</text:p>
          </table:table-cell>
          <table:table-cell table:style-name="ce383" table:formula="of:=[.W27]+1" office:value-type="float" office:value="105">
            <text:p>10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8]+1" office:value-type="float" office:value="106">
            <text:p>106</text:p>
          </table:table-cell>
          <table:table-cell table:style-name="ce390" table:formula="of:=ROUNDUP([.C$107]*POWER([.$B29]/[.C$105];[.C$106]);0)" office:value-type="float" office:value="149">
            <text:p>149</text:p>
          </table:table-cell>
          <table:table-cell table:style-name="ce390" table:formula="of:=ROUNDUP([.D$107]*POWER([.$B29]/[.D$105];[.D$106]);0)" office:value-type="float" office:value="149">
            <text:p>149</text:p>
          </table:table-cell>
          <table:table-cell table:style-name="ce390" table:formula="of:=ROUNDUP([.E$107]*POWER([.$B29]/[.E$105];[.E$106]);0)" office:value-type="float" office:value="149">
            <text:p>149</text:p>
          </table:table-cell>
          <table:table-cell table:style-name="ce390" table:formula="of:=ROUNDUP([.F$107]*POWER([.$B29]/[.F$105];[.F$106]);0)" office:value-type="float" office:value="149">
            <text:p>149</text:p>
          </table:table-cell>
          <table:table-cell table:style-name="ce394" table:formula="of:=ROUNDUP([.G$107]*POWER([.$B29]/[.G$105];[.G$106]);0)" office:value-type="float" office:value="149">
            <text:p>149</text:p>
          </table:table-cell>
          <table:table-cell table:style-name="ce390" table:formula="of:=ROUNDUP([.H$107]*POWER([.$B29]/[.H$105];[.H$106]);0)" office:value-type="float" office:value="149">
            <text:p>149</text:p>
          </table:table-cell>
          <table:table-cell table:style-name="ce390" table:formula="of:=ROUNDUP([.I$107]*POWER([.$B29]/[.I$105];[.I$106]);0)" office:value-type="float" office:value="149">
            <text:p>149</text:p>
          </table:table-cell>
          <table:table-cell table:style-name="ce398" table:formula="of:=ROUNDUP([.J$107]*POWER([.$B29]/[.J$105];[.J$106]);0)" office:value-type="float" office:value="149">
            <text:p>149</text:p>
          </table:table-cell>
          <table:table-cell table:style-name="ce390" table:formula="of:=ROUNDUP([.K$107]*POWER([.$B29]/[.K$105];[.K$106]);0)" office:value-type="float" office:value="149">
            <text:p>149</text:p>
          </table:table-cell>
          <table:table-cell table:style-name="ce390" table:formula="of:=ROUNDUP([.L$107]*POWER([.$B29]/[.L$105];[.L$106]);0)" office:value-type="float" office:value="149">
            <text:p>149</text:p>
          </table:table-cell>
          <table:table-cell table:style-name="ce390" table:formula="of:=ROUNDUP([.M$107]*POWER([.$B29]/[.M$105];[.M$106]);0)" office:value-type="float" office:value="149">
            <text:p>149</text:p>
          </table:table-cell>
          <table:table-cell table:style-name="ce390" table:formula="of:=ROUNDUP([.N$107]*POWER([.$B29]/[.N$105];[.N$106]);0)" office:value-type="float" office:value="149">
            <text:p>149</text:p>
          </table:table-cell>
          <table:table-cell table:style-name="ce394" table:formula="of:=ROUNDUP([.O$107]*POWER([.$B29]/[.O$105];[.O$106]);0)" office:value-type="float" office:value="149">
            <text:p>149</text:p>
          </table:table-cell>
          <table:table-cell table:style-name="ce390" table:formula="of:=ROUNDUP([.P$107]*POWER([.$B29]/[.P$105];[.P$106]);0)" office:value-type="float" office:value="149">
            <text:p>149</text:p>
          </table:table-cell>
          <table:table-cell table:style-name="ce390" table:formula="of:=ROUNDUP([.Q$107]*POWER([.$B29]/[.Q$105];[.Q$106]);0)" office:value-type="float" office:value="149">
            <text:p>149</text:p>
          </table:table-cell>
          <table:table-cell table:style-name="ce398" table:formula="of:=ROUNDUP([.R$107]*POWER([.$B29]/[.R$105];[.R$106]);0)" office:value-type="float" office:value="149">
            <text:p>149</text:p>
          </table:table-cell>
          <table:table-cell table:style-name="ce390" table:formula="of:=ROUNDUP([.S$107]*POWER([.$B29]/[.S$105];[.S$106]);0)" office:value-type="float" office:value="149">
            <text:p>149</text:p>
          </table:table-cell>
          <table:table-cell table:style-name="ce390" table:formula="of:=ROUNDUP([.T$107]*POWER([.$B29]/[.T$105];[.T$106]);0)" office:value-type="float" office:value="149">
            <text:p>149</text:p>
          </table:table-cell>
          <table:table-cell table:style-name="ce390" table:formula="of:=ROUNDUP([.U$107]*POWER([.$B29]/[.U$105];[.U$106]);0)" office:value-type="float" office:value="149">
            <text:p>149</text:p>
          </table:table-cell>
          <table:table-cell table:style-name="ce390" table:formula="of:=ROUNDUP([.V$107]*POWER([.$B29]/[.V$105];[.V$106]);0)" office:value-type="float" office:value="149">
            <text:p>149</text:p>
          </table:table-cell>
          <table:table-cell table:style-name="ce383" table:formula="of:=[.W28]+1" office:value-type="float" office:value="106">
            <text:p>10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29]+1" office:value-type="float" office:value="107">
            <text:p>107</text:p>
          </table:table-cell>
          <table:table-cell table:style-name="ce390" table:formula="of:=ROUNDUP([.C$107]*POWER([.$B30]/[.C$105];[.C$106]);0)" office:value-type="float" office:value="151">
            <text:p>151</text:p>
          </table:table-cell>
          <table:table-cell table:style-name="ce390" table:formula="of:=ROUNDUP([.D$107]*POWER([.$B30]/[.D$105];[.D$106]);0)" office:value-type="float" office:value="151">
            <text:p>151</text:p>
          </table:table-cell>
          <table:table-cell table:style-name="ce390" table:formula="of:=ROUNDUP([.E$107]*POWER([.$B30]/[.E$105];[.E$106]);0)" office:value-type="float" office:value="151">
            <text:p>151</text:p>
          </table:table-cell>
          <table:table-cell table:style-name="ce390" table:formula="of:=ROUNDUP([.F$107]*POWER([.$B30]/[.F$105];[.F$106]);0)" office:value-type="float" office:value="151">
            <text:p>151</text:p>
          </table:table-cell>
          <table:table-cell table:style-name="ce394" table:formula="of:=ROUNDUP([.G$107]*POWER([.$B30]/[.G$105];[.G$106]);0)" office:value-type="float" office:value="151">
            <text:p>151</text:p>
          </table:table-cell>
          <table:table-cell table:style-name="ce390" table:formula="of:=ROUNDUP([.H$107]*POWER([.$B30]/[.H$105];[.H$106]);0)" office:value-type="float" office:value="151">
            <text:p>151</text:p>
          </table:table-cell>
          <table:table-cell table:style-name="ce390" table:formula="of:=ROUNDUP([.I$107]*POWER([.$B30]/[.I$105];[.I$106]);0)" office:value-type="float" office:value="151">
            <text:p>151</text:p>
          </table:table-cell>
          <table:table-cell table:style-name="ce398" table:formula="of:=ROUNDUP([.J$107]*POWER([.$B30]/[.J$105];[.J$106]);0)" office:value-type="float" office:value="151">
            <text:p>151</text:p>
          </table:table-cell>
          <table:table-cell table:style-name="ce390" table:formula="of:=ROUNDUP([.K$107]*POWER([.$B30]/[.K$105];[.K$106]);0)" office:value-type="float" office:value="151">
            <text:p>151</text:p>
          </table:table-cell>
          <table:table-cell table:style-name="ce390" table:formula="of:=ROUNDUP([.L$107]*POWER([.$B30]/[.L$105];[.L$106]);0)" office:value-type="float" office:value="151">
            <text:p>151</text:p>
          </table:table-cell>
          <table:table-cell table:style-name="ce390" table:formula="of:=ROUNDUP([.M$107]*POWER([.$B30]/[.M$105];[.M$106]);0)" office:value-type="float" office:value="151">
            <text:p>151</text:p>
          </table:table-cell>
          <table:table-cell table:style-name="ce390" table:formula="of:=ROUNDUP([.N$107]*POWER([.$B30]/[.N$105];[.N$106]);0)" office:value-type="float" office:value="151">
            <text:p>151</text:p>
          </table:table-cell>
          <table:table-cell table:style-name="ce394" table:formula="of:=ROUNDUP([.O$107]*POWER([.$B30]/[.O$105];[.O$106]);0)" office:value-type="float" office:value="151">
            <text:p>151</text:p>
          </table:table-cell>
          <table:table-cell table:style-name="ce390" table:formula="of:=ROUNDUP([.P$107]*POWER([.$B30]/[.P$105];[.P$106]);0)" office:value-type="float" office:value="151">
            <text:p>151</text:p>
          </table:table-cell>
          <table:table-cell table:style-name="ce390" table:formula="of:=ROUNDUP([.Q$107]*POWER([.$B30]/[.Q$105];[.Q$106]);0)" office:value-type="float" office:value="151">
            <text:p>151</text:p>
          </table:table-cell>
          <table:table-cell table:style-name="ce398" table:formula="of:=ROUNDUP([.R$107]*POWER([.$B30]/[.R$105];[.R$106]);0)" office:value-type="float" office:value="151">
            <text:p>151</text:p>
          </table:table-cell>
          <table:table-cell table:style-name="ce390" table:formula="of:=ROUNDUP([.S$107]*POWER([.$B30]/[.S$105];[.S$106]);0)" office:value-type="float" office:value="151">
            <text:p>151</text:p>
          </table:table-cell>
          <table:table-cell table:style-name="ce390" table:formula="of:=ROUNDUP([.T$107]*POWER([.$B30]/[.T$105];[.T$106]);0)" office:value-type="float" office:value="151">
            <text:p>151</text:p>
          </table:table-cell>
          <table:table-cell table:style-name="ce390" table:formula="of:=ROUNDUP([.U$107]*POWER([.$B30]/[.U$105];[.U$106]);0)" office:value-type="float" office:value="151">
            <text:p>151</text:p>
          </table:table-cell>
          <table:table-cell table:style-name="ce390" table:formula="of:=ROUNDUP([.V$107]*POWER([.$B30]/[.V$105];[.V$106]);0)" office:value-type="float" office:value="151">
            <text:p>151</text:p>
          </table:table-cell>
          <table:table-cell table:style-name="ce383" table:formula="of:=[.W29]+1" office:value-type="float" office:value="107">
            <text:p>10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0]+1" office:value-type="float" office:value="108">
            <text:p>108</text:p>
          </table:table-cell>
          <table:table-cell table:style-name="ce390" table:formula="of:=ROUNDUP([.C$107]*POWER([.$B31]/[.C$105];[.C$106]);0)" office:value-type="float" office:value="154">
            <text:p>154</text:p>
          </table:table-cell>
          <table:table-cell table:style-name="ce390" table:formula="of:=ROUNDUP([.D$107]*POWER([.$B31]/[.D$105];[.D$106]);0)" office:value-type="float" office:value="154">
            <text:p>154</text:p>
          </table:table-cell>
          <table:table-cell table:style-name="ce390" table:formula="of:=ROUNDUP([.E$107]*POWER([.$B31]/[.E$105];[.E$106]);0)" office:value-type="float" office:value="154">
            <text:p>154</text:p>
          </table:table-cell>
          <table:table-cell table:style-name="ce390" table:formula="of:=ROUNDUP([.F$107]*POWER([.$B31]/[.F$105];[.F$106]);0)" office:value-type="float" office:value="154">
            <text:p>154</text:p>
          </table:table-cell>
          <table:table-cell table:style-name="ce394" table:formula="of:=ROUNDUP([.G$107]*POWER([.$B31]/[.G$105];[.G$106]);0)" office:value-type="float" office:value="154">
            <text:p>154</text:p>
          </table:table-cell>
          <table:table-cell table:style-name="ce390" table:formula="of:=ROUNDUP([.H$107]*POWER([.$B31]/[.H$105];[.H$106]);0)" office:value-type="float" office:value="154">
            <text:p>154</text:p>
          </table:table-cell>
          <table:table-cell table:style-name="ce390" table:formula="of:=ROUNDUP([.I$107]*POWER([.$B31]/[.I$105];[.I$106]);0)" office:value-type="float" office:value="154">
            <text:p>154</text:p>
          </table:table-cell>
          <table:table-cell table:style-name="ce398" table:formula="of:=ROUNDUP([.J$107]*POWER([.$B31]/[.J$105];[.J$106]);0)" office:value-type="float" office:value="154">
            <text:p>154</text:p>
          </table:table-cell>
          <table:table-cell table:style-name="ce390" table:formula="of:=ROUNDUP([.K$107]*POWER([.$B31]/[.K$105];[.K$106]);0)" office:value-type="float" office:value="154">
            <text:p>154</text:p>
          </table:table-cell>
          <table:table-cell table:style-name="ce390" table:formula="of:=ROUNDUP([.L$107]*POWER([.$B31]/[.L$105];[.L$106]);0)" office:value-type="float" office:value="154">
            <text:p>154</text:p>
          </table:table-cell>
          <table:table-cell table:style-name="ce390" table:formula="of:=ROUNDUP([.M$107]*POWER([.$B31]/[.M$105];[.M$106]);0)" office:value-type="float" office:value="154">
            <text:p>154</text:p>
          </table:table-cell>
          <table:table-cell table:style-name="ce390" table:formula="of:=ROUNDUP([.N$107]*POWER([.$B31]/[.N$105];[.N$106]);0)" office:value-type="float" office:value="154">
            <text:p>154</text:p>
          </table:table-cell>
          <table:table-cell table:style-name="ce394" table:formula="of:=ROUNDUP([.O$107]*POWER([.$B31]/[.O$105];[.O$106]);0)" office:value-type="float" office:value="154">
            <text:p>154</text:p>
          </table:table-cell>
          <table:table-cell table:style-name="ce390" table:formula="of:=ROUNDUP([.P$107]*POWER([.$B31]/[.P$105];[.P$106]);0)" office:value-type="float" office:value="154">
            <text:p>154</text:p>
          </table:table-cell>
          <table:table-cell table:style-name="ce390" table:formula="of:=ROUNDUP([.Q$107]*POWER([.$B31]/[.Q$105];[.Q$106]);0)" office:value-type="float" office:value="154">
            <text:p>154</text:p>
          </table:table-cell>
          <table:table-cell table:style-name="ce398" table:formula="of:=ROUNDUP([.R$107]*POWER([.$B31]/[.R$105];[.R$106]);0)" office:value-type="float" office:value="154">
            <text:p>154</text:p>
          </table:table-cell>
          <table:table-cell table:style-name="ce390" table:formula="of:=ROUNDUP([.S$107]*POWER([.$B31]/[.S$105];[.S$106]);0)" office:value-type="float" office:value="154">
            <text:p>154</text:p>
          </table:table-cell>
          <table:table-cell table:style-name="ce390" table:formula="of:=ROUNDUP([.T$107]*POWER([.$B31]/[.T$105];[.T$106]);0)" office:value-type="float" office:value="154">
            <text:p>154</text:p>
          </table:table-cell>
          <table:table-cell table:style-name="ce390" table:formula="of:=ROUNDUP([.U$107]*POWER([.$B31]/[.U$105];[.U$106]);0)" office:value-type="float" office:value="154">
            <text:p>154</text:p>
          </table:table-cell>
          <table:table-cell table:style-name="ce390" table:formula="of:=ROUNDUP([.V$107]*POWER([.$B31]/[.V$105];[.V$106]);0)" office:value-type="float" office:value="154">
            <text:p>154</text:p>
          </table:table-cell>
          <table:table-cell table:style-name="ce383" table:formula="of:=[.W30]+1" office:value-type="float" office:value="108">
            <text:p>10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1]+1" office:value-type="float" office:value="109">
            <text:p>109</text:p>
          </table:table-cell>
          <table:table-cell table:style-name="ce390" table:formula="of:=ROUNDUP([.C$107]*POWER([.$B32]/[.C$105];[.C$106]);0)" office:value-type="float" office:value="156">
            <text:p>156</text:p>
          </table:table-cell>
          <table:table-cell table:style-name="ce390" table:formula="of:=ROUNDUP([.D$107]*POWER([.$B32]/[.D$105];[.D$106]);0)" office:value-type="float" office:value="156">
            <text:p>156</text:p>
          </table:table-cell>
          <table:table-cell table:style-name="ce390" table:formula="of:=ROUNDUP([.E$107]*POWER([.$B32]/[.E$105];[.E$106]);0)" office:value-type="float" office:value="156">
            <text:p>156</text:p>
          </table:table-cell>
          <table:table-cell table:style-name="ce390" table:formula="of:=ROUNDUP([.F$107]*POWER([.$B32]/[.F$105];[.F$106]);0)" office:value-type="float" office:value="156">
            <text:p>156</text:p>
          </table:table-cell>
          <table:table-cell table:style-name="ce394" table:formula="of:=ROUNDUP([.G$107]*POWER([.$B32]/[.G$105];[.G$106]);0)" office:value-type="float" office:value="156">
            <text:p>156</text:p>
          </table:table-cell>
          <table:table-cell table:style-name="ce390" table:formula="of:=ROUNDUP([.H$107]*POWER([.$B32]/[.H$105];[.H$106]);0)" office:value-type="float" office:value="156">
            <text:p>156</text:p>
          </table:table-cell>
          <table:table-cell table:style-name="ce390" table:formula="of:=ROUNDUP([.I$107]*POWER([.$B32]/[.I$105];[.I$106]);0)" office:value-type="float" office:value="156">
            <text:p>156</text:p>
          </table:table-cell>
          <table:table-cell table:style-name="ce398" table:formula="of:=ROUNDUP([.J$107]*POWER([.$B32]/[.J$105];[.J$106]);0)" office:value-type="float" office:value="156">
            <text:p>156</text:p>
          </table:table-cell>
          <table:table-cell table:style-name="ce390" table:formula="of:=ROUNDUP([.K$107]*POWER([.$B32]/[.K$105];[.K$106]);0)" office:value-type="float" office:value="156">
            <text:p>156</text:p>
          </table:table-cell>
          <table:table-cell table:style-name="ce390" table:formula="of:=ROUNDUP([.L$107]*POWER([.$B32]/[.L$105];[.L$106]);0)" office:value-type="float" office:value="156">
            <text:p>156</text:p>
          </table:table-cell>
          <table:table-cell table:style-name="ce390" table:formula="of:=ROUNDUP([.M$107]*POWER([.$B32]/[.M$105];[.M$106]);0)" office:value-type="float" office:value="156">
            <text:p>156</text:p>
          </table:table-cell>
          <table:table-cell table:style-name="ce390" table:formula="of:=ROUNDUP([.N$107]*POWER([.$B32]/[.N$105];[.N$106]);0)" office:value-type="float" office:value="156">
            <text:p>156</text:p>
          </table:table-cell>
          <table:table-cell table:style-name="ce394" table:formula="of:=ROUNDUP([.O$107]*POWER([.$B32]/[.O$105];[.O$106]);0)" office:value-type="float" office:value="156">
            <text:p>156</text:p>
          </table:table-cell>
          <table:table-cell table:style-name="ce390" table:formula="of:=ROUNDUP([.P$107]*POWER([.$B32]/[.P$105];[.P$106]);0)" office:value-type="float" office:value="156">
            <text:p>156</text:p>
          </table:table-cell>
          <table:table-cell table:style-name="ce390" table:formula="of:=ROUNDUP([.Q$107]*POWER([.$B32]/[.Q$105];[.Q$106]);0)" office:value-type="float" office:value="156">
            <text:p>156</text:p>
          </table:table-cell>
          <table:table-cell table:style-name="ce398" table:formula="of:=ROUNDUP([.R$107]*POWER([.$B32]/[.R$105];[.R$106]);0)" office:value-type="float" office:value="156">
            <text:p>156</text:p>
          </table:table-cell>
          <table:table-cell table:style-name="ce390" table:formula="of:=ROUNDUP([.S$107]*POWER([.$B32]/[.S$105];[.S$106]);0)" office:value-type="float" office:value="156">
            <text:p>156</text:p>
          </table:table-cell>
          <table:table-cell table:style-name="ce390" table:formula="of:=ROUNDUP([.T$107]*POWER([.$B32]/[.T$105];[.T$106]);0)" office:value-type="float" office:value="156">
            <text:p>156</text:p>
          </table:table-cell>
          <table:table-cell table:style-name="ce390" table:formula="of:=ROUNDUP([.U$107]*POWER([.$B32]/[.U$105];[.U$106]);0)" office:value-type="float" office:value="156">
            <text:p>156</text:p>
          </table:table-cell>
          <table:table-cell table:style-name="ce390" table:formula="of:=ROUNDUP([.V$107]*POWER([.$B32]/[.V$105];[.V$106]);0)" office:value-type="float" office:value="156">
            <text:p>156</text:p>
          </table:table-cell>
          <table:table-cell table:style-name="ce383" table:formula="of:=[.W31]+1" office:value-type="float" office:value="109">
            <text:p>10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2]+1" office:value-type="float" office:value="110">
            <text:p>110</text:p>
          </table:table-cell>
          <table:table-cell table:style-name="ce390" table:formula="of:=ROUNDUP([.C$107]*POWER([.$B33]/[.C$105];[.C$106]);0)" office:value-type="float" office:value="158">
            <text:p>158</text:p>
          </table:table-cell>
          <table:table-cell table:style-name="ce390" table:formula="of:=ROUNDUP([.D$107]*POWER([.$B33]/[.D$105];[.D$106]);0)" office:value-type="float" office:value="158">
            <text:p>158</text:p>
          </table:table-cell>
          <table:table-cell table:style-name="ce390" table:formula="of:=ROUNDUP([.E$107]*POWER([.$B33]/[.E$105];[.E$106]);0)" office:value-type="float" office:value="158">
            <text:p>158</text:p>
          </table:table-cell>
          <table:table-cell table:style-name="ce390" table:formula="of:=ROUNDUP([.F$107]*POWER([.$B33]/[.F$105];[.F$106]);0)" office:value-type="float" office:value="158">
            <text:p>158</text:p>
          </table:table-cell>
          <table:table-cell table:style-name="ce394" table:formula="of:=ROUNDUP([.G$107]*POWER([.$B33]/[.G$105];[.G$106]);0)" office:value-type="float" office:value="158">
            <text:p>158</text:p>
          </table:table-cell>
          <table:table-cell table:style-name="ce390" table:formula="of:=ROUNDUP([.H$107]*POWER([.$B33]/[.H$105];[.H$106]);0)" office:value-type="float" office:value="158">
            <text:p>158</text:p>
          </table:table-cell>
          <table:table-cell table:style-name="ce390" table:formula="of:=ROUNDUP([.I$107]*POWER([.$B33]/[.I$105];[.I$106]);0)" office:value-type="float" office:value="158">
            <text:p>158</text:p>
          </table:table-cell>
          <table:table-cell table:style-name="ce398" table:formula="of:=ROUNDUP([.J$107]*POWER([.$B33]/[.J$105];[.J$106]);0)" office:value-type="float" office:value="158">
            <text:p>158</text:p>
          </table:table-cell>
          <table:table-cell table:style-name="ce390" table:formula="of:=ROUNDUP([.K$107]*POWER([.$B33]/[.K$105];[.K$106]);0)" office:value-type="float" office:value="158">
            <text:p>158</text:p>
          </table:table-cell>
          <table:table-cell table:style-name="ce390" table:formula="of:=ROUNDUP([.L$107]*POWER([.$B33]/[.L$105];[.L$106]);0)" office:value-type="float" office:value="158">
            <text:p>158</text:p>
          </table:table-cell>
          <table:table-cell table:style-name="ce390" table:formula="of:=ROUNDUP([.M$107]*POWER([.$B33]/[.M$105];[.M$106]);0)" office:value-type="float" office:value="158">
            <text:p>158</text:p>
          </table:table-cell>
          <table:table-cell table:style-name="ce390" table:formula="of:=ROUNDUP([.N$107]*POWER([.$B33]/[.N$105];[.N$106]);0)" office:value-type="float" office:value="158">
            <text:p>158</text:p>
          </table:table-cell>
          <table:table-cell table:style-name="ce394" table:formula="of:=ROUNDUP([.O$107]*POWER([.$B33]/[.O$105];[.O$106]);0)" office:value-type="float" office:value="158">
            <text:p>158</text:p>
          </table:table-cell>
          <table:table-cell table:style-name="ce390" table:formula="of:=ROUNDUP([.P$107]*POWER([.$B33]/[.P$105];[.P$106]);0)" office:value-type="float" office:value="158">
            <text:p>158</text:p>
          </table:table-cell>
          <table:table-cell table:style-name="ce390" table:formula="of:=ROUNDUP([.Q$107]*POWER([.$B33]/[.Q$105];[.Q$106]);0)" office:value-type="float" office:value="158">
            <text:p>158</text:p>
          </table:table-cell>
          <table:table-cell table:style-name="ce398" table:formula="of:=ROUNDUP([.R$107]*POWER([.$B33]/[.R$105];[.R$106]);0)" office:value-type="float" office:value="158">
            <text:p>158</text:p>
          </table:table-cell>
          <table:table-cell table:style-name="ce390" table:formula="of:=ROUNDUP([.S$107]*POWER([.$B33]/[.S$105];[.S$106]);0)" office:value-type="float" office:value="158">
            <text:p>158</text:p>
          </table:table-cell>
          <table:table-cell table:style-name="ce390" table:formula="of:=ROUNDUP([.T$107]*POWER([.$B33]/[.T$105];[.T$106]);0)" office:value-type="float" office:value="158">
            <text:p>158</text:p>
          </table:table-cell>
          <table:table-cell table:style-name="ce390" table:formula="of:=ROUNDUP([.U$107]*POWER([.$B33]/[.U$105];[.U$106]);0)" office:value-type="float" office:value="158">
            <text:p>158</text:p>
          </table:table-cell>
          <table:table-cell table:style-name="ce390" table:formula="of:=ROUNDUP([.V$107]*POWER([.$B33]/[.V$105];[.V$106]);0)" office:value-type="float" office:value="158">
            <text:p>158</text:p>
          </table:table-cell>
          <table:table-cell table:style-name="ce383" table:formula="of:=[.W32]+1" office:value-type="float" office:value="110">
            <text:p>11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3]+1" office:value-type="float" office:value="111">
            <text:p>111</text:p>
          </table:table-cell>
          <table:table-cell table:style-name="ce390" table:formula="of:=ROUNDUP([.C$107]*POWER([.$B34]/[.C$105];[.C$106]);0)" office:value-type="float" office:value="160">
            <text:p>160</text:p>
          </table:table-cell>
          <table:table-cell table:style-name="ce390" table:formula="of:=ROUNDUP([.D$107]*POWER([.$B34]/[.D$105];[.D$106]);0)" office:value-type="float" office:value="160">
            <text:p>160</text:p>
          </table:table-cell>
          <table:table-cell table:style-name="ce390" table:formula="of:=ROUNDUP([.E$107]*POWER([.$B34]/[.E$105];[.E$106]);0)" office:value-type="float" office:value="160">
            <text:p>160</text:p>
          </table:table-cell>
          <table:table-cell table:style-name="ce390" table:formula="of:=ROUNDUP([.F$107]*POWER([.$B34]/[.F$105];[.F$106]);0)" office:value-type="float" office:value="160">
            <text:p>160</text:p>
          </table:table-cell>
          <table:table-cell table:style-name="ce394" table:formula="of:=ROUNDUP([.G$107]*POWER([.$B34]/[.G$105];[.G$106]);0)" office:value-type="float" office:value="160">
            <text:p>160</text:p>
          </table:table-cell>
          <table:table-cell table:style-name="ce390" table:formula="of:=ROUNDUP([.H$107]*POWER([.$B34]/[.H$105];[.H$106]);0)" office:value-type="float" office:value="160">
            <text:p>160</text:p>
          </table:table-cell>
          <table:table-cell table:style-name="ce390" table:formula="of:=ROUNDUP([.I$107]*POWER([.$B34]/[.I$105];[.I$106]);0)" office:value-type="float" office:value="160">
            <text:p>160</text:p>
          </table:table-cell>
          <table:table-cell table:style-name="ce398" table:formula="of:=ROUNDUP([.J$107]*POWER([.$B34]/[.J$105];[.J$106]);0)" office:value-type="float" office:value="160">
            <text:p>160</text:p>
          </table:table-cell>
          <table:table-cell table:style-name="ce390" table:formula="of:=ROUNDUP([.K$107]*POWER([.$B34]/[.K$105];[.K$106]);0)" office:value-type="float" office:value="160">
            <text:p>160</text:p>
          </table:table-cell>
          <table:table-cell table:style-name="ce390" table:formula="of:=ROUNDUP([.L$107]*POWER([.$B34]/[.L$105];[.L$106]);0)" office:value-type="float" office:value="160">
            <text:p>160</text:p>
          </table:table-cell>
          <table:table-cell table:style-name="ce390" table:formula="of:=ROUNDUP([.M$107]*POWER([.$B34]/[.M$105];[.M$106]);0)" office:value-type="float" office:value="160">
            <text:p>160</text:p>
          </table:table-cell>
          <table:table-cell table:style-name="ce390" table:formula="of:=ROUNDUP([.N$107]*POWER([.$B34]/[.N$105];[.N$106]);0)" office:value-type="float" office:value="160">
            <text:p>160</text:p>
          </table:table-cell>
          <table:table-cell table:style-name="ce394" table:formula="of:=ROUNDUP([.O$107]*POWER([.$B34]/[.O$105];[.O$106]);0)" office:value-type="float" office:value="160">
            <text:p>160</text:p>
          </table:table-cell>
          <table:table-cell table:style-name="ce390" table:formula="of:=ROUNDUP([.P$107]*POWER([.$B34]/[.P$105];[.P$106]);0)" office:value-type="float" office:value="160">
            <text:p>160</text:p>
          </table:table-cell>
          <table:table-cell table:style-name="ce390" table:formula="of:=ROUNDUP([.Q$107]*POWER([.$B34]/[.Q$105];[.Q$106]);0)" office:value-type="float" office:value="160">
            <text:p>160</text:p>
          </table:table-cell>
          <table:table-cell table:style-name="ce398" table:formula="of:=ROUNDUP([.R$107]*POWER([.$B34]/[.R$105];[.R$106]);0)" office:value-type="float" office:value="160">
            <text:p>160</text:p>
          </table:table-cell>
          <table:table-cell table:style-name="ce390" table:formula="of:=ROUNDUP([.S$107]*POWER([.$B34]/[.S$105];[.S$106]);0)" office:value-type="float" office:value="160">
            <text:p>160</text:p>
          </table:table-cell>
          <table:table-cell table:style-name="ce390" table:formula="of:=ROUNDUP([.T$107]*POWER([.$B34]/[.T$105];[.T$106]);0)" office:value-type="float" office:value="160">
            <text:p>160</text:p>
          </table:table-cell>
          <table:table-cell table:style-name="ce390" table:formula="of:=ROUNDUP([.U$107]*POWER([.$B34]/[.U$105];[.U$106]);0)" office:value-type="float" office:value="160">
            <text:p>160</text:p>
          </table:table-cell>
          <table:table-cell table:style-name="ce390" table:formula="of:=ROUNDUP([.V$107]*POWER([.$B34]/[.V$105];[.V$106]);0)" office:value-type="float" office:value="160">
            <text:p>160</text:p>
          </table:table-cell>
          <table:table-cell table:style-name="ce383" table:formula="of:=[.W33]+1" office:value-type="float" office:value="111">
            <text:p>11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4]+1" office:value-type="float" office:value="112">
            <text:p>112</text:p>
          </table:table-cell>
          <table:table-cell table:style-name="ce390" table:formula="of:=ROUNDUP([.C$107]*POWER([.$B35]/[.C$105];[.C$106]);0)" office:value-type="float" office:value="163">
            <text:p>163</text:p>
          </table:table-cell>
          <table:table-cell table:style-name="ce390" table:formula="of:=ROUNDUP([.D$107]*POWER([.$B35]/[.D$105];[.D$106]);0)" office:value-type="float" office:value="163">
            <text:p>163</text:p>
          </table:table-cell>
          <table:table-cell table:style-name="ce390" table:formula="of:=ROUNDUP([.E$107]*POWER([.$B35]/[.E$105];[.E$106]);0)" office:value-type="float" office:value="163">
            <text:p>163</text:p>
          </table:table-cell>
          <table:table-cell table:style-name="ce390" table:formula="of:=ROUNDUP([.F$107]*POWER([.$B35]/[.F$105];[.F$106]);0)" office:value-type="float" office:value="163">
            <text:p>163</text:p>
          </table:table-cell>
          <table:table-cell table:style-name="ce394" table:formula="of:=ROUNDUP([.G$107]*POWER([.$B35]/[.G$105];[.G$106]);0)" office:value-type="float" office:value="163">
            <text:p>163</text:p>
          </table:table-cell>
          <table:table-cell table:style-name="ce390" table:formula="of:=ROUNDUP([.H$107]*POWER([.$B35]/[.H$105];[.H$106]);0)" office:value-type="float" office:value="163">
            <text:p>163</text:p>
          </table:table-cell>
          <table:table-cell table:style-name="ce390" table:formula="of:=ROUNDUP([.I$107]*POWER([.$B35]/[.I$105];[.I$106]);0)" office:value-type="float" office:value="163">
            <text:p>163</text:p>
          </table:table-cell>
          <table:table-cell table:style-name="ce398" table:formula="of:=ROUNDUP([.J$107]*POWER([.$B35]/[.J$105];[.J$106]);0)" office:value-type="float" office:value="163">
            <text:p>163</text:p>
          </table:table-cell>
          <table:table-cell table:style-name="ce390" table:formula="of:=ROUNDUP([.K$107]*POWER([.$B35]/[.K$105];[.K$106]);0)" office:value-type="float" office:value="163">
            <text:p>163</text:p>
          </table:table-cell>
          <table:table-cell table:style-name="ce390" table:formula="of:=ROUNDUP([.L$107]*POWER([.$B35]/[.L$105];[.L$106]);0)" office:value-type="float" office:value="163">
            <text:p>163</text:p>
          </table:table-cell>
          <table:table-cell table:style-name="ce390" table:formula="of:=ROUNDUP([.M$107]*POWER([.$B35]/[.M$105];[.M$106]);0)" office:value-type="float" office:value="163">
            <text:p>163</text:p>
          </table:table-cell>
          <table:table-cell table:style-name="ce390" table:formula="of:=ROUNDUP([.N$107]*POWER([.$B35]/[.N$105];[.N$106]);0)" office:value-type="float" office:value="163">
            <text:p>163</text:p>
          </table:table-cell>
          <table:table-cell table:style-name="ce394" table:formula="of:=ROUNDUP([.O$107]*POWER([.$B35]/[.O$105];[.O$106]);0)" office:value-type="float" office:value="163">
            <text:p>163</text:p>
          </table:table-cell>
          <table:table-cell table:style-name="ce390" table:formula="of:=ROUNDUP([.P$107]*POWER([.$B35]/[.P$105];[.P$106]);0)" office:value-type="float" office:value="163">
            <text:p>163</text:p>
          </table:table-cell>
          <table:table-cell table:style-name="ce390" table:formula="of:=ROUNDUP([.Q$107]*POWER([.$B35]/[.Q$105];[.Q$106]);0)" office:value-type="float" office:value="163">
            <text:p>163</text:p>
          </table:table-cell>
          <table:table-cell table:style-name="ce398" table:formula="of:=ROUNDUP([.R$107]*POWER([.$B35]/[.R$105];[.R$106]);0)" office:value-type="float" office:value="163">
            <text:p>163</text:p>
          </table:table-cell>
          <table:table-cell table:style-name="ce390" table:formula="of:=ROUNDUP([.S$107]*POWER([.$B35]/[.S$105];[.S$106]);0)" office:value-type="float" office:value="163">
            <text:p>163</text:p>
          </table:table-cell>
          <table:table-cell table:style-name="ce390" table:formula="of:=ROUNDUP([.T$107]*POWER([.$B35]/[.T$105];[.T$106]);0)" office:value-type="float" office:value="163">
            <text:p>163</text:p>
          </table:table-cell>
          <table:table-cell table:style-name="ce390" table:formula="of:=ROUNDUP([.U$107]*POWER([.$B35]/[.U$105];[.U$106]);0)" office:value-type="float" office:value="163">
            <text:p>163</text:p>
          </table:table-cell>
          <table:table-cell table:style-name="ce390" table:formula="of:=ROUNDUP([.V$107]*POWER([.$B35]/[.V$105];[.V$106]);0)" office:value-type="float" office:value="163">
            <text:p>163</text:p>
          </table:table-cell>
          <table:table-cell table:style-name="ce383" table:formula="of:=[.W34]+1" office:value-type="float" office:value="112">
            <text:p>11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5]+1" office:value-type="float" office:value="113">
            <text:p>113</text:p>
          </table:table-cell>
          <table:table-cell table:style-name="ce390" table:formula="of:=ROUNDUP([.C$107]*POWER([.$B36]/[.C$105];[.C$106]);0)" office:value-type="float" office:value="165">
            <text:p>165</text:p>
          </table:table-cell>
          <table:table-cell table:style-name="ce390" table:formula="of:=ROUNDUP([.D$107]*POWER([.$B36]/[.D$105];[.D$106]);0)" office:value-type="float" office:value="165">
            <text:p>165</text:p>
          </table:table-cell>
          <table:table-cell table:style-name="ce390" table:formula="of:=ROUNDUP([.E$107]*POWER([.$B36]/[.E$105];[.E$106]);0)" office:value-type="float" office:value="165">
            <text:p>165</text:p>
          </table:table-cell>
          <table:table-cell table:style-name="ce390" table:formula="of:=ROUNDUP([.F$107]*POWER([.$B36]/[.F$105];[.F$106]);0)" office:value-type="float" office:value="165">
            <text:p>165</text:p>
          </table:table-cell>
          <table:table-cell table:style-name="ce394" table:formula="of:=ROUNDUP([.G$107]*POWER([.$B36]/[.G$105];[.G$106]);0)" office:value-type="float" office:value="165">
            <text:p>165</text:p>
          </table:table-cell>
          <table:table-cell table:style-name="ce390" table:formula="of:=ROUNDUP([.H$107]*POWER([.$B36]/[.H$105];[.H$106]);0)" office:value-type="float" office:value="165">
            <text:p>165</text:p>
          </table:table-cell>
          <table:table-cell table:style-name="ce390" table:formula="of:=ROUNDUP([.I$107]*POWER([.$B36]/[.I$105];[.I$106]);0)" office:value-type="float" office:value="165">
            <text:p>165</text:p>
          </table:table-cell>
          <table:table-cell table:style-name="ce398" table:formula="of:=ROUNDUP([.J$107]*POWER([.$B36]/[.J$105];[.J$106]);0)" office:value-type="float" office:value="165">
            <text:p>165</text:p>
          </table:table-cell>
          <table:table-cell table:style-name="ce390" table:formula="of:=ROUNDUP([.K$107]*POWER([.$B36]/[.K$105];[.K$106]);0)" office:value-type="float" office:value="165">
            <text:p>165</text:p>
          </table:table-cell>
          <table:table-cell table:style-name="ce390" table:formula="of:=ROUNDUP([.L$107]*POWER([.$B36]/[.L$105];[.L$106]);0)" office:value-type="float" office:value="165">
            <text:p>165</text:p>
          </table:table-cell>
          <table:table-cell table:style-name="ce390" table:formula="of:=ROUNDUP([.M$107]*POWER([.$B36]/[.M$105];[.M$106]);0)" office:value-type="float" office:value="165">
            <text:p>165</text:p>
          </table:table-cell>
          <table:table-cell table:style-name="ce390" table:formula="of:=ROUNDUP([.N$107]*POWER([.$B36]/[.N$105];[.N$106]);0)" office:value-type="float" office:value="165">
            <text:p>165</text:p>
          </table:table-cell>
          <table:table-cell table:style-name="ce394" table:formula="of:=ROUNDUP([.O$107]*POWER([.$B36]/[.O$105];[.O$106]);0)" office:value-type="float" office:value="165">
            <text:p>165</text:p>
          </table:table-cell>
          <table:table-cell table:style-name="ce390" table:formula="of:=ROUNDUP([.P$107]*POWER([.$B36]/[.P$105];[.P$106]);0)" office:value-type="float" office:value="165">
            <text:p>165</text:p>
          </table:table-cell>
          <table:table-cell table:style-name="ce390" table:formula="of:=ROUNDUP([.Q$107]*POWER([.$B36]/[.Q$105];[.Q$106]);0)" office:value-type="float" office:value="165">
            <text:p>165</text:p>
          </table:table-cell>
          <table:table-cell table:style-name="ce398" table:formula="of:=ROUNDUP([.R$107]*POWER([.$B36]/[.R$105];[.R$106]);0)" office:value-type="float" office:value="165">
            <text:p>165</text:p>
          </table:table-cell>
          <table:table-cell table:style-name="ce390" table:formula="of:=ROUNDUP([.S$107]*POWER([.$B36]/[.S$105];[.S$106]);0)" office:value-type="float" office:value="165">
            <text:p>165</text:p>
          </table:table-cell>
          <table:table-cell table:style-name="ce390" table:formula="of:=ROUNDUP([.T$107]*POWER([.$B36]/[.T$105];[.T$106]);0)" office:value-type="float" office:value="165">
            <text:p>165</text:p>
          </table:table-cell>
          <table:table-cell table:style-name="ce390" table:formula="of:=ROUNDUP([.U$107]*POWER([.$B36]/[.U$105];[.U$106]);0)" office:value-type="float" office:value="165">
            <text:p>165</text:p>
          </table:table-cell>
          <table:table-cell table:style-name="ce390" table:formula="of:=ROUNDUP([.V$107]*POWER([.$B36]/[.V$105];[.V$106]);0)" office:value-type="float" office:value="165">
            <text:p>165</text:p>
          </table:table-cell>
          <table:table-cell table:style-name="ce383" table:formula="of:=[.W35]+1" office:value-type="float" office:value="113">
            <text:p>11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6]+1" office:value-type="float" office:value="114">
            <text:p>114</text:p>
          </table:table-cell>
          <table:table-cell table:style-name="ce390" table:formula="of:=ROUNDUP([.C$107]*POWER([.$B37]/[.C$105];[.C$106]);0)" office:value-type="float" office:value="167">
            <text:p>167</text:p>
          </table:table-cell>
          <table:table-cell table:style-name="ce390" table:formula="of:=ROUNDUP([.D$107]*POWER([.$B37]/[.D$105];[.D$106]);0)" office:value-type="float" office:value="167">
            <text:p>167</text:p>
          </table:table-cell>
          <table:table-cell table:style-name="ce390" table:formula="of:=ROUNDUP([.E$107]*POWER([.$B37]/[.E$105];[.E$106]);0)" office:value-type="float" office:value="167">
            <text:p>167</text:p>
          </table:table-cell>
          <table:table-cell table:style-name="ce390" table:formula="of:=ROUNDUP([.F$107]*POWER([.$B37]/[.F$105];[.F$106]);0)" office:value-type="float" office:value="167">
            <text:p>167</text:p>
          </table:table-cell>
          <table:table-cell table:style-name="ce394" table:formula="of:=ROUNDUP([.G$107]*POWER([.$B37]/[.G$105];[.G$106]);0)" office:value-type="float" office:value="167">
            <text:p>167</text:p>
          </table:table-cell>
          <table:table-cell table:style-name="ce390" table:formula="of:=ROUNDUP([.H$107]*POWER([.$B37]/[.H$105];[.H$106]);0)" office:value-type="float" office:value="167">
            <text:p>167</text:p>
          </table:table-cell>
          <table:table-cell table:style-name="ce390" table:formula="of:=ROUNDUP([.I$107]*POWER([.$B37]/[.I$105];[.I$106]);0)" office:value-type="float" office:value="167">
            <text:p>167</text:p>
          </table:table-cell>
          <table:table-cell table:style-name="ce398" table:formula="of:=ROUNDUP([.J$107]*POWER([.$B37]/[.J$105];[.J$106]);0)" office:value-type="float" office:value="167">
            <text:p>167</text:p>
          </table:table-cell>
          <table:table-cell table:style-name="ce390" table:formula="of:=ROUNDUP([.K$107]*POWER([.$B37]/[.K$105];[.K$106]);0)" office:value-type="float" office:value="167">
            <text:p>167</text:p>
          </table:table-cell>
          <table:table-cell table:style-name="ce390" table:formula="of:=ROUNDUP([.L$107]*POWER([.$B37]/[.L$105];[.L$106]);0)" office:value-type="float" office:value="167">
            <text:p>167</text:p>
          </table:table-cell>
          <table:table-cell table:style-name="ce390" table:formula="of:=ROUNDUP([.M$107]*POWER([.$B37]/[.M$105];[.M$106]);0)" office:value-type="float" office:value="167">
            <text:p>167</text:p>
          </table:table-cell>
          <table:table-cell table:style-name="ce390" table:formula="of:=ROUNDUP([.N$107]*POWER([.$B37]/[.N$105];[.N$106]);0)" office:value-type="float" office:value="167">
            <text:p>167</text:p>
          </table:table-cell>
          <table:table-cell table:style-name="ce394" table:formula="of:=ROUNDUP([.O$107]*POWER([.$B37]/[.O$105];[.O$106]);0)" office:value-type="float" office:value="167">
            <text:p>167</text:p>
          </table:table-cell>
          <table:table-cell table:style-name="ce390" table:formula="of:=ROUNDUP([.P$107]*POWER([.$B37]/[.P$105];[.P$106]);0)" office:value-type="float" office:value="167">
            <text:p>167</text:p>
          </table:table-cell>
          <table:table-cell table:style-name="ce390" table:formula="of:=ROUNDUP([.Q$107]*POWER([.$B37]/[.Q$105];[.Q$106]);0)" office:value-type="float" office:value="167">
            <text:p>167</text:p>
          </table:table-cell>
          <table:table-cell table:style-name="ce398" table:formula="of:=ROUNDUP([.R$107]*POWER([.$B37]/[.R$105];[.R$106]);0)" office:value-type="float" office:value="167">
            <text:p>167</text:p>
          </table:table-cell>
          <table:table-cell table:style-name="ce390" table:formula="of:=ROUNDUP([.S$107]*POWER([.$B37]/[.S$105];[.S$106]);0)" office:value-type="float" office:value="167">
            <text:p>167</text:p>
          </table:table-cell>
          <table:table-cell table:style-name="ce390" table:formula="of:=ROUNDUP([.T$107]*POWER([.$B37]/[.T$105];[.T$106]);0)" office:value-type="float" office:value="167">
            <text:p>167</text:p>
          </table:table-cell>
          <table:table-cell table:style-name="ce390" table:formula="of:=ROUNDUP([.U$107]*POWER([.$B37]/[.U$105];[.U$106]);0)" office:value-type="float" office:value="167">
            <text:p>167</text:p>
          </table:table-cell>
          <table:table-cell table:style-name="ce390" table:formula="of:=ROUNDUP([.V$107]*POWER([.$B37]/[.V$105];[.V$106]);0)" office:value-type="float" office:value="167">
            <text:p>167</text:p>
          </table:table-cell>
          <table:table-cell table:style-name="ce383" table:formula="of:=[.W36]+1" office:value-type="float" office:value="114">
            <text:p>11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7]+1" office:value-type="float" office:value="115">
            <text:p>115</text:p>
          </table:table-cell>
          <table:table-cell table:style-name="ce390" table:formula="of:=ROUNDUP([.C$107]*POWER([.$B38]/[.C$105];[.C$106]);0)" office:value-type="float" office:value="170">
            <text:p>170</text:p>
          </table:table-cell>
          <table:table-cell table:style-name="ce390" table:formula="of:=ROUNDUP([.D$107]*POWER([.$B38]/[.D$105];[.D$106]);0)" office:value-type="float" office:value="170">
            <text:p>170</text:p>
          </table:table-cell>
          <table:table-cell table:style-name="ce390" table:formula="of:=ROUNDUP([.E$107]*POWER([.$B38]/[.E$105];[.E$106]);0)" office:value-type="float" office:value="170">
            <text:p>170</text:p>
          </table:table-cell>
          <table:table-cell table:style-name="ce390" table:formula="of:=ROUNDUP([.F$107]*POWER([.$B38]/[.F$105];[.F$106]);0)" office:value-type="float" office:value="170">
            <text:p>170</text:p>
          </table:table-cell>
          <table:table-cell table:style-name="ce394" table:formula="of:=ROUNDUP([.G$107]*POWER([.$B38]/[.G$105];[.G$106]);0)" office:value-type="float" office:value="170">
            <text:p>170</text:p>
          </table:table-cell>
          <table:table-cell table:style-name="ce390" table:formula="of:=ROUNDUP([.H$107]*POWER([.$B38]/[.H$105];[.H$106]);0)" office:value-type="float" office:value="170">
            <text:p>170</text:p>
          </table:table-cell>
          <table:table-cell table:style-name="ce390" table:formula="of:=ROUNDUP([.I$107]*POWER([.$B38]/[.I$105];[.I$106]);0)" office:value-type="float" office:value="170">
            <text:p>170</text:p>
          </table:table-cell>
          <table:table-cell table:style-name="ce398" table:formula="of:=ROUNDUP([.J$107]*POWER([.$B38]/[.J$105];[.J$106]);0)" office:value-type="float" office:value="170">
            <text:p>170</text:p>
          </table:table-cell>
          <table:table-cell table:style-name="ce390" table:formula="of:=ROUNDUP([.K$107]*POWER([.$B38]/[.K$105];[.K$106]);0)" office:value-type="float" office:value="170">
            <text:p>170</text:p>
          </table:table-cell>
          <table:table-cell table:style-name="ce390" table:formula="of:=ROUNDUP([.L$107]*POWER([.$B38]/[.L$105];[.L$106]);0)" office:value-type="float" office:value="170">
            <text:p>170</text:p>
          </table:table-cell>
          <table:table-cell table:style-name="ce390" table:formula="of:=ROUNDUP([.M$107]*POWER([.$B38]/[.M$105];[.M$106]);0)" office:value-type="float" office:value="170">
            <text:p>170</text:p>
          </table:table-cell>
          <table:table-cell table:style-name="ce390" table:formula="of:=ROUNDUP([.N$107]*POWER([.$B38]/[.N$105];[.N$106]);0)" office:value-type="float" office:value="170">
            <text:p>170</text:p>
          </table:table-cell>
          <table:table-cell table:style-name="ce394" table:formula="of:=ROUNDUP([.O$107]*POWER([.$B38]/[.O$105];[.O$106]);0)" office:value-type="float" office:value="170">
            <text:p>170</text:p>
          </table:table-cell>
          <table:table-cell table:style-name="ce390" table:formula="of:=ROUNDUP([.P$107]*POWER([.$B38]/[.P$105];[.P$106]);0)" office:value-type="float" office:value="170">
            <text:p>170</text:p>
          </table:table-cell>
          <table:table-cell table:style-name="ce390" table:formula="of:=ROUNDUP([.Q$107]*POWER([.$B38]/[.Q$105];[.Q$106]);0)" office:value-type="float" office:value="170">
            <text:p>170</text:p>
          </table:table-cell>
          <table:table-cell table:style-name="ce398" table:formula="of:=ROUNDUP([.R$107]*POWER([.$B38]/[.R$105];[.R$106]);0)" office:value-type="float" office:value="170">
            <text:p>170</text:p>
          </table:table-cell>
          <table:table-cell table:style-name="ce390" table:formula="of:=ROUNDUP([.S$107]*POWER([.$B38]/[.S$105];[.S$106]);0)" office:value-type="float" office:value="170">
            <text:p>170</text:p>
          </table:table-cell>
          <table:table-cell table:style-name="ce390" table:formula="of:=ROUNDUP([.T$107]*POWER([.$B38]/[.T$105];[.T$106]);0)" office:value-type="float" office:value="170">
            <text:p>170</text:p>
          </table:table-cell>
          <table:table-cell table:style-name="ce390" table:formula="of:=ROUNDUP([.U$107]*POWER([.$B38]/[.U$105];[.U$106]);0)" office:value-type="float" office:value="170">
            <text:p>170</text:p>
          </table:table-cell>
          <table:table-cell table:style-name="ce390" table:formula="of:=ROUNDUP([.V$107]*POWER([.$B38]/[.V$105];[.V$106]);0)" office:value-type="float" office:value="170">
            <text:p>170</text:p>
          </table:table-cell>
          <table:table-cell table:style-name="ce383" table:formula="of:=[.W37]+1" office:value-type="float" office:value="115">
            <text:p>11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8]+1" office:value-type="float" office:value="116">
            <text:p>116</text:p>
          </table:table-cell>
          <table:table-cell table:style-name="ce390" table:formula="of:=ROUNDUP([.C$107]*POWER([.$B39]/[.C$105];[.C$106]);0)" office:value-type="float" office:value="172">
            <text:p>172</text:p>
          </table:table-cell>
          <table:table-cell table:style-name="ce390" table:formula="of:=ROUNDUP([.D$107]*POWER([.$B39]/[.D$105];[.D$106]);0)" office:value-type="float" office:value="172">
            <text:p>172</text:p>
          </table:table-cell>
          <table:table-cell table:style-name="ce390" table:formula="of:=ROUNDUP([.E$107]*POWER([.$B39]/[.E$105];[.E$106]);0)" office:value-type="float" office:value="172">
            <text:p>172</text:p>
          </table:table-cell>
          <table:table-cell table:style-name="ce390" table:formula="of:=ROUNDUP([.F$107]*POWER([.$B39]/[.F$105];[.F$106]);0)" office:value-type="float" office:value="172">
            <text:p>172</text:p>
          </table:table-cell>
          <table:table-cell table:style-name="ce394" table:formula="of:=ROUNDUP([.G$107]*POWER([.$B39]/[.G$105];[.G$106]);0)" office:value-type="float" office:value="172">
            <text:p>172</text:p>
          </table:table-cell>
          <table:table-cell table:style-name="ce390" table:formula="of:=ROUNDUP([.H$107]*POWER([.$B39]/[.H$105];[.H$106]);0)" office:value-type="float" office:value="172">
            <text:p>172</text:p>
          </table:table-cell>
          <table:table-cell table:style-name="ce390" table:formula="of:=ROUNDUP([.I$107]*POWER([.$B39]/[.I$105];[.I$106]);0)" office:value-type="float" office:value="172">
            <text:p>172</text:p>
          </table:table-cell>
          <table:table-cell table:style-name="ce398" table:formula="of:=ROUNDUP([.J$107]*POWER([.$B39]/[.J$105];[.J$106]);0)" office:value-type="float" office:value="172">
            <text:p>172</text:p>
          </table:table-cell>
          <table:table-cell table:style-name="ce390" table:formula="of:=ROUNDUP([.K$107]*POWER([.$B39]/[.K$105];[.K$106]);0)" office:value-type="float" office:value="172">
            <text:p>172</text:p>
          </table:table-cell>
          <table:table-cell table:style-name="ce390" table:formula="of:=ROUNDUP([.L$107]*POWER([.$B39]/[.L$105];[.L$106]);0)" office:value-type="float" office:value="172">
            <text:p>172</text:p>
          </table:table-cell>
          <table:table-cell table:style-name="ce390" table:formula="of:=ROUNDUP([.M$107]*POWER([.$B39]/[.M$105];[.M$106]);0)" office:value-type="float" office:value="172">
            <text:p>172</text:p>
          </table:table-cell>
          <table:table-cell table:style-name="ce390" table:formula="of:=ROUNDUP([.N$107]*POWER([.$B39]/[.N$105];[.N$106]);0)" office:value-type="float" office:value="172">
            <text:p>172</text:p>
          </table:table-cell>
          <table:table-cell table:style-name="ce394" table:formula="of:=ROUNDUP([.O$107]*POWER([.$B39]/[.O$105];[.O$106]);0)" office:value-type="float" office:value="172">
            <text:p>172</text:p>
          </table:table-cell>
          <table:table-cell table:style-name="ce390" table:formula="of:=ROUNDUP([.P$107]*POWER([.$B39]/[.P$105];[.P$106]);0)" office:value-type="float" office:value="172">
            <text:p>172</text:p>
          </table:table-cell>
          <table:table-cell table:style-name="ce390" table:formula="of:=ROUNDUP([.Q$107]*POWER([.$B39]/[.Q$105];[.Q$106]);0)" office:value-type="float" office:value="172">
            <text:p>172</text:p>
          </table:table-cell>
          <table:table-cell table:style-name="ce398" table:formula="of:=ROUNDUP([.R$107]*POWER([.$B39]/[.R$105];[.R$106]);0)" office:value-type="float" office:value="172">
            <text:p>172</text:p>
          </table:table-cell>
          <table:table-cell table:style-name="ce390" table:formula="of:=ROUNDUP([.S$107]*POWER([.$B39]/[.S$105];[.S$106]);0)" office:value-type="float" office:value="172">
            <text:p>172</text:p>
          </table:table-cell>
          <table:table-cell table:style-name="ce390" table:formula="of:=ROUNDUP([.T$107]*POWER([.$B39]/[.T$105];[.T$106]);0)" office:value-type="float" office:value="172">
            <text:p>172</text:p>
          </table:table-cell>
          <table:table-cell table:style-name="ce390" table:formula="of:=ROUNDUP([.U$107]*POWER([.$B39]/[.U$105];[.U$106]);0)" office:value-type="float" office:value="172">
            <text:p>172</text:p>
          </table:table-cell>
          <table:table-cell table:style-name="ce390" table:formula="of:=ROUNDUP([.V$107]*POWER([.$B39]/[.V$105];[.V$106]);0)" office:value-type="float" office:value="172">
            <text:p>172</text:p>
          </table:table-cell>
          <table:table-cell table:style-name="ce383" table:formula="of:=[.W38]+1" office:value-type="float" office:value="116">
            <text:p>11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39]+1" office:value-type="float" office:value="117">
            <text:p>117</text:p>
          </table:table-cell>
          <table:table-cell table:style-name="ce390" table:formula="of:=ROUNDUP([.C$107]*POWER([.$B40]/[.C$105];[.C$106]);0)" office:value-type="float" office:value="175">
            <text:p>175</text:p>
          </table:table-cell>
          <table:table-cell table:style-name="ce390" table:formula="of:=ROUNDUP([.D$107]*POWER([.$B40]/[.D$105];[.D$106]);0)" office:value-type="float" office:value="175">
            <text:p>175</text:p>
          </table:table-cell>
          <table:table-cell table:style-name="ce390" table:formula="of:=ROUNDUP([.E$107]*POWER([.$B40]/[.E$105];[.E$106]);0)" office:value-type="float" office:value="175">
            <text:p>175</text:p>
          </table:table-cell>
          <table:table-cell table:style-name="ce390" table:formula="of:=ROUNDUP([.F$107]*POWER([.$B40]/[.F$105];[.F$106]);0)" office:value-type="float" office:value="175">
            <text:p>175</text:p>
          </table:table-cell>
          <table:table-cell table:style-name="ce394" table:formula="of:=ROUNDUP([.G$107]*POWER([.$B40]/[.G$105];[.G$106]);0)" office:value-type="float" office:value="175">
            <text:p>175</text:p>
          </table:table-cell>
          <table:table-cell table:style-name="ce390" table:formula="of:=ROUNDUP([.H$107]*POWER([.$B40]/[.H$105];[.H$106]);0)" office:value-type="float" office:value="175">
            <text:p>175</text:p>
          </table:table-cell>
          <table:table-cell table:style-name="ce390" table:formula="of:=ROUNDUP([.I$107]*POWER([.$B40]/[.I$105];[.I$106]);0)" office:value-type="float" office:value="175">
            <text:p>175</text:p>
          </table:table-cell>
          <table:table-cell table:style-name="ce398" table:formula="of:=ROUNDUP([.J$107]*POWER([.$B40]/[.J$105];[.J$106]);0)" office:value-type="float" office:value="175">
            <text:p>175</text:p>
          </table:table-cell>
          <table:table-cell table:style-name="ce390" table:formula="of:=ROUNDUP([.K$107]*POWER([.$B40]/[.K$105];[.K$106]);0)" office:value-type="float" office:value="175">
            <text:p>175</text:p>
          </table:table-cell>
          <table:table-cell table:style-name="ce390" table:formula="of:=ROUNDUP([.L$107]*POWER([.$B40]/[.L$105];[.L$106]);0)" office:value-type="float" office:value="175">
            <text:p>175</text:p>
          </table:table-cell>
          <table:table-cell table:style-name="ce390" table:formula="of:=ROUNDUP([.M$107]*POWER([.$B40]/[.M$105];[.M$106]);0)" office:value-type="float" office:value="175">
            <text:p>175</text:p>
          </table:table-cell>
          <table:table-cell table:style-name="ce390" table:formula="of:=ROUNDUP([.N$107]*POWER([.$B40]/[.N$105];[.N$106]);0)" office:value-type="float" office:value="175">
            <text:p>175</text:p>
          </table:table-cell>
          <table:table-cell table:style-name="ce394" table:formula="of:=ROUNDUP([.O$107]*POWER([.$B40]/[.O$105];[.O$106]);0)" office:value-type="float" office:value="175">
            <text:p>175</text:p>
          </table:table-cell>
          <table:table-cell table:style-name="ce390" table:formula="of:=ROUNDUP([.P$107]*POWER([.$B40]/[.P$105];[.P$106]);0)" office:value-type="float" office:value="175">
            <text:p>175</text:p>
          </table:table-cell>
          <table:table-cell table:style-name="ce390" table:formula="of:=ROUNDUP([.Q$107]*POWER([.$B40]/[.Q$105];[.Q$106]);0)" office:value-type="float" office:value="175">
            <text:p>175</text:p>
          </table:table-cell>
          <table:table-cell table:style-name="ce398" table:formula="of:=ROUNDUP([.R$107]*POWER([.$B40]/[.R$105];[.R$106]);0)" office:value-type="float" office:value="175">
            <text:p>175</text:p>
          </table:table-cell>
          <table:table-cell table:style-name="ce390" table:formula="of:=ROUNDUP([.S$107]*POWER([.$B40]/[.S$105];[.S$106]);0)" office:value-type="float" office:value="175">
            <text:p>175</text:p>
          </table:table-cell>
          <table:table-cell table:style-name="ce390" table:formula="of:=ROUNDUP([.T$107]*POWER([.$B40]/[.T$105];[.T$106]);0)" office:value-type="float" office:value="175">
            <text:p>175</text:p>
          </table:table-cell>
          <table:table-cell table:style-name="ce390" table:formula="of:=ROUNDUP([.U$107]*POWER([.$B40]/[.U$105];[.U$106]);0)" office:value-type="float" office:value="175">
            <text:p>175</text:p>
          </table:table-cell>
          <table:table-cell table:style-name="ce390" table:formula="of:=ROUNDUP([.V$107]*POWER([.$B40]/[.V$105];[.V$106]);0)" office:value-type="float" office:value="175">
            <text:p>175</text:p>
          </table:table-cell>
          <table:table-cell table:style-name="ce383" table:formula="of:=[.W39]+1" office:value-type="float" office:value="117">
            <text:p>11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0]+1" office:value-type="float" office:value="118">
            <text:p>118</text:p>
          </table:table-cell>
          <table:table-cell table:style-name="ce390" table:formula="of:=ROUNDUP([.C$107]*POWER([.$B41]/[.C$105];[.C$106]);0)" office:value-type="float" office:value="177">
            <text:p>177</text:p>
          </table:table-cell>
          <table:table-cell table:style-name="ce390" table:formula="of:=ROUNDUP([.D$107]*POWER([.$B41]/[.D$105];[.D$106]);0)" office:value-type="float" office:value="177">
            <text:p>177</text:p>
          </table:table-cell>
          <table:table-cell table:style-name="ce390" table:formula="of:=ROUNDUP([.E$107]*POWER([.$B41]/[.E$105];[.E$106]);0)" office:value-type="float" office:value="177">
            <text:p>177</text:p>
          </table:table-cell>
          <table:table-cell table:style-name="ce390" table:formula="of:=ROUNDUP([.F$107]*POWER([.$B41]/[.F$105];[.F$106]);0)" office:value-type="float" office:value="177">
            <text:p>177</text:p>
          </table:table-cell>
          <table:table-cell table:style-name="ce394" table:formula="of:=ROUNDUP([.G$107]*POWER([.$B41]/[.G$105];[.G$106]);0)" office:value-type="float" office:value="177">
            <text:p>177</text:p>
          </table:table-cell>
          <table:table-cell table:style-name="ce390" table:formula="of:=ROUNDUP([.H$107]*POWER([.$B41]/[.H$105];[.H$106]);0)" office:value-type="float" office:value="177">
            <text:p>177</text:p>
          </table:table-cell>
          <table:table-cell table:style-name="ce390" table:formula="of:=ROUNDUP([.I$107]*POWER([.$B41]/[.I$105];[.I$106]);0)" office:value-type="float" office:value="177">
            <text:p>177</text:p>
          </table:table-cell>
          <table:table-cell table:style-name="ce398" table:formula="of:=ROUNDUP([.J$107]*POWER([.$B41]/[.J$105];[.J$106]);0)" office:value-type="float" office:value="177">
            <text:p>177</text:p>
          </table:table-cell>
          <table:table-cell table:style-name="ce390" table:formula="of:=ROUNDUP([.K$107]*POWER([.$B41]/[.K$105];[.K$106]);0)" office:value-type="float" office:value="177">
            <text:p>177</text:p>
          </table:table-cell>
          <table:table-cell table:style-name="ce390" table:formula="of:=ROUNDUP([.L$107]*POWER([.$B41]/[.L$105];[.L$106]);0)" office:value-type="float" office:value="177">
            <text:p>177</text:p>
          </table:table-cell>
          <table:table-cell table:style-name="ce390" table:formula="of:=ROUNDUP([.M$107]*POWER([.$B41]/[.M$105];[.M$106]);0)" office:value-type="float" office:value="177">
            <text:p>177</text:p>
          </table:table-cell>
          <table:table-cell table:style-name="ce390" table:formula="of:=ROUNDUP([.N$107]*POWER([.$B41]/[.N$105];[.N$106]);0)" office:value-type="float" office:value="177">
            <text:p>177</text:p>
          </table:table-cell>
          <table:table-cell table:style-name="ce394" table:formula="of:=ROUNDUP([.O$107]*POWER([.$B41]/[.O$105];[.O$106]);0)" office:value-type="float" office:value="177">
            <text:p>177</text:p>
          </table:table-cell>
          <table:table-cell table:style-name="ce390" table:formula="of:=ROUNDUP([.P$107]*POWER([.$B41]/[.P$105];[.P$106]);0)" office:value-type="float" office:value="177">
            <text:p>177</text:p>
          </table:table-cell>
          <table:table-cell table:style-name="ce390" table:formula="of:=ROUNDUP([.Q$107]*POWER([.$B41]/[.Q$105];[.Q$106]);0)" office:value-type="float" office:value="177">
            <text:p>177</text:p>
          </table:table-cell>
          <table:table-cell table:style-name="ce398" table:formula="of:=ROUNDUP([.R$107]*POWER([.$B41]/[.R$105];[.R$106]);0)" office:value-type="float" office:value="177">
            <text:p>177</text:p>
          </table:table-cell>
          <table:table-cell table:style-name="ce390" table:formula="of:=ROUNDUP([.S$107]*POWER([.$B41]/[.S$105];[.S$106]);0)" office:value-type="float" office:value="177">
            <text:p>177</text:p>
          </table:table-cell>
          <table:table-cell table:style-name="ce390" table:formula="of:=ROUNDUP([.T$107]*POWER([.$B41]/[.T$105];[.T$106]);0)" office:value-type="float" office:value="177">
            <text:p>177</text:p>
          </table:table-cell>
          <table:table-cell table:style-name="ce390" table:formula="of:=ROUNDUP([.U$107]*POWER([.$B41]/[.U$105];[.U$106]);0)" office:value-type="float" office:value="177">
            <text:p>177</text:p>
          </table:table-cell>
          <table:table-cell table:style-name="ce390" table:formula="of:=ROUNDUP([.V$107]*POWER([.$B41]/[.V$105];[.V$106]);0)" office:value-type="float" office:value="177">
            <text:p>177</text:p>
          </table:table-cell>
          <table:table-cell table:style-name="ce383" table:formula="of:=[.W40]+1" office:value-type="float" office:value="118">
            <text:p>11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1]+1" office:value-type="float" office:value="119">
            <text:p>119</text:p>
          </table:table-cell>
          <table:table-cell table:style-name="ce390" table:formula="of:=ROUNDUP([.C$107]*POWER([.$B42]/[.C$105];[.C$106]);0)" office:value-type="float" office:value="179">
            <text:p>179</text:p>
          </table:table-cell>
          <table:table-cell table:style-name="ce390" table:formula="of:=ROUNDUP([.D$107]*POWER([.$B42]/[.D$105];[.D$106]);0)" office:value-type="float" office:value="179">
            <text:p>179</text:p>
          </table:table-cell>
          <table:table-cell table:style-name="ce390" table:formula="of:=ROUNDUP([.E$107]*POWER([.$B42]/[.E$105];[.E$106]);0)" office:value-type="float" office:value="179">
            <text:p>179</text:p>
          </table:table-cell>
          <table:table-cell table:style-name="ce390" table:formula="of:=ROUNDUP([.F$107]*POWER([.$B42]/[.F$105];[.F$106]);0)" office:value-type="float" office:value="179">
            <text:p>179</text:p>
          </table:table-cell>
          <table:table-cell table:style-name="ce394" table:formula="of:=ROUNDUP([.G$107]*POWER([.$B42]/[.G$105];[.G$106]);0)" office:value-type="float" office:value="179">
            <text:p>179</text:p>
          </table:table-cell>
          <table:table-cell table:style-name="ce390" table:formula="of:=ROUNDUP([.H$107]*POWER([.$B42]/[.H$105];[.H$106]);0)" office:value-type="float" office:value="179">
            <text:p>179</text:p>
          </table:table-cell>
          <table:table-cell table:style-name="ce390" table:formula="of:=ROUNDUP([.I$107]*POWER([.$B42]/[.I$105];[.I$106]);0)" office:value-type="float" office:value="179">
            <text:p>179</text:p>
          </table:table-cell>
          <table:table-cell table:style-name="ce398" table:formula="of:=ROUNDUP([.J$107]*POWER([.$B42]/[.J$105];[.J$106]);0)" office:value-type="float" office:value="179">
            <text:p>179</text:p>
          </table:table-cell>
          <table:table-cell table:style-name="ce390" table:formula="of:=ROUNDUP([.K$107]*POWER([.$B42]/[.K$105];[.K$106]);0)" office:value-type="float" office:value="179">
            <text:p>179</text:p>
          </table:table-cell>
          <table:table-cell table:style-name="ce390" table:formula="of:=ROUNDUP([.L$107]*POWER([.$B42]/[.L$105];[.L$106]);0)" office:value-type="float" office:value="179">
            <text:p>179</text:p>
          </table:table-cell>
          <table:table-cell table:style-name="ce390" table:formula="of:=ROUNDUP([.M$107]*POWER([.$B42]/[.M$105];[.M$106]);0)" office:value-type="float" office:value="179">
            <text:p>179</text:p>
          </table:table-cell>
          <table:table-cell table:style-name="ce390" table:formula="of:=ROUNDUP([.N$107]*POWER([.$B42]/[.N$105];[.N$106]);0)" office:value-type="float" office:value="179">
            <text:p>179</text:p>
          </table:table-cell>
          <table:table-cell table:style-name="ce394" table:formula="of:=ROUNDUP([.O$107]*POWER([.$B42]/[.O$105];[.O$106]);0)" office:value-type="float" office:value="179">
            <text:p>179</text:p>
          </table:table-cell>
          <table:table-cell table:style-name="ce390" table:formula="of:=ROUNDUP([.P$107]*POWER([.$B42]/[.P$105];[.P$106]);0)" office:value-type="float" office:value="179">
            <text:p>179</text:p>
          </table:table-cell>
          <table:table-cell table:style-name="ce390" table:formula="of:=ROUNDUP([.Q$107]*POWER([.$B42]/[.Q$105];[.Q$106]);0)" office:value-type="float" office:value="179">
            <text:p>179</text:p>
          </table:table-cell>
          <table:table-cell table:style-name="ce398" table:formula="of:=ROUNDUP([.R$107]*POWER([.$B42]/[.R$105];[.R$106]);0)" office:value-type="float" office:value="179">
            <text:p>179</text:p>
          </table:table-cell>
          <table:table-cell table:style-name="ce390" table:formula="of:=ROUNDUP([.S$107]*POWER([.$B42]/[.S$105];[.S$106]);0)" office:value-type="float" office:value="179">
            <text:p>179</text:p>
          </table:table-cell>
          <table:table-cell table:style-name="ce390" table:formula="of:=ROUNDUP([.T$107]*POWER([.$B42]/[.T$105];[.T$106]);0)" office:value-type="float" office:value="179">
            <text:p>179</text:p>
          </table:table-cell>
          <table:table-cell table:style-name="ce390" table:formula="of:=ROUNDUP([.U$107]*POWER([.$B42]/[.U$105];[.U$106]);0)" office:value-type="float" office:value="179">
            <text:p>179</text:p>
          </table:table-cell>
          <table:table-cell table:style-name="ce390" table:formula="of:=ROUNDUP([.V$107]*POWER([.$B42]/[.V$105];[.V$106]);0)" office:value-type="float" office:value="179">
            <text:p>179</text:p>
          </table:table-cell>
          <table:table-cell table:style-name="ce383" table:formula="of:=[.W41]+1" office:value-type="float" office:value="119">
            <text:p>11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2]+1" office:value-type="float" office:value="120">
            <text:p>120</text:p>
          </table:table-cell>
          <table:table-cell table:style-name="ce390" table:formula="of:=ROUNDUP([.C$107]*POWER([.$B43]/[.C$105];[.C$106]);0)" office:value-type="float" office:value="182">
            <text:p>182</text:p>
          </table:table-cell>
          <table:table-cell table:style-name="ce390" table:formula="of:=ROUNDUP([.D$107]*POWER([.$B43]/[.D$105];[.D$106]);0)" office:value-type="float" office:value="182">
            <text:p>182</text:p>
          </table:table-cell>
          <table:table-cell table:style-name="ce390" table:formula="of:=ROUNDUP([.E$107]*POWER([.$B43]/[.E$105];[.E$106]);0)" office:value-type="float" office:value="182">
            <text:p>182</text:p>
          </table:table-cell>
          <table:table-cell table:style-name="ce390" table:formula="of:=ROUNDUP([.F$107]*POWER([.$B43]/[.F$105];[.F$106]);0)" office:value-type="float" office:value="182">
            <text:p>182</text:p>
          </table:table-cell>
          <table:table-cell table:style-name="ce394" table:formula="of:=ROUNDUP([.G$107]*POWER([.$B43]/[.G$105];[.G$106]);0)" office:value-type="float" office:value="182">
            <text:p>182</text:p>
          </table:table-cell>
          <table:table-cell table:style-name="ce390" table:formula="of:=ROUNDUP([.H$107]*POWER([.$B43]/[.H$105];[.H$106]);0)" office:value-type="float" office:value="182">
            <text:p>182</text:p>
          </table:table-cell>
          <table:table-cell table:style-name="ce390" table:formula="of:=ROUNDUP([.I$107]*POWER([.$B43]/[.I$105];[.I$106]);0)" office:value-type="float" office:value="182">
            <text:p>182</text:p>
          </table:table-cell>
          <table:table-cell table:style-name="ce398" table:formula="of:=ROUNDUP([.J$107]*POWER([.$B43]/[.J$105];[.J$106]);0)" office:value-type="float" office:value="182">
            <text:p>182</text:p>
          </table:table-cell>
          <table:table-cell table:style-name="ce390" table:formula="of:=ROUNDUP([.K$107]*POWER([.$B43]/[.K$105];[.K$106]);0)" office:value-type="float" office:value="182">
            <text:p>182</text:p>
          </table:table-cell>
          <table:table-cell table:style-name="ce390" table:formula="of:=ROUNDUP([.L$107]*POWER([.$B43]/[.L$105];[.L$106]);0)" office:value-type="float" office:value="182">
            <text:p>182</text:p>
          </table:table-cell>
          <table:table-cell table:style-name="ce390" table:formula="of:=ROUNDUP([.M$107]*POWER([.$B43]/[.M$105];[.M$106]);0)" office:value-type="float" office:value="182">
            <text:p>182</text:p>
          </table:table-cell>
          <table:table-cell table:style-name="ce390" table:formula="of:=ROUNDUP([.N$107]*POWER([.$B43]/[.N$105];[.N$106]);0)" office:value-type="float" office:value="182">
            <text:p>182</text:p>
          </table:table-cell>
          <table:table-cell table:style-name="ce394" table:formula="of:=ROUNDUP([.O$107]*POWER([.$B43]/[.O$105];[.O$106]);0)" office:value-type="float" office:value="182">
            <text:p>182</text:p>
          </table:table-cell>
          <table:table-cell table:style-name="ce390" table:formula="of:=ROUNDUP([.P$107]*POWER([.$B43]/[.P$105];[.P$106]);0)" office:value-type="float" office:value="182">
            <text:p>182</text:p>
          </table:table-cell>
          <table:table-cell table:style-name="ce390" table:formula="of:=ROUNDUP([.Q$107]*POWER([.$B43]/[.Q$105];[.Q$106]);0)" office:value-type="float" office:value="182">
            <text:p>182</text:p>
          </table:table-cell>
          <table:table-cell table:style-name="ce398" table:formula="of:=ROUNDUP([.R$107]*POWER([.$B43]/[.R$105];[.R$106]);0)" office:value-type="float" office:value="182">
            <text:p>182</text:p>
          </table:table-cell>
          <table:table-cell table:style-name="ce390" table:formula="of:=ROUNDUP([.S$107]*POWER([.$B43]/[.S$105];[.S$106]);0)" office:value-type="float" office:value="182">
            <text:p>182</text:p>
          </table:table-cell>
          <table:table-cell table:style-name="ce390" table:formula="of:=ROUNDUP([.T$107]*POWER([.$B43]/[.T$105];[.T$106]);0)" office:value-type="float" office:value="182">
            <text:p>182</text:p>
          </table:table-cell>
          <table:table-cell table:style-name="ce390" table:formula="of:=ROUNDUP([.U$107]*POWER([.$B43]/[.U$105];[.U$106]);0)" office:value-type="float" office:value="182">
            <text:p>182</text:p>
          </table:table-cell>
          <table:table-cell table:style-name="ce390" table:formula="of:=ROUNDUP([.V$107]*POWER([.$B43]/[.V$105];[.V$106]);0)" office:value-type="float" office:value="182">
            <text:p>182</text:p>
          </table:table-cell>
          <table:table-cell table:style-name="ce383" table:formula="of:=[.W42]+1" office:value-type="float" office:value="120">
            <text:p>12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3]+1" office:value-type="float" office:value="121">
            <text:p>121</text:p>
          </table:table-cell>
          <table:table-cell table:style-name="ce390" table:formula="of:=ROUNDUP([.C$107]*POWER([.$B44]/[.C$105];[.C$106]);0)" office:value-type="float" office:value="184">
            <text:p>184</text:p>
          </table:table-cell>
          <table:table-cell table:style-name="ce390" table:formula="of:=ROUNDUP([.D$107]*POWER([.$B44]/[.D$105];[.D$106]);0)" office:value-type="float" office:value="184">
            <text:p>184</text:p>
          </table:table-cell>
          <table:table-cell table:style-name="ce390" table:formula="of:=ROUNDUP([.E$107]*POWER([.$B44]/[.E$105];[.E$106]);0)" office:value-type="float" office:value="184">
            <text:p>184</text:p>
          </table:table-cell>
          <table:table-cell table:style-name="ce390" table:formula="of:=ROUNDUP([.F$107]*POWER([.$B44]/[.F$105];[.F$106]);0)" office:value-type="float" office:value="184">
            <text:p>184</text:p>
          </table:table-cell>
          <table:table-cell table:style-name="ce394" table:formula="of:=ROUNDUP([.G$107]*POWER([.$B44]/[.G$105];[.G$106]);0)" office:value-type="float" office:value="184">
            <text:p>184</text:p>
          </table:table-cell>
          <table:table-cell table:style-name="ce390" table:formula="of:=ROUNDUP([.H$107]*POWER([.$B44]/[.H$105];[.H$106]);0)" office:value-type="float" office:value="184">
            <text:p>184</text:p>
          </table:table-cell>
          <table:table-cell table:style-name="ce390" table:formula="of:=ROUNDUP([.I$107]*POWER([.$B44]/[.I$105];[.I$106]);0)" office:value-type="float" office:value="184">
            <text:p>184</text:p>
          </table:table-cell>
          <table:table-cell table:style-name="ce398" table:formula="of:=ROUNDUP([.J$107]*POWER([.$B44]/[.J$105];[.J$106]);0)" office:value-type="float" office:value="184">
            <text:p>184</text:p>
          </table:table-cell>
          <table:table-cell table:style-name="ce390" table:formula="of:=ROUNDUP([.K$107]*POWER([.$B44]/[.K$105];[.K$106]);0)" office:value-type="float" office:value="184">
            <text:p>184</text:p>
          </table:table-cell>
          <table:table-cell table:style-name="ce390" table:formula="of:=ROUNDUP([.L$107]*POWER([.$B44]/[.L$105];[.L$106]);0)" office:value-type="float" office:value="184">
            <text:p>184</text:p>
          </table:table-cell>
          <table:table-cell table:style-name="ce390" table:formula="of:=ROUNDUP([.M$107]*POWER([.$B44]/[.M$105];[.M$106]);0)" office:value-type="float" office:value="184">
            <text:p>184</text:p>
          </table:table-cell>
          <table:table-cell table:style-name="ce390" table:formula="of:=ROUNDUP([.N$107]*POWER([.$B44]/[.N$105];[.N$106]);0)" office:value-type="float" office:value="184">
            <text:p>184</text:p>
          </table:table-cell>
          <table:table-cell table:style-name="ce394" table:formula="of:=ROUNDUP([.O$107]*POWER([.$B44]/[.O$105];[.O$106]);0)" office:value-type="float" office:value="184">
            <text:p>184</text:p>
          </table:table-cell>
          <table:table-cell table:style-name="ce390" table:formula="of:=ROUNDUP([.P$107]*POWER([.$B44]/[.P$105];[.P$106]);0)" office:value-type="float" office:value="184">
            <text:p>184</text:p>
          </table:table-cell>
          <table:table-cell table:style-name="ce390" table:formula="of:=ROUNDUP([.Q$107]*POWER([.$B44]/[.Q$105];[.Q$106]);0)" office:value-type="float" office:value="184">
            <text:p>184</text:p>
          </table:table-cell>
          <table:table-cell table:style-name="ce398" table:formula="of:=ROUNDUP([.R$107]*POWER([.$B44]/[.R$105];[.R$106]);0)" office:value-type="float" office:value="184">
            <text:p>184</text:p>
          </table:table-cell>
          <table:table-cell table:style-name="ce390" table:formula="of:=ROUNDUP([.S$107]*POWER([.$B44]/[.S$105];[.S$106]);0)" office:value-type="float" office:value="184">
            <text:p>184</text:p>
          </table:table-cell>
          <table:table-cell table:style-name="ce390" table:formula="of:=ROUNDUP([.T$107]*POWER([.$B44]/[.T$105];[.T$106]);0)" office:value-type="float" office:value="184">
            <text:p>184</text:p>
          </table:table-cell>
          <table:table-cell table:style-name="ce390" table:formula="of:=ROUNDUP([.U$107]*POWER([.$B44]/[.U$105];[.U$106]);0)" office:value-type="float" office:value="184">
            <text:p>184</text:p>
          </table:table-cell>
          <table:table-cell table:style-name="ce390" table:formula="of:=ROUNDUP([.V$107]*POWER([.$B44]/[.V$105];[.V$106]);0)" office:value-type="float" office:value="184">
            <text:p>184</text:p>
          </table:table-cell>
          <table:table-cell table:style-name="ce383" table:formula="of:=[.W43]+1" office:value-type="float" office:value="121">
            <text:p>12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4]+1" office:value-type="float" office:value="122">
            <text:p>122</text:p>
          </table:table-cell>
          <table:table-cell table:style-name="ce390" table:formula="of:=ROUNDUP([.C$107]*POWER([.$B45]/[.C$105];[.C$106]);0)" office:value-type="float" office:value="187">
            <text:p>187</text:p>
          </table:table-cell>
          <table:table-cell table:style-name="ce390" table:formula="of:=ROUNDUP([.D$107]*POWER([.$B45]/[.D$105];[.D$106]);0)" office:value-type="float" office:value="187">
            <text:p>187</text:p>
          </table:table-cell>
          <table:table-cell table:style-name="ce390" table:formula="of:=ROUNDUP([.E$107]*POWER([.$B45]/[.E$105];[.E$106]);0)" office:value-type="float" office:value="187">
            <text:p>187</text:p>
          </table:table-cell>
          <table:table-cell table:style-name="ce390" table:formula="of:=ROUNDUP([.F$107]*POWER([.$B45]/[.F$105];[.F$106]);0)" office:value-type="float" office:value="187">
            <text:p>187</text:p>
          </table:table-cell>
          <table:table-cell table:style-name="ce394" table:formula="of:=ROUNDUP([.G$107]*POWER([.$B45]/[.G$105];[.G$106]);0)" office:value-type="float" office:value="187">
            <text:p>187</text:p>
          </table:table-cell>
          <table:table-cell table:style-name="ce390" table:formula="of:=ROUNDUP([.H$107]*POWER([.$B45]/[.H$105];[.H$106]);0)" office:value-type="float" office:value="187">
            <text:p>187</text:p>
          </table:table-cell>
          <table:table-cell table:style-name="ce390" table:formula="of:=ROUNDUP([.I$107]*POWER([.$B45]/[.I$105];[.I$106]);0)" office:value-type="float" office:value="187">
            <text:p>187</text:p>
          </table:table-cell>
          <table:table-cell table:style-name="ce398" table:formula="of:=ROUNDUP([.J$107]*POWER([.$B45]/[.J$105];[.J$106]);0)" office:value-type="float" office:value="187">
            <text:p>187</text:p>
          </table:table-cell>
          <table:table-cell table:style-name="ce390" table:formula="of:=ROUNDUP([.K$107]*POWER([.$B45]/[.K$105];[.K$106]);0)" office:value-type="float" office:value="187">
            <text:p>187</text:p>
          </table:table-cell>
          <table:table-cell table:style-name="ce390" table:formula="of:=ROUNDUP([.L$107]*POWER([.$B45]/[.L$105];[.L$106]);0)" office:value-type="float" office:value="187">
            <text:p>187</text:p>
          </table:table-cell>
          <table:table-cell table:style-name="ce390" table:formula="of:=ROUNDUP([.M$107]*POWER([.$B45]/[.M$105];[.M$106]);0)" office:value-type="float" office:value="187">
            <text:p>187</text:p>
          </table:table-cell>
          <table:table-cell table:style-name="ce390" table:formula="of:=ROUNDUP([.N$107]*POWER([.$B45]/[.N$105];[.N$106]);0)" office:value-type="float" office:value="187">
            <text:p>187</text:p>
          </table:table-cell>
          <table:table-cell table:style-name="ce394" table:formula="of:=ROUNDUP([.O$107]*POWER([.$B45]/[.O$105];[.O$106]);0)" office:value-type="float" office:value="187">
            <text:p>187</text:p>
          </table:table-cell>
          <table:table-cell table:style-name="ce390" table:formula="of:=ROUNDUP([.P$107]*POWER([.$B45]/[.P$105];[.P$106]);0)" office:value-type="float" office:value="187">
            <text:p>187</text:p>
          </table:table-cell>
          <table:table-cell table:style-name="ce390" table:formula="of:=ROUNDUP([.Q$107]*POWER([.$B45]/[.Q$105];[.Q$106]);0)" office:value-type="float" office:value="187">
            <text:p>187</text:p>
          </table:table-cell>
          <table:table-cell table:style-name="ce398" table:formula="of:=ROUNDUP([.R$107]*POWER([.$B45]/[.R$105];[.R$106]);0)" office:value-type="float" office:value="187">
            <text:p>187</text:p>
          </table:table-cell>
          <table:table-cell table:style-name="ce390" table:formula="of:=ROUNDUP([.S$107]*POWER([.$B45]/[.S$105];[.S$106]);0)" office:value-type="float" office:value="187">
            <text:p>187</text:p>
          </table:table-cell>
          <table:table-cell table:style-name="ce390" table:formula="of:=ROUNDUP([.T$107]*POWER([.$B45]/[.T$105];[.T$106]);0)" office:value-type="float" office:value="187">
            <text:p>187</text:p>
          </table:table-cell>
          <table:table-cell table:style-name="ce390" table:formula="of:=ROUNDUP([.U$107]*POWER([.$B45]/[.U$105];[.U$106]);0)" office:value-type="float" office:value="187">
            <text:p>187</text:p>
          </table:table-cell>
          <table:table-cell table:style-name="ce390" table:formula="of:=ROUNDUP([.V$107]*POWER([.$B45]/[.V$105];[.V$106]);0)" office:value-type="float" office:value="187">
            <text:p>187</text:p>
          </table:table-cell>
          <table:table-cell table:style-name="ce383" table:formula="of:=[.W44]+1" office:value-type="float" office:value="122">
            <text:p>12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5]+1" office:value-type="float" office:value="123">
            <text:p>123</text:p>
          </table:table-cell>
          <table:table-cell table:style-name="ce390" table:formula="of:=ROUNDUP([.C$107]*POWER([.$B46]/[.C$105];[.C$106]);0)" office:value-type="float" office:value="189">
            <text:p>189</text:p>
          </table:table-cell>
          <table:table-cell table:style-name="ce390" table:formula="of:=ROUNDUP([.D$107]*POWER([.$B46]/[.D$105];[.D$106]);0)" office:value-type="float" office:value="189">
            <text:p>189</text:p>
          </table:table-cell>
          <table:table-cell table:style-name="ce390" table:formula="of:=ROUNDUP([.E$107]*POWER([.$B46]/[.E$105];[.E$106]);0)" office:value-type="float" office:value="189">
            <text:p>189</text:p>
          </table:table-cell>
          <table:table-cell table:style-name="ce390" table:formula="of:=ROUNDUP([.F$107]*POWER([.$B46]/[.F$105];[.F$106]);0)" office:value-type="float" office:value="189">
            <text:p>189</text:p>
          </table:table-cell>
          <table:table-cell table:style-name="ce394" table:formula="of:=ROUNDUP([.G$107]*POWER([.$B46]/[.G$105];[.G$106]);0)" office:value-type="float" office:value="189">
            <text:p>189</text:p>
          </table:table-cell>
          <table:table-cell table:style-name="ce390" table:formula="of:=ROUNDUP([.H$107]*POWER([.$B46]/[.H$105];[.H$106]);0)" office:value-type="float" office:value="189">
            <text:p>189</text:p>
          </table:table-cell>
          <table:table-cell table:style-name="ce390" table:formula="of:=ROUNDUP([.I$107]*POWER([.$B46]/[.I$105];[.I$106]);0)" office:value-type="float" office:value="189">
            <text:p>189</text:p>
          </table:table-cell>
          <table:table-cell table:style-name="ce398" table:formula="of:=ROUNDUP([.J$107]*POWER([.$B46]/[.J$105];[.J$106]);0)" office:value-type="float" office:value="189">
            <text:p>189</text:p>
          </table:table-cell>
          <table:table-cell table:style-name="ce390" table:formula="of:=ROUNDUP([.K$107]*POWER([.$B46]/[.K$105];[.K$106]);0)" office:value-type="float" office:value="189">
            <text:p>189</text:p>
          </table:table-cell>
          <table:table-cell table:style-name="ce390" table:formula="of:=ROUNDUP([.L$107]*POWER([.$B46]/[.L$105];[.L$106]);0)" office:value-type="float" office:value="189">
            <text:p>189</text:p>
          </table:table-cell>
          <table:table-cell table:style-name="ce390" table:formula="of:=ROUNDUP([.M$107]*POWER([.$B46]/[.M$105];[.M$106]);0)" office:value-type="float" office:value="189">
            <text:p>189</text:p>
          </table:table-cell>
          <table:table-cell table:style-name="ce390" table:formula="of:=ROUNDUP([.N$107]*POWER([.$B46]/[.N$105];[.N$106]);0)" office:value-type="float" office:value="189">
            <text:p>189</text:p>
          </table:table-cell>
          <table:table-cell table:style-name="ce394" table:formula="of:=ROUNDUP([.O$107]*POWER([.$B46]/[.O$105];[.O$106]);0)" office:value-type="float" office:value="189">
            <text:p>189</text:p>
          </table:table-cell>
          <table:table-cell table:style-name="ce390" table:formula="of:=ROUNDUP([.P$107]*POWER([.$B46]/[.P$105];[.P$106]);0)" office:value-type="float" office:value="189">
            <text:p>189</text:p>
          </table:table-cell>
          <table:table-cell table:style-name="ce390" table:formula="of:=ROUNDUP([.Q$107]*POWER([.$B46]/[.Q$105];[.Q$106]);0)" office:value-type="float" office:value="189">
            <text:p>189</text:p>
          </table:table-cell>
          <table:table-cell table:style-name="ce398" table:formula="of:=ROUNDUP([.R$107]*POWER([.$B46]/[.R$105];[.R$106]);0)" office:value-type="float" office:value="189">
            <text:p>189</text:p>
          </table:table-cell>
          <table:table-cell table:style-name="ce390" table:formula="of:=ROUNDUP([.S$107]*POWER([.$B46]/[.S$105];[.S$106]);0)" office:value-type="float" office:value="189">
            <text:p>189</text:p>
          </table:table-cell>
          <table:table-cell table:style-name="ce390" table:formula="of:=ROUNDUP([.T$107]*POWER([.$B46]/[.T$105];[.T$106]);0)" office:value-type="float" office:value="189">
            <text:p>189</text:p>
          </table:table-cell>
          <table:table-cell table:style-name="ce390" table:formula="of:=ROUNDUP([.U$107]*POWER([.$B46]/[.U$105];[.U$106]);0)" office:value-type="float" office:value="189">
            <text:p>189</text:p>
          </table:table-cell>
          <table:table-cell table:style-name="ce390" table:formula="of:=ROUNDUP([.V$107]*POWER([.$B46]/[.V$105];[.V$106]);0)" office:value-type="float" office:value="189">
            <text:p>189</text:p>
          </table:table-cell>
          <table:table-cell table:style-name="ce383" table:formula="of:=[.W45]+1" office:value-type="float" office:value="123">
            <text:p>12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6]+1" office:value-type="float" office:value="124">
            <text:p>124</text:p>
          </table:table-cell>
          <table:table-cell table:style-name="ce390" table:formula="of:=ROUNDUP([.C$107]*POWER([.$B47]/[.C$105];[.C$106]);0)" office:value-type="float" office:value="191">
            <text:p>191</text:p>
          </table:table-cell>
          <table:table-cell table:style-name="ce390" table:formula="of:=ROUNDUP([.D$107]*POWER([.$B47]/[.D$105];[.D$106]);0)" office:value-type="float" office:value="191">
            <text:p>191</text:p>
          </table:table-cell>
          <table:table-cell table:style-name="ce390" table:formula="of:=ROUNDUP([.E$107]*POWER([.$B47]/[.E$105];[.E$106]);0)" office:value-type="float" office:value="191">
            <text:p>191</text:p>
          </table:table-cell>
          <table:table-cell table:style-name="ce390" table:formula="of:=ROUNDUP([.F$107]*POWER([.$B47]/[.F$105];[.F$106]);0)" office:value-type="float" office:value="191">
            <text:p>191</text:p>
          </table:table-cell>
          <table:table-cell table:style-name="ce394" table:formula="of:=ROUNDUP([.G$107]*POWER([.$B47]/[.G$105];[.G$106]);0)" office:value-type="float" office:value="191">
            <text:p>191</text:p>
          </table:table-cell>
          <table:table-cell table:style-name="ce390" table:formula="of:=ROUNDUP([.H$107]*POWER([.$B47]/[.H$105];[.H$106]);0)" office:value-type="float" office:value="191">
            <text:p>191</text:p>
          </table:table-cell>
          <table:table-cell table:style-name="ce390" table:formula="of:=ROUNDUP([.I$107]*POWER([.$B47]/[.I$105];[.I$106]);0)" office:value-type="float" office:value="191">
            <text:p>191</text:p>
          </table:table-cell>
          <table:table-cell table:style-name="ce398" table:formula="of:=ROUNDUP([.J$107]*POWER([.$B47]/[.J$105];[.J$106]);0)" office:value-type="float" office:value="191">
            <text:p>191</text:p>
          </table:table-cell>
          <table:table-cell table:style-name="ce390" table:formula="of:=ROUNDUP([.K$107]*POWER([.$B47]/[.K$105];[.K$106]);0)" office:value-type="float" office:value="191">
            <text:p>191</text:p>
          </table:table-cell>
          <table:table-cell table:style-name="ce390" table:formula="of:=ROUNDUP([.L$107]*POWER([.$B47]/[.L$105];[.L$106]);0)" office:value-type="float" office:value="191">
            <text:p>191</text:p>
          </table:table-cell>
          <table:table-cell table:style-name="ce390" table:formula="of:=ROUNDUP([.M$107]*POWER([.$B47]/[.M$105];[.M$106]);0)" office:value-type="float" office:value="191">
            <text:p>191</text:p>
          </table:table-cell>
          <table:table-cell table:style-name="ce390" table:formula="of:=ROUNDUP([.N$107]*POWER([.$B47]/[.N$105];[.N$106]);0)" office:value-type="float" office:value="191">
            <text:p>191</text:p>
          </table:table-cell>
          <table:table-cell table:style-name="ce394" table:formula="of:=ROUNDUP([.O$107]*POWER([.$B47]/[.O$105];[.O$106]);0)" office:value-type="float" office:value="191">
            <text:p>191</text:p>
          </table:table-cell>
          <table:table-cell table:style-name="ce390" table:formula="of:=ROUNDUP([.P$107]*POWER([.$B47]/[.P$105];[.P$106]);0)" office:value-type="float" office:value="191">
            <text:p>191</text:p>
          </table:table-cell>
          <table:table-cell table:style-name="ce390" table:formula="of:=ROUNDUP([.Q$107]*POWER([.$B47]/[.Q$105];[.Q$106]);0)" office:value-type="float" office:value="191">
            <text:p>191</text:p>
          </table:table-cell>
          <table:table-cell table:style-name="ce398" table:formula="of:=ROUNDUP([.R$107]*POWER([.$B47]/[.R$105];[.R$106]);0)" office:value-type="float" office:value="191">
            <text:p>191</text:p>
          </table:table-cell>
          <table:table-cell table:style-name="ce390" table:formula="of:=ROUNDUP([.S$107]*POWER([.$B47]/[.S$105];[.S$106]);0)" office:value-type="float" office:value="191">
            <text:p>191</text:p>
          </table:table-cell>
          <table:table-cell table:style-name="ce390" table:formula="of:=ROUNDUP([.T$107]*POWER([.$B47]/[.T$105];[.T$106]);0)" office:value-type="float" office:value="191">
            <text:p>191</text:p>
          </table:table-cell>
          <table:table-cell table:style-name="ce390" table:formula="of:=ROUNDUP([.U$107]*POWER([.$B47]/[.U$105];[.U$106]);0)" office:value-type="float" office:value="191">
            <text:p>191</text:p>
          </table:table-cell>
          <table:table-cell table:style-name="ce390" table:formula="of:=ROUNDUP([.V$107]*POWER([.$B47]/[.V$105];[.V$106]);0)" office:value-type="float" office:value="191">
            <text:p>191</text:p>
          </table:table-cell>
          <table:table-cell table:style-name="ce383" table:formula="of:=[.W46]+1" office:value-type="float" office:value="124">
            <text:p>12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7]+1" office:value-type="float" office:value="125">
            <text:p>125</text:p>
          </table:table-cell>
          <table:table-cell table:style-name="ce390" table:formula="of:=ROUNDUP([.C$107]*POWER([.$B48]/[.C$105];[.C$106]);0)" office:value-type="float" office:value="194">
            <text:p>194</text:p>
          </table:table-cell>
          <table:table-cell table:style-name="ce390" table:formula="of:=ROUNDUP([.D$107]*POWER([.$B48]/[.D$105];[.D$106]);0)" office:value-type="float" office:value="194">
            <text:p>194</text:p>
          </table:table-cell>
          <table:table-cell table:style-name="ce390" table:formula="of:=ROUNDUP([.E$107]*POWER([.$B48]/[.E$105];[.E$106]);0)" office:value-type="float" office:value="194">
            <text:p>194</text:p>
          </table:table-cell>
          <table:table-cell table:style-name="ce390" table:formula="of:=ROUNDUP([.F$107]*POWER([.$B48]/[.F$105];[.F$106]);0)" office:value-type="float" office:value="194">
            <text:p>194</text:p>
          </table:table-cell>
          <table:table-cell table:style-name="ce394" table:formula="of:=ROUNDUP([.G$107]*POWER([.$B48]/[.G$105];[.G$106]);0)" office:value-type="float" office:value="194">
            <text:p>194</text:p>
          </table:table-cell>
          <table:table-cell table:style-name="ce390" table:formula="of:=ROUNDUP([.H$107]*POWER([.$B48]/[.H$105];[.H$106]);0)" office:value-type="float" office:value="194">
            <text:p>194</text:p>
          </table:table-cell>
          <table:table-cell table:style-name="ce390" table:formula="of:=ROUNDUP([.I$107]*POWER([.$B48]/[.I$105];[.I$106]);0)" office:value-type="float" office:value="194">
            <text:p>194</text:p>
          </table:table-cell>
          <table:table-cell table:style-name="ce398" table:formula="of:=ROUNDUP([.J$107]*POWER([.$B48]/[.J$105];[.J$106]);0)" office:value-type="float" office:value="194">
            <text:p>194</text:p>
          </table:table-cell>
          <table:table-cell table:style-name="ce390" table:formula="of:=ROUNDUP([.K$107]*POWER([.$B48]/[.K$105];[.K$106]);0)" office:value-type="float" office:value="194">
            <text:p>194</text:p>
          </table:table-cell>
          <table:table-cell table:style-name="ce390" table:formula="of:=ROUNDUP([.L$107]*POWER([.$B48]/[.L$105];[.L$106]);0)" office:value-type="float" office:value="194">
            <text:p>194</text:p>
          </table:table-cell>
          <table:table-cell table:style-name="ce390" table:formula="of:=ROUNDUP([.M$107]*POWER([.$B48]/[.M$105];[.M$106]);0)" office:value-type="float" office:value="194">
            <text:p>194</text:p>
          </table:table-cell>
          <table:table-cell table:style-name="ce390" table:formula="of:=ROUNDUP([.N$107]*POWER([.$B48]/[.N$105];[.N$106]);0)" office:value-type="float" office:value="194">
            <text:p>194</text:p>
          </table:table-cell>
          <table:table-cell table:style-name="ce394" table:formula="of:=ROUNDUP([.O$107]*POWER([.$B48]/[.O$105];[.O$106]);0)" office:value-type="float" office:value="194">
            <text:p>194</text:p>
          </table:table-cell>
          <table:table-cell table:style-name="ce390" table:formula="of:=ROUNDUP([.P$107]*POWER([.$B48]/[.P$105];[.P$106]);0)" office:value-type="float" office:value="194">
            <text:p>194</text:p>
          </table:table-cell>
          <table:table-cell table:style-name="ce390" table:formula="of:=ROUNDUP([.Q$107]*POWER([.$B48]/[.Q$105];[.Q$106]);0)" office:value-type="float" office:value="194">
            <text:p>194</text:p>
          </table:table-cell>
          <table:table-cell table:style-name="ce398" table:formula="of:=ROUNDUP([.R$107]*POWER([.$B48]/[.R$105];[.R$106]);0)" office:value-type="float" office:value="194">
            <text:p>194</text:p>
          </table:table-cell>
          <table:table-cell table:style-name="ce390" table:formula="of:=ROUNDUP([.S$107]*POWER([.$B48]/[.S$105];[.S$106]);0)" office:value-type="float" office:value="194">
            <text:p>194</text:p>
          </table:table-cell>
          <table:table-cell table:style-name="ce390" table:formula="of:=ROUNDUP([.T$107]*POWER([.$B48]/[.T$105];[.T$106]);0)" office:value-type="float" office:value="194">
            <text:p>194</text:p>
          </table:table-cell>
          <table:table-cell table:style-name="ce390" table:formula="of:=ROUNDUP([.U$107]*POWER([.$B48]/[.U$105];[.U$106]);0)" office:value-type="float" office:value="194">
            <text:p>194</text:p>
          </table:table-cell>
          <table:table-cell table:style-name="ce390" table:formula="of:=ROUNDUP([.V$107]*POWER([.$B48]/[.V$105];[.V$106]);0)" office:value-type="float" office:value="194">
            <text:p>194</text:p>
          </table:table-cell>
          <table:table-cell table:style-name="ce383" table:formula="of:=[.W47]+1" office:value-type="float" office:value="125">
            <text:p>12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8]+1" office:value-type="float" office:value="126">
            <text:p>126</text:p>
          </table:table-cell>
          <table:table-cell table:style-name="ce390" table:formula="of:=ROUNDUP([.C$107]*POWER([.$B49]/[.C$105];[.C$106]);0)" office:value-type="float" office:value="196">
            <text:p>196</text:p>
          </table:table-cell>
          <table:table-cell table:style-name="ce390" table:formula="of:=ROUNDUP([.D$107]*POWER([.$B49]/[.D$105];[.D$106]);0)" office:value-type="float" office:value="196">
            <text:p>196</text:p>
          </table:table-cell>
          <table:table-cell table:style-name="ce390" table:formula="of:=ROUNDUP([.E$107]*POWER([.$B49]/[.E$105];[.E$106]);0)" office:value-type="float" office:value="196">
            <text:p>196</text:p>
          </table:table-cell>
          <table:table-cell table:style-name="ce390" table:formula="of:=ROUNDUP([.F$107]*POWER([.$B49]/[.F$105];[.F$106]);0)" office:value-type="float" office:value="196">
            <text:p>196</text:p>
          </table:table-cell>
          <table:table-cell table:style-name="ce394" table:formula="of:=ROUNDUP([.G$107]*POWER([.$B49]/[.G$105];[.G$106]);0)" office:value-type="float" office:value="196">
            <text:p>196</text:p>
          </table:table-cell>
          <table:table-cell table:style-name="ce390" table:formula="of:=ROUNDUP([.H$107]*POWER([.$B49]/[.H$105];[.H$106]);0)" office:value-type="float" office:value="196">
            <text:p>196</text:p>
          </table:table-cell>
          <table:table-cell table:style-name="ce390" table:formula="of:=ROUNDUP([.I$107]*POWER([.$B49]/[.I$105];[.I$106]);0)" office:value-type="float" office:value="196">
            <text:p>196</text:p>
          </table:table-cell>
          <table:table-cell table:style-name="ce398" table:formula="of:=ROUNDUP([.J$107]*POWER([.$B49]/[.J$105];[.J$106]);0)" office:value-type="float" office:value="196">
            <text:p>196</text:p>
          </table:table-cell>
          <table:table-cell table:style-name="ce390" table:formula="of:=ROUNDUP([.K$107]*POWER([.$B49]/[.K$105];[.K$106]);0)" office:value-type="float" office:value="196">
            <text:p>196</text:p>
          </table:table-cell>
          <table:table-cell table:style-name="ce390" table:formula="of:=ROUNDUP([.L$107]*POWER([.$B49]/[.L$105];[.L$106]);0)" office:value-type="float" office:value="196">
            <text:p>196</text:p>
          </table:table-cell>
          <table:table-cell table:style-name="ce390" table:formula="of:=ROUNDUP([.M$107]*POWER([.$B49]/[.M$105];[.M$106]);0)" office:value-type="float" office:value="196">
            <text:p>196</text:p>
          </table:table-cell>
          <table:table-cell table:style-name="ce390" table:formula="of:=ROUNDUP([.N$107]*POWER([.$B49]/[.N$105];[.N$106]);0)" office:value-type="float" office:value="196">
            <text:p>196</text:p>
          </table:table-cell>
          <table:table-cell table:style-name="ce394" table:formula="of:=ROUNDUP([.O$107]*POWER([.$B49]/[.O$105];[.O$106]);0)" office:value-type="float" office:value="196">
            <text:p>196</text:p>
          </table:table-cell>
          <table:table-cell table:style-name="ce390" table:formula="of:=ROUNDUP([.P$107]*POWER([.$B49]/[.P$105];[.P$106]);0)" office:value-type="float" office:value="196">
            <text:p>196</text:p>
          </table:table-cell>
          <table:table-cell table:style-name="ce390" table:formula="of:=ROUNDUP([.Q$107]*POWER([.$B49]/[.Q$105];[.Q$106]);0)" office:value-type="float" office:value="196">
            <text:p>196</text:p>
          </table:table-cell>
          <table:table-cell table:style-name="ce398" table:formula="of:=ROUNDUP([.R$107]*POWER([.$B49]/[.R$105];[.R$106]);0)" office:value-type="float" office:value="196">
            <text:p>196</text:p>
          </table:table-cell>
          <table:table-cell table:style-name="ce390" table:formula="of:=ROUNDUP([.S$107]*POWER([.$B49]/[.S$105];[.S$106]);0)" office:value-type="float" office:value="196">
            <text:p>196</text:p>
          </table:table-cell>
          <table:table-cell table:style-name="ce390" table:formula="of:=ROUNDUP([.T$107]*POWER([.$B49]/[.T$105];[.T$106]);0)" office:value-type="float" office:value="196">
            <text:p>196</text:p>
          </table:table-cell>
          <table:table-cell table:style-name="ce390" table:formula="of:=ROUNDUP([.U$107]*POWER([.$B49]/[.U$105];[.U$106]);0)" office:value-type="float" office:value="196">
            <text:p>196</text:p>
          </table:table-cell>
          <table:table-cell table:style-name="ce390" table:formula="of:=ROUNDUP([.V$107]*POWER([.$B49]/[.V$105];[.V$106]);0)" office:value-type="float" office:value="196">
            <text:p>196</text:p>
          </table:table-cell>
          <table:table-cell table:style-name="ce383" table:formula="of:=[.W48]+1" office:value-type="float" office:value="126">
            <text:p>12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49]+1" office:value-type="float" office:value="127">
            <text:p>127</text:p>
          </table:table-cell>
          <table:table-cell table:style-name="ce390" table:formula="of:=ROUNDUP([.C$107]*POWER([.$B50]/[.C$105];[.C$106]);0)" office:value-type="float" office:value="199">
            <text:p>199</text:p>
          </table:table-cell>
          <table:table-cell table:style-name="ce390" table:formula="of:=ROUNDUP([.D$107]*POWER([.$B50]/[.D$105];[.D$106]);0)" office:value-type="float" office:value="199">
            <text:p>199</text:p>
          </table:table-cell>
          <table:table-cell table:style-name="ce390" table:formula="of:=ROUNDUP([.E$107]*POWER([.$B50]/[.E$105];[.E$106]);0)" office:value-type="float" office:value="199">
            <text:p>199</text:p>
          </table:table-cell>
          <table:table-cell table:style-name="ce390" table:formula="of:=ROUNDUP([.F$107]*POWER([.$B50]/[.F$105];[.F$106]);0)" office:value-type="float" office:value="199">
            <text:p>199</text:p>
          </table:table-cell>
          <table:table-cell table:style-name="ce394" table:formula="of:=ROUNDUP([.G$107]*POWER([.$B50]/[.G$105];[.G$106]);0)" office:value-type="float" office:value="199">
            <text:p>199</text:p>
          </table:table-cell>
          <table:table-cell table:style-name="ce390" table:formula="of:=ROUNDUP([.H$107]*POWER([.$B50]/[.H$105];[.H$106]);0)" office:value-type="float" office:value="199">
            <text:p>199</text:p>
          </table:table-cell>
          <table:table-cell table:style-name="ce390" table:formula="of:=ROUNDUP([.I$107]*POWER([.$B50]/[.I$105];[.I$106]);0)" office:value-type="float" office:value="199">
            <text:p>199</text:p>
          </table:table-cell>
          <table:table-cell table:style-name="ce398" table:formula="of:=ROUNDUP([.J$107]*POWER([.$B50]/[.J$105];[.J$106]);0)" office:value-type="float" office:value="199">
            <text:p>199</text:p>
          </table:table-cell>
          <table:table-cell table:style-name="ce390" table:formula="of:=ROUNDUP([.K$107]*POWER([.$B50]/[.K$105];[.K$106]);0)" office:value-type="float" office:value="199">
            <text:p>199</text:p>
          </table:table-cell>
          <table:table-cell table:style-name="ce390" table:formula="of:=ROUNDUP([.L$107]*POWER([.$B50]/[.L$105];[.L$106]);0)" office:value-type="float" office:value="199">
            <text:p>199</text:p>
          </table:table-cell>
          <table:table-cell table:style-name="ce390" table:formula="of:=ROUNDUP([.M$107]*POWER([.$B50]/[.M$105];[.M$106]);0)" office:value-type="float" office:value="199">
            <text:p>199</text:p>
          </table:table-cell>
          <table:table-cell table:style-name="ce390" table:formula="of:=ROUNDUP([.N$107]*POWER([.$B50]/[.N$105];[.N$106]);0)" office:value-type="float" office:value="199">
            <text:p>199</text:p>
          </table:table-cell>
          <table:table-cell table:style-name="ce394" table:formula="of:=ROUNDUP([.O$107]*POWER([.$B50]/[.O$105];[.O$106]);0)" office:value-type="float" office:value="199">
            <text:p>199</text:p>
          </table:table-cell>
          <table:table-cell table:style-name="ce390" table:formula="of:=ROUNDUP([.P$107]*POWER([.$B50]/[.P$105];[.P$106]);0)" office:value-type="float" office:value="199">
            <text:p>199</text:p>
          </table:table-cell>
          <table:table-cell table:style-name="ce390" table:formula="of:=ROUNDUP([.Q$107]*POWER([.$B50]/[.Q$105];[.Q$106]);0)" office:value-type="float" office:value="199">
            <text:p>199</text:p>
          </table:table-cell>
          <table:table-cell table:style-name="ce398" table:formula="of:=ROUNDUP([.R$107]*POWER([.$B50]/[.R$105];[.R$106]);0)" office:value-type="float" office:value="199">
            <text:p>199</text:p>
          </table:table-cell>
          <table:table-cell table:style-name="ce390" table:formula="of:=ROUNDUP([.S$107]*POWER([.$B50]/[.S$105];[.S$106]);0)" office:value-type="float" office:value="199">
            <text:p>199</text:p>
          </table:table-cell>
          <table:table-cell table:style-name="ce390" table:formula="of:=ROUNDUP([.T$107]*POWER([.$B50]/[.T$105];[.T$106]);0)" office:value-type="float" office:value="199">
            <text:p>199</text:p>
          </table:table-cell>
          <table:table-cell table:style-name="ce390" table:formula="of:=ROUNDUP([.U$107]*POWER([.$B50]/[.U$105];[.U$106]);0)" office:value-type="float" office:value="199">
            <text:p>199</text:p>
          </table:table-cell>
          <table:table-cell table:style-name="ce390" table:formula="of:=ROUNDUP([.V$107]*POWER([.$B50]/[.V$105];[.V$106]);0)" office:value-type="float" office:value="199">
            <text:p>199</text:p>
          </table:table-cell>
          <table:table-cell table:style-name="ce383" table:formula="of:=[.W49]+1" office:value-type="float" office:value="127">
            <text:p>12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0]+1" office:value-type="float" office:value="128">
            <text:p>128</text:p>
          </table:table-cell>
          <table:table-cell table:style-name="ce390" table:formula="of:=ROUNDUP([.C$107]*POWER([.$B51]/[.C$105];[.C$106]);0)" office:value-type="float" office:value="201">
            <text:p>201</text:p>
          </table:table-cell>
          <table:table-cell table:style-name="ce390" table:formula="of:=ROUNDUP([.D$107]*POWER([.$B51]/[.D$105];[.D$106]);0)" office:value-type="float" office:value="201">
            <text:p>201</text:p>
          </table:table-cell>
          <table:table-cell table:style-name="ce390" table:formula="of:=ROUNDUP([.E$107]*POWER([.$B51]/[.E$105];[.E$106]);0)" office:value-type="float" office:value="201">
            <text:p>201</text:p>
          </table:table-cell>
          <table:table-cell table:style-name="ce390" table:formula="of:=ROUNDUP([.F$107]*POWER([.$B51]/[.F$105];[.F$106]);0)" office:value-type="float" office:value="201">
            <text:p>201</text:p>
          </table:table-cell>
          <table:table-cell table:style-name="ce394" table:formula="of:=ROUNDUP([.G$107]*POWER([.$B51]/[.G$105];[.G$106]);0)" office:value-type="float" office:value="201">
            <text:p>201</text:p>
          </table:table-cell>
          <table:table-cell table:style-name="ce390" table:formula="of:=ROUNDUP([.H$107]*POWER([.$B51]/[.H$105];[.H$106]);0)" office:value-type="float" office:value="201">
            <text:p>201</text:p>
          </table:table-cell>
          <table:table-cell table:style-name="ce390" table:formula="of:=ROUNDUP([.I$107]*POWER([.$B51]/[.I$105];[.I$106]);0)" office:value-type="float" office:value="201">
            <text:p>201</text:p>
          </table:table-cell>
          <table:table-cell table:style-name="ce398" table:formula="of:=ROUNDUP([.J$107]*POWER([.$B51]/[.J$105];[.J$106]);0)" office:value-type="float" office:value="201">
            <text:p>201</text:p>
          </table:table-cell>
          <table:table-cell table:style-name="ce390" table:formula="of:=ROUNDUP([.K$107]*POWER([.$B51]/[.K$105];[.K$106]);0)" office:value-type="float" office:value="201">
            <text:p>201</text:p>
          </table:table-cell>
          <table:table-cell table:style-name="ce390" table:formula="of:=ROUNDUP([.L$107]*POWER([.$B51]/[.L$105];[.L$106]);0)" office:value-type="float" office:value="201">
            <text:p>201</text:p>
          </table:table-cell>
          <table:table-cell table:style-name="ce390" table:formula="of:=ROUNDUP([.M$107]*POWER([.$B51]/[.M$105];[.M$106]);0)" office:value-type="float" office:value="201">
            <text:p>201</text:p>
          </table:table-cell>
          <table:table-cell table:style-name="ce390" table:formula="of:=ROUNDUP([.N$107]*POWER([.$B51]/[.N$105];[.N$106]);0)" office:value-type="float" office:value="201">
            <text:p>201</text:p>
          </table:table-cell>
          <table:table-cell table:style-name="ce394" table:formula="of:=ROUNDUP([.O$107]*POWER([.$B51]/[.O$105];[.O$106]);0)" office:value-type="float" office:value="201">
            <text:p>201</text:p>
          </table:table-cell>
          <table:table-cell table:style-name="ce390" table:formula="of:=ROUNDUP([.P$107]*POWER([.$B51]/[.P$105];[.P$106]);0)" office:value-type="float" office:value="201">
            <text:p>201</text:p>
          </table:table-cell>
          <table:table-cell table:style-name="ce390" table:formula="of:=ROUNDUP([.Q$107]*POWER([.$B51]/[.Q$105];[.Q$106]);0)" office:value-type="float" office:value="201">
            <text:p>201</text:p>
          </table:table-cell>
          <table:table-cell table:style-name="ce398" table:formula="of:=ROUNDUP([.R$107]*POWER([.$B51]/[.R$105];[.R$106]);0)" office:value-type="float" office:value="201">
            <text:p>201</text:p>
          </table:table-cell>
          <table:table-cell table:style-name="ce390" table:formula="of:=ROUNDUP([.S$107]*POWER([.$B51]/[.S$105];[.S$106]);0)" office:value-type="float" office:value="201">
            <text:p>201</text:p>
          </table:table-cell>
          <table:table-cell table:style-name="ce390" table:formula="of:=ROUNDUP([.T$107]*POWER([.$B51]/[.T$105];[.T$106]);0)" office:value-type="float" office:value="201">
            <text:p>201</text:p>
          </table:table-cell>
          <table:table-cell table:style-name="ce390" table:formula="of:=ROUNDUP([.U$107]*POWER([.$B51]/[.U$105];[.U$106]);0)" office:value-type="float" office:value="201">
            <text:p>201</text:p>
          </table:table-cell>
          <table:table-cell table:style-name="ce390" table:formula="of:=ROUNDUP([.V$107]*POWER([.$B51]/[.V$105];[.V$106]);0)" office:value-type="float" office:value="201">
            <text:p>201</text:p>
          </table:table-cell>
          <table:table-cell table:style-name="ce383" table:formula="of:=[.W50]+1" office:value-type="float" office:value="128">
            <text:p>12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1]+1" office:value-type="float" office:value="129">
            <text:p>129</text:p>
          </table:table-cell>
          <table:table-cell table:style-name="ce390" table:formula="of:=ROUNDUP([.C$107]*POWER([.$B52]/[.C$105];[.C$106]);0)" office:value-type="float" office:value="204">
            <text:p>204</text:p>
          </table:table-cell>
          <table:table-cell table:style-name="ce390" table:formula="of:=ROUNDUP([.D$107]*POWER([.$B52]/[.D$105];[.D$106]);0)" office:value-type="float" office:value="204">
            <text:p>204</text:p>
          </table:table-cell>
          <table:table-cell table:style-name="ce390" table:formula="of:=ROUNDUP([.E$107]*POWER([.$B52]/[.E$105];[.E$106]);0)" office:value-type="float" office:value="204">
            <text:p>204</text:p>
          </table:table-cell>
          <table:table-cell table:style-name="ce390" table:formula="of:=ROUNDUP([.F$107]*POWER([.$B52]/[.F$105];[.F$106]);0)" office:value-type="float" office:value="204">
            <text:p>204</text:p>
          </table:table-cell>
          <table:table-cell table:style-name="ce394" table:formula="of:=ROUNDUP([.G$107]*POWER([.$B52]/[.G$105];[.G$106]);0)" office:value-type="float" office:value="204">
            <text:p>204</text:p>
          </table:table-cell>
          <table:table-cell table:style-name="ce390" table:formula="of:=ROUNDUP([.H$107]*POWER([.$B52]/[.H$105];[.H$106]);0)" office:value-type="float" office:value="204">
            <text:p>204</text:p>
          </table:table-cell>
          <table:table-cell table:style-name="ce390" table:formula="of:=ROUNDUP([.I$107]*POWER([.$B52]/[.I$105];[.I$106]);0)" office:value-type="float" office:value="204">
            <text:p>204</text:p>
          </table:table-cell>
          <table:table-cell table:style-name="ce398" table:formula="of:=ROUNDUP([.J$107]*POWER([.$B52]/[.J$105];[.J$106]);0)" office:value-type="float" office:value="204">
            <text:p>204</text:p>
          </table:table-cell>
          <table:table-cell table:style-name="ce390" table:formula="of:=ROUNDUP([.K$107]*POWER([.$B52]/[.K$105];[.K$106]);0)" office:value-type="float" office:value="204">
            <text:p>204</text:p>
          </table:table-cell>
          <table:table-cell table:style-name="ce390" table:formula="of:=ROUNDUP([.L$107]*POWER([.$B52]/[.L$105];[.L$106]);0)" office:value-type="float" office:value="204">
            <text:p>204</text:p>
          </table:table-cell>
          <table:table-cell table:style-name="ce390" table:formula="of:=ROUNDUP([.M$107]*POWER([.$B52]/[.M$105];[.M$106]);0)" office:value-type="float" office:value="204">
            <text:p>204</text:p>
          </table:table-cell>
          <table:table-cell table:style-name="ce390" table:formula="of:=ROUNDUP([.N$107]*POWER([.$B52]/[.N$105];[.N$106]);0)" office:value-type="float" office:value="204">
            <text:p>204</text:p>
          </table:table-cell>
          <table:table-cell table:style-name="ce394" table:formula="of:=ROUNDUP([.O$107]*POWER([.$B52]/[.O$105];[.O$106]);0)" office:value-type="float" office:value="204">
            <text:p>204</text:p>
          </table:table-cell>
          <table:table-cell table:style-name="ce390" table:formula="of:=ROUNDUP([.P$107]*POWER([.$B52]/[.P$105];[.P$106]);0)" office:value-type="float" office:value="204">
            <text:p>204</text:p>
          </table:table-cell>
          <table:table-cell table:style-name="ce390" table:formula="of:=ROUNDUP([.Q$107]*POWER([.$B52]/[.Q$105];[.Q$106]);0)" office:value-type="float" office:value="204">
            <text:p>204</text:p>
          </table:table-cell>
          <table:table-cell table:style-name="ce398" table:formula="of:=ROUNDUP([.R$107]*POWER([.$B52]/[.R$105];[.R$106]);0)" office:value-type="float" office:value="204">
            <text:p>204</text:p>
          </table:table-cell>
          <table:table-cell table:style-name="ce390" table:formula="of:=ROUNDUP([.S$107]*POWER([.$B52]/[.S$105];[.S$106]);0)" office:value-type="float" office:value="204">
            <text:p>204</text:p>
          </table:table-cell>
          <table:table-cell table:style-name="ce390" table:formula="of:=ROUNDUP([.T$107]*POWER([.$B52]/[.T$105];[.T$106]);0)" office:value-type="float" office:value="204">
            <text:p>204</text:p>
          </table:table-cell>
          <table:table-cell table:style-name="ce390" table:formula="of:=ROUNDUP([.U$107]*POWER([.$B52]/[.U$105];[.U$106]);0)" office:value-type="float" office:value="204">
            <text:p>204</text:p>
          </table:table-cell>
          <table:table-cell table:style-name="ce390" table:formula="of:=ROUNDUP([.V$107]*POWER([.$B52]/[.V$105];[.V$106]);0)" office:value-type="float" office:value="204">
            <text:p>204</text:p>
          </table:table-cell>
          <table:table-cell table:style-name="ce383" table:formula="of:=[.W51]+1" office:value-type="float" office:value="129">
            <text:p>12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2]+1" office:value-type="float" office:value="130">
            <text:p>130</text:p>
          </table:table-cell>
          <table:table-cell table:style-name="ce390" table:formula="of:=ROUNDUP([.C$107]*POWER([.$B53]/[.C$105];[.C$106]);0)" office:value-type="float" office:value="206">
            <text:p>206</text:p>
          </table:table-cell>
          <table:table-cell table:style-name="ce390" table:formula="of:=ROUNDUP([.D$107]*POWER([.$B53]/[.D$105];[.D$106]);0)" office:value-type="float" office:value="206">
            <text:p>206</text:p>
          </table:table-cell>
          <table:table-cell table:style-name="ce390" table:formula="of:=ROUNDUP([.E$107]*POWER([.$B53]/[.E$105];[.E$106]);0)" office:value-type="float" office:value="206">
            <text:p>206</text:p>
          </table:table-cell>
          <table:table-cell table:style-name="ce390" table:formula="of:=ROUNDUP([.F$107]*POWER([.$B53]/[.F$105];[.F$106]);0)" office:value-type="float" office:value="206">
            <text:p>206</text:p>
          </table:table-cell>
          <table:table-cell table:style-name="ce394" table:formula="of:=ROUNDUP([.G$107]*POWER([.$B53]/[.G$105];[.G$106]);0)" office:value-type="float" office:value="206">
            <text:p>206</text:p>
          </table:table-cell>
          <table:table-cell table:style-name="ce390" table:formula="of:=ROUNDUP([.H$107]*POWER([.$B53]/[.H$105];[.H$106]);0)" office:value-type="float" office:value="206">
            <text:p>206</text:p>
          </table:table-cell>
          <table:table-cell table:style-name="ce390" table:formula="of:=ROUNDUP([.I$107]*POWER([.$B53]/[.I$105];[.I$106]);0)" office:value-type="float" office:value="206">
            <text:p>206</text:p>
          </table:table-cell>
          <table:table-cell table:style-name="ce398" table:formula="of:=ROUNDUP([.J$107]*POWER([.$B53]/[.J$105];[.J$106]);0)" office:value-type="float" office:value="206">
            <text:p>206</text:p>
          </table:table-cell>
          <table:table-cell table:style-name="ce390" table:formula="of:=ROUNDUP([.K$107]*POWER([.$B53]/[.K$105];[.K$106]);0)" office:value-type="float" office:value="206">
            <text:p>206</text:p>
          </table:table-cell>
          <table:table-cell table:style-name="ce390" table:formula="of:=ROUNDUP([.L$107]*POWER([.$B53]/[.L$105];[.L$106]);0)" office:value-type="float" office:value="206">
            <text:p>206</text:p>
          </table:table-cell>
          <table:table-cell table:style-name="ce390" table:formula="of:=ROUNDUP([.M$107]*POWER([.$B53]/[.M$105];[.M$106]);0)" office:value-type="float" office:value="206">
            <text:p>206</text:p>
          </table:table-cell>
          <table:table-cell table:style-name="ce390" table:formula="of:=ROUNDUP([.N$107]*POWER([.$B53]/[.N$105];[.N$106]);0)" office:value-type="float" office:value="206">
            <text:p>206</text:p>
          </table:table-cell>
          <table:table-cell table:style-name="ce394" table:formula="of:=ROUNDUP([.O$107]*POWER([.$B53]/[.O$105];[.O$106]);0)" office:value-type="float" office:value="206">
            <text:p>206</text:p>
          </table:table-cell>
          <table:table-cell table:style-name="ce390" table:formula="of:=ROUNDUP([.P$107]*POWER([.$B53]/[.P$105];[.P$106]);0)" office:value-type="float" office:value="206">
            <text:p>206</text:p>
          </table:table-cell>
          <table:table-cell table:style-name="ce390" table:formula="of:=ROUNDUP([.Q$107]*POWER([.$B53]/[.Q$105];[.Q$106]);0)" office:value-type="float" office:value="206">
            <text:p>206</text:p>
          </table:table-cell>
          <table:table-cell table:style-name="ce398" table:formula="of:=ROUNDUP([.R$107]*POWER([.$B53]/[.R$105];[.R$106]);0)" office:value-type="float" office:value="206">
            <text:p>206</text:p>
          </table:table-cell>
          <table:table-cell table:style-name="ce390" table:formula="of:=ROUNDUP([.S$107]*POWER([.$B53]/[.S$105];[.S$106]);0)" office:value-type="float" office:value="206">
            <text:p>206</text:p>
          </table:table-cell>
          <table:table-cell table:style-name="ce390" table:formula="of:=ROUNDUP([.T$107]*POWER([.$B53]/[.T$105];[.T$106]);0)" office:value-type="float" office:value="206">
            <text:p>206</text:p>
          </table:table-cell>
          <table:table-cell table:style-name="ce390" table:formula="of:=ROUNDUP([.U$107]*POWER([.$B53]/[.U$105];[.U$106]);0)" office:value-type="float" office:value="206">
            <text:p>206</text:p>
          </table:table-cell>
          <table:table-cell table:style-name="ce390" table:formula="of:=ROUNDUP([.V$107]*POWER([.$B53]/[.V$105];[.V$106]);0)" office:value-type="float" office:value="206">
            <text:p>206</text:p>
          </table:table-cell>
          <table:table-cell table:style-name="ce383" table:formula="of:=[.W52]+1" office:value-type="float" office:value="130">
            <text:p>13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3]+1" office:value-type="float" office:value="131">
            <text:p>131</text:p>
          </table:table-cell>
          <table:table-cell table:style-name="ce390" table:formula="of:=ROUNDUP([.C$107]*POWER([.$B54]/[.C$105];[.C$106]);0)" office:value-type="float" office:value="209">
            <text:p>209</text:p>
          </table:table-cell>
          <table:table-cell table:style-name="ce390" table:formula="of:=ROUNDUP([.D$107]*POWER([.$B54]/[.D$105];[.D$106]);0)" office:value-type="float" office:value="209">
            <text:p>209</text:p>
          </table:table-cell>
          <table:table-cell table:style-name="ce390" table:formula="of:=ROUNDUP([.E$107]*POWER([.$B54]/[.E$105];[.E$106]);0)" office:value-type="float" office:value="209">
            <text:p>209</text:p>
          </table:table-cell>
          <table:table-cell table:style-name="ce390" table:formula="of:=ROUNDUP([.F$107]*POWER([.$B54]/[.F$105];[.F$106]);0)" office:value-type="float" office:value="209">
            <text:p>209</text:p>
          </table:table-cell>
          <table:table-cell table:style-name="ce394" table:formula="of:=ROUNDUP([.G$107]*POWER([.$B54]/[.G$105];[.G$106]);0)" office:value-type="float" office:value="209">
            <text:p>209</text:p>
          </table:table-cell>
          <table:table-cell table:style-name="ce390" table:formula="of:=ROUNDUP([.H$107]*POWER([.$B54]/[.H$105];[.H$106]);0)" office:value-type="float" office:value="209">
            <text:p>209</text:p>
          </table:table-cell>
          <table:table-cell table:style-name="ce390" table:formula="of:=ROUNDUP([.I$107]*POWER([.$B54]/[.I$105];[.I$106]);0)" office:value-type="float" office:value="209">
            <text:p>209</text:p>
          </table:table-cell>
          <table:table-cell table:style-name="ce398" table:formula="of:=ROUNDUP([.J$107]*POWER([.$B54]/[.J$105];[.J$106]);0)" office:value-type="float" office:value="209">
            <text:p>209</text:p>
          </table:table-cell>
          <table:table-cell table:style-name="ce390" table:formula="of:=ROUNDUP([.K$107]*POWER([.$B54]/[.K$105];[.K$106]);0)" office:value-type="float" office:value="209">
            <text:p>209</text:p>
          </table:table-cell>
          <table:table-cell table:style-name="ce390" table:formula="of:=ROUNDUP([.L$107]*POWER([.$B54]/[.L$105];[.L$106]);0)" office:value-type="float" office:value="209">
            <text:p>209</text:p>
          </table:table-cell>
          <table:table-cell table:style-name="ce390" table:formula="of:=ROUNDUP([.M$107]*POWER([.$B54]/[.M$105];[.M$106]);0)" office:value-type="float" office:value="209">
            <text:p>209</text:p>
          </table:table-cell>
          <table:table-cell table:style-name="ce390" table:formula="of:=ROUNDUP([.N$107]*POWER([.$B54]/[.N$105];[.N$106]);0)" office:value-type="float" office:value="209">
            <text:p>209</text:p>
          </table:table-cell>
          <table:table-cell table:style-name="ce394" table:formula="of:=ROUNDUP([.O$107]*POWER([.$B54]/[.O$105];[.O$106]);0)" office:value-type="float" office:value="209">
            <text:p>209</text:p>
          </table:table-cell>
          <table:table-cell table:style-name="ce390" table:formula="of:=ROUNDUP([.P$107]*POWER([.$B54]/[.P$105];[.P$106]);0)" office:value-type="float" office:value="209">
            <text:p>209</text:p>
          </table:table-cell>
          <table:table-cell table:style-name="ce390" table:formula="of:=ROUNDUP([.Q$107]*POWER([.$B54]/[.Q$105];[.Q$106]);0)" office:value-type="float" office:value="209">
            <text:p>209</text:p>
          </table:table-cell>
          <table:table-cell table:style-name="ce398" table:formula="of:=ROUNDUP([.R$107]*POWER([.$B54]/[.R$105];[.R$106]);0)" office:value-type="float" office:value="209">
            <text:p>209</text:p>
          </table:table-cell>
          <table:table-cell table:style-name="ce390" table:formula="of:=ROUNDUP([.S$107]*POWER([.$B54]/[.S$105];[.S$106]);0)" office:value-type="float" office:value="209">
            <text:p>209</text:p>
          </table:table-cell>
          <table:table-cell table:style-name="ce390" table:formula="of:=ROUNDUP([.T$107]*POWER([.$B54]/[.T$105];[.T$106]);0)" office:value-type="float" office:value="209">
            <text:p>209</text:p>
          </table:table-cell>
          <table:table-cell table:style-name="ce390" table:formula="of:=ROUNDUP([.U$107]*POWER([.$B54]/[.U$105];[.U$106]);0)" office:value-type="float" office:value="209">
            <text:p>209</text:p>
          </table:table-cell>
          <table:table-cell table:style-name="ce390" table:formula="of:=ROUNDUP([.V$107]*POWER([.$B54]/[.V$105];[.V$106]);0)" office:value-type="float" office:value="209">
            <text:p>209</text:p>
          </table:table-cell>
          <table:table-cell table:style-name="ce383" table:formula="of:=[.W53]+1" office:value-type="float" office:value="131">
            <text:p>13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4]+1" office:value-type="float" office:value="132">
            <text:p>132</text:p>
          </table:table-cell>
          <table:table-cell table:style-name="ce390" table:formula="of:=ROUNDUP([.C$107]*POWER([.$B55]/[.C$105];[.C$106]);0)" office:value-type="float" office:value="212">
            <text:p>212</text:p>
          </table:table-cell>
          <table:table-cell table:style-name="ce390" table:formula="of:=ROUNDUP([.D$107]*POWER([.$B55]/[.D$105];[.D$106]);0)" office:value-type="float" office:value="212">
            <text:p>212</text:p>
          </table:table-cell>
          <table:table-cell table:style-name="ce390" table:formula="of:=ROUNDUP([.E$107]*POWER([.$B55]/[.E$105];[.E$106]);0)" office:value-type="float" office:value="212">
            <text:p>212</text:p>
          </table:table-cell>
          <table:table-cell table:style-name="ce390" table:formula="of:=ROUNDUP([.F$107]*POWER([.$B55]/[.F$105];[.F$106]);0)" office:value-type="float" office:value="212">
            <text:p>212</text:p>
          </table:table-cell>
          <table:table-cell table:style-name="ce394" table:formula="of:=ROUNDUP([.G$107]*POWER([.$B55]/[.G$105];[.G$106]);0)" office:value-type="float" office:value="212">
            <text:p>212</text:p>
          </table:table-cell>
          <table:table-cell table:style-name="ce390" table:formula="of:=ROUNDUP([.H$107]*POWER([.$B55]/[.H$105];[.H$106]);0)" office:value-type="float" office:value="212">
            <text:p>212</text:p>
          </table:table-cell>
          <table:table-cell table:style-name="ce390" table:formula="of:=ROUNDUP([.I$107]*POWER([.$B55]/[.I$105];[.I$106]);0)" office:value-type="float" office:value="212">
            <text:p>212</text:p>
          </table:table-cell>
          <table:table-cell table:style-name="ce398" table:formula="of:=ROUNDUP([.J$107]*POWER([.$B55]/[.J$105];[.J$106]);0)" office:value-type="float" office:value="212">
            <text:p>212</text:p>
          </table:table-cell>
          <table:table-cell table:style-name="ce390" table:formula="of:=ROUNDUP([.K$107]*POWER([.$B55]/[.K$105];[.K$106]);0)" office:value-type="float" office:value="212">
            <text:p>212</text:p>
          </table:table-cell>
          <table:table-cell table:style-name="ce390" table:formula="of:=ROUNDUP([.L$107]*POWER([.$B55]/[.L$105];[.L$106]);0)" office:value-type="float" office:value="212">
            <text:p>212</text:p>
          </table:table-cell>
          <table:table-cell table:style-name="ce390" table:formula="of:=ROUNDUP([.M$107]*POWER([.$B55]/[.M$105];[.M$106]);0)" office:value-type="float" office:value="212">
            <text:p>212</text:p>
          </table:table-cell>
          <table:table-cell table:style-name="ce390" table:formula="of:=ROUNDUP([.N$107]*POWER([.$B55]/[.N$105];[.N$106]);0)" office:value-type="float" office:value="212">
            <text:p>212</text:p>
          </table:table-cell>
          <table:table-cell table:style-name="ce394" table:formula="of:=ROUNDUP([.O$107]*POWER([.$B55]/[.O$105];[.O$106]);0)" office:value-type="float" office:value="212">
            <text:p>212</text:p>
          </table:table-cell>
          <table:table-cell table:style-name="ce390" table:formula="of:=ROUNDUP([.P$107]*POWER([.$B55]/[.P$105];[.P$106]);0)" office:value-type="float" office:value="212">
            <text:p>212</text:p>
          </table:table-cell>
          <table:table-cell table:style-name="ce390" table:formula="of:=ROUNDUP([.Q$107]*POWER([.$B55]/[.Q$105];[.Q$106]);0)" office:value-type="float" office:value="212">
            <text:p>212</text:p>
          </table:table-cell>
          <table:table-cell table:style-name="ce398" table:formula="of:=ROUNDUP([.R$107]*POWER([.$B55]/[.R$105];[.R$106]);0)" office:value-type="float" office:value="212">
            <text:p>212</text:p>
          </table:table-cell>
          <table:table-cell table:style-name="ce390" table:formula="of:=ROUNDUP([.S$107]*POWER([.$B55]/[.S$105];[.S$106]);0)" office:value-type="float" office:value="212">
            <text:p>212</text:p>
          </table:table-cell>
          <table:table-cell table:style-name="ce390" table:formula="of:=ROUNDUP([.T$107]*POWER([.$B55]/[.T$105];[.T$106]);0)" office:value-type="float" office:value="212">
            <text:p>212</text:p>
          </table:table-cell>
          <table:table-cell table:style-name="ce390" table:formula="of:=ROUNDUP([.U$107]*POWER([.$B55]/[.U$105];[.U$106]);0)" office:value-type="float" office:value="212">
            <text:p>212</text:p>
          </table:table-cell>
          <table:table-cell table:style-name="ce390" table:formula="of:=ROUNDUP([.V$107]*POWER([.$B55]/[.V$105];[.V$106]);0)" office:value-type="float" office:value="212">
            <text:p>212</text:p>
          </table:table-cell>
          <table:table-cell table:style-name="ce383" table:formula="of:=[.W54]+1" office:value-type="float" office:value="132">
            <text:p>13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5]+1" office:value-type="float" office:value="133">
            <text:p>133</text:p>
          </table:table-cell>
          <table:table-cell table:style-name="ce390" table:formula="of:=ROUNDUP([.C$107]*POWER([.$B56]/[.C$105];[.C$106]);0)" office:value-type="float" office:value="214">
            <text:p>214</text:p>
          </table:table-cell>
          <table:table-cell table:style-name="ce390" table:formula="of:=ROUNDUP([.D$107]*POWER([.$B56]/[.D$105];[.D$106]);0)" office:value-type="float" office:value="214">
            <text:p>214</text:p>
          </table:table-cell>
          <table:table-cell table:style-name="ce390" table:formula="of:=ROUNDUP([.E$107]*POWER([.$B56]/[.E$105];[.E$106]);0)" office:value-type="float" office:value="214">
            <text:p>214</text:p>
          </table:table-cell>
          <table:table-cell table:style-name="ce390" table:formula="of:=ROUNDUP([.F$107]*POWER([.$B56]/[.F$105];[.F$106]);0)" office:value-type="float" office:value="214">
            <text:p>214</text:p>
          </table:table-cell>
          <table:table-cell table:style-name="ce394" table:formula="of:=ROUNDUP([.G$107]*POWER([.$B56]/[.G$105];[.G$106]);0)" office:value-type="float" office:value="214">
            <text:p>214</text:p>
          </table:table-cell>
          <table:table-cell table:style-name="ce390" table:formula="of:=ROUNDUP([.H$107]*POWER([.$B56]/[.H$105];[.H$106]);0)" office:value-type="float" office:value="214">
            <text:p>214</text:p>
          </table:table-cell>
          <table:table-cell table:style-name="ce390" table:formula="of:=ROUNDUP([.I$107]*POWER([.$B56]/[.I$105];[.I$106]);0)" office:value-type="float" office:value="214">
            <text:p>214</text:p>
          </table:table-cell>
          <table:table-cell table:style-name="ce398" table:formula="of:=ROUNDUP([.J$107]*POWER([.$B56]/[.J$105];[.J$106]);0)" office:value-type="float" office:value="214">
            <text:p>214</text:p>
          </table:table-cell>
          <table:table-cell table:style-name="ce390" table:formula="of:=ROUNDUP([.K$107]*POWER([.$B56]/[.K$105];[.K$106]);0)" office:value-type="float" office:value="214">
            <text:p>214</text:p>
          </table:table-cell>
          <table:table-cell table:style-name="ce390" table:formula="of:=ROUNDUP([.L$107]*POWER([.$B56]/[.L$105];[.L$106]);0)" office:value-type="float" office:value="214">
            <text:p>214</text:p>
          </table:table-cell>
          <table:table-cell table:style-name="ce390" table:formula="of:=ROUNDUP([.M$107]*POWER([.$B56]/[.M$105];[.M$106]);0)" office:value-type="float" office:value="214">
            <text:p>214</text:p>
          </table:table-cell>
          <table:table-cell table:style-name="ce390" table:formula="of:=ROUNDUP([.N$107]*POWER([.$B56]/[.N$105];[.N$106]);0)" office:value-type="float" office:value="214">
            <text:p>214</text:p>
          </table:table-cell>
          <table:table-cell table:style-name="ce394" table:formula="of:=ROUNDUP([.O$107]*POWER([.$B56]/[.O$105];[.O$106]);0)" office:value-type="float" office:value="214">
            <text:p>214</text:p>
          </table:table-cell>
          <table:table-cell table:style-name="ce390" table:formula="of:=ROUNDUP([.P$107]*POWER([.$B56]/[.P$105];[.P$106]);0)" office:value-type="float" office:value="214">
            <text:p>214</text:p>
          </table:table-cell>
          <table:table-cell table:style-name="ce390" table:formula="of:=ROUNDUP([.Q$107]*POWER([.$B56]/[.Q$105];[.Q$106]);0)" office:value-type="float" office:value="214">
            <text:p>214</text:p>
          </table:table-cell>
          <table:table-cell table:style-name="ce398" table:formula="of:=ROUNDUP([.R$107]*POWER([.$B56]/[.R$105];[.R$106]);0)" office:value-type="float" office:value="214">
            <text:p>214</text:p>
          </table:table-cell>
          <table:table-cell table:style-name="ce390" table:formula="of:=ROUNDUP([.S$107]*POWER([.$B56]/[.S$105];[.S$106]);0)" office:value-type="float" office:value="214">
            <text:p>214</text:p>
          </table:table-cell>
          <table:table-cell table:style-name="ce390" table:formula="of:=ROUNDUP([.T$107]*POWER([.$B56]/[.T$105];[.T$106]);0)" office:value-type="float" office:value="214">
            <text:p>214</text:p>
          </table:table-cell>
          <table:table-cell table:style-name="ce390" table:formula="of:=ROUNDUP([.U$107]*POWER([.$B56]/[.U$105];[.U$106]);0)" office:value-type="float" office:value="214">
            <text:p>214</text:p>
          </table:table-cell>
          <table:table-cell table:style-name="ce390" table:formula="of:=ROUNDUP([.V$107]*POWER([.$B56]/[.V$105];[.V$106]);0)" office:value-type="float" office:value="214">
            <text:p>214</text:p>
          </table:table-cell>
          <table:table-cell table:style-name="ce383" table:formula="of:=[.W55]+1" office:value-type="float" office:value="133">
            <text:p>13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6]+1" office:value-type="float" office:value="134">
            <text:p>134</text:p>
          </table:table-cell>
          <table:table-cell table:style-name="ce390" table:formula="of:=ROUNDUP([.C$107]*POWER([.$B57]/[.C$105];[.C$106]);0)" office:value-type="float" office:value="217">
            <text:p>217</text:p>
          </table:table-cell>
          <table:table-cell table:style-name="ce390" table:formula="of:=ROUNDUP([.D$107]*POWER([.$B57]/[.D$105];[.D$106]);0)" office:value-type="float" office:value="217">
            <text:p>217</text:p>
          </table:table-cell>
          <table:table-cell table:style-name="ce390" table:formula="of:=ROUNDUP([.E$107]*POWER([.$B57]/[.E$105];[.E$106]);0)" office:value-type="float" office:value="217">
            <text:p>217</text:p>
          </table:table-cell>
          <table:table-cell table:style-name="ce390" table:formula="of:=ROUNDUP([.F$107]*POWER([.$B57]/[.F$105];[.F$106]);0)" office:value-type="float" office:value="217">
            <text:p>217</text:p>
          </table:table-cell>
          <table:table-cell table:style-name="ce394" table:formula="of:=ROUNDUP([.G$107]*POWER([.$B57]/[.G$105];[.G$106]);0)" office:value-type="float" office:value="217">
            <text:p>217</text:p>
          </table:table-cell>
          <table:table-cell table:style-name="ce390" table:formula="of:=ROUNDUP([.H$107]*POWER([.$B57]/[.H$105];[.H$106]);0)" office:value-type="float" office:value="217">
            <text:p>217</text:p>
          </table:table-cell>
          <table:table-cell table:style-name="ce390" table:formula="of:=ROUNDUP([.I$107]*POWER([.$B57]/[.I$105];[.I$106]);0)" office:value-type="float" office:value="217">
            <text:p>217</text:p>
          </table:table-cell>
          <table:table-cell table:style-name="ce398" table:formula="of:=ROUNDUP([.J$107]*POWER([.$B57]/[.J$105];[.J$106]);0)" office:value-type="float" office:value="217">
            <text:p>217</text:p>
          </table:table-cell>
          <table:table-cell table:style-name="ce390" table:formula="of:=ROUNDUP([.K$107]*POWER([.$B57]/[.K$105];[.K$106]);0)" office:value-type="float" office:value="217">
            <text:p>217</text:p>
          </table:table-cell>
          <table:table-cell table:style-name="ce390" table:formula="of:=ROUNDUP([.L$107]*POWER([.$B57]/[.L$105];[.L$106]);0)" office:value-type="float" office:value="217">
            <text:p>217</text:p>
          </table:table-cell>
          <table:table-cell table:style-name="ce390" table:formula="of:=ROUNDUP([.M$107]*POWER([.$B57]/[.M$105];[.M$106]);0)" office:value-type="float" office:value="217">
            <text:p>217</text:p>
          </table:table-cell>
          <table:table-cell table:style-name="ce390" table:formula="of:=ROUNDUP([.N$107]*POWER([.$B57]/[.N$105];[.N$106]);0)" office:value-type="float" office:value="217">
            <text:p>217</text:p>
          </table:table-cell>
          <table:table-cell table:style-name="ce394" table:formula="of:=ROUNDUP([.O$107]*POWER([.$B57]/[.O$105];[.O$106]);0)" office:value-type="float" office:value="217">
            <text:p>217</text:p>
          </table:table-cell>
          <table:table-cell table:style-name="ce390" table:formula="of:=ROUNDUP([.P$107]*POWER([.$B57]/[.P$105];[.P$106]);0)" office:value-type="float" office:value="217">
            <text:p>217</text:p>
          </table:table-cell>
          <table:table-cell table:style-name="ce390" table:formula="of:=ROUNDUP([.Q$107]*POWER([.$B57]/[.Q$105];[.Q$106]);0)" office:value-type="float" office:value="217">
            <text:p>217</text:p>
          </table:table-cell>
          <table:table-cell table:style-name="ce398" table:formula="of:=ROUNDUP([.R$107]*POWER([.$B57]/[.R$105];[.R$106]);0)" office:value-type="float" office:value="217">
            <text:p>217</text:p>
          </table:table-cell>
          <table:table-cell table:style-name="ce390" table:formula="of:=ROUNDUP([.S$107]*POWER([.$B57]/[.S$105];[.S$106]);0)" office:value-type="float" office:value="217">
            <text:p>217</text:p>
          </table:table-cell>
          <table:table-cell table:style-name="ce390" table:formula="of:=ROUNDUP([.T$107]*POWER([.$B57]/[.T$105];[.T$106]);0)" office:value-type="float" office:value="217">
            <text:p>217</text:p>
          </table:table-cell>
          <table:table-cell table:style-name="ce390" table:formula="of:=ROUNDUP([.U$107]*POWER([.$B57]/[.U$105];[.U$106]);0)" office:value-type="float" office:value="217">
            <text:p>217</text:p>
          </table:table-cell>
          <table:table-cell table:style-name="ce390" table:formula="of:=ROUNDUP([.V$107]*POWER([.$B57]/[.V$105];[.V$106]);0)" office:value-type="float" office:value="217">
            <text:p>217</text:p>
          </table:table-cell>
          <table:table-cell table:style-name="ce383" table:formula="of:=[.W56]+1" office:value-type="float" office:value="134">
            <text:p>13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7]+1" office:value-type="float" office:value="135">
            <text:p>135</text:p>
          </table:table-cell>
          <table:table-cell table:style-name="ce390" table:formula="of:=ROUNDUP([.C$107]*POWER([.$B58]/[.C$105];[.C$106]);0)" office:value-type="float" office:value="219">
            <text:p>219</text:p>
          </table:table-cell>
          <table:table-cell table:style-name="ce390" table:formula="of:=ROUNDUP([.D$107]*POWER([.$B58]/[.D$105];[.D$106]);0)" office:value-type="float" office:value="219">
            <text:p>219</text:p>
          </table:table-cell>
          <table:table-cell table:style-name="ce390" table:formula="of:=ROUNDUP([.E$107]*POWER([.$B58]/[.E$105];[.E$106]);0)" office:value-type="float" office:value="219">
            <text:p>219</text:p>
          </table:table-cell>
          <table:table-cell table:style-name="ce390" table:formula="of:=ROUNDUP([.F$107]*POWER([.$B58]/[.F$105];[.F$106]);0)" office:value-type="float" office:value="219">
            <text:p>219</text:p>
          </table:table-cell>
          <table:table-cell table:style-name="ce394" table:formula="of:=ROUNDUP([.G$107]*POWER([.$B58]/[.G$105];[.G$106]);0)" office:value-type="float" office:value="219">
            <text:p>219</text:p>
          </table:table-cell>
          <table:table-cell table:style-name="ce390" table:formula="of:=ROUNDUP([.H$107]*POWER([.$B58]/[.H$105];[.H$106]);0)" office:value-type="float" office:value="219">
            <text:p>219</text:p>
          </table:table-cell>
          <table:table-cell table:style-name="ce390" table:formula="of:=ROUNDUP([.I$107]*POWER([.$B58]/[.I$105];[.I$106]);0)" office:value-type="float" office:value="219">
            <text:p>219</text:p>
          </table:table-cell>
          <table:table-cell table:style-name="ce398" table:formula="of:=ROUNDUP([.J$107]*POWER([.$B58]/[.J$105];[.J$106]);0)" office:value-type="float" office:value="219">
            <text:p>219</text:p>
          </table:table-cell>
          <table:table-cell table:style-name="ce390" table:formula="of:=ROUNDUP([.K$107]*POWER([.$B58]/[.K$105];[.K$106]);0)" office:value-type="float" office:value="219">
            <text:p>219</text:p>
          </table:table-cell>
          <table:table-cell table:style-name="ce390" table:formula="of:=ROUNDUP([.L$107]*POWER([.$B58]/[.L$105];[.L$106]);0)" office:value-type="float" office:value="219">
            <text:p>219</text:p>
          </table:table-cell>
          <table:table-cell table:style-name="ce390" table:formula="of:=ROUNDUP([.M$107]*POWER([.$B58]/[.M$105];[.M$106]);0)" office:value-type="float" office:value="219">
            <text:p>219</text:p>
          </table:table-cell>
          <table:table-cell table:style-name="ce390" table:formula="of:=ROUNDUP([.N$107]*POWER([.$B58]/[.N$105];[.N$106]);0)" office:value-type="float" office:value="219">
            <text:p>219</text:p>
          </table:table-cell>
          <table:table-cell table:style-name="ce394" table:formula="of:=ROUNDUP([.O$107]*POWER([.$B58]/[.O$105];[.O$106]);0)" office:value-type="float" office:value="219">
            <text:p>219</text:p>
          </table:table-cell>
          <table:table-cell table:style-name="ce390" table:formula="of:=ROUNDUP([.P$107]*POWER([.$B58]/[.P$105];[.P$106]);0)" office:value-type="float" office:value="219">
            <text:p>219</text:p>
          </table:table-cell>
          <table:table-cell table:style-name="ce390" table:formula="of:=ROUNDUP([.Q$107]*POWER([.$B58]/[.Q$105];[.Q$106]);0)" office:value-type="float" office:value="219">
            <text:p>219</text:p>
          </table:table-cell>
          <table:table-cell table:style-name="ce398" table:formula="of:=ROUNDUP([.R$107]*POWER([.$B58]/[.R$105];[.R$106]);0)" office:value-type="float" office:value="219">
            <text:p>219</text:p>
          </table:table-cell>
          <table:table-cell table:style-name="ce390" table:formula="of:=ROUNDUP([.S$107]*POWER([.$B58]/[.S$105];[.S$106]);0)" office:value-type="float" office:value="219">
            <text:p>219</text:p>
          </table:table-cell>
          <table:table-cell table:style-name="ce390" table:formula="of:=ROUNDUP([.T$107]*POWER([.$B58]/[.T$105];[.T$106]);0)" office:value-type="float" office:value="219">
            <text:p>219</text:p>
          </table:table-cell>
          <table:table-cell table:style-name="ce390" table:formula="of:=ROUNDUP([.U$107]*POWER([.$B58]/[.U$105];[.U$106]);0)" office:value-type="float" office:value="219">
            <text:p>219</text:p>
          </table:table-cell>
          <table:table-cell table:style-name="ce390" table:formula="of:=ROUNDUP([.V$107]*POWER([.$B58]/[.V$105];[.V$106]);0)" office:value-type="float" office:value="219">
            <text:p>219</text:p>
          </table:table-cell>
          <table:table-cell table:style-name="ce383" table:formula="of:=[.W57]+1" office:value-type="float" office:value="135">
            <text:p>13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8]+1" office:value-type="float" office:value="136">
            <text:p>136</text:p>
          </table:table-cell>
          <table:table-cell table:style-name="ce390" table:formula="of:=ROUNDUP([.C$107]*POWER([.$B59]/[.C$105];[.C$106]);0)" office:value-type="float" office:value="222">
            <text:p>222</text:p>
          </table:table-cell>
          <table:table-cell table:style-name="ce390" table:formula="of:=ROUNDUP([.D$107]*POWER([.$B59]/[.D$105];[.D$106]);0)" office:value-type="float" office:value="222">
            <text:p>222</text:p>
          </table:table-cell>
          <table:table-cell table:style-name="ce390" table:formula="of:=ROUNDUP([.E$107]*POWER([.$B59]/[.E$105];[.E$106]);0)" office:value-type="float" office:value="222">
            <text:p>222</text:p>
          </table:table-cell>
          <table:table-cell table:style-name="ce390" table:formula="of:=ROUNDUP([.F$107]*POWER([.$B59]/[.F$105];[.F$106]);0)" office:value-type="float" office:value="222">
            <text:p>222</text:p>
          </table:table-cell>
          <table:table-cell table:style-name="ce394" table:formula="of:=ROUNDUP([.G$107]*POWER([.$B59]/[.G$105];[.G$106]);0)" office:value-type="float" office:value="222">
            <text:p>222</text:p>
          </table:table-cell>
          <table:table-cell table:style-name="ce390" table:formula="of:=ROUNDUP([.H$107]*POWER([.$B59]/[.H$105];[.H$106]);0)" office:value-type="float" office:value="222">
            <text:p>222</text:p>
          </table:table-cell>
          <table:table-cell table:style-name="ce390" table:formula="of:=ROUNDUP([.I$107]*POWER([.$B59]/[.I$105];[.I$106]);0)" office:value-type="float" office:value="222">
            <text:p>222</text:p>
          </table:table-cell>
          <table:table-cell table:style-name="ce398" table:formula="of:=ROUNDUP([.J$107]*POWER([.$B59]/[.J$105];[.J$106]);0)" office:value-type="float" office:value="222">
            <text:p>222</text:p>
          </table:table-cell>
          <table:table-cell table:style-name="ce390" table:formula="of:=ROUNDUP([.K$107]*POWER([.$B59]/[.K$105];[.K$106]);0)" office:value-type="float" office:value="222">
            <text:p>222</text:p>
          </table:table-cell>
          <table:table-cell table:style-name="ce390" table:formula="of:=ROUNDUP([.L$107]*POWER([.$B59]/[.L$105];[.L$106]);0)" office:value-type="float" office:value="222">
            <text:p>222</text:p>
          </table:table-cell>
          <table:table-cell table:style-name="ce390" table:formula="of:=ROUNDUP([.M$107]*POWER([.$B59]/[.M$105];[.M$106]);0)" office:value-type="float" office:value="222">
            <text:p>222</text:p>
          </table:table-cell>
          <table:table-cell table:style-name="ce390" table:formula="of:=ROUNDUP([.N$107]*POWER([.$B59]/[.N$105];[.N$106]);0)" office:value-type="float" office:value="222">
            <text:p>222</text:p>
          </table:table-cell>
          <table:table-cell table:style-name="ce394" table:formula="of:=ROUNDUP([.O$107]*POWER([.$B59]/[.O$105];[.O$106]);0)" office:value-type="float" office:value="222">
            <text:p>222</text:p>
          </table:table-cell>
          <table:table-cell table:style-name="ce390" table:formula="of:=ROUNDUP([.P$107]*POWER([.$B59]/[.P$105];[.P$106]);0)" office:value-type="float" office:value="222">
            <text:p>222</text:p>
          </table:table-cell>
          <table:table-cell table:style-name="ce390" table:formula="of:=ROUNDUP([.Q$107]*POWER([.$B59]/[.Q$105];[.Q$106]);0)" office:value-type="float" office:value="222">
            <text:p>222</text:p>
          </table:table-cell>
          <table:table-cell table:style-name="ce398" table:formula="of:=ROUNDUP([.R$107]*POWER([.$B59]/[.R$105];[.R$106]);0)" office:value-type="float" office:value="222">
            <text:p>222</text:p>
          </table:table-cell>
          <table:table-cell table:style-name="ce390" table:formula="of:=ROUNDUP([.S$107]*POWER([.$B59]/[.S$105];[.S$106]);0)" office:value-type="float" office:value="222">
            <text:p>222</text:p>
          </table:table-cell>
          <table:table-cell table:style-name="ce390" table:formula="of:=ROUNDUP([.T$107]*POWER([.$B59]/[.T$105];[.T$106]);0)" office:value-type="float" office:value="222">
            <text:p>222</text:p>
          </table:table-cell>
          <table:table-cell table:style-name="ce390" table:formula="of:=ROUNDUP([.U$107]*POWER([.$B59]/[.U$105];[.U$106]);0)" office:value-type="float" office:value="222">
            <text:p>222</text:p>
          </table:table-cell>
          <table:table-cell table:style-name="ce390" table:formula="of:=ROUNDUP([.V$107]*POWER([.$B59]/[.V$105];[.V$106]);0)" office:value-type="float" office:value="222">
            <text:p>222</text:p>
          </table:table-cell>
          <table:table-cell table:style-name="ce383" table:formula="of:=[.W58]+1" office:value-type="float" office:value="136">
            <text:p>13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59]+1" office:value-type="float" office:value="137">
            <text:p>137</text:p>
          </table:table-cell>
          <table:table-cell table:style-name="ce390" table:formula="of:=ROUNDUP([.C$107]*POWER([.$B60]/[.C$105];[.C$106]);0)" office:value-type="float" office:value="224">
            <text:p>224</text:p>
          </table:table-cell>
          <table:table-cell table:style-name="ce390" table:formula="of:=ROUNDUP([.D$107]*POWER([.$B60]/[.D$105];[.D$106]);0)" office:value-type="float" office:value="224">
            <text:p>224</text:p>
          </table:table-cell>
          <table:table-cell table:style-name="ce390" table:formula="of:=ROUNDUP([.E$107]*POWER([.$B60]/[.E$105];[.E$106]);0)" office:value-type="float" office:value="224">
            <text:p>224</text:p>
          </table:table-cell>
          <table:table-cell table:style-name="ce390" table:formula="of:=ROUNDUP([.F$107]*POWER([.$B60]/[.F$105];[.F$106]);0)" office:value-type="float" office:value="224">
            <text:p>224</text:p>
          </table:table-cell>
          <table:table-cell table:style-name="ce394" table:formula="of:=ROUNDUP([.G$107]*POWER([.$B60]/[.G$105];[.G$106]);0)" office:value-type="float" office:value="224">
            <text:p>224</text:p>
          </table:table-cell>
          <table:table-cell table:style-name="ce390" table:formula="of:=ROUNDUP([.H$107]*POWER([.$B60]/[.H$105];[.H$106]);0)" office:value-type="float" office:value="224">
            <text:p>224</text:p>
          </table:table-cell>
          <table:table-cell table:style-name="ce390" table:formula="of:=ROUNDUP([.I$107]*POWER([.$B60]/[.I$105];[.I$106]);0)" office:value-type="float" office:value="224">
            <text:p>224</text:p>
          </table:table-cell>
          <table:table-cell table:style-name="ce398" table:formula="of:=ROUNDUP([.J$107]*POWER([.$B60]/[.J$105];[.J$106]);0)" office:value-type="float" office:value="224">
            <text:p>224</text:p>
          </table:table-cell>
          <table:table-cell table:style-name="ce390" table:formula="of:=ROUNDUP([.K$107]*POWER([.$B60]/[.K$105];[.K$106]);0)" office:value-type="float" office:value="224">
            <text:p>224</text:p>
          </table:table-cell>
          <table:table-cell table:style-name="ce390" table:formula="of:=ROUNDUP([.L$107]*POWER([.$B60]/[.L$105];[.L$106]);0)" office:value-type="float" office:value="224">
            <text:p>224</text:p>
          </table:table-cell>
          <table:table-cell table:style-name="ce390" table:formula="of:=ROUNDUP([.M$107]*POWER([.$B60]/[.M$105];[.M$106]);0)" office:value-type="float" office:value="224">
            <text:p>224</text:p>
          </table:table-cell>
          <table:table-cell table:style-name="ce390" table:formula="of:=ROUNDUP([.N$107]*POWER([.$B60]/[.N$105];[.N$106]);0)" office:value-type="float" office:value="224">
            <text:p>224</text:p>
          </table:table-cell>
          <table:table-cell table:style-name="ce394" table:formula="of:=ROUNDUP([.O$107]*POWER([.$B60]/[.O$105];[.O$106]);0)" office:value-type="float" office:value="224">
            <text:p>224</text:p>
          </table:table-cell>
          <table:table-cell table:style-name="ce390" table:formula="of:=ROUNDUP([.P$107]*POWER([.$B60]/[.P$105];[.P$106]);0)" office:value-type="float" office:value="224">
            <text:p>224</text:p>
          </table:table-cell>
          <table:table-cell table:style-name="ce390" table:formula="of:=ROUNDUP([.Q$107]*POWER([.$B60]/[.Q$105];[.Q$106]);0)" office:value-type="float" office:value="224">
            <text:p>224</text:p>
          </table:table-cell>
          <table:table-cell table:style-name="ce398" table:formula="of:=ROUNDUP([.R$107]*POWER([.$B60]/[.R$105];[.R$106]);0)" office:value-type="float" office:value="224">
            <text:p>224</text:p>
          </table:table-cell>
          <table:table-cell table:style-name="ce390" table:formula="of:=ROUNDUP([.S$107]*POWER([.$B60]/[.S$105];[.S$106]);0)" office:value-type="float" office:value="224">
            <text:p>224</text:p>
          </table:table-cell>
          <table:table-cell table:style-name="ce390" table:formula="of:=ROUNDUP([.T$107]*POWER([.$B60]/[.T$105];[.T$106]);0)" office:value-type="float" office:value="224">
            <text:p>224</text:p>
          </table:table-cell>
          <table:table-cell table:style-name="ce390" table:formula="of:=ROUNDUP([.U$107]*POWER([.$B60]/[.U$105];[.U$106]);0)" office:value-type="float" office:value="224">
            <text:p>224</text:p>
          </table:table-cell>
          <table:table-cell table:style-name="ce390" table:formula="of:=ROUNDUP([.V$107]*POWER([.$B60]/[.V$105];[.V$106]);0)" office:value-type="float" office:value="224">
            <text:p>224</text:p>
          </table:table-cell>
          <table:table-cell table:style-name="ce383" table:formula="of:=[.W59]+1" office:value-type="float" office:value="137">
            <text:p>13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0]+1" office:value-type="float" office:value="138">
            <text:p>138</text:p>
          </table:table-cell>
          <table:table-cell table:style-name="ce390" table:formula="of:=ROUNDUP([.C$107]*POWER([.$B61]/[.C$105];[.C$106]);0)" office:value-type="float" office:value="227">
            <text:p>227</text:p>
          </table:table-cell>
          <table:table-cell table:style-name="ce390" table:formula="of:=ROUNDUP([.D$107]*POWER([.$B61]/[.D$105];[.D$106]);0)" office:value-type="float" office:value="227">
            <text:p>227</text:p>
          </table:table-cell>
          <table:table-cell table:style-name="ce390" table:formula="of:=ROUNDUP([.E$107]*POWER([.$B61]/[.E$105];[.E$106]);0)" office:value-type="float" office:value="227">
            <text:p>227</text:p>
          </table:table-cell>
          <table:table-cell table:style-name="ce390" table:formula="of:=ROUNDUP([.F$107]*POWER([.$B61]/[.F$105];[.F$106]);0)" office:value-type="float" office:value="227">
            <text:p>227</text:p>
          </table:table-cell>
          <table:table-cell table:style-name="ce394" table:formula="of:=ROUNDUP([.G$107]*POWER([.$B61]/[.G$105];[.G$106]);0)" office:value-type="float" office:value="227">
            <text:p>227</text:p>
          </table:table-cell>
          <table:table-cell table:style-name="ce390" table:formula="of:=ROUNDUP([.H$107]*POWER([.$B61]/[.H$105];[.H$106]);0)" office:value-type="float" office:value="227">
            <text:p>227</text:p>
          </table:table-cell>
          <table:table-cell table:style-name="ce390" table:formula="of:=ROUNDUP([.I$107]*POWER([.$B61]/[.I$105];[.I$106]);0)" office:value-type="float" office:value="227">
            <text:p>227</text:p>
          </table:table-cell>
          <table:table-cell table:style-name="ce398" table:formula="of:=ROUNDUP([.J$107]*POWER([.$B61]/[.J$105];[.J$106]);0)" office:value-type="float" office:value="227">
            <text:p>227</text:p>
          </table:table-cell>
          <table:table-cell table:style-name="ce390" table:formula="of:=ROUNDUP([.K$107]*POWER([.$B61]/[.K$105];[.K$106]);0)" office:value-type="float" office:value="227">
            <text:p>227</text:p>
          </table:table-cell>
          <table:table-cell table:style-name="ce390" table:formula="of:=ROUNDUP([.L$107]*POWER([.$B61]/[.L$105];[.L$106]);0)" office:value-type="float" office:value="227">
            <text:p>227</text:p>
          </table:table-cell>
          <table:table-cell table:style-name="ce390" table:formula="of:=ROUNDUP([.M$107]*POWER([.$B61]/[.M$105];[.M$106]);0)" office:value-type="float" office:value="227">
            <text:p>227</text:p>
          </table:table-cell>
          <table:table-cell table:style-name="ce390" table:formula="of:=ROUNDUP([.N$107]*POWER([.$B61]/[.N$105];[.N$106]);0)" office:value-type="float" office:value="227">
            <text:p>227</text:p>
          </table:table-cell>
          <table:table-cell table:style-name="ce394" table:formula="of:=ROUNDUP([.O$107]*POWER([.$B61]/[.O$105];[.O$106]);0)" office:value-type="float" office:value="227">
            <text:p>227</text:p>
          </table:table-cell>
          <table:table-cell table:style-name="ce390" table:formula="of:=ROUNDUP([.P$107]*POWER([.$B61]/[.P$105];[.P$106]);0)" office:value-type="float" office:value="227">
            <text:p>227</text:p>
          </table:table-cell>
          <table:table-cell table:style-name="ce390" table:formula="of:=ROUNDUP([.Q$107]*POWER([.$B61]/[.Q$105];[.Q$106]);0)" office:value-type="float" office:value="227">
            <text:p>227</text:p>
          </table:table-cell>
          <table:table-cell table:style-name="ce398" table:formula="of:=ROUNDUP([.R$107]*POWER([.$B61]/[.R$105];[.R$106]);0)" office:value-type="float" office:value="227">
            <text:p>227</text:p>
          </table:table-cell>
          <table:table-cell table:style-name="ce390" table:formula="of:=ROUNDUP([.S$107]*POWER([.$B61]/[.S$105];[.S$106]);0)" office:value-type="float" office:value="227">
            <text:p>227</text:p>
          </table:table-cell>
          <table:table-cell table:style-name="ce390" table:formula="of:=ROUNDUP([.T$107]*POWER([.$B61]/[.T$105];[.T$106]);0)" office:value-type="float" office:value="227">
            <text:p>227</text:p>
          </table:table-cell>
          <table:table-cell table:style-name="ce390" table:formula="of:=ROUNDUP([.U$107]*POWER([.$B61]/[.U$105];[.U$106]);0)" office:value-type="float" office:value="227">
            <text:p>227</text:p>
          </table:table-cell>
          <table:table-cell table:style-name="ce390" table:formula="of:=ROUNDUP([.V$107]*POWER([.$B61]/[.V$105];[.V$106]);0)" office:value-type="float" office:value="227">
            <text:p>227</text:p>
          </table:table-cell>
          <table:table-cell table:style-name="ce383" table:formula="of:=[.W60]+1" office:value-type="float" office:value="138">
            <text:p>13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1]+1" office:value-type="float" office:value="139">
            <text:p>139</text:p>
          </table:table-cell>
          <table:table-cell table:style-name="ce390" table:formula="of:=ROUNDUP([.C$107]*POWER([.$B62]/[.C$105];[.C$106]);0)" office:value-type="float" office:value="230">
            <text:p>230</text:p>
          </table:table-cell>
          <table:table-cell table:style-name="ce390" table:formula="of:=ROUNDUP([.D$107]*POWER([.$B62]/[.D$105];[.D$106]);0)" office:value-type="float" office:value="230">
            <text:p>230</text:p>
          </table:table-cell>
          <table:table-cell table:style-name="ce390" table:formula="of:=ROUNDUP([.E$107]*POWER([.$B62]/[.E$105];[.E$106]);0)" office:value-type="float" office:value="230">
            <text:p>230</text:p>
          </table:table-cell>
          <table:table-cell table:style-name="ce390" table:formula="of:=ROUNDUP([.F$107]*POWER([.$B62]/[.F$105];[.F$106]);0)" office:value-type="float" office:value="230">
            <text:p>230</text:p>
          </table:table-cell>
          <table:table-cell table:style-name="ce394" table:formula="of:=ROUNDUP([.G$107]*POWER([.$B62]/[.G$105];[.G$106]);0)" office:value-type="float" office:value="230">
            <text:p>230</text:p>
          </table:table-cell>
          <table:table-cell table:style-name="ce390" table:formula="of:=ROUNDUP([.H$107]*POWER([.$B62]/[.H$105];[.H$106]);0)" office:value-type="float" office:value="230">
            <text:p>230</text:p>
          </table:table-cell>
          <table:table-cell table:style-name="ce390" table:formula="of:=ROUNDUP([.I$107]*POWER([.$B62]/[.I$105];[.I$106]);0)" office:value-type="float" office:value="230">
            <text:p>230</text:p>
          </table:table-cell>
          <table:table-cell table:style-name="ce398" table:formula="of:=ROUNDUP([.J$107]*POWER([.$B62]/[.J$105];[.J$106]);0)" office:value-type="float" office:value="230">
            <text:p>230</text:p>
          </table:table-cell>
          <table:table-cell table:style-name="ce390" table:formula="of:=ROUNDUP([.K$107]*POWER([.$B62]/[.K$105];[.K$106]);0)" office:value-type="float" office:value="230">
            <text:p>230</text:p>
          </table:table-cell>
          <table:table-cell table:style-name="ce390" table:formula="of:=ROUNDUP([.L$107]*POWER([.$B62]/[.L$105];[.L$106]);0)" office:value-type="float" office:value="230">
            <text:p>230</text:p>
          </table:table-cell>
          <table:table-cell table:style-name="ce390" table:formula="of:=ROUNDUP([.M$107]*POWER([.$B62]/[.M$105];[.M$106]);0)" office:value-type="float" office:value="230">
            <text:p>230</text:p>
          </table:table-cell>
          <table:table-cell table:style-name="ce390" table:formula="of:=ROUNDUP([.N$107]*POWER([.$B62]/[.N$105];[.N$106]);0)" office:value-type="float" office:value="230">
            <text:p>230</text:p>
          </table:table-cell>
          <table:table-cell table:style-name="ce394" table:formula="of:=ROUNDUP([.O$107]*POWER([.$B62]/[.O$105];[.O$106]);0)" office:value-type="float" office:value="230">
            <text:p>230</text:p>
          </table:table-cell>
          <table:table-cell table:style-name="ce390" table:formula="of:=ROUNDUP([.P$107]*POWER([.$B62]/[.P$105];[.P$106]);0)" office:value-type="float" office:value="230">
            <text:p>230</text:p>
          </table:table-cell>
          <table:table-cell table:style-name="ce390" table:formula="of:=ROUNDUP([.Q$107]*POWER([.$B62]/[.Q$105];[.Q$106]);0)" office:value-type="float" office:value="230">
            <text:p>230</text:p>
          </table:table-cell>
          <table:table-cell table:style-name="ce398" table:formula="of:=ROUNDUP([.R$107]*POWER([.$B62]/[.R$105];[.R$106]);0)" office:value-type="float" office:value="230">
            <text:p>230</text:p>
          </table:table-cell>
          <table:table-cell table:style-name="ce390" table:formula="of:=ROUNDUP([.S$107]*POWER([.$B62]/[.S$105];[.S$106]);0)" office:value-type="float" office:value="230">
            <text:p>230</text:p>
          </table:table-cell>
          <table:table-cell table:style-name="ce390" table:formula="of:=ROUNDUP([.T$107]*POWER([.$B62]/[.T$105];[.T$106]);0)" office:value-type="float" office:value="230">
            <text:p>230</text:p>
          </table:table-cell>
          <table:table-cell table:style-name="ce390" table:formula="of:=ROUNDUP([.U$107]*POWER([.$B62]/[.U$105];[.U$106]);0)" office:value-type="float" office:value="230">
            <text:p>230</text:p>
          </table:table-cell>
          <table:table-cell table:style-name="ce390" table:formula="of:=ROUNDUP([.V$107]*POWER([.$B62]/[.V$105];[.V$106]);0)" office:value-type="float" office:value="230">
            <text:p>230</text:p>
          </table:table-cell>
          <table:table-cell table:style-name="ce383" table:formula="of:=[.W61]+1" office:value-type="float" office:value="139">
            <text:p>13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2]+1" office:value-type="float" office:value="140">
            <text:p>140</text:p>
          </table:table-cell>
          <table:table-cell table:style-name="ce390" table:formula="of:=ROUNDUP([.C$107]*POWER([.$B63]/[.C$105];[.C$106]);0)" office:value-type="float" office:value="232">
            <text:p>232</text:p>
          </table:table-cell>
          <table:table-cell table:style-name="ce390" table:formula="of:=ROUNDUP([.D$107]*POWER([.$B63]/[.D$105];[.D$106]);0)" office:value-type="float" office:value="232">
            <text:p>232</text:p>
          </table:table-cell>
          <table:table-cell table:style-name="ce390" table:formula="of:=ROUNDUP([.E$107]*POWER([.$B63]/[.E$105];[.E$106]);0)" office:value-type="float" office:value="232">
            <text:p>232</text:p>
          </table:table-cell>
          <table:table-cell table:style-name="ce390" table:formula="of:=ROUNDUP([.F$107]*POWER([.$B63]/[.F$105];[.F$106]);0)" office:value-type="float" office:value="232">
            <text:p>232</text:p>
          </table:table-cell>
          <table:table-cell table:style-name="ce394" table:formula="of:=ROUNDUP([.G$107]*POWER([.$B63]/[.G$105];[.G$106]);0)" office:value-type="float" office:value="232">
            <text:p>232</text:p>
          </table:table-cell>
          <table:table-cell table:style-name="ce390" table:formula="of:=ROUNDUP([.H$107]*POWER([.$B63]/[.H$105];[.H$106]);0)" office:value-type="float" office:value="232">
            <text:p>232</text:p>
          </table:table-cell>
          <table:table-cell table:style-name="ce390" table:formula="of:=ROUNDUP([.I$107]*POWER([.$B63]/[.I$105];[.I$106]);0)" office:value-type="float" office:value="232">
            <text:p>232</text:p>
          </table:table-cell>
          <table:table-cell table:style-name="ce398" table:formula="of:=ROUNDUP([.J$107]*POWER([.$B63]/[.J$105];[.J$106]);0)" office:value-type="float" office:value="232">
            <text:p>232</text:p>
          </table:table-cell>
          <table:table-cell table:style-name="ce390" table:formula="of:=ROUNDUP([.K$107]*POWER([.$B63]/[.K$105];[.K$106]);0)" office:value-type="float" office:value="232">
            <text:p>232</text:p>
          </table:table-cell>
          <table:table-cell table:style-name="ce390" table:formula="of:=ROUNDUP([.L$107]*POWER([.$B63]/[.L$105];[.L$106]);0)" office:value-type="float" office:value="232">
            <text:p>232</text:p>
          </table:table-cell>
          <table:table-cell table:style-name="ce390" table:formula="of:=ROUNDUP([.M$107]*POWER([.$B63]/[.M$105];[.M$106]);0)" office:value-type="float" office:value="232">
            <text:p>232</text:p>
          </table:table-cell>
          <table:table-cell table:style-name="ce390" table:formula="of:=ROUNDUP([.N$107]*POWER([.$B63]/[.N$105];[.N$106]);0)" office:value-type="float" office:value="232">
            <text:p>232</text:p>
          </table:table-cell>
          <table:table-cell table:style-name="ce394" table:formula="of:=ROUNDUP([.O$107]*POWER([.$B63]/[.O$105];[.O$106]);0)" office:value-type="float" office:value="232">
            <text:p>232</text:p>
          </table:table-cell>
          <table:table-cell table:style-name="ce390" table:formula="of:=ROUNDUP([.P$107]*POWER([.$B63]/[.P$105];[.P$106]);0)" office:value-type="float" office:value="232">
            <text:p>232</text:p>
          </table:table-cell>
          <table:table-cell table:style-name="ce390" table:formula="of:=ROUNDUP([.Q$107]*POWER([.$B63]/[.Q$105];[.Q$106]);0)" office:value-type="float" office:value="232">
            <text:p>232</text:p>
          </table:table-cell>
          <table:table-cell table:style-name="ce398" table:formula="of:=ROUNDUP([.R$107]*POWER([.$B63]/[.R$105];[.R$106]);0)" office:value-type="float" office:value="232">
            <text:p>232</text:p>
          </table:table-cell>
          <table:table-cell table:style-name="ce390" table:formula="of:=ROUNDUP([.S$107]*POWER([.$B63]/[.S$105];[.S$106]);0)" office:value-type="float" office:value="232">
            <text:p>232</text:p>
          </table:table-cell>
          <table:table-cell table:style-name="ce390" table:formula="of:=ROUNDUP([.T$107]*POWER([.$B63]/[.T$105];[.T$106]);0)" office:value-type="float" office:value="232">
            <text:p>232</text:p>
          </table:table-cell>
          <table:table-cell table:style-name="ce390" table:formula="of:=ROUNDUP([.U$107]*POWER([.$B63]/[.U$105];[.U$106]);0)" office:value-type="float" office:value="232">
            <text:p>232</text:p>
          </table:table-cell>
          <table:table-cell table:style-name="ce390" table:formula="of:=ROUNDUP([.V$107]*POWER([.$B63]/[.V$105];[.V$106]);0)" office:value-type="float" office:value="232">
            <text:p>232</text:p>
          </table:table-cell>
          <table:table-cell table:style-name="ce383" table:formula="of:=[.W62]+1" office:value-type="float" office:value="140">
            <text:p>14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3]+1" office:value-type="float" office:value="141">
            <text:p>141</text:p>
          </table:table-cell>
          <table:table-cell table:style-name="ce390" table:formula="of:=ROUNDUP([.C$107]*POWER([.$B64]/[.C$105];[.C$106]);0)" office:value-type="float" office:value="235">
            <text:p>235</text:p>
          </table:table-cell>
          <table:table-cell table:style-name="ce390" table:formula="of:=ROUNDUP([.D$107]*POWER([.$B64]/[.D$105];[.D$106]);0)" office:value-type="float" office:value="235">
            <text:p>235</text:p>
          </table:table-cell>
          <table:table-cell table:style-name="ce390" table:formula="of:=ROUNDUP([.E$107]*POWER([.$B64]/[.E$105];[.E$106]);0)" office:value-type="float" office:value="235">
            <text:p>235</text:p>
          </table:table-cell>
          <table:table-cell table:style-name="ce390" table:formula="of:=ROUNDUP([.F$107]*POWER([.$B64]/[.F$105];[.F$106]);0)" office:value-type="float" office:value="235">
            <text:p>235</text:p>
          </table:table-cell>
          <table:table-cell table:style-name="ce394" table:formula="of:=ROUNDUP([.G$107]*POWER([.$B64]/[.G$105];[.G$106]);0)" office:value-type="float" office:value="235">
            <text:p>235</text:p>
          </table:table-cell>
          <table:table-cell table:style-name="ce390" table:formula="of:=ROUNDUP([.H$107]*POWER([.$B64]/[.H$105];[.H$106]);0)" office:value-type="float" office:value="235">
            <text:p>235</text:p>
          </table:table-cell>
          <table:table-cell table:style-name="ce390" table:formula="of:=ROUNDUP([.I$107]*POWER([.$B64]/[.I$105];[.I$106]);0)" office:value-type="float" office:value="235">
            <text:p>235</text:p>
          </table:table-cell>
          <table:table-cell table:style-name="ce398" table:formula="of:=ROUNDUP([.J$107]*POWER([.$B64]/[.J$105];[.J$106]);0)" office:value-type="float" office:value="235">
            <text:p>235</text:p>
          </table:table-cell>
          <table:table-cell table:style-name="ce390" table:formula="of:=ROUNDUP([.K$107]*POWER([.$B64]/[.K$105];[.K$106]);0)" office:value-type="float" office:value="235">
            <text:p>235</text:p>
          </table:table-cell>
          <table:table-cell table:style-name="ce390" table:formula="of:=ROUNDUP([.L$107]*POWER([.$B64]/[.L$105];[.L$106]);0)" office:value-type="float" office:value="235">
            <text:p>235</text:p>
          </table:table-cell>
          <table:table-cell table:style-name="ce390" table:formula="of:=ROUNDUP([.M$107]*POWER([.$B64]/[.M$105];[.M$106]);0)" office:value-type="float" office:value="235">
            <text:p>235</text:p>
          </table:table-cell>
          <table:table-cell table:style-name="ce390" table:formula="of:=ROUNDUP([.N$107]*POWER([.$B64]/[.N$105];[.N$106]);0)" office:value-type="float" office:value="235">
            <text:p>235</text:p>
          </table:table-cell>
          <table:table-cell table:style-name="ce394" table:formula="of:=ROUNDUP([.O$107]*POWER([.$B64]/[.O$105];[.O$106]);0)" office:value-type="float" office:value="235">
            <text:p>235</text:p>
          </table:table-cell>
          <table:table-cell table:style-name="ce390" table:formula="of:=ROUNDUP([.P$107]*POWER([.$B64]/[.P$105];[.P$106]);0)" office:value-type="float" office:value="235">
            <text:p>235</text:p>
          </table:table-cell>
          <table:table-cell table:style-name="ce390" table:formula="of:=ROUNDUP([.Q$107]*POWER([.$B64]/[.Q$105];[.Q$106]);0)" office:value-type="float" office:value="235">
            <text:p>235</text:p>
          </table:table-cell>
          <table:table-cell table:style-name="ce398" table:formula="of:=ROUNDUP([.R$107]*POWER([.$B64]/[.R$105];[.R$106]);0)" office:value-type="float" office:value="235">
            <text:p>235</text:p>
          </table:table-cell>
          <table:table-cell table:style-name="ce390" table:formula="of:=ROUNDUP([.S$107]*POWER([.$B64]/[.S$105];[.S$106]);0)" office:value-type="float" office:value="235">
            <text:p>235</text:p>
          </table:table-cell>
          <table:table-cell table:style-name="ce390" table:formula="of:=ROUNDUP([.T$107]*POWER([.$B64]/[.T$105];[.T$106]);0)" office:value-type="float" office:value="235">
            <text:p>235</text:p>
          </table:table-cell>
          <table:table-cell table:style-name="ce390" table:formula="of:=ROUNDUP([.U$107]*POWER([.$B64]/[.U$105];[.U$106]);0)" office:value-type="float" office:value="235">
            <text:p>235</text:p>
          </table:table-cell>
          <table:table-cell table:style-name="ce390" table:formula="of:=ROUNDUP([.V$107]*POWER([.$B64]/[.V$105];[.V$106]);0)" office:value-type="float" office:value="235">
            <text:p>235</text:p>
          </table:table-cell>
          <table:table-cell table:style-name="ce383" table:formula="of:=[.W63]+1" office:value-type="float" office:value="141">
            <text:p>14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4]+1" office:value-type="float" office:value="142">
            <text:p>142</text:p>
          </table:table-cell>
          <table:table-cell table:style-name="ce390" table:formula="of:=ROUNDUP([.C$107]*POWER([.$B65]/[.C$105];[.C$106]);0)" office:value-type="float" office:value="238">
            <text:p>238</text:p>
          </table:table-cell>
          <table:table-cell table:style-name="ce390" table:formula="of:=ROUNDUP([.D$107]*POWER([.$B65]/[.D$105];[.D$106]);0)" office:value-type="float" office:value="238">
            <text:p>238</text:p>
          </table:table-cell>
          <table:table-cell table:style-name="ce390" table:formula="of:=ROUNDUP([.E$107]*POWER([.$B65]/[.E$105];[.E$106]);0)" office:value-type="float" office:value="238">
            <text:p>238</text:p>
          </table:table-cell>
          <table:table-cell table:style-name="ce390" table:formula="of:=ROUNDUP([.F$107]*POWER([.$B65]/[.F$105];[.F$106]);0)" office:value-type="float" office:value="238">
            <text:p>238</text:p>
          </table:table-cell>
          <table:table-cell table:style-name="ce394" table:formula="of:=ROUNDUP([.G$107]*POWER([.$B65]/[.G$105];[.G$106]);0)" office:value-type="float" office:value="238">
            <text:p>238</text:p>
          </table:table-cell>
          <table:table-cell table:style-name="ce390" table:formula="of:=ROUNDUP([.H$107]*POWER([.$B65]/[.H$105];[.H$106]);0)" office:value-type="float" office:value="238">
            <text:p>238</text:p>
          </table:table-cell>
          <table:table-cell table:style-name="ce390" table:formula="of:=ROUNDUP([.I$107]*POWER([.$B65]/[.I$105];[.I$106]);0)" office:value-type="float" office:value="238">
            <text:p>238</text:p>
          </table:table-cell>
          <table:table-cell table:style-name="ce398" table:formula="of:=ROUNDUP([.J$107]*POWER([.$B65]/[.J$105];[.J$106]);0)" office:value-type="float" office:value="238">
            <text:p>238</text:p>
          </table:table-cell>
          <table:table-cell table:style-name="ce390" table:formula="of:=ROUNDUP([.K$107]*POWER([.$B65]/[.K$105];[.K$106]);0)" office:value-type="float" office:value="238">
            <text:p>238</text:p>
          </table:table-cell>
          <table:table-cell table:style-name="ce390" table:formula="of:=ROUNDUP([.L$107]*POWER([.$B65]/[.L$105];[.L$106]);0)" office:value-type="float" office:value="238">
            <text:p>238</text:p>
          </table:table-cell>
          <table:table-cell table:style-name="ce390" table:formula="of:=ROUNDUP([.M$107]*POWER([.$B65]/[.M$105];[.M$106]);0)" office:value-type="float" office:value="238">
            <text:p>238</text:p>
          </table:table-cell>
          <table:table-cell table:style-name="ce390" table:formula="of:=ROUNDUP([.N$107]*POWER([.$B65]/[.N$105];[.N$106]);0)" office:value-type="float" office:value="238">
            <text:p>238</text:p>
          </table:table-cell>
          <table:table-cell table:style-name="ce394" table:formula="of:=ROUNDUP([.O$107]*POWER([.$B65]/[.O$105];[.O$106]);0)" office:value-type="float" office:value="238">
            <text:p>238</text:p>
          </table:table-cell>
          <table:table-cell table:style-name="ce390" table:formula="of:=ROUNDUP([.P$107]*POWER([.$B65]/[.P$105];[.P$106]);0)" office:value-type="float" office:value="238">
            <text:p>238</text:p>
          </table:table-cell>
          <table:table-cell table:style-name="ce390" table:formula="of:=ROUNDUP([.Q$107]*POWER([.$B65]/[.Q$105];[.Q$106]);0)" office:value-type="float" office:value="238">
            <text:p>238</text:p>
          </table:table-cell>
          <table:table-cell table:style-name="ce398" table:formula="of:=ROUNDUP([.R$107]*POWER([.$B65]/[.R$105];[.R$106]);0)" office:value-type="float" office:value="238">
            <text:p>238</text:p>
          </table:table-cell>
          <table:table-cell table:style-name="ce390" table:formula="of:=ROUNDUP([.S$107]*POWER([.$B65]/[.S$105];[.S$106]);0)" office:value-type="float" office:value="238">
            <text:p>238</text:p>
          </table:table-cell>
          <table:table-cell table:style-name="ce390" table:formula="of:=ROUNDUP([.T$107]*POWER([.$B65]/[.T$105];[.T$106]);0)" office:value-type="float" office:value="238">
            <text:p>238</text:p>
          </table:table-cell>
          <table:table-cell table:style-name="ce390" table:formula="of:=ROUNDUP([.U$107]*POWER([.$B65]/[.U$105];[.U$106]);0)" office:value-type="float" office:value="238">
            <text:p>238</text:p>
          </table:table-cell>
          <table:table-cell table:style-name="ce390" table:formula="of:=ROUNDUP([.V$107]*POWER([.$B65]/[.V$105];[.V$106]);0)" office:value-type="float" office:value="238">
            <text:p>238</text:p>
          </table:table-cell>
          <table:table-cell table:style-name="ce383" table:formula="of:=[.W64]+1" office:value-type="float" office:value="142">
            <text:p>14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5]+1" office:value-type="float" office:value="143">
            <text:p>143</text:p>
          </table:table-cell>
          <table:table-cell table:style-name="ce390" table:formula="of:=ROUNDUP([.C$107]*POWER([.$B66]/[.C$105];[.C$106]);0)" office:value-type="float" office:value="240">
            <text:p>240</text:p>
          </table:table-cell>
          <table:table-cell table:style-name="ce390" table:formula="of:=ROUNDUP([.D$107]*POWER([.$B66]/[.D$105];[.D$106]);0)" office:value-type="float" office:value="240">
            <text:p>240</text:p>
          </table:table-cell>
          <table:table-cell table:style-name="ce390" table:formula="of:=ROUNDUP([.E$107]*POWER([.$B66]/[.E$105];[.E$106]);0)" office:value-type="float" office:value="240">
            <text:p>240</text:p>
          </table:table-cell>
          <table:table-cell table:style-name="ce390" table:formula="of:=ROUNDUP([.F$107]*POWER([.$B66]/[.F$105];[.F$106]);0)" office:value-type="float" office:value="240">
            <text:p>240</text:p>
          </table:table-cell>
          <table:table-cell table:style-name="ce394" table:formula="of:=ROUNDUP([.G$107]*POWER([.$B66]/[.G$105];[.G$106]);0)" office:value-type="float" office:value="240">
            <text:p>240</text:p>
          </table:table-cell>
          <table:table-cell table:style-name="ce390" table:formula="of:=ROUNDUP([.H$107]*POWER([.$B66]/[.H$105];[.H$106]);0)" office:value-type="float" office:value="240">
            <text:p>240</text:p>
          </table:table-cell>
          <table:table-cell table:style-name="ce390" table:formula="of:=ROUNDUP([.I$107]*POWER([.$B66]/[.I$105];[.I$106]);0)" office:value-type="float" office:value="240">
            <text:p>240</text:p>
          </table:table-cell>
          <table:table-cell table:style-name="ce398" table:formula="of:=ROUNDUP([.J$107]*POWER([.$B66]/[.J$105];[.J$106]);0)" office:value-type="float" office:value="240">
            <text:p>240</text:p>
          </table:table-cell>
          <table:table-cell table:style-name="ce390" table:formula="of:=ROUNDUP([.K$107]*POWER([.$B66]/[.K$105];[.K$106]);0)" office:value-type="float" office:value="240">
            <text:p>240</text:p>
          </table:table-cell>
          <table:table-cell table:style-name="ce390" table:formula="of:=ROUNDUP([.L$107]*POWER([.$B66]/[.L$105];[.L$106]);0)" office:value-type="float" office:value="240">
            <text:p>240</text:p>
          </table:table-cell>
          <table:table-cell table:style-name="ce390" table:formula="of:=ROUNDUP([.M$107]*POWER([.$B66]/[.M$105];[.M$106]);0)" office:value-type="float" office:value="240">
            <text:p>240</text:p>
          </table:table-cell>
          <table:table-cell table:style-name="ce390" table:formula="of:=ROUNDUP([.N$107]*POWER([.$B66]/[.N$105];[.N$106]);0)" office:value-type="float" office:value="240">
            <text:p>240</text:p>
          </table:table-cell>
          <table:table-cell table:style-name="ce394" table:formula="of:=ROUNDUP([.O$107]*POWER([.$B66]/[.O$105];[.O$106]);0)" office:value-type="float" office:value="240">
            <text:p>240</text:p>
          </table:table-cell>
          <table:table-cell table:style-name="ce390" table:formula="of:=ROUNDUP([.P$107]*POWER([.$B66]/[.P$105];[.P$106]);0)" office:value-type="float" office:value="240">
            <text:p>240</text:p>
          </table:table-cell>
          <table:table-cell table:style-name="ce390" table:formula="of:=ROUNDUP([.Q$107]*POWER([.$B66]/[.Q$105];[.Q$106]);0)" office:value-type="float" office:value="240">
            <text:p>240</text:p>
          </table:table-cell>
          <table:table-cell table:style-name="ce398" table:formula="of:=ROUNDUP([.R$107]*POWER([.$B66]/[.R$105];[.R$106]);0)" office:value-type="float" office:value="240">
            <text:p>240</text:p>
          </table:table-cell>
          <table:table-cell table:style-name="ce390" table:formula="of:=ROUNDUP([.S$107]*POWER([.$B66]/[.S$105];[.S$106]);0)" office:value-type="float" office:value="240">
            <text:p>240</text:p>
          </table:table-cell>
          <table:table-cell table:style-name="ce390" table:formula="of:=ROUNDUP([.T$107]*POWER([.$B66]/[.T$105];[.T$106]);0)" office:value-type="float" office:value="240">
            <text:p>240</text:p>
          </table:table-cell>
          <table:table-cell table:style-name="ce390" table:formula="of:=ROUNDUP([.U$107]*POWER([.$B66]/[.U$105];[.U$106]);0)" office:value-type="float" office:value="240">
            <text:p>240</text:p>
          </table:table-cell>
          <table:table-cell table:style-name="ce390" table:formula="of:=ROUNDUP([.V$107]*POWER([.$B66]/[.V$105];[.V$106]);0)" office:value-type="float" office:value="240">
            <text:p>240</text:p>
          </table:table-cell>
          <table:table-cell table:style-name="ce383" table:formula="of:=[.W65]+1" office:value-type="float" office:value="143">
            <text:p>14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6]+1" office:value-type="float" office:value="144">
            <text:p>144</text:p>
          </table:table-cell>
          <table:table-cell table:style-name="ce390" table:formula="of:=ROUNDUP([.C$107]*POWER([.$B67]/[.C$105];[.C$106]);0)" office:value-type="float" office:value="243">
            <text:p>243</text:p>
          </table:table-cell>
          <table:table-cell table:style-name="ce390" table:formula="of:=ROUNDUP([.D$107]*POWER([.$B67]/[.D$105];[.D$106]);0)" office:value-type="float" office:value="243">
            <text:p>243</text:p>
          </table:table-cell>
          <table:table-cell table:style-name="ce390" table:formula="of:=ROUNDUP([.E$107]*POWER([.$B67]/[.E$105];[.E$106]);0)" office:value-type="float" office:value="243">
            <text:p>243</text:p>
          </table:table-cell>
          <table:table-cell table:style-name="ce390" table:formula="of:=ROUNDUP([.F$107]*POWER([.$B67]/[.F$105];[.F$106]);0)" office:value-type="float" office:value="243">
            <text:p>243</text:p>
          </table:table-cell>
          <table:table-cell table:style-name="ce394" table:formula="of:=ROUNDUP([.G$107]*POWER([.$B67]/[.G$105];[.G$106]);0)" office:value-type="float" office:value="243">
            <text:p>243</text:p>
          </table:table-cell>
          <table:table-cell table:style-name="ce390" table:formula="of:=ROUNDUP([.H$107]*POWER([.$B67]/[.H$105];[.H$106]);0)" office:value-type="float" office:value="243">
            <text:p>243</text:p>
          </table:table-cell>
          <table:table-cell table:style-name="ce390" table:formula="of:=ROUNDUP([.I$107]*POWER([.$B67]/[.I$105];[.I$106]);0)" office:value-type="float" office:value="243">
            <text:p>243</text:p>
          </table:table-cell>
          <table:table-cell table:style-name="ce398" table:formula="of:=ROUNDUP([.J$107]*POWER([.$B67]/[.J$105];[.J$106]);0)" office:value-type="float" office:value="243">
            <text:p>243</text:p>
          </table:table-cell>
          <table:table-cell table:style-name="ce390" table:formula="of:=ROUNDUP([.K$107]*POWER([.$B67]/[.K$105];[.K$106]);0)" office:value-type="float" office:value="243">
            <text:p>243</text:p>
          </table:table-cell>
          <table:table-cell table:style-name="ce390" table:formula="of:=ROUNDUP([.L$107]*POWER([.$B67]/[.L$105];[.L$106]);0)" office:value-type="float" office:value="243">
            <text:p>243</text:p>
          </table:table-cell>
          <table:table-cell table:style-name="ce390" table:formula="of:=ROUNDUP([.M$107]*POWER([.$B67]/[.M$105];[.M$106]);0)" office:value-type="float" office:value="243">
            <text:p>243</text:p>
          </table:table-cell>
          <table:table-cell table:style-name="ce390" table:formula="of:=ROUNDUP([.N$107]*POWER([.$B67]/[.N$105];[.N$106]);0)" office:value-type="float" office:value="243">
            <text:p>243</text:p>
          </table:table-cell>
          <table:table-cell table:style-name="ce394" table:formula="of:=ROUNDUP([.O$107]*POWER([.$B67]/[.O$105];[.O$106]);0)" office:value-type="float" office:value="243">
            <text:p>243</text:p>
          </table:table-cell>
          <table:table-cell table:style-name="ce390" table:formula="of:=ROUNDUP([.P$107]*POWER([.$B67]/[.P$105];[.P$106]);0)" office:value-type="float" office:value="243">
            <text:p>243</text:p>
          </table:table-cell>
          <table:table-cell table:style-name="ce390" table:formula="of:=ROUNDUP([.Q$107]*POWER([.$B67]/[.Q$105];[.Q$106]);0)" office:value-type="float" office:value="243">
            <text:p>243</text:p>
          </table:table-cell>
          <table:table-cell table:style-name="ce398" table:formula="of:=ROUNDUP([.R$107]*POWER([.$B67]/[.R$105];[.R$106]);0)" office:value-type="float" office:value="243">
            <text:p>243</text:p>
          </table:table-cell>
          <table:table-cell table:style-name="ce390" table:formula="of:=ROUNDUP([.S$107]*POWER([.$B67]/[.S$105];[.S$106]);0)" office:value-type="float" office:value="243">
            <text:p>243</text:p>
          </table:table-cell>
          <table:table-cell table:style-name="ce390" table:formula="of:=ROUNDUP([.T$107]*POWER([.$B67]/[.T$105];[.T$106]);0)" office:value-type="float" office:value="243">
            <text:p>243</text:p>
          </table:table-cell>
          <table:table-cell table:style-name="ce390" table:formula="of:=ROUNDUP([.U$107]*POWER([.$B67]/[.U$105];[.U$106]);0)" office:value-type="float" office:value="243">
            <text:p>243</text:p>
          </table:table-cell>
          <table:table-cell table:style-name="ce390" table:formula="of:=ROUNDUP([.V$107]*POWER([.$B67]/[.V$105];[.V$106]);0)" office:value-type="float" office:value="243">
            <text:p>243</text:p>
          </table:table-cell>
          <table:table-cell table:style-name="ce383" table:formula="of:=[.W66]+1" office:value-type="float" office:value="144">
            <text:p>14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7]+1" office:value-type="float" office:value="145">
            <text:p>145</text:p>
          </table:table-cell>
          <table:table-cell table:style-name="ce390" table:formula="of:=ROUNDUP([.C$107]*POWER([.$B68]/[.C$105];[.C$106]);0)" office:value-type="float" office:value="246">
            <text:p>246</text:p>
          </table:table-cell>
          <table:table-cell table:style-name="ce390" table:formula="of:=ROUNDUP([.D$107]*POWER([.$B68]/[.D$105];[.D$106]);0)" office:value-type="float" office:value="246">
            <text:p>246</text:p>
          </table:table-cell>
          <table:table-cell table:style-name="ce390" table:formula="of:=ROUNDUP([.E$107]*POWER([.$B68]/[.E$105];[.E$106]);0)" office:value-type="float" office:value="246">
            <text:p>246</text:p>
          </table:table-cell>
          <table:table-cell table:style-name="ce390" table:formula="of:=ROUNDUP([.F$107]*POWER([.$B68]/[.F$105];[.F$106]);0)" office:value-type="float" office:value="246">
            <text:p>246</text:p>
          </table:table-cell>
          <table:table-cell table:style-name="ce394" table:formula="of:=ROUNDUP([.G$107]*POWER([.$B68]/[.G$105];[.G$106]);0)" office:value-type="float" office:value="246">
            <text:p>246</text:p>
          </table:table-cell>
          <table:table-cell table:style-name="ce390" table:formula="of:=ROUNDUP([.H$107]*POWER([.$B68]/[.H$105];[.H$106]);0)" office:value-type="float" office:value="246">
            <text:p>246</text:p>
          </table:table-cell>
          <table:table-cell table:style-name="ce390" table:formula="of:=ROUNDUP([.I$107]*POWER([.$B68]/[.I$105];[.I$106]);0)" office:value-type="float" office:value="246">
            <text:p>246</text:p>
          </table:table-cell>
          <table:table-cell table:style-name="ce398" table:formula="of:=ROUNDUP([.J$107]*POWER([.$B68]/[.J$105];[.J$106]);0)" office:value-type="float" office:value="246">
            <text:p>246</text:p>
          </table:table-cell>
          <table:table-cell table:style-name="ce390" table:formula="of:=ROUNDUP([.K$107]*POWER([.$B68]/[.K$105];[.K$106]);0)" office:value-type="float" office:value="246">
            <text:p>246</text:p>
          </table:table-cell>
          <table:table-cell table:style-name="ce390" table:formula="of:=ROUNDUP([.L$107]*POWER([.$B68]/[.L$105];[.L$106]);0)" office:value-type="float" office:value="246">
            <text:p>246</text:p>
          </table:table-cell>
          <table:table-cell table:style-name="ce390" table:formula="of:=ROUNDUP([.M$107]*POWER([.$B68]/[.M$105];[.M$106]);0)" office:value-type="float" office:value="246">
            <text:p>246</text:p>
          </table:table-cell>
          <table:table-cell table:style-name="ce390" table:formula="of:=ROUNDUP([.N$107]*POWER([.$B68]/[.N$105];[.N$106]);0)" office:value-type="float" office:value="246">
            <text:p>246</text:p>
          </table:table-cell>
          <table:table-cell table:style-name="ce394" table:formula="of:=ROUNDUP([.O$107]*POWER([.$B68]/[.O$105];[.O$106]);0)" office:value-type="float" office:value="246">
            <text:p>246</text:p>
          </table:table-cell>
          <table:table-cell table:style-name="ce390" table:formula="of:=ROUNDUP([.P$107]*POWER([.$B68]/[.P$105];[.P$106]);0)" office:value-type="float" office:value="246">
            <text:p>246</text:p>
          </table:table-cell>
          <table:table-cell table:style-name="ce390" table:formula="of:=ROUNDUP([.Q$107]*POWER([.$B68]/[.Q$105];[.Q$106]);0)" office:value-type="float" office:value="246">
            <text:p>246</text:p>
          </table:table-cell>
          <table:table-cell table:style-name="ce398" table:formula="of:=ROUNDUP([.R$107]*POWER([.$B68]/[.R$105];[.R$106]);0)" office:value-type="float" office:value="246">
            <text:p>246</text:p>
          </table:table-cell>
          <table:table-cell table:style-name="ce390" table:formula="of:=ROUNDUP([.S$107]*POWER([.$B68]/[.S$105];[.S$106]);0)" office:value-type="float" office:value="246">
            <text:p>246</text:p>
          </table:table-cell>
          <table:table-cell table:style-name="ce390" table:formula="of:=ROUNDUP([.T$107]*POWER([.$B68]/[.T$105];[.T$106]);0)" office:value-type="float" office:value="246">
            <text:p>246</text:p>
          </table:table-cell>
          <table:table-cell table:style-name="ce390" table:formula="of:=ROUNDUP([.U$107]*POWER([.$B68]/[.U$105];[.U$106]);0)" office:value-type="float" office:value="246">
            <text:p>246</text:p>
          </table:table-cell>
          <table:table-cell table:style-name="ce390" table:formula="of:=ROUNDUP([.V$107]*POWER([.$B68]/[.V$105];[.V$106]);0)" office:value-type="float" office:value="246">
            <text:p>246</text:p>
          </table:table-cell>
          <table:table-cell table:style-name="ce383" table:formula="of:=[.W67]+1" office:value-type="float" office:value="145">
            <text:p>14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8]+1" office:value-type="float" office:value="146">
            <text:p>146</text:p>
          </table:table-cell>
          <table:table-cell table:style-name="ce390" table:formula="of:=ROUNDUP([.C$107]*POWER([.$B69]/[.C$105];[.C$106]);0)" office:value-type="float" office:value="248">
            <text:p>248</text:p>
          </table:table-cell>
          <table:table-cell table:style-name="ce390" table:formula="of:=ROUNDUP([.D$107]*POWER([.$B69]/[.D$105];[.D$106]);0)" office:value-type="float" office:value="248">
            <text:p>248</text:p>
          </table:table-cell>
          <table:table-cell table:style-name="ce390" table:formula="of:=ROUNDUP([.E$107]*POWER([.$B69]/[.E$105];[.E$106]);0)" office:value-type="float" office:value="248">
            <text:p>248</text:p>
          </table:table-cell>
          <table:table-cell table:style-name="ce390" table:formula="of:=ROUNDUP([.F$107]*POWER([.$B69]/[.F$105];[.F$106]);0)" office:value-type="float" office:value="248">
            <text:p>248</text:p>
          </table:table-cell>
          <table:table-cell table:style-name="ce394" table:formula="of:=ROUNDUP([.G$107]*POWER([.$B69]/[.G$105];[.G$106]);0)" office:value-type="float" office:value="248">
            <text:p>248</text:p>
          </table:table-cell>
          <table:table-cell table:style-name="ce390" table:formula="of:=ROUNDUP([.H$107]*POWER([.$B69]/[.H$105];[.H$106]);0)" office:value-type="float" office:value="248">
            <text:p>248</text:p>
          </table:table-cell>
          <table:table-cell table:style-name="ce390" table:formula="of:=ROUNDUP([.I$107]*POWER([.$B69]/[.I$105];[.I$106]);0)" office:value-type="float" office:value="248">
            <text:p>248</text:p>
          </table:table-cell>
          <table:table-cell table:style-name="ce398" table:formula="of:=ROUNDUP([.J$107]*POWER([.$B69]/[.J$105];[.J$106]);0)" office:value-type="float" office:value="248">
            <text:p>248</text:p>
          </table:table-cell>
          <table:table-cell table:style-name="ce390" table:formula="of:=ROUNDUP([.K$107]*POWER([.$B69]/[.K$105];[.K$106]);0)" office:value-type="float" office:value="248">
            <text:p>248</text:p>
          </table:table-cell>
          <table:table-cell table:style-name="ce390" table:formula="of:=ROUNDUP([.L$107]*POWER([.$B69]/[.L$105];[.L$106]);0)" office:value-type="float" office:value="248">
            <text:p>248</text:p>
          </table:table-cell>
          <table:table-cell table:style-name="ce390" table:formula="of:=ROUNDUP([.M$107]*POWER([.$B69]/[.M$105];[.M$106]);0)" office:value-type="float" office:value="248">
            <text:p>248</text:p>
          </table:table-cell>
          <table:table-cell table:style-name="ce390" table:formula="of:=ROUNDUP([.N$107]*POWER([.$B69]/[.N$105];[.N$106]);0)" office:value-type="float" office:value="248">
            <text:p>248</text:p>
          </table:table-cell>
          <table:table-cell table:style-name="ce394" table:formula="of:=ROUNDUP([.O$107]*POWER([.$B69]/[.O$105];[.O$106]);0)" office:value-type="float" office:value="248">
            <text:p>248</text:p>
          </table:table-cell>
          <table:table-cell table:style-name="ce390" table:formula="of:=ROUNDUP([.P$107]*POWER([.$B69]/[.P$105];[.P$106]);0)" office:value-type="float" office:value="248">
            <text:p>248</text:p>
          </table:table-cell>
          <table:table-cell table:style-name="ce390" table:formula="of:=ROUNDUP([.Q$107]*POWER([.$B69]/[.Q$105];[.Q$106]);0)" office:value-type="float" office:value="248">
            <text:p>248</text:p>
          </table:table-cell>
          <table:table-cell table:style-name="ce398" table:formula="of:=ROUNDUP([.R$107]*POWER([.$B69]/[.R$105];[.R$106]);0)" office:value-type="float" office:value="248">
            <text:p>248</text:p>
          </table:table-cell>
          <table:table-cell table:style-name="ce390" table:formula="of:=ROUNDUP([.S$107]*POWER([.$B69]/[.S$105];[.S$106]);0)" office:value-type="float" office:value="248">
            <text:p>248</text:p>
          </table:table-cell>
          <table:table-cell table:style-name="ce390" table:formula="of:=ROUNDUP([.T$107]*POWER([.$B69]/[.T$105];[.T$106]);0)" office:value-type="float" office:value="248">
            <text:p>248</text:p>
          </table:table-cell>
          <table:table-cell table:style-name="ce390" table:formula="of:=ROUNDUP([.U$107]*POWER([.$B69]/[.U$105];[.U$106]);0)" office:value-type="float" office:value="248">
            <text:p>248</text:p>
          </table:table-cell>
          <table:table-cell table:style-name="ce390" table:formula="of:=ROUNDUP([.V$107]*POWER([.$B69]/[.V$105];[.V$106]);0)" office:value-type="float" office:value="248">
            <text:p>248</text:p>
          </table:table-cell>
          <table:table-cell table:style-name="ce383" table:formula="of:=[.W68]+1" office:value-type="float" office:value="146">
            <text:p>14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69]+1" office:value-type="float" office:value="147">
            <text:p>147</text:p>
          </table:table-cell>
          <table:table-cell table:style-name="ce390" table:formula="of:=ROUNDUP([.C$107]*POWER([.$B70]/[.C$105];[.C$106]);0)" office:value-type="float" office:value="251">
            <text:p>251</text:p>
          </table:table-cell>
          <table:table-cell table:style-name="ce390" table:formula="of:=ROUNDUP([.D$107]*POWER([.$B70]/[.D$105];[.D$106]);0)" office:value-type="float" office:value="251">
            <text:p>251</text:p>
          </table:table-cell>
          <table:table-cell table:style-name="ce390" table:formula="of:=ROUNDUP([.E$107]*POWER([.$B70]/[.E$105];[.E$106]);0)" office:value-type="float" office:value="251">
            <text:p>251</text:p>
          </table:table-cell>
          <table:table-cell table:style-name="ce390" table:formula="of:=ROUNDUP([.F$107]*POWER([.$B70]/[.F$105];[.F$106]);0)" office:value-type="float" office:value="251">
            <text:p>251</text:p>
          </table:table-cell>
          <table:table-cell table:style-name="ce394" table:formula="of:=ROUNDUP([.G$107]*POWER([.$B70]/[.G$105];[.G$106]);0)" office:value-type="float" office:value="251">
            <text:p>251</text:p>
          </table:table-cell>
          <table:table-cell table:style-name="ce390" table:formula="of:=ROUNDUP([.H$107]*POWER([.$B70]/[.H$105];[.H$106]);0)" office:value-type="float" office:value="251">
            <text:p>251</text:p>
          </table:table-cell>
          <table:table-cell table:style-name="ce390" table:formula="of:=ROUNDUP([.I$107]*POWER([.$B70]/[.I$105];[.I$106]);0)" office:value-type="float" office:value="251">
            <text:p>251</text:p>
          </table:table-cell>
          <table:table-cell table:style-name="ce398" table:formula="of:=ROUNDUP([.J$107]*POWER([.$B70]/[.J$105];[.J$106]);0)" office:value-type="float" office:value="251">
            <text:p>251</text:p>
          </table:table-cell>
          <table:table-cell table:style-name="ce390" table:formula="of:=ROUNDUP([.K$107]*POWER([.$B70]/[.K$105];[.K$106]);0)" office:value-type="float" office:value="251">
            <text:p>251</text:p>
          </table:table-cell>
          <table:table-cell table:style-name="ce390" table:formula="of:=ROUNDUP([.L$107]*POWER([.$B70]/[.L$105];[.L$106]);0)" office:value-type="float" office:value="251">
            <text:p>251</text:p>
          </table:table-cell>
          <table:table-cell table:style-name="ce390" table:formula="of:=ROUNDUP([.M$107]*POWER([.$B70]/[.M$105];[.M$106]);0)" office:value-type="float" office:value="251">
            <text:p>251</text:p>
          </table:table-cell>
          <table:table-cell table:style-name="ce390" table:formula="of:=ROUNDUP([.N$107]*POWER([.$B70]/[.N$105];[.N$106]);0)" office:value-type="float" office:value="251">
            <text:p>251</text:p>
          </table:table-cell>
          <table:table-cell table:style-name="ce394" table:formula="of:=ROUNDUP([.O$107]*POWER([.$B70]/[.O$105];[.O$106]);0)" office:value-type="float" office:value="251">
            <text:p>251</text:p>
          </table:table-cell>
          <table:table-cell table:style-name="ce390" table:formula="of:=ROUNDUP([.P$107]*POWER([.$B70]/[.P$105];[.P$106]);0)" office:value-type="float" office:value="251">
            <text:p>251</text:p>
          </table:table-cell>
          <table:table-cell table:style-name="ce390" table:formula="of:=ROUNDUP([.Q$107]*POWER([.$B70]/[.Q$105];[.Q$106]);0)" office:value-type="float" office:value="251">
            <text:p>251</text:p>
          </table:table-cell>
          <table:table-cell table:style-name="ce398" table:formula="of:=ROUNDUP([.R$107]*POWER([.$B70]/[.R$105];[.R$106]);0)" office:value-type="float" office:value="251">
            <text:p>251</text:p>
          </table:table-cell>
          <table:table-cell table:style-name="ce390" table:formula="of:=ROUNDUP([.S$107]*POWER([.$B70]/[.S$105];[.S$106]);0)" office:value-type="float" office:value="251">
            <text:p>251</text:p>
          </table:table-cell>
          <table:table-cell table:style-name="ce390" table:formula="of:=ROUNDUP([.T$107]*POWER([.$B70]/[.T$105];[.T$106]);0)" office:value-type="float" office:value="251">
            <text:p>251</text:p>
          </table:table-cell>
          <table:table-cell table:style-name="ce390" table:formula="of:=ROUNDUP([.U$107]*POWER([.$B70]/[.U$105];[.U$106]);0)" office:value-type="float" office:value="251">
            <text:p>251</text:p>
          </table:table-cell>
          <table:table-cell table:style-name="ce390" table:formula="of:=ROUNDUP([.V$107]*POWER([.$B70]/[.V$105];[.V$106]);0)" office:value-type="float" office:value="251">
            <text:p>251</text:p>
          </table:table-cell>
          <table:table-cell table:style-name="ce383" table:formula="of:=[.W69]+1" office:value-type="float" office:value="147">
            <text:p>14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0]+1" office:value-type="float" office:value="148">
            <text:p>148</text:p>
          </table:table-cell>
          <table:table-cell table:style-name="ce390" table:formula="of:=ROUNDUP([.C$107]*POWER([.$B71]/[.C$105];[.C$106]);0)" office:value-type="float" office:value="254">
            <text:p>254</text:p>
          </table:table-cell>
          <table:table-cell table:style-name="ce390" table:formula="of:=ROUNDUP([.D$107]*POWER([.$B71]/[.D$105];[.D$106]);0)" office:value-type="float" office:value="254">
            <text:p>254</text:p>
          </table:table-cell>
          <table:table-cell table:style-name="ce390" table:formula="of:=ROUNDUP([.E$107]*POWER([.$B71]/[.E$105];[.E$106]);0)" office:value-type="float" office:value="254">
            <text:p>254</text:p>
          </table:table-cell>
          <table:table-cell table:style-name="ce390" table:formula="of:=ROUNDUP([.F$107]*POWER([.$B71]/[.F$105];[.F$106]);0)" office:value-type="float" office:value="254">
            <text:p>254</text:p>
          </table:table-cell>
          <table:table-cell table:style-name="ce394" table:formula="of:=ROUNDUP([.G$107]*POWER([.$B71]/[.G$105];[.G$106]);0)" office:value-type="float" office:value="254">
            <text:p>254</text:p>
          </table:table-cell>
          <table:table-cell table:style-name="ce390" table:formula="of:=ROUNDUP([.H$107]*POWER([.$B71]/[.H$105];[.H$106]);0)" office:value-type="float" office:value="254">
            <text:p>254</text:p>
          </table:table-cell>
          <table:table-cell table:style-name="ce390" table:formula="of:=ROUNDUP([.I$107]*POWER([.$B71]/[.I$105];[.I$106]);0)" office:value-type="float" office:value="254">
            <text:p>254</text:p>
          </table:table-cell>
          <table:table-cell table:style-name="ce398" table:formula="of:=ROUNDUP([.J$107]*POWER([.$B71]/[.J$105];[.J$106]);0)" office:value-type="float" office:value="254">
            <text:p>254</text:p>
          </table:table-cell>
          <table:table-cell table:style-name="ce390" table:formula="of:=ROUNDUP([.K$107]*POWER([.$B71]/[.K$105];[.K$106]);0)" office:value-type="float" office:value="254">
            <text:p>254</text:p>
          </table:table-cell>
          <table:table-cell table:style-name="ce390" table:formula="of:=ROUNDUP([.L$107]*POWER([.$B71]/[.L$105];[.L$106]);0)" office:value-type="float" office:value="254">
            <text:p>254</text:p>
          </table:table-cell>
          <table:table-cell table:style-name="ce390" table:formula="of:=ROUNDUP([.M$107]*POWER([.$B71]/[.M$105];[.M$106]);0)" office:value-type="float" office:value="254">
            <text:p>254</text:p>
          </table:table-cell>
          <table:table-cell table:style-name="ce390" table:formula="of:=ROUNDUP([.N$107]*POWER([.$B71]/[.N$105];[.N$106]);0)" office:value-type="float" office:value="254">
            <text:p>254</text:p>
          </table:table-cell>
          <table:table-cell table:style-name="ce394" table:formula="of:=ROUNDUP([.O$107]*POWER([.$B71]/[.O$105];[.O$106]);0)" office:value-type="float" office:value="254">
            <text:p>254</text:p>
          </table:table-cell>
          <table:table-cell table:style-name="ce390" table:formula="of:=ROUNDUP([.P$107]*POWER([.$B71]/[.P$105];[.P$106]);0)" office:value-type="float" office:value="254">
            <text:p>254</text:p>
          </table:table-cell>
          <table:table-cell table:style-name="ce390" table:formula="of:=ROUNDUP([.Q$107]*POWER([.$B71]/[.Q$105];[.Q$106]);0)" office:value-type="float" office:value="254">
            <text:p>254</text:p>
          </table:table-cell>
          <table:table-cell table:style-name="ce398" table:formula="of:=ROUNDUP([.R$107]*POWER([.$B71]/[.R$105];[.R$106]);0)" office:value-type="float" office:value="254">
            <text:p>254</text:p>
          </table:table-cell>
          <table:table-cell table:style-name="ce390" table:formula="of:=ROUNDUP([.S$107]*POWER([.$B71]/[.S$105];[.S$106]);0)" office:value-type="float" office:value="254">
            <text:p>254</text:p>
          </table:table-cell>
          <table:table-cell table:style-name="ce390" table:formula="of:=ROUNDUP([.T$107]*POWER([.$B71]/[.T$105];[.T$106]);0)" office:value-type="float" office:value="254">
            <text:p>254</text:p>
          </table:table-cell>
          <table:table-cell table:style-name="ce390" table:formula="of:=ROUNDUP([.U$107]*POWER([.$B71]/[.U$105];[.U$106]);0)" office:value-type="float" office:value="254">
            <text:p>254</text:p>
          </table:table-cell>
          <table:table-cell table:style-name="ce390" table:formula="of:=ROUNDUP([.V$107]*POWER([.$B71]/[.V$105];[.V$106]);0)" office:value-type="float" office:value="254">
            <text:p>254</text:p>
          </table:table-cell>
          <table:table-cell table:style-name="ce383" table:formula="of:=[.W70]+1" office:value-type="float" office:value="148">
            <text:p>14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1]+1" office:value-type="float" office:value="149">
            <text:p>149</text:p>
          </table:table-cell>
          <table:table-cell table:style-name="ce390" table:formula="of:=ROUNDUP([.C$107]*POWER([.$B72]/[.C$105];[.C$106]);0)" office:value-type="float" office:value="257">
            <text:p>257</text:p>
          </table:table-cell>
          <table:table-cell table:style-name="ce390" table:formula="of:=ROUNDUP([.D$107]*POWER([.$B72]/[.D$105];[.D$106]);0)" office:value-type="float" office:value="257">
            <text:p>257</text:p>
          </table:table-cell>
          <table:table-cell table:style-name="ce390" table:formula="of:=ROUNDUP([.E$107]*POWER([.$B72]/[.E$105];[.E$106]);0)" office:value-type="float" office:value="257">
            <text:p>257</text:p>
          </table:table-cell>
          <table:table-cell table:style-name="ce390" table:formula="of:=ROUNDUP([.F$107]*POWER([.$B72]/[.F$105];[.F$106]);0)" office:value-type="float" office:value="257">
            <text:p>257</text:p>
          </table:table-cell>
          <table:table-cell table:style-name="ce394" table:formula="of:=ROUNDUP([.G$107]*POWER([.$B72]/[.G$105];[.G$106]);0)" office:value-type="float" office:value="257">
            <text:p>257</text:p>
          </table:table-cell>
          <table:table-cell table:style-name="ce390" table:formula="of:=ROUNDUP([.H$107]*POWER([.$B72]/[.H$105];[.H$106]);0)" office:value-type="float" office:value="257">
            <text:p>257</text:p>
          </table:table-cell>
          <table:table-cell table:style-name="ce390" table:formula="of:=ROUNDUP([.I$107]*POWER([.$B72]/[.I$105];[.I$106]);0)" office:value-type="float" office:value="257">
            <text:p>257</text:p>
          </table:table-cell>
          <table:table-cell table:style-name="ce398" table:formula="of:=ROUNDUP([.J$107]*POWER([.$B72]/[.J$105];[.J$106]);0)" office:value-type="float" office:value="257">
            <text:p>257</text:p>
          </table:table-cell>
          <table:table-cell table:style-name="ce390" table:formula="of:=ROUNDUP([.K$107]*POWER([.$B72]/[.K$105];[.K$106]);0)" office:value-type="float" office:value="257">
            <text:p>257</text:p>
          </table:table-cell>
          <table:table-cell table:style-name="ce390" table:formula="of:=ROUNDUP([.L$107]*POWER([.$B72]/[.L$105];[.L$106]);0)" office:value-type="float" office:value="257">
            <text:p>257</text:p>
          </table:table-cell>
          <table:table-cell table:style-name="ce390" table:formula="of:=ROUNDUP([.M$107]*POWER([.$B72]/[.M$105];[.M$106]);0)" office:value-type="float" office:value="257">
            <text:p>257</text:p>
          </table:table-cell>
          <table:table-cell table:style-name="ce390" table:formula="of:=ROUNDUP([.N$107]*POWER([.$B72]/[.N$105];[.N$106]);0)" office:value-type="float" office:value="257">
            <text:p>257</text:p>
          </table:table-cell>
          <table:table-cell table:style-name="ce394" table:formula="of:=ROUNDUP([.O$107]*POWER([.$B72]/[.O$105];[.O$106]);0)" office:value-type="float" office:value="257">
            <text:p>257</text:p>
          </table:table-cell>
          <table:table-cell table:style-name="ce390" table:formula="of:=ROUNDUP([.P$107]*POWER([.$B72]/[.P$105];[.P$106]);0)" office:value-type="float" office:value="257">
            <text:p>257</text:p>
          </table:table-cell>
          <table:table-cell table:style-name="ce390" table:formula="of:=ROUNDUP([.Q$107]*POWER([.$B72]/[.Q$105];[.Q$106]);0)" office:value-type="float" office:value="257">
            <text:p>257</text:p>
          </table:table-cell>
          <table:table-cell table:style-name="ce398" table:formula="of:=ROUNDUP([.R$107]*POWER([.$B72]/[.R$105];[.R$106]);0)" office:value-type="float" office:value="257">
            <text:p>257</text:p>
          </table:table-cell>
          <table:table-cell table:style-name="ce390" table:formula="of:=ROUNDUP([.S$107]*POWER([.$B72]/[.S$105];[.S$106]);0)" office:value-type="float" office:value="257">
            <text:p>257</text:p>
          </table:table-cell>
          <table:table-cell table:style-name="ce390" table:formula="of:=ROUNDUP([.T$107]*POWER([.$B72]/[.T$105];[.T$106]);0)" office:value-type="float" office:value="257">
            <text:p>257</text:p>
          </table:table-cell>
          <table:table-cell table:style-name="ce390" table:formula="of:=ROUNDUP([.U$107]*POWER([.$B72]/[.U$105];[.U$106]);0)" office:value-type="float" office:value="257">
            <text:p>257</text:p>
          </table:table-cell>
          <table:table-cell table:style-name="ce390" table:formula="of:=ROUNDUP([.V$107]*POWER([.$B72]/[.V$105];[.V$106]);0)" office:value-type="float" office:value="257">
            <text:p>257</text:p>
          </table:table-cell>
          <table:table-cell table:style-name="ce383" table:formula="of:=[.W71]+1" office:value-type="float" office:value="149">
            <text:p>14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2]+1" office:value-type="float" office:value="150">
            <text:p>150</text:p>
          </table:table-cell>
          <table:table-cell table:style-name="ce390" table:formula="of:=ROUNDUP([.C$107]*POWER([.$B73]/[.C$105];[.C$106]);0)" office:value-type="float" office:value="259">
            <text:p>259</text:p>
          </table:table-cell>
          <table:table-cell table:style-name="ce390" table:formula="of:=ROUNDUP([.D$107]*POWER([.$B73]/[.D$105];[.D$106]);0)" office:value-type="float" office:value="259">
            <text:p>259</text:p>
          </table:table-cell>
          <table:table-cell table:style-name="ce390" table:formula="of:=ROUNDUP([.E$107]*POWER([.$B73]/[.E$105];[.E$106]);0)" office:value-type="float" office:value="259">
            <text:p>259</text:p>
          </table:table-cell>
          <table:table-cell table:style-name="ce390" table:formula="of:=ROUNDUP([.F$107]*POWER([.$B73]/[.F$105];[.F$106]);0)" office:value-type="float" office:value="259">
            <text:p>259</text:p>
          </table:table-cell>
          <table:table-cell table:style-name="ce394" table:formula="of:=ROUNDUP([.G$107]*POWER([.$B73]/[.G$105];[.G$106]);0)" office:value-type="float" office:value="259">
            <text:p>259</text:p>
          </table:table-cell>
          <table:table-cell table:style-name="ce390" table:formula="of:=ROUNDUP([.H$107]*POWER([.$B73]/[.H$105];[.H$106]);0)" office:value-type="float" office:value="259">
            <text:p>259</text:p>
          </table:table-cell>
          <table:table-cell table:style-name="ce390" table:formula="of:=ROUNDUP([.I$107]*POWER([.$B73]/[.I$105];[.I$106]);0)" office:value-type="float" office:value="259">
            <text:p>259</text:p>
          </table:table-cell>
          <table:table-cell table:style-name="ce398" table:formula="of:=ROUNDUP([.J$107]*POWER([.$B73]/[.J$105];[.J$106]);0)" office:value-type="float" office:value="259">
            <text:p>259</text:p>
          </table:table-cell>
          <table:table-cell table:style-name="ce390" table:formula="of:=ROUNDUP([.K$107]*POWER([.$B73]/[.K$105];[.K$106]);0)" office:value-type="float" office:value="259">
            <text:p>259</text:p>
          </table:table-cell>
          <table:table-cell table:style-name="ce390" table:formula="of:=ROUNDUP([.L$107]*POWER([.$B73]/[.L$105];[.L$106]);0)" office:value-type="float" office:value="259">
            <text:p>259</text:p>
          </table:table-cell>
          <table:table-cell table:style-name="ce390" table:formula="of:=ROUNDUP([.M$107]*POWER([.$B73]/[.M$105];[.M$106]);0)" office:value-type="float" office:value="259">
            <text:p>259</text:p>
          </table:table-cell>
          <table:table-cell table:style-name="ce390" table:formula="of:=ROUNDUP([.N$107]*POWER([.$B73]/[.N$105];[.N$106]);0)" office:value-type="float" office:value="259">
            <text:p>259</text:p>
          </table:table-cell>
          <table:table-cell table:style-name="ce394" table:formula="of:=ROUNDUP([.O$107]*POWER([.$B73]/[.O$105];[.O$106]);0)" office:value-type="float" office:value="259">
            <text:p>259</text:p>
          </table:table-cell>
          <table:table-cell table:style-name="ce390" table:formula="of:=ROUNDUP([.P$107]*POWER([.$B73]/[.P$105];[.P$106]);0)" office:value-type="float" office:value="259">
            <text:p>259</text:p>
          </table:table-cell>
          <table:table-cell table:style-name="ce390" table:formula="of:=ROUNDUP([.Q$107]*POWER([.$B73]/[.Q$105];[.Q$106]);0)" office:value-type="float" office:value="259">
            <text:p>259</text:p>
          </table:table-cell>
          <table:table-cell table:style-name="ce398" table:formula="of:=ROUNDUP([.R$107]*POWER([.$B73]/[.R$105];[.R$106]);0)" office:value-type="float" office:value="259">
            <text:p>259</text:p>
          </table:table-cell>
          <table:table-cell table:style-name="ce390" table:formula="of:=ROUNDUP([.S$107]*POWER([.$B73]/[.S$105];[.S$106]);0)" office:value-type="float" office:value="259">
            <text:p>259</text:p>
          </table:table-cell>
          <table:table-cell table:style-name="ce390" table:formula="of:=ROUNDUP([.T$107]*POWER([.$B73]/[.T$105];[.T$106]);0)" office:value-type="float" office:value="259">
            <text:p>259</text:p>
          </table:table-cell>
          <table:table-cell table:style-name="ce390" table:formula="of:=ROUNDUP([.U$107]*POWER([.$B73]/[.U$105];[.U$106]);0)" office:value-type="float" office:value="259">
            <text:p>259</text:p>
          </table:table-cell>
          <table:table-cell table:style-name="ce390" table:formula="of:=ROUNDUP([.V$107]*POWER([.$B73]/[.V$105];[.V$106]);0)" office:value-type="float" office:value="259">
            <text:p>259</text:p>
          </table:table-cell>
          <table:table-cell table:style-name="ce383" table:formula="of:=[.W72]+1" office:value-type="float" office:value="150">
            <text:p>15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3]+1" office:value-type="float" office:value="151">
            <text:p>151</text:p>
          </table:table-cell>
          <table:table-cell table:style-name="ce390" table:formula="of:=ROUNDUP([.C$107]*POWER([.$B74]/[.C$105];[.C$106]);0)" office:value-type="float" office:value="262">
            <text:p>262</text:p>
          </table:table-cell>
          <table:table-cell table:style-name="ce390" table:formula="of:=ROUNDUP([.D$107]*POWER([.$B74]/[.D$105];[.D$106]);0)" office:value-type="float" office:value="262">
            <text:p>262</text:p>
          </table:table-cell>
          <table:table-cell table:style-name="ce390" table:formula="of:=ROUNDUP([.E$107]*POWER([.$B74]/[.E$105];[.E$106]);0)" office:value-type="float" office:value="262">
            <text:p>262</text:p>
          </table:table-cell>
          <table:table-cell table:style-name="ce390" table:formula="of:=ROUNDUP([.F$107]*POWER([.$B74]/[.F$105];[.F$106]);0)" office:value-type="float" office:value="262">
            <text:p>262</text:p>
          </table:table-cell>
          <table:table-cell table:style-name="ce394" table:formula="of:=ROUNDUP([.G$107]*POWER([.$B74]/[.G$105];[.G$106]);0)" office:value-type="float" office:value="262">
            <text:p>262</text:p>
          </table:table-cell>
          <table:table-cell table:style-name="ce390" table:formula="of:=ROUNDUP([.H$107]*POWER([.$B74]/[.H$105];[.H$106]);0)" office:value-type="float" office:value="262">
            <text:p>262</text:p>
          </table:table-cell>
          <table:table-cell table:style-name="ce390" table:formula="of:=ROUNDUP([.I$107]*POWER([.$B74]/[.I$105];[.I$106]);0)" office:value-type="float" office:value="262">
            <text:p>262</text:p>
          </table:table-cell>
          <table:table-cell table:style-name="ce398" table:formula="of:=ROUNDUP([.J$107]*POWER([.$B74]/[.J$105];[.J$106]);0)" office:value-type="float" office:value="262">
            <text:p>262</text:p>
          </table:table-cell>
          <table:table-cell table:style-name="ce390" table:formula="of:=ROUNDUP([.K$107]*POWER([.$B74]/[.K$105];[.K$106]);0)" office:value-type="float" office:value="262">
            <text:p>262</text:p>
          </table:table-cell>
          <table:table-cell table:style-name="ce390" table:formula="of:=ROUNDUP([.L$107]*POWER([.$B74]/[.L$105];[.L$106]);0)" office:value-type="float" office:value="262">
            <text:p>262</text:p>
          </table:table-cell>
          <table:table-cell table:style-name="ce390" table:formula="of:=ROUNDUP([.M$107]*POWER([.$B74]/[.M$105];[.M$106]);0)" office:value-type="float" office:value="262">
            <text:p>262</text:p>
          </table:table-cell>
          <table:table-cell table:style-name="ce390" table:formula="of:=ROUNDUP([.N$107]*POWER([.$B74]/[.N$105];[.N$106]);0)" office:value-type="float" office:value="262">
            <text:p>262</text:p>
          </table:table-cell>
          <table:table-cell table:style-name="ce394" table:formula="of:=ROUNDUP([.O$107]*POWER([.$B74]/[.O$105];[.O$106]);0)" office:value-type="float" office:value="262">
            <text:p>262</text:p>
          </table:table-cell>
          <table:table-cell table:style-name="ce390" table:formula="of:=ROUNDUP([.P$107]*POWER([.$B74]/[.P$105];[.P$106]);0)" office:value-type="float" office:value="262">
            <text:p>262</text:p>
          </table:table-cell>
          <table:table-cell table:style-name="ce390" table:formula="of:=ROUNDUP([.Q$107]*POWER([.$B74]/[.Q$105];[.Q$106]);0)" office:value-type="float" office:value="262">
            <text:p>262</text:p>
          </table:table-cell>
          <table:table-cell table:style-name="ce398" table:formula="of:=ROUNDUP([.R$107]*POWER([.$B74]/[.R$105];[.R$106]);0)" office:value-type="float" office:value="262">
            <text:p>262</text:p>
          </table:table-cell>
          <table:table-cell table:style-name="ce390" table:formula="of:=ROUNDUP([.S$107]*POWER([.$B74]/[.S$105];[.S$106]);0)" office:value-type="float" office:value="262">
            <text:p>262</text:p>
          </table:table-cell>
          <table:table-cell table:style-name="ce390" table:formula="of:=ROUNDUP([.T$107]*POWER([.$B74]/[.T$105];[.T$106]);0)" office:value-type="float" office:value="262">
            <text:p>262</text:p>
          </table:table-cell>
          <table:table-cell table:style-name="ce390" table:formula="of:=ROUNDUP([.U$107]*POWER([.$B74]/[.U$105];[.U$106]);0)" office:value-type="float" office:value="262">
            <text:p>262</text:p>
          </table:table-cell>
          <table:table-cell table:style-name="ce390" table:formula="of:=ROUNDUP([.V$107]*POWER([.$B74]/[.V$105];[.V$106]);0)" office:value-type="float" office:value="262">
            <text:p>262</text:p>
          </table:table-cell>
          <table:table-cell table:style-name="ce383" table:formula="of:=[.W73]+1" office:value-type="float" office:value="151">
            <text:p>15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4]+1" office:value-type="float" office:value="152">
            <text:p>152</text:p>
          </table:table-cell>
          <table:table-cell table:style-name="ce390" table:formula="of:=ROUNDUP([.C$107]*POWER([.$B75]/[.C$105];[.C$106]);0)" office:value-type="float" office:value="265">
            <text:p>265</text:p>
          </table:table-cell>
          <table:table-cell table:style-name="ce390" table:formula="of:=ROUNDUP([.D$107]*POWER([.$B75]/[.D$105];[.D$106]);0)" office:value-type="float" office:value="265">
            <text:p>265</text:p>
          </table:table-cell>
          <table:table-cell table:style-name="ce390" table:formula="of:=ROUNDUP([.E$107]*POWER([.$B75]/[.E$105];[.E$106]);0)" office:value-type="float" office:value="265">
            <text:p>265</text:p>
          </table:table-cell>
          <table:table-cell table:style-name="ce390" table:formula="of:=ROUNDUP([.F$107]*POWER([.$B75]/[.F$105];[.F$106]);0)" office:value-type="float" office:value="265">
            <text:p>265</text:p>
          </table:table-cell>
          <table:table-cell table:style-name="ce394" table:formula="of:=ROUNDUP([.G$107]*POWER([.$B75]/[.G$105];[.G$106]);0)" office:value-type="float" office:value="265">
            <text:p>265</text:p>
          </table:table-cell>
          <table:table-cell table:style-name="ce390" table:formula="of:=ROUNDUP([.H$107]*POWER([.$B75]/[.H$105];[.H$106]);0)" office:value-type="float" office:value="265">
            <text:p>265</text:p>
          </table:table-cell>
          <table:table-cell table:style-name="ce390" table:formula="of:=ROUNDUP([.I$107]*POWER([.$B75]/[.I$105];[.I$106]);0)" office:value-type="float" office:value="265">
            <text:p>265</text:p>
          </table:table-cell>
          <table:table-cell table:style-name="ce398" table:formula="of:=ROUNDUP([.J$107]*POWER([.$B75]/[.J$105];[.J$106]);0)" office:value-type="float" office:value="265">
            <text:p>265</text:p>
          </table:table-cell>
          <table:table-cell table:style-name="ce390" table:formula="of:=ROUNDUP([.K$107]*POWER([.$B75]/[.K$105];[.K$106]);0)" office:value-type="float" office:value="265">
            <text:p>265</text:p>
          </table:table-cell>
          <table:table-cell table:style-name="ce390" table:formula="of:=ROUNDUP([.L$107]*POWER([.$B75]/[.L$105];[.L$106]);0)" office:value-type="float" office:value="265">
            <text:p>265</text:p>
          </table:table-cell>
          <table:table-cell table:style-name="ce390" table:formula="of:=ROUNDUP([.M$107]*POWER([.$B75]/[.M$105];[.M$106]);0)" office:value-type="float" office:value="265">
            <text:p>265</text:p>
          </table:table-cell>
          <table:table-cell table:style-name="ce390" table:formula="of:=ROUNDUP([.N$107]*POWER([.$B75]/[.N$105];[.N$106]);0)" office:value-type="float" office:value="265">
            <text:p>265</text:p>
          </table:table-cell>
          <table:table-cell table:style-name="ce394" table:formula="of:=ROUNDUP([.O$107]*POWER([.$B75]/[.O$105];[.O$106]);0)" office:value-type="float" office:value="265">
            <text:p>265</text:p>
          </table:table-cell>
          <table:table-cell table:style-name="ce390" table:formula="of:=ROUNDUP([.P$107]*POWER([.$B75]/[.P$105];[.P$106]);0)" office:value-type="float" office:value="265">
            <text:p>265</text:p>
          </table:table-cell>
          <table:table-cell table:style-name="ce390" table:formula="of:=ROUNDUP([.Q$107]*POWER([.$B75]/[.Q$105];[.Q$106]);0)" office:value-type="float" office:value="265">
            <text:p>265</text:p>
          </table:table-cell>
          <table:table-cell table:style-name="ce398" table:formula="of:=ROUNDUP([.R$107]*POWER([.$B75]/[.R$105];[.R$106]);0)" office:value-type="float" office:value="265">
            <text:p>265</text:p>
          </table:table-cell>
          <table:table-cell table:style-name="ce390" table:formula="of:=ROUNDUP([.S$107]*POWER([.$B75]/[.S$105];[.S$106]);0)" office:value-type="float" office:value="265">
            <text:p>265</text:p>
          </table:table-cell>
          <table:table-cell table:style-name="ce390" table:formula="of:=ROUNDUP([.T$107]*POWER([.$B75]/[.T$105];[.T$106]);0)" office:value-type="float" office:value="265">
            <text:p>265</text:p>
          </table:table-cell>
          <table:table-cell table:style-name="ce390" table:formula="of:=ROUNDUP([.U$107]*POWER([.$B75]/[.U$105];[.U$106]);0)" office:value-type="float" office:value="265">
            <text:p>265</text:p>
          </table:table-cell>
          <table:table-cell table:style-name="ce390" table:formula="of:=ROUNDUP([.V$107]*POWER([.$B75]/[.V$105];[.V$106]);0)" office:value-type="float" office:value="265">
            <text:p>265</text:p>
          </table:table-cell>
          <table:table-cell table:style-name="ce383" table:formula="of:=[.W74]+1" office:value-type="float" office:value="152">
            <text:p>15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5]+1" office:value-type="float" office:value="153">
            <text:p>153</text:p>
          </table:table-cell>
          <table:table-cell table:style-name="ce390" table:formula="of:=ROUNDUP([.C$107]*POWER([.$B76]/[.C$105];[.C$106]);0)" office:value-type="float" office:value="268">
            <text:p>268</text:p>
          </table:table-cell>
          <table:table-cell table:style-name="ce390" table:formula="of:=ROUNDUP([.D$107]*POWER([.$B76]/[.D$105];[.D$106]);0)" office:value-type="float" office:value="268">
            <text:p>268</text:p>
          </table:table-cell>
          <table:table-cell table:style-name="ce390" table:formula="of:=ROUNDUP([.E$107]*POWER([.$B76]/[.E$105];[.E$106]);0)" office:value-type="float" office:value="268">
            <text:p>268</text:p>
          </table:table-cell>
          <table:table-cell table:style-name="ce390" table:formula="of:=ROUNDUP([.F$107]*POWER([.$B76]/[.F$105];[.F$106]);0)" office:value-type="float" office:value="268">
            <text:p>268</text:p>
          </table:table-cell>
          <table:table-cell table:style-name="ce394" table:formula="of:=ROUNDUP([.G$107]*POWER([.$B76]/[.G$105];[.G$106]);0)" office:value-type="float" office:value="268">
            <text:p>268</text:p>
          </table:table-cell>
          <table:table-cell table:style-name="ce390" table:formula="of:=ROUNDUP([.H$107]*POWER([.$B76]/[.H$105];[.H$106]);0)" office:value-type="float" office:value="268">
            <text:p>268</text:p>
          </table:table-cell>
          <table:table-cell table:style-name="ce390" table:formula="of:=ROUNDUP([.I$107]*POWER([.$B76]/[.I$105];[.I$106]);0)" office:value-type="float" office:value="268">
            <text:p>268</text:p>
          </table:table-cell>
          <table:table-cell table:style-name="ce398" table:formula="of:=ROUNDUP([.J$107]*POWER([.$B76]/[.J$105];[.J$106]);0)" office:value-type="float" office:value="268">
            <text:p>268</text:p>
          </table:table-cell>
          <table:table-cell table:style-name="ce390" table:formula="of:=ROUNDUP([.K$107]*POWER([.$B76]/[.K$105];[.K$106]);0)" office:value-type="float" office:value="268">
            <text:p>268</text:p>
          </table:table-cell>
          <table:table-cell table:style-name="ce390" table:formula="of:=ROUNDUP([.L$107]*POWER([.$B76]/[.L$105];[.L$106]);0)" office:value-type="float" office:value="268">
            <text:p>268</text:p>
          </table:table-cell>
          <table:table-cell table:style-name="ce390" table:formula="of:=ROUNDUP([.M$107]*POWER([.$B76]/[.M$105];[.M$106]);0)" office:value-type="float" office:value="268">
            <text:p>268</text:p>
          </table:table-cell>
          <table:table-cell table:style-name="ce390" table:formula="of:=ROUNDUP([.N$107]*POWER([.$B76]/[.N$105];[.N$106]);0)" office:value-type="float" office:value="268">
            <text:p>268</text:p>
          </table:table-cell>
          <table:table-cell table:style-name="ce394" table:formula="of:=ROUNDUP([.O$107]*POWER([.$B76]/[.O$105];[.O$106]);0)" office:value-type="float" office:value="268">
            <text:p>268</text:p>
          </table:table-cell>
          <table:table-cell table:style-name="ce390" table:formula="of:=ROUNDUP([.P$107]*POWER([.$B76]/[.P$105];[.P$106]);0)" office:value-type="float" office:value="268">
            <text:p>268</text:p>
          </table:table-cell>
          <table:table-cell table:style-name="ce390" table:formula="of:=ROUNDUP([.Q$107]*POWER([.$B76]/[.Q$105];[.Q$106]);0)" office:value-type="float" office:value="268">
            <text:p>268</text:p>
          </table:table-cell>
          <table:table-cell table:style-name="ce398" table:formula="of:=ROUNDUP([.R$107]*POWER([.$B76]/[.R$105];[.R$106]);0)" office:value-type="float" office:value="268">
            <text:p>268</text:p>
          </table:table-cell>
          <table:table-cell table:style-name="ce390" table:formula="of:=ROUNDUP([.S$107]*POWER([.$B76]/[.S$105];[.S$106]);0)" office:value-type="float" office:value="268">
            <text:p>268</text:p>
          </table:table-cell>
          <table:table-cell table:style-name="ce390" table:formula="of:=ROUNDUP([.T$107]*POWER([.$B76]/[.T$105];[.T$106]);0)" office:value-type="float" office:value="268">
            <text:p>268</text:p>
          </table:table-cell>
          <table:table-cell table:style-name="ce390" table:formula="of:=ROUNDUP([.U$107]*POWER([.$B76]/[.U$105];[.U$106]);0)" office:value-type="float" office:value="268">
            <text:p>268</text:p>
          </table:table-cell>
          <table:table-cell table:style-name="ce390" table:formula="of:=ROUNDUP([.V$107]*POWER([.$B76]/[.V$105];[.V$106]);0)" office:value-type="float" office:value="268">
            <text:p>268</text:p>
          </table:table-cell>
          <table:table-cell table:style-name="ce383" table:formula="of:=[.W75]+1" office:value-type="float" office:value="153">
            <text:p>15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6]+1" office:value-type="float" office:value="154">
            <text:p>154</text:p>
          </table:table-cell>
          <table:table-cell table:style-name="ce390" table:formula="of:=ROUNDUP([.C$107]*POWER([.$B77]/[.C$105];[.C$106]);0)" office:value-type="float" office:value="271">
            <text:p>271</text:p>
          </table:table-cell>
          <table:table-cell table:style-name="ce390" table:formula="of:=ROUNDUP([.D$107]*POWER([.$B77]/[.D$105];[.D$106]);0)" office:value-type="float" office:value="271">
            <text:p>271</text:p>
          </table:table-cell>
          <table:table-cell table:style-name="ce390" table:formula="of:=ROUNDUP([.E$107]*POWER([.$B77]/[.E$105];[.E$106]);0)" office:value-type="float" office:value="271">
            <text:p>271</text:p>
          </table:table-cell>
          <table:table-cell table:style-name="ce390" table:formula="of:=ROUNDUP([.F$107]*POWER([.$B77]/[.F$105];[.F$106]);0)" office:value-type="float" office:value="271">
            <text:p>271</text:p>
          </table:table-cell>
          <table:table-cell table:style-name="ce394" table:formula="of:=ROUNDUP([.G$107]*POWER([.$B77]/[.G$105];[.G$106]);0)" office:value-type="float" office:value="271">
            <text:p>271</text:p>
          </table:table-cell>
          <table:table-cell table:style-name="ce390" table:formula="of:=ROUNDUP([.H$107]*POWER([.$B77]/[.H$105];[.H$106]);0)" office:value-type="float" office:value="271">
            <text:p>271</text:p>
          </table:table-cell>
          <table:table-cell table:style-name="ce390" table:formula="of:=ROUNDUP([.I$107]*POWER([.$B77]/[.I$105];[.I$106]);0)" office:value-type="float" office:value="271">
            <text:p>271</text:p>
          </table:table-cell>
          <table:table-cell table:style-name="ce398" table:formula="of:=ROUNDUP([.J$107]*POWER([.$B77]/[.J$105];[.J$106]);0)" office:value-type="float" office:value="271">
            <text:p>271</text:p>
          </table:table-cell>
          <table:table-cell table:style-name="ce390" table:formula="of:=ROUNDUP([.K$107]*POWER([.$B77]/[.K$105];[.K$106]);0)" office:value-type="float" office:value="271">
            <text:p>271</text:p>
          </table:table-cell>
          <table:table-cell table:style-name="ce390" table:formula="of:=ROUNDUP([.L$107]*POWER([.$B77]/[.L$105];[.L$106]);0)" office:value-type="float" office:value="271">
            <text:p>271</text:p>
          </table:table-cell>
          <table:table-cell table:style-name="ce390" table:formula="of:=ROUNDUP([.M$107]*POWER([.$B77]/[.M$105];[.M$106]);0)" office:value-type="float" office:value="271">
            <text:p>271</text:p>
          </table:table-cell>
          <table:table-cell table:style-name="ce390" table:formula="of:=ROUNDUP([.N$107]*POWER([.$B77]/[.N$105];[.N$106]);0)" office:value-type="float" office:value="271">
            <text:p>271</text:p>
          </table:table-cell>
          <table:table-cell table:style-name="ce394" table:formula="of:=ROUNDUP([.O$107]*POWER([.$B77]/[.O$105];[.O$106]);0)" office:value-type="float" office:value="271">
            <text:p>271</text:p>
          </table:table-cell>
          <table:table-cell table:style-name="ce390" table:formula="of:=ROUNDUP([.P$107]*POWER([.$B77]/[.P$105];[.P$106]);0)" office:value-type="float" office:value="271">
            <text:p>271</text:p>
          </table:table-cell>
          <table:table-cell table:style-name="ce390" table:formula="of:=ROUNDUP([.Q$107]*POWER([.$B77]/[.Q$105];[.Q$106]);0)" office:value-type="float" office:value="271">
            <text:p>271</text:p>
          </table:table-cell>
          <table:table-cell table:style-name="ce398" table:formula="of:=ROUNDUP([.R$107]*POWER([.$B77]/[.R$105];[.R$106]);0)" office:value-type="float" office:value="271">
            <text:p>271</text:p>
          </table:table-cell>
          <table:table-cell table:style-name="ce390" table:formula="of:=ROUNDUP([.S$107]*POWER([.$B77]/[.S$105];[.S$106]);0)" office:value-type="float" office:value="271">
            <text:p>271</text:p>
          </table:table-cell>
          <table:table-cell table:style-name="ce390" table:formula="of:=ROUNDUP([.T$107]*POWER([.$B77]/[.T$105];[.T$106]);0)" office:value-type="float" office:value="271">
            <text:p>271</text:p>
          </table:table-cell>
          <table:table-cell table:style-name="ce390" table:formula="of:=ROUNDUP([.U$107]*POWER([.$B77]/[.U$105];[.U$106]);0)" office:value-type="float" office:value="271">
            <text:p>271</text:p>
          </table:table-cell>
          <table:table-cell table:style-name="ce390" table:formula="of:=ROUNDUP([.V$107]*POWER([.$B77]/[.V$105];[.V$106]);0)" office:value-type="float" office:value="271">
            <text:p>271</text:p>
          </table:table-cell>
          <table:table-cell table:style-name="ce383" table:formula="of:=[.W76]+1" office:value-type="float" office:value="154">
            <text:p>15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7]+1" office:value-type="float" office:value="155">
            <text:p>155</text:p>
          </table:table-cell>
          <table:table-cell table:style-name="ce390" table:formula="of:=ROUNDUP([.C$107]*POWER([.$B78]/[.C$105];[.C$106]);0)" office:value-type="float" office:value="273">
            <text:p>273</text:p>
          </table:table-cell>
          <table:table-cell table:style-name="ce390" table:formula="of:=ROUNDUP([.D$107]*POWER([.$B78]/[.D$105];[.D$106]);0)" office:value-type="float" office:value="273">
            <text:p>273</text:p>
          </table:table-cell>
          <table:table-cell table:style-name="ce390" table:formula="of:=ROUNDUP([.E$107]*POWER([.$B78]/[.E$105];[.E$106]);0)" office:value-type="float" office:value="273">
            <text:p>273</text:p>
          </table:table-cell>
          <table:table-cell table:style-name="ce390" table:formula="of:=ROUNDUP([.F$107]*POWER([.$B78]/[.F$105];[.F$106]);0)" office:value-type="float" office:value="273">
            <text:p>273</text:p>
          </table:table-cell>
          <table:table-cell table:style-name="ce394" table:formula="of:=ROUNDUP([.G$107]*POWER([.$B78]/[.G$105];[.G$106]);0)" office:value-type="float" office:value="273">
            <text:p>273</text:p>
          </table:table-cell>
          <table:table-cell table:style-name="ce390" table:formula="of:=ROUNDUP([.H$107]*POWER([.$B78]/[.H$105];[.H$106]);0)" office:value-type="float" office:value="273">
            <text:p>273</text:p>
          </table:table-cell>
          <table:table-cell table:style-name="ce390" table:formula="of:=ROUNDUP([.I$107]*POWER([.$B78]/[.I$105];[.I$106]);0)" office:value-type="float" office:value="273">
            <text:p>273</text:p>
          </table:table-cell>
          <table:table-cell table:style-name="ce398" table:formula="of:=ROUNDUP([.J$107]*POWER([.$B78]/[.J$105];[.J$106]);0)" office:value-type="float" office:value="273">
            <text:p>273</text:p>
          </table:table-cell>
          <table:table-cell table:style-name="ce390" table:formula="of:=ROUNDUP([.K$107]*POWER([.$B78]/[.K$105];[.K$106]);0)" office:value-type="float" office:value="273">
            <text:p>273</text:p>
          </table:table-cell>
          <table:table-cell table:style-name="ce390" table:formula="of:=ROUNDUP([.L$107]*POWER([.$B78]/[.L$105];[.L$106]);0)" office:value-type="float" office:value="273">
            <text:p>273</text:p>
          </table:table-cell>
          <table:table-cell table:style-name="ce390" table:formula="of:=ROUNDUP([.M$107]*POWER([.$B78]/[.M$105];[.M$106]);0)" office:value-type="float" office:value="273">
            <text:p>273</text:p>
          </table:table-cell>
          <table:table-cell table:style-name="ce390" table:formula="of:=ROUNDUP([.N$107]*POWER([.$B78]/[.N$105];[.N$106]);0)" office:value-type="float" office:value="273">
            <text:p>273</text:p>
          </table:table-cell>
          <table:table-cell table:style-name="ce394" table:formula="of:=ROUNDUP([.O$107]*POWER([.$B78]/[.O$105];[.O$106]);0)" office:value-type="float" office:value="273">
            <text:p>273</text:p>
          </table:table-cell>
          <table:table-cell table:style-name="ce390" table:formula="of:=ROUNDUP([.P$107]*POWER([.$B78]/[.P$105];[.P$106]);0)" office:value-type="float" office:value="273">
            <text:p>273</text:p>
          </table:table-cell>
          <table:table-cell table:style-name="ce390" table:formula="of:=ROUNDUP([.Q$107]*POWER([.$B78]/[.Q$105];[.Q$106]);0)" office:value-type="float" office:value="273">
            <text:p>273</text:p>
          </table:table-cell>
          <table:table-cell table:style-name="ce398" table:formula="of:=ROUNDUP([.R$107]*POWER([.$B78]/[.R$105];[.R$106]);0)" office:value-type="float" office:value="273">
            <text:p>273</text:p>
          </table:table-cell>
          <table:table-cell table:style-name="ce390" table:formula="of:=ROUNDUP([.S$107]*POWER([.$B78]/[.S$105];[.S$106]);0)" office:value-type="float" office:value="273">
            <text:p>273</text:p>
          </table:table-cell>
          <table:table-cell table:style-name="ce390" table:formula="of:=ROUNDUP([.T$107]*POWER([.$B78]/[.T$105];[.T$106]);0)" office:value-type="float" office:value="273">
            <text:p>273</text:p>
          </table:table-cell>
          <table:table-cell table:style-name="ce390" table:formula="of:=ROUNDUP([.U$107]*POWER([.$B78]/[.U$105];[.U$106]);0)" office:value-type="float" office:value="273">
            <text:p>273</text:p>
          </table:table-cell>
          <table:table-cell table:style-name="ce390" table:formula="of:=ROUNDUP([.V$107]*POWER([.$B78]/[.V$105];[.V$106]);0)" office:value-type="float" office:value="273">
            <text:p>273</text:p>
          </table:table-cell>
          <table:table-cell table:style-name="ce383" table:formula="of:=[.W77]+1" office:value-type="float" office:value="155">
            <text:p>15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8]+1" office:value-type="float" office:value="156">
            <text:p>156</text:p>
          </table:table-cell>
          <table:table-cell table:style-name="ce390" table:formula="of:=ROUNDUP([.C$107]*POWER([.$B79]/[.C$105];[.C$106]);0)" office:value-type="float" office:value="276">
            <text:p>276</text:p>
          </table:table-cell>
          <table:table-cell table:style-name="ce390" table:formula="of:=ROUNDUP([.D$107]*POWER([.$B79]/[.D$105];[.D$106]);0)" office:value-type="float" office:value="276">
            <text:p>276</text:p>
          </table:table-cell>
          <table:table-cell table:style-name="ce390" table:formula="of:=ROUNDUP([.E$107]*POWER([.$B79]/[.E$105];[.E$106]);0)" office:value-type="float" office:value="276">
            <text:p>276</text:p>
          </table:table-cell>
          <table:table-cell table:style-name="ce390" table:formula="of:=ROUNDUP([.F$107]*POWER([.$B79]/[.F$105];[.F$106]);0)" office:value-type="float" office:value="276">
            <text:p>276</text:p>
          </table:table-cell>
          <table:table-cell table:style-name="ce394" table:formula="of:=ROUNDUP([.G$107]*POWER([.$B79]/[.G$105];[.G$106]);0)" office:value-type="float" office:value="276">
            <text:p>276</text:p>
          </table:table-cell>
          <table:table-cell table:style-name="ce390" table:formula="of:=ROUNDUP([.H$107]*POWER([.$B79]/[.H$105];[.H$106]);0)" office:value-type="float" office:value="276">
            <text:p>276</text:p>
          </table:table-cell>
          <table:table-cell table:style-name="ce390" table:formula="of:=ROUNDUP([.I$107]*POWER([.$B79]/[.I$105];[.I$106]);0)" office:value-type="float" office:value="276">
            <text:p>276</text:p>
          </table:table-cell>
          <table:table-cell table:style-name="ce398" table:formula="of:=ROUNDUP([.J$107]*POWER([.$B79]/[.J$105];[.J$106]);0)" office:value-type="float" office:value="276">
            <text:p>276</text:p>
          </table:table-cell>
          <table:table-cell table:style-name="ce390" table:formula="of:=ROUNDUP([.K$107]*POWER([.$B79]/[.K$105];[.K$106]);0)" office:value-type="float" office:value="276">
            <text:p>276</text:p>
          </table:table-cell>
          <table:table-cell table:style-name="ce390" table:formula="of:=ROUNDUP([.L$107]*POWER([.$B79]/[.L$105];[.L$106]);0)" office:value-type="float" office:value="276">
            <text:p>276</text:p>
          </table:table-cell>
          <table:table-cell table:style-name="ce390" table:formula="of:=ROUNDUP([.M$107]*POWER([.$B79]/[.M$105];[.M$106]);0)" office:value-type="float" office:value="276">
            <text:p>276</text:p>
          </table:table-cell>
          <table:table-cell table:style-name="ce390" table:formula="of:=ROUNDUP([.N$107]*POWER([.$B79]/[.N$105];[.N$106]);0)" office:value-type="float" office:value="276">
            <text:p>276</text:p>
          </table:table-cell>
          <table:table-cell table:style-name="ce394" table:formula="of:=ROUNDUP([.O$107]*POWER([.$B79]/[.O$105];[.O$106]);0)" office:value-type="float" office:value="276">
            <text:p>276</text:p>
          </table:table-cell>
          <table:table-cell table:style-name="ce390" table:formula="of:=ROUNDUP([.P$107]*POWER([.$B79]/[.P$105];[.P$106]);0)" office:value-type="float" office:value="276">
            <text:p>276</text:p>
          </table:table-cell>
          <table:table-cell table:style-name="ce390" table:formula="of:=ROUNDUP([.Q$107]*POWER([.$B79]/[.Q$105];[.Q$106]);0)" office:value-type="float" office:value="276">
            <text:p>276</text:p>
          </table:table-cell>
          <table:table-cell table:style-name="ce398" table:formula="of:=ROUNDUP([.R$107]*POWER([.$B79]/[.R$105];[.R$106]);0)" office:value-type="float" office:value="276">
            <text:p>276</text:p>
          </table:table-cell>
          <table:table-cell table:style-name="ce390" table:formula="of:=ROUNDUP([.S$107]*POWER([.$B79]/[.S$105];[.S$106]);0)" office:value-type="float" office:value="276">
            <text:p>276</text:p>
          </table:table-cell>
          <table:table-cell table:style-name="ce390" table:formula="of:=ROUNDUP([.T$107]*POWER([.$B79]/[.T$105];[.T$106]);0)" office:value-type="float" office:value="276">
            <text:p>276</text:p>
          </table:table-cell>
          <table:table-cell table:style-name="ce390" table:formula="of:=ROUNDUP([.U$107]*POWER([.$B79]/[.U$105];[.U$106]);0)" office:value-type="float" office:value="276">
            <text:p>276</text:p>
          </table:table-cell>
          <table:table-cell table:style-name="ce390" table:formula="of:=ROUNDUP([.V$107]*POWER([.$B79]/[.V$105];[.V$106]);0)" office:value-type="float" office:value="276">
            <text:p>276</text:p>
          </table:table-cell>
          <table:table-cell table:style-name="ce383" table:formula="of:=[.W78]+1" office:value-type="float" office:value="156">
            <text:p>15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79]+1" office:value-type="float" office:value="157">
            <text:p>157</text:p>
          </table:table-cell>
          <table:table-cell table:style-name="ce390" table:formula="of:=ROUNDUP([.C$107]*POWER([.$B80]/[.C$105];[.C$106]);0)" office:value-type="float" office:value="279">
            <text:p>279</text:p>
          </table:table-cell>
          <table:table-cell table:style-name="ce390" table:formula="of:=ROUNDUP([.D$107]*POWER([.$B80]/[.D$105];[.D$106]);0)" office:value-type="float" office:value="279">
            <text:p>279</text:p>
          </table:table-cell>
          <table:table-cell table:style-name="ce390" table:formula="of:=ROUNDUP([.E$107]*POWER([.$B80]/[.E$105];[.E$106]);0)" office:value-type="float" office:value="279">
            <text:p>279</text:p>
          </table:table-cell>
          <table:table-cell table:style-name="ce390" table:formula="of:=ROUNDUP([.F$107]*POWER([.$B80]/[.F$105];[.F$106]);0)" office:value-type="float" office:value="279">
            <text:p>279</text:p>
          </table:table-cell>
          <table:table-cell table:style-name="ce394" table:formula="of:=ROUNDUP([.G$107]*POWER([.$B80]/[.G$105];[.G$106]);0)" office:value-type="float" office:value="279">
            <text:p>279</text:p>
          </table:table-cell>
          <table:table-cell table:style-name="ce390" table:formula="of:=ROUNDUP([.H$107]*POWER([.$B80]/[.H$105];[.H$106]);0)" office:value-type="float" office:value="279">
            <text:p>279</text:p>
          </table:table-cell>
          <table:table-cell table:style-name="ce390" table:formula="of:=ROUNDUP([.I$107]*POWER([.$B80]/[.I$105];[.I$106]);0)" office:value-type="float" office:value="279">
            <text:p>279</text:p>
          </table:table-cell>
          <table:table-cell table:style-name="ce398" table:formula="of:=ROUNDUP([.J$107]*POWER([.$B80]/[.J$105];[.J$106]);0)" office:value-type="float" office:value="279">
            <text:p>279</text:p>
          </table:table-cell>
          <table:table-cell table:style-name="ce390" table:formula="of:=ROUNDUP([.K$107]*POWER([.$B80]/[.K$105];[.K$106]);0)" office:value-type="float" office:value="279">
            <text:p>279</text:p>
          </table:table-cell>
          <table:table-cell table:style-name="ce390" table:formula="of:=ROUNDUP([.L$107]*POWER([.$B80]/[.L$105];[.L$106]);0)" office:value-type="float" office:value="279">
            <text:p>279</text:p>
          </table:table-cell>
          <table:table-cell table:style-name="ce390" table:formula="of:=ROUNDUP([.M$107]*POWER([.$B80]/[.M$105];[.M$106]);0)" office:value-type="float" office:value="279">
            <text:p>279</text:p>
          </table:table-cell>
          <table:table-cell table:style-name="ce390" table:formula="of:=ROUNDUP([.N$107]*POWER([.$B80]/[.N$105];[.N$106]);0)" office:value-type="float" office:value="279">
            <text:p>279</text:p>
          </table:table-cell>
          <table:table-cell table:style-name="ce394" table:formula="of:=ROUNDUP([.O$107]*POWER([.$B80]/[.O$105];[.O$106]);0)" office:value-type="float" office:value="279">
            <text:p>279</text:p>
          </table:table-cell>
          <table:table-cell table:style-name="ce390" table:formula="of:=ROUNDUP([.P$107]*POWER([.$B80]/[.P$105];[.P$106]);0)" office:value-type="float" office:value="279">
            <text:p>279</text:p>
          </table:table-cell>
          <table:table-cell table:style-name="ce390" table:formula="of:=ROUNDUP([.Q$107]*POWER([.$B80]/[.Q$105];[.Q$106]);0)" office:value-type="float" office:value="279">
            <text:p>279</text:p>
          </table:table-cell>
          <table:table-cell table:style-name="ce398" table:formula="of:=ROUNDUP([.R$107]*POWER([.$B80]/[.R$105];[.R$106]);0)" office:value-type="float" office:value="279">
            <text:p>279</text:p>
          </table:table-cell>
          <table:table-cell table:style-name="ce390" table:formula="of:=ROUNDUP([.S$107]*POWER([.$B80]/[.S$105];[.S$106]);0)" office:value-type="float" office:value="279">
            <text:p>279</text:p>
          </table:table-cell>
          <table:table-cell table:style-name="ce390" table:formula="of:=ROUNDUP([.T$107]*POWER([.$B80]/[.T$105];[.T$106]);0)" office:value-type="float" office:value="279">
            <text:p>279</text:p>
          </table:table-cell>
          <table:table-cell table:style-name="ce390" table:formula="of:=ROUNDUP([.U$107]*POWER([.$B80]/[.U$105];[.U$106]);0)" office:value-type="float" office:value="279">
            <text:p>279</text:p>
          </table:table-cell>
          <table:table-cell table:style-name="ce390" table:formula="of:=ROUNDUP([.V$107]*POWER([.$B80]/[.V$105];[.V$106]);0)" office:value-type="float" office:value="279">
            <text:p>279</text:p>
          </table:table-cell>
          <table:table-cell table:style-name="ce383" table:formula="of:=[.W79]+1" office:value-type="float" office:value="157">
            <text:p>15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0]+1" office:value-type="float" office:value="158">
            <text:p>158</text:p>
          </table:table-cell>
          <table:table-cell table:style-name="ce390" table:formula="of:=ROUNDUP([.C$107]*POWER([.$B81]/[.C$105];[.C$106]);0)" office:value-type="float" office:value="282">
            <text:p>282</text:p>
          </table:table-cell>
          <table:table-cell table:style-name="ce390" table:formula="of:=ROUNDUP([.D$107]*POWER([.$B81]/[.D$105];[.D$106]);0)" office:value-type="float" office:value="282">
            <text:p>282</text:p>
          </table:table-cell>
          <table:table-cell table:style-name="ce390" table:formula="of:=ROUNDUP([.E$107]*POWER([.$B81]/[.E$105];[.E$106]);0)" office:value-type="float" office:value="282">
            <text:p>282</text:p>
          </table:table-cell>
          <table:table-cell table:style-name="ce390" table:formula="of:=ROUNDUP([.F$107]*POWER([.$B81]/[.F$105];[.F$106]);0)" office:value-type="float" office:value="282">
            <text:p>282</text:p>
          </table:table-cell>
          <table:table-cell table:style-name="ce394" table:formula="of:=ROUNDUP([.G$107]*POWER([.$B81]/[.G$105];[.G$106]);0)" office:value-type="float" office:value="282">
            <text:p>282</text:p>
          </table:table-cell>
          <table:table-cell table:style-name="ce390" table:formula="of:=ROUNDUP([.H$107]*POWER([.$B81]/[.H$105];[.H$106]);0)" office:value-type="float" office:value="282">
            <text:p>282</text:p>
          </table:table-cell>
          <table:table-cell table:style-name="ce390" table:formula="of:=ROUNDUP([.I$107]*POWER([.$B81]/[.I$105];[.I$106]);0)" office:value-type="float" office:value="282">
            <text:p>282</text:p>
          </table:table-cell>
          <table:table-cell table:style-name="ce398" table:formula="of:=ROUNDUP([.J$107]*POWER([.$B81]/[.J$105];[.J$106]);0)" office:value-type="float" office:value="282">
            <text:p>282</text:p>
          </table:table-cell>
          <table:table-cell table:style-name="ce390" table:formula="of:=ROUNDUP([.K$107]*POWER([.$B81]/[.K$105];[.K$106]);0)" office:value-type="float" office:value="282">
            <text:p>282</text:p>
          </table:table-cell>
          <table:table-cell table:style-name="ce390" table:formula="of:=ROUNDUP([.L$107]*POWER([.$B81]/[.L$105];[.L$106]);0)" office:value-type="float" office:value="282">
            <text:p>282</text:p>
          </table:table-cell>
          <table:table-cell table:style-name="ce390" table:formula="of:=ROUNDUP([.M$107]*POWER([.$B81]/[.M$105];[.M$106]);0)" office:value-type="float" office:value="282">
            <text:p>282</text:p>
          </table:table-cell>
          <table:table-cell table:style-name="ce390" table:formula="of:=ROUNDUP([.N$107]*POWER([.$B81]/[.N$105];[.N$106]);0)" office:value-type="float" office:value="282">
            <text:p>282</text:p>
          </table:table-cell>
          <table:table-cell table:style-name="ce394" table:formula="of:=ROUNDUP([.O$107]*POWER([.$B81]/[.O$105];[.O$106]);0)" office:value-type="float" office:value="282">
            <text:p>282</text:p>
          </table:table-cell>
          <table:table-cell table:style-name="ce390" table:formula="of:=ROUNDUP([.P$107]*POWER([.$B81]/[.P$105];[.P$106]);0)" office:value-type="float" office:value="282">
            <text:p>282</text:p>
          </table:table-cell>
          <table:table-cell table:style-name="ce390" table:formula="of:=ROUNDUP([.Q$107]*POWER([.$B81]/[.Q$105];[.Q$106]);0)" office:value-type="float" office:value="282">
            <text:p>282</text:p>
          </table:table-cell>
          <table:table-cell table:style-name="ce398" table:formula="of:=ROUNDUP([.R$107]*POWER([.$B81]/[.R$105];[.R$106]);0)" office:value-type="float" office:value="282">
            <text:p>282</text:p>
          </table:table-cell>
          <table:table-cell table:style-name="ce390" table:formula="of:=ROUNDUP([.S$107]*POWER([.$B81]/[.S$105];[.S$106]);0)" office:value-type="float" office:value="282">
            <text:p>282</text:p>
          </table:table-cell>
          <table:table-cell table:style-name="ce390" table:formula="of:=ROUNDUP([.T$107]*POWER([.$B81]/[.T$105];[.T$106]);0)" office:value-type="float" office:value="282">
            <text:p>282</text:p>
          </table:table-cell>
          <table:table-cell table:style-name="ce390" table:formula="of:=ROUNDUP([.U$107]*POWER([.$B81]/[.U$105];[.U$106]);0)" office:value-type="float" office:value="282">
            <text:p>282</text:p>
          </table:table-cell>
          <table:table-cell table:style-name="ce390" table:formula="of:=ROUNDUP([.V$107]*POWER([.$B81]/[.V$105];[.V$106]);0)" office:value-type="float" office:value="282">
            <text:p>282</text:p>
          </table:table-cell>
          <table:table-cell table:style-name="ce383" table:formula="of:=[.W80]+1" office:value-type="float" office:value="158">
            <text:p>15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1]+1" office:value-type="float" office:value="159">
            <text:p>159</text:p>
          </table:table-cell>
          <table:table-cell table:style-name="ce390" table:formula="of:=ROUNDUP([.C$107]*POWER([.$B82]/[.C$105];[.C$106]);0)" office:value-type="float" office:value="285">
            <text:p>285</text:p>
          </table:table-cell>
          <table:table-cell table:style-name="ce390" table:formula="of:=ROUNDUP([.D$107]*POWER([.$B82]/[.D$105];[.D$106]);0)" office:value-type="float" office:value="285">
            <text:p>285</text:p>
          </table:table-cell>
          <table:table-cell table:style-name="ce390" table:formula="of:=ROUNDUP([.E$107]*POWER([.$B82]/[.E$105];[.E$106]);0)" office:value-type="float" office:value="285">
            <text:p>285</text:p>
          </table:table-cell>
          <table:table-cell table:style-name="ce390" table:formula="of:=ROUNDUP([.F$107]*POWER([.$B82]/[.F$105];[.F$106]);0)" office:value-type="float" office:value="285">
            <text:p>285</text:p>
          </table:table-cell>
          <table:table-cell table:style-name="ce394" table:formula="of:=ROUNDUP([.G$107]*POWER([.$B82]/[.G$105];[.G$106]);0)" office:value-type="float" office:value="285">
            <text:p>285</text:p>
          </table:table-cell>
          <table:table-cell table:style-name="ce390" table:formula="of:=ROUNDUP([.H$107]*POWER([.$B82]/[.H$105];[.H$106]);0)" office:value-type="float" office:value="285">
            <text:p>285</text:p>
          </table:table-cell>
          <table:table-cell table:style-name="ce390" table:formula="of:=ROUNDUP([.I$107]*POWER([.$B82]/[.I$105];[.I$106]);0)" office:value-type="float" office:value="285">
            <text:p>285</text:p>
          </table:table-cell>
          <table:table-cell table:style-name="ce398" table:formula="of:=ROUNDUP([.J$107]*POWER([.$B82]/[.J$105];[.J$106]);0)" office:value-type="float" office:value="285">
            <text:p>285</text:p>
          </table:table-cell>
          <table:table-cell table:style-name="ce390" table:formula="of:=ROUNDUP([.K$107]*POWER([.$B82]/[.K$105];[.K$106]);0)" office:value-type="float" office:value="285">
            <text:p>285</text:p>
          </table:table-cell>
          <table:table-cell table:style-name="ce390" table:formula="of:=ROUNDUP([.L$107]*POWER([.$B82]/[.L$105];[.L$106]);0)" office:value-type="float" office:value="285">
            <text:p>285</text:p>
          </table:table-cell>
          <table:table-cell table:style-name="ce390" table:formula="of:=ROUNDUP([.M$107]*POWER([.$B82]/[.M$105];[.M$106]);0)" office:value-type="float" office:value="285">
            <text:p>285</text:p>
          </table:table-cell>
          <table:table-cell table:style-name="ce390" table:formula="of:=ROUNDUP([.N$107]*POWER([.$B82]/[.N$105];[.N$106]);0)" office:value-type="float" office:value="285">
            <text:p>285</text:p>
          </table:table-cell>
          <table:table-cell table:style-name="ce394" table:formula="of:=ROUNDUP([.O$107]*POWER([.$B82]/[.O$105];[.O$106]);0)" office:value-type="float" office:value="285">
            <text:p>285</text:p>
          </table:table-cell>
          <table:table-cell table:style-name="ce390" table:formula="of:=ROUNDUP([.P$107]*POWER([.$B82]/[.P$105];[.P$106]);0)" office:value-type="float" office:value="285">
            <text:p>285</text:p>
          </table:table-cell>
          <table:table-cell table:style-name="ce390" table:formula="of:=ROUNDUP([.Q$107]*POWER([.$B82]/[.Q$105];[.Q$106]);0)" office:value-type="float" office:value="285">
            <text:p>285</text:p>
          </table:table-cell>
          <table:table-cell table:style-name="ce398" table:formula="of:=ROUNDUP([.R$107]*POWER([.$B82]/[.R$105];[.R$106]);0)" office:value-type="float" office:value="285">
            <text:p>285</text:p>
          </table:table-cell>
          <table:table-cell table:style-name="ce390" table:formula="of:=ROUNDUP([.S$107]*POWER([.$B82]/[.S$105];[.S$106]);0)" office:value-type="float" office:value="285">
            <text:p>285</text:p>
          </table:table-cell>
          <table:table-cell table:style-name="ce390" table:formula="of:=ROUNDUP([.T$107]*POWER([.$B82]/[.T$105];[.T$106]);0)" office:value-type="float" office:value="285">
            <text:p>285</text:p>
          </table:table-cell>
          <table:table-cell table:style-name="ce390" table:formula="of:=ROUNDUP([.U$107]*POWER([.$B82]/[.U$105];[.U$106]);0)" office:value-type="float" office:value="285">
            <text:p>285</text:p>
          </table:table-cell>
          <table:table-cell table:style-name="ce390" table:formula="of:=ROUNDUP([.V$107]*POWER([.$B82]/[.V$105];[.V$106]);0)" office:value-type="float" office:value="285">
            <text:p>285</text:p>
          </table:table-cell>
          <table:table-cell table:style-name="ce383" table:formula="of:=[.W81]+1" office:value-type="float" office:value="159">
            <text:p>15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2]+1" office:value-type="float" office:value="160">
            <text:p>160</text:p>
          </table:table-cell>
          <table:table-cell table:style-name="ce390" table:formula="of:=ROUNDUP([.C$107]*POWER([.$B83]/[.C$105];[.C$106]);0)" office:value-type="float" office:value="288">
            <text:p>288</text:p>
          </table:table-cell>
          <table:table-cell table:style-name="ce390" table:formula="of:=ROUNDUP([.D$107]*POWER([.$B83]/[.D$105];[.D$106]);0)" office:value-type="float" office:value="288">
            <text:p>288</text:p>
          </table:table-cell>
          <table:table-cell table:style-name="ce390" table:formula="of:=ROUNDUP([.E$107]*POWER([.$B83]/[.E$105];[.E$106]);0)" office:value-type="float" office:value="288">
            <text:p>288</text:p>
          </table:table-cell>
          <table:table-cell table:style-name="ce390" table:formula="of:=ROUNDUP([.F$107]*POWER([.$B83]/[.F$105];[.F$106]);0)" office:value-type="float" office:value="288">
            <text:p>288</text:p>
          </table:table-cell>
          <table:table-cell table:style-name="ce394" table:formula="of:=ROUNDUP([.G$107]*POWER([.$B83]/[.G$105];[.G$106]);0)" office:value-type="float" office:value="288">
            <text:p>288</text:p>
          </table:table-cell>
          <table:table-cell table:style-name="ce390" table:formula="of:=ROUNDUP([.H$107]*POWER([.$B83]/[.H$105];[.H$106]);0)" office:value-type="float" office:value="288">
            <text:p>288</text:p>
          </table:table-cell>
          <table:table-cell table:style-name="ce390" table:formula="of:=ROUNDUP([.I$107]*POWER([.$B83]/[.I$105];[.I$106]);0)" office:value-type="float" office:value="288">
            <text:p>288</text:p>
          </table:table-cell>
          <table:table-cell table:style-name="ce398" table:formula="of:=ROUNDUP([.J$107]*POWER([.$B83]/[.J$105];[.J$106]);0)" office:value-type="float" office:value="288">
            <text:p>288</text:p>
          </table:table-cell>
          <table:table-cell table:style-name="ce390" table:formula="of:=ROUNDUP([.K$107]*POWER([.$B83]/[.K$105];[.K$106]);0)" office:value-type="float" office:value="288">
            <text:p>288</text:p>
          </table:table-cell>
          <table:table-cell table:style-name="ce390" table:formula="of:=ROUNDUP([.L$107]*POWER([.$B83]/[.L$105];[.L$106]);0)" office:value-type="float" office:value="288">
            <text:p>288</text:p>
          </table:table-cell>
          <table:table-cell table:style-name="ce390" table:formula="of:=ROUNDUP([.M$107]*POWER([.$B83]/[.M$105];[.M$106]);0)" office:value-type="float" office:value="288">
            <text:p>288</text:p>
          </table:table-cell>
          <table:table-cell table:style-name="ce390" table:formula="of:=ROUNDUP([.N$107]*POWER([.$B83]/[.N$105];[.N$106]);0)" office:value-type="float" office:value="288">
            <text:p>288</text:p>
          </table:table-cell>
          <table:table-cell table:style-name="ce394" table:formula="of:=ROUNDUP([.O$107]*POWER([.$B83]/[.O$105];[.O$106]);0)" office:value-type="float" office:value="288">
            <text:p>288</text:p>
          </table:table-cell>
          <table:table-cell table:style-name="ce390" table:formula="of:=ROUNDUP([.P$107]*POWER([.$B83]/[.P$105];[.P$106]);0)" office:value-type="float" office:value="288">
            <text:p>288</text:p>
          </table:table-cell>
          <table:table-cell table:style-name="ce390" table:formula="of:=ROUNDUP([.Q$107]*POWER([.$B83]/[.Q$105];[.Q$106]);0)" office:value-type="float" office:value="288">
            <text:p>288</text:p>
          </table:table-cell>
          <table:table-cell table:style-name="ce398" table:formula="of:=ROUNDUP([.R$107]*POWER([.$B83]/[.R$105];[.R$106]);0)" office:value-type="float" office:value="288">
            <text:p>288</text:p>
          </table:table-cell>
          <table:table-cell table:style-name="ce390" table:formula="of:=ROUNDUP([.S$107]*POWER([.$B83]/[.S$105];[.S$106]);0)" office:value-type="float" office:value="288">
            <text:p>288</text:p>
          </table:table-cell>
          <table:table-cell table:style-name="ce390" table:formula="of:=ROUNDUP([.T$107]*POWER([.$B83]/[.T$105];[.T$106]);0)" office:value-type="float" office:value="288">
            <text:p>288</text:p>
          </table:table-cell>
          <table:table-cell table:style-name="ce390" table:formula="of:=ROUNDUP([.U$107]*POWER([.$B83]/[.U$105];[.U$106]);0)" office:value-type="float" office:value="288">
            <text:p>288</text:p>
          </table:table-cell>
          <table:table-cell table:style-name="ce390" table:formula="of:=ROUNDUP([.V$107]*POWER([.$B83]/[.V$105];[.V$106]);0)" office:value-type="float" office:value="288">
            <text:p>288</text:p>
          </table:table-cell>
          <table:table-cell table:style-name="ce383" table:formula="of:=[.W82]+1" office:value-type="float" office:value="160">
            <text:p>16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3]+1" office:value-type="float" office:value="161">
            <text:p>161</text:p>
          </table:table-cell>
          <table:table-cell table:style-name="ce390" table:formula="of:=ROUNDUP([.C$107]*POWER([.$B84]/[.C$105];[.C$106]);0)" office:value-type="float" office:value="291">
            <text:p>291</text:p>
          </table:table-cell>
          <table:table-cell table:style-name="ce390" table:formula="of:=ROUNDUP([.D$107]*POWER([.$B84]/[.D$105];[.D$106]);0)" office:value-type="float" office:value="291">
            <text:p>291</text:p>
          </table:table-cell>
          <table:table-cell table:style-name="ce390" table:formula="of:=ROUNDUP([.E$107]*POWER([.$B84]/[.E$105];[.E$106]);0)" office:value-type="float" office:value="291">
            <text:p>291</text:p>
          </table:table-cell>
          <table:table-cell table:style-name="ce390" table:formula="of:=ROUNDUP([.F$107]*POWER([.$B84]/[.F$105];[.F$106]);0)" office:value-type="float" office:value="291">
            <text:p>291</text:p>
          </table:table-cell>
          <table:table-cell table:style-name="ce394" table:formula="of:=ROUNDUP([.G$107]*POWER([.$B84]/[.G$105];[.G$106]);0)" office:value-type="float" office:value="291">
            <text:p>291</text:p>
          </table:table-cell>
          <table:table-cell table:style-name="ce390" table:formula="of:=ROUNDUP([.H$107]*POWER([.$B84]/[.H$105];[.H$106]);0)" office:value-type="float" office:value="291">
            <text:p>291</text:p>
          </table:table-cell>
          <table:table-cell table:style-name="ce390" table:formula="of:=ROUNDUP([.I$107]*POWER([.$B84]/[.I$105];[.I$106]);0)" office:value-type="float" office:value="291">
            <text:p>291</text:p>
          </table:table-cell>
          <table:table-cell table:style-name="ce398" table:formula="of:=ROUNDUP([.J$107]*POWER([.$B84]/[.J$105];[.J$106]);0)" office:value-type="float" office:value="291">
            <text:p>291</text:p>
          </table:table-cell>
          <table:table-cell table:style-name="ce390" table:formula="of:=ROUNDUP([.K$107]*POWER([.$B84]/[.K$105];[.K$106]);0)" office:value-type="float" office:value="291">
            <text:p>291</text:p>
          </table:table-cell>
          <table:table-cell table:style-name="ce390" table:formula="of:=ROUNDUP([.L$107]*POWER([.$B84]/[.L$105];[.L$106]);0)" office:value-type="float" office:value="291">
            <text:p>291</text:p>
          </table:table-cell>
          <table:table-cell table:style-name="ce390" table:formula="of:=ROUNDUP([.M$107]*POWER([.$B84]/[.M$105];[.M$106]);0)" office:value-type="float" office:value="291">
            <text:p>291</text:p>
          </table:table-cell>
          <table:table-cell table:style-name="ce390" table:formula="of:=ROUNDUP([.N$107]*POWER([.$B84]/[.N$105];[.N$106]);0)" office:value-type="float" office:value="291">
            <text:p>291</text:p>
          </table:table-cell>
          <table:table-cell table:style-name="ce394" table:formula="of:=ROUNDUP([.O$107]*POWER([.$B84]/[.O$105];[.O$106]);0)" office:value-type="float" office:value="291">
            <text:p>291</text:p>
          </table:table-cell>
          <table:table-cell table:style-name="ce390" table:formula="of:=ROUNDUP([.P$107]*POWER([.$B84]/[.P$105];[.P$106]);0)" office:value-type="float" office:value="291">
            <text:p>291</text:p>
          </table:table-cell>
          <table:table-cell table:style-name="ce390" table:formula="of:=ROUNDUP([.Q$107]*POWER([.$B84]/[.Q$105];[.Q$106]);0)" office:value-type="float" office:value="291">
            <text:p>291</text:p>
          </table:table-cell>
          <table:table-cell table:style-name="ce398" table:formula="of:=ROUNDUP([.R$107]*POWER([.$B84]/[.R$105];[.R$106]);0)" office:value-type="float" office:value="291">
            <text:p>291</text:p>
          </table:table-cell>
          <table:table-cell table:style-name="ce390" table:formula="of:=ROUNDUP([.S$107]*POWER([.$B84]/[.S$105];[.S$106]);0)" office:value-type="float" office:value="291">
            <text:p>291</text:p>
          </table:table-cell>
          <table:table-cell table:style-name="ce390" table:formula="of:=ROUNDUP([.T$107]*POWER([.$B84]/[.T$105];[.T$106]);0)" office:value-type="float" office:value="291">
            <text:p>291</text:p>
          </table:table-cell>
          <table:table-cell table:style-name="ce390" table:formula="of:=ROUNDUP([.U$107]*POWER([.$B84]/[.U$105];[.U$106]);0)" office:value-type="float" office:value="291">
            <text:p>291</text:p>
          </table:table-cell>
          <table:table-cell table:style-name="ce390" table:formula="of:=ROUNDUP([.V$107]*POWER([.$B84]/[.V$105];[.V$106]);0)" office:value-type="float" office:value="291">
            <text:p>291</text:p>
          </table:table-cell>
          <table:table-cell table:style-name="ce383" table:formula="of:=[.W83]+1" office:value-type="float" office:value="161">
            <text:p>16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4]+1" office:value-type="float" office:value="162">
            <text:p>162</text:p>
          </table:table-cell>
          <table:table-cell table:style-name="ce390" table:formula="of:=ROUNDUP([.C$107]*POWER([.$B85]/[.C$105];[.C$106]);0)" office:value-type="float" office:value="293">
            <text:p>293</text:p>
          </table:table-cell>
          <table:table-cell table:style-name="ce390" table:formula="of:=ROUNDUP([.D$107]*POWER([.$B85]/[.D$105];[.D$106]);0)" office:value-type="float" office:value="293">
            <text:p>293</text:p>
          </table:table-cell>
          <table:table-cell table:style-name="ce390" table:formula="of:=ROUNDUP([.E$107]*POWER([.$B85]/[.E$105];[.E$106]);0)" office:value-type="float" office:value="293">
            <text:p>293</text:p>
          </table:table-cell>
          <table:table-cell table:style-name="ce390" table:formula="of:=ROUNDUP([.F$107]*POWER([.$B85]/[.F$105];[.F$106]);0)" office:value-type="float" office:value="293">
            <text:p>293</text:p>
          </table:table-cell>
          <table:table-cell table:style-name="ce394" table:formula="of:=ROUNDUP([.G$107]*POWER([.$B85]/[.G$105];[.G$106]);0)" office:value-type="float" office:value="293">
            <text:p>293</text:p>
          </table:table-cell>
          <table:table-cell table:style-name="ce390" table:formula="of:=ROUNDUP([.H$107]*POWER([.$B85]/[.H$105];[.H$106]);0)" office:value-type="float" office:value="293">
            <text:p>293</text:p>
          </table:table-cell>
          <table:table-cell table:style-name="ce390" table:formula="of:=ROUNDUP([.I$107]*POWER([.$B85]/[.I$105];[.I$106]);0)" office:value-type="float" office:value="293">
            <text:p>293</text:p>
          </table:table-cell>
          <table:table-cell table:style-name="ce398" table:formula="of:=ROUNDUP([.J$107]*POWER([.$B85]/[.J$105];[.J$106]);0)" office:value-type="float" office:value="293">
            <text:p>293</text:p>
          </table:table-cell>
          <table:table-cell table:style-name="ce390" table:formula="of:=ROUNDUP([.K$107]*POWER([.$B85]/[.K$105];[.K$106]);0)" office:value-type="float" office:value="293">
            <text:p>293</text:p>
          </table:table-cell>
          <table:table-cell table:style-name="ce390" table:formula="of:=ROUNDUP([.L$107]*POWER([.$B85]/[.L$105];[.L$106]);0)" office:value-type="float" office:value="293">
            <text:p>293</text:p>
          </table:table-cell>
          <table:table-cell table:style-name="ce390" table:formula="of:=ROUNDUP([.M$107]*POWER([.$B85]/[.M$105];[.M$106]);0)" office:value-type="float" office:value="293">
            <text:p>293</text:p>
          </table:table-cell>
          <table:table-cell table:style-name="ce390" table:formula="of:=ROUNDUP([.N$107]*POWER([.$B85]/[.N$105];[.N$106]);0)" office:value-type="float" office:value="293">
            <text:p>293</text:p>
          </table:table-cell>
          <table:table-cell table:style-name="ce394" table:formula="of:=ROUNDUP([.O$107]*POWER([.$B85]/[.O$105];[.O$106]);0)" office:value-type="float" office:value="293">
            <text:p>293</text:p>
          </table:table-cell>
          <table:table-cell table:style-name="ce390" table:formula="of:=ROUNDUP([.P$107]*POWER([.$B85]/[.P$105];[.P$106]);0)" office:value-type="float" office:value="293">
            <text:p>293</text:p>
          </table:table-cell>
          <table:table-cell table:style-name="ce390" table:formula="of:=ROUNDUP([.Q$107]*POWER([.$B85]/[.Q$105];[.Q$106]);0)" office:value-type="float" office:value="293">
            <text:p>293</text:p>
          </table:table-cell>
          <table:table-cell table:style-name="ce398" table:formula="of:=ROUNDUP([.R$107]*POWER([.$B85]/[.R$105];[.R$106]);0)" office:value-type="float" office:value="293">
            <text:p>293</text:p>
          </table:table-cell>
          <table:table-cell table:style-name="ce390" table:formula="of:=ROUNDUP([.S$107]*POWER([.$B85]/[.S$105];[.S$106]);0)" office:value-type="float" office:value="293">
            <text:p>293</text:p>
          </table:table-cell>
          <table:table-cell table:style-name="ce390" table:formula="of:=ROUNDUP([.T$107]*POWER([.$B85]/[.T$105];[.T$106]);0)" office:value-type="float" office:value="293">
            <text:p>293</text:p>
          </table:table-cell>
          <table:table-cell table:style-name="ce390" table:formula="of:=ROUNDUP([.U$107]*POWER([.$B85]/[.U$105];[.U$106]);0)" office:value-type="float" office:value="293">
            <text:p>293</text:p>
          </table:table-cell>
          <table:table-cell table:style-name="ce390" table:formula="of:=ROUNDUP([.V$107]*POWER([.$B85]/[.V$105];[.V$106]);0)" office:value-type="float" office:value="293">
            <text:p>293</text:p>
          </table:table-cell>
          <table:table-cell table:style-name="ce383" table:formula="of:=[.W84]+1" office:value-type="float" office:value="162">
            <text:p>16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5]+1" office:value-type="float" office:value="163">
            <text:p>163</text:p>
          </table:table-cell>
          <table:table-cell table:style-name="ce390" table:formula="of:=ROUNDUP([.C$107]*POWER([.$B86]/[.C$105];[.C$106]);0)" office:value-type="float" office:value="296">
            <text:p>296</text:p>
          </table:table-cell>
          <table:table-cell table:style-name="ce390" table:formula="of:=ROUNDUP([.D$107]*POWER([.$B86]/[.D$105];[.D$106]);0)" office:value-type="float" office:value="296">
            <text:p>296</text:p>
          </table:table-cell>
          <table:table-cell table:style-name="ce390" table:formula="of:=ROUNDUP([.E$107]*POWER([.$B86]/[.E$105];[.E$106]);0)" office:value-type="float" office:value="296">
            <text:p>296</text:p>
          </table:table-cell>
          <table:table-cell table:style-name="ce390" table:formula="of:=ROUNDUP([.F$107]*POWER([.$B86]/[.F$105];[.F$106]);0)" office:value-type="float" office:value="296">
            <text:p>296</text:p>
          </table:table-cell>
          <table:table-cell table:style-name="ce394" table:formula="of:=ROUNDUP([.G$107]*POWER([.$B86]/[.G$105];[.G$106]);0)" office:value-type="float" office:value="296">
            <text:p>296</text:p>
          </table:table-cell>
          <table:table-cell table:style-name="ce390" table:formula="of:=ROUNDUP([.H$107]*POWER([.$B86]/[.H$105];[.H$106]);0)" office:value-type="float" office:value="296">
            <text:p>296</text:p>
          </table:table-cell>
          <table:table-cell table:style-name="ce390" table:formula="of:=ROUNDUP([.I$107]*POWER([.$B86]/[.I$105];[.I$106]);0)" office:value-type="float" office:value="296">
            <text:p>296</text:p>
          </table:table-cell>
          <table:table-cell table:style-name="ce398" table:formula="of:=ROUNDUP([.J$107]*POWER([.$B86]/[.J$105];[.J$106]);0)" office:value-type="float" office:value="296">
            <text:p>296</text:p>
          </table:table-cell>
          <table:table-cell table:style-name="ce390" table:formula="of:=ROUNDUP([.K$107]*POWER([.$B86]/[.K$105];[.K$106]);0)" office:value-type="float" office:value="296">
            <text:p>296</text:p>
          </table:table-cell>
          <table:table-cell table:style-name="ce390" table:formula="of:=ROUNDUP([.L$107]*POWER([.$B86]/[.L$105];[.L$106]);0)" office:value-type="float" office:value="296">
            <text:p>296</text:p>
          </table:table-cell>
          <table:table-cell table:style-name="ce390" table:formula="of:=ROUNDUP([.M$107]*POWER([.$B86]/[.M$105];[.M$106]);0)" office:value-type="float" office:value="296">
            <text:p>296</text:p>
          </table:table-cell>
          <table:table-cell table:style-name="ce390" table:formula="of:=ROUNDUP([.N$107]*POWER([.$B86]/[.N$105];[.N$106]);0)" office:value-type="float" office:value="296">
            <text:p>296</text:p>
          </table:table-cell>
          <table:table-cell table:style-name="ce394" table:formula="of:=ROUNDUP([.O$107]*POWER([.$B86]/[.O$105];[.O$106]);0)" office:value-type="float" office:value="296">
            <text:p>296</text:p>
          </table:table-cell>
          <table:table-cell table:style-name="ce390" table:formula="of:=ROUNDUP([.P$107]*POWER([.$B86]/[.P$105];[.P$106]);0)" office:value-type="float" office:value="296">
            <text:p>296</text:p>
          </table:table-cell>
          <table:table-cell table:style-name="ce390" table:formula="of:=ROUNDUP([.Q$107]*POWER([.$B86]/[.Q$105];[.Q$106]);0)" office:value-type="float" office:value="296">
            <text:p>296</text:p>
          </table:table-cell>
          <table:table-cell table:style-name="ce398" table:formula="of:=ROUNDUP([.R$107]*POWER([.$B86]/[.R$105];[.R$106]);0)" office:value-type="float" office:value="296">
            <text:p>296</text:p>
          </table:table-cell>
          <table:table-cell table:style-name="ce390" table:formula="of:=ROUNDUP([.S$107]*POWER([.$B86]/[.S$105];[.S$106]);0)" office:value-type="float" office:value="296">
            <text:p>296</text:p>
          </table:table-cell>
          <table:table-cell table:style-name="ce390" table:formula="of:=ROUNDUP([.T$107]*POWER([.$B86]/[.T$105];[.T$106]);0)" office:value-type="float" office:value="296">
            <text:p>296</text:p>
          </table:table-cell>
          <table:table-cell table:style-name="ce390" table:formula="of:=ROUNDUP([.U$107]*POWER([.$B86]/[.U$105];[.U$106]);0)" office:value-type="float" office:value="296">
            <text:p>296</text:p>
          </table:table-cell>
          <table:table-cell table:style-name="ce390" table:formula="of:=ROUNDUP([.V$107]*POWER([.$B86]/[.V$105];[.V$106]);0)" office:value-type="float" office:value="296">
            <text:p>296</text:p>
          </table:table-cell>
          <table:table-cell table:style-name="ce383" table:formula="of:=[.W85]+1" office:value-type="float" office:value="163">
            <text:p>16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6]+1" office:value-type="float" office:value="164">
            <text:p>164</text:p>
          </table:table-cell>
          <table:table-cell table:style-name="ce390" table:formula="of:=ROUNDUP([.C$107]*POWER([.$B87]/[.C$105];[.C$106]);0)" office:value-type="float" office:value="299">
            <text:p>299</text:p>
          </table:table-cell>
          <table:table-cell table:style-name="ce390" table:formula="of:=ROUNDUP([.D$107]*POWER([.$B87]/[.D$105];[.D$106]);0)" office:value-type="float" office:value="299">
            <text:p>299</text:p>
          </table:table-cell>
          <table:table-cell table:style-name="ce390" table:formula="of:=ROUNDUP([.E$107]*POWER([.$B87]/[.E$105];[.E$106]);0)" office:value-type="float" office:value="299">
            <text:p>299</text:p>
          </table:table-cell>
          <table:table-cell table:style-name="ce390" table:formula="of:=ROUNDUP([.F$107]*POWER([.$B87]/[.F$105];[.F$106]);0)" office:value-type="float" office:value="299">
            <text:p>299</text:p>
          </table:table-cell>
          <table:table-cell table:style-name="ce394" table:formula="of:=ROUNDUP([.G$107]*POWER([.$B87]/[.G$105];[.G$106]);0)" office:value-type="float" office:value="299">
            <text:p>299</text:p>
          </table:table-cell>
          <table:table-cell table:style-name="ce390" table:formula="of:=ROUNDUP([.H$107]*POWER([.$B87]/[.H$105];[.H$106]);0)" office:value-type="float" office:value="299">
            <text:p>299</text:p>
          </table:table-cell>
          <table:table-cell table:style-name="ce390" table:formula="of:=ROUNDUP([.I$107]*POWER([.$B87]/[.I$105];[.I$106]);0)" office:value-type="float" office:value="299">
            <text:p>299</text:p>
          </table:table-cell>
          <table:table-cell table:style-name="ce398" table:formula="of:=ROUNDUP([.J$107]*POWER([.$B87]/[.J$105];[.J$106]);0)" office:value-type="float" office:value="299">
            <text:p>299</text:p>
          </table:table-cell>
          <table:table-cell table:style-name="ce390" table:formula="of:=ROUNDUP([.K$107]*POWER([.$B87]/[.K$105];[.K$106]);0)" office:value-type="float" office:value="299">
            <text:p>299</text:p>
          </table:table-cell>
          <table:table-cell table:style-name="ce390" table:formula="of:=ROUNDUP([.L$107]*POWER([.$B87]/[.L$105];[.L$106]);0)" office:value-type="float" office:value="299">
            <text:p>299</text:p>
          </table:table-cell>
          <table:table-cell table:style-name="ce390" table:formula="of:=ROUNDUP([.M$107]*POWER([.$B87]/[.M$105];[.M$106]);0)" office:value-type="float" office:value="299">
            <text:p>299</text:p>
          </table:table-cell>
          <table:table-cell table:style-name="ce390" table:formula="of:=ROUNDUP([.N$107]*POWER([.$B87]/[.N$105];[.N$106]);0)" office:value-type="float" office:value="299">
            <text:p>299</text:p>
          </table:table-cell>
          <table:table-cell table:style-name="ce394" table:formula="of:=ROUNDUP([.O$107]*POWER([.$B87]/[.O$105];[.O$106]);0)" office:value-type="float" office:value="299">
            <text:p>299</text:p>
          </table:table-cell>
          <table:table-cell table:style-name="ce390" table:formula="of:=ROUNDUP([.P$107]*POWER([.$B87]/[.P$105];[.P$106]);0)" office:value-type="float" office:value="299">
            <text:p>299</text:p>
          </table:table-cell>
          <table:table-cell table:style-name="ce390" table:formula="of:=ROUNDUP([.Q$107]*POWER([.$B87]/[.Q$105];[.Q$106]);0)" office:value-type="float" office:value="299">
            <text:p>299</text:p>
          </table:table-cell>
          <table:table-cell table:style-name="ce398" table:formula="of:=ROUNDUP([.R$107]*POWER([.$B87]/[.R$105];[.R$106]);0)" office:value-type="float" office:value="299">
            <text:p>299</text:p>
          </table:table-cell>
          <table:table-cell table:style-name="ce390" table:formula="of:=ROUNDUP([.S$107]*POWER([.$B87]/[.S$105];[.S$106]);0)" office:value-type="float" office:value="299">
            <text:p>299</text:p>
          </table:table-cell>
          <table:table-cell table:style-name="ce390" table:formula="of:=ROUNDUP([.T$107]*POWER([.$B87]/[.T$105];[.T$106]);0)" office:value-type="float" office:value="299">
            <text:p>299</text:p>
          </table:table-cell>
          <table:table-cell table:style-name="ce390" table:formula="of:=ROUNDUP([.U$107]*POWER([.$B87]/[.U$105];[.U$106]);0)" office:value-type="float" office:value="299">
            <text:p>299</text:p>
          </table:table-cell>
          <table:table-cell table:style-name="ce390" table:formula="of:=ROUNDUP([.V$107]*POWER([.$B87]/[.V$105];[.V$106]);0)" office:value-type="float" office:value="299">
            <text:p>299</text:p>
          </table:table-cell>
          <table:table-cell table:style-name="ce383" table:formula="of:=[.W86]+1" office:value-type="float" office:value="164">
            <text:p>16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7]+1" office:value-type="float" office:value="165">
            <text:p>165</text:p>
          </table:table-cell>
          <table:table-cell table:style-name="ce390" table:formula="of:=ROUNDUP([.C$107]*POWER([.$B88]/[.C$105];[.C$106]);0)" office:value-type="float" office:value="302">
            <text:p>302</text:p>
          </table:table-cell>
          <table:table-cell table:style-name="ce390" table:formula="of:=ROUNDUP([.D$107]*POWER([.$B88]/[.D$105];[.D$106]);0)" office:value-type="float" office:value="302">
            <text:p>302</text:p>
          </table:table-cell>
          <table:table-cell table:style-name="ce390" table:formula="of:=ROUNDUP([.E$107]*POWER([.$B88]/[.E$105];[.E$106]);0)" office:value-type="float" office:value="302">
            <text:p>302</text:p>
          </table:table-cell>
          <table:table-cell table:style-name="ce390" table:formula="of:=ROUNDUP([.F$107]*POWER([.$B88]/[.F$105];[.F$106]);0)" office:value-type="float" office:value="302">
            <text:p>302</text:p>
          </table:table-cell>
          <table:table-cell table:style-name="ce394" table:formula="of:=ROUNDUP([.G$107]*POWER([.$B88]/[.G$105];[.G$106]);0)" office:value-type="float" office:value="302">
            <text:p>302</text:p>
          </table:table-cell>
          <table:table-cell table:style-name="ce390" table:formula="of:=ROUNDUP([.H$107]*POWER([.$B88]/[.H$105];[.H$106]);0)" office:value-type="float" office:value="302">
            <text:p>302</text:p>
          </table:table-cell>
          <table:table-cell table:style-name="ce390" table:formula="of:=ROUNDUP([.I$107]*POWER([.$B88]/[.I$105];[.I$106]);0)" office:value-type="float" office:value="302">
            <text:p>302</text:p>
          </table:table-cell>
          <table:table-cell table:style-name="ce398" table:formula="of:=ROUNDUP([.J$107]*POWER([.$B88]/[.J$105];[.J$106]);0)" office:value-type="float" office:value="302">
            <text:p>302</text:p>
          </table:table-cell>
          <table:table-cell table:style-name="ce390" table:formula="of:=ROUNDUP([.K$107]*POWER([.$B88]/[.K$105];[.K$106]);0)" office:value-type="float" office:value="302">
            <text:p>302</text:p>
          </table:table-cell>
          <table:table-cell table:style-name="ce390" table:formula="of:=ROUNDUP([.L$107]*POWER([.$B88]/[.L$105];[.L$106]);0)" office:value-type="float" office:value="302">
            <text:p>302</text:p>
          </table:table-cell>
          <table:table-cell table:style-name="ce390" table:formula="of:=ROUNDUP([.M$107]*POWER([.$B88]/[.M$105];[.M$106]);0)" office:value-type="float" office:value="302">
            <text:p>302</text:p>
          </table:table-cell>
          <table:table-cell table:style-name="ce390" table:formula="of:=ROUNDUP([.N$107]*POWER([.$B88]/[.N$105];[.N$106]);0)" office:value-type="float" office:value="302">
            <text:p>302</text:p>
          </table:table-cell>
          <table:table-cell table:style-name="ce394" table:formula="of:=ROUNDUP([.O$107]*POWER([.$B88]/[.O$105];[.O$106]);0)" office:value-type="float" office:value="302">
            <text:p>302</text:p>
          </table:table-cell>
          <table:table-cell table:style-name="ce390" table:formula="of:=ROUNDUP([.P$107]*POWER([.$B88]/[.P$105];[.P$106]);0)" office:value-type="float" office:value="302">
            <text:p>302</text:p>
          </table:table-cell>
          <table:table-cell table:style-name="ce390" table:formula="of:=ROUNDUP([.Q$107]*POWER([.$B88]/[.Q$105];[.Q$106]);0)" office:value-type="float" office:value="302">
            <text:p>302</text:p>
          </table:table-cell>
          <table:table-cell table:style-name="ce398" table:formula="of:=ROUNDUP([.R$107]*POWER([.$B88]/[.R$105];[.R$106]);0)" office:value-type="float" office:value="302">
            <text:p>302</text:p>
          </table:table-cell>
          <table:table-cell table:style-name="ce390" table:formula="of:=ROUNDUP([.S$107]*POWER([.$B88]/[.S$105];[.S$106]);0)" office:value-type="float" office:value="302">
            <text:p>302</text:p>
          </table:table-cell>
          <table:table-cell table:style-name="ce390" table:formula="of:=ROUNDUP([.T$107]*POWER([.$B88]/[.T$105];[.T$106]);0)" office:value-type="float" office:value="302">
            <text:p>302</text:p>
          </table:table-cell>
          <table:table-cell table:style-name="ce390" table:formula="of:=ROUNDUP([.U$107]*POWER([.$B88]/[.U$105];[.U$106]);0)" office:value-type="float" office:value="302">
            <text:p>302</text:p>
          </table:table-cell>
          <table:table-cell table:style-name="ce390" table:formula="of:=ROUNDUP([.V$107]*POWER([.$B88]/[.V$105];[.V$106]);0)" office:value-type="float" office:value="302">
            <text:p>302</text:p>
          </table:table-cell>
          <table:table-cell table:style-name="ce383" table:formula="of:=[.W87]+1" office:value-type="float" office:value="165">
            <text:p>16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8]+1" office:value-type="float" office:value="166">
            <text:p>166</text:p>
          </table:table-cell>
          <table:table-cell table:style-name="ce390" table:formula="of:=ROUNDUP([.C$107]*POWER([.$B89]/[.C$105];[.C$106]);0)" office:value-type="float" office:value="305">
            <text:p>305</text:p>
          </table:table-cell>
          <table:table-cell table:style-name="ce390" table:formula="of:=ROUNDUP([.D$107]*POWER([.$B89]/[.D$105];[.D$106]);0)" office:value-type="float" office:value="305">
            <text:p>305</text:p>
          </table:table-cell>
          <table:table-cell table:style-name="ce390" table:formula="of:=ROUNDUP([.E$107]*POWER([.$B89]/[.E$105];[.E$106]);0)" office:value-type="float" office:value="305">
            <text:p>305</text:p>
          </table:table-cell>
          <table:table-cell table:style-name="ce390" table:formula="of:=ROUNDUP([.F$107]*POWER([.$B89]/[.F$105];[.F$106]);0)" office:value-type="float" office:value="305">
            <text:p>305</text:p>
          </table:table-cell>
          <table:table-cell table:style-name="ce394" table:formula="of:=ROUNDUP([.G$107]*POWER([.$B89]/[.G$105];[.G$106]);0)" office:value-type="float" office:value="305">
            <text:p>305</text:p>
          </table:table-cell>
          <table:table-cell table:style-name="ce390" table:formula="of:=ROUNDUP([.H$107]*POWER([.$B89]/[.H$105];[.H$106]);0)" office:value-type="float" office:value="305">
            <text:p>305</text:p>
          </table:table-cell>
          <table:table-cell table:style-name="ce390" table:formula="of:=ROUNDUP([.I$107]*POWER([.$B89]/[.I$105];[.I$106]);0)" office:value-type="float" office:value="305">
            <text:p>305</text:p>
          </table:table-cell>
          <table:table-cell table:style-name="ce398" table:formula="of:=ROUNDUP([.J$107]*POWER([.$B89]/[.J$105];[.J$106]);0)" office:value-type="float" office:value="305">
            <text:p>305</text:p>
          </table:table-cell>
          <table:table-cell table:style-name="ce390" table:formula="of:=ROUNDUP([.K$107]*POWER([.$B89]/[.K$105];[.K$106]);0)" office:value-type="float" office:value="305">
            <text:p>305</text:p>
          </table:table-cell>
          <table:table-cell table:style-name="ce390" table:formula="of:=ROUNDUP([.L$107]*POWER([.$B89]/[.L$105];[.L$106]);0)" office:value-type="float" office:value="305">
            <text:p>305</text:p>
          </table:table-cell>
          <table:table-cell table:style-name="ce390" table:formula="of:=ROUNDUP([.M$107]*POWER([.$B89]/[.M$105];[.M$106]);0)" office:value-type="float" office:value="305">
            <text:p>305</text:p>
          </table:table-cell>
          <table:table-cell table:style-name="ce390" table:formula="of:=ROUNDUP([.N$107]*POWER([.$B89]/[.N$105];[.N$106]);0)" office:value-type="float" office:value="305">
            <text:p>305</text:p>
          </table:table-cell>
          <table:table-cell table:style-name="ce394" table:formula="of:=ROUNDUP([.O$107]*POWER([.$B89]/[.O$105];[.O$106]);0)" office:value-type="float" office:value="305">
            <text:p>305</text:p>
          </table:table-cell>
          <table:table-cell table:style-name="ce390" table:formula="of:=ROUNDUP([.P$107]*POWER([.$B89]/[.P$105];[.P$106]);0)" office:value-type="float" office:value="305">
            <text:p>305</text:p>
          </table:table-cell>
          <table:table-cell table:style-name="ce390" table:formula="of:=ROUNDUP([.Q$107]*POWER([.$B89]/[.Q$105];[.Q$106]);0)" office:value-type="float" office:value="305">
            <text:p>305</text:p>
          </table:table-cell>
          <table:table-cell table:style-name="ce398" table:formula="of:=ROUNDUP([.R$107]*POWER([.$B89]/[.R$105];[.R$106]);0)" office:value-type="float" office:value="305">
            <text:p>305</text:p>
          </table:table-cell>
          <table:table-cell table:style-name="ce390" table:formula="of:=ROUNDUP([.S$107]*POWER([.$B89]/[.S$105];[.S$106]);0)" office:value-type="float" office:value="305">
            <text:p>305</text:p>
          </table:table-cell>
          <table:table-cell table:style-name="ce390" table:formula="of:=ROUNDUP([.T$107]*POWER([.$B89]/[.T$105];[.T$106]);0)" office:value-type="float" office:value="305">
            <text:p>305</text:p>
          </table:table-cell>
          <table:table-cell table:style-name="ce390" table:formula="of:=ROUNDUP([.U$107]*POWER([.$B89]/[.U$105];[.U$106]);0)" office:value-type="float" office:value="305">
            <text:p>305</text:p>
          </table:table-cell>
          <table:table-cell table:style-name="ce390" table:formula="of:=ROUNDUP([.V$107]*POWER([.$B89]/[.V$105];[.V$106]);0)" office:value-type="float" office:value="305">
            <text:p>305</text:p>
          </table:table-cell>
          <table:table-cell table:style-name="ce383" table:formula="of:=[.W88]+1" office:value-type="float" office:value="166">
            <text:p>16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89]+1" office:value-type="float" office:value="167">
            <text:p>167</text:p>
          </table:table-cell>
          <table:table-cell table:style-name="ce390" table:formula="of:=ROUNDUP([.C$107]*POWER([.$B90]/[.C$105];[.C$106]);0)" office:value-type="float" office:value="308">
            <text:p>308</text:p>
          </table:table-cell>
          <table:table-cell table:style-name="ce390" table:formula="of:=ROUNDUP([.D$107]*POWER([.$B90]/[.D$105];[.D$106]);0)" office:value-type="float" office:value="308">
            <text:p>308</text:p>
          </table:table-cell>
          <table:table-cell table:style-name="ce390" table:formula="of:=ROUNDUP([.E$107]*POWER([.$B90]/[.E$105];[.E$106]);0)" office:value-type="float" office:value="308">
            <text:p>308</text:p>
          </table:table-cell>
          <table:table-cell table:style-name="ce390" table:formula="of:=ROUNDUP([.F$107]*POWER([.$B90]/[.F$105];[.F$106]);0)" office:value-type="float" office:value="308">
            <text:p>308</text:p>
          </table:table-cell>
          <table:table-cell table:style-name="ce394" table:formula="of:=ROUNDUP([.G$107]*POWER([.$B90]/[.G$105];[.G$106]);0)" office:value-type="float" office:value="308">
            <text:p>308</text:p>
          </table:table-cell>
          <table:table-cell table:style-name="ce390" table:formula="of:=ROUNDUP([.H$107]*POWER([.$B90]/[.H$105];[.H$106]);0)" office:value-type="float" office:value="308">
            <text:p>308</text:p>
          </table:table-cell>
          <table:table-cell table:style-name="ce390" table:formula="of:=ROUNDUP([.I$107]*POWER([.$B90]/[.I$105];[.I$106]);0)" office:value-type="float" office:value="308">
            <text:p>308</text:p>
          </table:table-cell>
          <table:table-cell table:style-name="ce398" table:formula="of:=ROUNDUP([.J$107]*POWER([.$B90]/[.J$105];[.J$106]);0)" office:value-type="float" office:value="308">
            <text:p>308</text:p>
          </table:table-cell>
          <table:table-cell table:style-name="ce390" table:formula="of:=ROUNDUP([.K$107]*POWER([.$B90]/[.K$105];[.K$106]);0)" office:value-type="float" office:value="308">
            <text:p>308</text:p>
          </table:table-cell>
          <table:table-cell table:style-name="ce390" table:formula="of:=ROUNDUP([.L$107]*POWER([.$B90]/[.L$105];[.L$106]);0)" office:value-type="float" office:value="308">
            <text:p>308</text:p>
          </table:table-cell>
          <table:table-cell table:style-name="ce390" table:formula="of:=ROUNDUP([.M$107]*POWER([.$B90]/[.M$105];[.M$106]);0)" office:value-type="float" office:value="308">
            <text:p>308</text:p>
          </table:table-cell>
          <table:table-cell table:style-name="ce390" table:formula="of:=ROUNDUP([.N$107]*POWER([.$B90]/[.N$105];[.N$106]);0)" office:value-type="float" office:value="308">
            <text:p>308</text:p>
          </table:table-cell>
          <table:table-cell table:style-name="ce394" table:formula="of:=ROUNDUP([.O$107]*POWER([.$B90]/[.O$105];[.O$106]);0)" office:value-type="float" office:value="308">
            <text:p>308</text:p>
          </table:table-cell>
          <table:table-cell table:style-name="ce390" table:formula="of:=ROUNDUP([.P$107]*POWER([.$B90]/[.P$105];[.P$106]);0)" office:value-type="float" office:value="308">
            <text:p>308</text:p>
          </table:table-cell>
          <table:table-cell table:style-name="ce390" table:formula="of:=ROUNDUP([.Q$107]*POWER([.$B90]/[.Q$105];[.Q$106]);0)" office:value-type="float" office:value="308">
            <text:p>308</text:p>
          </table:table-cell>
          <table:table-cell table:style-name="ce398" table:formula="of:=ROUNDUP([.R$107]*POWER([.$B90]/[.R$105];[.R$106]);0)" office:value-type="float" office:value="308">
            <text:p>308</text:p>
          </table:table-cell>
          <table:table-cell table:style-name="ce390" table:formula="of:=ROUNDUP([.S$107]*POWER([.$B90]/[.S$105];[.S$106]);0)" office:value-type="float" office:value="308">
            <text:p>308</text:p>
          </table:table-cell>
          <table:table-cell table:style-name="ce390" table:formula="of:=ROUNDUP([.T$107]*POWER([.$B90]/[.T$105];[.T$106]);0)" office:value-type="float" office:value="308">
            <text:p>308</text:p>
          </table:table-cell>
          <table:table-cell table:style-name="ce390" table:formula="of:=ROUNDUP([.U$107]*POWER([.$B90]/[.U$105];[.U$106]);0)" office:value-type="float" office:value="308">
            <text:p>308</text:p>
          </table:table-cell>
          <table:table-cell table:style-name="ce390" table:formula="of:=ROUNDUP([.V$107]*POWER([.$B90]/[.V$105];[.V$106]);0)" office:value-type="float" office:value="308">
            <text:p>308</text:p>
          </table:table-cell>
          <table:table-cell table:style-name="ce383" table:formula="of:=[.W89]+1" office:value-type="float" office:value="167">
            <text:p>16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0]+1" office:value-type="float" office:value="168">
            <text:p>168</text:p>
          </table:table-cell>
          <table:table-cell table:style-name="ce390" table:formula="of:=ROUNDUP([.C$107]*POWER([.$B91]/[.C$105];[.C$106]);0)" office:value-type="float" office:value="311">
            <text:p>311</text:p>
          </table:table-cell>
          <table:table-cell table:style-name="ce390" table:formula="of:=ROUNDUP([.D$107]*POWER([.$B91]/[.D$105];[.D$106]);0)" office:value-type="float" office:value="311">
            <text:p>311</text:p>
          </table:table-cell>
          <table:table-cell table:style-name="ce390" table:formula="of:=ROUNDUP([.E$107]*POWER([.$B91]/[.E$105];[.E$106]);0)" office:value-type="float" office:value="311">
            <text:p>311</text:p>
          </table:table-cell>
          <table:table-cell table:style-name="ce390" table:formula="of:=ROUNDUP([.F$107]*POWER([.$B91]/[.F$105];[.F$106]);0)" office:value-type="float" office:value="311">
            <text:p>311</text:p>
          </table:table-cell>
          <table:table-cell table:style-name="ce394" table:formula="of:=ROUNDUP([.G$107]*POWER([.$B91]/[.G$105];[.G$106]);0)" office:value-type="float" office:value="311">
            <text:p>311</text:p>
          </table:table-cell>
          <table:table-cell table:style-name="ce390" table:formula="of:=ROUNDUP([.H$107]*POWER([.$B91]/[.H$105];[.H$106]);0)" office:value-type="float" office:value="311">
            <text:p>311</text:p>
          </table:table-cell>
          <table:table-cell table:style-name="ce390" table:formula="of:=ROUNDUP([.I$107]*POWER([.$B91]/[.I$105];[.I$106]);0)" office:value-type="float" office:value="311">
            <text:p>311</text:p>
          </table:table-cell>
          <table:table-cell table:style-name="ce398" table:formula="of:=ROUNDUP([.J$107]*POWER([.$B91]/[.J$105];[.J$106]);0)" office:value-type="float" office:value="311">
            <text:p>311</text:p>
          </table:table-cell>
          <table:table-cell table:style-name="ce390" table:formula="of:=ROUNDUP([.K$107]*POWER([.$B91]/[.K$105];[.K$106]);0)" office:value-type="float" office:value="311">
            <text:p>311</text:p>
          </table:table-cell>
          <table:table-cell table:style-name="ce390" table:formula="of:=ROUNDUP([.L$107]*POWER([.$B91]/[.L$105];[.L$106]);0)" office:value-type="float" office:value="311">
            <text:p>311</text:p>
          </table:table-cell>
          <table:table-cell table:style-name="ce390" table:formula="of:=ROUNDUP([.M$107]*POWER([.$B91]/[.M$105];[.M$106]);0)" office:value-type="float" office:value="311">
            <text:p>311</text:p>
          </table:table-cell>
          <table:table-cell table:style-name="ce390" table:formula="of:=ROUNDUP([.N$107]*POWER([.$B91]/[.N$105];[.N$106]);0)" office:value-type="float" office:value="311">
            <text:p>311</text:p>
          </table:table-cell>
          <table:table-cell table:style-name="ce394" table:formula="of:=ROUNDUP([.O$107]*POWER([.$B91]/[.O$105];[.O$106]);0)" office:value-type="float" office:value="311">
            <text:p>311</text:p>
          </table:table-cell>
          <table:table-cell table:style-name="ce390" table:formula="of:=ROUNDUP([.P$107]*POWER([.$B91]/[.P$105];[.P$106]);0)" office:value-type="float" office:value="311">
            <text:p>311</text:p>
          </table:table-cell>
          <table:table-cell table:style-name="ce390" table:formula="of:=ROUNDUP([.Q$107]*POWER([.$B91]/[.Q$105];[.Q$106]);0)" office:value-type="float" office:value="311">
            <text:p>311</text:p>
          </table:table-cell>
          <table:table-cell table:style-name="ce398" table:formula="of:=ROUNDUP([.R$107]*POWER([.$B91]/[.R$105];[.R$106]);0)" office:value-type="float" office:value="311">
            <text:p>311</text:p>
          </table:table-cell>
          <table:table-cell table:style-name="ce390" table:formula="of:=ROUNDUP([.S$107]*POWER([.$B91]/[.S$105];[.S$106]);0)" office:value-type="float" office:value="311">
            <text:p>311</text:p>
          </table:table-cell>
          <table:table-cell table:style-name="ce390" table:formula="of:=ROUNDUP([.T$107]*POWER([.$B91]/[.T$105];[.T$106]);0)" office:value-type="float" office:value="311">
            <text:p>311</text:p>
          </table:table-cell>
          <table:table-cell table:style-name="ce390" table:formula="of:=ROUNDUP([.U$107]*POWER([.$B91]/[.U$105];[.U$106]);0)" office:value-type="float" office:value="311">
            <text:p>311</text:p>
          </table:table-cell>
          <table:table-cell table:style-name="ce390" table:formula="of:=ROUNDUP([.V$107]*POWER([.$B91]/[.V$105];[.V$106]);0)" office:value-type="float" office:value="311">
            <text:p>311</text:p>
          </table:table-cell>
          <table:table-cell table:style-name="ce383" table:formula="of:=[.W90]+1" office:value-type="float" office:value="168">
            <text:p>16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1]+1" office:value-type="float" office:value="169">
            <text:p>169</text:p>
          </table:table-cell>
          <table:table-cell table:style-name="ce390" table:formula="of:=ROUNDUP([.C$107]*POWER([.$B92]/[.C$105];[.C$106]);0)" office:value-type="float" office:value="314">
            <text:p>314</text:p>
          </table:table-cell>
          <table:table-cell table:style-name="ce390" table:formula="of:=ROUNDUP([.D$107]*POWER([.$B92]/[.D$105];[.D$106]);0)" office:value-type="float" office:value="314">
            <text:p>314</text:p>
          </table:table-cell>
          <table:table-cell table:style-name="ce390" table:formula="of:=ROUNDUP([.E$107]*POWER([.$B92]/[.E$105];[.E$106]);0)" office:value-type="float" office:value="314">
            <text:p>314</text:p>
          </table:table-cell>
          <table:table-cell table:style-name="ce390" table:formula="of:=ROUNDUP([.F$107]*POWER([.$B92]/[.F$105];[.F$106]);0)" office:value-type="float" office:value="314">
            <text:p>314</text:p>
          </table:table-cell>
          <table:table-cell table:style-name="ce394" table:formula="of:=ROUNDUP([.G$107]*POWER([.$B92]/[.G$105];[.G$106]);0)" office:value-type="float" office:value="314">
            <text:p>314</text:p>
          </table:table-cell>
          <table:table-cell table:style-name="ce390" table:formula="of:=ROUNDUP([.H$107]*POWER([.$B92]/[.H$105];[.H$106]);0)" office:value-type="float" office:value="314">
            <text:p>314</text:p>
          </table:table-cell>
          <table:table-cell table:style-name="ce390" table:formula="of:=ROUNDUP([.I$107]*POWER([.$B92]/[.I$105];[.I$106]);0)" office:value-type="float" office:value="314">
            <text:p>314</text:p>
          </table:table-cell>
          <table:table-cell table:style-name="ce398" table:formula="of:=ROUNDUP([.J$107]*POWER([.$B92]/[.J$105];[.J$106]);0)" office:value-type="float" office:value="314">
            <text:p>314</text:p>
          </table:table-cell>
          <table:table-cell table:style-name="ce390" table:formula="of:=ROUNDUP([.K$107]*POWER([.$B92]/[.K$105];[.K$106]);0)" office:value-type="float" office:value="314">
            <text:p>314</text:p>
          </table:table-cell>
          <table:table-cell table:style-name="ce390" table:formula="of:=ROUNDUP([.L$107]*POWER([.$B92]/[.L$105];[.L$106]);0)" office:value-type="float" office:value="314">
            <text:p>314</text:p>
          </table:table-cell>
          <table:table-cell table:style-name="ce390" table:formula="of:=ROUNDUP([.M$107]*POWER([.$B92]/[.M$105];[.M$106]);0)" office:value-type="float" office:value="314">
            <text:p>314</text:p>
          </table:table-cell>
          <table:table-cell table:style-name="ce390" table:formula="of:=ROUNDUP([.N$107]*POWER([.$B92]/[.N$105];[.N$106]);0)" office:value-type="float" office:value="314">
            <text:p>314</text:p>
          </table:table-cell>
          <table:table-cell table:style-name="ce394" table:formula="of:=ROUNDUP([.O$107]*POWER([.$B92]/[.O$105];[.O$106]);0)" office:value-type="float" office:value="314">
            <text:p>314</text:p>
          </table:table-cell>
          <table:table-cell table:style-name="ce390" table:formula="of:=ROUNDUP([.P$107]*POWER([.$B92]/[.P$105];[.P$106]);0)" office:value-type="float" office:value="314">
            <text:p>314</text:p>
          </table:table-cell>
          <table:table-cell table:style-name="ce390" table:formula="of:=ROUNDUP([.Q$107]*POWER([.$B92]/[.Q$105];[.Q$106]);0)" office:value-type="float" office:value="314">
            <text:p>314</text:p>
          </table:table-cell>
          <table:table-cell table:style-name="ce398" table:formula="of:=ROUNDUP([.R$107]*POWER([.$B92]/[.R$105];[.R$106]);0)" office:value-type="float" office:value="314">
            <text:p>314</text:p>
          </table:table-cell>
          <table:table-cell table:style-name="ce390" table:formula="of:=ROUNDUP([.S$107]*POWER([.$B92]/[.S$105];[.S$106]);0)" office:value-type="float" office:value="314">
            <text:p>314</text:p>
          </table:table-cell>
          <table:table-cell table:style-name="ce390" table:formula="of:=ROUNDUP([.T$107]*POWER([.$B92]/[.T$105];[.T$106]);0)" office:value-type="float" office:value="314">
            <text:p>314</text:p>
          </table:table-cell>
          <table:table-cell table:style-name="ce390" table:formula="of:=ROUNDUP([.U$107]*POWER([.$B92]/[.U$105];[.U$106]);0)" office:value-type="float" office:value="314">
            <text:p>314</text:p>
          </table:table-cell>
          <table:table-cell table:style-name="ce390" table:formula="of:=ROUNDUP([.V$107]*POWER([.$B92]/[.V$105];[.V$106]);0)" office:value-type="float" office:value="314">
            <text:p>314</text:p>
          </table:table-cell>
          <table:table-cell table:style-name="ce383" table:formula="of:=[.W91]+1" office:value-type="float" office:value="169">
            <text:p>16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2]+1" office:value-type="float" office:value="170">
            <text:p>170</text:p>
          </table:table-cell>
          <table:table-cell table:style-name="ce390" table:formula="of:=ROUNDUP([.C$107]*POWER([.$B93]/[.C$105];[.C$106]);0)" office:value-type="float" office:value="317">
            <text:p>317</text:p>
          </table:table-cell>
          <table:table-cell table:style-name="ce390" table:formula="of:=ROUNDUP([.D$107]*POWER([.$B93]/[.D$105];[.D$106]);0)" office:value-type="float" office:value="317">
            <text:p>317</text:p>
          </table:table-cell>
          <table:table-cell table:style-name="ce390" table:formula="of:=ROUNDUP([.E$107]*POWER([.$B93]/[.E$105];[.E$106]);0)" office:value-type="float" office:value="317">
            <text:p>317</text:p>
          </table:table-cell>
          <table:table-cell table:style-name="ce390" table:formula="of:=ROUNDUP([.F$107]*POWER([.$B93]/[.F$105];[.F$106]);0)" office:value-type="float" office:value="317">
            <text:p>317</text:p>
          </table:table-cell>
          <table:table-cell table:style-name="ce394" table:formula="of:=ROUNDUP([.G$107]*POWER([.$B93]/[.G$105];[.G$106]);0)" office:value-type="float" office:value="317">
            <text:p>317</text:p>
          </table:table-cell>
          <table:table-cell table:style-name="ce390" table:formula="of:=ROUNDUP([.H$107]*POWER([.$B93]/[.H$105];[.H$106]);0)" office:value-type="float" office:value="317">
            <text:p>317</text:p>
          </table:table-cell>
          <table:table-cell table:style-name="ce390" table:formula="of:=ROUNDUP([.I$107]*POWER([.$B93]/[.I$105];[.I$106]);0)" office:value-type="float" office:value="317">
            <text:p>317</text:p>
          </table:table-cell>
          <table:table-cell table:style-name="ce398" table:formula="of:=ROUNDUP([.J$107]*POWER([.$B93]/[.J$105];[.J$106]);0)" office:value-type="float" office:value="317">
            <text:p>317</text:p>
          </table:table-cell>
          <table:table-cell table:style-name="ce390" table:formula="of:=ROUNDUP([.K$107]*POWER([.$B93]/[.K$105];[.K$106]);0)" office:value-type="float" office:value="317">
            <text:p>317</text:p>
          </table:table-cell>
          <table:table-cell table:style-name="ce390" table:formula="of:=ROUNDUP([.L$107]*POWER([.$B93]/[.L$105];[.L$106]);0)" office:value-type="float" office:value="317">
            <text:p>317</text:p>
          </table:table-cell>
          <table:table-cell table:style-name="ce390" table:formula="of:=ROUNDUP([.M$107]*POWER([.$B93]/[.M$105];[.M$106]);0)" office:value-type="float" office:value="317">
            <text:p>317</text:p>
          </table:table-cell>
          <table:table-cell table:style-name="ce390" table:formula="of:=ROUNDUP([.N$107]*POWER([.$B93]/[.N$105];[.N$106]);0)" office:value-type="float" office:value="317">
            <text:p>317</text:p>
          </table:table-cell>
          <table:table-cell table:style-name="ce394" table:formula="of:=ROUNDUP([.O$107]*POWER([.$B93]/[.O$105];[.O$106]);0)" office:value-type="float" office:value="317">
            <text:p>317</text:p>
          </table:table-cell>
          <table:table-cell table:style-name="ce390" table:formula="of:=ROUNDUP([.P$107]*POWER([.$B93]/[.P$105];[.P$106]);0)" office:value-type="float" office:value="317">
            <text:p>317</text:p>
          </table:table-cell>
          <table:table-cell table:style-name="ce390" table:formula="of:=ROUNDUP([.Q$107]*POWER([.$B93]/[.Q$105];[.Q$106]);0)" office:value-type="float" office:value="317">
            <text:p>317</text:p>
          </table:table-cell>
          <table:table-cell table:style-name="ce398" table:formula="of:=ROUNDUP([.R$107]*POWER([.$B93]/[.R$105];[.R$106]);0)" office:value-type="float" office:value="317">
            <text:p>317</text:p>
          </table:table-cell>
          <table:table-cell table:style-name="ce390" table:formula="of:=ROUNDUP([.S$107]*POWER([.$B93]/[.S$105];[.S$106]);0)" office:value-type="float" office:value="317">
            <text:p>317</text:p>
          </table:table-cell>
          <table:table-cell table:style-name="ce390" table:formula="of:=ROUNDUP([.T$107]*POWER([.$B93]/[.T$105];[.T$106]);0)" office:value-type="float" office:value="317">
            <text:p>317</text:p>
          </table:table-cell>
          <table:table-cell table:style-name="ce390" table:formula="of:=ROUNDUP([.U$107]*POWER([.$B93]/[.U$105];[.U$106]);0)" office:value-type="float" office:value="317">
            <text:p>317</text:p>
          </table:table-cell>
          <table:table-cell table:style-name="ce390" table:formula="of:=ROUNDUP([.V$107]*POWER([.$B93]/[.V$105];[.V$106]);0)" office:value-type="float" office:value="317">
            <text:p>317</text:p>
          </table:table-cell>
          <table:table-cell table:style-name="ce383" table:formula="of:=[.W92]+1" office:value-type="float" office:value="170">
            <text:p>170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3]+1" office:value-type="float" office:value="171">
            <text:p>171</text:p>
          </table:table-cell>
          <table:table-cell table:style-name="ce390" table:formula="of:=ROUNDUP([.C$107]*POWER([.$B94]/[.C$105];[.C$106]);0)" office:value-type="float" office:value="320">
            <text:p>320</text:p>
          </table:table-cell>
          <table:table-cell table:style-name="ce390" table:formula="of:=ROUNDUP([.D$107]*POWER([.$B94]/[.D$105];[.D$106]);0)" office:value-type="float" office:value="320">
            <text:p>320</text:p>
          </table:table-cell>
          <table:table-cell table:style-name="ce390" table:formula="of:=ROUNDUP([.E$107]*POWER([.$B94]/[.E$105];[.E$106]);0)" office:value-type="float" office:value="320">
            <text:p>320</text:p>
          </table:table-cell>
          <table:table-cell table:style-name="ce390" table:formula="of:=ROUNDUP([.F$107]*POWER([.$B94]/[.F$105];[.F$106]);0)" office:value-type="float" office:value="320">
            <text:p>320</text:p>
          </table:table-cell>
          <table:table-cell table:style-name="ce394" table:formula="of:=ROUNDUP([.G$107]*POWER([.$B94]/[.G$105];[.G$106]);0)" office:value-type="float" office:value="320">
            <text:p>320</text:p>
          </table:table-cell>
          <table:table-cell table:style-name="ce390" table:formula="of:=ROUNDUP([.H$107]*POWER([.$B94]/[.H$105];[.H$106]);0)" office:value-type="float" office:value="320">
            <text:p>320</text:p>
          </table:table-cell>
          <table:table-cell table:style-name="ce390" table:formula="of:=ROUNDUP([.I$107]*POWER([.$B94]/[.I$105];[.I$106]);0)" office:value-type="float" office:value="320">
            <text:p>320</text:p>
          </table:table-cell>
          <table:table-cell table:style-name="ce398" table:formula="of:=ROUNDUP([.J$107]*POWER([.$B94]/[.J$105];[.J$106]);0)" office:value-type="float" office:value="320">
            <text:p>320</text:p>
          </table:table-cell>
          <table:table-cell table:style-name="ce390" table:formula="of:=ROUNDUP([.K$107]*POWER([.$B94]/[.K$105];[.K$106]);0)" office:value-type="float" office:value="320">
            <text:p>320</text:p>
          </table:table-cell>
          <table:table-cell table:style-name="ce390" table:formula="of:=ROUNDUP([.L$107]*POWER([.$B94]/[.L$105];[.L$106]);0)" office:value-type="float" office:value="320">
            <text:p>320</text:p>
          </table:table-cell>
          <table:table-cell table:style-name="ce390" table:formula="of:=ROUNDUP([.M$107]*POWER([.$B94]/[.M$105];[.M$106]);0)" office:value-type="float" office:value="320">
            <text:p>320</text:p>
          </table:table-cell>
          <table:table-cell table:style-name="ce390" table:formula="of:=ROUNDUP([.N$107]*POWER([.$B94]/[.N$105];[.N$106]);0)" office:value-type="float" office:value="320">
            <text:p>320</text:p>
          </table:table-cell>
          <table:table-cell table:style-name="ce394" table:formula="of:=ROUNDUP([.O$107]*POWER([.$B94]/[.O$105];[.O$106]);0)" office:value-type="float" office:value="320">
            <text:p>320</text:p>
          </table:table-cell>
          <table:table-cell table:style-name="ce390" table:formula="of:=ROUNDUP([.P$107]*POWER([.$B94]/[.P$105];[.P$106]);0)" office:value-type="float" office:value="320">
            <text:p>320</text:p>
          </table:table-cell>
          <table:table-cell table:style-name="ce390" table:formula="of:=ROUNDUP([.Q$107]*POWER([.$B94]/[.Q$105];[.Q$106]);0)" office:value-type="float" office:value="320">
            <text:p>320</text:p>
          </table:table-cell>
          <table:table-cell table:style-name="ce398" table:formula="of:=ROUNDUP([.R$107]*POWER([.$B94]/[.R$105];[.R$106]);0)" office:value-type="float" office:value="320">
            <text:p>320</text:p>
          </table:table-cell>
          <table:table-cell table:style-name="ce390" table:formula="of:=ROUNDUP([.S$107]*POWER([.$B94]/[.S$105];[.S$106]);0)" office:value-type="float" office:value="320">
            <text:p>320</text:p>
          </table:table-cell>
          <table:table-cell table:style-name="ce390" table:formula="of:=ROUNDUP([.T$107]*POWER([.$B94]/[.T$105];[.T$106]);0)" office:value-type="float" office:value="320">
            <text:p>320</text:p>
          </table:table-cell>
          <table:table-cell table:style-name="ce390" table:formula="of:=ROUNDUP([.U$107]*POWER([.$B94]/[.U$105];[.U$106]);0)" office:value-type="float" office:value="320">
            <text:p>320</text:p>
          </table:table-cell>
          <table:table-cell table:style-name="ce390" table:formula="of:=ROUNDUP([.V$107]*POWER([.$B94]/[.V$105];[.V$106]);0)" office:value-type="float" office:value="320">
            <text:p>320</text:p>
          </table:table-cell>
          <table:table-cell table:style-name="ce383" table:formula="of:=[.W93]+1" office:value-type="float" office:value="171">
            <text:p>171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4]+1" office:value-type="float" office:value="172">
            <text:p>172</text:p>
          </table:table-cell>
          <table:table-cell table:style-name="ce390" table:formula="of:=ROUNDUP([.C$107]*POWER([.$B95]/[.C$105];[.C$106]);0)" office:value-type="float" office:value="323">
            <text:p>323</text:p>
          </table:table-cell>
          <table:table-cell table:style-name="ce390" table:formula="of:=ROUNDUP([.D$107]*POWER([.$B95]/[.D$105];[.D$106]);0)" office:value-type="float" office:value="323">
            <text:p>323</text:p>
          </table:table-cell>
          <table:table-cell table:style-name="ce390" table:formula="of:=ROUNDUP([.E$107]*POWER([.$B95]/[.E$105];[.E$106]);0)" office:value-type="float" office:value="323">
            <text:p>323</text:p>
          </table:table-cell>
          <table:table-cell table:style-name="ce390" table:formula="of:=ROUNDUP([.F$107]*POWER([.$B95]/[.F$105];[.F$106]);0)" office:value-type="float" office:value="323">
            <text:p>323</text:p>
          </table:table-cell>
          <table:table-cell table:style-name="ce394" table:formula="of:=ROUNDUP([.G$107]*POWER([.$B95]/[.G$105];[.G$106]);0)" office:value-type="float" office:value="323">
            <text:p>323</text:p>
          </table:table-cell>
          <table:table-cell table:style-name="ce390" table:formula="of:=ROUNDUP([.H$107]*POWER([.$B95]/[.H$105];[.H$106]);0)" office:value-type="float" office:value="323">
            <text:p>323</text:p>
          </table:table-cell>
          <table:table-cell table:style-name="ce390" table:formula="of:=ROUNDUP([.I$107]*POWER([.$B95]/[.I$105];[.I$106]);0)" office:value-type="float" office:value="323">
            <text:p>323</text:p>
          </table:table-cell>
          <table:table-cell table:style-name="ce398" table:formula="of:=ROUNDUP([.J$107]*POWER([.$B95]/[.J$105];[.J$106]);0)" office:value-type="float" office:value="323">
            <text:p>323</text:p>
          </table:table-cell>
          <table:table-cell table:style-name="ce390" table:formula="of:=ROUNDUP([.K$107]*POWER([.$B95]/[.K$105];[.K$106]);0)" office:value-type="float" office:value="323">
            <text:p>323</text:p>
          </table:table-cell>
          <table:table-cell table:style-name="ce390" table:formula="of:=ROUNDUP([.L$107]*POWER([.$B95]/[.L$105];[.L$106]);0)" office:value-type="float" office:value="323">
            <text:p>323</text:p>
          </table:table-cell>
          <table:table-cell table:style-name="ce390" table:formula="of:=ROUNDUP([.M$107]*POWER([.$B95]/[.M$105];[.M$106]);0)" office:value-type="float" office:value="323">
            <text:p>323</text:p>
          </table:table-cell>
          <table:table-cell table:style-name="ce390" table:formula="of:=ROUNDUP([.N$107]*POWER([.$B95]/[.N$105];[.N$106]);0)" office:value-type="float" office:value="323">
            <text:p>323</text:p>
          </table:table-cell>
          <table:table-cell table:style-name="ce394" table:formula="of:=ROUNDUP([.O$107]*POWER([.$B95]/[.O$105];[.O$106]);0)" office:value-type="float" office:value="323">
            <text:p>323</text:p>
          </table:table-cell>
          <table:table-cell table:style-name="ce390" table:formula="of:=ROUNDUP([.P$107]*POWER([.$B95]/[.P$105];[.P$106]);0)" office:value-type="float" office:value="323">
            <text:p>323</text:p>
          </table:table-cell>
          <table:table-cell table:style-name="ce390" table:formula="of:=ROUNDUP([.Q$107]*POWER([.$B95]/[.Q$105];[.Q$106]);0)" office:value-type="float" office:value="323">
            <text:p>323</text:p>
          </table:table-cell>
          <table:table-cell table:style-name="ce398" table:formula="of:=ROUNDUP([.R$107]*POWER([.$B95]/[.R$105];[.R$106]);0)" office:value-type="float" office:value="323">
            <text:p>323</text:p>
          </table:table-cell>
          <table:table-cell table:style-name="ce390" table:formula="of:=ROUNDUP([.S$107]*POWER([.$B95]/[.S$105];[.S$106]);0)" office:value-type="float" office:value="323">
            <text:p>323</text:p>
          </table:table-cell>
          <table:table-cell table:style-name="ce390" table:formula="of:=ROUNDUP([.T$107]*POWER([.$B95]/[.T$105];[.T$106]);0)" office:value-type="float" office:value="323">
            <text:p>323</text:p>
          </table:table-cell>
          <table:table-cell table:style-name="ce390" table:formula="of:=ROUNDUP([.U$107]*POWER([.$B95]/[.U$105];[.U$106]);0)" office:value-type="float" office:value="323">
            <text:p>323</text:p>
          </table:table-cell>
          <table:table-cell table:style-name="ce390" table:formula="of:=ROUNDUP([.V$107]*POWER([.$B95]/[.V$105];[.V$106]);0)" office:value-type="float" office:value="323">
            <text:p>323</text:p>
          </table:table-cell>
          <table:table-cell table:style-name="ce383" table:formula="of:=[.W94]+1" office:value-type="float" office:value="172">
            <text:p>172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5]+1" office:value-type="float" office:value="173">
            <text:p>173</text:p>
          </table:table-cell>
          <table:table-cell table:style-name="ce390" table:formula="of:=ROUNDUP([.C$107]*POWER([.$B96]/[.C$105];[.C$106]);0)" office:value-type="float" office:value="326">
            <text:p>326</text:p>
          </table:table-cell>
          <table:table-cell table:style-name="ce390" table:formula="of:=ROUNDUP([.D$107]*POWER([.$B96]/[.D$105];[.D$106]);0)" office:value-type="float" office:value="326">
            <text:p>326</text:p>
          </table:table-cell>
          <table:table-cell table:style-name="ce390" table:formula="of:=ROUNDUP([.E$107]*POWER([.$B96]/[.E$105];[.E$106]);0)" office:value-type="float" office:value="326">
            <text:p>326</text:p>
          </table:table-cell>
          <table:table-cell table:style-name="ce390" table:formula="of:=ROUNDUP([.F$107]*POWER([.$B96]/[.F$105];[.F$106]);0)" office:value-type="float" office:value="326">
            <text:p>326</text:p>
          </table:table-cell>
          <table:table-cell table:style-name="ce394" table:formula="of:=ROUNDUP([.G$107]*POWER([.$B96]/[.G$105];[.G$106]);0)" office:value-type="float" office:value="326">
            <text:p>326</text:p>
          </table:table-cell>
          <table:table-cell table:style-name="ce390" table:formula="of:=ROUNDUP([.H$107]*POWER([.$B96]/[.H$105];[.H$106]);0)" office:value-type="float" office:value="326">
            <text:p>326</text:p>
          </table:table-cell>
          <table:table-cell table:style-name="ce390" table:formula="of:=ROUNDUP([.I$107]*POWER([.$B96]/[.I$105];[.I$106]);0)" office:value-type="float" office:value="326">
            <text:p>326</text:p>
          </table:table-cell>
          <table:table-cell table:style-name="ce398" table:formula="of:=ROUNDUP([.J$107]*POWER([.$B96]/[.J$105];[.J$106]);0)" office:value-type="float" office:value="326">
            <text:p>326</text:p>
          </table:table-cell>
          <table:table-cell table:style-name="ce390" table:formula="of:=ROUNDUP([.K$107]*POWER([.$B96]/[.K$105];[.K$106]);0)" office:value-type="float" office:value="326">
            <text:p>326</text:p>
          </table:table-cell>
          <table:table-cell table:style-name="ce390" table:formula="of:=ROUNDUP([.L$107]*POWER([.$B96]/[.L$105];[.L$106]);0)" office:value-type="float" office:value="326">
            <text:p>326</text:p>
          </table:table-cell>
          <table:table-cell table:style-name="ce390" table:formula="of:=ROUNDUP([.M$107]*POWER([.$B96]/[.M$105];[.M$106]);0)" office:value-type="float" office:value="326">
            <text:p>326</text:p>
          </table:table-cell>
          <table:table-cell table:style-name="ce390" table:formula="of:=ROUNDUP([.N$107]*POWER([.$B96]/[.N$105];[.N$106]);0)" office:value-type="float" office:value="326">
            <text:p>326</text:p>
          </table:table-cell>
          <table:table-cell table:style-name="ce394" table:formula="of:=ROUNDUP([.O$107]*POWER([.$B96]/[.O$105];[.O$106]);0)" office:value-type="float" office:value="326">
            <text:p>326</text:p>
          </table:table-cell>
          <table:table-cell table:style-name="ce390" table:formula="of:=ROUNDUP([.P$107]*POWER([.$B96]/[.P$105];[.P$106]);0)" office:value-type="float" office:value="326">
            <text:p>326</text:p>
          </table:table-cell>
          <table:table-cell table:style-name="ce390" table:formula="of:=ROUNDUP([.Q$107]*POWER([.$B96]/[.Q$105];[.Q$106]);0)" office:value-type="float" office:value="326">
            <text:p>326</text:p>
          </table:table-cell>
          <table:table-cell table:style-name="ce398" table:formula="of:=ROUNDUP([.R$107]*POWER([.$B96]/[.R$105];[.R$106]);0)" office:value-type="float" office:value="326">
            <text:p>326</text:p>
          </table:table-cell>
          <table:table-cell table:style-name="ce390" table:formula="of:=ROUNDUP([.S$107]*POWER([.$B96]/[.S$105];[.S$106]);0)" office:value-type="float" office:value="326">
            <text:p>326</text:p>
          </table:table-cell>
          <table:table-cell table:style-name="ce390" table:formula="of:=ROUNDUP([.T$107]*POWER([.$B96]/[.T$105];[.T$106]);0)" office:value-type="float" office:value="326">
            <text:p>326</text:p>
          </table:table-cell>
          <table:table-cell table:style-name="ce390" table:formula="of:=ROUNDUP([.U$107]*POWER([.$B96]/[.U$105];[.U$106]);0)" office:value-type="float" office:value="326">
            <text:p>326</text:p>
          </table:table-cell>
          <table:table-cell table:style-name="ce390" table:formula="of:=ROUNDUP([.V$107]*POWER([.$B96]/[.V$105];[.V$106]);0)" office:value-type="float" office:value="326">
            <text:p>326</text:p>
          </table:table-cell>
          <table:table-cell table:style-name="ce383" table:formula="of:=[.W95]+1" office:value-type="float" office:value="173">
            <text:p>173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6]+1" office:value-type="float" office:value="174">
            <text:p>174</text:p>
          </table:table-cell>
          <table:table-cell table:style-name="ce390" table:formula="of:=ROUNDUP([.C$107]*POWER([.$B97]/[.C$105];[.C$106]);0)" office:value-type="float" office:value="329">
            <text:p>329</text:p>
          </table:table-cell>
          <table:table-cell table:style-name="ce390" table:formula="of:=ROUNDUP([.D$107]*POWER([.$B97]/[.D$105];[.D$106]);0)" office:value-type="float" office:value="329">
            <text:p>329</text:p>
          </table:table-cell>
          <table:table-cell table:style-name="ce390" table:formula="of:=ROUNDUP([.E$107]*POWER([.$B97]/[.E$105];[.E$106]);0)" office:value-type="float" office:value="329">
            <text:p>329</text:p>
          </table:table-cell>
          <table:table-cell table:style-name="ce390" table:formula="of:=ROUNDUP([.F$107]*POWER([.$B97]/[.F$105];[.F$106]);0)" office:value-type="float" office:value="329">
            <text:p>329</text:p>
          </table:table-cell>
          <table:table-cell table:style-name="ce394" table:formula="of:=ROUNDUP([.G$107]*POWER([.$B97]/[.G$105];[.G$106]);0)" office:value-type="float" office:value="329">
            <text:p>329</text:p>
          </table:table-cell>
          <table:table-cell table:style-name="ce390" table:formula="of:=ROUNDUP([.H$107]*POWER([.$B97]/[.H$105];[.H$106]);0)" office:value-type="float" office:value="329">
            <text:p>329</text:p>
          </table:table-cell>
          <table:table-cell table:style-name="ce390" table:formula="of:=ROUNDUP([.I$107]*POWER([.$B97]/[.I$105];[.I$106]);0)" office:value-type="float" office:value="329">
            <text:p>329</text:p>
          </table:table-cell>
          <table:table-cell table:style-name="ce398" table:formula="of:=ROUNDUP([.J$107]*POWER([.$B97]/[.J$105];[.J$106]);0)" office:value-type="float" office:value="329">
            <text:p>329</text:p>
          </table:table-cell>
          <table:table-cell table:style-name="ce390" table:formula="of:=ROUNDUP([.K$107]*POWER([.$B97]/[.K$105];[.K$106]);0)" office:value-type="float" office:value="329">
            <text:p>329</text:p>
          </table:table-cell>
          <table:table-cell table:style-name="ce390" table:formula="of:=ROUNDUP([.L$107]*POWER([.$B97]/[.L$105];[.L$106]);0)" office:value-type="float" office:value="329">
            <text:p>329</text:p>
          </table:table-cell>
          <table:table-cell table:style-name="ce390" table:formula="of:=ROUNDUP([.M$107]*POWER([.$B97]/[.M$105];[.M$106]);0)" office:value-type="float" office:value="329">
            <text:p>329</text:p>
          </table:table-cell>
          <table:table-cell table:style-name="ce390" table:formula="of:=ROUNDUP([.N$107]*POWER([.$B97]/[.N$105];[.N$106]);0)" office:value-type="float" office:value="329">
            <text:p>329</text:p>
          </table:table-cell>
          <table:table-cell table:style-name="ce394" table:formula="of:=ROUNDUP([.O$107]*POWER([.$B97]/[.O$105];[.O$106]);0)" office:value-type="float" office:value="329">
            <text:p>329</text:p>
          </table:table-cell>
          <table:table-cell table:style-name="ce390" table:formula="of:=ROUNDUP([.P$107]*POWER([.$B97]/[.P$105];[.P$106]);0)" office:value-type="float" office:value="329">
            <text:p>329</text:p>
          </table:table-cell>
          <table:table-cell table:style-name="ce390" table:formula="of:=ROUNDUP([.Q$107]*POWER([.$B97]/[.Q$105];[.Q$106]);0)" office:value-type="float" office:value="329">
            <text:p>329</text:p>
          </table:table-cell>
          <table:table-cell table:style-name="ce398" table:formula="of:=ROUNDUP([.R$107]*POWER([.$B97]/[.R$105];[.R$106]);0)" office:value-type="float" office:value="329">
            <text:p>329</text:p>
          </table:table-cell>
          <table:table-cell table:style-name="ce390" table:formula="of:=ROUNDUP([.S$107]*POWER([.$B97]/[.S$105];[.S$106]);0)" office:value-type="float" office:value="329">
            <text:p>329</text:p>
          </table:table-cell>
          <table:table-cell table:style-name="ce390" table:formula="of:=ROUNDUP([.T$107]*POWER([.$B97]/[.T$105];[.T$106]);0)" office:value-type="float" office:value="329">
            <text:p>329</text:p>
          </table:table-cell>
          <table:table-cell table:style-name="ce390" table:formula="of:=ROUNDUP([.U$107]*POWER([.$B97]/[.U$105];[.U$106]);0)" office:value-type="float" office:value="329">
            <text:p>329</text:p>
          </table:table-cell>
          <table:table-cell table:style-name="ce390" table:formula="of:=ROUNDUP([.V$107]*POWER([.$B97]/[.V$105];[.V$106]);0)" office:value-type="float" office:value="329">
            <text:p>329</text:p>
          </table:table-cell>
          <table:table-cell table:style-name="ce383" table:formula="of:=[.W96]+1" office:value-type="float" office:value="174">
            <text:p>174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7]+1" office:value-type="float" office:value="175">
            <text:p>175</text:p>
          </table:table-cell>
          <table:table-cell table:style-name="ce390" table:formula="of:=ROUNDUP([.C$107]*POWER([.$B98]/[.C$105];[.C$106]);0)" office:value-type="float" office:value="332">
            <text:p>332</text:p>
          </table:table-cell>
          <table:table-cell table:style-name="ce390" table:formula="of:=ROUNDUP([.D$107]*POWER([.$B98]/[.D$105];[.D$106]);0)" office:value-type="float" office:value="332">
            <text:p>332</text:p>
          </table:table-cell>
          <table:table-cell table:style-name="ce390" table:formula="of:=ROUNDUP([.E$107]*POWER([.$B98]/[.E$105];[.E$106]);0)" office:value-type="float" office:value="332">
            <text:p>332</text:p>
          </table:table-cell>
          <table:table-cell table:style-name="ce390" table:formula="of:=ROUNDUP([.F$107]*POWER([.$B98]/[.F$105];[.F$106]);0)" office:value-type="float" office:value="332">
            <text:p>332</text:p>
          </table:table-cell>
          <table:table-cell table:style-name="ce394" table:formula="of:=ROUNDUP([.G$107]*POWER([.$B98]/[.G$105];[.G$106]);0)" office:value-type="float" office:value="332">
            <text:p>332</text:p>
          </table:table-cell>
          <table:table-cell table:style-name="ce390" table:formula="of:=ROUNDUP([.H$107]*POWER([.$B98]/[.H$105];[.H$106]);0)" office:value-type="float" office:value="332">
            <text:p>332</text:p>
          </table:table-cell>
          <table:table-cell table:style-name="ce390" table:formula="of:=ROUNDUP([.I$107]*POWER([.$B98]/[.I$105];[.I$106]);0)" office:value-type="float" office:value="332">
            <text:p>332</text:p>
          </table:table-cell>
          <table:table-cell table:style-name="ce398" table:formula="of:=ROUNDUP([.J$107]*POWER([.$B98]/[.J$105];[.J$106]);0)" office:value-type="float" office:value="332">
            <text:p>332</text:p>
          </table:table-cell>
          <table:table-cell table:style-name="ce390" table:formula="of:=ROUNDUP([.K$107]*POWER([.$B98]/[.K$105];[.K$106]);0)" office:value-type="float" office:value="332">
            <text:p>332</text:p>
          </table:table-cell>
          <table:table-cell table:style-name="ce390" table:formula="of:=ROUNDUP([.L$107]*POWER([.$B98]/[.L$105];[.L$106]);0)" office:value-type="float" office:value="332">
            <text:p>332</text:p>
          </table:table-cell>
          <table:table-cell table:style-name="ce390" table:formula="of:=ROUNDUP([.M$107]*POWER([.$B98]/[.M$105];[.M$106]);0)" office:value-type="float" office:value="332">
            <text:p>332</text:p>
          </table:table-cell>
          <table:table-cell table:style-name="ce390" table:formula="of:=ROUNDUP([.N$107]*POWER([.$B98]/[.N$105];[.N$106]);0)" office:value-type="float" office:value="332">
            <text:p>332</text:p>
          </table:table-cell>
          <table:table-cell table:style-name="ce394" table:formula="of:=ROUNDUP([.O$107]*POWER([.$B98]/[.O$105];[.O$106]);0)" office:value-type="float" office:value="332">
            <text:p>332</text:p>
          </table:table-cell>
          <table:table-cell table:style-name="ce390" table:formula="of:=ROUNDUP([.P$107]*POWER([.$B98]/[.P$105];[.P$106]);0)" office:value-type="float" office:value="332">
            <text:p>332</text:p>
          </table:table-cell>
          <table:table-cell table:style-name="ce390" table:formula="of:=ROUNDUP([.Q$107]*POWER([.$B98]/[.Q$105];[.Q$106]);0)" office:value-type="float" office:value="332">
            <text:p>332</text:p>
          </table:table-cell>
          <table:table-cell table:style-name="ce398" table:formula="of:=ROUNDUP([.R$107]*POWER([.$B98]/[.R$105];[.R$106]);0)" office:value-type="float" office:value="332">
            <text:p>332</text:p>
          </table:table-cell>
          <table:table-cell table:style-name="ce390" table:formula="of:=ROUNDUP([.S$107]*POWER([.$B98]/[.S$105];[.S$106]);0)" office:value-type="float" office:value="332">
            <text:p>332</text:p>
          </table:table-cell>
          <table:table-cell table:style-name="ce390" table:formula="of:=ROUNDUP([.T$107]*POWER([.$B98]/[.T$105];[.T$106]);0)" office:value-type="float" office:value="332">
            <text:p>332</text:p>
          </table:table-cell>
          <table:table-cell table:style-name="ce390" table:formula="of:=ROUNDUP([.U$107]*POWER([.$B98]/[.U$105];[.U$106]);0)" office:value-type="float" office:value="332">
            <text:p>332</text:p>
          </table:table-cell>
          <table:table-cell table:style-name="ce390" table:formula="of:=ROUNDUP([.V$107]*POWER([.$B98]/[.V$105];[.V$106]);0)" office:value-type="float" office:value="332">
            <text:p>332</text:p>
          </table:table-cell>
          <table:table-cell table:style-name="ce383" table:formula="of:=[.W97]+1" office:value-type="float" office:value="175">
            <text:p>175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8]+1" office:value-type="float" office:value="176">
            <text:p>176</text:p>
          </table:table-cell>
          <table:table-cell table:style-name="ce390" table:formula="of:=ROUNDUP([.C$107]*POWER([.$B99]/[.C$105];[.C$106]);0)" office:value-type="float" office:value="335">
            <text:p>335</text:p>
          </table:table-cell>
          <table:table-cell table:style-name="ce390" table:formula="of:=ROUNDUP([.D$107]*POWER([.$B99]/[.D$105];[.D$106]);0)" office:value-type="float" office:value="335">
            <text:p>335</text:p>
          </table:table-cell>
          <table:table-cell table:style-name="ce390" table:formula="of:=ROUNDUP([.E$107]*POWER([.$B99]/[.E$105];[.E$106]);0)" office:value-type="float" office:value="335">
            <text:p>335</text:p>
          </table:table-cell>
          <table:table-cell table:style-name="ce390" table:formula="of:=ROUNDUP([.F$107]*POWER([.$B99]/[.F$105];[.F$106]);0)" office:value-type="float" office:value="335">
            <text:p>335</text:p>
          </table:table-cell>
          <table:table-cell table:style-name="ce394" table:formula="of:=ROUNDUP([.G$107]*POWER([.$B99]/[.G$105];[.G$106]);0)" office:value-type="float" office:value="335">
            <text:p>335</text:p>
          </table:table-cell>
          <table:table-cell table:style-name="ce390" table:formula="of:=ROUNDUP([.H$107]*POWER([.$B99]/[.H$105];[.H$106]);0)" office:value-type="float" office:value="335">
            <text:p>335</text:p>
          </table:table-cell>
          <table:table-cell table:style-name="ce390" table:formula="of:=ROUNDUP([.I$107]*POWER([.$B99]/[.I$105];[.I$106]);0)" office:value-type="float" office:value="335">
            <text:p>335</text:p>
          </table:table-cell>
          <table:table-cell table:style-name="ce398" table:formula="of:=ROUNDUP([.J$107]*POWER([.$B99]/[.J$105];[.J$106]);0)" office:value-type="float" office:value="335">
            <text:p>335</text:p>
          </table:table-cell>
          <table:table-cell table:style-name="ce390" table:formula="of:=ROUNDUP([.K$107]*POWER([.$B99]/[.K$105];[.K$106]);0)" office:value-type="float" office:value="335">
            <text:p>335</text:p>
          </table:table-cell>
          <table:table-cell table:style-name="ce390" table:formula="of:=ROUNDUP([.L$107]*POWER([.$B99]/[.L$105];[.L$106]);0)" office:value-type="float" office:value="335">
            <text:p>335</text:p>
          </table:table-cell>
          <table:table-cell table:style-name="ce390" table:formula="of:=ROUNDUP([.M$107]*POWER([.$B99]/[.M$105];[.M$106]);0)" office:value-type="float" office:value="335">
            <text:p>335</text:p>
          </table:table-cell>
          <table:table-cell table:style-name="ce390" table:formula="of:=ROUNDUP([.N$107]*POWER([.$B99]/[.N$105];[.N$106]);0)" office:value-type="float" office:value="335">
            <text:p>335</text:p>
          </table:table-cell>
          <table:table-cell table:style-name="ce394" table:formula="of:=ROUNDUP([.O$107]*POWER([.$B99]/[.O$105];[.O$106]);0)" office:value-type="float" office:value="335">
            <text:p>335</text:p>
          </table:table-cell>
          <table:table-cell table:style-name="ce390" table:formula="of:=ROUNDUP([.P$107]*POWER([.$B99]/[.P$105];[.P$106]);0)" office:value-type="float" office:value="335">
            <text:p>335</text:p>
          </table:table-cell>
          <table:table-cell table:style-name="ce390" table:formula="of:=ROUNDUP([.Q$107]*POWER([.$B99]/[.Q$105];[.Q$106]);0)" office:value-type="float" office:value="335">
            <text:p>335</text:p>
          </table:table-cell>
          <table:table-cell table:style-name="ce398" table:formula="of:=ROUNDUP([.R$107]*POWER([.$B99]/[.R$105];[.R$106]);0)" office:value-type="float" office:value="335">
            <text:p>335</text:p>
          </table:table-cell>
          <table:table-cell table:style-name="ce390" table:formula="of:=ROUNDUP([.S$107]*POWER([.$B99]/[.S$105];[.S$106]);0)" office:value-type="float" office:value="335">
            <text:p>335</text:p>
          </table:table-cell>
          <table:table-cell table:style-name="ce390" table:formula="of:=ROUNDUP([.T$107]*POWER([.$B99]/[.T$105];[.T$106]);0)" office:value-type="float" office:value="335">
            <text:p>335</text:p>
          </table:table-cell>
          <table:table-cell table:style-name="ce390" table:formula="of:=ROUNDUP([.U$107]*POWER([.$B99]/[.U$105];[.U$106]);0)" office:value-type="float" office:value="335">
            <text:p>335</text:p>
          </table:table-cell>
          <table:table-cell table:style-name="ce390" table:formula="of:=ROUNDUP([.V$107]*POWER([.$B99]/[.V$105];[.V$106]);0)" office:value-type="float" office:value="335">
            <text:p>335</text:p>
          </table:table-cell>
          <table:table-cell table:style-name="ce383" table:formula="of:=[.W98]+1" office:value-type="float" office:value="176">
            <text:p>176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99]+1" office:value-type="float" office:value="177">
            <text:p>177</text:p>
          </table:table-cell>
          <table:table-cell table:style-name="ce390" table:formula="of:=ROUNDUP([.C$107]*POWER([.$B100]/[.C$105];[.C$106]);0)" office:value-type="float" office:value="338">
            <text:p>338</text:p>
          </table:table-cell>
          <table:table-cell table:style-name="ce390" table:formula="of:=ROUNDUP([.D$107]*POWER([.$B100]/[.D$105];[.D$106]);0)" office:value-type="float" office:value="338">
            <text:p>338</text:p>
          </table:table-cell>
          <table:table-cell table:style-name="ce390" table:formula="of:=ROUNDUP([.E$107]*POWER([.$B100]/[.E$105];[.E$106]);0)" office:value-type="float" office:value="338">
            <text:p>338</text:p>
          </table:table-cell>
          <table:table-cell table:style-name="ce390" table:formula="of:=ROUNDUP([.F$107]*POWER([.$B100]/[.F$105];[.F$106]);0)" office:value-type="float" office:value="338">
            <text:p>338</text:p>
          </table:table-cell>
          <table:table-cell table:style-name="ce394" table:formula="of:=ROUNDUP([.G$107]*POWER([.$B100]/[.G$105];[.G$106]);0)" office:value-type="float" office:value="338">
            <text:p>338</text:p>
          </table:table-cell>
          <table:table-cell table:style-name="ce390" table:formula="of:=ROUNDUP([.H$107]*POWER([.$B100]/[.H$105];[.H$106]);0)" office:value-type="float" office:value="338">
            <text:p>338</text:p>
          </table:table-cell>
          <table:table-cell table:style-name="ce390" table:formula="of:=ROUNDUP([.I$107]*POWER([.$B100]/[.I$105];[.I$106]);0)" office:value-type="float" office:value="338">
            <text:p>338</text:p>
          </table:table-cell>
          <table:table-cell table:style-name="ce398" table:formula="of:=ROUNDUP([.J$107]*POWER([.$B100]/[.J$105];[.J$106]);0)" office:value-type="float" office:value="338">
            <text:p>338</text:p>
          </table:table-cell>
          <table:table-cell table:style-name="ce390" table:formula="of:=ROUNDUP([.K$107]*POWER([.$B100]/[.K$105];[.K$106]);0)" office:value-type="float" office:value="338">
            <text:p>338</text:p>
          </table:table-cell>
          <table:table-cell table:style-name="ce390" table:formula="of:=ROUNDUP([.L$107]*POWER([.$B100]/[.L$105];[.L$106]);0)" office:value-type="float" office:value="338">
            <text:p>338</text:p>
          </table:table-cell>
          <table:table-cell table:style-name="ce390" table:formula="of:=ROUNDUP([.M$107]*POWER([.$B100]/[.M$105];[.M$106]);0)" office:value-type="float" office:value="338">
            <text:p>338</text:p>
          </table:table-cell>
          <table:table-cell table:style-name="ce390" table:formula="of:=ROUNDUP([.N$107]*POWER([.$B100]/[.N$105];[.N$106]);0)" office:value-type="float" office:value="338">
            <text:p>338</text:p>
          </table:table-cell>
          <table:table-cell table:style-name="ce394" table:formula="of:=ROUNDUP([.O$107]*POWER([.$B100]/[.O$105];[.O$106]);0)" office:value-type="float" office:value="338">
            <text:p>338</text:p>
          </table:table-cell>
          <table:table-cell table:style-name="ce390" table:formula="of:=ROUNDUP([.P$107]*POWER([.$B100]/[.P$105];[.P$106]);0)" office:value-type="float" office:value="338">
            <text:p>338</text:p>
          </table:table-cell>
          <table:table-cell table:style-name="ce390" table:formula="of:=ROUNDUP([.Q$107]*POWER([.$B100]/[.Q$105];[.Q$106]);0)" office:value-type="float" office:value="338">
            <text:p>338</text:p>
          </table:table-cell>
          <table:table-cell table:style-name="ce398" table:formula="of:=ROUNDUP([.R$107]*POWER([.$B100]/[.R$105];[.R$106]);0)" office:value-type="float" office:value="338">
            <text:p>338</text:p>
          </table:table-cell>
          <table:table-cell table:style-name="ce390" table:formula="of:=ROUNDUP([.S$107]*POWER([.$B100]/[.S$105];[.S$106]);0)" office:value-type="float" office:value="338">
            <text:p>338</text:p>
          </table:table-cell>
          <table:table-cell table:style-name="ce390" table:formula="of:=ROUNDUP([.T$107]*POWER([.$B100]/[.T$105];[.T$106]);0)" office:value-type="float" office:value="338">
            <text:p>338</text:p>
          </table:table-cell>
          <table:table-cell table:style-name="ce390" table:formula="of:=ROUNDUP([.U$107]*POWER([.$B100]/[.U$105];[.U$106]);0)" office:value-type="float" office:value="338">
            <text:p>338</text:p>
          </table:table-cell>
          <table:table-cell table:style-name="ce390" table:formula="of:=ROUNDUP([.V$107]*POWER([.$B100]/[.V$105];[.V$106]);0)" office:value-type="float" office:value="338">
            <text:p>338</text:p>
          </table:table-cell>
          <table:table-cell table:style-name="ce383" table:formula="of:=[.W99]+1" office:value-type="float" office:value="177">
            <text:p>177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100]+1" office:value-type="float" office:value="178">
            <text:p>178</text:p>
          </table:table-cell>
          <table:table-cell table:style-name="ce390" table:formula="of:=ROUNDUP([.C$107]*POWER([.$B101]/[.C$105];[.C$106]);0)" office:value-type="float" office:value="341">
            <text:p>341</text:p>
          </table:table-cell>
          <table:table-cell table:style-name="ce390" table:formula="of:=ROUNDUP([.D$107]*POWER([.$B101]/[.D$105];[.D$106]);0)" office:value-type="float" office:value="341">
            <text:p>341</text:p>
          </table:table-cell>
          <table:table-cell table:style-name="ce390" table:formula="of:=ROUNDUP([.E$107]*POWER([.$B101]/[.E$105];[.E$106]);0)" office:value-type="float" office:value="341">
            <text:p>341</text:p>
          </table:table-cell>
          <table:table-cell table:style-name="ce390" table:formula="of:=ROUNDUP([.F$107]*POWER([.$B101]/[.F$105];[.F$106]);0)" office:value-type="float" office:value="341">
            <text:p>341</text:p>
          </table:table-cell>
          <table:table-cell table:style-name="ce394" table:formula="of:=ROUNDUP([.G$107]*POWER([.$B101]/[.G$105];[.G$106]);0)" office:value-type="float" office:value="341">
            <text:p>341</text:p>
          </table:table-cell>
          <table:table-cell table:style-name="ce390" table:formula="of:=ROUNDUP([.H$107]*POWER([.$B101]/[.H$105];[.H$106]);0)" office:value-type="float" office:value="341">
            <text:p>341</text:p>
          </table:table-cell>
          <table:table-cell table:style-name="ce390" table:formula="of:=ROUNDUP([.I$107]*POWER([.$B101]/[.I$105];[.I$106]);0)" office:value-type="float" office:value="341">
            <text:p>341</text:p>
          </table:table-cell>
          <table:table-cell table:style-name="ce398" table:formula="of:=ROUNDUP([.J$107]*POWER([.$B101]/[.J$105];[.J$106]);0)" office:value-type="float" office:value="341">
            <text:p>341</text:p>
          </table:table-cell>
          <table:table-cell table:style-name="ce390" table:formula="of:=ROUNDUP([.K$107]*POWER([.$B101]/[.K$105];[.K$106]);0)" office:value-type="float" office:value="341">
            <text:p>341</text:p>
          </table:table-cell>
          <table:table-cell table:style-name="ce390" table:formula="of:=ROUNDUP([.L$107]*POWER([.$B101]/[.L$105];[.L$106]);0)" office:value-type="float" office:value="341">
            <text:p>341</text:p>
          </table:table-cell>
          <table:table-cell table:style-name="ce390" table:formula="of:=ROUNDUP([.M$107]*POWER([.$B101]/[.M$105];[.M$106]);0)" office:value-type="float" office:value="341">
            <text:p>341</text:p>
          </table:table-cell>
          <table:table-cell table:style-name="ce390" table:formula="of:=ROUNDUP([.N$107]*POWER([.$B101]/[.N$105];[.N$106]);0)" office:value-type="float" office:value="341">
            <text:p>341</text:p>
          </table:table-cell>
          <table:table-cell table:style-name="ce394" table:formula="of:=ROUNDUP([.O$107]*POWER([.$B101]/[.O$105];[.O$106]);0)" office:value-type="float" office:value="341">
            <text:p>341</text:p>
          </table:table-cell>
          <table:table-cell table:style-name="ce390" table:formula="of:=ROUNDUP([.P$107]*POWER([.$B101]/[.P$105];[.P$106]);0)" office:value-type="float" office:value="341">
            <text:p>341</text:p>
          </table:table-cell>
          <table:table-cell table:style-name="ce390" table:formula="of:=ROUNDUP([.Q$107]*POWER([.$B101]/[.Q$105];[.Q$106]);0)" office:value-type="float" office:value="341">
            <text:p>341</text:p>
          </table:table-cell>
          <table:table-cell table:style-name="ce398" table:formula="of:=ROUNDUP([.R$107]*POWER([.$B101]/[.R$105];[.R$106]);0)" office:value-type="float" office:value="341">
            <text:p>341</text:p>
          </table:table-cell>
          <table:table-cell table:style-name="ce390" table:formula="of:=ROUNDUP([.S$107]*POWER([.$B101]/[.S$105];[.S$106]);0)" office:value-type="float" office:value="341">
            <text:p>341</text:p>
          </table:table-cell>
          <table:table-cell table:style-name="ce390" table:formula="of:=ROUNDUP([.T$107]*POWER([.$B101]/[.T$105];[.T$106]);0)" office:value-type="float" office:value="341">
            <text:p>341</text:p>
          </table:table-cell>
          <table:table-cell table:style-name="ce390" table:formula="of:=ROUNDUP([.U$107]*POWER([.$B101]/[.U$105];[.U$106]);0)" office:value-type="float" office:value="341">
            <text:p>341</text:p>
          </table:table-cell>
          <table:table-cell table:style-name="ce390" table:formula="of:=ROUNDUP([.V$107]*POWER([.$B101]/[.V$105];[.V$106]);0)" office:value-type="float" office:value="341">
            <text:p>341</text:p>
          </table:table-cell>
          <table:table-cell table:style-name="ce383" table:formula="of:=[.W100]+1" office:value-type="float" office:value="178">
            <text:p>178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3" table:formula="of:=[.B101]+1" office:value-type="float" office:value="179">
            <text:p>179</text:p>
          </table:table-cell>
          <table:table-cell table:style-name="ce390" table:formula="of:=ROUNDUP([.C$107]*POWER([.$B102]/[.C$105];[.C$106]);0)" office:value-type="float" office:value="344">
            <text:p>344</text:p>
          </table:table-cell>
          <table:table-cell table:style-name="ce390" table:formula="of:=ROUNDUP([.D$107]*POWER([.$B102]/[.D$105];[.D$106]);0)" office:value-type="float" office:value="344">
            <text:p>344</text:p>
          </table:table-cell>
          <table:table-cell table:style-name="ce390" table:formula="of:=ROUNDUP([.E$107]*POWER([.$B102]/[.E$105];[.E$106]);0)" office:value-type="float" office:value="344">
            <text:p>344</text:p>
          </table:table-cell>
          <table:table-cell table:style-name="ce390" table:formula="of:=ROUNDUP([.F$107]*POWER([.$B102]/[.F$105];[.F$106]);0)" office:value-type="float" office:value="344">
            <text:p>344</text:p>
          </table:table-cell>
          <table:table-cell table:style-name="ce394" table:formula="of:=ROUNDUP([.G$107]*POWER([.$B102]/[.G$105];[.G$106]);0)" office:value-type="float" office:value="344">
            <text:p>344</text:p>
          </table:table-cell>
          <table:table-cell table:style-name="ce390" table:formula="of:=ROUNDUP([.H$107]*POWER([.$B102]/[.H$105];[.H$106]);0)" office:value-type="float" office:value="344">
            <text:p>344</text:p>
          </table:table-cell>
          <table:table-cell table:style-name="ce390" table:formula="of:=ROUNDUP([.I$107]*POWER([.$B102]/[.I$105];[.I$106]);0)" office:value-type="float" office:value="344">
            <text:p>344</text:p>
          </table:table-cell>
          <table:table-cell table:style-name="ce398" table:formula="of:=ROUNDUP([.J$107]*POWER([.$B102]/[.J$105];[.J$106]);0)" office:value-type="float" office:value="344">
            <text:p>344</text:p>
          </table:table-cell>
          <table:table-cell table:style-name="ce390" table:formula="of:=ROUNDUP([.K$107]*POWER([.$B102]/[.K$105];[.K$106]);0)" office:value-type="float" office:value="344">
            <text:p>344</text:p>
          </table:table-cell>
          <table:table-cell table:style-name="ce390" table:formula="of:=ROUNDUP([.L$107]*POWER([.$B102]/[.L$105];[.L$106]);0)" office:value-type="float" office:value="344">
            <text:p>344</text:p>
          </table:table-cell>
          <table:table-cell table:style-name="ce390" table:formula="of:=ROUNDUP([.M$107]*POWER([.$B102]/[.M$105];[.M$106]);0)" office:value-type="float" office:value="344">
            <text:p>344</text:p>
          </table:table-cell>
          <table:table-cell table:style-name="ce390" table:formula="of:=ROUNDUP([.N$107]*POWER([.$B102]/[.N$105];[.N$106]);0)" office:value-type="float" office:value="344">
            <text:p>344</text:p>
          </table:table-cell>
          <table:table-cell table:style-name="ce394" table:formula="of:=ROUNDUP([.O$107]*POWER([.$B102]/[.O$105];[.O$106]);0)" office:value-type="float" office:value="344">
            <text:p>344</text:p>
          </table:table-cell>
          <table:table-cell table:style-name="ce390" table:formula="of:=ROUNDUP([.P$107]*POWER([.$B102]/[.P$105];[.P$106]);0)" office:value-type="float" office:value="344">
            <text:p>344</text:p>
          </table:table-cell>
          <table:table-cell table:style-name="ce390" table:formula="of:=ROUNDUP([.Q$107]*POWER([.$B102]/[.Q$105];[.Q$106]);0)" office:value-type="float" office:value="344">
            <text:p>344</text:p>
          </table:table-cell>
          <table:table-cell table:style-name="ce398" table:formula="of:=ROUNDUP([.R$107]*POWER([.$B102]/[.R$105];[.R$106]);0)" office:value-type="float" office:value="344">
            <text:p>344</text:p>
          </table:table-cell>
          <table:table-cell table:style-name="ce390" table:formula="of:=ROUNDUP([.S$107]*POWER([.$B102]/[.S$105];[.S$106]);0)" office:value-type="float" office:value="344">
            <text:p>344</text:p>
          </table:table-cell>
          <table:table-cell table:style-name="ce390" table:formula="of:=ROUNDUP([.T$107]*POWER([.$B102]/[.T$105];[.T$106]);0)" office:value-type="float" office:value="344">
            <text:p>344</text:p>
          </table:table-cell>
          <table:table-cell table:style-name="ce390" table:formula="of:=ROUNDUP([.U$107]*POWER([.$B102]/[.U$105];[.U$106]);0)" office:value-type="float" office:value="344">
            <text:p>344</text:p>
          </table:table-cell>
          <table:table-cell table:style-name="ce390" table:formula="of:=ROUNDUP([.V$107]*POWER([.$B102]/[.V$105];[.V$106]);0)" office:value-type="float" office:value="344">
            <text:p>344</text:p>
          </table:table-cell>
          <table:table-cell table:style-name="ce383" table:formula="of:=[.W101]+1" office:value-type="float" office:value="179">
            <text:p>179</text:p>
          </table:table-cell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7"/>
          <table:table-cell table:style-name="ce384" office:value-type="string">
            <text:p>Bo</text:p>
          </table:table-cell>
          <table:table-cell table:style-name="ce391" office:value-type="float" office:value="1">
            <text:p>1</text:p>
          </table:table-cell>
          <table:table-cell table:style-name="ce391" office:value-type="float" office:value="2">
            <text:p>2</text:p>
          </table:table-cell>
          <table:table-cell table:style-name="ce391" office:value-type="float" office:value="3">
            <text:p>3</text:p>
          </table:table-cell>
          <table:table-cell table:style-name="ce391" office:value-type="float" office:value="4">
            <text:p>4</text:p>
          </table:table-cell>
          <table:table-cell table:style-name="ce395" office:value-type="float" office:value="5">
            <text:p>5</text:p>
          </table:table-cell>
          <table:table-cell table:style-name="ce391" office:value-type="float" office:value="6">
            <text:p>6</text:p>
          </table:table-cell>
          <table:table-cell table:style-name="ce391" office:value-type="float" office:value="7">
            <text:p>7</text:p>
          </table:table-cell>
          <table:table-cell table:style-name="ce399" office:value-type="float" office:value="8">
            <text:p>8</text:p>
          </table:table-cell>
          <table:table-cell table:style-name="ce391" office:value-type="float" office:value="9">
            <text:p>9</text:p>
          </table:table-cell>
          <table:table-cell table:style-name="ce391" office:value-type="float" office:value="10">
            <text:p>10</text:p>
          </table:table-cell>
          <table:table-cell table:style-name="ce391" office:value-type="float" office:value="11">
            <text:p>11</text:p>
          </table:table-cell>
          <table:table-cell table:style-name="ce391" office:value-type="float" office:value="12">
            <text:p>12</text:p>
          </table:table-cell>
          <table:table-cell table:style-name="ce395" office:value-type="float" office:value="13">
            <text:p>13</text:p>
          </table:table-cell>
          <table:table-cell table:style-name="ce391" office:value-type="float" office:value="14">
            <text:p>14</text:p>
          </table:table-cell>
          <table:table-cell table:style-name="ce391" office:value-type="float" office:value="15">
            <text:p>15</text:p>
          </table:table-cell>
          <table:table-cell table:style-name="ce399" office:value-type="float" office:value="16">
            <text:p>16</text:p>
          </table:table-cell>
          <table:table-cell table:style-name="ce391" office:value-type="float" office:value="17">
            <text:p>17</text:p>
          </table:table-cell>
          <table:table-cell table:style-name="ce391" office:value-type="float" office:value="18">
            <text:p>18</text:p>
          </table:table-cell>
          <table:table-cell table:style-name="ce391" office:value-type="float" office:value="19">
            <text:p>19</text:p>
          </table:table-cell>
          <table:table-cell table:style-name="ce391" office:value-type="float" office:value="20">
            <text:p>20</text:p>
          </table:table-cell>
          <table:table-cell table:style-name="ce384" office:value-type="string">
            <text:p>Bo</text:p>
          </table:table-cell>
          <table:table-cell table:style-name="ce377" table:number-columns-repeated="186"/>
          <table:table-cell table:style-name="ce401" table:number-columns-repeated="767"/>
          <table:table-cell table:style-name="ce403" table:number-columns-repeated="48"/>
        </table:table-row>
        <table:table-row table:style-name="ro1">
          <table:table-cell table:style-name="ce376"/>
          <table:table-cell table:style-name="ce380"/>
          <table:table-cell table:style-name="ce376" table:number-columns-repeated="20"/>
          <table:table-cell table:style-name="ce380"/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6"/>
          <table:table-cell table:style-name="ce385" office:value-type="string">
            <text:p>DIV</text:p>
          </table:table-cell>
          <table:table-cell table:number-columns-repeated="20" table:style-name="ce385" office:value-type="float" office:value="10">
            <text:p>10</text:p>
          </table:table-cell>
          <table:table-cell table:style-name="ce376" table:number-columns-repeated="187"/>
          <table:table-cell table:style-name="ce402" table:number-columns-repeated="767"/>
          <table:table-cell table:style-name="ce404" table:number-columns-repeated="48"/>
        </table:table-row>
        <table:table-row table:style-name="ro1">
          <table:table-cell table:style-name="ce376"/>
          <table:table-cell table:style-name="ce385" office:value-type="string">
            <text:p>POW</text:p>
          </table:table-cell>
          <table:table-cell table:number-columns-repeated="20" table:style-name="ce385" office:value-type="float" office:value="1.6">
            <text:p>1,6</text:p>
          </table:table-cell>
          <table:table-cell table:style-name="ce376" table:number-columns-repeated="187"/>
          <table:table-cell table:style-name="ce402" table:number-columns-repeated="767"/>
          <table:table-cell table:style-name="ce404" table:number-columns-repeated="48"/>
        </table:table-row>
        <table:table-row table:style-name="ro1">
          <table:table-cell table:style-name="ce376"/>
          <table:table-cell table:style-name="ce385" office:value-type="string">
            <text:p>MUL</text:p>
          </table:table-cell>
          <table:table-cell table:number-columns-repeated="20" table:style-name="ce385" office:value-type="float" office:value="3.4">
            <text:p>3,4</text:p>
          </table:table-cell>
          <table:table-cell table:style-name="ce376" table:number-columns-repeated="187"/>
          <table:table-cell table:style-name="ce402" table:number-columns-repeated="767"/>
          <table:table-cell table:style-name="ce404" table:number-columns-repeated="48"/>
        </table:table-row>
        <table:table-row table:style-name="ro1">
          <table:table-cell table:style-name="ce376"/>
          <table:table-cell table:style-name="ce376" office:value-type="string">
            <text:p>BD</text:p>
          </table:table-cell>
          <table:table-cell table:style-name="ce376" office:value-type="float" office:value="0">
            <text:p>0</text:p>
          </table:table-cell>
          <table:table-cell table:style-name="ce376" office:value-type="float" office:value="1">
            <text:p>1</text:p>
          </table:table-cell>
          <table:table-cell table:style-name="ce376" office:value-type="float" office:value="3">
            <text:p>3</text:p>
          </table:table-cell>
          <table:table-cell table:style-name="ce376" office:value-type="float" office:value="5">
            <text:p>5</text:p>
          </table:table-cell>
          <table:table-cell table:style-name="ce376" office:value-type="float" office:value="2">
            <text:p>2</text:p>
          </table:table-cell>
          <table:table-cell table:style-name="ce376" office:value-type="float" office:value="3">
            <text:p>3</text:p>
          </table:table-cell>
          <table:table-cell table:style-name="ce376" office:value-type="float" office:value="4">
            <text:p>4</text:p>
          </table:table-cell>
          <table:table-cell table:style-name="ce376" office:value-type="float" office:value="5">
            <text:p>5</text:p>
          </table:table-cell>
          <table:table-cell table:style-name="ce376" table:number-columns-repeated="11"/>
          <table:table-cell table:style-name="ce376" office:value-type="float" office:value="20">
            <text:p>20</text:p>
          </table:table-cell>
          <table:table-cell table:style-name="ce376" table:number-columns-repeated="187"/>
          <table:table-cell table:style-name="ce402" table:number-columns-repeated="767"/>
          <table:table-cell table:style-name="ce404" table:number-columns-repeated="48"/>
        </table:table-row>
        <table:table-row table:style-name="ro1" table:number-rows-repeated="5">
          <table:table-cell table:style-name="ce376" table:number-columns-repeated="209"/>
          <table:table-cell table:style-name="ce402" table:number-columns-repeated="767"/>
          <table:table-cell table:style-name="ce404" table:number-columns-repeated="48"/>
        </table:table-row>
        <table:table-row table:style-name="ro1" table:number-rows-repeated="65399">
          <table:table-cell table:style-name="ce376"/>
          <table:table-cell table:style-name="ce380"/>
          <table:table-cell table:style-name="ce376" table:number-columns-repeated="20"/>
          <table:table-cell table:style-name="ce380"/>
          <table:table-cell table:style-name="ce376" table:number-columns-repeated="186"/>
          <table:table-cell table:style-name="ce400" table:number-columns-repeated="767"/>
          <table:table-cell table:number-columns-repeated="48"/>
        </table:table-row>
        <table:table-row table:style-name="ro1">
          <table:table-cell table:style-name="ce378"/>
          <table:table-cell table:style-name="ce386"/>
          <table:table-cell table:style-name="ce378" table:number-columns-repeated="20"/>
          <table:table-cell table:style-name="ce386"/>
          <table:table-cell table:style-name="ce378" table:number-columns-repeated="186"/>
          <table:table-cell table:style-name="ce400" table:number-columns-repeated="767"/>
          <table:table-cell table:number-columns-repeated="48"/>
        </table:table-row>
        <table:table-row table:style-name="ro1" table:number-rows-repeated="9830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2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17" table:default-cell-style-name="ce105"/>
        <table:table-column table:style-name="co25" table:number-columns-repeated="3" table:default-cell-style-name="ce105"/>
        <table:table-column table:style-name="co26" table:number-columns-repeated="216" table:default-cell-style-name="ce105"/>
        <table:table-column table:style-name="co26" table:number-columns-repeated="767" table:default-cell-style-name="ce128"/>
        <table:table-column table:style-name="co26" table:default-cell-style-name="Default"/>
        <table:table-row table:style-name="ro1">
          <table:table-cell/>
          <table:table-cell table:style-name="ce107" table:number-columns-repeated="3"/>
          <table:table-cell table:number-columns-repeated="2"/>
          <table:table-cell table:style-name="ce117"/>
          <table:table-cell table:style-name="ce119"/>
          <table:table-cell table:number-columns-repeated="13"/>
          <table:table-cell table:style-name="ce107" table:number-columns-repeated="3"/>
          <table:table-cell table:number-columns-repeated="2"/>
          <table:table-cell table:style-name="ce117"/>
          <table:table-cell table:style-name="ce119"/>
          <table:table-cell table:number-columns-repeated="228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 table:number-columns-repeated="59"/>
          <table:table-cell table:style-name="ce126" table:number-columns-repeated="157"/>
          <table:table-cell table:style-name="ce127" table:number-columns-repeated="767"/>
          <table:table-cell/>
        </table:table-row>
        <table:table-row table:style-name="ro1">
          <table:table-cell/>
          <table:table-cell table:style-name="ce109" office:value-type="float" office:value="1">
            <text:p>1</text:p>
          </table:table-cell>
          <table:table-cell table:style-name="ce109" table:formula="of:=ROUNDUP([.$G$28]*POWER([.B3]/[.$G$26];[.$G$27]);0)" office:value-type="float" office:value="1">
            <text:p>1</text:p>
          </table:table-cell>
          <table:table-cell table:style-name="ce109" table:formula="of:=ROUNDDOWN(POWER([.B3];[.$K$27])*bo_mul+bo_add;0)" office:value-type="float" office:value="0">
            <text:p>0</text:p>
          </table:table-cell>
          <table:table-cell table:style-name="ce114"/>
          <table:table-cell table:style-name="ce109" table:formula="of:=[.B22]+1" office:value-type="float" office:value="21">
            <text:p>21</text:p>
          </table:table-cell>
          <table:table-cell table:style-name="ce109" table:formula="of:=ROUNDUP([.$G$28]*POWER([.F3]/[.$G$26];[.$G$27]);0)" office:value-type="float" office:value="12">
            <text:p>12</text:p>
          </table:table-cell>
          <table:table-cell table:style-name="ce109" table:formula="of:=ROUNDDOWN(POWER([.F3];[.$K$27])*bo_mul+bo_add;0)" office:value-type="float" office:value="2">
            <text:p>2</text:p>
          </table:table-cell>
          <table:table-cell table:style-name="ce114"/>
          <table:table-cell table:style-name="ce109" table:formula="of:=[.F22]+1" office:value-type="float" office:value="41">
            <text:p>41</text:p>
          </table:table-cell>
          <table:table-cell table:style-name="ce109" table:formula="of:=ROUNDUP([.$G$28]*POWER([.J3]/[.$G$26];[.$G$27]);0)" office:value-type="float" office:value="33">
            <text:p>33</text:p>
          </table:table-cell>
          <table:table-cell table:style-name="ce109" table:formula="of:=ROUNDDOWN(POWER([.J3];[.$K$27])*bo_mul+bo_add;0)" office:value-type="float" office:value="4">
            <text:p>4</text:p>
          </table:table-cell>
          <table:table-cell/>
          <table:table-cell table:style-name="ce111" table:formula="of:=[.J22]+1" office:value-type="float" office:value="61">
            <text:p>61</text:p>
          </table:table-cell>
          <table:table-cell table:style-name="ce111" table:formula="of:=ROUNDUP([.$G$28]*POWER([.N3]/[.$G$26];[.$G$27]);0)" office:value-type="float" office:value="62">
            <text:p>62</text:p>
          </table:table-cell>
          <table:table-cell table:style-name="ce111" table:formula="of:=ROUNDDOWN(POWER([.N3];[.$K$27])*bo_mul+bo_add;0)" office:value-type="float" office:value="6">
            <text:p>6</text:p>
          </table:table-cell>
          <table:table-cell/>
          <table:table-cell table:style-name="ce111" table:formula="of:=[.N22]+1" office:value-type="float" office:value="81">
            <text:p>81</text:p>
          </table:table-cell>
          <table:table-cell table:style-name="ce111" table:formula="of:=ROUNDUP([.$G$28]*POWER([.R3]/[.$G$26];[.$G$27]);0)" office:value-type="float" office:value="97">
            <text:p>97</text:p>
          </table:table-cell>
          <table:table-cell table:style-name="ce111" table:formula="of:=ROUNDDOWN(POWER([.R3];[.$K$27])*bo_mul+bo_add;0)" office:value-type="float" office:value="8">
            <text:p>8</text:p>
          </table:table-cell>
          <table:table-cell/>
          <table:table-cell table:style-name="ce109" office:value-type="float" office:value="1">
            <text:p>1</text:p>
          </table:table-cell>
          <table:table-cell table:style-name="ce109" table:formula="of:=ROUNDUP([.$G$28]*POWER([.V3]/[.$G$26];[.$G$27]);0)" office:value-type="float" office:value="1">
            <text:p>1</text:p>
          </table:table-cell>
          <table:table-cell table:style-name="ce109" table:formula="of:=ROUNDDOWN(POWER([.V3];[.$K$27])*bo_mul+bo_add;0)" office:value-type="float" office:value="0">
            <text:p>0</text:p>
          </table:table-cell>
          <table:table-cell table:style-name="ce114"/>
          <table:table-cell table:style-name="ce109" table:formula="of:=[.V22]+1" office:value-type="float" office:value="21">
            <text:p>21</text:p>
          </table:table-cell>
          <table:table-cell table:style-name="ce109" table:formula="of:=ROUNDUP([.$G$28]*POWER([.Z3]/[.$G$26];[.$G$27]);0)" office:value-type="float" office:value="12">
            <text:p>12</text:p>
          </table:table-cell>
          <table:table-cell table:style-name="ce109" table:formula="of:=ROUNDDOWN(POWER([.Z3];[.$K$27])*bo_mul+bo_add;0)" office:value-type="float" office:value="2">
            <text:p>2</text:p>
          </table:table-cell>
          <table:table-cell table:style-name="ce114"/>
          <table:table-cell table:style-name="ce109" table:formula="of:=[.Z22]+1" office:value-type="float" office:value="41">
            <text:p>41</text:p>
          </table:table-cell>
          <table:table-cell table:style-name="ce109" table:formula="of:=ROUNDUP([.$G$28]*POWER([.AD3]/[.$G$26];[.$G$27]);0)" office:value-type="float" office:value="33">
            <text:p>33</text:p>
          </table:table-cell>
          <table:table-cell table:style-name="ce109" table:formula="of:=ROUNDDOWN(POWER([.AD3];[.$K$27])*bo_mul+bo_add;0)" office:value-type="float" office:value="4">
            <text:p>4</text:p>
          </table:table-cell>
          <table:table-cell/>
          <table:table-cell table:style-name="ce111" table:formula="of:=[.AD22]+1" office:value-type="float" office:value="61">
            <text:p>61</text:p>
          </table:table-cell>
          <table:table-cell table:style-name="ce111" table:formula="of:=ROUNDUP([.$G$28]*POWER([.AH3]/[.$G$26];[.$G$27]);0)" office:value-type="float" office:value="62">
            <text:p>62</text:p>
          </table:table-cell>
          <table:table-cell table:style-name="ce111" table:formula="of:=ROUNDDOWN(POWER([.AH3];[.$K$27])*bo_mul+bo_add;0)" office:value-type="float" office:value="6">
            <text:p>6</text:p>
          </table:table-cell>
          <table:table-cell/>
          <table:table-cell table:style-name="ce111" table:formula="of:=[.AH22]+1" office:value-type="float" office:value="81">
            <text:p>81</text:p>
          </table:table-cell>
          <table:table-cell table:style-name="ce111" table:formula="of:=ROUNDUP([.$G$28]*POWER([.AL3]/[.$G$26];[.$G$27]);0)" office:value-type="float" office:value="97">
            <text:p>97</text:p>
          </table:table-cell>
          <table:table-cell table:style-name="ce111" table:formula="of:=ROUNDDOWN(POWER([.AL3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3]+1" office:value-type="float" office:value="2">
            <text:p>2</text:p>
          </table:table-cell>
          <table:table-cell table:style-name="ce109" table:formula="of:=ROUNDUP([.$G$28]*POWER([.B4]/[.$G$26];[.$G$27]);0)" office:value-type="float" office:value="1">
            <text:p>1</text:p>
          </table:table-cell>
          <table:table-cell table:style-name="ce109" table:formula="of:=ROUNDDOWN(POWER([.B4];[.$K$27])*bo_mul+bo_add;0)" office:value-type="float" office:value="0">
            <text:p>0</text:p>
          </table:table-cell>
          <table:table-cell table:style-name="ce114"/>
          <table:table-cell table:style-name="ce109" table:formula="of:=[.F3]+1" office:value-type="float" office:value="22">
            <text:p>22</text:p>
          </table:table-cell>
          <table:table-cell table:style-name="ce109" table:formula="of:=ROUNDUP([.$G$28]*POWER([.F4]/[.$G$26];[.$G$27]);0)" office:value-type="float" office:value="13">
            <text:p>13</text:p>
          </table:table-cell>
          <table:table-cell table:style-name="ce109" table:formula="of:=ROUNDDOWN(POWER([.F4];[.$K$27])*bo_mul+bo_add;0)" office:value-type="float" office:value="2">
            <text:p>2</text:p>
          </table:table-cell>
          <table:table-cell table:style-name="ce114"/>
          <table:table-cell table:style-name="ce109" table:formula="of:=[.J3]+1" office:value-type="float" office:value="42">
            <text:p>42</text:p>
          </table:table-cell>
          <table:table-cell table:style-name="ce109" table:formula="of:=ROUNDUP([.$G$28]*POWER([.J4]/[.$G$26];[.$G$27]);0)" office:value-type="float" office:value="34">
            <text:p>34</text:p>
          </table:table-cell>
          <table:table-cell table:style-name="ce109" table:formula="of:=ROUNDDOWN(POWER([.J4];[.$K$27])*bo_mul+bo_add;0)" office:value-type="float" office:value="4">
            <text:p>4</text:p>
          </table:table-cell>
          <table:table-cell/>
          <table:table-cell table:style-name="ce111" table:formula="of:=[.N3]+1" office:value-type="float" office:value="62">
            <text:p>62</text:p>
          </table:table-cell>
          <table:table-cell table:style-name="ce111" table:formula="of:=ROUNDUP([.$G$28]*POWER([.N4]/[.$G$26];[.$G$27]);0)" office:value-type="float" office:value="63">
            <text:p>63</text:p>
          </table:table-cell>
          <table:table-cell table:style-name="ce111" table:formula="of:=ROUNDDOWN(POWER([.N4];[.$K$27])*bo_mul+bo_add;0)" office:value-type="float" office:value="6">
            <text:p>6</text:p>
          </table:table-cell>
          <table:table-cell/>
          <table:table-cell table:style-name="ce111" table:formula="of:=[.R3]+1" office:value-type="float" office:value="82">
            <text:p>82</text:p>
          </table:table-cell>
          <table:table-cell table:style-name="ce111" table:formula="of:=ROUNDUP([.$G$28]*POWER([.R4]/[.$G$26];[.$G$27]);0)" office:value-type="float" office:value="99">
            <text:p>99</text:p>
          </table:table-cell>
          <table:table-cell table:style-name="ce111" table:formula="of:=ROUNDDOWN(POWER([.R4];[.$K$27])*bo_mul+bo_add;0)" office:value-type="float" office:value="8">
            <text:p>8</text:p>
          </table:table-cell>
          <table:table-cell/>
          <table:table-cell table:style-name="ce109" table:formula="of:=[.V3]+1" office:value-type="float" office:value="2">
            <text:p>2</text:p>
          </table:table-cell>
          <table:table-cell table:style-name="ce109" table:formula="of:=ROUNDUP([.$G$28]*POWER([.V4]/[.$G$26];[.$G$27]);0)" office:value-type="float" office:value="1">
            <text:p>1</text:p>
          </table:table-cell>
          <table:table-cell table:style-name="ce109" table:formula="of:=ROUNDDOWN(POWER([.V4];[.$K$27])*bo_mul+bo_add;0)" office:value-type="float" office:value="0">
            <text:p>0</text:p>
          </table:table-cell>
          <table:table-cell table:style-name="ce114"/>
          <table:table-cell table:style-name="ce109" table:formula="of:=[.Z3]+1" office:value-type="float" office:value="22">
            <text:p>22</text:p>
          </table:table-cell>
          <table:table-cell table:style-name="ce109" table:formula="of:=ROUNDUP([.$G$28]*POWER([.Z4]/[.$G$26];[.$G$27]);0)" office:value-type="float" office:value="13">
            <text:p>13</text:p>
          </table:table-cell>
          <table:table-cell table:style-name="ce109" table:formula="of:=ROUNDDOWN(POWER([.Z4];[.$K$27])*bo_mul+bo_add;0)" office:value-type="float" office:value="2">
            <text:p>2</text:p>
          </table:table-cell>
          <table:table-cell table:style-name="ce114"/>
          <table:table-cell table:style-name="ce109" table:formula="of:=[.AD3]+1" office:value-type="float" office:value="42">
            <text:p>42</text:p>
          </table:table-cell>
          <table:table-cell table:style-name="ce109" table:formula="of:=ROUNDUP([.$G$28]*POWER([.AD4]/[.$G$26];[.$G$27]);0)" office:value-type="float" office:value="34">
            <text:p>34</text:p>
          </table:table-cell>
          <table:table-cell table:style-name="ce109" table:formula="of:=ROUNDDOWN(POWER([.AD4];[.$K$27])*bo_mul+bo_add;0)" office:value-type="float" office:value="4">
            <text:p>4</text:p>
          </table:table-cell>
          <table:table-cell/>
          <table:table-cell table:style-name="ce111" table:formula="of:=[.AH3]+1" office:value-type="float" office:value="62">
            <text:p>62</text:p>
          </table:table-cell>
          <table:table-cell table:style-name="ce111" table:formula="of:=ROUNDUP([.$G$28]*POWER([.AH4]/[.$G$26];[.$G$27]);0)" office:value-type="float" office:value="63">
            <text:p>63</text:p>
          </table:table-cell>
          <table:table-cell table:style-name="ce111" table:formula="of:=ROUNDDOWN(POWER([.AH4];[.$K$27])*bo_mul+bo_add;0)" office:value-type="float" office:value="6">
            <text:p>6</text:p>
          </table:table-cell>
          <table:table-cell/>
          <table:table-cell table:style-name="ce111" table:formula="of:=[.AL3]+1" office:value-type="float" office:value="82">
            <text:p>82</text:p>
          </table:table-cell>
          <table:table-cell table:style-name="ce111" table:formula="of:=ROUNDUP([.$G$28]*POWER([.AL4]/[.$G$26];[.$G$27]);0)" office:value-type="float" office:value="99">
            <text:p>99</text:p>
          </table:table-cell>
          <table:table-cell table:style-name="ce111" table:formula="of:=ROUNDDOWN(POWER([.AL4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4]+1" office:value-type="float" office:value="3">
            <text:p>3</text:p>
          </table:table-cell>
          <table:table-cell table:style-name="ce109" table:formula="of:=ROUNDUP([.$G$28]*POWER([.B5]/[.$G$26];[.$G$27]);0)" office:value-type="float" office:value="1">
            <text:p>1</text:p>
          </table:table-cell>
          <table:table-cell table:style-name="ce109" table:formula="of:=ROUNDDOWN(POWER([.B5];[.$K$27])*bo_mul+bo_add;0)" office:value-type="float" office:value="0">
            <text:p>0</text:p>
          </table:table-cell>
          <table:table-cell table:style-name="ce114"/>
          <table:table-cell table:style-name="ce109" table:formula="of:=[.F4]+1" office:value-type="float" office:value="23">
            <text:p>23</text:p>
          </table:table-cell>
          <table:table-cell table:style-name="ce109" table:formula="of:=ROUNDUP([.$G$28]*POWER([.F5]/[.$G$26];[.$G$27]);0)" office:value-type="float" office:value="13">
            <text:p>13</text:p>
          </table:table-cell>
          <table:table-cell table:style-name="ce109" table:formula="of:=ROUNDDOWN(POWER([.F5];[.$K$27])*bo_mul+bo_add;0)" office:value-type="float" office:value="2">
            <text:p>2</text:p>
          </table:table-cell>
          <table:table-cell table:style-name="ce114"/>
          <table:table-cell table:style-name="ce109" table:formula="of:=[.J4]+1" office:value-type="float" office:value="43">
            <text:p>43</text:p>
          </table:table-cell>
          <table:table-cell table:style-name="ce109" table:formula="of:=ROUNDUP([.$G$28]*POWER([.J5]/[.$G$26];[.$G$27]);0)" office:value-type="float" office:value="36">
            <text:p>36</text:p>
          </table:table-cell>
          <table:table-cell table:style-name="ce109" table:formula="of:=ROUNDDOWN(POWER([.J5];[.$K$27])*bo_mul+bo_add;0)" office:value-type="float" office:value="4">
            <text:p>4</text:p>
          </table:table-cell>
          <table:table-cell/>
          <table:table-cell table:style-name="ce111" table:formula="of:=[.N4]+1" office:value-type="float" office:value="63">
            <text:p>63</text:p>
          </table:table-cell>
          <table:table-cell table:style-name="ce111" table:formula="of:=ROUNDUP([.$G$28]*POWER([.N5]/[.$G$26];[.$G$27]);0)" office:value-type="float" office:value="65">
            <text:p>65</text:p>
          </table:table-cell>
          <table:table-cell table:style-name="ce111" table:formula="of:=ROUNDDOWN(POWER([.N5];[.$K$27])*bo_mul+bo_add;0)" office:value-type="float" office:value="6">
            <text:p>6</text:p>
          </table:table-cell>
          <table:table-cell/>
          <table:table-cell table:style-name="ce111" table:formula="of:=[.R4]+1" office:value-type="float" office:value="83">
            <text:p>83</text:p>
          </table:table-cell>
          <table:table-cell table:style-name="ce111" table:formula="of:=ROUNDUP([.$G$28]*POWER([.R5]/[.$G$26];[.$G$27]);0)" office:value-type="float" office:value="101">
            <text:p>101</text:p>
          </table:table-cell>
          <table:table-cell table:style-name="ce111" table:formula="of:=ROUNDDOWN(POWER([.R5];[.$K$27])*bo_mul+bo_add;0)" office:value-type="float" office:value="8">
            <text:p>8</text:p>
          </table:table-cell>
          <table:table-cell/>
          <table:table-cell table:style-name="ce109" table:formula="of:=[.V4]+1" office:value-type="float" office:value="3">
            <text:p>3</text:p>
          </table:table-cell>
          <table:table-cell table:style-name="ce109" table:formula="of:=ROUNDUP([.$G$28]*POWER([.V5]/[.$G$26];[.$G$27]);0)" office:value-type="float" office:value="1">
            <text:p>1</text:p>
          </table:table-cell>
          <table:table-cell table:style-name="ce109" table:formula="of:=ROUNDDOWN(POWER([.V5];[.$K$27])*bo_mul+bo_add;0)" office:value-type="float" office:value="0">
            <text:p>0</text:p>
          </table:table-cell>
          <table:table-cell table:style-name="ce114"/>
          <table:table-cell table:style-name="ce109" table:formula="of:=[.Z4]+1" office:value-type="float" office:value="23">
            <text:p>23</text:p>
          </table:table-cell>
          <table:table-cell table:style-name="ce109" table:formula="of:=ROUNDUP([.$G$28]*POWER([.Z5]/[.$G$26];[.$G$27]);0)" office:value-type="float" office:value="13">
            <text:p>13</text:p>
          </table:table-cell>
          <table:table-cell table:style-name="ce109" table:formula="of:=ROUNDDOWN(POWER([.Z5];[.$K$27])*bo_mul+bo_add;0)" office:value-type="float" office:value="2">
            <text:p>2</text:p>
          </table:table-cell>
          <table:table-cell table:style-name="ce114"/>
          <table:table-cell table:style-name="ce109" table:formula="of:=[.AD4]+1" office:value-type="float" office:value="43">
            <text:p>43</text:p>
          </table:table-cell>
          <table:table-cell table:style-name="ce109" table:formula="of:=ROUNDUP([.$G$28]*POWER([.AD5]/[.$G$26];[.$G$27]);0)" office:value-type="float" office:value="36">
            <text:p>36</text:p>
          </table:table-cell>
          <table:table-cell table:style-name="ce109" table:formula="of:=ROUNDDOWN(POWER([.AD5];[.$K$27])*bo_mul+bo_add;0)" office:value-type="float" office:value="4">
            <text:p>4</text:p>
          </table:table-cell>
          <table:table-cell/>
          <table:table-cell table:style-name="ce111" table:formula="of:=[.AH4]+1" office:value-type="float" office:value="63">
            <text:p>63</text:p>
          </table:table-cell>
          <table:table-cell table:style-name="ce111" table:formula="of:=ROUNDUP([.$G$28]*POWER([.AH5]/[.$G$26];[.$G$27]);0)" office:value-type="float" office:value="65">
            <text:p>65</text:p>
          </table:table-cell>
          <table:table-cell table:style-name="ce111" table:formula="of:=ROUNDDOWN(POWER([.AH5];[.$K$27])*bo_mul+bo_add;0)" office:value-type="float" office:value="6">
            <text:p>6</text:p>
          </table:table-cell>
          <table:table-cell/>
          <table:table-cell table:style-name="ce111" table:formula="of:=[.AL4]+1" office:value-type="float" office:value="83">
            <text:p>83</text:p>
          </table:table-cell>
          <table:table-cell table:style-name="ce111" table:formula="of:=ROUNDUP([.$G$28]*POWER([.AL5]/[.$G$26];[.$G$27]);0)" office:value-type="float" office:value="101">
            <text:p>101</text:p>
          </table:table-cell>
          <table:table-cell table:style-name="ce111" table:formula="of:=ROUNDDOWN(POWER([.AL5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5]+1" office:value-type="float" office:value="4">
            <text:p>4</text:p>
          </table:table-cell>
          <table:table-cell table:style-name="ce109" table:formula="of:=ROUNDUP([.$G$28]*POWER([.B6]/[.$G$26];[.$G$27]);0)" office:value-type="float" office:value="1">
            <text:p>1</text:p>
          </table:table-cell>
          <table:table-cell table:style-name="ce109" table:formula="of:=ROUNDDOWN(POWER([.B6];[.$K$27])*bo_mul+bo_add;0)" office:value-type="float" office:value="0">
            <text:p>0</text:p>
          </table:table-cell>
          <table:table-cell table:style-name="ce114"/>
          <table:table-cell table:style-name="ce109" table:formula="of:=[.F5]+1" office:value-type="float" office:value="24">
            <text:p>24</text:p>
          </table:table-cell>
          <table:table-cell table:style-name="ce109" table:formula="of:=ROUNDUP([.$G$28]*POWER([.F6]/[.$G$26];[.$G$27]);0)" office:value-type="float" office:value="14">
            <text:p>14</text:p>
          </table:table-cell>
          <table:table-cell table:style-name="ce109" table:formula="of:=ROUNDDOWN(POWER([.F6];[.$K$27])*bo_mul+bo_add;0)" office:value-type="float" office:value="2">
            <text:p>2</text:p>
          </table:table-cell>
          <table:table-cell table:style-name="ce114"/>
          <table:table-cell table:style-name="ce109" table:formula="of:=[.J5]+1" office:value-type="float" office:value="44">
            <text:p>44</text:p>
          </table:table-cell>
          <table:table-cell table:style-name="ce109" table:formula="of:=ROUNDUP([.$G$28]*POWER([.J6]/[.$G$26];[.$G$27]);0)" office:value-type="float" office:value="37">
            <text:p>37</text:p>
          </table:table-cell>
          <table:table-cell table:style-name="ce109" table:formula="of:=ROUNDDOWN(POWER([.J6];[.$K$27])*bo_mul+bo_add;0)" office:value-type="float" office:value="4">
            <text:p>4</text:p>
          </table:table-cell>
          <table:table-cell/>
          <table:table-cell table:style-name="ce111" table:formula="of:=[.N5]+1" office:value-type="float" office:value="64">
            <text:p>64</text:p>
          </table:table-cell>
          <table:table-cell table:style-name="ce111" table:formula="of:=ROUNDUP([.$G$28]*POWER([.N6]/[.$G$26];[.$G$27]);0)" office:value-type="float" office:value="67">
            <text:p>67</text:p>
          </table:table-cell>
          <table:table-cell table:style-name="ce111" table:formula="of:=ROUNDDOWN(POWER([.N6];[.$K$27])*bo_mul+bo_add;0)" office:value-type="float" office:value="6">
            <text:p>6</text:p>
          </table:table-cell>
          <table:table-cell/>
          <table:table-cell table:style-name="ce111" table:formula="of:=[.R5]+1" office:value-type="float" office:value="84">
            <text:p>84</text:p>
          </table:table-cell>
          <table:table-cell table:style-name="ce111" table:formula="of:=ROUNDUP([.$G$28]*POWER([.R6]/[.$G$26];[.$G$27]);0)" office:value-type="float" office:value="103">
            <text:p>103</text:p>
          </table:table-cell>
          <table:table-cell table:style-name="ce111" table:formula="of:=ROUNDDOWN(POWER([.R6];[.$K$27])*bo_mul+bo_add;0)" office:value-type="float" office:value="8">
            <text:p>8</text:p>
          </table:table-cell>
          <table:table-cell/>
          <table:table-cell table:style-name="ce109" table:formula="of:=[.V5]+1" office:value-type="float" office:value="4">
            <text:p>4</text:p>
          </table:table-cell>
          <table:table-cell table:style-name="ce109" table:formula="of:=ROUNDUP([.$G$28]*POWER([.V6]/[.$G$26];[.$G$27]);0)" office:value-type="float" office:value="1">
            <text:p>1</text:p>
          </table:table-cell>
          <table:table-cell table:style-name="ce109" table:formula="of:=ROUNDDOWN(POWER([.V6];[.$K$27])*bo_mul+bo_add;0)" office:value-type="float" office:value="0">
            <text:p>0</text:p>
          </table:table-cell>
          <table:table-cell table:style-name="ce114"/>
          <table:table-cell table:style-name="ce109" table:formula="of:=[.Z5]+1" office:value-type="float" office:value="24">
            <text:p>24</text:p>
          </table:table-cell>
          <table:table-cell table:style-name="ce109" table:formula="of:=ROUNDUP([.$G$28]*POWER([.Z6]/[.$G$26];[.$G$27]);0)" office:value-type="float" office:value="14">
            <text:p>14</text:p>
          </table:table-cell>
          <table:table-cell table:style-name="ce109" table:formula="of:=ROUNDDOWN(POWER([.Z6];[.$K$27])*bo_mul+bo_add;0)" office:value-type="float" office:value="2">
            <text:p>2</text:p>
          </table:table-cell>
          <table:table-cell table:style-name="ce114"/>
          <table:table-cell table:style-name="ce109" table:formula="of:=[.AD5]+1" office:value-type="float" office:value="44">
            <text:p>44</text:p>
          </table:table-cell>
          <table:table-cell table:style-name="ce109" table:formula="of:=ROUNDUP([.$G$28]*POWER([.AD6]/[.$G$26];[.$G$27]);0)" office:value-type="float" office:value="37">
            <text:p>37</text:p>
          </table:table-cell>
          <table:table-cell table:style-name="ce109" table:formula="of:=ROUNDDOWN(POWER([.AD6];[.$K$27])*bo_mul+bo_add;0)" office:value-type="float" office:value="4">
            <text:p>4</text:p>
          </table:table-cell>
          <table:table-cell/>
          <table:table-cell table:style-name="ce111" table:formula="of:=[.AH5]+1" office:value-type="float" office:value="64">
            <text:p>64</text:p>
          </table:table-cell>
          <table:table-cell table:style-name="ce111" table:formula="of:=ROUNDUP([.$G$28]*POWER([.AH6]/[.$G$26];[.$G$27]);0)" office:value-type="float" office:value="67">
            <text:p>67</text:p>
          </table:table-cell>
          <table:table-cell table:style-name="ce111" table:formula="of:=ROUNDDOWN(POWER([.AH6];[.$K$27])*bo_mul+bo_add;0)" office:value-type="float" office:value="6">
            <text:p>6</text:p>
          </table:table-cell>
          <table:table-cell/>
          <table:table-cell table:style-name="ce111" table:formula="of:=[.AL5]+1" office:value-type="float" office:value="84">
            <text:p>84</text:p>
          </table:table-cell>
          <table:table-cell table:style-name="ce111" table:formula="of:=ROUNDUP([.$G$28]*POWER([.AL6]/[.$G$26];[.$G$27]);0)" office:value-type="float" office:value="103">
            <text:p>103</text:p>
          </table:table-cell>
          <table:table-cell table:style-name="ce111" table:formula="of:=ROUNDDOWN(POWER([.AL6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6]+1" office:value-type="float" office:value="5">
            <text:p>5</text:p>
          </table:table-cell>
          <table:table-cell table:style-name="ce109" table:formula="of:=ROUNDUP([.$G$28]*POWER([.B7]/[.$G$26];[.$G$27]);0)" office:value-type="float" office:value="2">
            <text:p>2</text:p>
          </table:table-cell>
          <table:table-cell table:style-name="ce109" table:formula="of:=ROUNDDOWN(POWER([.B7];[.$K$27])*bo_mul+bo_add;0)" office:value-type="float" office:value="0">
            <text:p>0</text:p>
          </table:table-cell>
          <table:table-cell table:style-name="ce114"/>
          <table:table-cell table:style-name="ce109" table:formula="of:=[.F6]+1" office:value-type="float" office:value="25">
            <text:p>25</text:p>
          </table:table-cell>
          <table:table-cell table:style-name="ce109" table:formula="of:=ROUNDUP([.$G$28]*POWER([.F7]/[.$G$26];[.$G$27]);0)" office:value-type="float" office:value="15">
            <text:p>15</text:p>
          </table:table-cell>
          <table:table-cell table:style-name="ce109" table:formula="of:=ROUNDDOWN(POWER([.F7];[.$K$27])*bo_mul+bo_add;0)" office:value-type="float" office:value="2">
            <text:p>2</text:p>
          </table:table-cell>
          <table:table-cell table:style-name="ce114"/>
          <table:table-cell table:style-name="ce109" table:formula="of:=[.J6]+1" office:value-type="float" office:value="45">
            <text:p>45</text:p>
          </table:table-cell>
          <table:table-cell table:style-name="ce109" table:formula="of:=ROUNDUP([.$G$28]*POWER([.J7]/[.$G$26];[.$G$27]);0)" office:value-type="float" office:value="38">
            <text:p>38</text:p>
          </table:table-cell>
          <table:table-cell table:style-name="ce109" table:formula="of:=ROUNDDOWN(POWER([.J7];[.$K$27])*bo_mul+bo_add;0)" office:value-type="float" office:value="4">
            <text:p>4</text:p>
          </table:table-cell>
          <table:table-cell/>
          <table:table-cell table:style-name="ce111" table:formula="of:=[.N6]+1" office:value-type="float" office:value="65">
            <text:p>65</text:p>
          </table:table-cell>
          <table:table-cell table:style-name="ce111" table:formula="of:=ROUNDUP([.$G$28]*POWER([.N7]/[.$G$26];[.$G$27]);0)" office:value-type="float" office:value="68">
            <text:p>68</text:p>
          </table:table-cell>
          <table:table-cell table:style-name="ce111" table:formula="of:=ROUNDDOWN(POWER([.N7];[.$K$27])*bo_mul+bo_add;0)" office:value-type="float" office:value="6">
            <text:p>6</text:p>
          </table:table-cell>
          <table:table-cell/>
          <table:table-cell table:style-name="ce111" table:formula="of:=[.R6]+1" office:value-type="float" office:value="85">
            <text:p>85</text:p>
          </table:table-cell>
          <table:table-cell table:style-name="ce111" table:formula="of:=ROUNDUP([.$G$28]*POWER([.R7]/[.$G$26];[.$G$27]);0)" office:value-type="float" office:value="105">
            <text:p>105</text:p>
          </table:table-cell>
          <table:table-cell table:style-name="ce111" table:formula="of:=ROUNDDOWN(POWER([.R7];[.$K$27])*bo_mul+bo_add;0)" office:value-type="float" office:value="8">
            <text:p>8</text:p>
          </table:table-cell>
          <table:table-cell/>
          <table:table-cell table:style-name="ce109" table:formula="of:=[.V6]+1" office:value-type="float" office:value="5">
            <text:p>5</text:p>
          </table:table-cell>
          <table:table-cell table:style-name="ce109" table:formula="of:=ROUNDUP([.$G$28]*POWER([.V7]/[.$G$26];[.$G$27]);0)" office:value-type="float" office:value="2">
            <text:p>2</text:p>
          </table:table-cell>
          <table:table-cell table:style-name="ce109" table:formula="of:=ROUNDDOWN(POWER([.V7];[.$K$27])*bo_mul+bo_add;0)" office:value-type="float" office:value="0">
            <text:p>0</text:p>
          </table:table-cell>
          <table:table-cell table:style-name="ce114"/>
          <table:table-cell table:style-name="ce109" table:formula="of:=[.Z6]+1" office:value-type="float" office:value="25">
            <text:p>25</text:p>
          </table:table-cell>
          <table:table-cell table:style-name="ce109" table:formula="of:=ROUNDUP([.$G$28]*POWER([.Z7]/[.$G$26];[.$G$27]);0)" office:value-type="float" office:value="15">
            <text:p>15</text:p>
          </table:table-cell>
          <table:table-cell table:style-name="ce109" table:formula="of:=ROUNDDOWN(POWER([.Z7];[.$K$27])*bo_mul+bo_add;0)" office:value-type="float" office:value="2">
            <text:p>2</text:p>
          </table:table-cell>
          <table:table-cell table:style-name="ce114"/>
          <table:table-cell table:style-name="ce109" table:formula="of:=[.AD6]+1" office:value-type="float" office:value="45">
            <text:p>45</text:p>
          </table:table-cell>
          <table:table-cell table:style-name="ce109" table:formula="of:=ROUNDUP([.$G$28]*POWER([.AD7]/[.$G$26];[.$G$27]);0)" office:value-type="float" office:value="38">
            <text:p>38</text:p>
          </table:table-cell>
          <table:table-cell table:style-name="ce109" table:formula="of:=ROUNDDOWN(POWER([.AD7];[.$K$27])*bo_mul+bo_add;0)" office:value-type="float" office:value="4">
            <text:p>4</text:p>
          </table:table-cell>
          <table:table-cell/>
          <table:table-cell table:style-name="ce111" table:formula="of:=[.AH6]+1" office:value-type="float" office:value="65">
            <text:p>65</text:p>
          </table:table-cell>
          <table:table-cell table:style-name="ce111" table:formula="of:=ROUNDUP([.$G$28]*POWER([.AH7]/[.$G$26];[.$G$27]);0)" office:value-type="float" office:value="68">
            <text:p>68</text:p>
          </table:table-cell>
          <table:table-cell table:style-name="ce111" table:formula="of:=ROUNDDOWN(POWER([.AH7];[.$K$27])*bo_mul+bo_add;0)" office:value-type="float" office:value="6">
            <text:p>6</text:p>
          </table:table-cell>
          <table:table-cell/>
          <table:table-cell table:style-name="ce111" table:formula="of:=[.AL6]+1" office:value-type="float" office:value="85">
            <text:p>85</text:p>
          </table:table-cell>
          <table:table-cell table:style-name="ce111" table:formula="of:=ROUNDUP([.$G$28]*POWER([.AL7]/[.$G$26];[.$G$27]);0)" office:value-type="float" office:value="105">
            <text:p>105</text:p>
          </table:table-cell>
          <table:table-cell table:style-name="ce111" table:formula="of:=ROUNDDOWN(POWER([.AL7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7]+1" office:value-type="float" office:value="6">
            <text:p>6</text:p>
          </table:table-cell>
          <table:table-cell table:style-name="ce109" table:formula="of:=ROUNDUP([.$G$28]*POWER([.B8]/[.$G$26];[.$G$27]);0)" office:value-type="float" office:value="2">
            <text:p>2</text:p>
          </table:table-cell>
          <table:table-cell table:style-name="ce109" table:formula="of:=ROUNDDOWN(POWER([.B8];[.$K$27])*bo_mul+bo_add;0)" office:value-type="float" office:value="0">
            <text:p>0</text:p>
          </table:table-cell>
          <table:table-cell table:style-name="ce114"/>
          <table:table-cell table:style-name="ce109" table:formula="of:=[.F7]+1" office:value-type="float" office:value="26">
            <text:p>26</text:p>
          </table:table-cell>
          <table:table-cell table:style-name="ce109" table:formula="of:=ROUNDUP([.$G$28]*POWER([.F8]/[.$G$26];[.$G$27]);0)" office:value-type="float" office:value="16">
            <text:p>16</text:p>
          </table:table-cell>
          <table:table-cell table:style-name="ce109" table:formula="of:=ROUNDDOWN(POWER([.F8];[.$K$27])*bo_mul+bo_add;0)" office:value-type="float" office:value="2">
            <text:p>2</text:p>
          </table:table-cell>
          <table:table-cell table:style-name="ce114"/>
          <table:table-cell table:style-name="ce109" table:formula="of:=[.J7]+1" office:value-type="float" office:value="46">
            <text:p>46</text:p>
          </table:table-cell>
          <table:table-cell table:style-name="ce109" table:formula="of:=ROUNDUP([.$G$28]*POWER([.J8]/[.$G$26];[.$G$27]);0)" office:value-type="float" office:value="40">
            <text:p>40</text:p>
          </table:table-cell>
          <table:table-cell table:style-name="ce109" table:formula="of:=ROUNDDOWN(POWER([.J8];[.$K$27])*bo_mul+bo_add;0)" office:value-type="float" office:value="4">
            <text:p>4</text:p>
          </table:table-cell>
          <table:table-cell/>
          <table:table-cell table:style-name="ce111" table:formula="of:=[.N7]+1" office:value-type="float" office:value="66">
            <text:p>66</text:p>
          </table:table-cell>
          <table:table-cell table:style-name="ce111" table:formula="of:=ROUNDUP([.$G$28]*POWER([.N8]/[.$G$26];[.$G$27]);0)" office:value-type="float" office:value="70">
            <text:p>70</text:p>
          </table:table-cell>
          <table:table-cell table:style-name="ce111" table:formula="of:=ROUNDDOWN(POWER([.N8];[.$K$27])*bo_mul+bo_add;0)" office:value-type="float" office:value="6">
            <text:p>6</text:p>
          </table:table-cell>
          <table:table-cell/>
          <table:table-cell table:style-name="ce111" table:formula="of:=[.R7]+1" office:value-type="float" office:value="86">
            <text:p>86</text:p>
          </table:table-cell>
          <table:table-cell table:style-name="ce111" table:formula="of:=ROUNDUP([.$G$28]*POWER([.R8]/[.$G$26];[.$G$27]);0)" office:value-type="float" office:value="107">
            <text:p>107</text:p>
          </table:table-cell>
          <table:table-cell table:style-name="ce111" table:formula="of:=ROUNDDOWN(POWER([.R8];[.$K$27])*bo_mul+bo_add;0)" office:value-type="float" office:value="8">
            <text:p>8</text:p>
          </table:table-cell>
          <table:table-cell/>
          <table:table-cell table:style-name="ce109" table:formula="of:=[.V7]+1" office:value-type="float" office:value="6">
            <text:p>6</text:p>
          </table:table-cell>
          <table:table-cell table:style-name="ce109" table:formula="of:=ROUNDUP([.$G$28]*POWER([.V8]/[.$G$26];[.$G$27]);0)" office:value-type="float" office:value="2">
            <text:p>2</text:p>
          </table:table-cell>
          <table:table-cell table:style-name="ce109" table:formula="of:=ROUNDDOWN(POWER([.V8];[.$K$27])*bo_mul+bo_add;0)" office:value-type="float" office:value="0">
            <text:p>0</text:p>
          </table:table-cell>
          <table:table-cell table:style-name="ce114"/>
          <table:table-cell table:style-name="ce109" table:formula="of:=[.Z7]+1" office:value-type="float" office:value="26">
            <text:p>26</text:p>
          </table:table-cell>
          <table:table-cell table:style-name="ce109" table:formula="of:=ROUNDUP([.$G$28]*POWER([.Z8]/[.$G$26];[.$G$27]);0)" office:value-type="float" office:value="16">
            <text:p>16</text:p>
          </table:table-cell>
          <table:table-cell table:style-name="ce109" table:formula="of:=ROUNDDOWN(POWER([.Z8];[.$K$27])*bo_mul+bo_add;0)" office:value-type="float" office:value="2">
            <text:p>2</text:p>
          </table:table-cell>
          <table:table-cell table:style-name="ce114"/>
          <table:table-cell table:style-name="ce109" table:formula="of:=[.AD7]+1" office:value-type="float" office:value="46">
            <text:p>46</text:p>
          </table:table-cell>
          <table:table-cell table:style-name="ce109" table:formula="of:=ROUNDUP([.$G$28]*POWER([.AD8]/[.$G$26];[.$G$27]);0)" office:value-type="float" office:value="40">
            <text:p>40</text:p>
          </table:table-cell>
          <table:table-cell table:style-name="ce109" table:formula="of:=ROUNDDOWN(POWER([.AD8];[.$K$27])*bo_mul+bo_add;0)" office:value-type="float" office:value="4">
            <text:p>4</text:p>
          </table:table-cell>
          <table:table-cell/>
          <table:table-cell table:style-name="ce111" table:formula="of:=[.AH7]+1" office:value-type="float" office:value="66">
            <text:p>66</text:p>
          </table:table-cell>
          <table:table-cell table:style-name="ce111" table:formula="of:=ROUNDUP([.$G$28]*POWER([.AH8]/[.$G$26];[.$G$27]);0)" office:value-type="float" office:value="70">
            <text:p>70</text:p>
          </table:table-cell>
          <table:table-cell table:style-name="ce111" table:formula="of:=ROUNDDOWN(POWER([.AH8];[.$K$27])*bo_mul+bo_add;0)" office:value-type="float" office:value="6">
            <text:p>6</text:p>
          </table:table-cell>
          <table:table-cell/>
          <table:table-cell table:style-name="ce111" table:formula="of:=[.AL7]+1" office:value-type="float" office:value="86">
            <text:p>86</text:p>
          </table:table-cell>
          <table:table-cell table:style-name="ce111" table:formula="of:=ROUNDUP([.$G$28]*POWER([.AL8]/[.$G$26];[.$G$27]);0)" office:value-type="float" office:value="107">
            <text:p>107</text:p>
          </table:table-cell>
          <table:table-cell table:style-name="ce111" table:formula="of:=ROUNDDOWN(POWER([.AL8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8]+1" office:value-type="float" office:value="7">
            <text:p>7</text:p>
          </table:table-cell>
          <table:table-cell table:style-name="ce109" table:formula="of:=ROUNDUP([.$G$28]*POWER([.B9]/[.$G$26];[.$G$27]);0)" office:value-type="float" office:value="2">
            <text:p>2</text:p>
          </table:table-cell>
          <table:table-cell table:style-name="ce109" table:formula="of:=ROUNDDOWN(POWER([.B9];[.$K$27])*bo_mul+bo_add;0)" office:value-type="float" office:value="0">
            <text:p>0</text:p>
          </table:table-cell>
          <table:table-cell table:style-name="ce114"/>
          <table:table-cell table:style-name="ce109" table:formula="of:=[.F8]+1" office:value-type="float" office:value="27">
            <text:p>27</text:p>
          </table:table-cell>
          <table:table-cell table:style-name="ce109" table:formula="of:=ROUNDUP([.$G$28]*POWER([.F9]/[.$G$26];[.$G$27]);0)" office:value-type="float" office:value="17">
            <text:p>17</text:p>
          </table:table-cell>
          <table:table-cell table:style-name="ce109" table:formula="of:=ROUNDDOWN(POWER([.F9];[.$K$27])*bo_mul+bo_add;0)" office:value-type="float" office:value="2">
            <text:p>2</text:p>
          </table:table-cell>
          <table:table-cell table:style-name="ce114"/>
          <table:table-cell table:style-name="ce109" table:formula="of:=[.J8]+1" office:value-type="float" office:value="47">
            <text:p>47</text:p>
          </table:table-cell>
          <table:table-cell table:style-name="ce109" table:formula="of:=ROUNDUP([.$G$28]*POWER([.J9]/[.$G$26];[.$G$27]);0)" office:value-type="float" office:value="41">
            <text:p>41</text:p>
          </table:table-cell>
          <table:table-cell table:style-name="ce109" table:formula="of:=ROUNDDOWN(POWER([.J9];[.$K$27])*bo_mul+bo_add;0)" office:value-type="float" office:value="4">
            <text:p>4</text:p>
          </table:table-cell>
          <table:table-cell/>
          <table:table-cell table:style-name="ce111" table:formula="of:=[.N8]+1" office:value-type="float" office:value="67">
            <text:p>67</text:p>
          </table:table-cell>
          <table:table-cell table:style-name="ce111" table:formula="of:=ROUNDUP([.$G$28]*POWER([.N9]/[.$G$26];[.$G$27]);0)" office:value-type="float" office:value="72">
            <text:p>72</text:p>
          </table:table-cell>
          <table:table-cell table:style-name="ce111" table:formula="of:=ROUNDDOWN(POWER([.N9];[.$K$27])*bo_mul+bo_add;0)" office:value-type="float" office:value="6">
            <text:p>6</text:p>
          </table:table-cell>
          <table:table-cell/>
          <table:table-cell table:style-name="ce111" table:formula="of:=[.R8]+1" office:value-type="float" office:value="87">
            <text:p>87</text:p>
          </table:table-cell>
          <table:table-cell table:style-name="ce111" table:formula="of:=ROUNDUP([.$G$28]*POWER([.R9]/[.$G$26];[.$G$27]);0)" office:value-type="float" office:value="109">
            <text:p>109</text:p>
          </table:table-cell>
          <table:table-cell table:style-name="ce111" table:formula="of:=ROUNDDOWN(POWER([.R9];[.$K$27])*bo_mul+bo_add;0)" office:value-type="float" office:value="8">
            <text:p>8</text:p>
          </table:table-cell>
          <table:table-cell/>
          <table:table-cell table:style-name="ce109" table:formula="of:=[.V8]+1" office:value-type="float" office:value="7">
            <text:p>7</text:p>
          </table:table-cell>
          <table:table-cell table:style-name="ce109" table:formula="of:=ROUNDUP([.$G$28]*POWER([.V9]/[.$G$26];[.$G$27]);0)" office:value-type="float" office:value="2">
            <text:p>2</text:p>
          </table:table-cell>
          <table:table-cell table:style-name="ce109" table:formula="of:=ROUNDDOWN(POWER([.V9];[.$K$27])*bo_mul+bo_add;0)" office:value-type="float" office:value="0">
            <text:p>0</text:p>
          </table:table-cell>
          <table:table-cell table:style-name="ce114"/>
          <table:table-cell table:style-name="ce109" table:formula="of:=[.Z8]+1" office:value-type="float" office:value="27">
            <text:p>27</text:p>
          </table:table-cell>
          <table:table-cell table:style-name="ce109" table:formula="of:=ROUNDUP([.$G$28]*POWER([.Z9]/[.$G$26];[.$G$27]);0)" office:value-type="float" office:value="17">
            <text:p>17</text:p>
          </table:table-cell>
          <table:table-cell table:style-name="ce109" table:formula="of:=ROUNDDOWN(POWER([.Z9];[.$K$27])*bo_mul+bo_add;0)" office:value-type="float" office:value="2">
            <text:p>2</text:p>
          </table:table-cell>
          <table:table-cell table:style-name="ce114"/>
          <table:table-cell table:style-name="ce109" table:formula="of:=[.AD8]+1" office:value-type="float" office:value="47">
            <text:p>47</text:p>
          </table:table-cell>
          <table:table-cell table:style-name="ce109" table:formula="of:=ROUNDUP([.$G$28]*POWER([.AD9]/[.$G$26];[.$G$27]);0)" office:value-type="float" office:value="41">
            <text:p>41</text:p>
          </table:table-cell>
          <table:table-cell table:style-name="ce109" table:formula="of:=ROUNDDOWN(POWER([.AD9];[.$K$27])*bo_mul+bo_add;0)" office:value-type="float" office:value="4">
            <text:p>4</text:p>
          </table:table-cell>
          <table:table-cell/>
          <table:table-cell table:style-name="ce111" table:formula="of:=[.AH8]+1" office:value-type="float" office:value="67">
            <text:p>67</text:p>
          </table:table-cell>
          <table:table-cell table:style-name="ce111" table:formula="of:=ROUNDUP([.$G$28]*POWER([.AH9]/[.$G$26];[.$G$27]);0)" office:value-type="float" office:value="72">
            <text:p>72</text:p>
          </table:table-cell>
          <table:table-cell table:style-name="ce111" table:formula="of:=ROUNDDOWN(POWER([.AH9];[.$K$27])*bo_mul+bo_add;0)" office:value-type="float" office:value="6">
            <text:p>6</text:p>
          </table:table-cell>
          <table:table-cell/>
          <table:table-cell table:style-name="ce111" table:formula="of:=[.AL8]+1" office:value-type="float" office:value="87">
            <text:p>87</text:p>
          </table:table-cell>
          <table:table-cell table:style-name="ce111" table:formula="of:=ROUNDUP([.$G$28]*POWER([.AL9]/[.$G$26];[.$G$27]);0)" office:value-type="float" office:value="109">
            <text:p>109</text:p>
          </table:table-cell>
          <table:table-cell table:style-name="ce111" table:formula="of:=ROUNDDOWN(POWER([.AL9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9]+1" office:value-type="float" office:value="8">
            <text:p>8</text:p>
          </table:table-cell>
          <table:table-cell table:style-name="ce109" table:formula="of:=ROUNDUP([.$G$28]*POWER([.B10]/[.$G$26];[.$G$27]);0)" office:value-type="float" office:value="3">
            <text:p>3</text:p>
          </table:table-cell>
          <table:table-cell table:style-name="ce109" table:formula="of:=ROUNDDOWN(POWER([.B10];[.$K$27])*bo_mul+bo_add;0)" office:value-type="float" office:value="0">
            <text:p>0</text:p>
          </table:table-cell>
          <table:table-cell table:style-name="ce114"/>
          <table:table-cell table:style-name="ce109" table:formula="of:=[.F9]+1" office:value-type="float" office:value="28">
            <text:p>28</text:p>
          </table:table-cell>
          <table:table-cell table:style-name="ce109" table:formula="of:=ROUNDUP([.$G$28]*POWER([.F10]/[.$G$26];[.$G$27]);0)" office:value-type="float" office:value="18">
            <text:p>18</text:p>
          </table:table-cell>
          <table:table-cell table:style-name="ce109" table:formula="of:=ROUNDDOWN(POWER([.F10];[.$K$27])*bo_mul+bo_add;0)" office:value-type="float" office:value="2">
            <text:p>2</text:p>
          </table:table-cell>
          <table:table-cell table:style-name="ce114"/>
          <table:table-cell table:style-name="ce109" table:formula="of:=[.J9]+1" office:value-type="float" office:value="48">
            <text:p>48</text:p>
          </table:table-cell>
          <table:table-cell table:style-name="ce109" table:formula="of:=ROUNDUP([.$G$28]*POWER([.J10]/[.$G$26];[.$G$27]);0)" office:value-type="float" office:value="42">
            <text:p>42</text:p>
          </table:table-cell>
          <table:table-cell table:style-name="ce109" table:formula="of:=ROUNDDOWN(POWER([.J10];[.$K$27])*bo_mul+bo_add;0)" office:value-type="float" office:value="4">
            <text:p>4</text:p>
          </table:table-cell>
          <table:table-cell/>
          <table:table-cell table:style-name="ce111" table:formula="of:=[.N9]+1" office:value-type="float" office:value="68">
            <text:p>68</text:p>
          </table:table-cell>
          <table:table-cell table:style-name="ce111" table:formula="of:=ROUNDUP([.$G$28]*POWER([.N10]/[.$G$26];[.$G$27]);0)" office:value-type="float" office:value="74">
            <text:p>74</text:p>
          </table:table-cell>
          <table:table-cell table:style-name="ce111" table:formula="of:=ROUNDDOWN(POWER([.N10];[.$K$27])*bo_mul+bo_add;0)" office:value-type="float" office:value="6">
            <text:p>6</text:p>
          </table:table-cell>
          <table:table-cell/>
          <table:table-cell table:style-name="ce111" table:formula="of:=[.R9]+1" office:value-type="float" office:value="88">
            <text:p>88</text:p>
          </table:table-cell>
          <table:table-cell table:style-name="ce111" table:formula="of:=ROUNDUP([.$G$28]*POWER([.R10]/[.$G$26];[.$G$27]);0)" office:value-type="float" office:value="111">
            <text:p>111</text:p>
          </table:table-cell>
          <table:table-cell table:style-name="ce111" table:formula="of:=ROUNDDOWN(POWER([.R10];[.$K$27])*bo_mul+bo_add;0)" office:value-type="float" office:value="8">
            <text:p>8</text:p>
          </table:table-cell>
          <table:table-cell/>
          <table:table-cell table:style-name="ce109" table:formula="of:=[.V9]+1" office:value-type="float" office:value="8">
            <text:p>8</text:p>
          </table:table-cell>
          <table:table-cell table:style-name="ce109" table:formula="of:=ROUNDUP([.$G$28]*POWER([.V10]/[.$G$26];[.$G$27]);0)" office:value-type="float" office:value="3">
            <text:p>3</text:p>
          </table:table-cell>
          <table:table-cell table:style-name="ce109" table:formula="of:=ROUNDDOWN(POWER([.V10];[.$K$27])*bo_mul+bo_add;0)" office:value-type="float" office:value="0">
            <text:p>0</text:p>
          </table:table-cell>
          <table:table-cell table:style-name="ce114"/>
          <table:table-cell table:style-name="ce109" table:formula="of:=[.Z9]+1" office:value-type="float" office:value="28">
            <text:p>28</text:p>
          </table:table-cell>
          <table:table-cell table:style-name="ce109" table:formula="of:=ROUNDUP([.$G$28]*POWER([.Z10]/[.$G$26];[.$G$27]);0)" office:value-type="float" office:value="18">
            <text:p>18</text:p>
          </table:table-cell>
          <table:table-cell table:style-name="ce109" table:formula="of:=ROUNDDOWN(POWER([.Z10];[.$K$27])*bo_mul+bo_add;0)" office:value-type="float" office:value="2">
            <text:p>2</text:p>
          </table:table-cell>
          <table:table-cell table:style-name="ce114"/>
          <table:table-cell table:style-name="ce109" table:formula="of:=[.AD9]+1" office:value-type="float" office:value="48">
            <text:p>48</text:p>
          </table:table-cell>
          <table:table-cell table:style-name="ce109" table:formula="of:=ROUNDUP([.$G$28]*POWER([.AD10]/[.$G$26];[.$G$27]);0)" office:value-type="float" office:value="42">
            <text:p>42</text:p>
          </table:table-cell>
          <table:table-cell table:style-name="ce109" table:formula="of:=ROUNDDOWN(POWER([.AD10];[.$K$27])*bo_mul+bo_add;0)" office:value-type="float" office:value="4">
            <text:p>4</text:p>
          </table:table-cell>
          <table:table-cell/>
          <table:table-cell table:style-name="ce111" table:formula="of:=[.AH9]+1" office:value-type="float" office:value="68">
            <text:p>68</text:p>
          </table:table-cell>
          <table:table-cell table:style-name="ce111" table:formula="of:=ROUNDUP([.$G$28]*POWER([.AH10]/[.$G$26];[.$G$27]);0)" office:value-type="float" office:value="74">
            <text:p>74</text:p>
          </table:table-cell>
          <table:table-cell table:style-name="ce111" table:formula="of:=ROUNDDOWN(POWER([.AH10];[.$K$27])*bo_mul+bo_add;0)" office:value-type="float" office:value="6">
            <text:p>6</text:p>
          </table:table-cell>
          <table:table-cell/>
          <table:table-cell table:style-name="ce111" table:formula="of:=[.AL9]+1" office:value-type="float" office:value="88">
            <text:p>88</text:p>
          </table:table-cell>
          <table:table-cell table:style-name="ce111" table:formula="of:=ROUNDUP([.$G$28]*POWER([.AL10]/[.$G$26];[.$G$27]);0)" office:value-type="float" office:value="111">
            <text:p>111</text:p>
          </table:table-cell>
          <table:table-cell table:style-name="ce111" table:formula="of:=ROUNDDOWN(POWER([.AL10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0]+1" office:value-type="float" office:value="9">
            <text:p>9</text:p>
          </table:table-cell>
          <table:table-cell table:style-name="ce109" table:formula="of:=ROUNDUP([.$G$28]*POWER([.B11]/[.$G$26];[.$G$27]);0)" office:value-type="float" office:value="3">
            <text:p>3</text:p>
          </table:table-cell>
          <table:table-cell table:style-name="ce109" table:formula="of:=ROUNDDOWN(POWER([.B11];[.$K$27])*bo_mul+bo_add;0)" office:value-type="float" office:value="0">
            <text:p>0</text:p>
          </table:table-cell>
          <table:table-cell table:style-name="ce114"/>
          <table:table-cell table:style-name="ce109" table:formula="of:=[.F10]+1" office:value-type="float" office:value="29">
            <text:p>29</text:p>
          </table:table-cell>
          <table:table-cell table:style-name="ce109" table:formula="of:=ROUNDUP([.$G$28]*POWER([.F11]/[.$G$26];[.$G$27]);0)" office:value-type="float" office:value="19">
            <text:p>19</text:p>
          </table:table-cell>
          <table:table-cell table:style-name="ce109" table:formula="of:=ROUNDDOWN(POWER([.F11];[.$K$27])*bo_mul+bo_add;0)" office:value-type="float" office:value="2">
            <text:p>2</text:p>
          </table:table-cell>
          <table:table-cell table:style-name="ce114"/>
          <table:table-cell table:style-name="ce109" table:formula="of:=[.J10]+1" office:value-type="float" office:value="49">
            <text:p>49</text:p>
          </table:table-cell>
          <table:table-cell table:style-name="ce109" table:formula="of:=ROUNDUP([.$G$28]*POWER([.J11]/[.$G$26];[.$G$27]);0)" office:value-type="float" office:value="44">
            <text:p>44</text:p>
          </table:table-cell>
          <table:table-cell table:style-name="ce109" table:formula="of:=ROUNDDOWN(POWER([.J11];[.$K$27])*bo_mul+bo_add;0)" office:value-type="float" office:value="4">
            <text:p>4</text:p>
          </table:table-cell>
          <table:table-cell/>
          <table:table-cell table:style-name="ce111" table:formula="of:=[.N10]+1" office:value-type="float" office:value="69">
            <text:p>69</text:p>
          </table:table-cell>
          <table:table-cell table:style-name="ce111" table:formula="of:=ROUNDUP([.$G$28]*POWER([.N11]/[.$G$26];[.$G$27]);0)" office:value-type="float" office:value="75">
            <text:p>75</text:p>
          </table:table-cell>
          <table:table-cell table:style-name="ce111" table:formula="of:=ROUNDDOWN(POWER([.N11];[.$K$27])*bo_mul+bo_add;0)" office:value-type="float" office:value="6">
            <text:p>6</text:p>
          </table:table-cell>
          <table:table-cell/>
          <table:table-cell table:style-name="ce111" table:formula="of:=[.R10]+1" office:value-type="float" office:value="89">
            <text:p>89</text:p>
          </table:table-cell>
          <table:table-cell table:style-name="ce111" table:formula="of:=ROUNDUP([.$G$28]*POWER([.R11]/[.$G$26];[.$G$27]);0)" office:value-type="float" office:value="113">
            <text:p>113</text:p>
          </table:table-cell>
          <table:table-cell table:style-name="ce111" table:formula="of:=ROUNDDOWN(POWER([.R11];[.$K$27])*bo_mul+bo_add;0)" office:value-type="float" office:value="8">
            <text:p>8</text:p>
          </table:table-cell>
          <table:table-cell/>
          <table:table-cell table:style-name="ce109" table:formula="of:=[.V10]+1" office:value-type="float" office:value="9">
            <text:p>9</text:p>
          </table:table-cell>
          <table:table-cell table:style-name="ce109" table:formula="of:=ROUNDUP([.$G$28]*POWER([.V11]/[.$G$26];[.$G$27]);0)" office:value-type="float" office:value="3">
            <text:p>3</text:p>
          </table:table-cell>
          <table:table-cell table:style-name="ce109" table:formula="of:=ROUNDDOWN(POWER([.V11];[.$K$27])*bo_mul+bo_add;0)" office:value-type="float" office:value="0">
            <text:p>0</text:p>
          </table:table-cell>
          <table:table-cell table:style-name="ce114"/>
          <table:table-cell table:style-name="ce109" table:formula="of:=[.Z10]+1" office:value-type="float" office:value="29">
            <text:p>29</text:p>
          </table:table-cell>
          <table:table-cell table:style-name="ce109" table:formula="of:=ROUNDUP([.$G$28]*POWER([.Z11]/[.$G$26];[.$G$27]);0)" office:value-type="float" office:value="19">
            <text:p>19</text:p>
          </table:table-cell>
          <table:table-cell table:style-name="ce109" table:formula="of:=ROUNDDOWN(POWER([.Z11];[.$K$27])*bo_mul+bo_add;0)" office:value-type="float" office:value="2">
            <text:p>2</text:p>
          </table:table-cell>
          <table:table-cell table:style-name="ce114"/>
          <table:table-cell table:style-name="ce109" table:formula="of:=[.AD10]+1" office:value-type="float" office:value="49">
            <text:p>49</text:p>
          </table:table-cell>
          <table:table-cell table:style-name="ce109" table:formula="of:=ROUNDUP([.$G$28]*POWER([.AD11]/[.$G$26];[.$G$27]);0)" office:value-type="float" office:value="44">
            <text:p>44</text:p>
          </table:table-cell>
          <table:table-cell table:style-name="ce109" table:formula="of:=ROUNDDOWN(POWER([.AD11];[.$K$27])*bo_mul+bo_add;0)" office:value-type="float" office:value="4">
            <text:p>4</text:p>
          </table:table-cell>
          <table:table-cell/>
          <table:table-cell table:style-name="ce111" table:formula="of:=[.AH10]+1" office:value-type="float" office:value="69">
            <text:p>69</text:p>
          </table:table-cell>
          <table:table-cell table:style-name="ce111" table:formula="of:=ROUNDUP([.$G$28]*POWER([.AH11]/[.$G$26];[.$G$27]);0)" office:value-type="float" office:value="75">
            <text:p>75</text:p>
          </table:table-cell>
          <table:table-cell table:style-name="ce111" table:formula="of:=ROUNDDOWN(POWER([.AH11];[.$K$27])*bo_mul+bo_add;0)" office:value-type="float" office:value="6">
            <text:p>6</text:p>
          </table:table-cell>
          <table:table-cell/>
          <table:table-cell table:style-name="ce111" table:formula="of:=[.AL10]+1" office:value-type="float" office:value="89">
            <text:p>89</text:p>
          </table:table-cell>
          <table:table-cell table:style-name="ce111" table:formula="of:=ROUNDUP([.$G$28]*POWER([.AL11]/[.$G$26];[.$G$27]);0)" office:value-type="float" office:value="113">
            <text:p>113</text:p>
          </table:table-cell>
          <table:table-cell table:style-name="ce111" table:formula="of:=ROUNDDOWN(POWER([.AL11];[.$K$27])*bo_mul+bo_add;0)" office:value-type="float" office:value="8">
            <text:p>8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0" table:formula="of:=[.B11]+1" office:value-type="float" office:value="10">
            <text:p>10</text:p>
          </table:table-cell>
          <table:table-cell table:style-name="ce110" table:formula="of:=ROUNDUP([.$G$28]*POWER([.B12]/[.$G$26];[.$G$27]);0)" office:value-type="float" office:value="4">
            <text:p>4</text:p>
          </table:table-cell>
          <table:table-cell table:style-name="ce110" table:formula="of:=ROUNDDOWN(POWER([.B12];[.$K$27])*bo_mul+bo_add;0)" office:value-type="float" office:value="0">
            <text:p>0</text:p>
          </table:table-cell>
          <table:table-cell table:style-name="ce114"/>
          <table:table-cell table:style-name="ce110" table:formula="of:=[.F11]+1" office:value-type="float" office:value="30">
            <text:p>30</text:p>
          </table:table-cell>
          <table:table-cell table:style-name="ce110" table:formula="of:=ROUNDUP([.$G$28]*POWER([.F12]/[.$G$26];[.$G$27]);0)" office:value-type="float" office:value="20">
            <text:p>20</text:p>
          </table:table-cell>
          <table:table-cell table:style-name="ce110" table:formula="of:=ROUNDDOWN(POWER([.F12];[.$K$27])*bo_mul+bo_add;0)" office:value-type="float" office:value="2">
            <text:p>2</text:p>
          </table:table-cell>
          <table:table-cell table:style-name="ce114"/>
          <table:table-cell table:style-name="ce110" table:formula="of:=[.J11]+1" office:value-type="float" office:value="50">
            <text:p>50</text:p>
          </table:table-cell>
          <table:table-cell table:style-name="ce110" table:formula="of:=ROUNDUP([.$G$28]*POWER([.J12]/[.$G$26];[.$G$27]);0)" office:value-type="float" office:value="45">
            <text:p>45</text:p>
          </table:table-cell>
          <table:table-cell table:style-name="ce110" table:formula="of:=ROUNDDOWN(POWER([.J12];[.$K$27])*bo_mul+bo_add;0)" office:value-type="float" office:value="4">
            <text:p>4</text:p>
          </table:table-cell>
          <table:table-cell/>
          <table:table-cell table:style-name="ce112" table:formula="of:=[.N11]+1" office:value-type="float" office:value="70">
            <text:p>70</text:p>
          </table:table-cell>
          <table:table-cell table:style-name="ce112" table:formula="of:=ROUNDUP([.$G$28]*POWER([.N12]/[.$G$26];[.$G$27]);0)" office:value-type="float" office:value="77">
            <text:p>77</text:p>
          </table:table-cell>
          <table:table-cell table:style-name="ce112" table:formula="of:=ROUNDDOWN(POWER([.N12];[.$K$27])*bo_mul+bo_add;0)" office:value-type="float" office:value="6">
            <text:p>6</text:p>
          </table:table-cell>
          <table:table-cell/>
          <table:table-cell table:style-name="ce112" table:formula="of:=[.R11]+1" office:value-type="float" office:value="90">
            <text:p>90</text:p>
          </table:table-cell>
          <table:table-cell table:style-name="ce112" table:formula="of:=ROUNDUP([.$G$28]*POWER([.R12]/[.$G$26];[.$G$27]);0)" office:value-type="float" office:value="115">
            <text:p>115</text:p>
          </table:table-cell>
          <table:table-cell table:style-name="ce112" table:formula="of:=ROUNDDOWN(POWER([.R12];[.$K$27])*bo_mul+bo_add;0)" office:value-type="float" office:value="8">
            <text:p>8</text:p>
          </table:table-cell>
          <table:table-cell/>
          <table:table-cell table:style-name="ce110" table:formula="of:=[.V11]+1" office:value-type="float" office:value="10">
            <text:p>10</text:p>
          </table:table-cell>
          <table:table-cell table:style-name="ce110" table:formula="of:=ROUNDUP([.$G$28]*POWER([.V12]/[.$G$26];[.$G$27]);0)" office:value-type="float" office:value="4">
            <text:p>4</text:p>
          </table:table-cell>
          <table:table-cell table:style-name="ce110" table:formula="of:=ROUNDDOWN(POWER([.V12];[.$K$27])*bo_mul+bo_add;0)" office:value-type="float" office:value="0">
            <text:p>0</text:p>
          </table:table-cell>
          <table:table-cell table:style-name="ce114"/>
          <table:table-cell table:style-name="ce110" table:formula="of:=[.Z11]+1" office:value-type="float" office:value="30">
            <text:p>30</text:p>
          </table:table-cell>
          <table:table-cell table:style-name="ce110" table:formula="of:=ROUNDUP([.$G$28]*POWER([.Z12]/[.$G$26];[.$G$27]);0)" office:value-type="float" office:value="20">
            <text:p>20</text:p>
          </table:table-cell>
          <table:table-cell table:style-name="ce110" table:formula="of:=ROUNDDOWN(POWER([.Z12];[.$K$27])*bo_mul+bo_add;0)" office:value-type="float" office:value="2">
            <text:p>2</text:p>
          </table:table-cell>
          <table:table-cell table:style-name="ce114"/>
          <table:table-cell table:style-name="ce110" table:formula="of:=[.AD11]+1" office:value-type="float" office:value="50">
            <text:p>50</text:p>
          </table:table-cell>
          <table:table-cell table:style-name="ce110" table:formula="of:=ROUNDUP([.$G$28]*POWER([.AD12]/[.$G$26];[.$G$27]);0)" office:value-type="float" office:value="45">
            <text:p>45</text:p>
          </table:table-cell>
          <table:table-cell table:style-name="ce110" table:formula="of:=ROUNDDOWN(POWER([.AD12];[.$K$27])*bo_mul+bo_add;0)" office:value-type="float" office:value="4">
            <text:p>4</text:p>
          </table:table-cell>
          <table:table-cell/>
          <table:table-cell table:style-name="ce112" table:formula="of:=[.AH11]+1" office:value-type="float" office:value="70">
            <text:p>70</text:p>
          </table:table-cell>
          <table:table-cell table:style-name="ce112" table:formula="of:=ROUNDUP([.$G$28]*POWER([.AH12]/[.$G$26];[.$G$27]);0)" office:value-type="float" office:value="77">
            <text:p>77</text:p>
          </table:table-cell>
          <table:table-cell table:style-name="ce112" table:formula="of:=ROUNDDOWN(POWER([.AH12];[.$K$27])*bo_mul+bo_add;0)" office:value-type="float" office:value="6">
            <text:p>6</text:p>
          </table:table-cell>
          <table:table-cell/>
          <table:table-cell table:style-name="ce112" table:formula="of:=[.AL11]+1" office:value-type="float" office:value="90">
            <text:p>90</text:p>
          </table:table-cell>
          <table:table-cell table:style-name="ce112" table:formula="of:=ROUNDUP([.$G$28]*POWER([.AL12]/[.$G$26];[.$G$27]);0)" office:value-type="float" office:value="115">
            <text:p>115</text:p>
          </table:table-cell>
          <table:table-cell table:style-name="ce112" table:formula="of:=ROUNDDOWN(POWER([.AL12];[.$K$27])*bo_mul+bo_add;0)" office:value-type="float" office:value="8">
            <text:p>8</text:p>
          </table:table-cell>
          <table:table-cell table:number-columns-repeated="59"/>
          <table:table-cell table:style-name="ce126" table:number-columns-repeated="157"/>
          <table:table-cell table:style-name="ce127" table:number-columns-repeated="767"/>
          <table:table-cell/>
        </table:table-row>
        <table:table-row table:style-name="ro1">
          <table:table-cell/>
          <table:table-cell table:style-name="ce109" table:formula="of:=[.B12]+1" office:value-type="float" office:value="11">
            <text:p>11</text:p>
          </table:table-cell>
          <table:table-cell table:style-name="ce109" table:formula="of:=ROUNDUP([.$G$28]*POWER([.B13]/[.$G$26];[.$G$27]);0)" office:value-type="float" office:value="4">
            <text:p>4</text:p>
          </table:table-cell>
          <table:table-cell table:style-name="ce109" table:formula="of:=ROUNDDOWN(POWER([.B13];[.$K$27])*bo_mul+bo_add;0)" office:value-type="float" office:value="1">
            <text:p>1</text:p>
          </table:table-cell>
          <table:table-cell table:style-name="ce114"/>
          <table:table-cell table:style-name="ce109" table:formula="of:=[.F12]+1" office:value-type="float" office:value="31">
            <text:p>31</text:p>
          </table:table-cell>
          <table:table-cell table:style-name="ce109" table:formula="of:=ROUNDUP([.$G$28]*POWER([.F13]/[.$G$26];[.$G$27]);0)" office:value-type="float" office:value="21">
            <text:p>21</text:p>
          </table:table-cell>
          <table:table-cell table:style-name="ce109" table:formula="of:=ROUNDDOWN(POWER([.F13];[.$K$27])*bo_mul+bo_add;0)" office:value-type="float" office:value="3">
            <text:p>3</text:p>
          </table:table-cell>
          <table:table-cell table:style-name="ce114"/>
          <table:table-cell table:style-name="ce109" table:formula="of:=[.J12]+1" office:value-type="float" office:value="51">
            <text:p>51</text:p>
          </table:table-cell>
          <table:table-cell table:style-name="ce109" table:formula="of:=ROUNDUP([.$G$28]*POWER([.J13]/[.$G$26];[.$G$27]);0)" office:value-type="float" office:value="47">
            <text:p>47</text:p>
          </table:table-cell>
          <table:table-cell table:style-name="ce109" table:formula="of:=ROUNDDOWN(POWER([.J13];[.$K$27])*bo_mul+bo_add;0)" office:value-type="float" office:value="5">
            <text:p>5</text:p>
          </table:table-cell>
          <table:table-cell/>
          <table:table-cell table:style-name="ce111" table:formula="of:=[.N12]+1" office:value-type="float" office:value="71">
            <text:p>71</text:p>
          </table:table-cell>
          <table:table-cell table:style-name="ce111" table:formula="of:=ROUNDUP([.$G$28]*POWER([.N13]/[.$G$26];[.$G$27]);0)" office:value-type="float" office:value="79">
            <text:p>79</text:p>
          </table:table-cell>
          <table:table-cell table:style-name="ce111" table:formula="of:=ROUNDDOWN(POWER([.N13];[.$K$27])*bo_mul+bo_add;0)" office:value-type="float" office:value="7">
            <text:p>7</text:p>
          </table:table-cell>
          <table:table-cell/>
          <table:table-cell table:style-name="ce111" table:formula="of:=[.R12]+1" office:value-type="float" office:value="91">
            <text:p>91</text:p>
          </table:table-cell>
          <table:table-cell table:style-name="ce111" table:formula="of:=ROUNDUP([.$G$28]*POWER([.R13]/[.$G$26];[.$G$27]);0)" office:value-type="float" office:value="117">
            <text:p>117</text:p>
          </table:table-cell>
          <table:table-cell table:style-name="ce111" table:formula="of:=ROUNDDOWN(POWER([.R13];[.$K$27])*bo_mul+bo_add;0)" office:value-type="float" office:value="9">
            <text:p>9</text:p>
          </table:table-cell>
          <table:table-cell/>
          <table:table-cell table:style-name="ce109" table:formula="of:=[.V12]+1" office:value-type="float" office:value="11">
            <text:p>11</text:p>
          </table:table-cell>
          <table:table-cell table:style-name="ce109" table:formula="of:=ROUNDUP([.$G$28]*POWER([.V13]/[.$G$26];[.$G$27]);0)" office:value-type="float" office:value="4">
            <text:p>4</text:p>
          </table:table-cell>
          <table:table-cell table:style-name="ce109" table:formula="of:=ROUNDDOWN(POWER([.V13];[.$K$27])*bo_mul+bo_add;0)" office:value-type="float" office:value="1">
            <text:p>1</text:p>
          </table:table-cell>
          <table:table-cell table:style-name="ce114"/>
          <table:table-cell table:style-name="ce109" table:formula="of:=[.Z12]+1" office:value-type="float" office:value="31">
            <text:p>31</text:p>
          </table:table-cell>
          <table:table-cell table:style-name="ce109" table:formula="of:=ROUNDUP([.$G$28]*POWER([.Z13]/[.$G$26];[.$G$27]);0)" office:value-type="float" office:value="21">
            <text:p>21</text:p>
          </table:table-cell>
          <table:table-cell table:style-name="ce109" table:formula="of:=ROUNDDOWN(POWER([.Z13];[.$K$27])*bo_mul+bo_add;0)" office:value-type="float" office:value="3">
            <text:p>3</text:p>
          </table:table-cell>
          <table:table-cell table:style-name="ce114"/>
          <table:table-cell table:style-name="ce109" table:formula="of:=[.AD12]+1" office:value-type="float" office:value="51">
            <text:p>51</text:p>
          </table:table-cell>
          <table:table-cell table:style-name="ce109" table:formula="of:=ROUNDUP([.$G$28]*POWER([.AD13]/[.$G$26];[.$G$27]);0)" office:value-type="float" office:value="47">
            <text:p>47</text:p>
          </table:table-cell>
          <table:table-cell table:style-name="ce109" table:formula="of:=ROUNDDOWN(POWER([.AD13];[.$K$27])*bo_mul+bo_add;0)" office:value-type="float" office:value="5">
            <text:p>5</text:p>
          </table:table-cell>
          <table:table-cell/>
          <table:table-cell table:style-name="ce111" table:formula="of:=[.AH12]+1" office:value-type="float" office:value="71">
            <text:p>71</text:p>
          </table:table-cell>
          <table:table-cell table:style-name="ce111" table:formula="of:=ROUNDUP([.$G$28]*POWER([.AH13]/[.$G$26];[.$G$27]);0)" office:value-type="float" office:value="79">
            <text:p>79</text:p>
          </table:table-cell>
          <table:table-cell table:style-name="ce111" table:formula="of:=ROUNDDOWN(POWER([.AH13];[.$K$27])*bo_mul+bo_add;0)" office:value-type="float" office:value="7">
            <text:p>7</text:p>
          </table:table-cell>
          <table:table-cell/>
          <table:table-cell table:style-name="ce111" table:formula="of:=[.AL12]+1" office:value-type="float" office:value="91">
            <text:p>91</text:p>
          </table:table-cell>
          <table:table-cell table:style-name="ce111" table:formula="of:=ROUNDUP([.$G$28]*POWER([.AL13]/[.$G$26];[.$G$27]);0)" office:value-type="float" office:value="117">
            <text:p>117</text:p>
          </table:table-cell>
          <table:table-cell table:style-name="ce111" table:formula="of:=ROUNDDOWN(POWER([.AL13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3]+1" office:value-type="float" office:value="12">
            <text:p>12</text:p>
          </table:table-cell>
          <table:table-cell table:style-name="ce109" table:formula="of:=ROUNDUP([.$G$28]*POWER([.B14]/[.$G$26];[.$G$27]);0)" office:value-type="float" office:value="5">
            <text:p>5</text:p>
          </table:table-cell>
          <table:table-cell table:style-name="ce109" table:formula="of:=ROUNDDOWN(POWER([.B14];[.$K$27])*bo_mul+bo_add;0)" office:value-type="float" office:value="1">
            <text:p>1</text:p>
          </table:table-cell>
          <table:table-cell table:style-name="ce114"/>
          <table:table-cell table:style-name="ce109" table:formula="of:=[.F13]+1" office:value-type="float" office:value="32">
            <text:p>32</text:p>
          </table:table-cell>
          <table:table-cell table:style-name="ce109" table:formula="of:=ROUNDUP([.$G$28]*POWER([.F14]/[.$G$26];[.$G$27]);0)" office:value-type="float" office:value="22">
            <text:p>22</text:p>
          </table:table-cell>
          <table:table-cell table:style-name="ce109" table:formula="of:=ROUNDDOWN(POWER([.F14];[.$K$27])*bo_mul+bo_add;0)" office:value-type="float" office:value="3">
            <text:p>3</text:p>
          </table:table-cell>
          <table:table-cell table:style-name="ce114"/>
          <table:table-cell table:style-name="ce109" table:formula="of:=[.J13]+1" office:value-type="float" office:value="52">
            <text:p>52</text:p>
          </table:table-cell>
          <table:table-cell table:style-name="ce109" table:formula="of:=ROUNDUP([.$G$28]*POWER([.J14]/[.$G$26];[.$G$27]);0)" office:value-type="float" office:value="48">
            <text:p>48</text:p>
          </table:table-cell>
          <table:table-cell table:style-name="ce109" table:formula="of:=ROUNDDOWN(POWER([.J14];[.$K$27])*bo_mul+bo_add;0)" office:value-type="float" office:value="5">
            <text:p>5</text:p>
          </table:table-cell>
          <table:table-cell/>
          <table:table-cell table:style-name="ce111" table:formula="of:=[.N13]+1" office:value-type="float" office:value="72">
            <text:p>72</text:p>
          </table:table-cell>
          <table:table-cell table:style-name="ce111" table:formula="of:=ROUNDUP([.$G$28]*POWER([.N14]/[.$G$26];[.$G$27]);0)" office:value-type="float" office:value="81">
            <text:p>81</text:p>
          </table:table-cell>
          <table:table-cell table:style-name="ce111" table:formula="of:=ROUNDDOWN(POWER([.N14];[.$K$27])*bo_mul+bo_add;0)" office:value-type="float" office:value="7">
            <text:p>7</text:p>
          </table:table-cell>
          <table:table-cell/>
          <table:table-cell table:style-name="ce111" table:formula="of:=[.R13]+1" office:value-type="float" office:value="92">
            <text:p>92</text:p>
          </table:table-cell>
          <table:table-cell table:style-name="ce111" table:formula="of:=ROUNDUP([.$G$28]*POWER([.R14]/[.$G$26];[.$G$27]);0)" office:value-type="float" office:value="119">
            <text:p>119</text:p>
          </table:table-cell>
          <table:table-cell table:style-name="ce111" table:formula="of:=ROUNDDOWN(POWER([.R14];[.$K$27])*bo_mul+bo_add;0)" office:value-type="float" office:value="9">
            <text:p>9</text:p>
          </table:table-cell>
          <table:table-cell/>
          <table:table-cell table:style-name="ce109" table:formula="of:=[.V13]+1" office:value-type="float" office:value="12">
            <text:p>12</text:p>
          </table:table-cell>
          <table:table-cell table:style-name="ce109" table:formula="of:=ROUNDUP([.$G$28]*POWER([.V14]/[.$G$26];[.$G$27]);0)" office:value-type="float" office:value="5">
            <text:p>5</text:p>
          </table:table-cell>
          <table:table-cell table:style-name="ce109" table:formula="of:=ROUNDDOWN(POWER([.V14];[.$K$27])*bo_mul+bo_add;0)" office:value-type="float" office:value="1">
            <text:p>1</text:p>
          </table:table-cell>
          <table:table-cell table:style-name="ce114"/>
          <table:table-cell table:style-name="ce109" table:formula="of:=[.Z13]+1" office:value-type="float" office:value="32">
            <text:p>32</text:p>
          </table:table-cell>
          <table:table-cell table:style-name="ce109" table:formula="of:=ROUNDUP([.$G$28]*POWER([.Z14]/[.$G$26];[.$G$27]);0)" office:value-type="float" office:value="22">
            <text:p>22</text:p>
          </table:table-cell>
          <table:table-cell table:style-name="ce109" table:formula="of:=ROUNDDOWN(POWER([.Z14];[.$K$27])*bo_mul+bo_add;0)" office:value-type="float" office:value="3">
            <text:p>3</text:p>
          </table:table-cell>
          <table:table-cell table:style-name="ce114"/>
          <table:table-cell table:style-name="ce109" table:formula="of:=[.AD13]+1" office:value-type="float" office:value="52">
            <text:p>52</text:p>
          </table:table-cell>
          <table:table-cell table:style-name="ce109" table:formula="of:=ROUNDUP([.$G$28]*POWER([.AD14]/[.$G$26];[.$G$27]);0)" office:value-type="float" office:value="48">
            <text:p>48</text:p>
          </table:table-cell>
          <table:table-cell table:style-name="ce109" table:formula="of:=ROUNDDOWN(POWER([.AD14];[.$K$27])*bo_mul+bo_add;0)" office:value-type="float" office:value="5">
            <text:p>5</text:p>
          </table:table-cell>
          <table:table-cell/>
          <table:table-cell table:style-name="ce111" table:formula="of:=[.AH13]+1" office:value-type="float" office:value="72">
            <text:p>72</text:p>
          </table:table-cell>
          <table:table-cell table:style-name="ce111" table:formula="of:=ROUNDUP([.$G$28]*POWER([.AH14]/[.$G$26];[.$G$27]);0)" office:value-type="float" office:value="81">
            <text:p>81</text:p>
          </table:table-cell>
          <table:table-cell table:style-name="ce111" table:formula="of:=ROUNDDOWN(POWER([.AH14];[.$K$27])*bo_mul+bo_add;0)" office:value-type="float" office:value="7">
            <text:p>7</text:p>
          </table:table-cell>
          <table:table-cell/>
          <table:table-cell table:style-name="ce111" table:formula="of:=[.AL13]+1" office:value-type="float" office:value="92">
            <text:p>92</text:p>
          </table:table-cell>
          <table:table-cell table:style-name="ce111" table:formula="of:=ROUNDUP([.$G$28]*POWER([.AL14]/[.$G$26];[.$G$27]);0)" office:value-type="float" office:value="119">
            <text:p>119</text:p>
          </table:table-cell>
          <table:table-cell table:style-name="ce111" table:formula="of:=ROUNDDOWN(POWER([.AL14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4]+1" office:value-type="float" office:value="13">
            <text:p>13</text:p>
          </table:table-cell>
          <table:table-cell table:style-name="ce109" table:formula="of:=ROUNDUP([.$G$28]*POWER([.B15]/[.$G$26];[.$G$27]);0)" office:value-type="float" office:value="6">
            <text:p>6</text:p>
          </table:table-cell>
          <table:table-cell table:style-name="ce109" table:formula="of:=ROUNDDOWN(POWER([.B15];[.$K$27])*bo_mul+bo_add;0)" office:value-type="float" office:value="1">
            <text:p>1</text:p>
          </table:table-cell>
          <table:table-cell table:style-name="ce114"/>
          <table:table-cell table:style-name="ce109" table:formula="of:=[.F14]+1" office:value-type="float" office:value="33">
            <text:p>33</text:p>
          </table:table-cell>
          <table:table-cell table:style-name="ce109" table:formula="of:=ROUNDUP([.$G$28]*POWER([.F15]/[.$G$26];[.$G$27]);0)" office:value-type="float" office:value="23">
            <text:p>23</text:p>
          </table:table-cell>
          <table:table-cell table:style-name="ce109" table:formula="of:=ROUNDDOWN(POWER([.F15];[.$K$27])*bo_mul+bo_add;0)" office:value-type="float" office:value="3">
            <text:p>3</text:p>
          </table:table-cell>
          <table:table-cell table:style-name="ce114"/>
          <table:table-cell table:style-name="ce109" table:formula="of:=[.J14]+1" office:value-type="float" office:value="53">
            <text:p>53</text:p>
          </table:table-cell>
          <table:table-cell table:style-name="ce109" table:formula="of:=ROUNDUP([.$G$28]*POWER([.J15]/[.$G$26];[.$G$27]);0)" office:value-type="float" office:value="50">
            <text:p>50</text:p>
          </table:table-cell>
          <table:table-cell table:style-name="ce109" table:formula="of:=ROUNDDOWN(POWER([.J15];[.$K$27])*bo_mul+bo_add;0)" office:value-type="float" office:value="5">
            <text:p>5</text:p>
          </table:table-cell>
          <table:table-cell/>
          <table:table-cell table:style-name="ce111" table:formula="of:=[.N14]+1" office:value-type="float" office:value="73">
            <text:p>73</text:p>
          </table:table-cell>
          <table:table-cell table:style-name="ce111" table:formula="of:=ROUNDUP([.$G$28]*POWER([.N15]/[.$G$26];[.$G$27]);0)" office:value-type="float" office:value="82">
            <text:p>82</text:p>
          </table:table-cell>
          <table:table-cell table:style-name="ce111" table:formula="of:=ROUNDDOWN(POWER([.N15];[.$K$27])*bo_mul+bo_add;0)" office:value-type="float" office:value="7">
            <text:p>7</text:p>
          </table:table-cell>
          <table:table-cell/>
          <table:table-cell table:style-name="ce111" table:formula="of:=[.R14]+1" office:value-type="float" office:value="93">
            <text:p>93</text:p>
          </table:table-cell>
          <table:table-cell table:style-name="ce111" table:formula="of:=ROUNDUP([.$G$28]*POWER([.R15]/[.$G$26];[.$G$27]);0)" office:value-type="float" office:value="121">
            <text:p>121</text:p>
          </table:table-cell>
          <table:table-cell table:style-name="ce111" table:formula="of:=ROUNDDOWN(POWER([.R15];[.$K$27])*bo_mul+bo_add;0)" office:value-type="float" office:value="9">
            <text:p>9</text:p>
          </table:table-cell>
          <table:table-cell/>
          <table:table-cell table:style-name="ce109" table:formula="of:=[.V14]+1" office:value-type="float" office:value="13">
            <text:p>13</text:p>
          </table:table-cell>
          <table:table-cell table:style-name="ce109" table:formula="of:=ROUNDUP([.$G$28]*POWER([.V15]/[.$G$26];[.$G$27]);0)" office:value-type="float" office:value="6">
            <text:p>6</text:p>
          </table:table-cell>
          <table:table-cell table:style-name="ce109" table:formula="of:=ROUNDDOWN(POWER([.V15];[.$K$27])*bo_mul+bo_add;0)" office:value-type="float" office:value="1">
            <text:p>1</text:p>
          </table:table-cell>
          <table:table-cell table:style-name="ce114"/>
          <table:table-cell table:style-name="ce109" table:formula="of:=[.Z14]+1" office:value-type="float" office:value="33">
            <text:p>33</text:p>
          </table:table-cell>
          <table:table-cell table:style-name="ce109" table:formula="of:=ROUNDUP([.$G$28]*POWER([.Z15]/[.$G$26];[.$G$27]);0)" office:value-type="float" office:value="23">
            <text:p>23</text:p>
          </table:table-cell>
          <table:table-cell table:style-name="ce109" table:formula="of:=ROUNDDOWN(POWER([.Z15];[.$K$27])*bo_mul+bo_add;0)" office:value-type="float" office:value="3">
            <text:p>3</text:p>
          </table:table-cell>
          <table:table-cell table:style-name="ce114"/>
          <table:table-cell table:style-name="ce109" table:formula="of:=[.AD14]+1" office:value-type="float" office:value="53">
            <text:p>53</text:p>
          </table:table-cell>
          <table:table-cell table:style-name="ce109" table:formula="of:=ROUNDUP([.$G$28]*POWER([.AD15]/[.$G$26];[.$G$27]);0)" office:value-type="float" office:value="50">
            <text:p>50</text:p>
          </table:table-cell>
          <table:table-cell table:style-name="ce109" table:formula="of:=ROUNDDOWN(POWER([.AD15];[.$K$27])*bo_mul+bo_add;0)" office:value-type="float" office:value="5">
            <text:p>5</text:p>
          </table:table-cell>
          <table:table-cell/>
          <table:table-cell table:style-name="ce111" table:formula="of:=[.AH14]+1" office:value-type="float" office:value="73">
            <text:p>73</text:p>
          </table:table-cell>
          <table:table-cell table:style-name="ce111" table:formula="of:=ROUNDUP([.$G$28]*POWER([.AH15]/[.$G$26];[.$G$27]);0)" office:value-type="float" office:value="82">
            <text:p>82</text:p>
          </table:table-cell>
          <table:table-cell table:style-name="ce111" table:formula="of:=ROUNDDOWN(POWER([.AH15];[.$K$27])*bo_mul+bo_add;0)" office:value-type="float" office:value="7">
            <text:p>7</text:p>
          </table:table-cell>
          <table:table-cell/>
          <table:table-cell table:style-name="ce111" table:formula="of:=[.AL14]+1" office:value-type="float" office:value="93">
            <text:p>93</text:p>
          </table:table-cell>
          <table:table-cell table:style-name="ce111" table:formula="of:=ROUNDUP([.$G$28]*POWER([.AL15]/[.$G$26];[.$G$27]);0)" office:value-type="float" office:value="121">
            <text:p>121</text:p>
          </table:table-cell>
          <table:table-cell table:style-name="ce111" table:formula="of:=ROUNDDOWN(POWER([.AL15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5]+1" office:value-type="float" office:value="14">
            <text:p>14</text:p>
          </table:table-cell>
          <table:table-cell table:style-name="ce109" table:formula="of:=ROUNDUP([.$G$28]*POWER([.B16]/[.$G$26];[.$G$27]);0)" office:value-type="float" office:value="6">
            <text:p>6</text:p>
          </table:table-cell>
          <table:table-cell table:style-name="ce109" table:formula="of:=ROUNDDOWN(POWER([.B16];[.$K$27])*bo_mul+bo_add;0)" office:value-type="float" office:value="1">
            <text:p>1</text:p>
          </table:table-cell>
          <table:table-cell table:style-name="ce114"/>
          <table:table-cell table:style-name="ce109" table:formula="of:=[.F15]+1" office:value-type="float" office:value="34">
            <text:p>34</text:p>
          </table:table-cell>
          <table:table-cell table:style-name="ce109" table:formula="of:=ROUNDUP([.$G$28]*POWER([.F16]/[.$G$26];[.$G$27]);0)" office:value-type="float" office:value="25">
            <text:p>25</text:p>
          </table:table-cell>
          <table:table-cell table:style-name="ce109" table:formula="of:=ROUNDDOWN(POWER([.F16];[.$K$27])*bo_mul+bo_add;0)" office:value-type="float" office:value="3">
            <text:p>3</text:p>
          </table:table-cell>
          <table:table-cell table:style-name="ce114"/>
          <table:table-cell table:style-name="ce109" table:formula="of:=[.J15]+1" office:value-type="float" office:value="54">
            <text:p>54</text:p>
          </table:table-cell>
          <table:table-cell table:style-name="ce109" table:formula="of:=ROUNDUP([.$G$28]*POWER([.J16]/[.$G$26];[.$G$27]);0)" office:value-type="float" office:value="51">
            <text:p>51</text:p>
          </table:table-cell>
          <table:table-cell table:style-name="ce109" table:formula="of:=ROUNDDOWN(POWER([.J16];[.$K$27])*bo_mul+bo_add;0)" office:value-type="float" office:value="5">
            <text:p>5</text:p>
          </table:table-cell>
          <table:table-cell/>
          <table:table-cell table:style-name="ce111" table:formula="of:=[.N15]+1" office:value-type="float" office:value="74">
            <text:p>74</text:p>
          </table:table-cell>
          <table:table-cell table:style-name="ce111" table:formula="of:=ROUNDUP([.$G$28]*POWER([.N16]/[.$G$26];[.$G$27]);0)" office:value-type="float" office:value="84">
            <text:p>84</text:p>
          </table:table-cell>
          <table:table-cell table:style-name="ce111" table:formula="of:=ROUNDDOWN(POWER([.N16];[.$K$27])*bo_mul+bo_add;0)" office:value-type="float" office:value="7">
            <text:p>7</text:p>
          </table:table-cell>
          <table:table-cell/>
          <table:table-cell table:style-name="ce111" table:formula="of:=[.R15]+1" office:value-type="float" office:value="94">
            <text:p>94</text:p>
          </table:table-cell>
          <table:table-cell table:style-name="ce111" table:formula="of:=ROUNDUP([.$G$28]*POWER([.R16]/[.$G$26];[.$G$27]);0)" office:value-type="float" office:value="123">
            <text:p>123</text:p>
          </table:table-cell>
          <table:table-cell table:style-name="ce111" table:formula="of:=ROUNDDOWN(POWER([.R16];[.$K$27])*bo_mul+bo_add;0)" office:value-type="float" office:value="9">
            <text:p>9</text:p>
          </table:table-cell>
          <table:table-cell/>
          <table:table-cell table:style-name="ce109" table:formula="of:=[.V15]+1" office:value-type="float" office:value="14">
            <text:p>14</text:p>
          </table:table-cell>
          <table:table-cell table:style-name="ce109" table:formula="of:=ROUNDUP([.$G$28]*POWER([.V16]/[.$G$26];[.$G$27]);0)" office:value-type="float" office:value="6">
            <text:p>6</text:p>
          </table:table-cell>
          <table:table-cell table:style-name="ce109" table:formula="of:=ROUNDDOWN(POWER([.V16];[.$K$27])*bo_mul+bo_add;0)" office:value-type="float" office:value="1">
            <text:p>1</text:p>
          </table:table-cell>
          <table:table-cell table:style-name="ce114"/>
          <table:table-cell table:style-name="ce109" table:formula="of:=[.Z15]+1" office:value-type="float" office:value="34">
            <text:p>34</text:p>
          </table:table-cell>
          <table:table-cell table:style-name="ce109" table:formula="of:=ROUNDUP([.$G$28]*POWER([.Z16]/[.$G$26];[.$G$27]);0)" office:value-type="float" office:value="25">
            <text:p>25</text:p>
          </table:table-cell>
          <table:table-cell table:style-name="ce109" table:formula="of:=ROUNDDOWN(POWER([.Z16];[.$K$27])*bo_mul+bo_add;0)" office:value-type="float" office:value="3">
            <text:p>3</text:p>
          </table:table-cell>
          <table:table-cell table:style-name="ce114"/>
          <table:table-cell table:style-name="ce109" table:formula="of:=[.AD15]+1" office:value-type="float" office:value="54">
            <text:p>54</text:p>
          </table:table-cell>
          <table:table-cell table:style-name="ce109" table:formula="of:=ROUNDUP([.$G$28]*POWER([.AD16]/[.$G$26];[.$G$27]);0)" office:value-type="float" office:value="51">
            <text:p>51</text:p>
          </table:table-cell>
          <table:table-cell table:style-name="ce109" table:formula="of:=ROUNDDOWN(POWER([.AD16];[.$K$27])*bo_mul+bo_add;0)" office:value-type="float" office:value="5">
            <text:p>5</text:p>
          </table:table-cell>
          <table:table-cell/>
          <table:table-cell table:style-name="ce111" table:formula="of:=[.AH15]+1" office:value-type="float" office:value="74">
            <text:p>74</text:p>
          </table:table-cell>
          <table:table-cell table:style-name="ce111" table:formula="of:=ROUNDUP([.$G$28]*POWER([.AH16]/[.$G$26];[.$G$27]);0)" office:value-type="float" office:value="84">
            <text:p>84</text:p>
          </table:table-cell>
          <table:table-cell table:style-name="ce111" table:formula="of:=ROUNDDOWN(POWER([.AH16];[.$K$27])*bo_mul+bo_add;0)" office:value-type="float" office:value="7">
            <text:p>7</text:p>
          </table:table-cell>
          <table:table-cell/>
          <table:table-cell table:style-name="ce111" table:formula="of:=[.AL15]+1" office:value-type="float" office:value="94">
            <text:p>94</text:p>
          </table:table-cell>
          <table:table-cell table:style-name="ce111" table:formula="of:=ROUNDUP([.$G$28]*POWER([.AL16]/[.$G$26];[.$G$27]);0)" office:value-type="float" office:value="123">
            <text:p>123</text:p>
          </table:table-cell>
          <table:table-cell table:style-name="ce111" table:formula="of:=ROUNDDOWN(POWER([.AL16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6]+1" office:value-type="float" office:value="15">
            <text:p>15</text:p>
          </table:table-cell>
          <table:table-cell table:style-name="ce109" table:formula="of:=ROUNDUP([.$G$28]*POWER([.B17]/[.$G$26];[.$G$27]);0)" office:value-type="float" office:value="7">
            <text:p>7</text:p>
          </table:table-cell>
          <table:table-cell table:style-name="ce109" table:formula="of:=ROUNDDOWN(POWER([.B17];[.$K$27])*bo_mul+bo_add;0)" office:value-type="float" office:value="1">
            <text:p>1</text:p>
          </table:table-cell>
          <table:table-cell table:style-name="ce114"/>
          <table:table-cell table:style-name="ce109" table:formula="of:=[.F16]+1" office:value-type="float" office:value="35">
            <text:p>35</text:p>
          </table:table-cell>
          <table:table-cell table:style-name="ce109" table:formula="of:=ROUNDUP([.$G$28]*POWER([.F17]/[.$G$26];[.$G$27]);0)" office:value-type="float" office:value="26">
            <text:p>26</text:p>
          </table:table-cell>
          <table:table-cell table:style-name="ce109" table:formula="of:=ROUNDDOWN(POWER([.F17];[.$K$27])*bo_mul+bo_add;0)" office:value-type="float" office:value="3">
            <text:p>3</text:p>
          </table:table-cell>
          <table:table-cell table:style-name="ce114"/>
          <table:table-cell table:style-name="ce109" table:formula="of:=[.J16]+1" office:value-type="float" office:value="55">
            <text:p>55</text:p>
          </table:table-cell>
          <table:table-cell table:style-name="ce109" table:formula="of:=ROUNDUP([.$G$28]*POWER([.J17]/[.$G$26];[.$G$27]);0)" office:value-type="float" office:value="53">
            <text:p>53</text:p>
          </table:table-cell>
          <table:table-cell table:style-name="ce109" table:formula="of:=ROUNDDOWN(POWER([.J17];[.$K$27])*bo_mul+bo_add;0)" office:value-type="float" office:value="5">
            <text:p>5</text:p>
          </table:table-cell>
          <table:table-cell/>
          <table:table-cell table:style-name="ce111" table:formula="of:=[.N16]+1" office:value-type="float" office:value="75">
            <text:p>75</text:p>
          </table:table-cell>
          <table:table-cell table:style-name="ce111" table:formula="of:=ROUNDUP([.$G$28]*POWER([.N17]/[.$G$26];[.$G$27]);0)" office:value-type="float" office:value="86">
            <text:p>86</text:p>
          </table:table-cell>
          <table:table-cell table:style-name="ce111" table:formula="of:=ROUNDDOWN(POWER([.N17];[.$K$27])*bo_mul+bo_add;0)" office:value-type="float" office:value="7">
            <text:p>7</text:p>
          </table:table-cell>
          <table:table-cell/>
          <table:table-cell table:style-name="ce111" table:formula="of:=[.R16]+1" office:value-type="float" office:value="95">
            <text:p>95</text:p>
          </table:table-cell>
          <table:table-cell table:style-name="ce111" table:formula="of:=ROUNDUP([.$G$28]*POWER([.R17]/[.$G$26];[.$G$27]);0)" office:value-type="float" office:value="125">
            <text:p>125</text:p>
          </table:table-cell>
          <table:table-cell table:style-name="ce111" table:formula="of:=ROUNDDOWN(POWER([.R17];[.$K$27])*bo_mul+bo_add;0)" office:value-type="float" office:value="9">
            <text:p>9</text:p>
          </table:table-cell>
          <table:table-cell/>
          <table:table-cell table:style-name="ce109" table:formula="of:=[.V16]+1" office:value-type="float" office:value="15">
            <text:p>15</text:p>
          </table:table-cell>
          <table:table-cell table:style-name="ce109" table:formula="of:=ROUNDUP([.$G$28]*POWER([.V17]/[.$G$26];[.$G$27]);0)" office:value-type="float" office:value="7">
            <text:p>7</text:p>
          </table:table-cell>
          <table:table-cell table:style-name="ce109" table:formula="of:=ROUNDDOWN(POWER([.V17];[.$K$27])*bo_mul+bo_add;0)" office:value-type="float" office:value="1">
            <text:p>1</text:p>
          </table:table-cell>
          <table:table-cell table:style-name="ce114"/>
          <table:table-cell table:style-name="ce109" table:formula="of:=[.Z16]+1" office:value-type="float" office:value="35">
            <text:p>35</text:p>
          </table:table-cell>
          <table:table-cell table:style-name="ce109" table:formula="of:=ROUNDUP([.$G$28]*POWER([.Z17]/[.$G$26];[.$G$27]);0)" office:value-type="float" office:value="26">
            <text:p>26</text:p>
          </table:table-cell>
          <table:table-cell table:style-name="ce109" table:formula="of:=ROUNDDOWN(POWER([.Z17];[.$K$27])*bo_mul+bo_add;0)" office:value-type="float" office:value="3">
            <text:p>3</text:p>
          </table:table-cell>
          <table:table-cell table:style-name="ce114"/>
          <table:table-cell table:style-name="ce109" table:formula="of:=[.AD16]+1" office:value-type="float" office:value="55">
            <text:p>55</text:p>
          </table:table-cell>
          <table:table-cell table:style-name="ce109" table:formula="of:=ROUNDUP([.$G$28]*POWER([.AD17]/[.$G$26];[.$G$27]);0)" office:value-type="float" office:value="53">
            <text:p>53</text:p>
          </table:table-cell>
          <table:table-cell table:style-name="ce109" table:formula="of:=ROUNDDOWN(POWER([.AD17];[.$K$27])*bo_mul+bo_add;0)" office:value-type="float" office:value="5">
            <text:p>5</text:p>
          </table:table-cell>
          <table:table-cell/>
          <table:table-cell table:style-name="ce111" table:formula="of:=[.AH16]+1" office:value-type="float" office:value="75">
            <text:p>75</text:p>
          </table:table-cell>
          <table:table-cell table:style-name="ce111" table:formula="of:=ROUNDUP([.$G$28]*POWER([.AH17]/[.$G$26];[.$G$27]);0)" office:value-type="float" office:value="86">
            <text:p>86</text:p>
          </table:table-cell>
          <table:table-cell table:style-name="ce111" table:formula="of:=ROUNDDOWN(POWER([.AH17];[.$K$27])*bo_mul+bo_add;0)" office:value-type="float" office:value="7">
            <text:p>7</text:p>
          </table:table-cell>
          <table:table-cell/>
          <table:table-cell table:style-name="ce111" table:formula="of:=[.AL16]+1" office:value-type="float" office:value="95">
            <text:p>95</text:p>
          </table:table-cell>
          <table:table-cell table:style-name="ce111" table:formula="of:=ROUNDUP([.$G$28]*POWER([.AL17]/[.$G$26];[.$G$27]);0)" office:value-type="float" office:value="125">
            <text:p>125</text:p>
          </table:table-cell>
          <table:table-cell table:style-name="ce111" table:formula="of:=ROUNDDOWN(POWER([.AL17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7]+1" office:value-type="float" office:value="16">
            <text:p>16</text:p>
          </table:table-cell>
          <table:table-cell table:style-name="ce109" table:formula="of:=ROUNDUP([.$G$28]*POWER([.B18]/[.$G$26];[.$G$27]);0)" office:value-type="float" office:value="8">
            <text:p>8</text:p>
          </table:table-cell>
          <table:table-cell table:style-name="ce109" table:formula="of:=ROUNDDOWN(POWER([.B18];[.$K$27])*bo_mul+bo_add;0)" office:value-type="float" office:value="1">
            <text:p>1</text:p>
          </table:table-cell>
          <table:table-cell table:style-name="ce114"/>
          <table:table-cell table:style-name="ce109" table:formula="of:=[.F17]+1" office:value-type="float" office:value="36">
            <text:p>36</text:p>
          </table:table-cell>
          <table:table-cell table:style-name="ce109" table:formula="of:=ROUNDUP([.$G$28]*POWER([.F18]/[.$G$26];[.$G$27]);0)" office:value-type="float" office:value="27">
            <text:p>27</text:p>
          </table:table-cell>
          <table:table-cell table:style-name="ce109" table:formula="of:=ROUNDDOWN(POWER([.F18];[.$K$27])*bo_mul+bo_add;0)" office:value-type="float" office:value="3">
            <text:p>3</text:p>
          </table:table-cell>
          <table:table-cell table:style-name="ce114"/>
          <table:table-cell table:style-name="ce109" table:formula="of:=[.J17]+1" office:value-type="float" office:value="56">
            <text:p>56</text:p>
          </table:table-cell>
          <table:table-cell table:style-name="ce109" table:formula="of:=ROUNDUP([.$G$28]*POWER([.J18]/[.$G$26];[.$G$27]);0)" office:value-type="float" office:value="54">
            <text:p>54</text:p>
          </table:table-cell>
          <table:table-cell table:style-name="ce109" table:formula="of:=ROUNDDOWN(POWER([.J18];[.$K$27])*bo_mul+bo_add;0)" office:value-type="float" office:value="5">
            <text:p>5</text:p>
          </table:table-cell>
          <table:table-cell/>
          <table:table-cell table:style-name="ce111" table:formula="of:=[.N17]+1" office:value-type="float" office:value="76">
            <text:p>76</text:p>
          </table:table-cell>
          <table:table-cell table:style-name="ce111" table:formula="of:=ROUNDUP([.$G$28]*POWER([.N18]/[.$G$26];[.$G$27]);0)" office:value-type="float" office:value="88">
            <text:p>88</text:p>
          </table:table-cell>
          <table:table-cell table:style-name="ce111" table:formula="of:=ROUNDDOWN(POWER([.N18];[.$K$27])*bo_mul+bo_add;0)" office:value-type="float" office:value="7">
            <text:p>7</text:p>
          </table:table-cell>
          <table:table-cell/>
          <table:table-cell table:style-name="ce111" table:formula="of:=[.R17]+1" office:value-type="float" office:value="96">
            <text:p>96</text:p>
          </table:table-cell>
          <table:table-cell table:style-name="ce111" table:formula="of:=ROUNDUP([.$G$28]*POWER([.R18]/[.$G$26];[.$G$27]);0)" office:value-type="float" office:value="127">
            <text:p>127</text:p>
          </table:table-cell>
          <table:table-cell table:style-name="ce111" table:formula="of:=ROUNDDOWN(POWER([.R18];[.$K$27])*bo_mul+bo_add;0)" office:value-type="float" office:value="9">
            <text:p>9</text:p>
          </table:table-cell>
          <table:table-cell/>
          <table:table-cell table:style-name="ce109" table:formula="of:=[.V17]+1" office:value-type="float" office:value="16">
            <text:p>16</text:p>
          </table:table-cell>
          <table:table-cell table:style-name="ce109" table:formula="of:=ROUNDUP([.$G$28]*POWER([.V18]/[.$G$26];[.$G$27]);0)" office:value-type="float" office:value="8">
            <text:p>8</text:p>
          </table:table-cell>
          <table:table-cell table:style-name="ce109" table:formula="of:=ROUNDDOWN(POWER([.V18];[.$K$27])*bo_mul+bo_add;0)" office:value-type="float" office:value="1">
            <text:p>1</text:p>
          </table:table-cell>
          <table:table-cell table:style-name="ce114"/>
          <table:table-cell table:style-name="ce109" table:formula="of:=[.Z17]+1" office:value-type="float" office:value="36">
            <text:p>36</text:p>
          </table:table-cell>
          <table:table-cell table:style-name="ce109" table:formula="of:=ROUNDUP([.$G$28]*POWER([.Z18]/[.$G$26];[.$G$27]);0)" office:value-type="float" office:value="27">
            <text:p>27</text:p>
          </table:table-cell>
          <table:table-cell table:style-name="ce109" table:formula="of:=ROUNDDOWN(POWER([.Z18];[.$K$27])*bo_mul+bo_add;0)" office:value-type="float" office:value="3">
            <text:p>3</text:p>
          </table:table-cell>
          <table:table-cell table:style-name="ce114"/>
          <table:table-cell table:style-name="ce109" table:formula="of:=[.AD17]+1" office:value-type="float" office:value="56">
            <text:p>56</text:p>
          </table:table-cell>
          <table:table-cell table:style-name="ce109" table:formula="of:=ROUNDUP([.$G$28]*POWER([.AD18]/[.$G$26];[.$G$27]);0)" office:value-type="float" office:value="54">
            <text:p>54</text:p>
          </table:table-cell>
          <table:table-cell table:style-name="ce109" table:formula="of:=ROUNDDOWN(POWER([.AD18];[.$K$27])*bo_mul+bo_add;0)" office:value-type="float" office:value="5">
            <text:p>5</text:p>
          </table:table-cell>
          <table:table-cell/>
          <table:table-cell table:style-name="ce111" table:formula="of:=[.AH17]+1" office:value-type="float" office:value="76">
            <text:p>76</text:p>
          </table:table-cell>
          <table:table-cell table:style-name="ce111" table:formula="of:=ROUNDUP([.$G$28]*POWER([.AH18]/[.$G$26];[.$G$27]);0)" office:value-type="float" office:value="88">
            <text:p>88</text:p>
          </table:table-cell>
          <table:table-cell table:style-name="ce111" table:formula="of:=ROUNDDOWN(POWER([.AH18];[.$K$27])*bo_mul+bo_add;0)" office:value-type="float" office:value="7">
            <text:p>7</text:p>
          </table:table-cell>
          <table:table-cell/>
          <table:table-cell table:style-name="ce111" table:formula="of:=[.AL17]+1" office:value-type="float" office:value="96">
            <text:p>96</text:p>
          </table:table-cell>
          <table:table-cell table:style-name="ce111" table:formula="of:=ROUNDUP([.$G$28]*POWER([.AL18]/[.$G$26];[.$G$27]);0)" office:value-type="float" office:value="127">
            <text:p>127</text:p>
          </table:table-cell>
          <table:table-cell table:style-name="ce111" table:formula="of:=ROUNDDOWN(POWER([.AL18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8]+1" office:value-type="float" office:value="17">
            <text:p>17</text:p>
          </table:table-cell>
          <table:table-cell table:style-name="ce109" table:formula="of:=ROUNDUP([.$G$28]*POWER([.B19]/[.$G$26];[.$G$27]);0)" office:value-type="float" office:value="8">
            <text:p>8</text:p>
          </table:table-cell>
          <table:table-cell table:style-name="ce109" table:formula="of:=ROUNDDOWN(POWER([.B19];[.$K$27])*bo_mul+bo_add;0)" office:value-type="float" office:value="1">
            <text:p>1</text:p>
          </table:table-cell>
          <table:table-cell table:style-name="ce114"/>
          <table:table-cell table:style-name="ce109" table:formula="of:=[.F18]+1" office:value-type="float" office:value="37">
            <text:p>37</text:p>
          </table:table-cell>
          <table:table-cell table:style-name="ce109" table:formula="of:=ROUNDUP([.$G$28]*POWER([.F19]/[.$G$26];[.$G$27]);0)" office:value-type="float" office:value="28">
            <text:p>28</text:p>
          </table:table-cell>
          <table:table-cell table:style-name="ce109" table:formula="of:=ROUNDDOWN(POWER([.F19];[.$K$27])*bo_mul+bo_add;0)" office:value-type="float" office:value="3">
            <text:p>3</text:p>
          </table:table-cell>
          <table:table-cell table:style-name="ce114"/>
          <table:table-cell table:style-name="ce109" table:formula="of:=[.J18]+1" office:value-type="float" office:value="57">
            <text:p>57</text:p>
          </table:table-cell>
          <table:table-cell table:style-name="ce109" table:formula="of:=ROUNDUP([.$G$28]*POWER([.J19]/[.$G$26];[.$G$27]);0)" office:value-type="float" office:value="56">
            <text:p>56</text:p>
          </table:table-cell>
          <table:table-cell table:style-name="ce109" table:formula="of:=ROUNDDOWN(POWER([.J19];[.$K$27])*bo_mul+bo_add;0)" office:value-type="float" office:value="5">
            <text:p>5</text:p>
          </table:table-cell>
          <table:table-cell/>
          <table:table-cell table:style-name="ce111" table:formula="of:=[.N18]+1" office:value-type="float" office:value="77">
            <text:p>77</text:p>
          </table:table-cell>
          <table:table-cell table:style-name="ce111" table:formula="of:=ROUNDUP([.$G$28]*POWER([.N19]/[.$G$26];[.$G$27]);0)" office:value-type="float" office:value="90">
            <text:p>90</text:p>
          </table:table-cell>
          <table:table-cell table:style-name="ce111" table:formula="of:=ROUNDDOWN(POWER([.N19];[.$K$27])*bo_mul+bo_add;0)" office:value-type="float" office:value="7">
            <text:p>7</text:p>
          </table:table-cell>
          <table:table-cell/>
          <table:table-cell table:style-name="ce111" table:formula="of:=[.R18]+1" office:value-type="float" office:value="97">
            <text:p>97</text:p>
          </table:table-cell>
          <table:table-cell table:style-name="ce111" table:formula="of:=ROUNDUP([.$G$28]*POWER([.R19]/[.$G$26];[.$G$27]);0)" office:value-type="float" office:value="129">
            <text:p>129</text:p>
          </table:table-cell>
          <table:table-cell table:style-name="ce111" table:formula="of:=ROUNDDOWN(POWER([.R19];[.$K$27])*bo_mul+bo_add;0)" office:value-type="float" office:value="9">
            <text:p>9</text:p>
          </table:table-cell>
          <table:table-cell/>
          <table:table-cell table:style-name="ce109" table:formula="of:=[.V18]+1" office:value-type="float" office:value="17">
            <text:p>17</text:p>
          </table:table-cell>
          <table:table-cell table:style-name="ce109" table:formula="of:=ROUNDUP([.$G$28]*POWER([.V19]/[.$G$26];[.$G$27]);0)" office:value-type="float" office:value="8">
            <text:p>8</text:p>
          </table:table-cell>
          <table:table-cell table:style-name="ce109" table:formula="of:=ROUNDDOWN(POWER([.V19];[.$K$27])*bo_mul+bo_add;0)" office:value-type="float" office:value="1">
            <text:p>1</text:p>
          </table:table-cell>
          <table:table-cell table:style-name="ce114"/>
          <table:table-cell table:style-name="ce109" table:formula="of:=[.Z18]+1" office:value-type="float" office:value="37">
            <text:p>37</text:p>
          </table:table-cell>
          <table:table-cell table:style-name="ce109" table:formula="of:=ROUNDUP([.$G$28]*POWER([.Z19]/[.$G$26];[.$G$27]);0)" office:value-type="float" office:value="28">
            <text:p>28</text:p>
          </table:table-cell>
          <table:table-cell table:style-name="ce109" table:formula="of:=ROUNDDOWN(POWER([.Z19];[.$K$27])*bo_mul+bo_add;0)" office:value-type="float" office:value="3">
            <text:p>3</text:p>
          </table:table-cell>
          <table:table-cell table:style-name="ce114"/>
          <table:table-cell table:style-name="ce109" table:formula="of:=[.AD18]+1" office:value-type="float" office:value="57">
            <text:p>57</text:p>
          </table:table-cell>
          <table:table-cell table:style-name="ce109" table:formula="of:=ROUNDUP([.$G$28]*POWER([.AD19]/[.$G$26];[.$G$27]);0)" office:value-type="float" office:value="56">
            <text:p>56</text:p>
          </table:table-cell>
          <table:table-cell table:style-name="ce109" table:formula="of:=ROUNDDOWN(POWER([.AD19];[.$K$27])*bo_mul+bo_add;0)" office:value-type="float" office:value="5">
            <text:p>5</text:p>
          </table:table-cell>
          <table:table-cell/>
          <table:table-cell table:style-name="ce111" table:formula="of:=[.AH18]+1" office:value-type="float" office:value="77">
            <text:p>77</text:p>
          </table:table-cell>
          <table:table-cell table:style-name="ce111" table:formula="of:=ROUNDUP([.$G$28]*POWER([.AH19]/[.$G$26];[.$G$27]);0)" office:value-type="float" office:value="90">
            <text:p>90</text:p>
          </table:table-cell>
          <table:table-cell table:style-name="ce111" table:formula="of:=ROUNDDOWN(POWER([.AH19];[.$K$27])*bo_mul+bo_add;0)" office:value-type="float" office:value="7">
            <text:p>7</text:p>
          </table:table-cell>
          <table:table-cell/>
          <table:table-cell table:style-name="ce111" table:formula="of:=[.AL18]+1" office:value-type="float" office:value="97">
            <text:p>97</text:p>
          </table:table-cell>
          <table:table-cell table:style-name="ce111" table:formula="of:=ROUNDUP([.$G$28]*POWER([.AL19]/[.$G$26];[.$G$27]);0)" office:value-type="float" office:value="129">
            <text:p>129</text:p>
          </table:table-cell>
          <table:table-cell table:style-name="ce111" table:formula="of:=ROUNDDOWN(POWER([.AL19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19]+1" office:value-type="float" office:value="18">
            <text:p>18</text:p>
          </table:table-cell>
          <table:table-cell table:style-name="ce109" table:formula="of:=ROUNDUP([.$G$28]*POWER([.B20]/[.$G$26];[.$G$27]);0)" office:value-type="float" office:value="9">
            <text:p>9</text:p>
          </table:table-cell>
          <table:table-cell table:style-name="ce109" table:formula="of:=ROUNDDOWN(POWER([.B20];[.$K$27])*bo_mul+bo_add;0)" office:value-type="float" office:value="1">
            <text:p>1</text:p>
          </table:table-cell>
          <table:table-cell table:style-name="ce114"/>
          <table:table-cell table:style-name="ce109" table:formula="of:=[.F19]+1" office:value-type="float" office:value="38">
            <text:p>38</text:p>
          </table:table-cell>
          <table:table-cell table:style-name="ce109" table:formula="of:=ROUNDUP([.$G$28]*POWER([.F20]/[.$G$26];[.$G$27]);0)" office:value-type="float" office:value="29">
            <text:p>29</text:p>
          </table:table-cell>
          <table:table-cell table:style-name="ce109" table:formula="of:=ROUNDDOWN(POWER([.F20];[.$K$27])*bo_mul+bo_add;0)" office:value-type="float" office:value="3">
            <text:p>3</text:p>
          </table:table-cell>
          <table:table-cell table:style-name="ce114"/>
          <table:table-cell table:style-name="ce109" table:formula="of:=[.J19]+1" office:value-type="float" office:value="58">
            <text:p>58</text:p>
          </table:table-cell>
          <table:table-cell table:style-name="ce109" table:formula="of:=ROUNDUP([.$G$28]*POWER([.J20]/[.$G$26];[.$G$27]);0)" office:value-type="float" office:value="57">
            <text:p>57</text:p>
          </table:table-cell>
          <table:table-cell table:style-name="ce109" table:formula="of:=ROUNDDOWN(POWER([.J20];[.$K$27])*bo_mul+bo_add;0)" office:value-type="float" office:value="5">
            <text:p>5</text:p>
          </table:table-cell>
          <table:table-cell/>
          <table:table-cell table:style-name="ce111" table:formula="of:=[.N19]+1" office:value-type="float" office:value="78">
            <text:p>78</text:p>
          </table:table-cell>
          <table:table-cell table:style-name="ce111" table:formula="of:=ROUNDUP([.$G$28]*POWER([.N20]/[.$G$26];[.$G$27]);0)" office:value-type="float" office:value="91">
            <text:p>91</text:p>
          </table:table-cell>
          <table:table-cell table:style-name="ce111" table:formula="of:=ROUNDDOWN(POWER([.N20];[.$K$27])*bo_mul+bo_add;0)" office:value-type="float" office:value="7">
            <text:p>7</text:p>
          </table:table-cell>
          <table:table-cell/>
          <table:table-cell table:style-name="ce111" table:formula="of:=[.R19]+1" office:value-type="float" office:value="98">
            <text:p>98</text:p>
          </table:table-cell>
          <table:table-cell table:style-name="ce111" table:formula="of:=ROUNDUP([.$G$28]*POWER([.R20]/[.$G$26];[.$G$27]);0)" office:value-type="float" office:value="132">
            <text:p>132</text:p>
          </table:table-cell>
          <table:table-cell table:style-name="ce111" table:formula="of:=ROUNDDOWN(POWER([.R20];[.$K$27])*bo_mul+bo_add;0)" office:value-type="float" office:value="9">
            <text:p>9</text:p>
          </table:table-cell>
          <table:table-cell/>
          <table:table-cell table:style-name="ce109" table:formula="of:=[.V19]+1" office:value-type="float" office:value="18">
            <text:p>18</text:p>
          </table:table-cell>
          <table:table-cell table:style-name="ce109" table:formula="of:=ROUNDUP([.$G$28]*POWER([.V20]/[.$G$26];[.$G$27]);0)" office:value-type="float" office:value="9">
            <text:p>9</text:p>
          </table:table-cell>
          <table:table-cell table:style-name="ce109" table:formula="of:=ROUNDDOWN(POWER([.V20];[.$K$27])*bo_mul+bo_add;0)" office:value-type="float" office:value="1">
            <text:p>1</text:p>
          </table:table-cell>
          <table:table-cell table:style-name="ce114"/>
          <table:table-cell table:style-name="ce109" table:formula="of:=[.Z19]+1" office:value-type="float" office:value="38">
            <text:p>38</text:p>
          </table:table-cell>
          <table:table-cell table:style-name="ce109" table:formula="of:=ROUNDUP([.$G$28]*POWER([.Z20]/[.$G$26];[.$G$27]);0)" office:value-type="float" office:value="29">
            <text:p>29</text:p>
          </table:table-cell>
          <table:table-cell table:style-name="ce109" table:formula="of:=ROUNDDOWN(POWER([.Z20];[.$K$27])*bo_mul+bo_add;0)" office:value-type="float" office:value="3">
            <text:p>3</text:p>
          </table:table-cell>
          <table:table-cell table:style-name="ce114"/>
          <table:table-cell table:style-name="ce109" table:formula="of:=[.AD19]+1" office:value-type="float" office:value="58">
            <text:p>58</text:p>
          </table:table-cell>
          <table:table-cell table:style-name="ce109" table:formula="of:=ROUNDUP([.$G$28]*POWER([.AD20]/[.$G$26];[.$G$27]);0)" office:value-type="float" office:value="57">
            <text:p>57</text:p>
          </table:table-cell>
          <table:table-cell table:style-name="ce109" table:formula="of:=ROUNDDOWN(POWER([.AD20];[.$K$27])*bo_mul+bo_add;0)" office:value-type="float" office:value="5">
            <text:p>5</text:p>
          </table:table-cell>
          <table:table-cell/>
          <table:table-cell table:style-name="ce111" table:formula="of:=[.AH19]+1" office:value-type="float" office:value="78">
            <text:p>78</text:p>
          </table:table-cell>
          <table:table-cell table:style-name="ce111" table:formula="of:=ROUNDUP([.$G$28]*POWER([.AH20]/[.$G$26];[.$G$27]);0)" office:value-type="float" office:value="91">
            <text:p>91</text:p>
          </table:table-cell>
          <table:table-cell table:style-name="ce111" table:formula="of:=ROUNDDOWN(POWER([.AH20];[.$K$27])*bo_mul+bo_add;0)" office:value-type="float" office:value="7">
            <text:p>7</text:p>
          </table:table-cell>
          <table:table-cell/>
          <table:table-cell table:style-name="ce111" table:formula="of:=[.AL19]+1" office:value-type="float" office:value="98">
            <text:p>98</text:p>
          </table:table-cell>
          <table:table-cell table:style-name="ce111" table:formula="of:=ROUNDUP([.$G$28]*POWER([.AL20]/[.$G$26];[.$G$27]);0)" office:value-type="float" office:value="132">
            <text:p>132</text:p>
          </table:table-cell>
          <table:table-cell table:style-name="ce111" table:formula="of:=ROUNDDOWN(POWER([.AL20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9" table:formula="of:=[.B20]+1" office:value-type="float" office:value="19">
            <text:p>19</text:p>
          </table:table-cell>
          <table:table-cell table:style-name="ce109" table:formula="of:=ROUNDUP([.$G$28]*POWER([.B21]/[.$G$26];[.$G$27]);0)" office:value-type="float" office:value="10">
            <text:p>10</text:p>
          </table:table-cell>
          <table:table-cell table:style-name="ce109" table:formula="of:=ROUNDDOWN(POWER([.B21];[.$K$27])*bo_mul+bo_add;0)" office:value-type="float" office:value="1">
            <text:p>1</text:p>
          </table:table-cell>
          <table:table-cell table:style-name="ce114"/>
          <table:table-cell table:style-name="ce109" table:formula="of:=[.F20]+1" office:value-type="float" office:value="39">
            <text:p>39</text:p>
          </table:table-cell>
          <table:table-cell table:style-name="ce109" table:formula="of:=ROUNDUP([.$G$28]*POWER([.F21]/[.$G$26];[.$G$27]);0)" office:value-type="float" office:value="31">
            <text:p>31</text:p>
          </table:table-cell>
          <table:table-cell table:style-name="ce109" table:formula="of:=ROUNDDOWN(POWER([.F21];[.$K$27])*bo_mul+bo_add;0)" office:value-type="float" office:value="3">
            <text:p>3</text:p>
          </table:table-cell>
          <table:table-cell table:style-name="ce114"/>
          <table:table-cell table:style-name="ce109" table:formula="of:=[.J20]+1" office:value-type="float" office:value="59">
            <text:p>59</text:p>
          </table:table-cell>
          <table:table-cell table:style-name="ce109" table:formula="of:=ROUNDUP([.$G$28]*POWER([.J21]/[.$G$26];[.$G$27]);0)" office:value-type="float" office:value="59">
            <text:p>59</text:p>
          </table:table-cell>
          <table:table-cell table:style-name="ce109" table:formula="of:=ROUNDDOWN(POWER([.J21];[.$K$27])*bo_mul+bo_add;0)" office:value-type="float" office:value="5">
            <text:p>5</text:p>
          </table:table-cell>
          <table:table-cell/>
          <table:table-cell table:style-name="ce111" table:formula="of:=[.N20]+1" office:value-type="float" office:value="79">
            <text:p>79</text:p>
          </table:table-cell>
          <table:table-cell table:style-name="ce111" table:formula="of:=ROUNDUP([.$G$28]*POWER([.N21]/[.$G$26];[.$G$27]);0)" office:value-type="float" office:value="93">
            <text:p>93</text:p>
          </table:table-cell>
          <table:table-cell table:style-name="ce111" table:formula="of:=ROUNDDOWN(POWER([.N21];[.$K$27])*bo_mul+bo_add;0)" office:value-type="float" office:value="7">
            <text:p>7</text:p>
          </table:table-cell>
          <table:table-cell/>
          <table:table-cell table:style-name="ce111" table:formula="of:=[.R20]+1" office:value-type="float" office:value="99">
            <text:p>99</text:p>
          </table:table-cell>
          <table:table-cell table:style-name="ce111" table:formula="of:=ROUNDUP([.$G$28]*POWER([.R21]/[.$G$26];[.$G$27]);0)" office:value-type="float" office:value="134">
            <text:p>134</text:p>
          </table:table-cell>
          <table:table-cell table:style-name="ce111" table:formula="of:=ROUNDDOWN(POWER([.R21];[.$K$27])*bo_mul+bo_add;0)" office:value-type="float" office:value="9">
            <text:p>9</text:p>
          </table:table-cell>
          <table:table-cell/>
          <table:table-cell table:style-name="ce109" table:formula="of:=[.V20]+1" office:value-type="float" office:value="19">
            <text:p>19</text:p>
          </table:table-cell>
          <table:table-cell table:style-name="ce109" table:formula="of:=ROUNDUP([.$G$28]*POWER([.V21]/[.$G$26];[.$G$27]);0)" office:value-type="float" office:value="10">
            <text:p>10</text:p>
          </table:table-cell>
          <table:table-cell table:style-name="ce109" table:formula="of:=ROUNDDOWN(POWER([.V21];[.$K$27])*bo_mul+bo_add;0)" office:value-type="float" office:value="1">
            <text:p>1</text:p>
          </table:table-cell>
          <table:table-cell table:style-name="ce114"/>
          <table:table-cell table:style-name="ce109" table:formula="of:=[.Z20]+1" office:value-type="float" office:value="39">
            <text:p>39</text:p>
          </table:table-cell>
          <table:table-cell table:style-name="ce109" table:formula="of:=ROUNDUP([.$G$28]*POWER([.Z21]/[.$G$26];[.$G$27]);0)" office:value-type="float" office:value="31">
            <text:p>31</text:p>
          </table:table-cell>
          <table:table-cell table:style-name="ce109" table:formula="of:=ROUNDDOWN(POWER([.Z21];[.$K$27])*bo_mul+bo_add;0)" office:value-type="float" office:value="3">
            <text:p>3</text:p>
          </table:table-cell>
          <table:table-cell table:style-name="ce114"/>
          <table:table-cell table:style-name="ce109" table:formula="of:=[.AD20]+1" office:value-type="float" office:value="59">
            <text:p>59</text:p>
          </table:table-cell>
          <table:table-cell table:style-name="ce109" table:formula="of:=ROUNDUP([.$G$28]*POWER([.AD21]/[.$G$26];[.$G$27]);0)" office:value-type="float" office:value="59">
            <text:p>59</text:p>
          </table:table-cell>
          <table:table-cell table:style-name="ce109" table:formula="of:=ROUNDDOWN(POWER([.AD21];[.$K$27])*bo_mul+bo_add;0)" office:value-type="float" office:value="5">
            <text:p>5</text:p>
          </table:table-cell>
          <table:table-cell/>
          <table:table-cell table:style-name="ce111" table:formula="of:=[.AH20]+1" office:value-type="float" office:value="79">
            <text:p>79</text:p>
          </table:table-cell>
          <table:table-cell table:style-name="ce111" table:formula="of:=ROUNDUP([.$G$28]*POWER([.AH21]/[.$G$26];[.$G$27]);0)" office:value-type="float" office:value="93">
            <text:p>93</text:p>
          </table:table-cell>
          <table:table-cell table:style-name="ce111" table:formula="of:=ROUNDDOWN(POWER([.AH21];[.$K$27])*bo_mul+bo_add;0)" office:value-type="float" office:value="7">
            <text:p>7</text:p>
          </table:table-cell>
          <table:table-cell/>
          <table:table-cell table:style-name="ce111" table:formula="of:=[.AL20]+1" office:value-type="float" office:value="99">
            <text:p>99</text:p>
          </table:table-cell>
          <table:table-cell table:style-name="ce111" table:formula="of:=ROUNDUP([.$G$28]*POWER([.AL21]/[.$G$26];[.$G$27]);0)" office:value-type="float" office:value="134">
            <text:p>134</text:p>
          </table:table-cell>
          <table:table-cell table:style-name="ce111" table:formula="of:=ROUNDDOWN(POWER([.AL21];[.$K$27])*bo_mul+bo_add;0)" office:value-type="float" office:value="9">
            <text:p>9</text:p>
          </table:table-cell>
          <table:table-cell table:number-columns-repeated="216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0" table:formula="of:=[.B21]+1" office:value-type="float" office:value="20">
            <text:p>20</text:p>
          </table:table-cell>
          <table:table-cell table:style-name="ce110" table:formula="of:=ROUNDUP([.$G$28]*POWER([.B22]/[.$G$26];[.$G$27]);0)" office:value-type="float" office:value="11">
            <text:p>11</text:p>
          </table:table-cell>
          <table:table-cell table:style-name="ce110" table:formula="of:=ROUNDDOWN(POWER([.B22];[.$K$27])*bo_mul+bo_add;0)" office:value-type="float" office:value="1">
            <text:p>1</text:p>
          </table:table-cell>
          <table:table-cell table:style-name="ce114"/>
          <table:table-cell table:style-name="ce110" table:formula="of:=[.F21]+1" office:value-type="float" office:value="40">
            <text:p>40</text:p>
          </table:table-cell>
          <table:table-cell table:style-name="ce110" table:formula="of:=ROUNDUP([.$G$28]*POWER([.F22]/[.$G$26];[.$G$27]);0)" office:value-type="float" office:value="32">
            <text:p>32</text:p>
          </table:table-cell>
          <table:table-cell table:style-name="ce110" table:formula="of:=ROUNDDOWN(POWER([.F22];[.$K$27])*bo_mul+bo_add;0)" office:value-type="float" office:value="3">
            <text:p>3</text:p>
          </table:table-cell>
          <table:table-cell table:style-name="ce114"/>
          <table:table-cell table:style-name="ce110" table:formula="of:=[.J21]+1" office:value-type="float" office:value="60">
            <text:p>60</text:p>
          </table:table-cell>
          <table:table-cell table:style-name="ce110" table:formula="of:=ROUNDUP([.$G$28]*POWER([.J22]/[.$G$26];[.$G$27]);0)" office:value-type="float" office:value="60">
            <text:p>60</text:p>
          </table:table-cell>
          <table:table-cell table:style-name="ce110" table:formula="of:=ROUNDDOWN(POWER([.J22];[.$K$27])*bo_mul+bo_add;0)" office:value-type="float" office:value="5">
            <text:p>5</text:p>
          </table:table-cell>
          <table:table-cell/>
          <table:table-cell table:style-name="ce112" table:formula="of:=[.N21]+1" office:value-type="float" office:value="80">
            <text:p>80</text:p>
          </table:table-cell>
          <table:table-cell table:style-name="ce112" table:formula="of:=ROUNDUP([.$G$28]*POWER([.N22]/[.$G$26];[.$G$27]);0)" office:value-type="float" office:value="95">
            <text:p>95</text:p>
          </table:table-cell>
          <table:table-cell table:style-name="ce112" table:formula="of:=ROUNDDOWN(POWER([.N22];[.$K$27])*bo_mul+bo_add;0)" office:value-type="float" office:value="7">
            <text:p>7</text:p>
          </table:table-cell>
          <table:table-cell/>
          <table:table-cell table:style-name="ce112" table:formula="of:=[.R21]+1" office:value-type="float" office:value="100">
            <text:p>100</text:p>
          </table:table-cell>
          <table:table-cell table:style-name="ce112" table:formula="of:=ROUNDUP([.$G$28]*POWER([.R22]/[.$G$26];[.$G$27]);0)" office:value-type="float" office:value="136">
            <text:p>136</text:p>
          </table:table-cell>
          <table:table-cell table:style-name="ce112" table:formula="of:=ROUNDDOWN(POWER([.R22];[.$K$27])*bo_mul+bo_add;0)" office:value-type="float" office:value="9">
            <text:p>9</text:p>
          </table:table-cell>
          <table:table-cell/>
          <table:table-cell table:style-name="ce110" table:formula="of:=[.V21]+1" office:value-type="float" office:value="20">
            <text:p>20</text:p>
          </table:table-cell>
          <table:table-cell table:style-name="ce110" table:formula="of:=ROUNDUP([.$G$28]*POWER([.V22]/[.$G$26];[.$G$27]);0)" office:value-type="float" office:value="11">
            <text:p>11</text:p>
          </table:table-cell>
          <table:table-cell table:style-name="ce110" table:formula="of:=ROUNDDOWN(POWER([.V22];[.$K$27])*bo_mul+bo_add;0)" office:value-type="float" office:value="1">
            <text:p>1</text:p>
          </table:table-cell>
          <table:table-cell table:style-name="ce114"/>
          <table:table-cell table:style-name="ce110" table:formula="of:=[.Z21]+1" office:value-type="float" office:value="40">
            <text:p>40</text:p>
          </table:table-cell>
          <table:table-cell table:style-name="ce110" table:formula="of:=ROUNDUP([.$G$28]*POWER([.Z22]/[.$G$26];[.$G$27]);0)" office:value-type="float" office:value="32">
            <text:p>32</text:p>
          </table:table-cell>
          <table:table-cell table:style-name="ce110" table:formula="of:=ROUNDDOWN(POWER([.Z22];[.$K$27])*bo_mul+bo_add;0)" office:value-type="float" office:value="3">
            <text:p>3</text:p>
          </table:table-cell>
          <table:table-cell table:style-name="ce114"/>
          <table:table-cell table:style-name="ce110" table:formula="of:=[.AD21]+1" office:value-type="float" office:value="60">
            <text:p>60</text:p>
          </table:table-cell>
          <table:table-cell table:style-name="ce110" table:formula="of:=ROUNDUP([.$G$28]*POWER([.AD22]/[.$G$26];[.$G$27]);0)" office:value-type="float" office:value="60">
            <text:p>60</text:p>
          </table:table-cell>
          <table:table-cell table:style-name="ce110" table:formula="of:=ROUNDDOWN(POWER([.AD22];[.$K$27])*bo_mul+bo_add;0)" office:value-type="float" office:value="5">
            <text:p>5</text:p>
          </table:table-cell>
          <table:table-cell/>
          <table:table-cell table:style-name="ce112" table:formula="of:=[.AH21]+1" office:value-type="float" office:value="80">
            <text:p>80</text:p>
          </table:table-cell>
          <table:table-cell table:style-name="ce112" table:formula="of:=ROUNDUP([.$G$28]*POWER([.AH22]/[.$G$26];[.$G$27]);0)" office:value-type="float" office:value="95">
            <text:p>95</text:p>
          </table:table-cell>
          <table:table-cell table:style-name="ce112" table:formula="of:=ROUNDDOWN(POWER([.AH22];[.$K$27])*bo_mul+bo_add;0)" office:value-type="float" office:value="7">
            <text:p>7</text:p>
          </table:table-cell>
          <table:table-cell/>
          <table:table-cell table:style-name="ce112" table:formula="of:=[.AL21]+1" office:value-type="float" office:value="100">
            <text:p>100</text:p>
          </table:table-cell>
          <table:table-cell table:style-name="ce112" table:formula="of:=ROUNDUP([.$G$28]*POWER([.AL22]/[.$G$26];[.$G$27]);0)" office:value-type="float" office:value="136">
            <text:p>136</text:p>
          </table:table-cell>
          <table:table-cell table:style-name="ce112" table:formula="of:=ROUNDDOWN(POWER([.AL22];[.$K$27])*bo_mul+bo_add;0)" office:value-type="float" office:value="9">
            <text:p>9</text:p>
          </table:table-cell>
          <table:table-cell table:number-columns-repeated="59"/>
          <table:table-cell table:style-name="ce126" table:number-columns-repeated="157"/>
          <table:table-cell table:style-name="ce127" table:number-columns-repeated="767"/>
          <table:table-cell/>
        </table:table-row>
        <table:table-row table:style-name="ro1" table:number-rows-repeated="2">
          <table:table-cell/>
          <table:table-cell table:style-name="ce107" table:number-columns-repeated="3"/>
          <table:table-cell table:number-columns-repeated="2"/>
          <table:table-cell table:style-name="ce117"/>
          <table:table-cell table:style-name="ce119"/>
          <table:table-cell table:number-columns-repeated="13"/>
          <table:table-cell table:style-name="ce107" table:number-columns-repeated="3"/>
          <table:table-cell table:number-columns-repeated="2"/>
          <table:table-cell table:style-name="ce117"/>
          <table:table-cell table:style-name="ce119"/>
          <table:table-cell table:number-columns-repeated="228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15" office:value-type="string" table:number-columns-spanned="3" table:number-rows-spanned="1">
            <text:p>Pv</text:p>
          </table:table-cell>
          <table:covered-table-cell table:number-columns-repeated="2" table:style-name="ce118"/>
          <table:table-cell table:style-name="ce120"/>
          <table:table-cell table:style-name="ce115" office:value-type="string" table:number-columns-spanned="3" table:number-rows-spanned="1">
            <text:p>CC</text:p>
          </table:table-cell>
          <table:covered-table-cell table:number-columns-repeated="2" table:style-name="ce123"/>
          <table:table-cell table:style-name="ce122" table:number-columns-repeated="4"/>
          <table:table-cell table:number-columns-repeated="5"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/>
          <table:table-cell table:style-name="ce115" office:value-type="string" table:number-columns-spanned="3" table:number-rows-spanned="1">
            <text:p>Pv</text:p>
          </table:table-cell>
          <table:covered-table-cell table:number-columns-repeated="2" table:style-name="ce118"/>
          <table:table-cell table:style-name="ce120"/>
          <table:table-cell table:style-name="ce115" office:value-type="string" table:number-columns-spanned="3" table:number-rows-spanned="1">
            <text:p>CC</text:p>
          </table:table-cell>
          <table:covered-table-cell table:number-columns-repeated="2" table:style-name="ce123"/>
          <table:table-cell table:style-name="ce122" table:number-columns-repeated="4"/>
          <table:table-cell table:number-columns-repeated="988"/>
        </table:table-row>
        <table:table-row table:style-name="ro1">
          <table:table-cell/>
          <table:table-cell table:style-name="ce111" office:value-type="float" office:value="1">
            <text:p>1</text:p>
          </table:table-cell>
          <table:table-cell table:style-name="ce111" table:formula="of:=ROUNDUP([.$G$28]*POWER([.B26]/[.$G$26];[.$G$27]);0)" office:value-type="float" office:value="1">
            <text:p>1</text:p>
          </table:table-cell>
          <table:table-cell table:style-name="ce111" table:formula="of:=ROUNDDOWN(POWER([.B26];[.$K$27])*bo_mul+bo_add;0)" office:value-type="float" office:value="0">
            <text:p>0</text:p>
          </table:table-cell>
          <table:table-cell/>
          <table:table-cell table:style-name="ce116" office:value-type="string">
            <text:p>DIV</text:p>
          </table:table-cell>
          <table:table-cell table:number-columns-repeated="2" table:style-name="ce116" office:value-type="float" office:value="10">
            <text:p>10</text:p>
          </table:table-cell>
          <table:table-cell table:style-name="ce120"/>
          <table:table-cell table:style-name="ce120" office:value-type="string">
            <text:p>MUL</text:p>
          </table:table-cell>
          <table:table-cell table:style-name="ce124" office:value-type="float" office:value="0.1">
            <text:p>0,10</text:p>
          </table:table-cell>
          <table:table-cell table:style-name="ce124" office:value-type="float" office:value="0.3">
            <text:p>0,30</text:p>
          </table:table-cell>
          <table:table-cell table:style-name="ce122" table:number-columns-repeated="4"/>
          <table:table-cell table:number-columns-repeated="5"/>
          <table:table-cell table:style-name="ce111" office:value-type="float" office:value="1">
            <text:p>1</text:p>
          </table:table-cell>
          <table:table-cell table:style-name="ce111" table:formula="of:=ROUNDUP([.$G$28]*POWER([.V26]/[.$G$26];[.$G$27]);0)" office:value-type="float" office:value="1">
            <text:p>1</text:p>
          </table:table-cell>
          <table:table-cell table:style-name="ce111" table:formula="of:=ROUNDDOWN(POWER([.V26];[.$K$27])*bo_mul+bo_add;0)" office:value-type="float" office:value="0">
            <text:p>0</text:p>
          </table:table-cell>
          <table:table-cell/>
          <table:table-cell table:style-name="ce116" office:value-type="string">
            <text:p>DIV</text:p>
          </table:table-cell>
          <table:table-cell table:number-columns-repeated="2" table:style-name="ce116" office:value-type="float" office:value="10">
            <text:p>10</text:p>
          </table:table-cell>
          <table:table-cell table:style-name="ce120"/>
          <table:table-cell table:style-name="ce120" office:value-type="string">
            <text:p>MUL</text:p>
          </table:table-cell>
          <table:table-cell table:style-name="ce124" office:value-type="float" office:value="0.1">
            <text:p>0,10</text:p>
          </table:table-cell>
          <table:table-cell table:style-name="ce124" office:value-type="float" office:value="0.3">
            <text:p>0,30</text:p>
          </table:table-cell>
          <table:table-cell table:style-name="ce122" table:number-columns-repeated="4"/>
          <table:table-cell table:number-columns-repeated="220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26]+1" office:value-type="float" office:value="2">
            <text:p>2</text:p>
          </table:table-cell>
          <table:table-cell table:style-name="ce111" table:formula="of:=ROUNDUP([.$G$28]*POWER([.B27]/[.$G$26];[.$G$27]);0)" office:value-type="float" office:value="1">
            <text:p>1</text:p>
          </table:table-cell>
          <table:table-cell table:style-name="ce111" table:formula="of:=ROUNDDOWN(POWER([.B27];[.$K$27])*bo_mul+bo_add;0)" office:value-type="float" office:value="0">
            <text:p>0</text:p>
          </table:table-cell>
          <table:table-cell/>
          <table:table-cell table:style-name="ce116" office:value-type="string">
            <text:p>POW</text:p>
          </table:table-cell>
          <table:table-cell table:style-name="ce116" office:value-type="float" office:value="1.6">
            <text:p>1,6</text:p>
          </table:table-cell>
          <table:table-cell table:style-name="ce116" office:value-type="float" office:value="1.5">
            <text:p>1,5</text:p>
          </table:table-cell>
          <table:table-cell table:style-name="ce120"/>
          <table:table-cell table:style-name="ce116" office:value-type="string">
            <text:p>POW</text:p>
          </table:table-cell>
          <table:table-cell table:number-columns-repeated="2" table:style-name="ce116" office:value-type="float" office:value="1">
            <text:p>1</text:p>
          </table:table-cell>
          <table:table-cell table:style-name="ce122" table:number-columns-repeated="4"/>
          <table:table-cell table:number-columns-repeated="5"/>
          <table:table-cell table:style-name="ce111" table:formula="of:=[.V26]+1" office:value-type="float" office:value="2">
            <text:p>2</text:p>
          </table:table-cell>
          <table:table-cell table:style-name="ce111" table:formula="of:=ROUNDUP([.$G$28]*POWER([.V27]/[.$G$26];[.$G$27]);0)" office:value-type="float" office:value="1">
            <text:p>1</text:p>
          </table:table-cell>
          <table:table-cell table:style-name="ce111" table:formula="of:=ROUNDDOWN(POWER([.V27];[.$K$27])*bo_mul+bo_add;0)" office:value-type="float" office:value="0">
            <text:p>0</text:p>
          </table:table-cell>
          <table:table-cell/>
          <table:table-cell table:style-name="ce116" office:value-type="string">
            <text:p>POW</text:p>
          </table:table-cell>
          <table:table-cell table:number-columns-repeated="2" table:style-name="ce116" office:value-type="float" office:value="1.5">
            <text:p>1,5</text:p>
          </table:table-cell>
          <table:table-cell table:style-name="ce120"/>
          <table:table-cell table:style-name="ce116" office:value-type="string">
            <text:p>POW</text:p>
          </table:table-cell>
          <table:table-cell table:number-columns-repeated="2" table:style-name="ce116" office:value-type="float" office:value="1">
            <text:p>1</text:p>
          </table:table-cell>
          <table:table-cell table:style-name="ce122" table:number-columns-repeated="4"/>
          <table:table-cell table:number-columns-repeated="220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27]+1" office:value-type="float" office:value="3">
            <text:p>3</text:p>
          </table:table-cell>
          <table:table-cell table:style-name="ce111" table:formula="of:=ROUNDUP([.$G$28]*POWER([.B28]/[.$G$26];[.$G$27]);0)" office:value-type="float" office:value="1">
            <text:p>1</text:p>
          </table:table-cell>
          <table:table-cell table:style-name="ce111" table:formula="of:=ROUNDDOWN(POWER([.B28];[.$K$27])*bo_mul+bo_add;0)" office:value-type="float" office:value="0">
            <text:p>0</text:p>
          </table:table-cell>
          <table:table-cell/>
          <table:table-cell table:style-name="ce116" office:value-type="string">
            <text:p>MUL</text:p>
          </table:table-cell>
          <table:table-cell table:style-name="ce116" office:value-type="float" office:value="3.4">
            <text:p>3,4</text:p>
          </table:table-cell>
          <table:table-cell table:style-name="ce116" office:value-type="float" office:value="3.15">
            <text:p>3,15</text:p>
          </table:table-cell>
          <table:table-cell table:style-name="ce120"/>
          <table:table-cell table:style-name="ce120" office:value-type="string">
            <text:p>ADD</text:p>
          </table:table-cell>
          <table:table-cell table:style-name="ce120" office:value-type="float" office:value="-0.1">
            <text:p>0</text:p>
          </table:table-cell>
          <table:table-cell table:style-name="ce120" office:value-type="float" office:value="-6">
            <text:p>-6</text:p>
          </table:table-cell>
          <table:table-cell table:style-name="ce122" table:number-columns-repeated="4"/>
          <table:table-cell table:number-columns-repeated="5"/>
          <table:table-cell table:style-name="ce111" table:formula="of:=[.V27]+1" office:value-type="float" office:value="3">
            <text:p>3</text:p>
          </table:table-cell>
          <table:table-cell table:style-name="ce111" table:formula="of:=ROUNDUP([.$G$28]*POWER([.V28]/[.$G$26];[.$G$27]);0)" office:value-type="float" office:value="1">
            <text:p>1</text:p>
          </table:table-cell>
          <table:table-cell table:style-name="ce111" table:formula="of:=ROUNDDOWN(POWER([.V28];[.$K$27])*bo_mul+bo_add;0)" office:value-type="float" office:value="0">
            <text:p>0</text:p>
          </table:table-cell>
          <table:table-cell/>
          <table:table-cell table:style-name="ce116" office:value-type="string">
            <text:p>MUL</text:p>
          </table:table-cell>
          <table:table-cell table:style-name="ce116" office:value-type="float" office:value="5.6">
            <text:p>5,6</text:p>
          </table:table-cell>
          <table:table-cell table:style-name="ce116" office:value-type="float" office:value="3.15">
            <text:p>3,15</text:p>
          </table:table-cell>
          <table:table-cell table:style-name="ce120"/>
          <table:table-cell table:style-name="ce120" office:value-type="string">
            <text:p>ADD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-6">
            <text:p>-6</text:p>
          </table:table-cell>
          <table:table-cell table:style-name="ce122" table:number-columns-repeated="4"/>
          <table:table-cell table:number-columns-repeated="220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28]+1" office:value-type="float" office:value="4">
            <text:p>4</text:p>
          </table:table-cell>
          <table:table-cell table:style-name="ce111" table:formula="of:=ROUNDUP([.$G$28]*POWER([.B29]/[.$G$26];[.$G$27]);0)" office:value-type="float" office:value="1">
            <text:p>1</text:p>
          </table:table-cell>
          <table:table-cell table:style-name="ce111" table:formula="of:=ROUNDDOWN(POWER([.B29];[.$K$27])*bo_mul+bo_add;0)" office:value-type="float" office:value="0">
            <text:p>0</text:p>
          </table:table-cell>
          <table:table-cell table:number-columns-repeated="5"/>
          <table:table-cell table:style-name="ce121" table:number-columns-repeated="2"/>
          <table:table-cell table:style-name="ce125"/>
          <table:table-cell table:number-columns-repeated="9"/>
          <table:table-cell table:style-name="ce111" table:formula="of:=[.V28]+1" office:value-type="float" office:value="4">
            <text:p>4</text:p>
          </table:table-cell>
          <table:table-cell table:style-name="ce111" table:formula="of:=ROUNDUP([.$G$28]*POWER([.V29]/[.$G$26];[.$G$27]);0)" office:value-type="float" office:value="1">
            <text:p>1</text:p>
          </table:table-cell>
          <table:table-cell table:style-name="ce111" table:formula="of:=ROUNDDOWN(POWER([.V29];[.$K$27])*bo_mul+bo_add;0)" office:value-type="float" office:value="0">
            <text:p>0</text:p>
          </table:table-cell>
          <table:table-cell table:number-columns-repeated="5"/>
          <table:table-cell table:style-name="ce121" table:number-columns-repeated="2"/>
          <table:table-cell table:style-name="ce125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29]+1" office:value-type="float" office:value="5">
            <text:p>5</text:p>
          </table:table-cell>
          <table:table-cell table:style-name="ce111" table:formula="of:=ROUNDUP([.$G$28]*POWER([.B30]/[.$G$26];[.$G$27]);0)" office:value-type="float" office:value="2">
            <text:p>2</text:p>
          </table:table-cell>
          <table:table-cell table:style-name="ce111" table:formula="of:=ROUNDDOWN(POWER([.B30];[.$K$27])*bo_mul+bo_add;0)" office:value-type="float" office:value="0">
            <text:p>0</text:p>
          </table:table-cell>
          <table:table-cell table:number-columns-repeated="5"/>
          <table:table-cell table:style-name="ce121" table:number-columns-repeated="3"/>
          <table:table-cell table:number-columns-repeated="9"/>
          <table:table-cell table:style-name="ce111" table:formula="of:=[.V29]+1" office:value-type="float" office:value="5">
            <text:p>5</text:p>
          </table:table-cell>
          <table:table-cell table:style-name="ce111" table:formula="of:=ROUNDUP([.$G$28]*POWER([.V30]/[.$G$26];[.$G$27]);0)" office:value-type="float" office:value="2">
            <text:p>2</text:p>
          </table:table-cell>
          <table:table-cell table:style-name="ce111" table:formula="of:=ROUNDDOWN(POWER([.V30];[.$K$27])*bo_mul+bo_add;0)" office:value-type="float" office:value="0">
            <text:p>0</text:p>
          </table:table-cell>
          <table:table-cell table:number-columns-repeated="5"/>
          <table:table-cell table:style-name="ce121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0]+1" office:value-type="float" office:value="6">
            <text:p>6</text:p>
          </table:table-cell>
          <table:table-cell table:style-name="ce111" table:formula="of:=ROUNDUP([.$G$28]*POWER([.B31]/[.$G$26];[.$G$27]);0)" office:value-type="float" office:value="2">
            <text:p>2</text:p>
          </table:table-cell>
          <table:table-cell table:style-name="ce111" table:formula="of:=ROUNDDOWN(POWER([.B31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0]+1" office:value-type="float" office:value="6">
            <text:p>6</text:p>
          </table:table-cell>
          <table:table-cell table:style-name="ce111" table:formula="of:=ROUNDUP([.$G$28]*POWER([.V31]/[.$G$26];[.$G$27]);0)" office:value-type="float" office:value="2">
            <text:p>2</text:p>
          </table:table-cell>
          <table:table-cell table:style-name="ce111" table:formula="of:=ROUNDDOWN(POWER([.V31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1]+1" office:value-type="float" office:value="7">
            <text:p>7</text:p>
          </table:table-cell>
          <table:table-cell table:style-name="ce111" table:formula="of:=ROUNDUP([.$G$28]*POWER([.B32]/[.$G$26];[.$G$27]);0)" office:value-type="float" office:value="2">
            <text:p>2</text:p>
          </table:table-cell>
          <table:table-cell table:style-name="ce111" table:formula="of:=ROUNDDOWN(POWER([.B32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1]+1" office:value-type="float" office:value="7">
            <text:p>7</text:p>
          </table:table-cell>
          <table:table-cell table:style-name="ce111" table:formula="of:=ROUNDUP([.$G$28]*POWER([.V32]/[.$G$26];[.$G$27]);0)" office:value-type="float" office:value="2">
            <text:p>2</text:p>
          </table:table-cell>
          <table:table-cell table:style-name="ce111" table:formula="of:=ROUNDDOWN(POWER([.V32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2]+1" office:value-type="float" office:value="8">
            <text:p>8</text:p>
          </table:table-cell>
          <table:table-cell table:style-name="ce111" table:formula="of:=ROUNDUP([.$G$28]*POWER([.B33]/[.$G$26];[.$G$27]);0)" office:value-type="float" office:value="3">
            <text:p>3</text:p>
          </table:table-cell>
          <table:table-cell table:style-name="ce111" table:formula="of:=ROUNDDOWN(POWER([.B33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2]+1" office:value-type="float" office:value="8">
            <text:p>8</text:p>
          </table:table-cell>
          <table:table-cell table:style-name="ce111" table:formula="of:=ROUNDUP([.$G$28]*POWER([.V33]/[.$G$26];[.$G$27]);0)" office:value-type="float" office:value="3">
            <text:p>3</text:p>
          </table:table-cell>
          <table:table-cell table:style-name="ce111" table:formula="of:=ROUNDDOWN(POWER([.V33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3]+1" office:value-type="float" office:value="9">
            <text:p>9</text:p>
          </table:table-cell>
          <table:table-cell table:style-name="ce111" table:formula="of:=ROUNDUP([.$G$28]*POWER([.B34]/[.$G$26];[.$G$27]);0)" office:value-type="float" office:value="3">
            <text:p>3</text:p>
          </table:table-cell>
          <table:table-cell table:style-name="ce111" table:formula="of:=ROUNDDOWN(POWER([.B34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3]+1" office:value-type="float" office:value="9">
            <text:p>9</text:p>
          </table:table-cell>
          <table:table-cell table:style-name="ce111" table:formula="of:=ROUNDUP([.$G$28]*POWER([.V34]/[.$G$26];[.$G$27]);0)" office:value-type="float" office:value="3">
            <text:p>3</text:p>
          </table:table-cell>
          <table:table-cell table:style-name="ce111" table:formula="of:=ROUNDDOWN(POWER([.V34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2" table:formula="of:=[.B34]+1" office:value-type="float" office:value="10">
            <text:p>10</text:p>
          </table:table-cell>
          <table:table-cell table:style-name="ce112" table:formula="of:=ROUNDUP([.$G$28]*POWER([.B35]/[.$G$26];[.$G$27]);0)" office:value-type="float" office:value="4">
            <text:p>4</text:p>
          </table:table-cell>
          <table:table-cell table:style-name="ce112" table:formula="of:=ROUNDDOWN(POWER([.B35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34]+1" office:value-type="float" office:value="10">
            <text:p>10</text:p>
          </table:table-cell>
          <table:table-cell table:style-name="ce112" table:formula="of:=ROUNDUP([.$G$28]*POWER([.V35]/[.$G$26];[.$G$27]);0)" office:value-type="float" office:value="4">
            <text:p>4</text:p>
          </table:table-cell>
          <table:table-cell table:style-name="ce111" table:formula="of:=ROUNDDOWN(POWER([.V35];[.$K$27])*bo_mul+bo_add;0)" office:value-type="float" office:value="0">
            <text:p>0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35]+1" office:value-type="float" office:value="11">
            <text:p>11</text:p>
          </table:table-cell>
          <table:table-cell table:style-name="ce111" table:formula="of:=ROUNDUP([.$G$28]*POWER([.B36]/[.$G$26];[.$G$27]);0)" office:value-type="float" office:value="4">
            <text:p>4</text:p>
          </table:table-cell>
          <table:table-cell table:style-name="ce111" table:formula="of:=ROUNDDOWN(POWER([.B36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5]+1" office:value-type="float" office:value="11">
            <text:p>11</text:p>
          </table:table-cell>
          <table:table-cell table:style-name="ce111" table:formula="of:=ROUNDUP([.$G$28]*POWER([.V36]/[.$G$26];[.$G$27]);0)" office:value-type="float" office:value="4">
            <text:p>4</text:p>
          </table:table-cell>
          <table:table-cell table:style-name="ce111" table:formula="of:=ROUNDDOWN(POWER([.V36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6]+1" office:value-type="float" office:value="12">
            <text:p>12</text:p>
          </table:table-cell>
          <table:table-cell table:style-name="ce111" table:formula="of:=ROUNDUP([.$G$28]*POWER([.B37]/[.$G$26];[.$G$27]);0)" office:value-type="float" office:value="5">
            <text:p>5</text:p>
          </table:table-cell>
          <table:table-cell table:style-name="ce111" table:formula="of:=ROUNDDOWN(POWER([.B37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6]+1" office:value-type="float" office:value="12">
            <text:p>12</text:p>
          </table:table-cell>
          <table:table-cell table:style-name="ce111" table:formula="of:=ROUNDUP([.$G$28]*POWER([.V37]/[.$G$26];[.$G$27]);0)" office:value-type="float" office:value="5">
            <text:p>5</text:p>
          </table:table-cell>
          <table:table-cell table:style-name="ce111" table:formula="of:=ROUNDDOWN(POWER([.V37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7]+1" office:value-type="float" office:value="13">
            <text:p>13</text:p>
          </table:table-cell>
          <table:table-cell table:style-name="ce111" table:formula="of:=ROUNDUP([.$G$28]*POWER([.B38]/[.$G$26];[.$G$27]);0)" office:value-type="float" office:value="6">
            <text:p>6</text:p>
          </table:table-cell>
          <table:table-cell table:style-name="ce111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7]+1" office:value-type="float" office:value="13">
            <text:p>13</text:p>
          </table:table-cell>
          <table:table-cell table:style-name="ce111" table:formula="of:=ROUNDUP([.$G$28]*POWER([.V38]/[.$G$26];[.$G$27]);0)" office:value-type="float" office:value="6">
            <text:p>6</text:p>
          </table:table-cell>
          <table:table-cell table:style-name="ce111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8]+1" office:value-type="float" office:value="14">
            <text:p>14</text:p>
          </table:table-cell>
          <table:table-cell table:style-name="ce111" table:formula="of:=ROUNDUP([.$G$28]*POWER([.B39]/[.$G$26];[.$G$27]);0)" office:value-type="float" office:value="6">
            <text:p>6</text:p>
          </table:table-cell>
          <table:table-cell table:style-name="ce111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8]+1" office:value-type="float" office:value="14">
            <text:p>14</text:p>
          </table:table-cell>
          <table:table-cell table:style-name="ce111" table:formula="of:=ROUNDUP([.$G$28]*POWER([.V39]/[.$G$26];[.$G$27]);0)" office:value-type="float" office:value="6">
            <text:p>6</text:p>
          </table:table-cell>
          <table:table-cell table:style-name="ce111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39]+1" office:value-type="float" office:value="15">
            <text:p>15</text:p>
          </table:table-cell>
          <table:table-cell table:style-name="ce111" table:formula="of:=ROUNDUP([.$G$28]*POWER([.B40]/[.$G$26];[.$G$27]);0)" office:value-type="float" office:value="7">
            <text:p>7</text:p>
          </table:table-cell>
          <table:table-cell table:style-name="ce111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39]+1" office:value-type="float" office:value="15">
            <text:p>15</text:p>
          </table:table-cell>
          <table:table-cell table:style-name="ce111" table:formula="of:=ROUNDUP([.$G$28]*POWER([.V40]/[.$G$26];[.$G$27]);0)" office:value-type="float" office:value="7">
            <text:p>7</text:p>
          </table:table-cell>
          <table:table-cell table:style-name="ce111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0]+1" office:value-type="float" office:value="16">
            <text:p>16</text:p>
          </table:table-cell>
          <table:table-cell table:style-name="ce111" table:formula="of:=ROUNDUP([.$G$28]*POWER([.B41]/[.$G$26];[.$G$27]);0)" office:value-type="float" office:value="8">
            <text:p>8</text:p>
          </table:table-cell>
          <table:table-cell table:style-name="ce111" table:formula="of:=ROUNDDOWN(POWER([.B41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0]+1" office:value-type="float" office:value="16">
            <text:p>16</text:p>
          </table:table-cell>
          <table:table-cell table:style-name="ce111" table:formula="of:=ROUNDUP([.$G$28]*POWER([.V41]/[.$G$26];[.$G$27]);0)" office:value-type="float" office:value="8">
            <text:p>8</text:p>
          </table:table-cell>
          <table:table-cell table:style-name="ce111" table:formula="of:=ROUNDDOWN(POWER([.V41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1]+1" office:value-type="float" office:value="17">
            <text:p>17</text:p>
          </table:table-cell>
          <table:table-cell table:style-name="ce111" table:formula="of:=ROUNDUP([.$G$28]*POWER([.B42]/[.$G$26];[.$G$27]);0)" office:value-type="float" office:value="8">
            <text:p>8</text:p>
          </table:table-cell>
          <table:table-cell table:style-name="ce111" table:formula="of:=ROUNDDOWN(POWER([.B42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1]+1" office:value-type="float" office:value="17">
            <text:p>17</text:p>
          </table:table-cell>
          <table:table-cell table:style-name="ce111" table:formula="of:=ROUNDUP([.$G$28]*POWER([.V42]/[.$G$26];[.$G$27]);0)" office:value-type="float" office:value="8">
            <text:p>8</text:p>
          </table:table-cell>
          <table:table-cell table:style-name="ce111" table:formula="of:=ROUNDDOWN(POWER([.V42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2]+1" office:value-type="float" office:value="18">
            <text:p>18</text:p>
          </table:table-cell>
          <table:table-cell table:style-name="ce111" table:formula="of:=ROUNDUP([.$G$28]*POWER([.B43]/[.$G$26];[.$G$27]);0)" office:value-type="float" office:value="9">
            <text:p>9</text:p>
          </table:table-cell>
          <table:table-cell table:style-name="ce111" table:formula="of:=ROUNDDOWN(POWER([.B43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2]+1" office:value-type="float" office:value="18">
            <text:p>18</text:p>
          </table:table-cell>
          <table:table-cell table:style-name="ce111" table:formula="of:=ROUNDUP([.$G$28]*POWER([.V43]/[.$G$26];[.$G$27]);0)" office:value-type="float" office:value="9">
            <text:p>9</text:p>
          </table:table-cell>
          <table:table-cell table:style-name="ce111" table:formula="of:=ROUNDDOWN(POWER([.V43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3]+1" office:value-type="float" office:value="19">
            <text:p>19</text:p>
          </table:table-cell>
          <table:table-cell table:style-name="ce111" table:formula="of:=ROUNDUP([.$G$28]*POWER([.B44]/[.$G$26];[.$G$27]);0)" office:value-type="float" office:value="10">
            <text:p>10</text:p>
          </table:table-cell>
          <table:table-cell table:style-name="ce111" table:formula="of:=ROUNDDOWN(POWER([.B44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3]+1" office:value-type="float" office:value="19">
            <text:p>19</text:p>
          </table:table-cell>
          <table:table-cell table:style-name="ce111" table:formula="of:=ROUNDUP([.$G$28]*POWER([.V44]/[.$G$26];[.$G$27]);0)" office:value-type="float" office:value="10">
            <text:p>10</text:p>
          </table:table-cell>
          <table:table-cell table:style-name="ce111" table:formula="of:=ROUNDDOWN(POWER([.V44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2" table:formula="of:=[.B44]+1" office:value-type="float" office:value="20">
            <text:p>20</text:p>
          </table:table-cell>
          <table:table-cell table:style-name="ce112" table:formula="of:=ROUNDUP([.$G$28]*POWER([.B45]/[.$G$26];[.$G$27]);0)" office:value-type="float" office:value="11">
            <text:p>11</text:p>
          </table:table-cell>
          <table:table-cell table:style-name="ce112" table:formula="of:=ROUNDDOWN(POWER([.B45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44]+1" office:value-type="float" office:value="20">
            <text:p>20</text:p>
          </table:table-cell>
          <table:table-cell table:style-name="ce112" table:formula="of:=ROUNDUP([.$G$28]*POWER([.V45]/[.$G$26];[.$G$27]);0)" office:value-type="float" office:value="11">
            <text:p>11</text:p>
          </table:table-cell>
          <table:table-cell table:style-name="ce111" table:formula="of:=ROUNDDOWN(POWER([.V45];[.$K$27])*bo_mul+bo_add;0)" office:value-type="float" office:value="1">
            <text:p>1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45]+1" office:value-type="float" office:value="21">
            <text:p>21</text:p>
          </table:table-cell>
          <table:table-cell table:style-name="ce111" table:formula="of:=ROUNDUP([.$G$28]*POWER([.B46]/[.$G$26];[.$G$27]);0)" office:value-type="float" office:value="12">
            <text:p>12</text:p>
          </table:table-cell>
          <table:table-cell table:style-name="ce111" table:formula="of:=ROUNDDOWN(POWER([.B46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5]+1" office:value-type="float" office:value="21">
            <text:p>21</text:p>
          </table:table-cell>
          <table:table-cell table:style-name="ce111" table:formula="of:=ROUNDUP([.$G$28]*POWER([.V46]/[.$G$26];[.$G$27]);0)" office:value-type="float" office:value="12">
            <text:p>12</text:p>
          </table:table-cell>
          <table:table-cell table:style-name="ce111" table:formula="of:=ROUNDDOWN(POWER([.V46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6]+1" office:value-type="float" office:value="22">
            <text:p>22</text:p>
          </table:table-cell>
          <table:table-cell table:style-name="ce111" table:formula="of:=ROUNDUP([.$G$28]*POWER([.B47]/[.$G$26];[.$G$27]);0)" office:value-type="float" office:value="13">
            <text:p>13</text:p>
          </table:table-cell>
          <table:table-cell table:style-name="ce111" table:formula="of:=ROUNDDOWN(POWER([.B47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6]+1" office:value-type="float" office:value="22">
            <text:p>22</text:p>
          </table:table-cell>
          <table:table-cell table:style-name="ce111" table:formula="of:=ROUNDUP([.$G$28]*POWER([.V47]/[.$G$26];[.$G$27]);0)" office:value-type="float" office:value="13">
            <text:p>13</text:p>
          </table:table-cell>
          <table:table-cell table:style-name="ce111" table:formula="of:=ROUNDDOWN(POWER([.V47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7]+1" office:value-type="float" office:value="23">
            <text:p>23</text:p>
          </table:table-cell>
          <table:table-cell table:style-name="ce111" table:formula="of:=ROUNDUP([.$G$28]*POWER([.B48]/[.$G$26];[.$G$27]);0)" office:value-type="float" office:value="13">
            <text:p>13</text:p>
          </table:table-cell>
          <table:table-cell table:style-name="ce111" table:formula="of:=ROUNDDOWN(POWER([.B48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7]+1" office:value-type="float" office:value="23">
            <text:p>23</text:p>
          </table:table-cell>
          <table:table-cell table:style-name="ce111" table:formula="of:=ROUNDUP([.$G$28]*POWER([.V48]/[.$G$26];[.$G$27]);0)" office:value-type="float" office:value="13">
            <text:p>13</text:p>
          </table:table-cell>
          <table:table-cell table:style-name="ce111" table:formula="of:=ROUNDDOWN(POWER([.V48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8]+1" office:value-type="float" office:value="24">
            <text:p>24</text:p>
          </table:table-cell>
          <table:table-cell table:style-name="ce111" table:formula="of:=ROUNDUP([.$G$28]*POWER([.B49]/[.$G$26];[.$G$27]);0)" office:value-type="float" office:value="14">
            <text:p>14</text:p>
          </table:table-cell>
          <table:table-cell table:style-name="ce111" table:formula="of:=ROUNDDOWN(POWER([.B49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8]+1" office:value-type="float" office:value="24">
            <text:p>24</text:p>
          </table:table-cell>
          <table:table-cell table:style-name="ce111" table:formula="of:=ROUNDUP([.$G$28]*POWER([.V49]/[.$G$26];[.$G$27]);0)" office:value-type="float" office:value="14">
            <text:p>14</text:p>
          </table:table-cell>
          <table:table-cell table:style-name="ce111" table:formula="of:=ROUNDDOWN(POWER([.V49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49]+1" office:value-type="float" office:value="25">
            <text:p>25</text:p>
          </table:table-cell>
          <table:table-cell table:style-name="ce111" table:formula="of:=ROUNDUP([.$G$28]*POWER([.B50]/[.$G$26];[.$G$27]);0)" office:value-type="float" office:value="15">
            <text:p>15</text:p>
          </table:table-cell>
          <table:table-cell table:style-name="ce111" table:formula="of:=ROUNDDOWN(POWER([.B50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49]+1" office:value-type="float" office:value="25">
            <text:p>25</text:p>
          </table:table-cell>
          <table:table-cell table:style-name="ce111" table:formula="of:=ROUNDUP([.$G$28]*POWER([.V50]/[.$G$26];[.$G$27]);0)" office:value-type="float" office:value="15">
            <text:p>15</text:p>
          </table:table-cell>
          <table:table-cell table:style-name="ce111" table:formula="of:=ROUNDDOWN(POWER([.V50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50]+1" office:value-type="float" office:value="26">
            <text:p>26</text:p>
          </table:table-cell>
          <table:table-cell table:style-name="ce111" table:formula="of:=ROUNDUP([.$G$28]*POWER([.B51]/[.$G$26];[.$G$27]);0)" office:value-type="float" office:value="16">
            <text:p>16</text:p>
          </table:table-cell>
          <table:table-cell table:style-name="ce111" table:formula="of:=ROUNDDOWN(POWER([.B51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0]+1" office:value-type="float" office:value="26">
            <text:p>26</text:p>
          </table:table-cell>
          <table:table-cell table:style-name="ce111" table:formula="of:=ROUNDUP([.$G$28]*POWER([.V51]/[.$G$26];[.$G$27]);0)" office:value-type="float" office:value="16">
            <text:p>16</text:p>
          </table:table-cell>
          <table:table-cell table:style-name="ce111" table:formula="of:=ROUNDDOWN(POWER([.V51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51]+1" office:value-type="float" office:value="27">
            <text:p>27</text:p>
          </table:table-cell>
          <table:table-cell table:style-name="ce111" table:formula="of:=ROUNDUP([.$G$28]*POWER([.B52]/[.$G$26];[.$G$27]);0)" office:value-type="float" office:value="17">
            <text:p>17</text:p>
          </table:table-cell>
          <table:table-cell table:style-name="ce111" table:formula="of:=ROUNDDOWN(POWER([.B52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1]+1" office:value-type="float" office:value="27">
            <text:p>27</text:p>
          </table:table-cell>
          <table:table-cell table:style-name="ce111" table:formula="of:=ROUNDUP([.$G$28]*POWER([.V52]/[.$G$26];[.$G$27]);0)" office:value-type="float" office:value="17">
            <text:p>17</text:p>
          </table:table-cell>
          <table:table-cell table:style-name="ce111" table:formula="of:=ROUNDDOWN(POWER([.V52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52]+1" office:value-type="float" office:value="28">
            <text:p>28</text:p>
          </table:table-cell>
          <table:table-cell table:style-name="ce111" table:formula="of:=ROUNDUP([.$G$28]*POWER([.B53]/[.$G$26];[.$G$27]);0)" office:value-type="float" office:value="18">
            <text:p>18</text:p>
          </table:table-cell>
          <table:table-cell table:style-name="ce111" table:formula="of:=ROUNDDOWN(POWER([.B53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2]+1" office:value-type="float" office:value="28">
            <text:p>28</text:p>
          </table:table-cell>
          <table:table-cell table:style-name="ce111" table:formula="of:=ROUNDUP([.$G$28]*POWER([.V53]/[.$G$26];[.$G$27]);0)" office:value-type="float" office:value="18">
            <text:p>18</text:p>
          </table:table-cell>
          <table:table-cell table:style-name="ce111" table:formula="of:=ROUNDDOWN(POWER([.V53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1" table:formula="of:=[.B53]+1" office:value-type="float" office:value="29">
            <text:p>29</text:p>
          </table:table-cell>
          <table:table-cell table:style-name="ce111" table:formula="of:=ROUNDUP([.$G$28]*POWER([.B54]/[.$G$26];[.$G$27]);0)" office:value-type="float" office:value="19">
            <text:p>19</text:p>
          </table:table-cell>
          <table:table-cell table:style-name="ce111" table:formula="of:=ROUNDDOWN(POWER([.B54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3]+1" office:value-type="float" office:value="29">
            <text:p>29</text:p>
          </table:table-cell>
          <table:table-cell table:style-name="ce111" table:formula="of:=ROUNDUP([.$G$28]*POWER([.V54]/[.$G$26];[.$G$27]);0)" office:value-type="float" office:value="19">
            <text:p>19</text:p>
          </table:table-cell>
          <table:table-cell table:style-name="ce111" table:formula="of:=ROUNDDOWN(POWER([.V54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224"/>
          <table:table-cell table:style-name="ce122" table:number-columns-repeated="767"/>
          <table:table-cell/>
        </table:table-row>
        <table:table-row table:style-name="ro1">
          <table:table-cell/>
          <table:table-cell table:style-name="ce112" table:formula="of:=[.B54]+1" office:value-type="float" office:value="30">
            <text:p>30</text:p>
          </table:table-cell>
          <table:table-cell table:style-name="ce112" table:formula="of:=ROUNDUP([.$G$28]*POWER([.B55]/[.$G$26];[.$G$27]);0)" office:value-type="float" office:value="20">
            <text:p>20</text:p>
          </table:table-cell>
          <table:table-cell table:style-name="ce112" table:formula="of:=ROUNDDOWN(POWER([.B55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54]+1" office:value-type="float" office:value="30">
            <text:p>30</text:p>
          </table:table-cell>
          <table:table-cell table:style-name="ce112" table:formula="of:=ROUNDUP([.$G$28]*POWER([.V55]/[.$G$26];[.$G$27]);0)" office:value-type="float" office:value="20">
            <text:p>20</text:p>
          </table:table-cell>
          <table:table-cell table:style-name="ce111" table:formula="of:=ROUNDDOWN(POWER([.V55];[.$K$27])*bo_mul+bo_add;0)" office:value-type="float" office:value="2">
            <text:p>2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55]+1" office:value-type="float" office:value="31">
            <text:p>31</text:p>
          </table:table-cell>
          <table:table-cell table:style-name="ce111" table:formula="of:=ROUNDUP([.$G$28]*POWER([.B56]/[.$G$26];[.$G$27]);0)" office:value-type="float" office:value="21">
            <text:p>21</text:p>
          </table:table-cell>
          <table:table-cell table:style-name="ce111" table:formula="of:=ROUNDDOWN(POWER([.B56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5]+1" office:value-type="float" office:value="31">
            <text:p>31</text:p>
          </table:table-cell>
          <table:table-cell table:style-name="ce111" table:formula="of:=ROUNDUP([.$G$28]*POWER([.V56]/[.$G$26];[.$G$27]);0)" office:value-type="float" office:value="21">
            <text:p>21</text:p>
          </table:table-cell>
          <table:table-cell table:style-name="ce111" table:formula="of:=ROUNDDOWN(POWER([.V56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56]+1" office:value-type="float" office:value="32">
            <text:p>32</text:p>
          </table:table-cell>
          <table:table-cell table:style-name="ce111" table:formula="of:=ROUNDUP([.$G$28]*POWER([.B57]/[.$G$26];[.$G$27]);0)" office:value-type="float" office:value="22">
            <text:p>22</text:p>
          </table:table-cell>
          <table:table-cell table:style-name="ce111" table:formula="of:=ROUNDDOWN(POWER([.B57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6]+1" office:value-type="float" office:value="32">
            <text:p>32</text:p>
          </table:table-cell>
          <table:table-cell table:style-name="ce111" table:formula="of:=ROUNDUP([.$G$28]*POWER([.V57]/[.$G$26];[.$G$27]);0)" office:value-type="float" office:value="22">
            <text:p>22</text:p>
          </table:table-cell>
          <table:table-cell table:style-name="ce111" table:formula="of:=ROUNDDOWN(POWER([.V57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57]+1" office:value-type="float" office:value="33">
            <text:p>33</text:p>
          </table:table-cell>
          <table:table-cell table:style-name="ce111" table:formula="of:=ROUNDUP([.$G$28]*POWER([.B58]/[.$G$26];[.$G$27]);0)" office:value-type="float" office:value="23">
            <text:p>23</text:p>
          </table:table-cell>
          <table:table-cell table:style-name="ce111" table:formula="of:=ROUNDDOWN(POWER([.B58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7]+1" office:value-type="float" office:value="33">
            <text:p>33</text:p>
          </table:table-cell>
          <table:table-cell table:style-name="ce111" table:formula="of:=ROUNDUP([.$G$28]*POWER([.V58]/[.$G$26];[.$G$27]);0)" office:value-type="float" office:value="23">
            <text:p>23</text:p>
          </table:table-cell>
          <table:table-cell table:style-name="ce111" table:formula="of:=ROUNDDOWN(POWER([.V58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58]+1" office:value-type="float" office:value="34">
            <text:p>34</text:p>
          </table:table-cell>
          <table:table-cell table:style-name="ce111" table:formula="of:=ROUNDUP([.$G$28]*POWER([.B59]/[.$G$26];[.$G$27]);0)" office:value-type="float" office:value="25">
            <text:p>25</text:p>
          </table:table-cell>
          <table:table-cell table:style-name="ce111" table:formula="of:=ROUNDDOWN(POWER([.B59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8]+1" office:value-type="float" office:value="34">
            <text:p>34</text:p>
          </table:table-cell>
          <table:table-cell table:style-name="ce111" table:formula="of:=ROUNDUP([.$G$28]*POWER([.V59]/[.$G$26];[.$G$27]);0)" office:value-type="float" office:value="25">
            <text:p>25</text:p>
          </table:table-cell>
          <table:table-cell table:style-name="ce111" table:formula="of:=ROUNDDOWN(POWER([.V59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59]+1" office:value-type="float" office:value="35">
            <text:p>35</text:p>
          </table:table-cell>
          <table:table-cell table:style-name="ce111" table:formula="of:=ROUNDUP([.$G$28]*POWER([.B60]/[.$G$26];[.$G$27]);0)" office:value-type="float" office:value="26">
            <text:p>26</text:p>
          </table:table-cell>
          <table:table-cell table:style-name="ce111" table:formula="of:=ROUNDDOWN(POWER([.B60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59]+1" office:value-type="float" office:value="35">
            <text:p>35</text:p>
          </table:table-cell>
          <table:table-cell table:style-name="ce111" table:formula="of:=ROUNDUP([.$G$28]*POWER([.V60]/[.$G$26];[.$G$27]);0)" office:value-type="float" office:value="26">
            <text:p>26</text:p>
          </table:table-cell>
          <table:table-cell table:style-name="ce111" table:formula="of:=ROUNDDOWN(POWER([.V60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0]+1" office:value-type="float" office:value="36">
            <text:p>36</text:p>
          </table:table-cell>
          <table:table-cell table:style-name="ce111" table:formula="of:=ROUNDUP([.$G$28]*POWER([.B61]/[.$G$26];[.$G$27]);0)" office:value-type="float" office:value="27">
            <text:p>27</text:p>
          </table:table-cell>
          <table:table-cell table:style-name="ce111" table:formula="of:=ROUNDDOWN(POWER([.B61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0]+1" office:value-type="float" office:value="36">
            <text:p>36</text:p>
          </table:table-cell>
          <table:table-cell table:style-name="ce111" table:formula="of:=ROUNDUP([.$G$28]*POWER([.V61]/[.$G$26];[.$G$27]);0)" office:value-type="float" office:value="27">
            <text:p>27</text:p>
          </table:table-cell>
          <table:table-cell table:style-name="ce111" table:formula="of:=ROUNDDOWN(POWER([.V61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1]+1" office:value-type="float" office:value="37">
            <text:p>37</text:p>
          </table:table-cell>
          <table:table-cell table:style-name="ce111" table:formula="of:=ROUNDUP([.$G$28]*POWER([.B62]/[.$G$26];[.$G$27]);0)" office:value-type="float" office:value="28">
            <text:p>28</text:p>
          </table:table-cell>
          <table:table-cell table:style-name="ce111" table:formula="of:=ROUNDDOWN(POWER([.B62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1]+1" office:value-type="float" office:value="37">
            <text:p>37</text:p>
          </table:table-cell>
          <table:table-cell table:style-name="ce111" table:formula="of:=ROUNDUP([.$G$28]*POWER([.V62]/[.$G$26];[.$G$27]);0)" office:value-type="float" office:value="28">
            <text:p>28</text:p>
          </table:table-cell>
          <table:table-cell table:style-name="ce111" table:formula="of:=ROUNDDOWN(POWER([.V62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2]+1" office:value-type="float" office:value="38">
            <text:p>38</text:p>
          </table:table-cell>
          <table:table-cell table:style-name="ce111" table:formula="of:=ROUNDUP([.$G$28]*POWER([.B63]/[.$G$26];[.$G$27]);0)" office:value-type="float" office:value="29">
            <text:p>29</text:p>
          </table:table-cell>
          <table:table-cell table:style-name="ce111" table:formula="of:=ROUNDDOWN(POWER([.B63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2]+1" office:value-type="float" office:value="38">
            <text:p>38</text:p>
          </table:table-cell>
          <table:table-cell table:style-name="ce111" table:formula="of:=ROUNDUP([.$G$28]*POWER([.V63]/[.$G$26];[.$G$27]);0)" office:value-type="float" office:value="29">
            <text:p>29</text:p>
          </table:table-cell>
          <table:table-cell table:style-name="ce111" table:formula="of:=ROUNDDOWN(POWER([.V63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3]+1" office:value-type="float" office:value="39">
            <text:p>39</text:p>
          </table:table-cell>
          <table:table-cell table:style-name="ce111" table:formula="of:=ROUNDUP([.$G$28]*POWER([.B64]/[.$G$26];[.$G$27]);0)" office:value-type="float" office:value="31">
            <text:p>31</text:p>
          </table:table-cell>
          <table:table-cell table:style-name="ce111" table:formula="of:=ROUNDDOWN(POWER([.B64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3]+1" office:value-type="float" office:value="39">
            <text:p>39</text:p>
          </table:table-cell>
          <table:table-cell table:style-name="ce111" table:formula="of:=ROUNDUP([.$G$28]*POWER([.V64]/[.$G$26];[.$G$27]);0)" office:value-type="float" office:value="31">
            <text:p>31</text:p>
          </table:table-cell>
          <table:table-cell table:style-name="ce111" table:formula="of:=ROUNDDOWN(POWER([.V64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64]+1" office:value-type="float" office:value="40">
            <text:p>40</text:p>
          </table:table-cell>
          <table:table-cell table:style-name="ce112" table:formula="of:=ROUNDUP([.$G$28]*POWER([.B65]/[.$G$26];[.$G$27]);0)" office:value-type="float" office:value="32">
            <text:p>32</text:p>
          </table:table-cell>
          <table:table-cell table:style-name="ce112" table:formula="of:=ROUNDDOWN(POWER([.B65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64]+1" office:value-type="float" office:value="40">
            <text:p>40</text:p>
          </table:table-cell>
          <table:table-cell table:style-name="ce112" table:formula="of:=ROUNDUP([.$G$28]*POWER([.V65]/[.$G$26];[.$G$27]);0)" office:value-type="float" office:value="32">
            <text:p>32</text:p>
          </table:table-cell>
          <table:table-cell table:style-name="ce111" table:formula="of:=ROUNDDOWN(POWER([.V65];[.$K$27])*bo_mul+bo_add;0)" office:value-type="float" office:value="3">
            <text:p>3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5]+1" office:value-type="float" office:value="41">
            <text:p>41</text:p>
          </table:table-cell>
          <table:table-cell table:style-name="ce111" table:formula="of:=ROUNDUP([.$G$28]*POWER([.B66]/[.$G$26];[.$G$27]);0)" office:value-type="float" office:value="33">
            <text:p>33</text:p>
          </table:table-cell>
          <table:table-cell table:style-name="ce111" table:formula="of:=ROUNDDOWN(POWER([.B66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5]+1" office:value-type="float" office:value="41">
            <text:p>41</text:p>
          </table:table-cell>
          <table:table-cell table:style-name="ce111" table:formula="of:=ROUNDUP([.$G$28]*POWER([.V66]/[.$G$26];[.$G$27]);0)" office:value-type="float" office:value="33">
            <text:p>33</text:p>
          </table:table-cell>
          <table:table-cell table:style-name="ce111" table:formula="of:=ROUNDDOWN(POWER([.V66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6]+1" office:value-type="float" office:value="42">
            <text:p>42</text:p>
          </table:table-cell>
          <table:table-cell table:style-name="ce111" table:formula="of:=ROUNDUP([.$G$28]*POWER([.B67]/[.$G$26];[.$G$27]);0)" office:value-type="float" office:value="34">
            <text:p>34</text:p>
          </table:table-cell>
          <table:table-cell table:style-name="ce111" table:formula="of:=ROUNDDOWN(POWER([.B67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6]+1" office:value-type="float" office:value="42">
            <text:p>42</text:p>
          </table:table-cell>
          <table:table-cell table:style-name="ce111" table:formula="of:=ROUNDUP([.$G$28]*POWER([.V67]/[.$G$26];[.$G$27]);0)" office:value-type="float" office:value="34">
            <text:p>34</text:p>
          </table:table-cell>
          <table:table-cell table:style-name="ce111" table:formula="of:=ROUNDDOWN(POWER([.V67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7]+1" office:value-type="float" office:value="43">
            <text:p>43</text:p>
          </table:table-cell>
          <table:table-cell table:style-name="ce111" table:formula="of:=ROUNDUP([.$G$28]*POWER([.B68]/[.$G$26];[.$G$27]);0)" office:value-type="float" office:value="36">
            <text:p>36</text:p>
          </table:table-cell>
          <table:table-cell table:style-name="ce111" table:formula="of:=ROUNDDOWN(POWER([.B68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7]+1" office:value-type="float" office:value="43">
            <text:p>43</text:p>
          </table:table-cell>
          <table:table-cell table:style-name="ce111" table:formula="of:=ROUNDUP([.$G$28]*POWER([.V68]/[.$G$26];[.$G$27]);0)" office:value-type="float" office:value="36">
            <text:p>36</text:p>
          </table:table-cell>
          <table:table-cell table:style-name="ce111" table:formula="of:=ROUNDDOWN(POWER([.V68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8]+1" office:value-type="float" office:value="44">
            <text:p>44</text:p>
          </table:table-cell>
          <table:table-cell table:style-name="ce111" table:formula="of:=ROUNDUP([.$G$28]*POWER([.B69]/[.$G$26];[.$G$27]);0)" office:value-type="float" office:value="37">
            <text:p>37</text:p>
          </table:table-cell>
          <table:table-cell table:style-name="ce111" table:formula="of:=ROUNDDOWN(POWER([.B69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8]+1" office:value-type="float" office:value="44">
            <text:p>44</text:p>
          </table:table-cell>
          <table:table-cell table:style-name="ce111" table:formula="of:=ROUNDUP([.$G$28]*POWER([.V69]/[.$G$26];[.$G$27]);0)" office:value-type="float" office:value="37">
            <text:p>37</text:p>
          </table:table-cell>
          <table:table-cell table:style-name="ce111" table:formula="of:=ROUNDDOWN(POWER([.V69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69]+1" office:value-type="float" office:value="45">
            <text:p>45</text:p>
          </table:table-cell>
          <table:table-cell table:style-name="ce111" table:formula="of:=ROUNDUP([.$G$28]*POWER([.B70]/[.$G$26];[.$G$27]);0)" office:value-type="float" office:value="38">
            <text:p>38</text:p>
          </table:table-cell>
          <table:table-cell table:style-name="ce111" table:formula="of:=ROUNDDOWN(POWER([.B70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69]+1" office:value-type="float" office:value="45">
            <text:p>45</text:p>
          </table:table-cell>
          <table:table-cell table:style-name="ce111" table:formula="of:=ROUNDUP([.$G$28]*POWER([.V70]/[.$G$26];[.$G$27]);0)" office:value-type="float" office:value="38">
            <text:p>38</text:p>
          </table:table-cell>
          <table:table-cell table:style-name="ce111" table:formula="of:=ROUNDDOWN(POWER([.V70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0]+1" office:value-type="float" office:value="46">
            <text:p>46</text:p>
          </table:table-cell>
          <table:table-cell table:style-name="ce111" table:formula="of:=ROUNDUP([.$G$28]*POWER([.B71]/[.$G$26];[.$G$27]);0)" office:value-type="float" office:value="40">
            <text:p>40</text:p>
          </table:table-cell>
          <table:table-cell table:style-name="ce111" table:formula="of:=ROUNDDOWN(POWER([.B71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0]+1" office:value-type="float" office:value="46">
            <text:p>46</text:p>
          </table:table-cell>
          <table:table-cell table:style-name="ce111" table:formula="of:=ROUNDUP([.$G$28]*POWER([.V71]/[.$G$26];[.$G$27]);0)" office:value-type="float" office:value="40">
            <text:p>40</text:p>
          </table:table-cell>
          <table:table-cell table:style-name="ce111" table:formula="of:=ROUNDDOWN(POWER([.V71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1]+1" office:value-type="float" office:value="47">
            <text:p>47</text:p>
          </table:table-cell>
          <table:table-cell table:style-name="ce111" table:formula="of:=ROUNDUP([.$G$28]*POWER([.B72]/[.$G$26];[.$G$27]);0)" office:value-type="float" office:value="41">
            <text:p>41</text:p>
          </table:table-cell>
          <table:table-cell table:style-name="ce111" table:formula="of:=ROUNDDOWN(POWER([.B72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1]+1" office:value-type="float" office:value="47">
            <text:p>47</text:p>
          </table:table-cell>
          <table:table-cell table:style-name="ce111" table:formula="of:=ROUNDUP([.$G$28]*POWER([.V72]/[.$G$26];[.$G$27]);0)" office:value-type="float" office:value="41">
            <text:p>41</text:p>
          </table:table-cell>
          <table:table-cell table:style-name="ce111" table:formula="of:=ROUNDDOWN(POWER([.V72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2]+1" office:value-type="float" office:value="48">
            <text:p>48</text:p>
          </table:table-cell>
          <table:table-cell table:style-name="ce111" table:formula="of:=ROUNDUP([.$G$28]*POWER([.B73]/[.$G$26];[.$G$27]);0)" office:value-type="float" office:value="42">
            <text:p>42</text:p>
          </table:table-cell>
          <table:table-cell table:style-name="ce111" table:formula="of:=ROUNDDOWN(POWER([.B73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2]+1" office:value-type="float" office:value="48">
            <text:p>48</text:p>
          </table:table-cell>
          <table:table-cell table:style-name="ce111" table:formula="of:=ROUNDUP([.$G$28]*POWER([.V73]/[.$G$26];[.$G$27]);0)" office:value-type="float" office:value="42">
            <text:p>42</text:p>
          </table:table-cell>
          <table:table-cell table:style-name="ce111" table:formula="of:=ROUNDDOWN(POWER([.V73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3]+1" office:value-type="float" office:value="49">
            <text:p>49</text:p>
          </table:table-cell>
          <table:table-cell table:style-name="ce111" table:formula="of:=ROUNDUP([.$G$28]*POWER([.B74]/[.$G$26];[.$G$27]);0)" office:value-type="float" office:value="44">
            <text:p>44</text:p>
          </table:table-cell>
          <table:table-cell table:style-name="ce111" table:formula="of:=ROUNDDOWN(POWER([.B74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3]+1" office:value-type="float" office:value="49">
            <text:p>49</text:p>
          </table:table-cell>
          <table:table-cell table:style-name="ce111" table:formula="of:=ROUNDUP([.$G$28]*POWER([.V74]/[.$G$26];[.$G$27]);0)" office:value-type="float" office:value="44">
            <text:p>44</text:p>
          </table:table-cell>
          <table:table-cell table:style-name="ce111" table:formula="of:=ROUNDDOWN(POWER([.V74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74]+1" office:value-type="float" office:value="50">
            <text:p>50</text:p>
          </table:table-cell>
          <table:table-cell table:style-name="ce112" table:formula="of:=ROUNDUP([.$G$28]*POWER([.B75]/[.$G$26];[.$G$27]);0)" office:value-type="float" office:value="45">
            <text:p>45</text:p>
          </table:table-cell>
          <table:table-cell table:style-name="ce112" table:formula="of:=ROUNDDOWN(POWER([.B75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74]+1" office:value-type="float" office:value="50">
            <text:p>50</text:p>
          </table:table-cell>
          <table:table-cell table:style-name="ce112" table:formula="of:=ROUNDUP([.$G$28]*POWER([.V75]/[.$G$26];[.$G$27]);0)" office:value-type="float" office:value="45">
            <text:p>45</text:p>
          </table:table-cell>
          <table:table-cell table:style-name="ce111" table:formula="of:=ROUNDDOWN(POWER([.V75];[.$K$27])*bo_mul+bo_add;0)" office:value-type="float" office:value="4">
            <text:p>4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5]+1" office:value-type="float" office:value="51">
            <text:p>51</text:p>
          </table:table-cell>
          <table:table-cell table:style-name="ce111" table:formula="of:=ROUNDUP([.$G$28]*POWER([.B76]/[.$G$26];[.$G$27]);0)" office:value-type="float" office:value="47">
            <text:p>47</text:p>
          </table:table-cell>
          <table:table-cell table:style-name="ce111" table:formula="of:=ROUNDDOWN(POWER([.B76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5]+1" office:value-type="float" office:value="51">
            <text:p>51</text:p>
          </table:table-cell>
          <table:table-cell table:style-name="ce111" table:formula="of:=ROUNDUP([.$G$28]*POWER([.V76]/[.$G$26];[.$G$27]);0)" office:value-type="float" office:value="47">
            <text:p>47</text:p>
          </table:table-cell>
          <table:table-cell table:style-name="ce111" table:formula="of:=ROUNDDOWN(POWER([.V76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6]+1" office:value-type="float" office:value="52">
            <text:p>52</text:p>
          </table:table-cell>
          <table:table-cell table:style-name="ce111" table:formula="of:=ROUNDUP([.$G$28]*POWER([.B77]/[.$G$26];[.$G$27]);0)" office:value-type="float" office:value="48">
            <text:p>48</text:p>
          </table:table-cell>
          <table:table-cell table:style-name="ce111" table:formula="of:=ROUNDDOWN(POWER([.B77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6]+1" office:value-type="float" office:value="52">
            <text:p>52</text:p>
          </table:table-cell>
          <table:table-cell table:style-name="ce111" table:formula="of:=ROUNDUP([.$G$28]*POWER([.V77]/[.$G$26];[.$G$27]);0)" office:value-type="float" office:value="48">
            <text:p>48</text:p>
          </table:table-cell>
          <table:table-cell table:style-name="ce111" table:formula="of:=ROUNDDOWN(POWER([.V77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7]+1" office:value-type="float" office:value="53">
            <text:p>53</text:p>
          </table:table-cell>
          <table:table-cell table:style-name="ce111" table:formula="of:=ROUNDUP([.$G$28]*POWER([.B78]/[.$G$26];[.$G$27]);0)" office:value-type="float" office:value="50">
            <text:p>50</text:p>
          </table:table-cell>
          <table:table-cell table:style-name="ce111" table:formula="of:=ROUNDDOWN(POWER([.B78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7]+1" office:value-type="float" office:value="53">
            <text:p>53</text:p>
          </table:table-cell>
          <table:table-cell table:style-name="ce111" table:formula="of:=ROUNDUP([.$G$28]*POWER([.V78]/[.$G$26];[.$G$27]);0)" office:value-type="float" office:value="50">
            <text:p>50</text:p>
          </table:table-cell>
          <table:table-cell table:style-name="ce111" table:formula="of:=ROUNDDOWN(POWER([.V78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8]+1" office:value-type="float" office:value="54">
            <text:p>54</text:p>
          </table:table-cell>
          <table:table-cell table:style-name="ce111" table:formula="of:=ROUNDUP([.$G$28]*POWER([.B79]/[.$G$26];[.$G$27]);0)" office:value-type="float" office:value="51">
            <text:p>51</text:p>
          </table:table-cell>
          <table:table-cell table:style-name="ce111" table:formula="of:=ROUNDDOWN(POWER([.B79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8]+1" office:value-type="float" office:value="54">
            <text:p>54</text:p>
          </table:table-cell>
          <table:table-cell table:style-name="ce111" table:formula="of:=ROUNDUP([.$G$28]*POWER([.V79]/[.$G$26];[.$G$27]);0)" office:value-type="float" office:value="51">
            <text:p>51</text:p>
          </table:table-cell>
          <table:table-cell table:style-name="ce111" table:formula="of:=ROUNDDOWN(POWER([.V79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79]+1" office:value-type="float" office:value="55">
            <text:p>55</text:p>
          </table:table-cell>
          <table:table-cell table:style-name="ce111" table:formula="of:=ROUNDUP([.$G$28]*POWER([.B80]/[.$G$26];[.$G$27]);0)" office:value-type="float" office:value="53">
            <text:p>53</text:p>
          </table:table-cell>
          <table:table-cell table:style-name="ce111" table:formula="of:=ROUNDDOWN(POWER([.B80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79]+1" office:value-type="float" office:value="55">
            <text:p>55</text:p>
          </table:table-cell>
          <table:table-cell table:style-name="ce111" table:formula="of:=ROUNDUP([.$G$28]*POWER([.V80]/[.$G$26];[.$G$27]);0)" office:value-type="float" office:value="53">
            <text:p>53</text:p>
          </table:table-cell>
          <table:table-cell table:style-name="ce111" table:formula="of:=ROUNDDOWN(POWER([.V80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0]+1" office:value-type="float" office:value="56">
            <text:p>56</text:p>
          </table:table-cell>
          <table:table-cell table:style-name="ce111" table:formula="of:=ROUNDUP([.$G$28]*POWER([.B81]/[.$G$26];[.$G$27]);0)" office:value-type="float" office:value="54">
            <text:p>54</text:p>
          </table:table-cell>
          <table:table-cell table:style-name="ce111" table:formula="of:=ROUNDDOWN(POWER([.B81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0]+1" office:value-type="float" office:value="56">
            <text:p>56</text:p>
          </table:table-cell>
          <table:table-cell table:style-name="ce111" table:formula="of:=ROUNDUP([.$G$28]*POWER([.V81]/[.$G$26];[.$G$27]);0)" office:value-type="float" office:value="54">
            <text:p>54</text:p>
          </table:table-cell>
          <table:table-cell table:style-name="ce111" table:formula="of:=ROUNDDOWN(POWER([.V81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1]+1" office:value-type="float" office:value="57">
            <text:p>57</text:p>
          </table:table-cell>
          <table:table-cell table:style-name="ce111" table:formula="of:=ROUNDUP([.$G$28]*POWER([.B82]/[.$G$26];[.$G$27]);0)" office:value-type="float" office:value="56">
            <text:p>56</text:p>
          </table:table-cell>
          <table:table-cell table:style-name="ce111" table:formula="of:=ROUNDDOWN(POWER([.B82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1]+1" office:value-type="float" office:value="57">
            <text:p>57</text:p>
          </table:table-cell>
          <table:table-cell table:style-name="ce111" table:formula="of:=ROUNDUP([.$G$28]*POWER([.V82]/[.$G$26];[.$G$27]);0)" office:value-type="float" office:value="56">
            <text:p>56</text:p>
          </table:table-cell>
          <table:table-cell table:style-name="ce111" table:formula="of:=ROUNDDOWN(POWER([.V82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2]+1" office:value-type="float" office:value="58">
            <text:p>58</text:p>
          </table:table-cell>
          <table:table-cell table:style-name="ce111" table:formula="of:=ROUNDUP([.$G$28]*POWER([.B83]/[.$G$26];[.$G$27]);0)" office:value-type="float" office:value="57">
            <text:p>57</text:p>
          </table:table-cell>
          <table:table-cell table:style-name="ce111" table:formula="of:=ROUNDDOWN(POWER([.B83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2]+1" office:value-type="float" office:value="58">
            <text:p>58</text:p>
          </table:table-cell>
          <table:table-cell table:style-name="ce111" table:formula="of:=ROUNDUP([.$G$28]*POWER([.V83]/[.$G$26];[.$G$27]);0)" office:value-type="float" office:value="57">
            <text:p>57</text:p>
          </table:table-cell>
          <table:table-cell table:style-name="ce111" table:formula="of:=ROUNDDOWN(POWER([.V83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3]+1" office:value-type="float" office:value="59">
            <text:p>59</text:p>
          </table:table-cell>
          <table:table-cell table:style-name="ce111" table:formula="of:=ROUNDUP([.$G$28]*POWER([.B84]/[.$G$26];[.$G$27]);0)" office:value-type="float" office:value="59">
            <text:p>59</text:p>
          </table:table-cell>
          <table:table-cell table:style-name="ce111" table:formula="of:=ROUNDDOWN(POWER([.B84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3]+1" office:value-type="float" office:value="59">
            <text:p>59</text:p>
          </table:table-cell>
          <table:table-cell table:style-name="ce111" table:formula="of:=ROUNDUP([.$G$28]*POWER([.V84]/[.$G$26];[.$G$27]);0)" office:value-type="float" office:value="59">
            <text:p>59</text:p>
          </table:table-cell>
          <table:table-cell table:style-name="ce111" table:formula="of:=ROUNDDOWN(POWER([.V84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84]+1" office:value-type="float" office:value="60">
            <text:p>60</text:p>
          </table:table-cell>
          <table:table-cell table:style-name="ce112" table:formula="of:=ROUNDUP([.$G$28]*POWER([.B85]/[.$G$26];[.$G$27]);0)" office:value-type="float" office:value="60">
            <text:p>60</text:p>
          </table:table-cell>
          <table:table-cell table:style-name="ce112" table:formula="of:=ROUNDDOWN(POWER([.B85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84]+1" office:value-type="float" office:value="60">
            <text:p>60</text:p>
          </table:table-cell>
          <table:table-cell table:style-name="ce112" table:formula="of:=ROUNDUP([.$G$28]*POWER([.V85]/[.$G$26];[.$G$27]);0)" office:value-type="float" office:value="60">
            <text:p>60</text:p>
          </table:table-cell>
          <table:table-cell table:style-name="ce111" table:formula="of:=ROUNDDOWN(POWER([.V85];[.$K$27])*bo_mul+bo_add;0)" office:value-type="float" office:value="5">
            <text:p>5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5]+1" office:value-type="float" office:value="61">
            <text:p>61</text:p>
          </table:table-cell>
          <table:table-cell table:style-name="ce111" table:formula="of:=ROUNDUP([.$G$28]*POWER([.B86]/[.$G$26];[.$G$27]);0)" office:value-type="float" office:value="62">
            <text:p>62</text:p>
          </table:table-cell>
          <table:table-cell table:style-name="ce111" table:formula="of:=ROUNDDOWN(POWER([.B86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5]+1" office:value-type="float" office:value="61">
            <text:p>61</text:p>
          </table:table-cell>
          <table:table-cell table:style-name="ce111" table:formula="of:=ROUNDUP([.$G$28]*POWER([.V86]/[.$G$26];[.$G$27]);0)" office:value-type="float" office:value="62">
            <text:p>62</text:p>
          </table:table-cell>
          <table:table-cell table:style-name="ce111" table:formula="of:=ROUNDDOWN(POWER([.V86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6]+1" office:value-type="float" office:value="62">
            <text:p>62</text:p>
          </table:table-cell>
          <table:table-cell table:style-name="ce111" table:formula="of:=ROUNDUP([.$G$28]*POWER([.B87]/[.$G$26];[.$G$27]);0)" office:value-type="float" office:value="63">
            <text:p>63</text:p>
          </table:table-cell>
          <table:table-cell table:style-name="ce111" table:formula="of:=ROUNDDOWN(POWER([.B87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6]+1" office:value-type="float" office:value="62">
            <text:p>62</text:p>
          </table:table-cell>
          <table:table-cell table:style-name="ce111" table:formula="of:=ROUNDUP([.$G$28]*POWER([.V87]/[.$G$26];[.$G$27]);0)" office:value-type="float" office:value="63">
            <text:p>63</text:p>
          </table:table-cell>
          <table:table-cell table:style-name="ce111" table:formula="of:=ROUNDDOWN(POWER([.V87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7]+1" office:value-type="float" office:value="63">
            <text:p>63</text:p>
          </table:table-cell>
          <table:table-cell table:style-name="ce111" table:formula="of:=ROUNDUP([.$G$28]*POWER([.B88]/[.$G$26];[.$G$27]);0)" office:value-type="float" office:value="65">
            <text:p>65</text:p>
          </table:table-cell>
          <table:table-cell table:style-name="ce111" table:formula="of:=ROUNDDOWN(POWER([.B88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7]+1" office:value-type="float" office:value="63">
            <text:p>63</text:p>
          </table:table-cell>
          <table:table-cell table:style-name="ce111" table:formula="of:=ROUNDUP([.$G$28]*POWER([.V88]/[.$G$26];[.$G$27]);0)" office:value-type="float" office:value="65">
            <text:p>65</text:p>
          </table:table-cell>
          <table:table-cell table:style-name="ce111" table:formula="of:=ROUNDDOWN(POWER([.V88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8]+1" office:value-type="float" office:value="64">
            <text:p>64</text:p>
          </table:table-cell>
          <table:table-cell table:style-name="ce111" table:formula="of:=ROUNDUP([.$G$28]*POWER([.B89]/[.$G$26];[.$G$27]);0)" office:value-type="float" office:value="67">
            <text:p>67</text:p>
          </table:table-cell>
          <table:table-cell table:style-name="ce111" table:formula="of:=ROUNDDOWN(POWER([.B89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8]+1" office:value-type="float" office:value="64">
            <text:p>64</text:p>
          </table:table-cell>
          <table:table-cell table:style-name="ce111" table:formula="of:=ROUNDUP([.$G$28]*POWER([.V89]/[.$G$26];[.$G$27]);0)" office:value-type="float" office:value="67">
            <text:p>67</text:p>
          </table:table-cell>
          <table:table-cell table:style-name="ce111" table:formula="of:=ROUNDDOWN(POWER([.V89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89]+1" office:value-type="float" office:value="65">
            <text:p>65</text:p>
          </table:table-cell>
          <table:table-cell table:style-name="ce111" table:formula="of:=ROUNDUP([.$G$28]*POWER([.B90]/[.$G$26];[.$G$27]);0)" office:value-type="float" office:value="68">
            <text:p>68</text:p>
          </table:table-cell>
          <table:table-cell table:style-name="ce111" table:formula="of:=ROUNDDOWN(POWER([.B90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89]+1" office:value-type="float" office:value="65">
            <text:p>65</text:p>
          </table:table-cell>
          <table:table-cell table:style-name="ce111" table:formula="of:=ROUNDUP([.$G$28]*POWER([.V90]/[.$G$26];[.$G$27]);0)" office:value-type="float" office:value="68">
            <text:p>68</text:p>
          </table:table-cell>
          <table:table-cell table:style-name="ce111" table:formula="of:=ROUNDDOWN(POWER([.V90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0]+1" office:value-type="float" office:value="66">
            <text:p>66</text:p>
          </table:table-cell>
          <table:table-cell table:style-name="ce111" table:formula="of:=ROUNDUP([.$G$28]*POWER([.B91]/[.$G$26];[.$G$27]);0)" office:value-type="float" office:value="70">
            <text:p>70</text:p>
          </table:table-cell>
          <table:table-cell table:style-name="ce111" table:formula="of:=ROUNDDOWN(POWER([.B91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0]+1" office:value-type="float" office:value="66">
            <text:p>66</text:p>
          </table:table-cell>
          <table:table-cell table:style-name="ce111" table:formula="of:=ROUNDUP([.$G$28]*POWER([.V91]/[.$G$26];[.$G$27]);0)" office:value-type="float" office:value="70">
            <text:p>70</text:p>
          </table:table-cell>
          <table:table-cell table:style-name="ce111" table:formula="of:=ROUNDDOWN(POWER([.V91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1]+1" office:value-type="float" office:value="67">
            <text:p>67</text:p>
          </table:table-cell>
          <table:table-cell table:style-name="ce111" table:formula="of:=ROUNDUP([.$G$28]*POWER([.B92]/[.$G$26];[.$G$27]);0)" office:value-type="float" office:value="72">
            <text:p>72</text:p>
          </table:table-cell>
          <table:table-cell table:style-name="ce111" table:formula="of:=ROUNDDOWN(POWER([.B92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1]+1" office:value-type="float" office:value="67">
            <text:p>67</text:p>
          </table:table-cell>
          <table:table-cell table:style-name="ce111" table:formula="of:=ROUNDUP([.$G$28]*POWER([.V92]/[.$G$26];[.$G$27]);0)" office:value-type="float" office:value="72">
            <text:p>72</text:p>
          </table:table-cell>
          <table:table-cell table:style-name="ce111" table:formula="of:=ROUNDDOWN(POWER([.V92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2]+1" office:value-type="float" office:value="68">
            <text:p>68</text:p>
          </table:table-cell>
          <table:table-cell table:style-name="ce111" table:formula="of:=ROUNDUP([.$G$28]*POWER([.B93]/[.$G$26];[.$G$27]);0)" office:value-type="float" office:value="74">
            <text:p>74</text:p>
          </table:table-cell>
          <table:table-cell table:style-name="ce111" table:formula="of:=ROUNDDOWN(POWER([.B93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2]+1" office:value-type="float" office:value="68">
            <text:p>68</text:p>
          </table:table-cell>
          <table:table-cell table:style-name="ce111" table:formula="of:=ROUNDUP([.$G$28]*POWER([.V93]/[.$G$26];[.$G$27]);0)" office:value-type="float" office:value="74">
            <text:p>74</text:p>
          </table:table-cell>
          <table:table-cell table:style-name="ce111" table:formula="of:=ROUNDDOWN(POWER([.V93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3]+1" office:value-type="float" office:value="69">
            <text:p>69</text:p>
          </table:table-cell>
          <table:table-cell table:style-name="ce111" table:formula="of:=ROUNDUP([.$G$28]*POWER([.B94]/[.$G$26];[.$G$27]);0)" office:value-type="float" office:value="75">
            <text:p>75</text:p>
          </table:table-cell>
          <table:table-cell table:style-name="ce111" table:formula="of:=ROUNDDOWN(POWER([.B94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3]+1" office:value-type="float" office:value="69">
            <text:p>69</text:p>
          </table:table-cell>
          <table:table-cell table:style-name="ce111" table:formula="of:=ROUNDUP([.$G$28]*POWER([.V94]/[.$G$26];[.$G$27]);0)" office:value-type="float" office:value="75">
            <text:p>75</text:p>
          </table:table-cell>
          <table:table-cell table:style-name="ce111" table:formula="of:=ROUNDDOWN(POWER([.V94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94]+1" office:value-type="float" office:value="70">
            <text:p>70</text:p>
          </table:table-cell>
          <table:table-cell table:style-name="ce112" table:formula="of:=ROUNDUP([.$G$28]*POWER([.B95]/[.$G$26];[.$G$27]);0)" office:value-type="float" office:value="77">
            <text:p>77</text:p>
          </table:table-cell>
          <table:table-cell table:style-name="ce112" table:formula="of:=ROUNDDOWN(POWER([.B95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94]+1" office:value-type="float" office:value="70">
            <text:p>70</text:p>
          </table:table-cell>
          <table:table-cell table:style-name="ce112" table:formula="of:=ROUNDUP([.$G$28]*POWER([.V95]/[.$G$26];[.$G$27]);0)" office:value-type="float" office:value="77">
            <text:p>77</text:p>
          </table:table-cell>
          <table:table-cell table:style-name="ce111" table:formula="of:=ROUNDDOWN(POWER([.V95];[.$K$27])*bo_mul+bo_add;0)" office:value-type="float" office:value="6">
            <text:p>6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5]+1" office:value-type="float" office:value="71">
            <text:p>71</text:p>
          </table:table-cell>
          <table:table-cell table:style-name="ce111" table:formula="of:=ROUNDUP([.$G$28]*POWER([.B96]/[.$G$26];[.$G$27]);0)" office:value-type="float" office:value="79">
            <text:p>79</text:p>
          </table:table-cell>
          <table:table-cell table:style-name="ce111" table:formula="of:=ROUNDDOWN(POWER([.B96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5]+1" office:value-type="float" office:value="71">
            <text:p>71</text:p>
          </table:table-cell>
          <table:table-cell table:style-name="ce111" table:formula="of:=ROUNDUP([.$G$28]*POWER([.V96]/[.$G$26];[.$G$27]);0)" office:value-type="float" office:value="79">
            <text:p>79</text:p>
          </table:table-cell>
          <table:table-cell table:style-name="ce111" table:formula="of:=ROUNDDOWN(POWER([.V96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6]+1" office:value-type="float" office:value="72">
            <text:p>72</text:p>
          </table:table-cell>
          <table:table-cell table:style-name="ce111" table:formula="of:=ROUNDUP([.$G$28]*POWER([.B97]/[.$G$26];[.$G$27]);0)" office:value-type="float" office:value="81">
            <text:p>81</text:p>
          </table:table-cell>
          <table:table-cell table:style-name="ce111" table:formula="of:=ROUNDDOWN(POWER([.B97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6]+1" office:value-type="float" office:value="72">
            <text:p>72</text:p>
          </table:table-cell>
          <table:table-cell table:style-name="ce111" table:formula="of:=ROUNDUP([.$G$28]*POWER([.V97]/[.$G$26];[.$G$27]);0)" office:value-type="float" office:value="81">
            <text:p>81</text:p>
          </table:table-cell>
          <table:table-cell table:style-name="ce111" table:formula="of:=ROUNDDOWN(POWER([.V97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7]+1" office:value-type="float" office:value="73">
            <text:p>73</text:p>
          </table:table-cell>
          <table:table-cell table:style-name="ce111" table:formula="of:=ROUNDUP([.$G$28]*POWER([.B98]/[.$G$26];[.$G$27]);0)" office:value-type="float" office:value="82">
            <text:p>82</text:p>
          </table:table-cell>
          <table:table-cell table:style-name="ce111" table:formula="of:=ROUNDDOWN(POWER([.B98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7]+1" office:value-type="float" office:value="73">
            <text:p>73</text:p>
          </table:table-cell>
          <table:table-cell table:style-name="ce111" table:formula="of:=ROUNDUP([.$G$28]*POWER([.V98]/[.$G$26];[.$G$27]);0)" office:value-type="float" office:value="82">
            <text:p>82</text:p>
          </table:table-cell>
          <table:table-cell table:style-name="ce111" table:formula="of:=ROUNDDOWN(POWER([.V98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8]+1" office:value-type="float" office:value="74">
            <text:p>74</text:p>
          </table:table-cell>
          <table:table-cell table:style-name="ce111" table:formula="of:=ROUNDUP([.$G$28]*POWER([.B99]/[.$G$26];[.$G$27]);0)" office:value-type="float" office:value="84">
            <text:p>84</text:p>
          </table:table-cell>
          <table:table-cell table:style-name="ce111" table:formula="of:=ROUNDDOWN(POWER([.B99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8]+1" office:value-type="float" office:value="74">
            <text:p>74</text:p>
          </table:table-cell>
          <table:table-cell table:style-name="ce111" table:formula="of:=ROUNDUP([.$G$28]*POWER([.V99]/[.$G$26];[.$G$27]);0)" office:value-type="float" office:value="84">
            <text:p>84</text:p>
          </table:table-cell>
          <table:table-cell table:style-name="ce111" table:formula="of:=ROUNDDOWN(POWER([.V99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99]+1" office:value-type="float" office:value="75">
            <text:p>75</text:p>
          </table:table-cell>
          <table:table-cell table:style-name="ce111" table:formula="of:=ROUNDUP([.$G$28]*POWER([.B100]/[.$G$26];[.$G$27]);0)" office:value-type="float" office:value="86">
            <text:p>86</text:p>
          </table:table-cell>
          <table:table-cell table:style-name="ce111" table:formula="of:=ROUNDDOWN(POWER([.B100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99]+1" office:value-type="float" office:value="75">
            <text:p>75</text:p>
          </table:table-cell>
          <table:table-cell table:style-name="ce111" table:formula="of:=ROUNDUP([.$G$28]*POWER([.V100]/[.$G$26];[.$G$27]);0)" office:value-type="float" office:value="86">
            <text:p>86</text:p>
          </table:table-cell>
          <table:table-cell table:style-name="ce111" table:formula="of:=ROUNDDOWN(POWER([.V100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00]+1" office:value-type="float" office:value="76">
            <text:p>76</text:p>
          </table:table-cell>
          <table:table-cell table:style-name="ce111" table:formula="of:=ROUNDUP([.$G$28]*POWER([.B101]/[.$G$26];[.$G$27]);0)" office:value-type="float" office:value="88">
            <text:p>88</text:p>
          </table:table-cell>
          <table:table-cell table:style-name="ce111" table:formula="of:=ROUNDDOWN(POWER([.B101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00]+1" office:value-type="float" office:value="76">
            <text:p>76</text:p>
          </table:table-cell>
          <table:table-cell table:style-name="ce111" table:formula="of:=ROUNDUP([.$G$28]*POWER([.V101]/[.$G$26];[.$G$27]);0)" office:value-type="float" office:value="88">
            <text:p>88</text:p>
          </table:table-cell>
          <table:table-cell table:style-name="ce111" table:formula="of:=ROUNDDOWN(POWER([.V101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01]+1" office:value-type="float" office:value="77">
            <text:p>77</text:p>
          </table:table-cell>
          <table:table-cell table:style-name="ce111" table:formula="of:=ROUNDUP([.$G$28]*POWER([.B102]/[.$G$26];[.$G$27]);0)" office:value-type="float" office:value="90">
            <text:p>90</text:p>
          </table:table-cell>
          <table:table-cell table:style-name="ce111" table:formula="of:=ROUNDDOWN(POWER([.B102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01]+1" office:value-type="float" office:value="77">
            <text:p>77</text:p>
          </table:table-cell>
          <table:table-cell table:style-name="ce111" table:formula="of:=ROUNDUP([.$G$28]*POWER([.V102]/[.$G$26];[.$G$27]);0)" office:value-type="float" office:value="90">
            <text:p>90</text:p>
          </table:table-cell>
          <table:table-cell table:style-name="ce111" table:formula="of:=ROUNDDOWN(POWER([.V102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02]+1" office:value-type="float" office:value="78">
            <text:p>78</text:p>
          </table:table-cell>
          <table:table-cell table:style-name="ce111" table:formula="of:=ROUNDUP([.$G$28]*POWER([.B103]/[.$G$26];[.$G$27]);0)" office:value-type="float" office:value="91">
            <text:p>91</text:p>
          </table:table-cell>
          <table:table-cell table:style-name="ce111" table:formula="of:=ROUNDDOWN(POWER([.B103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02]+1" office:value-type="float" office:value="78">
            <text:p>78</text:p>
          </table:table-cell>
          <table:table-cell table:style-name="ce111" table:formula="of:=ROUNDUP([.$G$28]*POWER([.V103]/[.$G$26];[.$G$27]);0)" office:value-type="float" office:value="91">
            <text:p>91</text:p>
          </table:table-cell>
          <table:table-cell table:style-name="ce111" table:formula="of:=ROUNDDOWN(POWER([.V103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03]+1" office:value-type="float" office:value="79">
            <text:p>79</text:p>
          </table:table-cell>
          <table:table-cell table:style-name="ce111" table:formula="of:=ROUNDUP([.$G$28]*POWER([.B104]/[.$G$26];[.$G$27]);0)" office:value-type="float" office:value="93">
            <text:p>93</text:p>
          </table:table-cell>
          <table:table-cell table:style-name="ce111" table:formula="of:=ROUNDDOWN(POWER([.B104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03]+1" office:value-type="float" office:value="79">
            <text:p>79</text:p>
          </table:table-cell>
          <table:table-cell table:style-name="ce111" table:formula="of:=ROUNDUP([.$G$28]*POWER([.V104]/[.$G$26];[.$G$27]);0)" office:value-type="float" office:value="93">
            <text:p>93</text:p>
          </table:table-cell>
          <table:table-cell table:style-name="ce111" table:formula="of:=ROUNDDOWN(POWER([.V104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104]+1" office:value-type="float" office:value="80">
            <text:p>80</text:p>
          </table:table-cell>
          <table:table-cell table:style-name="ce112" table:formula="of:=ROUNDUP([.$G$28]*POWER([.B105]/[.$G$26];[.$G$27]);0)" office:value-type="float" office:value="95">
            <text:p>95</text:p>
          </table:table-cell>
          <table:table-cell table:style-name="ce112" table:formula="of:=ROUNDDOWN(POWER([.B105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104]+1" office:value-type="float" office:value="80">
            <text:p>80</text:p>
          </table:table-cell>
          <table:table-cell table:style-name="ce112" table:formula="of:=ROUNDUP([.$G$28]*POWER([.V105]/[.$G$26];[.$G$27]);0)" office:value-type="float" office:value="95">
            <text:p>95</text:p>
          </table:table-cell>
          <table:table-cell table:style-name="ce111" table:formula="of:=ROUNDDOWN(POWER([.V105];[.$K$27])*bo_mul+bo_add;0)" office:value-type="float" office:value="7">
            <text:p>7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05]+1" office:value-type="float" office:value="81">
            <text:p>81</text:p>
          </table:table-cell>
          <table:table-cell table:style-name="ce111" table:formula="of:=ROUNDUP([.$G$28]*POWER([.B106]/[.$G$26];[.$G$27]);0)" office:value-type="float" office:value="97">
            <text:p>97</text:p>
          </table:table-cell>
          <table:table-cell table:style-name="ce111" table:formula="of:=ROUNDDOWN(POWER([.B106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05]+1" office:value-type="float" office:value="81">
            <text:p>81</text:p>
          </table:table-cell>
          <table:table-cell table:style-name="ce111" table:formula="of:=ROUNDUP([.$G$28]*POWER([.V106]/[.$G$26];[.$G$27]);0)" office:value-type="float" office:value="97">
            <text:p>97</text:p>
          </table:table-cell>
          <table:table-cell table:style-name="ce111" table:formula="of:=ROUNDDOWN(POWER([.V106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06]+1" office:value-type="float" office:value="82">
            <text:p>82</text:p>
          </table:table-cell>
          <table:table-cell table:style-name="ce111" table:formula="of:=ROUNDUP([.$G$28]*POWER([.B107]/[.$G$26];[.$G$27]);0)" office:value-type="float" office:value="99">
            <text:p>99</text:p>
          </table:table-cell>
          <table:table-cell table:style-name="ce111" table:formula="of:=ROUNDDOWN(POWER([.B107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06]+1" office:value-type="float" office:value="82">
            <text:p>82</text:p>
          </table:table-cell>
          <table:table-cell table:style-name="ce111" table:formula="of:=ROUNDUP([.$G$28]*POWER([.V107]/[.$G$26];[.$G$27]);0)" office:value-type="float" office:value="99">
            <text:p>99</text:p>
          </table:table-cell>
          <table:table-cell table:style-name="ce111" table:formula="of:=ROUNDDOWN(POWER([.V107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07]+1" office:value-type="float" office:value="83">
            <text:p>83</text:p>
          </table:table-cell>
          <table:table-cell table:style-name="ce111" table:formula="of:=ROUNDUP([.$G$28]*POWER([.B108]/[.$G$26];[.$G$27]);0)" office:value-type="float" office:value="101">
            <text:p>101</text:p>
          </table:table-cell>
          <table:table-cell table:style-name="ce111" table:formula="of:=ROUNDDOWN(POWER([.B108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07]+1" office:value-type="float" office:value="83">
            <text:p>83</text:p>
          </table:table-cell>
          <table:table-cell table:style-name="ce111" table:formula="of:=ROUNDUP([.$G$28]*POWER([.V108]/[.$G$26];[.$G$27]);0)" office:value-type="float" office:value="101">
            <text:p>101</text:p>
          </table:table-cell>
          <table:table-cell table:style-name="ce111" table:formula="of:=ROUNDDOWN(POWER([.V108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08]+1" office:value-type="float" office:value="84">
            <text:p>84</text:p>
          </table:table-cell>
          <table:table-cell table:style-name="ce111" table:formula="of:=ROUNDUP([.$G$28]*POWER([.B109]/[.$G$26];[.$G$27]);0)" office:value-type="float" office:value="103">
            <text:p>103</text:p>
          </table:table-cell>
          <table:table-cell table:style-name="ce111" table:formula="of:=ROUNDDOWN(POWER([.B109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08]+1" office:value-type="float" office:value="84">
            <text:p>84</text:p>
          </table:table-cell>
          <table:table-cell table:style-name="ce111" table:formula="of:=ROUNDUP([.$G$28]*POWER([.V109]/[.$G$26];[.$G$27]);0)" office:value-type="float" office:value="103">
            <text:p>103</text:p>
          </table:table-cell>
          <table:table-cell table:style-name="ce111" table:formula="of:=ROUNDDOWN(POWER([.V109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09]+1" office:value-type="float" office:value="85">
            <text:p>85</text:p>
          </table:table-cell>
          <table:table-cell table:style-name="ce111" table:formula="of:=ROUNDUP([.$G$28]*POWER([.B110]/[.$G$26];[.$G$27]);0)" office:value-type="float" office:value="105">
            <text:p>105</text:p>
          </table:table-cell>
          <table:table-cell table:style-name="ce111" table:formula="of:=ROUNDDOWN(POWER([.B110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09]+1" office:value-type="float" office:value="85">
            <text:p>85</text:p>
          </table:table-cell>
          <table:table-cell table:style-name="ce111" table:formula="of:=ROUNDUP([.$G$28]*POWER([.V110]/[.$G$26];[.$G$27]);0)" office:value-type="float" office:value="105">
            <text:p>105</text:p>
          </table:table-cell>
          <table:table-cell table:style-name="ce111" table:formula="of:=ROUNDDOWN(POWER([.V110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0]+1" office:value-type="float" office:value="86">
            <text:p>86</text:p>
          </table:table-cell>
          <table:table-cell table:style-name="ce111" table:formula="of:=ROUNDUP([.$G$28]*POWER([.B111]/[.$G$26];[.$G$27]);0)" office:value-type="float" office:value="107">
            <text:p>107</text:p>
          </table:table-cell>
          <table:table-cell table:style-name="ce111" table:formula="of:=ROUNDDOWN(POWER([.B111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0]+1" office:value-type="float" office:value="86">
            <text:p>86</text:p>
          </table:table-cell>
          <table:table-cell table:style-name="ce111" table:formula="of:=ROUNDUP([.$G$28]*POWER([.V111]/[.$G$26];[.$G$27]);0)" office:value-type="float" office:value="107">
            <text:p>107</text:p>
          </table:table-cell>
          <table:table-cell table:style-name="ce111" table:formula="of:=ROUNDDOWN(POWER([.V111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1]+1" office:value-type="float" office:value="87">
            <text:p>87</text:p>
          </table:table-cell>
          <table:table-cell table:style-name="ce111" table:formula="of:=ROUNDUP([.$G$28]*POWER([.B112]/[.$G$26];[.$G$27]);0)" office:value-type="float" office:value="109">
            <text:p>109</text:p>
          </table:table-cell>
          <table:table-cell table:style-name="ce111" table:formula="of:=ROUNDDOWN(POWER([.B112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1]+1" office:value-type="float" office:value="87">
            <text:p>87</text:p>
          </table:table-cell>
          <table:table-cell table:style-name="ce111" table:formula="of:=ROUNDUP([.$G$28]*POWER([.V112]/[.$G$26];[.$G$27]);0)" office:value-type="float" office:value="109">
            <text:p>109</text:p>
          </table:table-cell>
          <table:table-cell table:style-name="ce111" table:formula="of:=ROUNDDOWN(POWER([.V112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2]+1" office:value-type="float" office:value="88">
            <text:p>88</text:p>
          </table:table-cell>
          <table:table-cell table:style-name="ce111" table:formula="of:=ROUNDUP([.$G$28]*POWER([.B113]/[.$G$26];[.$G$27]);0)" office:value-type="float" office:value="111">
            <text:p>111</text:p>
          </table:table-cell>
          <table:table-cell table:style-name="ce111" table:formula="of:=ROUNDDOWN(POWER([.B113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2]+1" office:value-type="float" office:value="88">
            <text:p>88</text:p>
          </table:table-cell>
          <table:table-cell table:style-name="ce111" table:formula="of:=ROUNDUP([.$G$28]*POWER([.V113]/[.$G$26];[.$G$27]);0)" office:value-type="float" office:value="111">
            <text:p>111</text:p>
          </table:table-cell>
          <table:table-cell table:style-name="ce111" table:formula="of:=ROUNDDOWN(POWER([.V113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3]+1" office:value-type="float" office:value="89">
            <text:p>89</text:p>
          </table:table-cell>
          <table:table-cell table:style-name="ce111" table:formula="of:=ROUNDUP([.$G$28]*POWER([.B114]/[.$G$26];[.$G$27]);0)" office:value-type="float" office:value="113">
            <text:p>113</text:p>
          </table:table-cell>
          <table:table-cell table:style-name="ce111" table:formula="of:=ROUNDDOWN(POWER([.B114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3]+1" office:value-type="float" office:value="89">
            <text:p>89</text:p>
          </table:table-cell>
          <table:table-cell table:style-name="ce111" table:formula="of:=ROUNDUP([.$G$28]*POWER([.V114]/[.$G$26];[.$G$27]);0)" office:value-type="float" office:value="113">
            <text:p>113</text:p>
          </table:table-cell>
          <table:table-cell table:style-name="ce111" table:formula="of:=ROUNDDOWN(POWER([.V114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114]+1" office:value-type="float" office:value="90">
            <text:p>90</text:p>
          </table:table-cell>
          <table:table-cell table:style-name="ce112" table:formula="of:=ROUNDUP([.$G$28]*POWER([.B115]/[.$G$26];[.$G$27]);0)" office:value-type="float" office:value="115">
            <text:p>115</text:p>
          </table:table-cell>
          <table:table-cell table:style-name="ce112" table:formula="of:=ROUNDDOWN(POWER([.B115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114]+1" office:value-type="float" office:value="90">
            <text:p>90</text:p>
          </table:table-cell>
          <table:table-cell table:style-name="ce112" table:formula="of:=ROUNDUP([.$G$28]*POWER([.V115]/[.$G$26];[.$G$27]);0)" office:value-type="float" office:value="115">
            <text:p>115</text:p>
          </table:table-cell>
          <table:table-cell table:style-name="ce111" table:formula="of:=ROUNDDOWN(POWER([.V115];[.$K$27])*bo_mul+bo_add;0)" office:value-type="float" office:value="8">
            <text:p>8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5]+1" office:value-type="float" office:value="91">
            <text:p>91</text:p>
          </table:table-cell>
          <table:table-cell table:style-name="ce111" table:formula="of:=ROUNDUP([.$G$28]*POWER([.B116]/[.$G$26];[.$G$27]);0)" office:value-type="float" office:value="117">
            <text:p>117</text:p>
          </table:table-cell>
          <table:table-cell table:style-name="ce111" table:formula="of:=ROUNDDOWN(POWER([.B116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5]+1" office:value-type="float" office:value="91">
            <text:p>91</text:p>
          </table:table-cell>
          <table:table-cell table:style-name="ce111" table:formula="of:=ROUNDUP([.$G$28]*POWER([.V116]/[.$G$26];[.$G$27]);0)" office:value-type="float" office:value="117">
            <text:p>117</text:p>
          </table:table-cell>
          <table:table-cell table:style-name="ce111" table:formula="of:=ROUNDDOWN(POWER([.V116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6]+1" office:value-type="float" office:value="92">
            <text:p>92</text:p>
          </table:table-cell>
          <table:table-cell table:style-name="ce111" table:formula="of:=ROUNDUP([.$G$28]*POWER([.B117]/[.$G$26];[.$G$27]);0)" office:value-type="float" office:value="119">
            <text:p>119</text:p>
          </table:table-cell>
          <table:table-cell table:style-name="ce111" table:formula="of:=ROUNDDOWN(POWER([.B117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6]+1" office:value-type="float" office:value="92">
            <text:p>92</text:p>
          </table:table-cell>
          <table:table-cell table:style-name="ce111" table:formula="of:=ROUNDUP([.$G$28]*POWER([.V117]/[.$G$26];[.$G$27]);0)" office:value-type="float" office:value="119">
            <text:p>119</text:p>
          </table:table-cell>
          <table:table-cell table:style-name="ce111" table:formula="of:=ROUNDDOWN(POWER([.V117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7]+1" office:value-type="float" office:value="93">
            <text:p>93</text:p>
          </table:table-cell>
          <table:table-cell table:style-name="ce111" table:formula="of:=ROUNDUP([.$G$28]*POWER([.B118]/[.$G$26];[.$G$27]);0)" office:value-type="float" office:value="121">
            <text:p>121</text:p>
          </table:table-cell>
          <table:table-cell table:style-name="ce111" table:formula="of:=ROUNDDOWN(POWER([.B118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7]+1" office:value-type="float" office:value="93">
            <text:p>93</text:p>
          </table:table-cell>
          <table:table-cell table:style-name="ce111" table:formula="of:=ROUNDUP([.$G$28]*POWER([.V118]/[.$G$26];[.$G$27]);0)" office:value-type="float" office:value="121">
            <text:p>121</text:p>
          </table:table-cell>
          <table:table-cell table:style-name="ce111" table:formula="of:=ROUNDDOWN(POWER([.V118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8]+1" office:value-type="float" office:value="94">
            <text:p>94</text:p>
          </table:table-cell>
          <table:table-cell table:style-name="ce111" table:formula="of:=ROUNDUP([.$G$28]*POWER([.B119]/[.$G$26];[.$G$27]);0)" office:value-type="float" office:value="123">
            <text:p>123</text:p>
          </table:table-cell>
          <table:table-cell table:style-name="ce111" table:formula="of:=ROUNDDOWN(POWER([.B119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8]+1" office:value-type="float" office:value="94">
            <text:p>94</text:p>
          </table:table-cell>
          <table:table-cell table:style-name="ce111" table:formula="of:=ROUNDUP([.$G$28]*POWER([.V119]/[.$G$26];[.$G$27]);0)" office:value-type="float" office:value="123">
            <text:p>123</text:p>
          </table:table-cell>
          <table:table-cell table:style-name="ce111" table:formula="of:=ROUNDDOWN(POWER([.V119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19]+1" office:value-type="float" office:value="95">
            <text:p>95</text:p>
          </table:table-cell>
          <table:table-cell table:style-name="ce111" table:formula="of:=ROUNDUP([.$G$28]*POWER([.B120]/[.$G$26];[.$G$27]);0)" office:value-type="float" office:value="125">
            <text:p>125</text:p>
          </table:table-cell>
          <table:table-cell table:style-name="ce111" table:formula="of:=ROUNDDOWN(POWER([.B120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19]+1" office:value-type="float" office:value="95">
            <text:p>95</text:p>
          </table:table-cell>
          <table:table-cell table:style-name="ce111" table:formula="of:=ROUNDUP([.$G$28]*POWER([.V120]/[.$G$26];[.$G$27]);0)" office:value-type="float" office:value="125">
            <text:p>125</text:p>
          </table:table-cell>
          <table:table-cell table:style-name="ce111" table:formula="of:=ROUNDDOWN(POWER([.V120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20]+1" office:value-type="float" office:value="96">
            <text:p>96</text:p>
          </table:table-cell>
          <table:table-cell table:style-name="ce111" table:formula="of:=ROUNDUP([.$G$28]*POWER([.B121]/[.$G$26];[.$G$27]);0)" office:value-type="float" office:value="127">
            <text:p>127</text:p>
          </table:table-cell>
          <table:table-cell table:style-name="ce111" table:formula="of:=ROUNDDOWN(POWER([.B121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20]+1" office:value-type="float" office:value="96">
            <text:p>96</text:p>
          </table:table-cell>
          <table:table-cell table:style-name="ce111" table:formula="of:=ROUNDUP([.$G$28]*POWER([.V121]/[.$G$26];[.$G$27]);0)" office:value-type="float" office:value="127">
            <text:p>127</text:p>
          </table:table-cell>
          <table:table-cell table:style-name="ce111" table:formula="of:=ROUNDDOWN(POWER([.V121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3" table:formula="of:=[.B121]+1" office:value-type="float" office:value="97">
            <text:p>97</text:p>
          </table:table-cell>
          <table:table-cell table:style-name="ce111" table:formula="of:=ROUNDUP([.$G$28]*POWER([.B122]/[.$G$26];[.$G$27]);0)" office:value-type="float" office:value="129">
            <text:p>129</text:p>
          </table:table-cell>
          <table:table-cell table:style-name="ce111" table:formula="of:=ROUNDDOWN(POWER([.B122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3" table:formula="of:=[.V121]+1" office:value-type="float" office:value="97">
            <text:p>97</text:p>
          </table:table-cell>
          <table:table-cell table:style-name="ce111" table:formula="of:=ROUNDUP([.$G$28]*POWER([.V122]/[.$G$26];[.$G$27]);0)" office:value-type="float" office:value="129">
            <text:p>129</text:p>
          </table:table-cell>
          <table:table-cell table:style-name="ce111" table:formula="of:=ROUNDDOWN(POWER([.V122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22]+1" office:value-type="float" office:value="98">
            <text:p>98</text:p>
          </table:table-cell>
          <table:table-cell table:style-name="ce111" table:formula="of:=ROUNDUP([.$G$28]*POWER([.B123]/[.$G$26];[.$G$27]);0)" office:value-type="float" office:value="132">
            <text:p>132</text:p>
          </table:table-cell>
          <table:table-cell table:style-name="ce111" table:formula="of:=ROUNDDOWN(POWER([.B123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22]+1" office:value-type="float" office:value="98">
            <text:p>98</text:p>
          </table:table-cell>
          <table:table-cell table:style-name="ce111" table:formula="of:=ROUNDUP([.$G$28]*POWER([.V123]/[.$G$26];[.$G$27]);0)" office:value-type="float" office:value="132">
            <text:p>132</text:p>
          </table:table-cell>
          <table:table-cell table:style-name="ce111" table:formula="of:=ROUNDDOWN(POWER([.V123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1" table:formula="of:=[.B123]+1" office:value-type="float" office:value="99">
            <text:p>99</text:p>
          </table:table-cell>
          <table:table-cell table:style-name="ce111" table:formula="of:=ROUNDUP([.$G$28]*POWER([.B124]/[.$G$26];[.$G$27]);0)" office:value-type="float" office:value="134">
            <text:p>134</text:p>
          </table:table-cell>
          <table:table-cell table:style-name="ce111" table:formula="of:=ROUNDDOWN(POWER([.B124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1" table:formula="of:=[.V123]+1" office:value-type="float" office:value="99">
            <text:p>99</text:p>
          </table:table-cell>
          <table:table-cell table:style-name="ce111" table:formula="of:=ROUNDUP([.$G$28]*POWER([.V124]/[.$G$26];[.$G$27]);0)" office:value-type="float" office:value="134">
            <text:p>134</text:p>
          </table:table-cell>
          <table:table-cell table:style-name="ce111" table:formula="of:=ROUNDDOWN(POWER([.V124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>
          <table:table-cell/>
          <table:table-cell table:style-name="ce112" table:formula="of:=[.B124]+1" office:value-type="float" office:value="100">
            <text:p>100</text:p>
          </table:table-cell>
          <table:table-cell table:style-name="ce112" table:formula="of:=ROUNDUP([.$G$28]*POWER([.B125]/[.$G$26];[.$G$27]);0)" office:value-type="float" office:value="136">
            <text:p>136</text:p>
          </table:table-cell>
          <table:table-cell table:style-name="ce112" table:formula="of:=ROUNDDOWN(POWER([.B125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"/>
          <table:table-cell table:style-name="ce112" table:formula="of:=[.V124]+1" office:value-type="float" office:value="100">
            <text:p>100</text:p>
          </table:table-cell>
          <table:table-cell table:style-name="ce112" table:formula="of:=ROUNDUP([.$G$28]*POWER([.V125]/[.$G$26];[.$G$27]);0)" office:value-type="float" office:value="136">
            <text:p>136</text:p>
          </table:table-cell>
          <table:table-cell table:style-name="ce111" table:formula="of:=ROUNDDOWN(POWER([.V125];[.$K$27])*bo_mul+bo_add;0)" office:value-type="float" office:value="9">
            <text:p>9</text:p>
          </table:table-cell>
          <table:table-cell table:number-columns-repeated="5"/>
          <table:table-cell table:style-name="ce122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106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28"/>
        <table:table-column table:style-name="co16" table:default-cell-style-name="ce129"/>
        <table:table-column table:style-name="co28" table:default-cell-style-name="ce128"/>
        <table:table-column table:style-name="co29" table:number-columns-repeated="4" table:default-cell-style-name="ce128"/>
        <table:table-column table:style-name="co16" table:default-cell-style-name="ce129"/>
        <table:table-column table:style-name="co16" table:default-cell-style-name="ce128"/>
        <table:table-column table:style-name="co30" table:default-cell-style-name="ce141"/>
        <table:table-column table:style-name="co16" table:default-cell-style-name="ce143"/>
        <table:table-column table:style-name="co16" table:number-columns-repeated="2" table:default-cell-style-name="ce145"/>
        <table:table-column table:style-name="co16" table:default-cell-style-name="ce147"/>
        <table:table-column table:style-name="co16" table:number-columns-repeated="3" table:default-cell-style-name="ce145"/>
        <table:table-column table:style-name="co16" table:default-cell-style-name="ce147"/>
        <table:table-column table:style-name="co5" table:number-columns-repeated="1006" table:default-cell-style-name="ce128"/>
        <table:table-row table:style-name="ro1">
          <table:table-cell/>
          <table:table-cell table:style-name="ce128"/>
          <table:table-cell table:number-columns-repeated="5"/>
          <table:table-cell table:style-name="ce128"/>
          <table:table-cell table:number-columns-repeated="1016"/>
        </table:table-row>
        <table:table-row table:style-name="ro3">
          <table:table-cell/>
          <table:table-cell table:style-name="ce128"/>
          <table:table-cell table:style-name="ce134" office:value-type="string">
            <text:p>A</text:p>
          </table:table-cell>
          <table:table-cell table:style-name="ce134" office:value-type="string">
            <text:p>B</text:p>
          </table:table-cell>
          <table:table-cell table:style-name="ce134" office:value-type="string">
            <text:p>C</text:p>
          </table:table-cell>
          <table:table-cell table:style-name="ce134" office:value-type="string">
            <text:p>D</text:p>
          </table:table-cell>
          <table:table-cell table:style-name="ce134" office:value-type="string">
            <text:p>E</text:p>
          </table:table-cell>
          <table:table-cell table:style-name="ce128"/>
          <table:table-cell table:number-columns-repeated="1016"/>
        </table:table-row>
        <table:table-row table:style-name="ro1">
          <table:table-cell table:style-name="ce129"/>
          <table:table-cell table:style-name="ce131" office:value-type="string">
            <text:p>CC</text:p>
          </table:table-cell>
          <table:table-cell table:number-columns-repeated="5" table:style-name="ce131" office:value-type="string">
            <text:p>Effets</text:p>
          </table:table-cell>
          <table:table-cell table:style-name="ce131" office:value-type="string">
            <text:p>CC</text:p>
          </table:table-cell>
          <table:table-cell/>
          <table:table-cell table:style-name="ce142"/>
          <table:table-cell table:style-name="ce144" office:value-type="string">
            <text:p>1rd</text:p>
          </table:table-cell>
          <table:table-cell table:style-name="ce146" office:value-type="string">
            <text:p>BL</text:p>
          </table:table-cell>
          <table:table-cell table:style-name="ce146" office:value-type="string">
            <text:p>BG</text:p>
          </table:table-cell>
          <table:table-cell table:style-name="ce148" office:value-type="string">
            <text:p>BF</text:p>
          </table:table-cell>
          <table:table-cell table:style-name="ce146" office:value-type="string">
            <text:p>T</text:p>
          </table:table-cell>
          <table:table-cell table:style-name="ce146" office:value-type="string">
            <text:p>C</text:p>
          </table:table-cell>
          <table:table-cell table:style-name="ce146" office:value-type="string">
            <text:p>B</text:p>
          </table:table-cell>
          <table:table-cell table:style-name="ce148" office:value-type="string">
            <text:p>J</text:p>
          </table:table-cell>
          <table:table-cell table:style-name="ce129" table:number-columns-repeated="989"/>
          <table:table-cell table:number-columns-repeated="17"/>
        </table:table-row>
        <table:table-row table:style-name="ro1">
          <table:table-cell/>
          <table:table-cell table:style-name="ce132" office:value-type="float" office:value="1">
            <text:p>1</text:p>
          </table:table-cell>
          <table:table-cell table:style-name="ce135" office:value-type="string">
            <text:p>1 PdC</text:p>
          </table:table-cell>
          <table:table-cell table:style-name="ce135" office:value-type="string">
            <text:p>1 PdC</text:p>
          </table:table-cell>
          <table:table-cell table:style-name="ce135" office:value-type="string">
            <text:p>Doit défendre 1 rd</text:p>
          </table:table-cell>
          <table:table-cell table:style-name="ce135" office:value-type="string">
            <text:p>Lâche arme principale</text:p>
          </table:table-cell>
          <table:table-cell table:style-name="ce135" office:value-type="string">
            <text:p>Lâche ses 2 armes</text:p>
          </table:table-cell>
          <table:table-cell table:style-name="ce132" office:value-type="float" office:value="1">
            <text:p>1</text:p>
          </table:table-cell>
          <table:table-cell/>
          <table:table-cell office:value-type="string">
            <text:p>Ne peut plus sprinte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float" office:value="2">
            <text:p>2</text:p>
          </table:table-cell>
          <table:table-cell table:style-name="ce135" office:value-type="string">
            <text:p>1 PdC</text:p>
          </table:table-cell>
          <table:table-cell table:style-name="ce135" office:value-type="string">
            <text:p>1 PdC</text:p>
          </table:table-cell>
          <table:table-cell table:style-name="ce135" office:value-type="string">
            <text:p>2 PdC</text:p>
          </table:table-cell>
          <table:table-cell table:style-name="ce135" office:value-type="string">
            <text:p>3 PdC</text:p>
          </table:table-cell>
          <table:table-cell table:style-name="ce139" office:value-type="string">
            <text:p>Tombe au sol, 5 PdC</text:p>
          </table:table-cell>
          <table:table-cell table:style-name="ce132" office:value-type="float" office:value="2">
            <text:p>2</text:p>
          </table:table-cell>
          <table:table-cell/>
          <table:table-cell office:value-type="string">
            <text:p>Ne peut plus couri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3">
            <text:p>3</text:p>
          </table:table-cell>
          <table:table-cell table:style-name="ce135" office:value-type="string">
            <text:p>1 PdC</text:p>
          </table:table-cell>
          <table:table-cell table:style-name="ce135" office:value-type="string">
            <text:p>Doit défendre 1 rd</text:p>
          </table:table-cell>
          <table:table-cell table:style-name="ce135" office:value-type="string">
            <text:p>3 PdC</text:p>
          </table:table-cell>
          <table:table-cell table:style-name="ce135" office:value-type="string">
            <text:p>5 PdC</text:p>
          </table:table-cell>
          <table:table-cell table:style-name="ce135" office:value-type="string">
            <text:p>KO 1rd</text:p>
          </table:table-cell>
          <table:table-cell table:style-name="ce132" office:value-type="float" office:value="3">
            <text:p>3</text:p>
          </table:table-cell>
          <table:table-cell table:style-name="ce127"/>
          <table:table-cell office:value-type="string">
            <text:p>Ne peut plus marche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4">
            <text:p>4</text:p>
          </table:table-cell>
          <table:table-cell table:style-name="ce135" office:value-type="string">
            <text:p>1 PdC</text:p>
          </table:table-cell>
          <table:table-cell table:style-name="ce137" office:value-type="string">
            <text:p>2 PdC</text:p>
          </table:table-cell>
          <table:table-cell table:style-name="ce135" office:value-type="string">
            <text:p>Lâche arme principale</text:p>
          </table:table-cell>
          <table:table-cell table:style-name="ce139" office:value-type="string">
            <text:p>Tombe au sol</text:p>
          </table:table-cell>
          <table:table-cell table:style-name="ce137" office:value-type="string">
            <text:p>1d4 doigts coupés, AGI -2, 5 PdC</text:p>
          </table:table-cell>
          <table:table-cell table:style-name="ce132" office:value-type="float" office:value="4">
            <text:p>4</text:p>
          </table:table-cell>
          <table:table-cell table:style-name="ce127"/>
          <table:table-cell office:value-type="string">
            <text:p>Ne peut plus se tenir debout / Tombe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3" office:value-type="float" office:value="5">
            <text:p>5</text:p>
          </table:table-cell>
          <table:table-cell table:style-name="ce136" office:value-type="string">
            <text:p>1 PdC</text:p>
          </table:table-cell>
          <table:table-cell table:style-name="ce136" office:value-type="string">
            <text:p>2 PdC</text:p>
          </table:table-cell>
          <table:table-cell table:style-name="ce140" office:value-type="string">
            <text:p>4 PdC</text:p>
          </table:table-cell>
          <table:table-cell table:style-name="ce136" office:value-type="string">
            <text:p>Lâche ses 2 armes</text:p>
          </table:table-cell>
          <table:table-cell table:style-name="ce136" office:value-type="string">
            <text:p>Nez coupé, sentir -10, 6 PdC</text:p>
          </table:table-cell>
          <table:table-cell table:style-name="ce133" office:value-type="float" office:value="5">
            <text:p>5</text:p>
          </table:table-cell>
          <table:table-cell table:style-name="ce127"/>
          <table:table-cell office:value-type="string">
            <text:p>Malus générique -5</text:p>
          </table:table-cell>
          <table:table-cell table:number-columns-repeated="8"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6">
            <text:p>6</text:p>
          </table:table-cell>
          <table:table-cell table:style-name="ce135" office:value-type="string">
            <text:p>Doit défendre 1 rd</text:p>
          </table:table-cell>
          <table:table-cell table:style-name="ce135" office:value-type="string">
            <text:p>Lâche arme principale</text:p>
          </table:table-cell>
          <table:table-cell table:style-name="ce135" office:value-type="string">
            <text:p>5 PdC</text:p>
          </table:table-cell>
          <table:table-cell table:style-name="ce135" office:value-type="string">
            <text:p>7 PdC</text:p>
          </table:table-cell>
          <table:table-cell table:style-name="ce135" office:value-type="string">
            <text:p>Oreille coupée, entendre -5, 7 PdC</text:p>
          </table:table-cell>
          <table:table-cell table:style-name="ce132" office:value-type="float" office:value="6">
            <text:p>6</text:p>
          </table:table-cell>
          <table:table-cell table:style-name="ce127"/>
          <table:table-cell office:value-type="string">
            <text:p>Malus générique -10</text:p>
          </table:table-cell>
          <table:table-cell table:number-columns-repeated="8"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7">
            <text:p>7</text:p>
          </table:table-cell>
          <table:table-cell table:style-name="ce135" office:value-type="string">
            <text:p>2 PdC</text:p>
          </table:table-cell>
          <table:table-cell table:style-name="ce139" office:value-type="string">
            <text:p>3 PdC</text:p>
          </table:table-cell>
          <table:table-cell table:style-name="ce139" office:value-type="string">
            <text:p>Tombe au sol</text:p>
          </table:table-cell>
          <table:table-cell table:style-name="ce135" office:value-type="string">
            <text:p>BG oeil, voir -5</text:p>
          </table:table-cell>
          <table:table-cell table:style-name="ce135" office:value-type="string">
            <text:p>Oeil creuvé, voir -5, 8 PdC</text:p>
          </table:table-cell>
          <table:table-cell table:style-name="ce132" office:value-type="float" office:value="7">
            <text:p>7</text:p>
          </table:table-cell>
          <table:table-cell table:style-name="ce127"/>
          <table:table-cell office:value-type="string">
            <text:p>KO</text:p>
          </table:table-cell>
          <table:table-cell table:number-columns-repeated="6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127"/>
          <table:table-cell table:style-name="ce132" office:value-type="float" office:value="8">
            <text:p>8</text:p>
          </table:table-cell>
          <table:table-cell table:style-name="ce135" office:value-type="string">
            <text:p>2 PdC</text:p>
          </table:table-cell>
          <table:table-cell table:style-name="ce135" office:value-type="string">
            <text:p>4 PdC</text:p>
          </table:table-cell>
          <table:table-cell table:style-name="ce135" office:value-type="string">
            <text:p>BL -5</text:p>
          </table:table-cell>
          <table:table-cell table:style-name="ce135" office:value-type="string">
            <text:p>BG main, AGI -5</text:p>
          </table:table-cell>
          <table:table-cell table:style-name="ce135" office:value-type="string">
            <text:p>Main coupée, AGI - 5, 10 PdC</text:p>
          </table:table-cell>
          <table:table-cell table:style-name="ce132" office:value-type="float" office:value="8">
            <text:p>8</text:p>
          </table:table-cell>
          <table:table-cell table:style-name="ce127"/>
          <table:table-cell office:value-type="string">
            <text:p>Bonus attaquant +5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9">
            <text:p>9</text:p>
          </table:table-cell>
          <table:table-cell table:style-name="ce135" office:value-type="string">
            <text:p>2 PdC</text:p>
          </table:table-cell>
          <table:table-cell table:style-name="ce135" office:value-type="string">
            <text:p>BL -5</text:p>
          </table:table-cell>
          <table:table-cell table:style-name="ce139" office:value-type="string">
            <text:p>5 PdC</text:p>
          </table:table-cell>
          <table:table-cell table:style-name="ce135" office:value-type="string">
            <text:p>BG jambe, AGI -5, Mvt / 2</text:p>
          </table:table-cell>
          <table:table-cell table:style-name="ce135" office:value-type="string">
            <text:p>Pied coupé, AGI - 5, Mvt / 2, 12 PdC</text:p>
          </table:table-cell>
          <table:table-cell table:style-name="ce132" office:value-type="float" office:value="9">
            <text:p>9</text:p>
          </table:table-cell>
          <table:table-cell table:style-name="ce127"/>
          <table:table-cell office:value-type="string">
            <text:p>Bonus attaquant +1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3" office:value-type="float" office:value="10">
            <text:p>10</text:p>
          </table:table-cell>
          <table:table-cell table:style-name="ce136" office:value-type="string">
            <text:p>3 PdC</text:p>
          </table:table-cell>
          <table:table-cell table:style-name="ce140" office:value-type="string">
            <text:p>Tombe au sol</text:p>
          </table:table-cell>
          <table:table-cell table:number-columns-repeated="2" table:style-name="ce136" office:value-type="string">
            <text:p>BL -10</text:p>
          </table:table-cell>
          <table:table-cell table:style-name="ce136" office:value-type="string">
            <text:p>Bras coupé, AGI - 5, 15 PdC</text:p>
          </table:table-cell>
          <table:table-cell table:style-name="ce133" office:value-type="float" office:value="10">
            <text:p>10</text:p>
          </table:table-cell>
          <table:table-cell table:style-name="ce127"/>
          <table:table-cell office:value-type="string">
            <text:p>Doit défendre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1">
          <table:table-cell table:style-name="ce127"/>
          <table:table-cell table:style-name="ce132" office:value-type="float" office:value="11">
            <text:p>11</text:p>
          </table:table-cell>
          <table:table-cell table:style-name="ce135" office:value-type="string">
            <text:p>Lâche arme principale</text:p>
          </table:table-cell>
          <table:table-cell table:style-name="ce135" office:value-type="string">
            <text:p>BL -10</text:p>
          </table:table-cell>
          <table:table-cell table:style-name="ce135" office:value-type="string">
            <text:p>KO 1rd</text:p>
          </table:table-cell>
          <table:table-cell table:style-name="ce135" office:value-type="string">
            <text:p>BG -5</text:p>
          </table:table-cell>
          <table:table-cell table:style-name="ce135" office:value-type="string">
            <text:p>Jambe coupée, AGI-5, Mvt/2, 20 PdC</text:p>
          </table:table-cell>
          <table:table-cell table:style-name="ce132" office:value-type="float" office:value="11">
            <text:p>11</text:p>
          </table:table-cell>
          <table:table-cell table:style-name="ce127"/>
          <table:table-cell office:value-type="string">
            <text:p>Doit reculer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27"/>
          <table:table-cell table:style-name="ce132" office:value-type="float" office:value="12">
            <text:p>12</text:p>
          </table:table-cell>
          <table:table-cell table:style-name="ce135" office:value-type="string">
            <text:p>BL -5</text:p>
          </table:table-cell>
          <table:table-cell table:style-name="ce135" office:value-type="string">
            <text:p>KO 1rd</text:p>
          </table:table-cell>
          <table:table-cell table:style-name="ce135" office:value-type="string">
            <text:p>BG -5</text:p>
          </table:table-cell>
          <table:table-cell table:style-name="ce135" office:value-type="string">
            <text:p>BG -10</text:p>
          </table:table-cell>
          <table:table-cell table:style-name="ce137" office:value-type="string">
            <text:p>Tête tranchée, mort</text:p>
          </table:table-cell>
          <table:table-cell table:style-name="ce132" office:value-type="float" office:value="12">
            <text:p>12</text:p>
          </table:table-cell>
          <table:table-cell table:style-name="ce127"/>
          <table:table-cell office:value-type="string">
            <text:p>Lâche objet dans la main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30" table:number-columns-repeated="2"/>
          <table:table-cell table:style-name="ce130" office:value-type="float" office:value="10">
            <text:p>10</text:p>
          </table:table-cell>
          <table:table-cell table:style-name="ce130" office:value-type="float" office:value="15">
            <text:p>15</text:p>
          </table:table-cell>
          <table:table-cell table:style-name="ce130" office:value-type="float" office:value="25">
            <text:p>25</text:p>
          </table:table-cell>
          <table:table-cell table:style-name="ce130" office:value-type="float" office:value="40">
            <text:p>40</text:p>
          </table:table-cell>
          <table:table-cell table:style-name="ce130" office:value-type="float" office:value="55">
            <text:p>55</text:p>
          </table:table-cell>
          <table:table-cell table:style-name="ce130" table:number-columns-repeated="2"/>
          <table:table-cell office:value-type="string">
            <text:p>Malus action avec la main -5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30"/>
          <table:table-cell table:style-name="Default" table:number-columns-repeated="2"/>
          <table:table-cell table:style-name="ce130" table:number-columns-repeated="1003"/>
        </table:table-row>
        <table:table-row table:style-name="ro1">
          <table:table-cell table:number-columns-repeated="9"/>
          <table:table-cell office:value-type="string">
            <text:p>Malus action avec la main -10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1" office:value-type="string">
            <text:p>CC</text:p>
          </table:table-cell>
          <table:table-cell table:style-name="ce131" office:value-type="string">
            <text:p>Effets</text:p>
          </table:table-cell>
          <table:table-cell table:number-columns-repeated="2"/>
          <table:table-cell office:value-type="string">
            <text:p>Pied</text:p>
          </table:table-cell>
          <table:table-cell/>
          <table:table-cell table:style-name="ce128"/>
          <table:table-cell/>
          <table:table-cell office:value-type="string">
            <text:p>Ne peut utiliser sa main (cassé, <text:s/>tranché)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">
            <text:p>1</text:p>
          </table:table-cell>
          <table:table-cell table:style-name="ce135" office:value-type="string">
            <text:p>CON (F) ou mouvement / 2</text:p>
          </table:table-cell>
          <table:table-cell table:number-columns-repeated="2"/>
          <table:table-cell office:value-type="string">
            <text:p>Cheville</text:p>
          </table:table-cell>
          <table:table-cell/>
          <table:table-cell table:style-name="ce128"/>
          <table:table-cell/>
          <table:table-cell office:value-type="string">
            <text:p>Borgne (vision -5, action -5)</text:p>
          </table:table-cell>
          <table:table-cell table:number-columns-repeated="5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2">
            <text:p>2</text:p>
          </table:table-cell>
          <table:table-cell table:style-name="ce135" office:value-type="string">
            <text:p>RAP (F) ou doit se défendre 1rd</text:p>
          </table:table-cell>
          <table:table-cell table:number-columns-repeated="2"/>
          <table:table-cell office:value-type="string">
            <text:p>Jambe</text:p>
          </table:table-cell>
          <table:table-cell/>
          <table:table-cell table:style-name="ce128"/>
          <table:table-cell/>
          <table:table-cell office:value-type="string">
            <text:p>Aveugle (vision SANS, action -10)</text:p>
          </table:table-cell>
          <table:table-cell table:number-columns-repeated="5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3">
            <text:p>3</text:p>
          </table:table-cell>
          <table:table-cell table:style-name="ce135" office:value-type="string">
            <text:p>FOR (F) ou lâche son arme principale</text:p>
          </table:table-cell>
          <table:table-cell table:number-columns-repeated="2"/>
          <table:table-cell office:value-type="string">
            <text:p>Genou</text:p>
          </table:table-cell>
          <table:table-cell/>
          <table:table-cell table:style-name="ce128"/>
          <table:table-cell/>
          <table:table-cell office:value-type="string">
            <text:p>Tendon cassé/tranché (FOR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4">
            <text:p>4</text:p>
          </table:table-cell>
          <table:table-cell table:style-name="ce137" office:value-type="string">
            <text:p>VOL (F) ou lâche ses deux armes</text:p>
          </table:table-cell>
          <table:table-cell table:number-columns-repeated="2"/>
          <table:table-cell office:value-type="string">
            <text:p>Cuisse</text:p>
          </table:table-cell>
          <table:table-cell/>
          <table:table-cell table:style-name="ce128"/>
          <table:table-cell/>
          <table:table-cell office:value-type="string">
            <text:p>Tendon cassé/tranché (CON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3" office:value-type="float" office:value="5">
            <text:p>5</text:p>
          </table:table-cell>
          <table:table-cell table:style-name="ce136" office:value-type="string">
            <text:p>AGI (F) ou tombe au sol</text:p>
          </table:table-cell>
          <table:table-cell table:number-columns-repeated="2"/>
          <table:table-cell office:value-type="string">
            <text:p>Bassin</text:p>
          </table:table-cell>
          <table:table-cell/>
          <table:table-cell table:style-name="ce128"/>
          <table:table-cell/>
          <table:table-cell office:value-type="string">
            <text:p>Tendon cassé/tranché (END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6">
            <text:p>6</text:p>
          </table:table-cell>
          <table:table-cell table:style-name="ce135" office:value-type="string">
            <text:p>CON (F) ou reste KO 1 rd</text:p>
          </table:table-cell>
          <table:table-cell table:number-columns-repeated="2"/>
          <table:table-cell office:value-type="string">
            <text:p>Hanche</text:p>
          </table:table-cell>
          <table:table-cell/>
          <table:table-cell table:style-name="ce128"/>
          <table:table-cell/>
          <table:table-cell office:value-type="string">
            <text:p>Choc traumatique (INT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7">
            <text:p>7</text:p>
          </table:table-cell>
          <table:table-cell table:style-name="ce135" office:value-type="string">
            <text:p>CON (F) ou BL -5</text:p>
          </table:table-cell>
          <table:table-cell table:number-columns-repeated="2"/>
          <table:table-cell office:value-type="string">
            <text:p>Ventre</text:p>
          </table:table-cell>
          <table:table-cell/>
          <table:table-cell table:style-name="ce128"/>
          <table:table-cell/>
          <table:table-cell office:value-type="string">
            <text:p>Choc traumatique (VOL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8">
            <text:p>8</text:p>
          </table:table-cell>
          <table:table-cell table:style-name="ce135" office:value-type="string">
            <text:p>CON (F) ou BL -10</text:p>
          </table:table-cell>
          <table:table-cell table:number-columns-repeated="2"/>
          <table:table-cell office:value-type="string">
            <text:p>Dos</text:p>
          </table:table-cell>
          <table:table-cell/>
          <table:table-cell table:style-name="ce128"/>
          <table:table-cell/>
          <table:table-cell office:value-type="string">
            <text:p>Tendon cassé/tranché (AGI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9">
            <text:p>9</text:p>
          </table:table-cell>
          <table:table-cell table:style-name="ce135" office:value-type="string">
            <text:p>CON (N) ou mouvement / 2</text:p>
          </table:table-cell>
          <table:table-cell table:number-columns-repeated="2"/>
          <table:table-cell office:value-type="string">
            <text:p>Poitrine</text:p>
          </table:table-cell>
          <table:table-cell/>
          <table:table-cell table:style-name="ce128"/>
          <table:table-cell/>
          <table:table-cell office:value-type="string">
            <text:p>Tendon cassé//tranché (RAP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3" office:value-type="float" office:value="10">
            <text:p>10</text:p>
          </table:table-cell>
          <table:table-cell table:style-name="ce136" office:value-type="string">
            <text:p>RAP (N) ou doit se défendre 1rd</text:p>
          </table:table-cell>
          <table:table-cell table:number-columns-repeated="2"/>
          <table:table-cell office:value-type="string">
            <text:p>Épaule</text:p>
          </table:table-cell>
          <table:table-cell/>
          <table:table-cell table:style-name="ce128"/>
          <table:table-cell/>
          <table:table-cell office:value-type="string">
            <text:p>Grosse cicatrice (SOC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1">
            <text:p>11</text:p>
          </table:table-cell>
          <table:table-cell table:style-name="ce135" office:value-type="string">
            <text:p>FOR (N) ou lâche son arme principale</text:p>
          </table:table-cell>
          <table:table-cell table:number-columns-repeated="2"/>
          <table:table-cell office:value-type="string">
            <text:p>Bras</text:p>
          </table:table-cell>
          <table:table-cell/>
          <table:table-cell table:style-name="ce12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2">
            <text:p>12</text:p>
          </table:table-cell>
          <table:table-cell table:style-name="ce137" office:value-type="string">
            <text:p>VOL (N) ou lâche ses deux armes</text:p>
          </table:table-cell>
          <table:table-cell table:number-columns-repeated="2"/>
          <table:table-cell office:value-type="string">
            <text:p>Avant-bras</text:p>
          </table:table-cell>
          <table:table-cell/>
          <table:table-cell table:style-name="ce12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3">
            <text:p>13</text:p>
          </table:table-cell>
          <table:table-cell table:style-name="ce135" office:value-type="string">
            <text:p>AGI (N) ou tombe au sol</text:p>
          </table:table-cell>
          <table:table-cell table:number-columns-repeated="2"/>
          <table:table-cell office:value-type="string">
            <text:p>Main</text:p>
          </table:table-cell>
          <table:table-cell/>
          <table:table-cell table:style-name="ce12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4">
            <text:p>14</text:p>
          </table:table-cell>
          <table:table-cell table:style-name="ce135" office:value-type="string">
            <text:p>CON (N) ou reste KO 1 rd</text:p>
          </table:table-cell>
          <table:table-cell table:number-columns-repeated="2"/>
          <table:table-cell office:value-type="string">
            <text:p>Doigt</text:p>
          </table:table-cell>
          <table:table-cell/>
          <table:table-cell table:style-name="ce12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3" office:value-type="float" office:value="15">
            <text:p>15</text:p>
          </table:table-cell>
          <table:table-cell table:style-name="ce136" office:value-type="string">
            <text:p>CON (N) ou BG -5</text:p>
          </table:table-cell>
          <table:table-cell table:number-columns-repeated="2"/>
          <table:table-cell office:value-type="string">
            <text:p>Cou</text:p>
          </table:table-cell>
          <table:table-cell/>
          <table:table-cell table:style-name="ce12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32" office:value-type="float" office:value="16">
            <text:p>16</text:p>
          </table:table-cell>
          <table:table-cell table:style-name="ce135" office:value-type="string">
            <text:p>CON (N) ou BG -10</text:p>
          </table:table-cell>
          <table:table-cell table:number-columns-repeated="2"/>
          <table:table-cell office:value-type="string">
            <text:p>Nez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17">
            <text:p>17</text:p>
          </table:table-cell>
          <table:table-cell table:style-name="ce135" office:value-type="string">
            <text:p>CON (D) ou mouvement / 2</text:p>
          </table:table-cell>
          <table:table-cell table:number-columns-repeated="2"/>
          <table:table-cell office:value-type="string">
            <text:p>Œil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18">
            <text:p>18</text:p>
          </table:table-cell>
          <table:table-cell table:style-name="ce135" office:value-type="string">
            <text:p>RAP (D) ou doit se défendre 1rd</text:p>
          </table:table-cell>
          <table:table-cell table:number-columns-repeated="2"/>
          <table:table-cell office:value-type="string">
            <text:p>Oreille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19">
            <text:p>19</text:p>
          </table:table-cell>
          <table:table-cell table:style-name="ce135" office:value-type="string">
            <text:p>FOR (D) ou lâche son arme principale</text:p>
          </table:table-cell>
          <table:table-cell table:number-columns-repeated="2"/>
          <table:table-cell office:value-type="string">
            <text:p>Tête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3" office:value-type="float" office:value="20">
            <text:p>20</text:p>
          </table:table-cell>
          <table:table-cell table:style-name="ce138" office:value-type="string">
            <text:p>VOL (D) ou lâche ses deux armes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1">
            <text:p>21</text:p>
          </table:table-cell>
          <table:table-cell table:style-name="ce135" office:value-type="string">
            <text:p>AGI (D) ou tombe au sol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2">
            <text:p>22</text:p>
          </table:table-cell>
          <table:table-cell table:style-name="ce135" office:value-type="string">
            <text:p>CON (D) ou reste KO 1 rd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3">
            <text:p>23</text:p>
          </table:table-cell>
          <table:table-cell table:style-name="ce135" office:value-type="string">
            <text:p>CON (D) ou BF -5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4">
            <text:p>24</text:p>
          </table:table-cell>
          <table:table-cell table:style-name="ce135" office:value-type="string">
            <text:p>CON (D) ou BF -10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3" office:value-type="float" office:value="25">
            <text:p>25</text:p>
          </table:table-cell>
          <table:table-cell table:style-name="ce136" office:value-type="string">
            <text:p>FOR (TD) ou lâche son arme principale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6">
            <text:p>26</text:p>
          </table:table-cell>
          <table:table-cell table:style-name="ce137" office:value-type="string">
            <text:p>VOL (TD) ou lâche ses deux armes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7">
            <text:p>27</text:p>
          </table:table-cell>
          <table:table-cell table:style-name="ce135" office:value-type="string">
            <text:p>AGI (TD) ou tombe au sol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8">
            <text:p>28</text:p>
          </table:table-cell>
          <table:table-cell table:style-name="ce135" office:value-type="string">
            <text:p>CON (TD) ou reste KO 1 rd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2" office:value-type="float" office:value="29">
            <text:p>29</text:p>
          </table:table-cell>
          <table:table-cell table:style-name="ce135" office:value-type="string">
            <text:p>CON (N) ou meurt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>
          <table:table-cell/>
          <table:table-cell table:style-name="ce133" office:value-type="float" office:value="30">
            <text:p>30</text:p>
          </table:table-cell>
          <table:table-cell table:style-name="ce136" office:value-type="string">
            <text:p>CON (D) ou meurt</text:p>
          </table:table-cell>
          <table:table-cell table:number-columns-repeated="4"/>
          <table:table-cell table:style-name="ce12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28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table:table-column table:style-name="co17" table:default-cell-style-name="ce2"/>
        <table:table-column table:style-name="co25" table:default-cell-style-name="ce2"/>
        <table:table-column table:style-name="co31" table:number-columns-repeated="2" table:default-cell-style-name="ce2"/>
        <table:table-column table:style-name="co32" table:default-cell-style-name="ce156"/>
        <table:table-column table:style-name="co25" table:default-cell-style-name="ce2"/>
        <table:table-column table:style-name="co25" table:default-cell-style-name="ce161"/>
        <table:table-column table:style-name="co33" table:default-cell-style-name="ce2"/>
        <table:table-column table:style-name="co34" table:default-cell-style-name="ce2"/>
        <table:table-column table:style-name="co31" table:number-columns-repeated="2" table:default-cell-style-name="ce2"/>
        <table:table-column table:style-name="co35" table:default-cell-style-name="ce2"/>
        <table:table-column table:style-name="co31" table:number-columns-repeated="42" table:default-cell-style-name="ce2"/>
        <table:table-column table:style-name="co26" table:number-columns-repeated="968" table:default-cell-style-name="ce2"/>
        <table:table-column table:style-name="co26" table:number-columns-repeated="2" table:default-cell-style-name="Default"/>
        <table:table-row table:style-name="ro1">
          <table:table-cell table:style-name="ce149" table:number-columns-repeated="4"/>
          <table:table-cell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50"/>
          <table:table-cell table:style-name="ce151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57"/>
          <table:table-cell table:style-name="ce150"/>
          <table:table-cell/>
          <table:table-cell table:style-name="Default" table:number-columns-repeated="2"/>
          <table:table-cell table:style-name="ce150"/>
          <table:table-cell table:style-name="ce152" office:value-type="string">
            <text:p>CC</text:p>
          </table:table-cell>
          <table:table-cell table:style-name="ce152"/>
          <table:table-cell table:style-name="ce150" table:number-columns-repeated="953"/>
          <table:table-cell table:number-columns-repeated="59"/>
        </table:table-row>
        <table:table-row table:style-name="ro1">
          <table:table-cell table:style-name="ce149"/>
          <table:table-cell table:style-name="ce152" office:value-type="string">
            <text:p>CC</text:p>
          </table:table-cell>
          <table:table-cell table:style-name="ce152" office:value-type="string" table:number-columns-spanned="2" table:number-rows-spanned="1">
            <text:p>Blessure</text:p>
          </table:table-cell>
          <table:covered-table-cell table:style-name="ce152"/>
          <table:table-cell table:style-name="ce158" office:value-type="string">
            <text:p>Effets</text:p>
          </table:table-cell>
          <table:table-cell table:style-name="ce149"/>
          <table:table-cell office:value-type="float" office:value="1">
            <text:p>1</text:p>
          </table:table-cell>
          <table:table-cell table:style-name="Default" table:number-columns-repeated="2"/>
          <table:table-cell table:style-name="ce149"/>
          <table:table-cell table:style-name="ce163" office:value-type="float" office:value="1">
            <text:p>1</text:p>
          </table:table-cell>
          <table:table-cell table:style-name="ce165" office:value-type="string">
            <text:p>-1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">
            <text:p>1</text:p>
          </table:table-cell>
          <table:table-cell table:style-name="ce153" table:number-columns-repeated="2"/>
          <table:table-cell table:style-name="ce159" office:value-type="string">
            <text:p>-5:1rd</text:p>
          </table:table-cell>
          <table:table-cell table:style-name="ce149"/>
          <table:table-cell office:value-type="float" office:value="-1">
            <text:p>-1</text:p>
          </table:table-cell>
          <table:table-cell table:style-name="Default" table:number-columns-repeated="2"/>
          <table:table-cell table:style-name="ce149"/>
          <table:table-cell table:style-name="ce163" office:value-type="float" office:value="2">
            <text:p>2</text:p>
          </table:table-cell>
          <table:table-cell table:style-name="ce165" office:value-type="string">
            <text:p>-1:2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">
            <text:p>2</text:p>
          </table:table-cell>
          <table:table-cell table:style-name="ce153" table:number-columns-repeated="2"/>
          <table:table-cell table:style-name="ce159" office:value-type="string">
            <text:p>-5:2rd</text:p>
          </table:table-cell>
          <table:table-cell table:style-name="ce149"/>
          <table:table-cell office:value-type="float" office:value="-2">
            <text:p>-2</text:p>
          </table:table-cell>
          <table:table-cell table:style-name="ce162" table:number-columns-repeated="2"/>
          <table:table-cell table:style-name="ce149"/>
          <table:table-cell table:style-name="ce163" office:value-type="float" office:value="3">
            <text:p>3</text:p>
          </table:table-cell>
          <table:table-cell table:style-name="ce165" office:value-type="string">
            <text:p>-2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3">
            <text:p>3</text:p>
          </table:table-cell>
          <table:table-cell table:style-name="ce153" table:number-columns-repeated="2"/>
          <table:table-cell table:style-name="ce159" office:value-type="string">
            <text:p>-10:1rd</text:p>
          </table:table-cell>
          <table:table-cell table:style-name="ce149"/>
          <table:table-cell office:value-type="float" office:value="-3">
            <text:p>-3</text:p>
          </table:table-cell>
          <table:table-cell table:style-name="ce162" table:number-columns-repeated="2"/>
          <table:table-cell table:style-name="ce149"/>
          <table:table-cell table:style-name="ce163" office:value-type="float" office:value="4">
            <text:p>4</text:p>
          </table:table-cell>
          <table:table-cell table:style-name="ce165" office:value-type="string">
            <text:p>-5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4">
            <text:p>4</text:p>
          </table:table-cell>
          <table:table-cell table:style-name="ce153" table:number-columns-repeated="2"/>
          <table:table-cell table:style-name="ce159" office:value-type="string">
            <text:p>AGI (F) ou lâche son arme principale</text:p>
          </table:table-cell>
          <table:table-cell table:style-name="ce149"/>
          <table:table-cell office:value-type="float" office:value="-2">
            <text:p>-2</text:p>
          </table:table-cell>
          <table:table-cell table:style-name="ce162" table:number-columns-repeated="2"/>
          <table:table-cell table:style-name="ce149"/>
          <table:table-cell table:style-name="ce164" office:value-type="float" office:value="5">
            <text:p>5</text:p>
          </table:table-cell>
          <table:table-cell table:style-name="ce166" office:value-type="string">
            <text:p>BL(-1), !CON(N) ? Tombe au sol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5">
            <text:p>5</text:p>
          </table:table-cell>
          <table:table-cell table:style-name="ce153" table:number-columns-repeated="2"/>
          <table:table-cell table:style-name="ce159" office:value-type="string">
            <text:p>-10:2rd</text:p>
          </table:table-cell>
          <table:table-cell table:style-name="ce149"/>
          <table:table-cell office:value-type="float" office:value="-5">
            <text:p>-5</text:p>
          </table:table-cell>
          <table:table-cell table:style-name="ce162" table:number-columns-repeated="2"/>
          <table:table-cell table:style-name="ce149"/>
          <table:table-cell table:style-name="ce163" office:value-type="float" office:value="6">
            <text:p>6</text:p>
          </table:table-cell>
          <table:table-cell table:style-name="ce165" office:value-type="string">
            <text:p>BL(-2)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6">
            <text:p>6</text:p>
          </table:table-cell>
          <table:table-cell table:style-name="ce154" table:number-columns-repeated="2"/>
          <table:table-cell table:style-name="ce160" office:value-type="string">
            <text:p>AGI (F) ou lâche ses deux armes</text:p>
          </table:table-cell>
          <table:table-cell table:style-name="ce149"/>
          <table:table-cell office:value-type="float" office:value="-4">
            <text:p>-4</text:p>
          </table:table-cell>
          <table:table-cell table:style-name="ce162" table:number-columns-repeated="2"/>
          <table:table-cell table:style-name="ce149"/>
          <table:table-cell table:style-name="ce163" office:value-type="float" office:value="7">
            <text:p>7</text:p>
          </table:table-cell>
          <table:table-cell table:style-name="ce165" office:value-type="string">
            <text:p>BL(-3)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7">
            <text:p>7</text:p>
          </table:table-cell>
          <table:table-cell table:style-name="ce153" office:value-type="string">
            <text:p>BL</text:p>
          </table:table-cell>
          <table:table-cell table:style-name="ce153" table:formula="of:=[.G4]*[.G$3]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 office:value-type="float" office:value="-10">
            <text:p>-10</text:p>
          </table:table-cell>
          <table:table-cell table:style-name="ce162"/>
          <table:table-cell table:style-name="ce162" office:value-type="string">
            <text:p>Tombe au sol</text:p>
          </table:table-cell>
          <table:table-cell table:style-name="ce149"/>
          <table:table-cell table:style-name="ce163" office:value-type="float" office:value="8">
            <text:p>8</text:p>
          </table:table-cell>
          <table:table-cell table:style-name="ce165" office:value-type="string">
            <text:p>BL(-4)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8">
            <text:p>8</text:p>
          </table:table-cell>
          <table:table-cell table:style-name="ce153" office:value-type="string">
            <text:p>BL</text:p>
          </table:table-cell>
          <table:table-cell table:style-name="ce153" table:formula="of:=[.G5]*[.G$3]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 table:style-name="Default"/>
          <table:table-cell table:style-name="ce162"/>
          <table:table-cell table:style-name="ce162" office:value-type="string">
            <text:p>Assommé</text:p>
          </table:table-cell>
          <table:table-cell table:style-name="ce149"/>
          <table:table-cell table:style-name="ce163" office:value-type="float" office:value="9">
            <text:p>9</text:p>
          </table:table-cell>
          <table:table-cell table:style-name="ce165" office:value-type="string">
            <text:p>BL(-5)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9">
            <text:p>9</text:p>
          </table:table-cell>
          <table:table-cell table:style-name="ce153" office:value-type="string">
            <text:p>BL</text:p>
          </table:table-cell>
          <table:table-cell table:style-name="ce153" table:formula="of:=[.G6]*[.G$3]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 table:style-name="Default"/>
          <table:table-cell table:style-name="ce162"/>
          <table:table-cell table:style-name="ce162" office:value-type="string">
            <text:p>Perd son arme</text:p>
          </table:table-cell>
          <table:table-cell table:style-name="ce149"/>
          <table:table-cell table:style-name="ce164" office:value-type="float" office:value="10">
            <text:p>10</text:p>
          </table:table-cell>
          <table:table-cell table:style-name="ce166" office:value-type="string">
            <text:p>BG(-1), -5:1rd, !CON(N) ? Tombe au sol, Membre foulé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0">
            <text:p>10</text:p>
          </table:table-cell>
          <table:table-cell table:style-name="ce153" office:value-type="string">
            <text:p>BL</text:p>
          </table:table-cell>
          <table:table-cell table:style-name="ce153" table:formula="of:=[.G7]*[.G$3]" office:value-type="float" office:value="-2">
            <text:p>-2</text:p>
          </table:table-cell>
          <table:table-cell table:style-name="ce159" office:value-type="string">
            <text:p>AGI (N) ou lâche son arme principale</text:p>
          </table:table-cell>
          <table:table-cell table:style-name="ce149"/>
          <table:table-cell table:style-name="Default"/>
          <table:table-cell table:style-name="ce162"/>
          <table:table-cell table:style-name="ce162" office:value-type="string">
            <text:p>Perd ses deux armes</text:p>
          </table:table-cell>
          <table:table-cell table:style-name="ce149"/>
          <table:table-cell table:style-name="ce163" office:value-type="float" office:value="11">
            <text:p>11</text:p>
          </table:table-cell>
          <table:table-cell table:style-name="ce165" office:value-type="string">
            <text:p>BG(-2), -5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1">
            <text:p>11</text:p>
          </table:table-cell>
          <table:table-cell table:style-name="ce153" office:value-type="string">
            <text:p>BL</text:p>
          </table:table-cell>
          <table:table-cell table:style-name="ce153" table:formula="of:=[.G8]*[.G$3]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 table:style-name="Default"/>
          <table:table-cell table:style-name="ce162" table:number-columns-repeated="2"/>
          <table:table-cell table:style-name="ce149"/>
          <table:table-cell table:style-name="ce163" office:value-type="float" office:value="12">
            <text:p>12</text:p>
          </table:table-cell>
          <table:table-cell table:style-name="ce165" office:value-type="string">
            <text:p>BG(-3), -5:2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2">
            <text:p>12</text:p>
          </table:table-cell>
          <table:table-cell table:style-name="ce154" office:value-type="string">
            <text:p>BL</text:p>
          </table:table-cell>
          <table:table-cell table:style-name="ce154" table:formula="of:=[.G9]*[.G$3]" office:value-type="float" office:value="-4">
            <text:p>-4</text:p>
          </table:table-cell>
          <table:table-cell table:style-name="ce160" office:value-type="string">
            <text:p>AGI (N) ou lâche ses deux armes</text:p>
          </table:table-cell>
          <table:table-cell table:style-name="ce149"/>
          <table:table-cell table:style-name="Default"/>
          <table:table-cell table:style-name="ce162" table:number-columns-repeated="2"/>
          <table:table-cell table:style-name="ce149"/>
          <table:table-cell table:style-name="ce163" office:value-type="float" office:value="13">
            <text:p>13</text:p>
          </table:table-cell>
          <table:table-cell table:style-name="ce165" office:value-type="string">
            <text:p>BG(-4), -5:2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3">
            <text:p>13</text:p>
          </table:table-cell>
          <table:table-cell table:style-name="ce153" office:value-type="string">
            <text:p>BG</text:p>
          </table:table-cell>
          <table:table-cell table:style-name="ce153" table:formula="of:=[.G4]*[.G$3]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 table:style-name="Default"/>
          <table:table-cell table:style-name="ce162" table:number-columns-repeated="2"/>
          <table:table-cell table:style-name="ce149"/>
          <table:table-cell table:style-name="ce163" office:value-type="float" office:value="14">
            <text:p>14</text:p>
          </table:table-cell>
          <table:table-cell table:style-name="ce165" office:value-type="string">
            <text:p>BG(-5), -10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4">
            <text:p>14</text:p>
          </table:table-cell>
          <table:table-cell table:style-name="ce153" office:value-type="string">
            <text:p>BG</text:p>
          </table:table-cell>
          <table:table-cell table:style-name="ce153" table:formula="of:=[.G5]*[.G$3]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4" office:value-type="float" office:value="15">
            <text:p>15</text:p>
          </table:table-cell>
          <table:table-cell table:style-name="ce166" office:value-type="string">
            <text:p>BF(-1), -10:1rd, <text:s/>!CON(D) ? Tombe au sol, Membre cassé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5">
            <text:p>15</text:p>
          </table:table-cell>
          <table:table-cell table:style-name="ce153" office:value-type="string">
            <text:p>BG</text:p>
          </table:table-cell>
          <table:table-cell table:style-name="ce153" table:formula="of:=[.G6]*[.G$3]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16">
            <text:p>16</text:p>
          </table:table-cell>
          <table:table-cell table:style-name="ce165" office:value-type="string">
            <text:p>BF(-2), -10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6">
            <text:p>16</text:p>
          </table:table-cell>
          <table:table-cell table:style-name="ce153" office:value-type="string">
            <text:p>BG</text:p>
          </table:table-cell>
          <table:table-cell table:style-name="ce153" table:formula="of:=[.G7]*[.G$3]" office:value-type="float" office:value="-2">
            <text:p>-2</text:p>
          </table:table-cell>
          <table:table-cell table:style-name="ce159" office:value-type="string">
            <text:p>AGI (D) ou lâche son arme principale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17">
            <text:p>17</text:p>
          </table:table-cell>
          <table:table-cell table:style-name="ce165" office:value-type="string">
            <text:p>BF(-4), -10:1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7">
            <text:p>17</text:p>
          </table:table-cell>
          <table:table-cell table:style-name="ce153" office:value-type="string">
            <text:p>BG</text:p>
          </table:table-cell>
          <table:table-cell table:style-name="ce153" table:formula="of:=[.G8]*[.G$3]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18">
            <text:p>18</text:p>
          </table:table-cell>
          <table:table-cell table:style-name="ce165" office:value-type="string">
            <text:p>BF(-7), -10:2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8">
            <text:p>18</text:p>
          </table:table-cell>
          <table:table-cell table:style-name="ce154" office:value-type="string">
            <text:p>BG</text:p>
          </table:table-cell>
          <table:table-cell table:style-name="ce154" table:formula="of:=[.G9]*[.G$3]" office:value-type="float" office:value="-4">
            <text:p>-4</text:p>
          </table:table-cell>
          <table:table-cell table:style-name="ce160" office:value-type="string">
            <text:p>AGI (D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19">
            <text:p>19</text:p>
          </table:table-cell>
          <table:table-cell table:style-name="ce165" office:value-type="string">
            <text:p>BF(-10), -10: 2rd, !CON(D) ? ko, Membre tranché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9">
            <text:p>19</text:p>
          </table:table-cell>
          <table:table-cell table:style-name="ce153" office:value-type="string">
            <text:p>BF</text:p>
          </table:table-cell>
          <table:table-cell table:style-name="ce153" table:formula="of:=[.G4]*[.G$3]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4" office:value-type="float" office:value="20">
            <text:p>20</text:p>
          </table:table-cell>
          <table:table-cell table:style-name="ce166" office:value-type="string">
            <text:p>BF(-20), Organe vital touché, meurt en CON rd</text:p>
          </table:table-cell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0">
            <text:p>20</text:p>
          </table:table-cell>
          <table:table-cell table:style-name="ce153" office:value-type="string">
            <text:p>BF</text:p>
          </table:table-cell>
          <table:table-cell table:style-name="ce153" table:formula="of:=[.G5]*[.G$3]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21">
            <text:p>21</text:p>
          </table:table-cell>
          <table:table-cell table:style-name="ce165"/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1">
            <text:p>21</text:p>
          </table:table-cell>
          <table:table-cell table:style-name="ce153" office:value-type="string">
            <text:p>BF</text:p>
          </table:table-cell>
          <table:table-cell table:style-name="ce153" table:formula="of:=[.G6]*[.G$3]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22">
            <text:p>22</text:p>
          </table:table-cell>
          <table:table-cell table:style-name="ce165"/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2">
            <text:p>22</text:p>
          </table:table-cell>
          <table:table-cell table:style-name="ce153" office:value-type="string">
            <text:p>BF</text:p>
          </table:table-cell>
          <table:table-cell table:style-name="ce153" table:formula="of:=[.G7]*[.G$3]" office:value-type="float" office:value="-2">
            <text:p>-2</text:p>
          </table:table-cell>
          <table:table-cell table:style-name="ce159" office:value-type="string">
            <text:p>AGI (TD) ou lâche son arme <text:s/>principale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23">
            <text:p>23</text:p>
          </table:table-cell>
          <table:table-cell table:style-name="ce165"/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3">
            <text:p>23</text:p>
          </table:table-cell>
          <table:table-cell table:style-name="ce153" office:value-type="string">
            <text:p>BF</text:p>
          </table:table-cell>
          <table:table-cell table:style-name="ce153" table:formula="of:=[.G8]*[.G$3]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3" office:value-type="float" office:value="24">
            <text:p>24</text:p>
          </table:table-cell>
          <table:table-cell table:style-name="ce165"/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24">
            <text:p>24</text:p>
          </table:table-cell>
          <table:table-cell table:style-name="ce154" office:value-type="string">
            <text:p>BF</text:p>
          </table:table-cell>
          <table:table-cell table:style-name="ce154" table:formula="of:=[.G9]*[.G$3]" office:value-type="float" office:value="-4">
            <text:p>-4</text:p>
          </table:table-cell>
          <table:table-cell table:style-name="ce160" office:value-type="string">
            <text:p>AGI (TD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/>
          <table:table-cell table:style-name="ce164" office:value-type="float" office:value="25">
            <text:p>25</text:p>
          </table:table-cell>
          <table:table-cell table:style-name="ce166"/>
          <table:table-cell table:style-name="ce149" table:number-columns-repeated="186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5">
            <text:p>25</text:p>
          </table:table-cell>
          <table:table-cell table:style-name="ce153" office:value-type="string">
            <text:p>BF</text:p>
          </table:table-cell>
          <table:table-cell table:style-name="ce153" table:formula="of:=[.G10]*[.G$3]" office:value-type="float" office:value="-10">
            <text:p>-10</text:p>
          </table:table-cell>
          <table:table-cell table:style-name="ce159" office:value-type="string">
            <text:p>Organe vital touché, meurt en CON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 table:number-columns-repeated="4"/>
          <table:table-cell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1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57"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5" office:value-type="string">
            <text:p>CC</text:p>
          </table:table-cell>
          <table:table-cell table:style-name="ce155" office:value-type="string" table:number-columns-spanned="2" table:number-rows-spanned="1">
            <text:p>Blessure</text:p>
          </table:table-cell>
          <table:covered-table-cell table:style-name="ce155"/>
          <table:table-cell table:style-name="ce155" office:value-type="string">
            <text:p>Effets</text:p>
          </table:table-cell>
          <table:table-cell table:style-name="ce149"/>
          <table:table-cell office:value-type="float" office:value="0.8">
            <text:p>0,8</text:p>
          </table:table-cell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">
            <text:p>1</text:p>
          </table:table-cell>
          <table:table-cell table:style-name="ce153" table:number-columns-repeated="2"/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">
            <text:p>2</text:p>
          </table:table-cell>
          <table:table-cell table:style-name="ce153" table:number-columns-repeated="2"/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3">
            <text:p>3</text:p>
          </table:table-cell>
          <table:table-cell table:style-name="ce153" table:number-columns-repeated="2"/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4">
            <text:p>4</text:p>
          </table:table-cell>
          <table:table-cell table:style-name="ce153" table:number-columns-repeated="2"/>
          <table:table-cell table:style-name="ce159" office:value-type="string">
            <text:p>AGI (F) ou lâche son arme principale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5">
            <text:p>5</text:p>
          </table:table-cell>
          <table:table-cell table:style-name="ce153" table:number-columns-repeated="2"/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6">
            <text:p>6</text:p>
          </table:table-cell>
          <table:table-cell table:style-name="ce154" table:number-columns-repeated="2"/>
          <table:table-cell table:style-name="ce160" office:value-type="string">
            <text:p>AGI (F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7">
            <text:p>7</text:p>
          </table:table-cell>
          <table:table-cell table:style-name="ce153" office:value-type="string">
            <text:p>BL</text:p>
          </table:table-cell>
          <table:table-cell table:style-name="ce153" table:formula="of:=ROUNDUP([.G4]*[.G$31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8">
            <text:p>8</text:p>
          </table:table-cell>
          <table:table-cell table:style-name="ce153" office:value-type="string">
            <text:p>BL</text:p>
          </table:table-cell>
          <table:table-cell table:style-name="ce153" table:formula="of:=ROUNDUP([.G5]*[.G$31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9">
            <text:p>9</text:p>
          </table:table-cell>
          <table:table-cell table:style-name="ce153" office:value-type="string">
            <text:p>BL</text:p>
          </table:table-cell>
          <table:table-cell table:style-name="ce153" table:formula="of:=ROUNDUP([.G6]*[.G$31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0">
            <text:p>10</text:p>
          </table:table-cell>
          <table:table-cell table:style-name="ce153" office:value-type="string">
            <text:p>BL</text:p>
          </table:table-cell>
          <table:table-cell table:style-name="ce153" table:formula="of:=ROUNDUP([.G7]*[.G$31])" office:value-type="float" office:value="-2">
            <text:p>-2</text:p>
          </table:table-cell>
          <table:table-cell table:style-name="ce159" office:value-type="string">
            <text:p>AGI (N) ou lâche son arme principale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1">
            <text:p>11</text:p>
          </table:table-cell>
          <table:table-cell table:style-name="ce153" office:value-type="string">
            <text:p>BL</text:p>
          </table:table-cell>
          <table:table-cell table:style-name="ce153" table:formula="of:=ROUNDUP([.G8]*[.G$31])" office:value-type="float" office:value="-4">
            <text:p>-4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2">
            <text:p>12</text:p>
          </table:table-cell>
          <table:table-cell table:style-name="ce154" office:value-type="string">
            <text:p>BL</text:p>
          </table:table-cell>
          <table:table-cell table:style-name="ce154" table:formula="of:=ROUNDUP([.G9]*[.G$31])" office:value-type="float" office:value="-4">
            <text:p>-4</text:p>
          </table:table-cell>
          <table:table-cell table:style-name="ce160" office:value-type="string">
            <text:p>AGI (N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3">
            <text:p>13</text:p>
          </table:table-cell>
          <table:table-cell table:style-name="ce153" office:value-type="string">
            <text:p>BG</text:p>
          </table:table-cell>
          <table:table-cell table:style-name="ce153" table:formula="of:=ROUNDUP([.G4]*[.G$31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4">
            <text:p>14</text:p>
          </table:table-cell>
          <table:table-cell table:style-name="ce153" office:value-type="string">
            <text:p>BG</text:p>
          </table:table-cell>
          <table:table-cell table:style-name="ce153" table:formula="of:=ROUNDUP([.G5]*[.G$31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5">
            <text:p>15</text:p>
          </table:table-cell>
          <table:table-cell table:style-name="ce153" office:value-type="string">
            <text:p>BG</text:p>
          </table:table-cell>
          <table:table-cell table:style-name="ce153" table:formula="of:=ROUNDUP([.G6]*[.G$31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6">
            <text:p>16</text:p>
          </table:table-cell>
          <table:table-cell table:style-name="ce153" office:value-type="string">
            <text:p>BG</text:p>
          </table:table-cell>
          <table:table-cell table:style-name="ce153" table:formula="of:=ROUNDUP([.G7]*[.G$31])" office:value-type="float" office:value="-2">
            <text:p>-2</text:p>
          </table:table-cell>
          <table:table-cell table:style-name="ce159" office:value-type="string">
            <text:p>AGI (D) ou lâche son arme principale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7">
            <text:p>17</text:p>
          </table:table-cell>
          <table:table-cell table:style-name="ce153" office:value-type="string">
            <text:p>BG</text:p>
          </table:table-cell>
          <table:table-cell table:style-name="ce153" table:formula="of:=ROUNDUP([.G8]*[.G$31])" office:value-type="float" office:value="-4">
            <text:p>-4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8">
            <text:p>18</text:p>
          </table:table-cell>
          <table:table-cell table:style-name="ce154" office:value-type="string">
            <text:p>BG</text:p>
          </table:table-cell>
          <table:table-cell table:style-name="ce154" table:formula="of:=ROUNDUP([.G9]*[.G$31])" office:value-type="float" office:value="-4">
            <text:p>-4</text:p>
          </table:table-cell>
          <table:table-cell table:style-name="ce160" office:value-type="string">
            <text:p>AGI (D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9">
            <text:p>19</text:p>
          </table:table-cell>
          <table:table-cell table:style-name="ce153" office:value-type="string">
            <text:p>BF</text:p>
          </table:table-cell>
          <table:table-cell table:style-name="ce153" table:formula="of:=ROUNDUP([.G4]*[.G$31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0">
            <text:p>20</text:p>
          </table:table-cell>
          <table:table-cell table:style-name="ce153" office:value-type="string">
            <text:p>BF</text:p>
          </table:table-cell>
          <table:table-cell table:style-name="ce153" table:formula="of:=ROUNDUP([.G5]*[.G$31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1">
            <text:p>21</text:p>
          </table:table-cell>
          <table:table-cell table:style-name="ce153" office:value-type="string">
            <text:p>BF</text:p>
          </table:table-cell>
          <table:table-cell table:style-name="ce153" table:formula="of:=ROUNDUP([.G6]*[.G$31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2">
            <text:p>22</text:p>
          </table:table-cell>
          <table:table-cell table:style-name="ce153" office:value-type="string">
            <text:p>BF</text:p>
          </table:table-cell>
          <table:table-cell table:style-name="ce153" table:formula="of:=ROUNDUP([.G7]*[.G$31])" office:value-type="float" office:value="-2">
            <text:p>-2</text:p>
          </table:table-cell>
          <table:table-cell table:style-name="ce159" office:value-type="string">
            <text:p>AGI (TD) ou lâche son arme <text:s/>principale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3">
            <text:p>23</text:p>
          </table:table-cell>
          <table:table-cell table:style-name="ce153" office:value-type="string">
            <text:p>BF</text:p>
          </table:table-cell>
          <table:table-cell table:style-name="ce153" table:formula="of:=ROUNDUP([.G8]*[.G$31])" office:value-type="float" office:value="-4">
            <text:p>-4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24">
            <text:p>24</text:p>
          </table:table-cell>
          <table:table-cell table:style-name="ce154" office:value-type="string">
            <text:p>BF</text:p>
          </table:table-cell>
          <table:table-cell table:style-name="ce154" table:formula="of:=ROUNDUP([.G9]*[.G$31])" office:value-type="float" office:value="-4">
            <text:p>-4</text:p>
          </table:table-cell>
          <table:table-cell table:style-name="ce160" office:value-type="string">
            <text:p>AGI (TD) ou lâche ses deux armes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5">
            <text:p>25</text:p>
          </table:table-cell>
          <table:table-cell table:style-name="ce153" office:value-type="string">
            <text:p>BF</text:p>
          </table:table-cell>
          <table:table-cell table:style-name="ce153" table:formula="of:=ROUNDUP([.G10]*[.G$31])" office:value-type="float" office:value="-8">
            <text:p>-8</text:p>
          </table:table-cell>
          <table:table-cell table:style-name="ce159" office:value-type="string">
            <text:p>Organe vital touché, meurt en CON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 table:number-columns-repeated="4"/>
          <table:table-cell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1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57"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5" office:value-type="string">
            <text:p>CC</text:p>
          </table:table-cell>
          <table:table-cell table:style-name="ce155" office:value-type="string" table:number-columns-spanned="2" table:number-rows-spanned="1">
            <text:p>Blessure</text:p>
          </table:table-cell>
          <table:covered-table-cell table:style-name="ce155"/>
          <table:table-cell table:style-name="ce155" office:value-type="string">
            <text:p>Effets</text:p>
          </table:table-cell>
          <table:table-cell table:style-name="ce149"/>
          <table:table-cell office:value-type="float" office:value="0.9">
            <text:p>0,9</text:p>
          </table:table-cell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">
            <text:p>1</text:p>
          </table:table-cell>
          <table:table-cell table:style-name="ce153" table:number-columns-repeated="2"/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">
            <text:p>2</text:p>
          </table:table-cell>
          <table:table-cell table:style-name="ce153" table:number-columns-repeated="2"/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3">
            <text:p>3</text:p>
          </table:table-cell>
          <table:table-cell table:style-name="ce153" table:number-columns-repeated="2"/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4">
            <text:p>4</text:p>
          </table:table-cell>
          <table:table-cell table:style-name="ce153" table:number-columns-repeated="2"/>
          <table:table-cell table:style-name="ce159" office:value-type="string">
            <text:p>CON (F) ou mouvement / 2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5">
            <text:p>5</text:p>
          </table:table-cell>
          <table:table-cell table:style-name="ce153" table:number-columns-repeated="2"/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6">
            <text:p>6</text:p>
          </table:table-cell>
          <table:table-cell table:style-name="ce154" table:number-columns-repeated="2"/>
          <table:table-cell table:style-name="ce160" office:value-type="string">
            <text:p>AGI (F) ou tombe au sol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7">
            <text:p>7</text:p>
          </table:table-cell>
          <table:table-cell table:style-name="ce153" office:value-type="string">
            <text:p>BL</text:p>
          </table:table-cell>
          <table:table-cell table:style-name="ce153" table:formula="of:=ROUNDUP([.G4]*[.G$59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8">
            <text:p>8</text:p>
          </table:table-cell>
          <table:table-cell table:style-name="ce153" office:value-type="string">
            <text:p>BL</text:p>
          </table:table-cell>
          <table:table-cell table:style-name="ce153" table:formula="of:=ROUNDUP([.G5]*[.G$59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9">
            <text:p>9</text:p>
          </table:table-cell>
          <table:table-cell table:style-name="ce153" office:value-type="string">
            <text:p>BL</text:p>
          </table:table-cell>
          <table:table-cell table:style-name="ce153" table:formula="of:=ROUNDUP([.G6]*[.G$59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0">
            <text:p>10</text:p>
          </table:table-cell>
          <table:table-cell table:style-name="ce153" office:value-type="string">
            <text:p>BL</text:p>
          </table:table-cell>
          <table:table-cell table:style-name="ce153" table:formula="of:=ROUNDUP([.G7]*[.G$59])" office:value-type="float" office:value="-2">
            <text:p>-2</text:p>
          </table:table-cell>
          <table:table-cell table:style-name="ce159" office:value-type="string">
            <text:p>CON (N) ou mouvement / 2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1">
            <text:p>11</text:p>
          </table:table-cell>
          <table:table-cell table:style-name="ce153" office:value-type="string">
            <text:p>BL</text:p>
          </table:table-cell>
          <table:table-cell table:style-name="ce153" table:formula="of:=ROUNDUP([.G8]*[.G$59])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2">
            <text:p>12</text:p>
          </table:table-cell>
          <table:table-cell table:style-name="ce154" office:value-type="string">
            <text:p>BL</text:p>
          </table:table-cell>
          <table:table-cell table:style-name="ce154" table:formula="of:=ROUNDUP([.G9]*[.G$59])" office:value-type="float" office:value="-4">
            <text:p>-4</text:p>
          </table:table-cell>
          <table:table-cell table:style-name="ce160" office:value-type="string">
            <text:p>AGI (N) ou tombe au sol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3">
            <text:p>13</text:p>
          </table:table-cell>
          <table:table-cell table:style-name="ce153" office:value-type="string">
            <text:p>BG</text:p>
          </table:table-cell>
          <table:table-cell table:style-name="ce153" table:formula="of:=ROUNDUP([.G4]*[.G$59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4">
            <text:p>14</text:p>
          </table:table-cell>
          <table:table-cell table:style-name="ce153" office:value-type="string">
            <text:p>BG</text:p>
          </table:table-cell>
          <table:table-cell table:style-name="ce153" table:formula="of:=ROUNDUP([.G5]*[.G$59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5">
            <text:p>15</text:p>
          </table:table-cell>
          <table:table-cell table:style-name="ce153" office:value-type="string">
            <text:p>BG</text:p>
          </table:table-cell>
          <table:table-cell table:style-name="ce153" table:formula="of:=ROUNDUP([.G6]*[.G$59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6">
            <text:p>16</text:p>
          </table:table-cell>
          <table:table-cell table:style-name="ce153" office:value-type="string">
            <text:p>BG</text:p>
          </table:table-cell>
          <table:table-cell table:style-name="ce153" table:formula="of:=ROUNDUP([.G7]*[.G$59])" office:value-type="float" office:value="-2">
            <text:p>-2</text:p>
          </table:table-cell>
          <table:table-cell table:style-name="ce159" office:value-type="string">
            <text:p>CON (D) ou mouvement / 2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7">
            <text:p>17</text:p>
          </table:table-cell>
          <table:table-cell table:style-name="ce153" office:value-type="string">
            <text:p>BG</text:p>
          </table:table-cell>
          <table:table-cell table:style-name="ce153" table:formula="of:=ROUNDUP([.G8]*[.G$59])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8">
            <text:p>18</text:p>
          </table:table-cell>
          <table:table-cell table:style-name="ce154" office:value-type="string">
            <text:p>BG</text:p>
          </table:table-cell>
          <table:table-cell table:style-name="ce154" table:formula="of:=ROUNDUP([.G9]*[.G$59])" office:value-type="float" office:value="-4">
            <text:p>-4</text:p>
          </table:table-cell>
          <table:table-cell table:style-name="ce160" office:value-type="string">
            <text:p>AGI (D) ou tombe au sol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9">
            <text:p>19</text:p>
          </table:table-cell>
          <table:table-cell table:style-name="ce153" office:value-type="string">
            <text:p>BF</text:p>
          </table:table-cell>
          <table:table-cell table:style-name="ce153" table:formula="of:=ROUNDUP([.G4]*[.G$59])" office:value-type="float" office:value="-1">
            <text:p>-1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0">
            <text:p>20</text:p>
          </table:table-cell>
          <table:table-cell table:style-name="ce153" office:value-type="string">
            <text:p>BF</text:p>
          </table:table-cell>
          <table:table-cell table:style-name="ce153" table:formula="of:=ROUNDUP([.G5]*[.G$59])" office:value-type="float" office:value="-2">
            <text:p>-2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1">
            <text:p>21</text:p>
          </table:table-cell>
          <table:table-cell table:style-name="ce153" office:value-type="string">
            <text:p>BF</text:p>
          </table:table-cell>
          <table:table-cell table:style-name="ce153" table:formula="of:=ROUNDUP([.G6]*[.G$59])" office:value-type="float" office:value="-3">
            <text:p>-3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2">
            <text:p>22</text:p>
          </table:table-cell>
          <table:table-cell table:style-name="ce153" office:value-type="string">
            <text:p>BF</text:p>
          </table:table-cell>
          <table:table-cell table:style-name="ce153" table:formula="of:=ROUNDUP([.G7]*[.G$59])" office:value-type="float" office:value="-2">
            <text:p>-2</text:p>
          </table:table-cell>
          <table:table-cell table:style-name="ce159" office:value-type="string">
            <text:p>CON (TD) ou mouvement / 2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3">
            <text:p>23</text:p>
          </table:table-cell>
          <table:table-cell table:style-name="ce153" office:value-type="string">
            <text:p>BF</text:p>
          </table:table-cell>
          <table:table-cell table:style-name="ce153" table:formula="of:=ROUNDUP([.G8]*[.G$59])" office:value-type="float" office:value="-5">
            <text:p>-5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24">
            <text:p>24</text:p>
          </table:table-cell>
          <table:table-cell table:style-name="ce154" office:value-type="string">
            <text:p>BF</text:p>
          </table:table-cell>
          <table:table-cell table:style-name="ce154" table:formula="of:=ROUNDUP([.G9]*[.G$59])" office:value-type="float" office:value="-4">
            <text:p>-4</text:p>
          </table:table-cell>
          <table:table-cell table:style-name="ce160" office:value-type="string">
            <text:p>AGI (TD) ou tombe au sol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5">
            <text:p>25</text:p>
          </table:table-cell>
          <table:table-cell table:style-name="ce153" office:value-type="string">
            <text:p>BF</text:p>
          </table:table-cell>
          <table:table-cell table:style-name="ce153" table:formula="of:=ROUNDUP([.G10]*[.G$59])" office:value-type="float" office:value="-9">
            <text:p>-9</text:p>
          </table:table-cell>
          <table:table-cell table:style-name="ce159" office:value-type="string">
            <text:p>Organe vital touché, meurt en CON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 table:number-columns-repeated="4"/>
          <table:table-cell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1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57"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5" office:value-type="string">
            <text:p>CC</text:p>
          </table:table-cell>
          <table:table-cell table:style-name="ce155" office:value-type="string" table:number-columns-spanned="2" table:number-rows-spanned="1">
            <text:p>Blessure</text:p>
          </table:table-cell>
          <table:covered-table-cell table:style-name="ce155"/>
          <table:table-cell table:style-name="ce155" office:value-type="string">
            <text:p>Effets</text:p>
          </table:table-cell>
          <table:table-cell table:style-name="ce149"/>
          <table:table-cell office:value-type="float" office:value="1.5">
            <text:p>1,5</text:p>
          </table:table-cell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">
            <text:p>1</text:p>
          </table:table-cell>
          <table:table-cell table:style-name="ce153" table:number-columns-repeated="2"/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">
            <text:p>2</text:p>
          </table:table-cell>
          <table:table-cell table:style-name="ce153" table:number-columns-repeated="2"/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3">
            <text:p>3</text:p>
          </table:table-cell>
          <table:table-cell table:style-name="ce153" table:number-columns-repeated="2"/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4">
            <text:p>4</text:p>
          </table:table-cell>
          <table:table-cell table:style-name="ce153" table:number-columns-repeated="2"/>
          <table:table-cell table:style-name="ce159" office:value-type="string">
            <text:p>CON (F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5">
            <text:p>5</text:p>
          </table:table-cell>
          <table:table-cell table:style-name="ce153" table:number-columns-repeated="2"/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6">
            <text:p>6</text:p>
          </table:table-cell>
          <table:table-cell table:style-name="ce154" table:number-columns-repeated="2"/>
          <table:table-cell table:style-name="ce160" office:value-type="string">
            <text:p>CON (F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7">
            <text:p>7</text:p>
          </table:table-cell>
          <table:table-cell table:style-name="ce153" office:value-type="string">
            <text:p>BL</text:p>
          </table:table-cell>
          <table:table-cell table:style-name="ce153" table:formula="of:=ROUNDUP([.G4]*[.G$87])" office:value-type="float" office:value="-2">
            <text:p>-2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8">
            <text:p>8</text:p>
          </table:table-cell>
          <table:table-cell table:style-name="ce153" office:value-type="string">
            <text:p>BL</text:p>
          </table:table-cell>
          <table:table-cell table:style-name="ce153" table:formula="of:=ROUNDUP([.G5]*[.G$87])" office:value-type="float" office:value="-3">
            <text:p>-3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9">
            <text:p>9</text:p>
          </table:table-cell>
          <table:table-cell table:style-name="ce153" office:value-type="string">
            <text:p>BL</text:p>
          </table:table-cell>
          <table:table-cell table:style-name="ce153" table:formula="of:=ROUNDUP([.G6]*[.G$87])" office:value-type="float" office:value="-5">
            <text:p>-5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0">
            <text:p>10</text:p>
          </table:table-cell>
          <table:table-cell table:style-name="ce153" office:value-type="string">
            <text:p>BL</text:p>
          </table:table-cell>
          <table:table-cell table:style-name="ce153" table:formula="of:=ROUNDUP([.G7]*[.G$87])" office:value-type="float" office:value="-3">
            <text:p>-3</text:p>
          </table:table-cell>
          <table:table-cell table:style-name="ce159" office:value-type="string">
            <text:p>CON (N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1">
            <text:p>11</text:p>
          </table:table-cell>
          <table:table-cell table:style-name="ce153" office:value-type="string">
            <text:p>BL</text:p>
          </table:table-cell>
          <table:table-cell table:style-name="ce153" table:formula="of:=ROUNDUP([.G8]*[.G$87])" office:value-type="float" office:value="-8">
            <text:p>-8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2">
            <text:p>12</text:p>
          </table:table-cell>
          <table:table-cell table:style-name="ce154" office:value-type="string">
            <text:p>BL</text:p>
          </table:table-cell>
          <table:table-cell table:style-name="ce154" table:formula="of:=ROUNDUP([.G9]*[.G$87])" office:value-type="float" office:value="-6">
            <text:p>-6</text:p>
          </table:table-cell>
          <table:table-cell table:style-name="ce160" office:value-type="string">
            <text:p>CON (N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3">
            <text:p>13</text:p>
          </table:table-cell>
          <table:table-cell table:style-name="ce153" office:value-type="string">
            <text:p>BG</text:p>
          </table:table-cell>
          <table:table-cell table:style-name="ce153" table:formula="of:=ROUNDUP([.G4]*[.G$87])" office:value-type="float" office:value="-2">
            <text:p>-2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4">
            <text:p>14</text:p>
          </table:table-cell>
          <table:table-cell table:style-name="ce153" office:value-type="string">
            <text:p>BG</text:p>
          </table:table-cell>
          <table:table-cell table:style-name="ce153" table:formula="of:=ROUNDUP([.G5]*[.G$87])" office:value-type="float" office:value="-3">
            <text:p>-3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5">
            <text:p>15</text:p>
          </table:table-cell>
          <table:table-cell table:style-name="ce153" office:value-type="string">
            <text:p>BG</text:p>
          </table:table-cell>
          <table:table-cell table:style-name="ce153" table:formula="of:=ROUNDUP([.G6]*[.G$87])" office:value-type="float" office:value="-5">
            <text:p>-5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6">
            <text:p>16</text:p>
          </table:table-cell>
          <table:table-cell table:style-name="ce153" office:value-type="string">
            <text:p>BG</text:p>
          </table:table-cell>
          <table:table-cell table:style-name="ce153" table:formula="of:=ROUNDUP([.G7]*[.G$87])" office:value-type="float" office:value="-3">
            <text:p>-3</text:p>
          </table:table-cell>
          <table:table-cell table:style-name="ce159" office:value-type="string">
            <text:p>CON (D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7">
            <text:p>17</text:p>
          </table:table-cell>
          <table:table-cell table:style-name="ce153" office:value-type="string">
            <text:p>BG</text:p>
          </table:table-cell>
          <table:table-cell table:style-name="ce153" table:formula="of:=ROUNDUP([.G8]*[.G$87])" office:value-type="float" office:value="-8">
            <text:p>-8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18">
            <text:p>18</text:p>
          </table:table-cell>
          <table:table-cell table:style-name="ce154" office:value-type="string">
            <text:p>BG</text:p>
          </table:table-cell>
          <table:table-cell table:style-name="ce154" table:formula="of:=ROUNDUP([.G9]*[.G$87])" office:value-type="float" office:value="-6">
            <text:p>-6</text:p>
          </table:table-cell>
          <table:table-cell table:style-name="ce160" office:value-type="string">
            <text:p>CON (D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19">
            <text:p>19</text:p>
          </table:table-cell>
          <table:table-cell table:style-name="ce153" office:value-type="string">
            <text:p>BF</text:p>
          </table:table-cell>
          <table:table-cell table:style-name="ce153" table:formula="of:=ROUNDUP([.G4]*[.G$87])" office:value-type="float" office:value="-2">
            <text:p>-2</text:p>
          </table:table-cell>
          <table:table-cell table:style-name="ce159" office:value-type="string">
            <text:p>-5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0">
            <text:p>20</text:p>
          </table:table-cell>
          <table:table-cell table:style-name="ce153" office:value-type="string">
            <text:p>BF</text:p>
          </table:table-cell>
          <table:table-cell table:style-name="ce153" table:formula="of:=ROUNDUP([.G5]*[.G$87])" office:value-type="float" office:value="-3">
            <text:p>-3</text:p>
          </table:table-cell>
          <table:table-cell table:style-name="ce159" office:value-type="string">
            <text:p>-5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1">
            <text:p>21</text:p>
          </table:table-cell>
          <table:table-cell table:style-name="ce153" office:value-type="string">
            <text:p>BF</text:p>
          </table:table-cell>
          <table:table-cell table:style-name="ce153" table:formula="of:=ROUNDUP([.G6]*[.G$87])" office:value-type="float" office:value="-5">
            <text:p>-5</text:p>
          </table:table-cell>
          <table:table-cell table:style-name="ce159" office:value-type="string">
            <text:p>-10:1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2">
            <text:p>22</text:p>
          </table:table-cell>
          <table:table-cell table:style-name="ce153" office:value-type="string">
            <text:p>BF</text:p>
          </table:table-cell>
          <table:table-cell table:style-name="ce153" table:formula="of:=ROUNDUP([.G7]*[.G$87])" office:value-type="float" office:value="-3">
            <text:p>-3</text:p>
          </table:table-cell>
          <table:table-cell table:style-name="ce159" office:value-type="string">
            <text:p>CON (TD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3">
            <text:p>23</text:p>
          </table:table-cell>
          <table:table-cell table:style-name="ce153" office:value-type="string">
            <text:p>BF</text:p>
          </table:table-cell>
          <table:table-cell table:style-name="ce153" table:formula="of:=ROUNDUP([.G8]*[.G$87])" office:value-type="float" office:value="-8">
            <text:p>-8</text:p>
          </table:table-cell>
          <table:table-cell table:style-name="ce159" office:value-type="string">
            <text:p>-10:2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4" office:value-type="float" office:value="24">
            <text:p>24</text:p>
          </table:table-cell>
          <table:table-cell table:style-name="ce154" office:value-type="string">
            <text:p>BF</text:p>
          </table:table-cell>
          <table:table-cell table:style-name="ce154" table:formula="of:=ROUNDUP([.G9]*[.G$87])" office:value-type="float" office:value="-6">
            <text:p>-6</text:p>
          </table:table-cell>
          <table:table-cell table:style-name="ce160" office:value-type="string">
            <text:p>CON (TD) ou reste KO 1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>
          <table:table-cell table:style-name="ce149"/>
          <table:table-cell table:style-name="ce153" office:value-type="float" office:value="25">
            <text:p>25</text:p>
          </table:table-cell>
          <table:table-cell table:style-name="ce153" office:value-type="string">
            <text:p>BF</text:p>
          </table:table-cell>
          <table:table-cell table:style-name="ce153" table:formula="of:=ROUNDUP([.G10]*[.G$87])" office:value-type="float" office:value="-15">
            <text:p>-15</text:p>
          </table:table-cell>
          <table:table-cell table:style-name="ce159" office:value-type="string">
            <text:p>Organe vital touché, meurt en CON rd</text:p>
          </table:table-cell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 table:number-rows-repeated="65424">
          <table:table-cell table:style-name="ce149" table:number-columns-repeated="4"/>
          <table:table-cell/>
          <table:table-cell table:style-name="ce149"/>
          <table:table-cell/>
          <table:table-cell table:style-name="ce162" table:number-columns-repeated="2"/>
          <table:table-cell table:style-name="ce149" table:number-columns-repeated="189"/>
          <table:table-cell table:number-columns-repeated="82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128"/>
        <table:table-column table:style-name="co36" table:default-cell-style-name="ce128"/>
        <table:table-column table:style-name="co25" table:number-columns-repeated="3" table:default-cell-style-name="ce128"/>
        <table:table-column table:style-name="co31" table:default-cell-style-name="ce128"/>
        <table:table-column table:style-name="co37" table:default-cell-style-name="ce128"/>
        <table:table-column table:style-name="co38" table:default-cell-style-name="ce128"/>
        <table:table-column table:style-name="co26" table:number-columns-repeated="1016" table:default-cell-style-name="ce128"/>
        <table:table-row table:style-name="ro1">
          <table:table-cell table:style-name="ce167" table:number-columns-repeated="241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68" office:value-type="string" table:number-columns-spanned="6" table:number-rows-spanned="1">
            <text:p>Techniques de combat</text:p>
          </table:table-cell>
          <table:covered-table-cell table:style-name="ce168"/>
          <table:covered-table-cell table:number-columns-repeated="4" table:style-name="ce167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41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8"/>
          <table:table-cell table:style-name="ce171" office:value-type="string">
            <text:p>Technique</text:p>
          </table:table-cell>
          <table:table-cell table:style-name="ce171" office:value-type="string">
            <text:p>Dist</text:p>
          </table:table-cell>
          <table:table-cell table:style-name="ce171" office:value-type="string">
            <text:p>mD</text:p>
          </table:table-cell>
          <table:table-cell table:style-name="ce171" office:value-type="string">
            <text:p>mBo</text:p>
          </table:table-cell>
          <table:table-cell table:style-name="ce171" office:value-type="string">
            <text:p>mBd</text:p>
          </table:table-cell>
          <table:table-cell table:style-name="ce171" office:value-type="string">
            <text:p>Spécial</text:p>
          </table:table-cell>
          <table:table-cell table:style-name="ce168"/>
          <table:table-cell table:style-name="ce183" table:number-columns-repeated="5"/>
          <table:table-cell table:style-name="ce168" table:number-columns-repeated="995"/>
          <table:table-cell table:style-name="ce182"/>
          <table:table-cell table:style-name="ce183" table:number-columns-repeated="15"/>
        </table:table-row>
        <table:table-row table:style-name="ro1">
          <table:table-cell table:style-name="ce167"/>
          <table:table-cell table:style-name="ce172" office:value-type="string">
            <text:p>Normale</text:p>
          </table:table-cell>
          <table:table-cell table:style-name="ce172" office:value-type="string">
            <text:p>CC/D</text:p>
          </table:table-cell>
          <table:table-cell table:style-name="ce172" office:value-type="string">
            <text:p>0</text:p>
          </table:table-cell>
          <table:table-cell table:number-columns-repeated="2" table:style-name="ce172" office:value-type="string">
            <text:p>x1</text:p>
          </table:table-cell>
          <table:table-cell table:style-name="ce184"/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3" office:value-type="string">
            <text:p>Puissante</text:p>
          </table:table-cell>
          <table:table-cell table:style-name="ce173" office:value-type="string">
            <text:p>CC/D</text:p>
          </table:table-cell>
          <table:table-cell table:style-name="ce173" office:value-type="string">
            <text:p>-5</text:p>
          </table:table-cell>
          <table:table-cell table:style-name="ce173" office:value-type="string">
            <text:p>x1.5</text:p>
          </table:table-cell>
          <table:table-cell table:style-name="ce173" office:value-type="string">
            <text:p>x0.5</text:p>
          </table:table-cell>
          <table:table-cell table:style-name="ce189"/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3" office:value-type="string">
            <text:p>Brutal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10</text:p>
          </table:table-cell>
          <table:table-cell table:style-name="ce173" office:value-type="string">
            <text:p>x2</text:p>
          </table:table-cell>
          <table:table-cell table:style-name="ce173" office:value-type="string">
            <text:p>x0.5</text:p>
          </table:table-cell>
          <table:table-cell table:style-name="ce189" office:value-type="string">
            <text:p>Nécessite Puissante</text:p>
          </table:table-cell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Berserk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style-name="ce174" office:value-type="string">
            <text:p>x2.5</text:p>
          </table:table-cell>
          <table:table-cell table:style-name="ce174" office:value-type="string">
            <text:p>-</text:p>
          </table:table-cell>
          <table:table-cell table:style-name="ce190" office:value-type="string">
            <text:p>Pas de défense ; Nécessite Brutale</text:p>
          </table:table-cell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3" office:value-type="string">
            <text:p>Assurée</text:p>
          </table:table-cell>
          <table:table-cell table:style-name="ce173" office:value-type="string">
            <text:p>CC/D</text:p>
          </table:table-cell>
          <table:table-cell table:style-name="ce173" office:value-type="string">
            <text:p>+5</text:p>
          </table:table-cell>
          <table:table-cell table:style-name="ce173" office:value-type="string">
            <text:p>x0.5</text:p>
          </table:table-cell>
          <table:table-cell table:style-name="ce173" office:value-type="string">
            <text:p>x1</text:p>
          </table:table-cell>
          <table:table-cell table:style-name="ce189"/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3" office:value-type="string">
            <text:p>Défensiv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+10</text:p>
          </table:table-cell>
          <table:table-cell table:style-name="ce173" office:value-type="string">
            <text:p>-</text:p>
          </table:table-cell>
          <table:table-cell table:style-name="ce173" office:value-type="string">
            <text:p>x1</text:p>
          </table:table-cell>
          <table:table-cell table:style-name="ce189" office:value-type="string">
            <text:p>Pas de dégâts</text:p>
          </table:table-cell>
          <table:table-cell table:style-name="ce167"/>
          <table:table-cell table:style-name="ce183" table:number-columns-repeated="5"/>
          <table:table-cell table:style-name="ce167" table:number-columns-repeated="228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3" office:value-type="string">
            <text:p>Défensive puissant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+5</text:p>
          </table:table-cell>
          <table:table-cell table:style-name="ce173" office:value-type="string">
            <text:p>-</text:p>
          </table:table-cell>
          <table:table-cell table:style-name="ce173" office:value-type="string">
            <text:p>x1.5</text:p>
          </table:table-cell>
          <table:table-cell table:style-name="ce189" office:value-type="string">
            <text:p>Pas de dégâts ; Nécessite Défensive</text:p>
          </table:table-cell>
          <table:table-cell table:style-name="ce167"/>
          <table:table-cell table:style-name="ce187"/>
          <table:table-cell table:style-name="ce167" table:number-columns-repeated="232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4" office:value-type="string">
            <text:p>Défensive brutal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0</text:p>
          </table:table-cell>
          <table:table-cell table:style-name="ce174" office:value-type="string">
            <text:p>-</text:p>
          </table:table-cell>
          <table:table-cell table:style-name="ce174" office:value-type="string">
            <text:p>x2</text:p>
          </table:table-cell>
          <table:table-cell table:style-name="ce190" office:value-type="string">
            <text:p>Pas de dégâts ; Nécessite Défensive puissante</text:p>
          </table:table-cell>
          <table:table-cell table:style-name="ce167"/>
          <table:table-cell table:style-name="ce187"/>
          <table:table-cell table:style-name="ce167" table:number-columns-repeated="232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Vicieuse</text:p>
          </table:table-cell>
          <table:table-cell table:style-name="ce173" office:value-type="string">
            <text:p>CC/D</text:p>
          </table:table-cell>
          <table:table-cell table:style-name="ce173" office:value-type="string">
            <text:p>0</text:p>
          </table:table-cell>
          <table:table-cell table:number-columns-repeated="2" table:style-name="ce173" office:value-type="string">
            <text:p>x0.5</text:p>
          </table:table-cell>
          <table:table-cell table:style-name="ce189" office:value-type="string">
            <text:p><text:span text:style-name="T1">†</text:span> L'adversaire doit faire son attaque à mD -5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Botte secrèt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5</text:p>
          </table:table-cell>
          <table:table-cell table:style-name="ce174" office:value-type="string">
            <text:p>x0.5</text:p>
          </table:table-cell>
          <table:table-cell table:style-name="ce174" office:value-type="string">
            <text:p>-</text:p>
          </table:table-cell>
          <table:table-cell table:style-name="ce190" office:value-type="string">
            <text:p><text:span text:style-name="T1">†</text:span> L'adversaire doit faire son attaque à mD -10 ; Nécessite Vicieuse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Domination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5</text:p>
          </table:table-cell>
          <table:table-cell table:number-columns-repeated="2" table:style-name="ce173" office:value-type="string">
            <text:p>x0.5</text:p>
          </table:table-cell>
          <table:table-cell table:style-name="ce189" office:value-type="string">
            <text:p><text:span text:style-name="T1">† </text:span>Le prochain assaut se fera avec un bonus de +10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Coup de grâc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style-name="ce174" office:value-type="string">
            <text:p>x0</text:p>
          </table:table-cell>
          <table:table-cell table:style-name="ce174" office:value-type="string">
            <text:p>-</text:p>
          </table:table-cell>
          <table:table-cell table:style-name="ce190" office:value-type="string">
            <text:p><text:span text:style-name="T1">† </text:span>Le prochain assaut se fera avec un bonus de +20 ; Nécessite Domination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5" office:value-type="string">
            <text:p>Blessante</text:p>
          </table:table-cell>
          <table:table-cell table:style-name="ce175" office:value-type="string">
            <text:p>CC/D</text:p>
          </table:table-cell>
          <table:table-cell table:style-name="ce175" office:value-type="float" office:value="0">
            <text:p>0</text:p>
          </table:table-cell>
          <table:table-cell table:style-name="ce175" office:value-type="string">
            <text:p>x0.5</text:p>
          </table:table-cell>
          <table:table-cell table:style-name="ce173" office:value-type="string">
            <text:p>x0.5</text:p>
          </table:table-cell>
          <table:table-cell table:style-name="ce191" office:value-type="string">
            <text:p>L'attaque à un bCC +2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Perce armure</text:p>
          </table:table-cell>
          <table:table-cell table:style-name="ce173" office:value-type="string">
            <text:p>CC/D</text:p>
          </table:table-cell>
          <table:table-cell table:style-name="ce173" office:value-type="string">
            <text:p>0</text:p>
          </table:table-cell>
          <table:table-cell table:number-columns-repeated="2" table:style-name="ce173" office:value-type="string">
            <text:p>x0.5</text:p>
          </table:table-cell>
          <table:table-cell table:style-name="ce189" office:value-type="string">
            <text:p>Le mBd de l'armure est divise par 2.</text:p>
          </table:table-cell>
          <table:table-cell table:style-name="ce183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Assommant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5</text:p>
          </table:table-cell>
          <table:table-cell table:style-name="ce173" office:value-type="string">
            <text:p>x0</text:p>
          </table:table-cell>
          <table:table-cell table:style-name="ce173" office:value-type="string">
            <text:p>x0.5</text:p>
          </table:table-cell>
          <table:table-cell table:style-name="ce189" office:value-type="string">
            <text:p>Coup réussi =&gt; Con (N) ? -5 prochain rd : Coma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Super assommant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style-name="ce174" office:value-type="string">
            <text:p>x0</text:p>
          </table:table-cell>
          <table:table-cell table:style-name="ce174" office:value-type="string">
            <text:p>x0.5</text:p>
          </table:table-cell>
          <table:table-cell table:style-name="ce190" office:value-type="string">
            <text:p>Coup réussi =&gt; Con (D) ? -5 prochain rd : Coma ; Nécessite Assomante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Désarmant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5</text:p>
          </table:table-cell>
          <table:table-cell table:style-name="ce173" office:value-type="string">
            <text:p>x0</text:p>
          </table:table-cell>
          <table:table-cell table:style-name="ce173" office:value-type="string">
            <text:p>x0.5</text:p>
          </table:table-cell>
          <table:table-cell table:style-name="ce189" office:value-type="string">
            <text:p>Coup réussi =&gt; For (N) ? -5 prochain rd : Lâche son arme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Super désarmant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style-name="ce174" office:value-type="string">
            <text:p>x0</text:p>
          </table:table-cell>
          <table:table-cell table:style-name="ce174" office:value-type="string">
            <text:p>x0.5</text:p>
          </table:table-cell>
          <table:table-cell table:style-name="ce190" office:value-type="string">
            <text:p>Coup réussi =&gt; For (D) ? -5 prochain rd : Lâche son arme ; Nécessite Désarmante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3" office:value-type="string">
            <text:p>Déséquilibrant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5</text:p>
          </table:table-cell>
          <table:table-cell table:number-columns-repeated="2" table:style-name="ce173" office:value-type="string">
            <text:p>x0.5</text:p>
          </table:table-cell>
          <table:table-cell table:style-name="ce189" office:value-type="string">
            <text:p>Coup réussi =&gt; Dex (N) ? -5 prochain rd : Tombe au sol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74" office:value-type="string">
            <text:p>Super déséquilibrant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number-columns-repeated="2" table:style-name="ce174" office:value-type="string">
            <text:p>x0.5</text:p>
          </table:table-cell>
          <table:table-cell table:style-name="ce190" office:value-type="string">
            <text:p>Coup réussi =&gt; Dex (D) ? -5 prochain rd : Tombe au sol ; Nécessite Déséquilibrante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9"/>
          <table:table-cell table:style-name="ce176" office:value-type="string">
            <text:p>Coup double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-5</text:p>
          </table:table-cell>
          <table:table-cell table:style-name="ce176" office:value-type="string">
            <text:p>x1</text:p>
          </table:table-cell>
          <table:table-cell table:style-name="ce176" office:value-type="string">
            <text:p>x0.5</text:p>
          </table:table-cell>
          <table:table-cell table:style-name="ce192" office:value-type="string">
            <text:p>Pas de malus supplémentaire sur le 2e adversaire (-10 sur le 3e)</text:p>
          </table:table-cell>
          <table:table-cell table:style-name="ce199"/>
          <table:table-cell table:style-name="ce169" table:number-columns-repeated="233"/>
          <table:table-cell table:style-name="ce199" table:number-columns-repeated="768"/>
          <table:table-cell table:style-name="ce203" table:number-columns-repeated="15"/>
        </table:table-row>
        <table:table-row table:style-name="ro1">
          <table:table-cell table:style-name="ce167"/>
          <table:table-cell table:style-name="ce174" office:value-type="string">
            <text:p>Coup triple</text:p>
          </table:table-cell>
          <table:table-cell table:style-name="ce174" office:value-type="string">
            <text:p>CC</text:p>
          </table:table-cell>
          <table:table-cell table:style-name="ce174" office:value-type="string">
            <text:p>-10</text:p>
          </table:table-cell>
          <table:table-cell table:number-columns-repeated="2" table:style-name="ce174" office:value-type="string">
            <text:p>x0.5</text:p>
          </table:table-cell>
          <table:table-cell table:style-name="ce190" office:value-type="string">
            <text:p>Pas de malus supplémentaire sur le 3e adversaire (-10 sur le 4e) ; Nécessite Coup double</text:p>
          </table:table-cell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70"/>
          <table:table-cell table:style-name="ce177" office:value-type="string">
            <text:p>Bloquante</text:p>
          </table:table-cell>
          <table:table-cell table:style-name="ce177" office:value-type="string">
            <text:p>CC</text:p>
          </table:table-cell>
          <table:table-cell table:style-name="ce177" office:value-type="string">
            <text:p>-5</text:p>
          </table:table-cell>
          <table:table-cell table:style-name="ce177" office:value-type="string">
            <text:p>-</text:p>
          </table:table-cell>
          <table:table-cell table:style-name="ce177" office:value-type="string">
            <text:p>x0.5</text:p>
          </table:table-cell>
          <table:table-cell table:style-name="ce193" office:value-type="string">
            <text:p>Coup réussi =&gt; For (N) ? -5 prochain rd : L'arme est bloqué</text:p>
          </table:table-cell>
          <table:table-cell table:style-name="ce170" table:number-columns-repeated="234"/>
          <table:table-cell table:style-name="ce200" table:number-columns-repeated="768"/>
          <table:table-cell table:style-name="ce204" table:number-columns-repeated="15"/>
        </table:table-row>
        <table:table-row table:style-name="ro1">
          <table:table-cell table:style-name="ce170"/>
          <table:table-cell table:style-name="ce178" office:value-type="string">
            <text:p>Précise</text:p>
          </table:table-cell>
          <table:table-cell table:style-name="ce178" office:value-type="string">
            <text:p>CC</text:p>
          </table:table-cell>
          <table:table-cell table:style-name="ce178" office:value-type="string">
            <text:p>*</text:p>
          </table:table-cell>
          <table:table-cell table:number-columns-repeated="2" table:style-name="ce178" office:value-type="string">
            <text:p>x0.5</text:p>
          </table:table-cell>
          <table:table-cell table:style-name="ce194" office:value-type="string">
            <text:p>Permet de choisir la localisation du coup ; Tête (-10), Corps, Jambes, Bras (-5)</text:p>
          </table:table-cell>
          <table:table-cell table:style-name="ce170" table:number-columns-repeated="234"/>
          <table:table-cell table:style-name="ce201" table:number-columns-repeated="768"/>
          <table:table-cell table:style-name="ce204" table:number-columns-repeated="15"/>
        </table:table-row>
        <table:table-row table:style-name="ro1">
          <table:table-cell table:style-name="ce170"/>
          <table:table-cell table:style-name="ce179" office:value-type="string">
            <text:p>Secondaire</text:p>
          </table:table-cell>
          <table:table-cell table:style-name="ce179" office:value-type="string">
            <text:p>CC</text:p>
          </table:table-cell>
          <table:table-cell table:style-name="ce179" office:value-type="string">
            <text:p>-5</text:p>
          </table:table-cell>
          <table:table-cell table:style-name="ce179" office:value-type="string">
            <text:p>x1</text:p>
          </table:table-cell>
          <table:table-cell table:style-name="ce179" office:value-type="string">
            <text:p>x0.5</text:p>
          </table:table-cell>
          <table:table-cell table:style-name="ce195" office:value-type="string">
            <text:p>Permet d'utiliser le coup-critique secondaire de l'arme (si elle en possède un)</text:p>
          </table:table-cell>
          <table:table-cell table:style-name="ce170" table:number-columns-repeated="234"/>
          <table:table-cell table:style-name="ce201" table:number-columns-repeated="768"/>
          <table:table-cell table:style-name="ce204" table:number-columns-repeated="15"/>
        </table:table-row>
        <table:table-row table:style-name="ro2">
          <table:table-cell table:style-name="ce167"/>
          <table:table-cell table:style-name="ce173" office:value-type="string">
            <text:p>Fuit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0</text:p>
          </table:table-cell>
          <table:table-cell table:style-name="ce173" office:value-type="string">
            <text:p>-</text:p>
          </table:table-cell>
          <table:table-cell table:style-name="ce173" office:value-type="string">
            <text:p>x0.5</text:p>
          </table:table-cell>
          <table:table-cell table:style-name="ce189" office:value-type="string">
            <text:p>Pas de dégâts ; L'attaquant se met hors de portée en cas de succès <text:span text:style-name="T1">(1)</text:span></text:p>
          </table:table-cell>
          <table:table-cell table:style-name="ce167" table:number-columns-repeated="234"/>
          <table:table-cell table:style-name="ce202" table:number-columns-repeated="768"/>
          <table:table-cell table:style-name="ce205" table:number-columns-repeated="15"/>
        </table:table-row>
        <table:table-row table:style-name="ro2">
          <table:table-cell table:style-name="ce167"/>
          <table:table-cell table:style-name="ce173" office:value-type="string">
            <text:p>Pousse</text:p>
          </table:table-cell>
          <table:table-cell table:style-name="ce173" office:value-type="string">
            <text:p>CC</text:p>
          </table:table-cell>
          <table:table-cell table:style-name="ce173" office:value-type="string">
            <text:p>-5</text:p>
          </table:table-cell>
          <table:table-cell table:style-name="ce173" office:value-type="string">
            <text:p>x1</text:p>
          </table:table-cell>
          <table:table-cell table:style-name="ce173" office:value-type="string">
            <text:p>x0.5</text:p>
          </table:table-cell>
          <table:table-cell table:style-name="ce189" office:value-type="string">
            <text:p>Diff. Bo / 10 = Nb de m de recule. L'Att doit avancer en même temps. Pas de dégât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75" office:value-type="string">
            <text:p>Tire en cloche</text:p>
          </table:table-cell>
          <table:table-cell table:style-name="ce175" office:value-type="string">
            <text:p>D</text:p>
          </table:table-cell>
          <table:table-cell table:style-name="ce175" office:value-type="float" office:value="-10">
            <text:p>-10</text:p>
          </table:table-cell>
          <table:table-cell table:style-name="ce173" office:value-type="string">
            <text:p>x1</text:p>
          </table:table-cell>
          <table:table-cell table:style-name="ce175" office:value-type="string">
            <text:p>-</text:p>
          </table:table-cell>
          <table:table-cell table:style-name="ce196" office:value-type="string">
            <text:p>Double la portée pour les arcs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80" office:value-type="string">
            <text:p>Esquive</text:p>
          </table:table-cell>
          <table:table-cell table:style-name="ce180" office:value-type="string">
            <text:p>CC</text:p>
          </table:table-cell>
          <table:table-cell table:style-name="ce180" office:value-type="string">
            <text:p>0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*</text:p>
          </table:table-cell>
          <table:table-cell table:style-name="ce197" office:value-type="string">
            <text:p>Pas de dégâts ; (N) mBD = x1, (D) mBD = x1.5, (TD) mBD = x2 <text:span text:style-name="T1">(3)</text:span>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/>
          <table:table-cell table:style-name="ce181" office:value-type="string">
            <text:p>Concentration</text:p>
          </table:table-cell>
          <table:table-cell table:style-name="ce181" office:value-type="string">
            <text:p>D</text:p>
          </table:table-cell>
          <table:table-cell table:style-name="ce181" office:value-type="float" office:value="0">
            <text:p>0</text:p>
          </table:table-cell>
          <table:table-cell table:number-columns-repeated="2" table:style-name="ce181" office:value-type="string">
            <text:p>-</text:p>
          </table:table-cell>
          <table:table-cell table:style-name="ce198" office:value-type="string">
            <text:p>Permet de se concentrer sur une cible <text:span text:style-name="T1">(2)</text:span></text:p>
          </table:table-cell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82" table:number-columns-repeated="5"/>
          <table:table-cell table:style-name="ce183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83" table:number-columns-repeated="6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83"/>
          <table:table-cell table:style-name="ce184"/>
          <table:table-cell table:style-name="ce183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83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/>
          <table:table-cell table:style-name="ce183"/>
          <table:table-cell table:style-name="ce174"/>
          <table:table-cell table:style-name="ce187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67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85"/>
          <table:table-cell table:style-name="ce183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83"/>
          <table:table-cell table:style-name="ce183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4"/>
          <table:table-cell/>
          <table:table-cell table:style-name="ce167" table:number-columns-repeated="236"/>
          <table:table-cell table:style-name="ce182" table:number-columns-repeated="768"/>
          <table:table-cell table:style-name="ce183" table:number-columns-repeated="15"/>
        </table:table-row>
        <table:table-row table:style-name="ro2">
          <table:table-cell table:style-name="ce167" table:number-columns-repeated="2"/>
          <table:table-cell table:style-name="ce129" office:value-type="string">
            <text:p>(1)</text:p>
          </table:table-cell>
          <table:table-cell table:style-name="ce187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67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29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29" office:value-type="string">
            <text:p>(3)</text:p>
          </table:table-cell>
          <table:table-cell table:style-name="ce188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86" office:value-type="string">
            <text:p>†</text:p>
          </table:table-cell>
          <table:table-cell table:style-name="ce187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67"/>
          <table:covered-table-cell table:style-name="ce187"/>
          <table:table-cell table:style-name="ce182"/>
          <table:table-cell table:style-name="ce167" table:number-columns-repeated="233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67" office:value-type="string">
            <text:p>CC</text:p>
          </table:table-cell>
          <table:table-cell table:style-name="ce187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67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>
          <table:table-cell table:style-name="ce167" table:number-columns-repeated="2"/>
          <table:table-cell table:style-name="ce167" office:value-type="string">
            <text:p>D</text:p>
          </table:table-cell>
          <table:table-cell table:style-name="ce187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67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 table:number-rows-repeated="2">
          <table:table-cell table:style-name="ce167" table:number-columns-repeated="2"/>
          <table:table-cell table:number-columns-repeated="5"/>
          <table:table-cell table:style-name="ce167" table:number-columns-repeated="234"/>
          <table:table-cell table:style-name="ce182" table:number-columns-repeated="768"/>
          <table:table-cell table:style-name="ce183" table:number-columns-repeated="15"/>
        </table:table-row>
        <table:table-row table:style-name="ro1" table:number-rows-repeated="65491">
          <table:table-cell table:style-name="ce167" table:number-columns-repeated="241"/>
          <table:table-cell table:style-name="ce182" table:number-columns-repeated="768"/>
          <table:table-cell table:style-name="ce183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table:table-column table:style-name="co39" table:default-cell-style-name="ce206"/>
        <table:table-column table:style-name="co40" table:default-cell-style-name="ce206"/>
        <table:table-column table:style-name="co41" table:default-cell-style-name="ce206"/>
        <table:table-column table:style-name="co31" table:number-columns-repeated="9" table:default-cell-style-name="ce206"/>
        <table:table-column table:style-name="co42" table:default-cell-style-name="ce216"/>
        <table:table-column table:style-name="co43" table:default-cell-style-name="ce206"/>
        <table:table-column table:style-name="co31" table:number-columns-repeated="2" table:default-cell-style-name="ce222"/>
        <table:table-column table:style-name="co31" table:default-cell-style-name="ce206"/>
        <table:table-column table:style-name="co31" table:default-cell-style-name="ce226"/>
        <table:table-column table:style-name="co31" table:default-cell-style-name="ce222"/>
        <table:table-column table:style-name="co31" table:number-columns-repeated="11" table:default-cell-style-name="ce206"/>
        <table:table-column table:style-name="co26" table:number-columns-repeated="226" table:default-cell-style-name="ce206"/>
        <table:table-column table:style-name="co26" table:number-columns-repeated="768" table:default-cell-style-name="ce183"/>
        <table:table-row table:style-name="ro4">
          <table:table-cell table:number-columns-repeated="1024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style-name="ce223" office:value-type="string">
            <text:p>PdC</text:p>
          </table:table-cell>
          <table:table-cell table:style-name="ce223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Poing</text:p>
          </table:table-cell>
          <table:table-cell table:style-name="ce210" table:number-columns-repeated="2"/>
          <table:table-cell table:style-name="ce210"/>
          <table:table-cell table:style-name="ce210" table:formula="of:=ROUNDUP([.E3]*3;0)" office:value-type="float" office:value="0">
            <text:p>0</text:p>
          </table:table-cell>
          <table:table-cell table:style-name="ce210" table:formula="of:=ROUNDUP([.E3]*2;0)" office:value-type="float" office:value="0">
            <text:p>0</text:p>
          </table:table-cell>
          <table:table-cell table:style-name="ce210" office:value-type="string">
            <text:p>K</text:p>
          </table:table-cell>
          <table:table-cell table:number-columns-repeated="4"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style-name="ce207"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style-name="ce183" table:number-columns-repeated="2"/>
          <table:table-cell table:style-name="ce207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207" table:number-columns-repeated="1004"/>
          <table:table-cell/>
        </table:table-row>
        <table:table-row table:style-name="ro4">
          <table:table-cell/>
          <table:table-cell table:number-columns-repeated="2" table:style-name="ce210" office:value-type="string">
            <text:p>Couteau</text:p>
          </table:table-cell>
          <table:table-cell table:style-name="ce210" office:value-type="string">
            <text:p>P</text:p>
          </table:table-cell>
          <table:table-cell table:style-name="ce210" office:value-type="float" office:value="0.25">
            <text:p>0,25</text:p>
          </table:table-cell>
          <table:table-cell table:style-name="ce210" table:formula="of:=ROUNDUP([.E5]*3;0)" office:value-type="float" office:value="1">
            <text:p>1</text:p>
          </table:table-cell>
          <table:table-cell table:style-name="ce210" table:formula="of:=ROUNDUP([.E5]*2;0)" office:value-type="float" office:value="1">
            <text:p>1</text:p>
          </table:table-cell>
          <table:table-cell table:style-name="ce210" office:value-type="string">
            <text:p>P/T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Dague</text:p>
          </table:table-cell>
          <table:table-cell table:style-name="ce210" office:value-type="string">
            <text:p>Couteau</text:p>
          </table:table-cell>
          <table:table-cell table:style-name="ce210" office:value-type="string">
            <text:p>P</text:p>
          </table:table-cell>
          <table:table-cell table:style-name="ce210" office:value-type="float" office:value="0.5">
            <text:p>0,5</text:p>
          </table:table-cell>
          <table:table-cell table:style-name="ce210" table:formula="of:=ROUNDUP([.E6]*3;0)" office:value-type="float" office:value="2">
            <text:p>2</text:p>
          </table:table-cell>
          <table:table-cell table:style-name="ce210" table:formula="of:=ROUNDUP([.E6]*2;0)" office:value-type="float" office:value="1">
            <text:p>1</text:p>
          </table:table-cell>
          <table:table-cell table:style-name="ce210" office:value-type="string">
            <text:p>P/T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5">
            <text:p>5</text:p>
          </table:table-cell>
          <table:table-cell/>
          <table:table-cell table:style-name="ce227" office:value-type="string">
            <text:p>BD</text:p>
          </table:table-cell>
          <table:table-cell table:style-name="ce200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Poignard</text:p>
          </table:table-cell>
          <table:table-cell table:style-name="ce210" office:value-type="string">
            <text:p>Couteau</text:p>
          </table:table-cell>
          <table:table-cell table:style-name="ce210" office:value-type="string">
            <text:p>P</text:p>
          </table:table-cell>
          <table:table-cell table:style-name="ce210" office:value-type="float" office:value="0.5">
            <text:p>0,5</text:p>
          </table:table-cell>
          <table:table-cell table:style-name="ce210" table:formula="of:=ROUNDUP([.E7]*3;0)" office:value-type="float" office:value="2">
            <text:p>2</text:p>
          </table:table-cell>
          <table:table-cell table:style-name="ce210" table:formula="of:=ROUNDUP([.E7]*2;0)" office:value-type="float" office:value="1">
            <text:p>1</text:p>
          </table:table-cell>
          <table:table-cell table:style-name="ce210" office:value-type="string">
            <text:p>P/T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228" office:value-type="string">
            <text:p>BO</text:p>
          </table:table-cell>
          <table:table-cell table:style-name="ce232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Lame rétractile</text:p>
          </table:table-cell>
          <table:table-cell table:style-name="ce210" office:value-type="string">
            <text:p>Couteau</text:p>
          </table:table-cell>
          <table:table-cell table:style-name="ce210" office:value-type="string">
            <text:p>P</text:p>
          </table:table-cell>
          <table:table-cell table:style-name="ce210" office:value-type="float" office:value="0.5">
            <text:p>0,5</text:p>
          </table:table-cell>
          <table:table-cell table:style-name="ce210" office:value-type="float" office:value="2">
            <text:p>2</text:p>
          </table:table-cell>
          <table:table-cell table:style-name="ce210" office:value-type="string">
            <text:p>-</text:p>
          </table:table-cell>
          <table:table-cell table:style-name="ce210" office:value-type="string">
            <text:p>P/T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number-columns-repeated="3"/>
          <table:table-cell table:style-name="ce228"/>
          <table:table-cell table:style-name="ce232"/>
          <table:table-cell table:number-columns-repeated="1005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3"/>
          <table:table-cell table:style-name="ce229"/>
          <table:table-cell table:style-name="ce183"/>
          <table:table-cell table:number-columns-repeated="1005"/>
        </table:table-row>
        <table:table-row table:style-name="ro4">
          <table:table-cell/>
          <table:table-cell table:style-name="ce210" office:value-type="string">
            <text:p>Glaive</text:p>
          </table:table-cell>
          <table:table-cell table:style-name="ce210" office:value-type="string">
            <text:p>Épée</text:p>
          </table:table-cell>
          <table:table-cell table:style-name="ce210" office:value-type="string">
            <text:p>M</text:p>
          </table:table-cell>
          <table:table-cell table:style-name="ce210" office:value-type="float" office:value="2">
            <text:p>2</text:p>
          </table:table-cell>
          <table:table-cell table:style-name="ce210" table:formula="of:=ROUNDUP([.E10]*3;0)" office:value-type="float" office:value="6">
            <text:p>6</text:p>
          </table:table-cell>
          <table:table-cell table:style-name="ce210" table:formula="of:=ROUNDUP([.E10]*2;0)" office:value-type="float" office:value="4">
            <text:p>4</text:p>
          </table:table-cell>
          <table:table-cell table:style-name="ce210" office:value-type="string">
            <text:p>T/P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2">
            <text:p>2</text:p>
          </table:table-cell>
          <table:table-cell table:style-name="ce218"/>
          <table:table-cell table:style-name="ce221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5">
            <text:p>5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Main gauche</text:p>
          </table:table-cell>
          <table:table-cell table:style-name="ce210" office:value-type="string">
            <text:p>Épée</text:p>
          </table:table-cell>
          <table:table-cell table:style-name="ce210" office:value-type="string">
            <text:p>M</text:p>
          </table:table-cell>
          <table:table-cell table:style-name="ce210" office:value-type="float" office:value="2">
            <text:p>2</text:p>
          </table:table-cell>
          <table:table-cell table:style-name="ce210" table:formula="of:=ROUNDUP([.E11]*3;0)" office:value-type="float" office:value="6">
            <text:p>6</text:p>
          </table:table-cell>
          <table:table-cell table:style-name="ce210" table:formula="of:=ROUNDUP([.E11]*2;0)" office:value-type="float" office:value="4">
            <text:p>4</text:p>
          </table:table-cell>
          <table:table-cell table:style-name="ce210" office:value-type="string">
            <text:p>P/T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3">
            <text:p>3</text:p>
          </table:table-cell>
          <table:table-cell table:style-name="ce218" office:value-type="string">
            <text:p>+2 Prd</text:p>
          </table:table-cell>
          <table:table-cell table:style-name="ce221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4">
            <text:p>4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Épée large</text:p>
          </table:table-cell>
          <table:table-cell table:style-name="ce210" office:value-type="string">
            <text:p>Épée</text:p>
          </table:table-cell>
          <table:table-cell table:style-name="ce210" office:value-type="string">
            <text:p>M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12]*3;0)" office:value-type="float" office:value="9">
            <text:p>9</text:p>
          </table:table-cell>
          <table:table-cell table:style-name="ce210" table:formula="of:=ROUNDUP([.E12]*2;0)" office:value-type="float" office:value="6">
            <text:p>6</text:p>
          </table:table-cell>
          <table:table-cell table:style-name="ce210" office:value-type="string">
            <text:p>T/P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style-name="ce224" table:formula="of:=INDEX(bo_tab;[.$S$7]+[.I12];2)" office:value-type="float" office:value="15">
            <text:p>15</text:p>
          </table:table-cell>
          <table:table-cell table:style-name="ce224" table:formula="of:==INDEX(bo_tab;[.$S$7]+[.I12];3)+[.J12]+[.$S$12]" office:value-type="float" office:value="5">
            <text:p>5</text:p>
          </table:table-cell>
          <table:table-cell/>
          <table:table-cell table:style-name="ce230" office:value-type="string">
            <text:p>bCC</text:p>
          </table:table-cell>
          <table:table-cell table:style-name="ce223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210" office:value-type="string">
            <text:p>Épée longue</text:p>
          </table:table-cell>
          <table:table-cell table:style-name="ce210" office:value-type="string">
            <text:p>Épée</text:p>
          </table:table-cell>
          <table:table-cell table:style-name="ce210" office:value-type="string">
            <text:p>M</text:p>
          </table:table-cell>
          <table:table-cell table:style-name="ce210" office:value-type="float" office:value="2.5">
            <text:p>2,5</text:p>
          </table:table-cell>
          <table:table-cell table:style-name="ce210" table:formula="of:=ROUNDUP([.E13]*3;0)" office:value-type="float" office:value="8">
            <text:p>8</text:p>
          </table:table-cell>
          <table:table-cell table:style-name="ce210" table:formula="of:=ROUNDUP([.E13]*2;0)" office:value-type="float" office:value="5">
            <text:p>5</text:p>
          </table:table-cell>
          <table:table-cell table:style-name="ce210" office:value-type="string">
            <text:p>T/P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6">
            <text:p>6</text:p>
          </table:table-cell>
          <table:table-cell/>
          <table:table-cell table:style-name="ce229"/>
          <table:table-cell table:style-name="ce183"/>
          <table:table-cell table:number-columns-repeated="1005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1"/>
          <table:table-cell table:number-columns-repeated="3"/>
          <table:table-cell table:style-name="ce229"/>
          <table:table-cell table:style-name="ce183"/>
          <table:table-cell table:number-columns-repeated="1005"/>
        </table:table-row>
        <table:table-row table:style-name="ro4">
          <table:table-cell/>
          <table:table-cell table:number-columns-repeated="2" table:style-name="ce210" office:value-type="string">
            <text:p>Sabre</text:p>
          </table:table-cell>
          <table:table-cell table:style-name="ce210" office:value-type="string">
            <text:p>M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15]*3;0)" office:value-type="float" office:value="9">
            <text:p>9</text:p>
          </table:table-cell>
          <table:table-cell table:style-name="ce210" table:formula="of:=ROUNDUP([.E15]*2;0)" office:value-type="float" office:value="6">
            <text:p>6</text:p>
          </table:table-cell>
          <table:table-cell table:style-name="ce210" office:value-type="string">
            <text:p>T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Cimeterre</text:p>
          </table:table-cell>
          <table:table-cell table:style-name="ce210" office:value-type="string">
            <text:p>Sabre</text:p>
          </table:table-cell>
          <table:table-cell table:style-name="ce210" office:value-type="string">
            <text:p>M</text:p>
          </table:table-cell>
          <table:table-cell table:style-name="ce210" office:value-type="float" office:value="2.5">
            <text:p>2,5</text:p>
          </table:table-cell>
          <table:table-cell table:style-name="ce210" table:formula="of:=ROUNDUP([.E16]*3;0)" office:value-type="float" office:value="8">
            <text:p>8</text:p>
          </table:table-cell>
          <table:table-cell table:style-name="ce210" table:formula="of:=ROUNDUP([.E16]*2;0)" office:value-type="float" office:value="5">
            <text:p>5</text:p>
          </table:table-cell>
          <table:table-cell table:style-name="ce210" office:value-type="string">
            <text:p>T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alshion</text:p>
          </table:table-cell>
          <table:table-cell table:style-name="ce210" office:value-type="string">
            <text:p>Sabre</text:p>
          </table:table-cell>
          <table:table-cell table:style-name="ce210" office:value-type="string">
            <text:p>M</text:p>
          </table:table-cell>
          <table:table-cell table:style-name="ce210" office:value-type="float" office:value="4">
            <text:p>4</text:p>
          </table:table-cell>
          <table:table-cell table:style-name="ce210" table:formula="of:=ROUNDUP([.E17]*3;0)" office:value-type="float" office:value="12">
            <text:p>12</text:p>
          </table:table-cell>
          <table:table-cell table:style-name="ce210" table:formula="of:=ROUNDUP([.E17]*2;0)" office:value-type="float" office:value="8">
            <text:p>8</text:p>
          </table:table-cell>
          <table:table-cell table:style-name="ce210" office:value-type="string">
            <text:p>T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1">
            <text:p>11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Espadon</text:p>
          </table:table-cell>
          <table:table-cell table:style-name="ce210" office:value-type="string">
            <text:p>Epée 2M</text:p>
          </table:table-cell>
          <table:table-cell table:style-name="ce210" office:value-type="string">
            <text:p>G</text:p>
          </table:table-cell>
          <table:table-cell table:style-name="ce210" office:value-type="float" office:value="7.5">
            <text:p>7,5</text:p>
          </table:table-cell>
          <table:table-cell table:style-name="ce210" table:formula="of:=ROUNDUP([.E19]*3;0)" office:value-type="float" office:value="23">
            <text:p>23</text:p>
          </table:table-cell>
          <table:table-cell table:style-name="ce210" table:formula="of:=ROUNDUP([.E19]*2;0)" office:value-type="float" office:value="15">
            <text:p>15</text:p>
          </table:table-cell>
          <table:table-cell table:style-name="ce210" office:value-type="string">
            <text:p>T</text:p>
          </table:table-cell>
          <table:table-cell table:style-name="ce210" office:value-type="float" office:value="17">
            <text:p>17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Claymore</text:p>
          </table:table-cell>
          <table:table-cell table:style-name="ce210" office:value-type="string">
            <text:p>Epée 2M</text:p>
          </table:table-cell>
          <table:table-cell table:style-name="ce210" office:value-type="string">
            <text:p>G</text:p>
          </table:table-cell>
          <table:table-cell table:style-name="ce210" office:value-type="float" office:value="8">
            <text:p>8</text:p>
          </table:table-cell>
          <table:table-cell table:style-name="ce210" table:formula="of:=ROUNDUP([.E20]*3;0)" office:value-type="float" office:value="24">
            <text:p>24</text:p>
          </table:table-cell>
          <table:table-cell table:style-name="ce210" table:formula="of:=ROUNDUP([.E20]*2;0)" office:value-type="float" office:value="16">
            <text:p>16</text:p>
          </table:table-cell>
          <table:table-cell table:style-name="ce210" office:value-type="string">
            <text:p>T</text:p>
          </table:table-cell>
          <table:table-cell table:style-name="ce210" office:value-type="float" office:value="20">
            <text:p>20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Branche</text:p>
          </table:table-cell>
          <table:table-cell table:style-name="ce210" office:value-type="string">
            <text:p>Masse</text:p>
          </table:table-cell>
          <table:table-cell table:style-name="ce210" office:value-type="string">
            <text:p>M</text:p>
          </table:table-cell>
          <table:table-cell table:style-name="ce210" office:value-type="float" office:value="0.5">
            <text:p>0,5</text:p>
          </table:table-cell>
          <table:table-cell table:style-name="ce210" table:formula="of:=ROUNDUP([.E22]*3;0)" office:value-type="float" office:value="2">
            <text:p>2</text:p>
          </table:table-cell>
          <table:table-cell table:style-name="ce210" table:formula="of:=ROUNDUP([.E22]*2;0)" office:value-type="float" office:value="1">
            <text:p>1</text:p>
          </table:table-cell>
          <table:table-cell table:style-name="ce210" office:value-type="string">
            <text:p>K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Gourdin</text:p>
          </table:table-cell>
          <table:table-cell table:style-name="ce210" office:value-type="string">
            <text:p>Masse</text:p>
          </table:table-cell>
          <table:table-cell table:style-name="ce210" office:value-type="string">
            <text:p>M</text:p>
          </table:table-cell>
          <table:table-cell table:style-name="ce210" office:value-type="float" office:value="1.5">
            <text:p>1,5</text:p>
          </table:table-cell>
          <table:table-cell table:style-name="ce210" table:formula="of:=ROUNDUP([.E23]*3;0)" office:value-type="float" office:value="5">
            <text:p>5</text:p>
          </table:table-cell>
          <table:table-cell table:style-name="ce210" table:formula="of:=ROUNDUP([.E23]*2;0)" office:value-type="float" office:value="3">
            <text:p>3</text:p>
          </table:table-cell>
          <table:table-cell table:style-name="ce210" office:value-type="string">
            <text:p>K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8"/>
          <table:table-cell table:style-name="ce221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Masse de cavalier</text:p>
          </table:table-cell>
          <table:table-cell table:style-name="ce210" office:value-type="string">
            <text:p>Masse</text:p>
          </table:table-cell>
          <table:table-cell table:style-name="ce210" office:value-type="string">
            <text:p>M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24]*3;0)" office:value-type="float" office:value="9">
            <text:p>9</text:p>
          </table:table-cell>
          <table:table-cell table:style-name="ce210" table:formula="of:=ROUNDUP([.E24]*2;0)" office:value-type="float" office:value="6">
            <text:p>6</text:p>
          </table:table-cell>
          <table:table-cell table:style-name="ce210" office:value-type="string">
            <text:p>K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Masse de fantassin</text:p>
          </table:table-cell>
          <table:table-cell table:style-name="ce210" office:value-type="string">
            <text:p>Masse</text:p>
          </table:table-cell>
          <table:table-cell table:style-name="ce210" office:value-type="string">
            <text:p>M</text:p>
          </table:table-cell>
          <table:table-cell table:style-name="ce210" office:value-type="float" office:value="5">
            <text:p>5</text:p>
          </table:table-cell>
          <table:table-cell table:style-name="ce210" table:formula="of:=ROUNDUP([.E25]*3;0)" office:value-type="float" office:value="15">
            <text:p>15</text:p>
          </table:table-cell>
          <table:table-cell table:style-name="ce210" table:formula="of:=ROUNDUP([.E25]*2;0)" office:value-type="float" office:value="10">
            <text:p>10</text:p>
          </table:table-cell>
          <table:table-cell table:style-name="ce210" office:value-type="string">
            <text:p>K</text:p>
          </table:table-cell>
          <table:table-cell table:style-name="ce210" office:value-type="float" office:value="13">
            <text:p>13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number-columns-repeated="2" table:style-name="ce210" office:value-type="string">
            <text:p>Bâton</text:p>
          </table:table-cell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27]*3;0)" office:value-type="float" office:value="3">
            <text:p>3</text:p>
          </table:table-cell>
          <table:table-cell table:style-name="ce210" table:formula="of:=ROUNDUP([.E27]*2;0)" office:value-type="float" office:value="2">
            <text:p>2</text:p>
          </table:table-cell>
          <table:table-cell table:style-name="ce210" office:value-type="string">
            <text:p>K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0">
            <text:p>0</text:p>
          </table:table-cell>
          <table:table-cell table:style-name="ce218"/>
          <table:table-cell table:style-name="ce221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Bo</text:p>
          </table:table-cell>
          <table:table-cell table:style-name="ce210" office:value-type="string">
            <text:p>Bâton</text:p>
          </table:table-cell>
          <table:table-cell table:style-name="ce210" office:value-type="string">
            <text:p>M</text:p>
          </table:table-cell>
          <table:table-cell table:style-name="ce210" office:value-type="float" office:value="1.5">
            <text:p>1,5</text:p>
          </table:table-cell>
          <table:table-cell table:style-name="ce210" table:formula="of:=ROUNDUP([.E28]*3;0)" office:value-type="float" office:value="5">
            <text:p>5</text:p>
          </table:table-cell>
          <table:table-cell table:style-name="ce210" table:formula="of:=ROUNDUP([.E28]*2;0)" office:value-type="float" office:value="3">
            <text:p>3</text:p>
          </table:table-cell>
          <table:table-cell table:style-name="ce210" office:value-type="string">
            <text:p>K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1">
            <text:p>1</text:p>
          </table:table-cell>
          <table:table-cell table:style-name="ce218"/>
          <table:table-cell table:style-name="ce221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Bâton de bataille</text:p>
          </table:table-cell>
          <table:table-cell table:style-name="ce210" office:value-type="string">
            <text:p>Bâton</text:p>
          </table:table-cell>
          <table:table-cell table:style-name="ce210" office:value-type="string">
            <text:p>M</text:p>
          </table:table-cell>
          <table:table-cell table:style-name="ce210" office:value-type="float" office:value="2">
            <text:p>2</text:p>
          </table:table-cell>
          <table:table-cell table:style-name="ce210" table:formula="of:=ROUNDUP([.E29]*3;0)" office:value-type="float" office:value="6">
            <text:p>6</text:p>
          </table:table-cell>
          <table:table-cell table:style-name="ce210" table:formula="of:=ROUNDUP([.E29]*2;0)" office:value-type="float" office:value="4">
            <text:p>4</text:p>
          </table:table-cell>
          <table:table-cell table:style-name="ce210" office:value-type="string">
            <text:p>K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2">
            <text:p>2</text:p>
          </table:table-cell>
          <table:table-cell table:style-name="ce218"/>
          <table:table-cell table:style-name="ce221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1"/>
          <table:table-cell table:number-columns-repeated="1010"/>
        </table:table-row>
        <table:table-row table:style-name="ro4">
          <table:table-cell/>
          <table:table-cell table:style-name="ce210" office:value-type="string">
            <text:p>Étoile du matin</text:p>
          </table:table-cell>
          <table:table-cell table:style-name="ce210" office:value-type="string">
            <text:p>Fléau</text:p>
          </table:table-cell>
          <table:table-cell table:style-name="ce210" office:value-type="string">
            <text:p>M</text:p>
          </table:table-cell>
          <table:table-cell table:style-name="ce210" office:value-type="float" office:value="5">
            <text:p>5</text:p>
          </table:table-cell>
          <table:table-cell table:style-name="ce210" table:formula="of:=ROUNDUP([.E31]*3;0)" office:value-type="float" office:value="15">
            <text:p>15</text:p>
          </table:table-cell>
          <table:table-cell table:style-name="ce210" table:formula="of:=ROUNDUP([.E31]*2;0)" office:value-type="float" office:value="10">
            <text:p>10</text:p>
          </table:table-cell>
          <table:table-cell table:style-name="ce210" office:value-type="string">
            <text:p>K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3">
            <text:p>3</text:p>
          </table:table-cell>
          <table:table-cell table:number-columns-repeated="2"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léau de cavalerie</text:p>
          </table:table-cell>
          <table:table-cell table:style-name="ce210" office:value-type="string">
            <text:p>Fléau</text:p>
          </table:table-cell>
          <table:table-cell table:style-name="ce210" office:value-type="string">
            <text:p>M</text:p>
          </table:table-cell>
          <table:table-cell table:style-name="ce210" office:value-type="float" office:value="2.5">
            <text:p>2,5</text:p>
          </table:table-cell>
          <table:table-cell table:style-name="ce210" table:formula="of:=ROUNDUP([.E32]*3;0)" office:value-type="float" office:value="8">
            <text:p>8</text:p>
          </table:table-cell>
          <table:table-cell table:style-name="ce210" table:formula="of:=ROUNDUP([.E32]*2;0)" office:value-type="float" office:value="5">
            <text:p>5</text:p>
          </table:table-cell>
          <table:table-cell table:style-name="ce210" office:value-type="string">
            <text:p>K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2">
            <text:p>2</text:p>
          </table:table-cell>
          <table:table-cell table:number-columns-repeated="2"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léau de fantassin</text:p>
          </table:table-cell>
          <table:table-cell table:style-name="ce210" office:value-type="string">
            <text:p>Fléau</text:p>
          </table:table-cell>
          <table:table-cell table:style-name="ce210" office:value-type="string">
            <text:p>M</text:p>
          </table:table-cell>
          <table:table-cell table:style-name="ce210" office:value-type="float" office:value="7">
            <text:p>7</text:p>
          </table:table-cell>
          <table:table-cell table:style-name="ce210" table:formula="of:=ROUNDUP([.E33]*3;0)" office:value-type="float" office:value="21">
            <text:p>21</text:p>
          </table:table-cell>
          <table:table-cell table:style-name="ce210" table:formula="of:=ROUNDUP([.E33]*2;0)" office:value-type="float" office:value="14">
            <text:p>14</text:p>
          </table:table-cell>
          <table:table-cell table:style-name="ce210" office:value-type="string">
            <text:p>K</text:p>
          </table:table-cell>
          <table:table-cell table:style-name="ce210" office:value-type="float" office:value="15">
            <text:p>15</text:p>
          </table:table-cell>
          <table:table-cell table:style-name="ce210" office:value-type="float" office:value="3">
            <text:p>3</text:p>
          </table:table-cell>
          <table:table-cell table:number-columns-repeated="2"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Hache de jet</text:p>
          </table:table-cell>
          <table:table-cell table:style-name="ce210" office:value-type="string">
            <text:p>Hache</text:p>
          </table:table-cell>
          <table:table-cell table:style-name="ce210" office:value-type="string">
            <text:p>M</text:p>
          </table:table-cell>
          <table:table-cell table:style-name="ce210" office:value-type="float" office:value="2.5">
            <text:p>2,5</text:p>
          </table:table-cell>
          <table:table-cell table:style-name="ce210" table:formula="of:=ROUNDUP([.E35]*3;0)" office:value-type="float" office:value="8">
            <text:p>8</text:p>
          </table:table-cell>
          <table:table-cell table:style-name="ce210" table:formula="of:=ROUNDUP([.E35]*2;0)" office:value-type="float" office:value="5">
            <text:p>5</text:p>
          </table:table-cell>
          <table:table-cell table:style-name="ce210" office:value-type="string">
            <text:p>T / K</text:p>
          </table:table-cell>
          <table:table-cell table:style-name="ce210" office:value-type="float" office:value="8">
            <text:p>8</text:p>
          </table:table-cell>
          <table:table-cell table:number-columns-repeated="2" table:style-name="ce210" office:value-type="float" office:value="3">
            <text:p>3</text:p>
          </table:table-cell>
          <table:table-cell table:style-name="ce210" office:value-type="float" office:value="2">
            <text:p>2</text:p>
          </table:table-cell>
          <table:table-cell table:style-name="ce218"/>
          <table:table-cell table:style-name="ce220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Hache d'arme</text:p>
          </table:table-cell>
          <table:table-cell table:style-name="ce210" office:value-type="string">
            <text:p>Hache</text:p>
          </table:table-cell>
          <table:table-cell table:style-name="ce210" office:value-type="string">
            <text:p>M</text:p>
          </table:table-cell>
          <table:table-cell table:style-name="ce210" office:value-type="float" office:value="3.5">
            <text:p>3,5</text:p>
          </table:table-cell>
          <table:table-cell table:style-name="ce210" table:formula="of:=ROUNDUP([.E36]*3;0)" office:value-type="float" office:value="11">
            <text:p>11</text:p>
          </table:table-cell>
          <table:table-cell table:style-name="ce210" table:formula="of:=ROUNDUP([.E36]*2;0)" office:value-type="float" office:value="7">
            <text:p>7</text:p>
          </table:table-cell>
          <table:table-cell table:style-name="ce210" office:value-type="string">
            <text:p>T / K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Hache de bataille</text:p>
          </table:table-cell>
          <table:table-cell table:style-name="ce210" office:value-type="string">
            <text:p>Hache</text:p>
          </table:table-cell>
          <table:table-cell table:style-name="ce210" office:value-type="string">
            <text:p>G</text:p>
          </table:table-cell>
          <table:table-cell table:style-name="ce210" office:value-type="float" office:value="5">
            <text:p>5</text:p>
          </table:table-cell>
          <table:table-cell table:style-name="ce210" table:formula="of:=ROUNDUP([.E37]*3;0)" office:value-type="float" office:value="15">
            <text:p>15</text:p>
          </table:table-cell>
          <table:table-cell table:style-name="ce210" table:formula="of:=ROUNDUP([.E37]*2;0)" office:value-type="float" office:value="10">
            <text:p>10</text:p>
          </table:table-cell>
          <table:table-cell table:style-name="ce210" office:value-type="string">
            <text:p>T / K</text:p>
          </table:table-cell>
          <table:table-cell table:style-name="ce210" office:value-type="float" office:value="15">
            <text:p>15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Targe</text:p>
          </table:table-cell>
          <table:table-cell table:style-name="ce210" office:value-type="string">
            <text:p>Bouclier</text:p>
          </table:table-cell>
          <table:table-cell table:style-name="ce210" office:value-type="string">
            <text:p>P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39]*3;0)" office:value-type="float" office:value="3">
            <text:p>3</text:p>
          </table:table-cell>
          <table:table-cell table:style-name="ce210" table:formula="of:=ROUNDUP([.E39]*2;0)" office:value-type="float" office:value="2">
            <text:p>2</text:p>
          </table:table-cell>
          <table:table-cell table:style-name="ce210" office:value-type="string">
            <text:p>K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1">
            <text:p>1</text:p>
          </table:table-cell>
          <table:table-cell table:style-name="ce218" office:value-type="string">
            <text:p>+2 Prd</text:p>
          </table:table-cell>
          <table:table-cell table:style-name="ce221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Rondache</text:p>
          </table:table-cell>
          <table:table-cell table:style-name="ce210" office:value-type="string">
            <text:p>Bouclier</text:p>
          </table:table-cell>
          <table:table-cell table:style-name="ce210" office:value-type="string">
            <text:p>M</text:p>
          </table:table-cell>
          <table:table-cell table:style-name="ce210" office:value-type="float" office:value="2">
            <text:p>2</text:p>
          </table:table-cell>
          <table:table-cell table:style-name="ce210" table:formula="of:=ROUNDUP([.E40]*3;0)" office:value-type="float" office:value="6">
            <text:p>6</text:p>
          </table:table-cell>
          <table:table-cell table:style-name="ce210" table:formula="of:=ROUNDUP([.E40]*2;0)" office:value-type="float" office:value="4">
            <text:p>4</text:p>
          </table:table-cell>
          <table:table-cell table:style-name="ce210" office:value-type="string">
            <text:p>K</text:p>
          </table:table-cell>
          <table:table-cell table:style-name="ce210" office:value-type="float" office:value="8">
            <text:p>8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2">
            <text:p>2</text:p>
          </table:table-cell>
          <table:table-cell table:style-name="ce218" office:value-type="string">
            <text:p>+4 Prd</text:p>
          </table:table-cell>
          <table:table-cell table:style-name="ce221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Écu</text:p>
          </table:table-cell>
          <table:table-cell table:style-name="ce210" office:value-type="string">
            <text:p>Bouclier</text:p>
          </table:table-cell>
          <table:table-cell table:style-name="ce210" office:value-type="string">
            <text:p>M</text:p>
          </table:table-cell>
          <table:table-cell table:style-name="ce210" office:value-type="float" office:value="4">
            <text:p>4</text:p>
          </table:table-cell>
          <table:table-cell table:style-name="ce210" table:formula="of:=ROUNDUP([.E41]*3;0)" office:value-type="float" office:value="12">
            <text:p>12</text:p>
          </table:table-cell>
          <table:table-cell table:style-name="ce210" table:formula="of:=ROUNDUP([.E41]*2;0)" office:value-type="float" office:value="8">
            <text:p>8</text:p>
          </table:table-cell>
          <table:table-cell table:style-name="ce210" office:value-type="string">
            <text:p>K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15">
            <text:p>15</text:p>
          </table:table-cell>
          <table:table-cell table:style-name="ce210" office:value-type="float" office:value="3">
            <text:p>3</text:p>
          </table:table-cell>
          <table:table-cell table:style-name="ce218" office:value-type="string">
            <text:p>+6 Prd</text:p>
          </table:table-cell>
          <table:table-cell table:style-name="ce221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Pavois</text:p>
          </table:table-cell>
          <table:table-cell table:style-name="ce210" office:value-type="string">
            <text:p>Bouclier</text:p>
          </table:table-cell>
          <table:table-cell table:style-name="ce210" office:value-type="string">
            <text:p>G</text:p>
          </table:table-cell>
          <table:table-cell table:style-name="ce210" office:value-type="float" office:value="6">
            <text:p>6</text:p>
          </table:table-cell>
          <table:table-cell table:style-name="ce210" table:formula="of:=ROUNDUP([.E42]*3;0)" office:value-type="float" office:value="18">
            <text:p>18</text:p>
          </table:table-cell>
          <table:table-cell table:style-name="ce210" table:formula="of:=ROUNDUP([.E42]*2;0)" office:value-type="float" office:value="12">
            <text:p>12</text:p>
          </table:table-cell>
          <table:table-cell table:style-name="ce210" office:value-type="string">
            <text:p>K</text:p>
          </table:table-cell>
          <table:table-cell table:style-name="ce210" office:value-type="float" office:value="15">
            <text:p>15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20">
            <text:p>20</text:p>
          </table:table-cell>
          <table:table-cell table:style-name="ce210" office:value-type="float" office:value="4">
            <text:p>4</text:p>
          </table:table-cell>
          <table:table-cell table:style-name="ce218" office:value-type="string">
            <text:p>+10 Prd</text:p>
          </table:table-cell>
          <table:table-cell table:style-name="ce221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Javelot</text:p>
          </table:table-cell>
          <table:table-cell table:style-name="ce210" office:value-type="string">
            <text:p>Lance</text:p>
          </table:table-cell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44]*3;0)" office:value-type="float" office:value="3">
            <text:p>3</text:p>
          </table:table-cell>
          <table:table-cell table:style-name="ce210" table:formula="of:=ROUNDUP([.E44]*2;0)" office:value-type="float" office:value="2">
            <text:p>2</text:p>
          </table:table-cell>
          <table:table-cell table:style-name="ce210" office:value-type="string">
            <text:p>P / K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210" office:value-type="string">
            <text:p>Lance</text:p>
          </table:table-cell>
          <table:table-cell table:style-name="ce210" office:value-type="string">
            <text:p>G</text:p>
          </table:table-cell>
          <table:table-cell table:style-name="ce210" office:value-type="float" office:value="2.5">
            <text:p>2,5</text:p>
          </table:table-cell>
          <table:table-cell table:style-name="ce210" table:formula="of:=ROUNDUP([.E45]*3;0)" office:value-type="float" office:value="8">
            <text:p>8</text:p>
          </table:table-cell>
          <table:table-cell table:style-name="ce210" table:formula="of:=ROUNDUP([.E45]*2;0)" office:value-type="float" office:value="5">
            <text:p>5</text:p>
          </table:table-cell>
          <table:table-cell table:style-name="ce210" office:value-type="string">
            <text:p>P / K</text:p>
          </table:table-cell>
          <table:table-cell table:style-name="ce210" office:value-type="float" office:value="11">
            <text:p>11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Harpon</text:p>
          </table:table-cell>
          <table:table-cell table:style-name="ce210" office:value-type="string">
            <text:p>Lance</text:p>
          </table:table-cell>
          <table:table-cell table:style-name="ce210" office:value-type="string">
            <text:p>G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46]*3;0)" office:value-type="float" office:value="9">
            <text:p>9</text:p>
          </table:table-cell>
          <table:table-cell table:style-name="ce210" table:formula="of:=ROUNDUP([.E46]*2;0)" office:value-type="float" office:value="6">
            <text:p>6</text:p>
          </table:table-cell>
          <table:table-cell table:style-name="ce210" office:value-type="string">
            <text:p>P / K</text:p>
          </table:table-cell>
          <table:table-cell table:style-name="ce210" office:value-type="float" office:value="12">
            <text:p>12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Trident</text:p>
          </table:table-cell>
          <table:table-cell table:style-name="ce210" office:value-type="string">
            <text:p>Lance</text:p>
          </table:table-cell>
          <table:table-cell table:style-name="ce210" office:value-type="string">
            <text:p>G</text:p>
          </table:table-cell>
          <table:table-cell table:style-name="ce210" office:value-type="float" office:value="3.5">
            <text:p>3,5</text:p>
          </table:table-cell>
          <table:table-cell table:style-name="ce210" table:formula="of:=ROUNDUP([.E47]*3;0)" office:value-type="float" office:value="11">
            <text:p>11</text:p>
          </table:table-cell>
          <table:table-cell table:style-name="ce210" table:formula="of:=ROUNDUP([.E47]*2;0)" office:value-type="float" office:value="7">
            <text:p>7</text:p>
          </table:table-cell>
          <table:table-cell table:style-name="ce210" office:value-type="string">
            <text:p>P / K</text:p>
          </table:table-cell>
          <table:table-cell table:style-name="ce210" office:value-type="float" office:value="14">
            <text:p>14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5">
            <text:p>15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Marteau de bataille</text:p>
          </table:table-cell>
          <table:table-cell table:style-name="ce210" office:value-type="string">
            <text:p>Marteau</text:p>
          </table:table-cell>
          <table:table-cell table:style-name="ce210" office:value-type="string">
            <text:p>M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49]*3;0)" office:value-type="float" office:value="9">
            <text:p>9</text:p>
          </table:table-cell>
          <table:table-cell table:style-name="ce210" table:formula="of:=ROUNDUP([.E49]*2;0)" office:value-type="float" office:value="6">
            <text:p>6</text:p>
          </table:table-cell>
          <table:table-cell table:style-name="ce210" office:value-type="string">
            <text:p>K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Marteau de guerre</text:p>
          </table:table-cell>
          <table:table-cell table:style-name="ce210" office:value-type="string">
            <text:p>Marteau</text:p>
          </table:table-cell>
          <table:table-cell table:style-name="ce210" office:value-type="string">
            <text:p>G</text:p>
          </table:table-cell>
          <table:table-cell table:style-name="ce210" office:value-type="float" office:value="6">
            <text:p>6</text:p>
          </table:table-cell>
          <table:table-cell table:style-name="ce210" table:formula="of:=ROUNDUP([.E50]*3;0)" office:value-type="float" office:value="18">
            <text:p>18</text:p>
          </table:table-cell>
          <table:table-cell table:style-name="ce210" table:formula="of:=ROUNDUP([.E50]*2;0)" office:value-type="float" office:value="12">
            <text:p>12</text:p>
          </table:table-cell>
          <table:table-cell table:style-name="ce210" office:value-type="string">
            <text:p>K</text:p>
          </table:table-cell>
          <table:table-cell table:style-name="ce210" office:value-type="float" office:value="18">
            <text:p>18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3"/>
          <table:table-cell table:style-name="ce222"/>
          <table:table-cell table:number-columns-repeated="1006"/>
        </table:table-row>
        <table:table-row table:style-name="ro4">
          <table:table-cell/>
          <table:table-cell table:style-name="ce210" office:value-type="string">
            <text:p>Arc court</text:p>
          </table:table-cell>
          <table:table-cell table:style-name="ce210" office:value-type="string">
            <text:p>Arc</text:p>
          </table:table-cell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office:value-type="string">
            <text:p>-</text:p>
          </table:table-cell>
          <table:table-cell table:style-name="ce210" office:value-type="float" office:value="10">
            <text:p>10</text:p>
          </table:table-cell>
          <table:table-cell table:style-name="ce210" office:value-type="string">
            <text:p>P</text:p>
          </table:table-cell>
          <table:table-cell table:number-columns-repeated="2"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4">
            <text:p>4</text:p>
          </table:table-cell>
          <table:table-cell table:style-name="ce218" office:value-type="string">
            <text:p>(1)</text:p>
          </table:table-cell>
          <table:table-cell table:style-name="ce221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6">
            <text:p>6</text:p>
          </table:table-cell>
          <table:table-cell table:style-name="ce183" table:number-columns-repeated="6"/>
          <table:table-cell table:number-columns-repeated="1002"/>
        </table:table-row>
        <table:table-row table:style-name="ro4">
          <table:table-cell/>
          <table:table-cell table:style-name="ce210" office:value-type="string">
            <text:p>Arc composite</text:p>
          </table:table-cell>
          <table:table-cell table:style-name="ce210" office:value-type="string">
            <text:p>Arc</text:p>
          </table:table-cell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office:value-type="string">
            <text:p>-</text:p>
          </table:table-cell>
          <table:table-cell table:style-name="ce210" office:value-type="float" office:value="12">
            <text:p>12</text:p>
          </table:table-cell>
          <table:table-cell table:style-name="ce210" office:value-type="string">
            <text:p>P</text:p>
          </table:table-cell>
          <table:table-cell table:style-name="ce210" office:value-type="float" office:value="7">
            <text:p>7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3">
            <text:p>3</text:p>
          </table:table-cell>
          <table:table-cell table:style-name="ce218" office:value-type="string">
            <text:p>(1)</text:p>
          </table:table-cell>
          <table:table-cell table:style-name="ce221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7">
            <text:p>7</text:p>
          </table:table-cell>
          <table:table-cell table:style-name="ce183" table:number-columns-repeated="6"/>
          <table:table-cell table:number-columns-repeated="1002"/>
        </table:table-row>
        <table:table-row table:style-name="ro4">
          <table:table-cell/>
          <table:table-cell table:style-name="ce210" office:value-type="string">
            <text:p>Arc long</text:p>
          </table:table-cell>
          <table:table-cell table:style-name="ce210" office:value-type="string">
            <text:p>Arc</text:p>
          </table:table-cell>
          <table:table-cell table:style-name="ce210" office:value-type="string">
            <text:p>G</text:p>
          </table:table-cell>
          <table:table-cell table:style-name="ce210" office:value-type="float" office:value="1.5">
            <text:p>1,5</text:p>
          </table:table-cell>
          <table:table-cell table:style-name="ce210" office:value-type="string">
            <text:p>-</text:p>
          </table:table-cell>
          <table:table-cell table:style-name="ce210" office:value-type="float" office:value="15">
            <text:p>15</text:p>
          </table:table-cell>
          <table:table-cell table:style-name="ce210" office:value-type="string">
            <text:p>P</text:p>
          </table:table-cell>
          <table:table-cell table:style-name="ce210" office:value-type="float" office:value="10">
            <text:p>10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5">
            <text:p>5</text:p>
          </table:table-cell>
          <table:table-cell table:style-name="ce218" office:value-type="string">
            <text:p>(1)</text:p>
          </table:table-cell>
          <table:table-cell table:style-name="ce221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7">
            <text:p>7</text:p>
          </table:table-cell>
          <table:table-cell table:style-name="ce183" table:number-columns-repeated="6"/>
          <table:table-cell table:number-columns-repeated="1002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1"/>
          <table:table-cell table:number-columns-repeated="2"/>
          <table:table-cell table:style-name="ce183"/>
          <table:table-cell table:style-name="ce206"/>
          <table:table-cell table:style-name="ce183"/>
          <table:table-cell table:style-name="ce226"/>
          <table:table-cell table:style-name="ce183"/>
          <table:table-cell table:number-columns-repeated="1003"/>
        </table:table-row>
        <table:table-row table:style-name="ro4">
          <table:table-cell/>
          <table:table-cell table:style-name="ce210" office:value-type="string">
            <text:p>Arbalète de poing</text:p>
          </table:table-cell>
          <table:table-cell table:style-name="ce210" office:value-type="string">
            <text:p>Arbalète</text:p>
          </table:table-cell>
          <table:table-cell table:style-name="ce210" office:value-type="string">
            <text:p>P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56]*3;0)" office:value-type="float" office:value="3">
            <text:p>3</text:p>
          </table:table-cell>
          <table:table-cell table:style-name="ce210" table:formula="of:=ROUNDUP([.E56]*2;0)" office:value-type="float" office:value="2">
            <text:p>2</text:p>
          </table:table-cell>
          <table:table-cell table:style-name="ce210" office:value-type="string">
            <text:p>P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5">
            <text:p>5</text:p>
          </table:table-cell>
          <table:table-cell table:number-columns-repeated="2" table:style-name="ce210" office:value-type="float" office:value="1">
            <text:p>1</text:p>
          </table:table-cell>
          <table:table-cell table:style-name="ce218" office:value-type="string">
            <text:p>Pas de Bo supp. (1)</text:p>
          </table:table-cell>
          <table:table-cell table:style-name="ce221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7">
            <text:p>7</text:p>
          </table:table-cell>
          <table:table-cell table:style-name="ce183" table:number-columns-repeated="5"/>
          <table:table-cell table:number-columns-repeated="1003"/>
        </table:table-row>
        <table:table-row table:style-name="ro4">
          <table:table-cell/>
          <table:table-cell table:style-name="ce210" office:value-type="string">
            <text:p>Arbalète légère</text:p>
          </table:table-cell>
          <table:table-cell table:style-name="ce210" office:value-type="string">
            <text:p>Arbalète</text:p>
          </table:table-cell>
          <table:table-cell table:style-name="ce210" office:value-type="string">
            <text:p>M</text:p>
          </table:table-cell>
          <table:table-cell table:style-name="ce210" office:value-type="float" office:value="3">
            <text:p>3</text:p>
          </table:table-cell>
          <table:table-cell table:style-name="ce210" table:formula="of:=ROUNDUP([.E57]*3;0)" office:value-type="float" office:value="9">
            <text:p>9</text:p>
          </table:table-cell>
          <table:table-cell table:style-name="ce210" table:formula="of:=ROUNDUP([.E57]*2;0)" office:value-type="float" office:value="6">
            <text:p>6</text:p>
          </table:table-cell>
          <table:table-cell table:style-name="ce210" office:value-type="string">
            <text:p>P</text:p>
          </table:table-cell>
          <table:table-cell table:style-name="ce210" office:value-type="float" office:value="18">
            <text:p>18</text:p>
          </table:table-cell>
          <table:table-cell table:style-name="ce210" office:value-type="float" office:value="5">
            <text:p>5</text:p>
          </table:table-cell>
          <table:table-cell table:number-columns-repeated="2" table:style-name="ce210" office:value-type="float" office:value="1">
            <text:p>1</text:p>
          </table:table-cell>
          <table:table-cell table:style-name="ce218" office:value-type="string">
            <text:p>Pas de Bo supp. (1)</text:p>
          </table:table-cell>
          <table:table-cell table:style-name="ce221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183" table:number-columns-repeated="5"/>
          <table:table-cell table:number-columns-repeated="1003"/>
        </table:table-row>
        <table:table-row table:style-name="ro4">
          <table:table-cell/>
          <table:table-cell table:style-name="ce210" office:value-type="string">
            <text:p>Arbalète lourde</text:p>
          </table:table-cell>
          <table:table-cell table:style-name="ce210" office:value-type="string">
            <text:p>Arbalète</text:p>
          </table:table-cell>
          <table:table-cell table:style-name="ce210" office:value-type="string">
            <text:p>M</text:p>
          </table:table-cell>
          <table:table-cell table:style-name="ce210" office:value-type="float" office:value="6">
            <text:p>6</text:p>
          </table:table-cell>
          <table:table-cell table:style-name="ce210" table:formula="of:=ROUNDUP([.E58]*3;0)" office:value-type="float" office:value="18">
            <text:p>18</text:p>
          </table:table-cell>
          <table:table-cell table:style-name="ce210" table:formula="of:=ROUNDUP([.E58]*2;0)" office:value-type="float" office:value="12">
            <text:p>12</text:p>
          </table:table-cell>
          <table:table-cell table:style-name="ce210" office:value-type="string">
            <text:p>P</text:p>
          </table:table-cell>
          <table:table-cell table:style-name="ce210" office:value-type="float" office:value="25">
            <text:p>25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2">
            <text:p>2</text:p>
          </table:table-cell>
          <table:table-cell table:style-name="ce218" office:value-type="string">
            <text:p>Pas de Bo supp. (1)</text:p>
          </table:table-cell>
          <table:table-cell table:style-name="ce221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8">
            <text:p>8</text:p>
          </table:table-cell>
          <table:table-cell table:style-name="ce183" table:number-columns-repeated="5"/>
          <table:table-cell table:number-columns-repeated="1003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1"/>
          <table:table-cell table:number-columns-repeated="1010"/>
        </table:table-row>
        <table:table-row table:style-name="ro4">
          <table:table-cell/>
          <table:table-cell table:style-name="ce210" office:value-type="string">
            <text:p>Arquebuse</text:p>
          </table:table-cell>
          <table:table-cell table:style-name="ce210"/>
          <table:table-cell table:style-name="ce210" office:value-type="string">
            <text:p>M</text:p>
          </table:table-cell>
          <table:table-cell table:style-name="ce210" office:value-type="float" office:value="5">
            <text:p>5</text:p>
          </table:table-cell>
          <table:table-cell table:style-name="ce210" table:formula="of:=ROUNDUP([.E60]*3;0)" office:value-type="float" office:value="15">
            <text:p>15</text:p>
          </table:table-cell>
          <table:table-cell table:style-name="ce210" table:formula="of:=ROUNDUP([.E60]*2;0)" office:value-type="float" office:value="10">
            <text:p>10</text:p>
          </table:table-cell>
          <table:table-cell table:style-name="ce210" office:value-type="string">
            <text:p>P</text:p>
          </table:table-cell>
          <table:table-cell table:style-name="ce210" office:value-type="float" office:value="30">
            <text:p>30</text:p>
          </table:table-cell>
          <table:table-cell table:style-name="ce210" office:value-type="float" office:value="3">
            <text:p>3</text:p>
          </table:table-cell>
          <table:table-cell table:number-columns-repeated="2" table:style-name="ce210" office:value-type="float" office:value="5">
            <text:p>5</text:p>
          </table:table-cell>
          <table:table-cell table:style-name="ce218" office:value-type="string">
            <text:p>Pas de Bo supp</text:p>
          </table:table-cell>
          <table:table-cell table:style-name="ce221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aucille</text:p>
          </table:table-cell>
          <table:table-cell table:style-name="ce210"/>
          <table:table-cell table:style-name="ce210" office:value-type="string">
            <text:p>P</text:p>
          </table:table-cell>
          <table:table-cell table:style-name="ce210" office:value-type="float" office:value="1.5">
            <text:p>1,5</text:p>
          </table:table-cell>
          <table:table-cell table:style-name="ce210" table:formula="of:=ROUNDUP([.E61]*3;0)" office:value-type="float" office:value="5">
            <text:p>5</text:p>
          </table:table-cell>
          <table:table-cell table:style-name="ce210" table:formula="of:=ROUNDUP([.E61]*2;0)" office:value-type="float" office:value="3">
            <text:p>3</text:p>
          </table:table-cell>
          <table:table-cell table:style-name="ce210" office:value-type="string">
            <text:p>T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léchette</text:p>
          </table:table-cell>
          <table:table-cell table:style-name="ce210"/>
          <table:table-cell table:style-name="ce210" office:value-type="string">
            <text:p>P</text:p>
          </table:table-cell>
          <table:table-cell table:style-name="ce210" office:value-type="float" office:value="0.25">
            <text:p>0,25</text:p>
          </table:table-cell>
          <table:table-cell table:style-name="ce210" table:formula="of:=ROUNDUP([.E62]*3;0)" office:value-type="float" office:value="1">
            <text:p>1</text:p>
          </table:table-cell>
          <table:table-cell table:style-name="ce210" table:formula="of:=ROUNDUP([.E62]*2;0)" office:value-type="float" office:value="1">
            <text:p>1</text:p>
          </table:table-cell>
          <table:table-cell table:style-name="ce210" office:value-type="string">
            <text:p>P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3">
            <text:p>3</text:p>
          </table:table-cell>
          <table:table-cell table:style-name="ce210" office:value-type="string">
            <text:p>-</text:p>
          </table:table-cell>
          <table:table-cell table:style-name="ce210" office:value-type="float" office:value="4">
            <text:p>4</text:p>
          </table:table-cell>
          <table:table-cell table:style-name="ce218" office:value-type="string">
            <text:p>Pas de Prd</text:p>
          </table:table-cell>
          <table:table-cell table:style-name="ce221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ouet</text:p>
          </table:table-cell>
          <table:table-cell table:style-name="ce210"/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63]*3;0)" office:value-type="float" office:value="3">
            <text:p>3</text:p>
          </table:table-cell>
          <table:table-cell table:style-name="ce210" table:formula="of:=ROUNDUP([.E63]*2;0)" office:value-type="float" office:value="2">
            <text:p>2</text:p>
          </table:table-cell>
          <table:table-cell table:style-name="ce210" office:value-type="string">
            <text:p>K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Fronde</text:p>
          </table:table-cell>
          <table:table-cell table:style-name="ce210"/>
          <table:table-cell table:style-name="ce210" office:value-type="string">
            <text:p>P</text:p>
          </table:table-cell>
          <table:table-cell table:style-name="ce210" office:value-type="float" office:value="0.25">
            <text:p>0,25</text:p>
          </table:table-cell>
          <table:table-cell table:style-name="ce210" table:formula="of:=ROUNDUP([.E64]*3;0)" office:value-type="float" office:value="1">
            <text:p>1</text:p>
          </table:table-cell>
          <table:table-cell table:style-name="ce210" table:formula="of:=ROUNDUP([.E64]*2;0)" office:value-type="float" office:value="1">
            <text:p>1</text:p>
          </table:table-cell>
          <table:table-cell table:style-name="ce210" office:value-type="string">
            <text:p>K</text:p>
          </table:table-cell>
          <table:table-cell table:style-name="ce210" office:value-type="float" office:value="6">
            <text:p>6</text:p>
          </table:table-cell>
          <table:table-cell table:style-name="ce210" office:value-type="float" office:value="1">
            <text:p>1</text:p>
          </table:table-cell>
          <table:table-cell table:style-name="ce210" office:value-type="string">
            <text:p>-</text:p>
          </table:table-cell>
          <table:table-cell table:style-name="ce210" office:value-type="float" office:value="5">
            <text:p>5</text:p>
          </table:table-cell>
          <table:table-cell table:style-name="ce218" office:value-type="string">
            <text:p>Pas de Prd</text:p>
          </table:table-cell>
          <table:table-cell table:style-name="ce221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Sarbacane</text:p>
          </table:table-cell>
          <table:table-cell table:style-name="ce210"/>
          <table:table-cell table:style-name="ce210" office:value-type="string">
            <text:p>M</text:p>
          </table:table-cell>
          <table:table-cell table:style-name="ce210" office:value-type="float" office:value="1">
            <text:p>1</text:p>
          </table:table-cell>
          <table:table-cell table:style-name="ce210" table:formula="of:=ROUNDUP([.E65]*3;0)" office:value-type="float" office:value="3">
            <text:p>3</text:p>
          </table:table-cell>
          <table:table-cell table:style-name="ce210" table:formula="of:=ROUNDUP([.E65]*2;0)" office:value-type="float" office:value="2">
            <text:p>2</text:p>
          </table:table-cell>
          <table:table-cell table:style-name="ce210" office:value-type="string">
            <text:p>P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4">
            <text:p>4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210" table:number-columns-repeated="11"/>
          <table:table-cell table:style-name="ce218"/>
          <table:table-cell table:style-name="ce221"/>
          <table:table-cell table:number-columns-repeated="1010"/>
        </table:table-row>
        <table:table-row table:style-name="ro4">
          <table:table-cell/>
          <table:table-cell table:style-name="ce209" office:value-type="string">
            <text:p>Armes</text:p>
          </table:table-cell>
          <table:table-cell table:style-name="ce209" office:value-type="string">
            <text:p>Catégorie</text:p>
          </table:table-cell>
          <table:table-cell table:style-name="ce209" office:value-type="string">
            <text:p>Tai</text:p>
          </table:table-cell>
          <table:table-cell table:style-name="ce209" office:value-type="string">
            <text:p>Pds</text:p>
          </table:table-cell>
          <table:table-cell table:style-name="ce209" office:value-type="string">
            <text:p>Fo1</text:p>
          </table:table-cell>
          <table:table-cell table:style-name="ce209" office:value-type="string">
            <text:p>Fo2</text:p>
          </table:table-cell>
          <table:table-cell table:style-name="ce209" office:value-type="string">
            <text:p>CC</text:p>
          </table:table-cell>
          <table:table-cell table:style-name="ce209" office:value-type="string">
            <text:p>Bo</text:p>
          </table:table-cell>
          <table:table-cell table:style-name="ce209" office:value-type="string">
            <text:p>bCC</text:p>
          </table:table-cell>
          <table:table-cell table:style-name="ce209" office:value-type="string">
            <text:p>Bd</text:p>
          </table:table-cell>
          <table:table-cell table:style-name="ce209" office:value-type="string">
            <text:p>Dif</text:p>
          </table:table-cell>
          <table:table-cell table:style-name="ce217" office:value-type="string">
            <text:p>Spéciale</text:p>
          </table:table-cell>
          <table:table-cell table:style-name="ce220"/>
          <table:table-cell table:number-columns-repeated="1010"/>
        </table:table-row>
        <table:table-row table:style-name="ro4">
          <table:table-cell/>
          <table:table-cell table:style-name="ce210" office:value-type="string">
            <text:p>Epée de cristal</text:p>
          </table:table-cell>
          <table:table-cell table:style-name="ce210" office:value-type="string">
            <text:p>Epée</text:p>
          </table:table-cell>
          <table:table-cell table:style-name="ce210" office:value-type="string">
            <text:p>M</text:p>
          </table:table-cell>
          <table:table-cell table:style-name="ce210" office:value-type="float" office:value="2">
            <text:p>2</text:p>
          </table:table-cell>
          <table:table-cell table:style-name="ce210" table:formula="of:=ROUNDUP([.E72]*3;0)" office:value-type="float" office:value="6">
            <text:p>6</text:p>
          </table:table-cell>
          <table:table-cell table:style-name="ce210" table:formula="of:=ROUNDUP([.E72]*2;0)" office:value-type="float" office:value="4">
            <text:p>4</text:p>
          </table:table-cell>
          <table:table-cell table:style-name="ce210" office:value-type="string">
            <text:p>T/P</text:p>
          </table:table-cell>
          <table:table-cell table:style-name="ce210" office:value-type="float" office:value="13">
            <text:p>13</text:p>
          </table:table-cell>
          <table:table-cell table:style-name="ce210" office:value-type="float" office:value="4">
            <text:p>4</text:p>
          </table:table-cell>
          <table:table-cell table:style-name="ce210" office:value-type="float" office:value="9">
            <text:p>9</text:p>
          </table:table-cell>
          <table:table-cell table:style-name="ce210" office:value-type="float" office:value="3">
            <text:p>3</text:p>
          </table:table-cell>
          <table:table-cell table:style-name="ce218"/>
          <table:table-cell table:style-name="ce221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Hache tranche orc</text:p>
          </table:table-cell>
          <table:table-cell table:style-name="ce210" office:value-type="string">
            <text:p>Hache</text:p>
          </table:table-cell>
          <table:table-cell table:style-name="ce210" office:value-type="string">
            <text:p>G</text:p>
          </table:table-cell>
          <table:table-cell table:style-name="ce210" office:value-type="float" office:value="7">
            <text:p>7</text:p>
          </table:table-cell>
          <table:table-cell table:style-name="ce210" table:formula="of:=ROUNDUP([.E73]*3;0)" office:value-type="float" office:value="21">
            <text:p>21</text:p>
          </table:table-cell>
          <table:table-cell table:style-name="ce210" table:formula="of:=ROUNDUP([.E73]*2;0)" office:value-type="float" office:value="14">
            <text:p>14</text:p>
          </table:table-cell>
          <table:table-cell table:style-name="ce210" office:value-type="string">
            <text:p>T</text:p>
          </table:table-cell>
          <table:table-cell table:style-name="ce210" office:value-type="float" office:value="24">
            <text:p>24</text:p>
          </table:table-cell>
          <table:table-cell table:style-name="ce210" office:value-type="float" office:value="3">
            <text:p>3</text:p>
          </table:table-cell>
          <table:table-cell table:style-name="ce210" table:formula="of:=ROUNDDOWN([.I73]*0.7;0)" office:value-type="float" office:value="16">
            <text:p>16</text:p>
          </table:table-cell>
          <table:table-cell table:style-name="ce210" office:value-type="float" office:value="4">
            <text:p>4</text:p>
          </table:table-cell>
          <table:table-cell table:style-name="ce218"/>
          <table:table-cell table:style-name="ce221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10" office:value-type="string">
            <text:p>Marteau du tonnère</text:p>
          </table:table-cell>
          <table:table-cell table:style-name="ce210" office:value-type="string">
            <text:p>Marteau</text:p>
          </table:table-cell>
          <table:table-cell table:style-name="ce210" office:value-type="string">
            <text:p>G</text:p>
          </table:table-cell>
          <table:table-cell table:style-name="ce210" office:value-type="float" office:value="10">
            <text:p>10</text:p>
          </table:table-cell>
          <table:table-cell table:style-name="ce210" table:formula="of:=ROUNDUP([.E74]*3;0)" office:value-type="float" office:value="30">
            <text:p>30</text:p>
          </table:table-cell>
          <table:table-cell table:style-name="ce210" table:formula="of:=ROUNDUP([.E74]*2;0)" office:value-type="float" office:value="20">
            <text:p>20</text:p>
          </table:table-cell>
          <table:table-cell table:style-name="ce210" office:value-type="string">
            <text:p>K</text:p>
          </table:table-cell>
          <table:table-cell table:style-name="ce210" office:value-type="float" office:value="34">
            <text:p>34</text:p>
          </table:table-cell>
          <table:table-cell table:style-name="ce210" office:value-type="float" office:value="2">
            <text:p>2</text:p>
          </table:table-cell>
          <table:table-cell table:style-name="ce210" table:formula="of:=ROUNDDOWN([.I74]*0.7;0)" office:value-type="float" office:value="23">
            <text:p>23</text:p>
          </table:table-cell>
          <table:table-cell table:style-name="ce210" office:value-type="float" office:value="5">
            <text:p>5</text:p>
          </table:table-cell>
          <table:table-cell table:style-name="ce218"/>
          <table:table-cell table:style-name="ce221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1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9" office:value-type="string" table:number-columns-spanned="1" table:number-rows-spanned="2">
            <text:p>Armes</text:p>
          </table:table-cell>
          <table:table-cell table:style-name="ce209" office:value-type="string" table:number-columns-spanned="1" table:number-rows-spanned="2">
            <text:p>Catégorie</text:p>
          </table:table-cell>
          <table:table-cell table:style-name="ce213" office:value-type="string" table:number-columns-spanned="5" table:number-rows-spanned="1">
            <text:p>Tire tendu</text:p>
          </table:table-cell>
          <table:covered-table-cell table:number-columns-repeated="2" table:style-name="ce213"/>
          <table:covered-table-cell table:number-columns-repeated="2" table:style-name="ce128"/>
          <table:table-cell table:style-name="ce128"/>
          <table:table-cell table:number-columns-repeated="1015"/>
        </table:table-row>
        <table:table-row table:style-name="ro1">
          <table:table-cell/>
          <table:covered-table-cell table:number-columns-repeated="2" table:style-name="ce207"/>
          <table:table-cell table:style-name="ce213" office:value-type="float" office:value="0">
            <text:p>0</text:p>
          </table:table-cell>
          <table:table-cell table:style-name="ce213" office:value-type="float" office:value="-5">
            <text:p>-5</text:p>
          </table:table-cell>
          <table:table-cell table:style-name="ce213" office:value-type="float" office:value="-10">
            <text:p>-10</text:p>
          </table:table-cell>
          <table:table-cell table:style-name="ce213" office:value-type="float" office:value="-15">
            <text:p>-15</text:p>
          </table:table-cell>
          <table:table-cell table:style-name="ce213" office:value-type="float" office:value="-20">
            <text:p>-2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c court</text:p>
          </table:table-cell>
          <table:table-cell table:style-name="ce212" office:value-type="string">
            <text:p>Arc</text:p>
          </table:table-cell>
          <table:table-cell table:style-name="ce214" office:value-type="float" office:value="5">
            <text:p>5</text:p>
          </table:table-cell>
          <table:table-cell table:style-name="ce214" office:value-type="float" office:value="10">
            <text:p>10</text:p>
          </table:table-cell>
          <table:table-cell table:style-name="ce214" office:value-type="float" office:value="20">
            <text:p>20</text:p>
          </table:table-cell>
          <table:table-cell table:style-name="ce214" office:value-type="float" office:value="35">
            <text:p>35</text:p>
          </table:table-cell>
          <table:table-cell table:style-name="ce215" office:value-type="float" office:value="75">
            <text:p>75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c composite</text:p>
          </table:table-cell>
          <table:table-cell table:style-name="ce212" office:value-type="string">
            <text:p>Arc</text:p>
          </table:table-cell>
          <table:table-cell table:style-name="ce214" office:value-type="float" office:value="5">
            <text:p>5</text:p>
          </table:table-cell>
          <table:table-cell table:style-name="ce214" office:value-type="float" office:value="10">
            <text:p>10</text:p>
          </table:table-cell>
          <table:table-cell table:style-name="ce214" table:formula="of:=ROUNDDOWN([.G81]/2;0)" office:value-type="float" office:value="25">
            <text:p>25</text:p>
          </table:table-cell>
          <table:table-cell table:style-name="ce214" table:formula="of:=ROUNDDOWN([.H81]/2;0)" office:value-type="float" office:value="50">
            <text:p>50</text:p>
          </table:table-cell>
          <table:table-cell table:style-name="ce215" office:value-type="float" office:value="100">
            <text:p>10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c long</text:p>
          </table:table-cell>
          <table:table-cell table:style-name="ce212" office:value-type="string">
            <text:p>Arc</text:p>
          </table:table-cell>
          <table:table-cell table:style-name="ce214" office:value-type="float" office:value="5">
            <text:p>5</text:p>
          </table:table-cell>
          <table:table-cell table:style-name="ce214" table:formula="of:=ROUNDDOWN([.F82]/2;0)" office:value-type="float" office:value="15">
            <text:p>15</text:p>
          </table:table-cell>
          <table:table-cell table:style-name="ce214" table:formula="of:=ROUNDDOWN([.G82]/2;0)" office:value-type="float" office:value="30">
            <text:p>30</text:p>
          </table:table-cell>
          <table:table-cell table:style-name="ce214" table:formula="of:=ROUNDDOWN([.H82]/2;0)" office:value-type="float" office:value="60">
            <text:p>60</text:p>
          </table:table-cell>
          <table:table-cell table:style-name="ce215" office:value-type="float" office:value="120">
            <text:p>12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balète de poing</text:p>
          </table:table-cell>
          <table:table-cell table:style-name="ce212" office:value-type="string">
            <text:p>Arbalète</text:p>
          </table:table-cell>
          <table:table-cell table:style-name="ce214" office:value-type="float" office:value="5">
            <text:p>5</text:p>
          </table:table-cell>
          <table:table-cell table:style-name="ce214" table:formula="of:=ROUNDDOWN([.F83]/2;0)" office:value-type="float" office:value="5">
            <text:p>5</text:p>
          </table:table-cell>
          <table:table-cell table:style-name="ce214" office:value-type="float" office:value="10">
            <text:p>10</text:p>
          </table:table-cell>
          <table:table-cell table:style-name="ce214" table:formula="of:=ROUNDDOWN([.H83]/2;0)" office:value-type="float" office:value="25">
            <text:p>25</text:p>
          </table:table-cell>
          <table:table-cell table:style-name="ce215" office:value-type="float" office:value="50">
            <text:p>5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balète légère</text:p>
          </table:table-cell>
          <table:table-cell table:style-name="ce212" office:value-type="string">
            <text:p>Arbalète</text:p>
          </table:table-cell>
          <table:table-cell table:style-name="ce214" office:value-type="float" office:value="10">
            <text:p>10</text:p>
          </table:table-cell>
          <table:table-cell table:style-name="ce214" office:value-type="float" office:value="15">
            <text:p>15</text:p>
          </table:table-cell>
          <table:table-cell table:style-name="ce214" office:value-type="float" office:value="30">
            <text:p>30</text:p>
          </table:table-cell>
          <table:table-cell table:style-name="ce214" table:formula="of:=ROUNDDOWN([.H84]/2;0)" office:value-type="float" office:value="65">
            <text:p>65</text:p>
          </table:table-cell>
          <table:table-cell table:style-name="ce215" office:value-type="float" office:value="130">
            <text:p>13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Arbalète lourde</text:p>
          </table:table-cell>
          <table:table-cell table:style-name="ce212" office:value-type="string">
            <text:p>Arbalète</text:p>
          </table:table-cell>
          <table:table-cell table:style-name="ce214" office:value-type="float" office:value="10">
            <text:p>10</text:p>
          </table:table-cell>
          <table:table-cell table:style-name="ce214" office:value-type="float" office:value="15">
            <text:p>15</text:p>
          </table:table-cell>
          <table:table-cell table:style-name="ce214" table:formula="of:=ROUNDDOWN([.G85]/2;0)" office:value-type="float" office:value="35">
            <text:p>35</text:p>
          </table:table-cell>
          <table:table-cell table:style-name="ce214" table:formula="of:=ROUNDDOWN([.H85]/2;0)" office:value-type="float" office:value="70">
            <text:p>70</text:p>
          </table:table-cell>
          <table:table-cell table:style-name="ce215" office:value-type="float" office:value="140">
            <text:p>14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Javelot</text:p>
          </table:table-cell>
          <table:table-cell table:style-name="ce212" office:value-type="string">
            <text:p>Lance</text:p>
          </table:table-cell>
          <table:table-cell table:style-name="ce214" office:value-type="float" office:value="5">
            <text:p>5</text:p>
          </table:table-cell>
          <table:table-cell table:style-name="ce214" office:value-type="float" office:value="10">
            <text:p>10</text:p>
          </table:table-cell>
          <table:table-cell table:style-name="ce214" table:formula="of:=ROUNDDOWN([.G86]/2;0)" office:value-type="float" office:value="15">
            <text:p>15</text:p>
          </table:table-cell>
          <table:table-cell table:style-name="ce214" table:formula="of:=ROUNDDOWN([.H86]/2;0)" office:value-type="float" office:value="30">
            <text:p>30</text:p>
          </table:table-cell>
          <table:table-cell table:style-name="ce215" office:value-type="float" office:value="60">
            <text:p>6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number-columns-repeated="2" table:style-name="ce212" office:value-type="string">
            <text:p>Couteau</text:p>
          </table:table-cell>
          <table:table-cell table:style-name="ce214" office:value-type="float" office:value="5">
            <text:p>5</text:p>
          </table:table-cell>
          <table:table-cell table:style-name="ce214" office:value-type="string">
            <text:p>-</text:p>
          </table:table-cell>
          <table:table-cell table:style-name="ce214" office:value-type="float" office:value="10">
            <text:p>10</text:p>
          </table:table-cell>
          <table:table-cell table:style-name="ce214" office:value-type="float" office:value="15">
            <text:p>15</text:p>
          </table:table-cell>
          <table:table-cell table:style-name="ce215" office:value-type="float" office:value="20">
            <text:p>2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Dague</text:p>
          </table:table-cell>
          <table:table-cell table:style-name="ce212" office:value-type="string">
            <text:p>Couteau</text:p>
          </table:table-cell>
          <table:table-cell table:style-name="ce214" office:value-type="float" office:value="5">
            <text:p>5</text:p>
          </table:table-cell>
          <table:table-cell table:style-name="ce214" office:value-type="string">
            <text:p>-</text:p>
          </table:table-cell>
          <table:table-cell table:style-name="ce214" office:value-type="float" office:value="10">
            <text:p>10</text:p>
          </table:table-cell>
          <table:table-cell table:style-name="ce214" office:value-type="string">
            <text:p>-</text:p>
          </table:table-cell>
          <table:table-cell table:style-name="ce215" office:value-type="float" office:value="15">
            <text:p>15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Poignard</text:p>
          </table:table-cell>
          <table:table-cell table:style-name="ce212" office:value-type="string">
            <text:p>Couteau</text:p>
          </table:table-cell>
          <table:table-cell table:style-name="ce214" office:value-type="float" office:value="5">
            <text:p>5</text:p>
          </table:table-cell>
          <table:table-cell table:style-name="ce214" office:value-type="string">
            <text:p>-</text:p>
          </table:table-cell>
          <table:table-cell table:style-name="ce214" office:value-type="float" office:value="10">
            <text:p>10</text:p>
          </table:table-cell>
          <table:table-cell table:style-name="ce214" office:value-type="string">
            <text:p>-</text:p>
          </table:table-cell>
          <table:table-cell table:style-name="ce214" office:value-type="float" office:value="15">
            <text:p>15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Hache de jet</text:p>
          </table:table-cell>
          <table:table-cell table:style-name="ce212" office:value-type="string">
            <text:p>Hache</text:p>
          </table:table-cell>
          <table:table-cell table:style-name="ce215" office:value-type="float" office:value="5">
            <text:p>5</text:p>
          </table:table-cell>
          <table:table-cell table:style-name="ce215" office:value-type="string">
            <text:p>-</text:p>
          </table:table-cell>
          <table:table-cell table:style-name="ce215" office:value-type="float" office:value="10">
            <text:p>10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20">
            <text:p>2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Fléchette</text:p>
          </table:table-cell>
          <table:table-cell table:style-name="ce212" office:value-type="string">
            <text:p>*</text:p>
          </table:table-cell>
          <table:table-cell table:style-name="ce215" office:value-type="float" office:value="1">
            <text:p>1</text:p>
          </table:table-cell>
          <table:table-cell table:style-name="ce215" office:value-type="float" office:value="5">
            <text:p>5</text:p>
          </table:table-cell>
          <table:table-cell table:style-name="ce215" office:value-type="float" office:value="10">
            <text:p>10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20">
            <text:p>2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Fronde</text:p>
          </table:table-cell>
          <table:table-cell table:style-name="ce212" office:value-type="string">
            <text:p>*</text:p>
          </table:table-cell>
          <table:table-cell table:style-name="ce215" office:value-type="float" office:value="5">
            <text:p>5</text:p>
          </table:table-cell>
          <table:table-cell table:style-name="ce215" office:value-type="float" office:value="10">
            <text:p>10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30">
            <text:p>30</text:p>
          </table:table-cell>
          <table:table-cell table:style-name="ce215" office:value-type="float" office:value="60">
            <text:p>60</text:p>
          </table:table-cell>
          <table:table-cell table:style-name="ce128"/>
          <table:table-cell table:number-columns-repeated="1015"/>
        </table:table-row>
        <table:table-row table:style-name="ro1">
          <table:table-cell/>
          <table:table-cell table:style-name="ce212" office:value-type="string">
            <text:p>Sarbacane</text:p>
          </table:table-cell>
          <table:table-cell table:style-name="ce212" office:value-type="string">
            <text:p>*</text:p>
          </table:table-cell>
          <table:table-cell table:style-name="ce215" office:value-type="float" office:value="5">
            <text:p>5</text:p>
          </table:table-cell>
          <table:table-cell table:style-name="ce215" office:value-type="float" office:value="10">
            <text:p>10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20">
            <text:p>20</text:p>
          </table:table-cell>
          <table:table-cell table:style-name="ce215" office:value-type="float" office:value="25">
            <text:p>25</text:p>
          </table:table-cell>
          <table:table-cell table:style-name="ce128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208" table:number-columns-repeated="12"/>
          <table:table-cell table:style-name="ce219"/>
          <table:table-cell table:style-name="ce208"/>
          <table:table-cell table:style-name="ce225" table:number-columns-repeated="2"/>
          <table:table-cell table:style-name="ce208"/>
          <table:table-cell table:style-name="ce231"/>
          <table:table-cell table:style-name="ce225"/>
          <table:table-cell table:style-name="ce208" table:number-columns-repeated="237"/>
          <table:table-cell table:number-columns-repeated="768"/>
        </table:table-row>
      </table:table>
      <table:table table:name="Armures" table:style-name="ta1" table:print="false">
        <office:forms form:automatic-focus="false" form:apply-design-mode="false"/>
        <table:table-column table:style-name="co44" table:default-cell-style-name="ce128"/>
        <table:table-column table:style-name="co45" table:default-cell-style-name="ce128"/>
        <table:table-column table:style-name="co16" table:number-columns-repeated="10" table:default-cell-style-name="ce128"/>
        <table:table-column table:style-name="co5" table:default-cell-style-name="ce128"/>
        <table:table-column table:style-name="co1" table:number-columns-repeated="15" table:default-cell-style-name="ce128"/>
        <table:table-column table:style-name="co5" table:default-cell-style-name="ce128"/>
        <table:table-column table:style-name="co1" table:number-columns-repeated="15" table:default-cell-style-name="ce128"/>
        <table:table-column table:style-name="co5" table:number-columns-repeated="980" table:default-cell-style-name="ce128"/>
        <table:table-row table:style-name="ro1">
          <table:table-cell table:number-columns-repeated="2"/>
          <table:table-cell table:style-name="ce129" table:number-columns-repeated="10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2">
          <table:table-cell/>
          <table:table-cell table:style-name="ce234" office:value-type="string">
            <text:p>Matière</text:p>
          </table:table-cell>
          <table:table-cell table:style-name="ce131" office:value-type="string">
            <text:p>BD</text:p>
          </table:table-cell>
          <table:table-cell table:style-name="ce131" office:value-type="string">
            <text:p>bCC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3"/>
          <table:table-cell table:style-name="ce251"/>
          <table:table-cell table:style-name="ce253"/>
          <table:table-cell table:style-name="ce246"/>
          <table:table-cell table:style-name="ce129" table:number-columns-repeated="5"/>
          <table:table-cell/>
          <table:table-cell table:style-name="ce129" table:number-columns-repeated="6"/>
          <table:table-cell table:style-name="ce243"/>
          <table:table-cell table:style-name="ce251"/>
          <table:table-cell table:style-name="ce253"/>
          <table:table-cell table:style-name="ce246"/>
          <table:table-cell table:style-name="ce129" table:number-columns-repeated="5"/>
          <table:table-cell table:number-columns-repeated="980"/>
        </table:table-row>
        <table:table-row table:style-name="ro1">
          <table:table-cell/>
          <table:table-cell table:style-name="ce139" office:value-type="string">
            <text:p>Chair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4"/>
          <table:table-cell table:style-name="ce129" office:value-type="float" office:value="10">
            <text:p>10</text:p>
          </table:table-cell>
          <table:table-cell table:style-name="ce254"/>
          <table:table-cell table:style-name="ce246"/>
          <table:table-cell table:style-name="ce129" table:number-columns-repeated="5"/>
          <table:table-cell/>
          <table:table-cell table:style-name="ce129" table:number-columns-repeated="6"/>
          <table:table-cell table:style-name="ce244"/>
          <table:table-cell table:style-name="ce129" office:value-type="string">
            <text:p>10%</text:p>
          </table:table-cell>
          <table:table-cell table:style-name="ce254"/>
          <table:table-cell table:style-name="ce246"/>
          <table:table-cell table:style-name="ce129" table:number-columns-repeated="5"/>
          <table:table-cell table:number-columns-repeated="980"/>
        </table:table-row>
        <table:table-row table:style-name="ro1">
          <table:table-cell/>
          <table:table-cell table:style-name="ce139" office:value-type="string">
            <text:p>Tissu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5"/>
          <table:table-cell table:style-name="ce252"/>
          <table:table-cell table:style-name="ce255"/>
          <table:table-cell table:style-name="ce246"/>
          <table:table-cell table:style-name="ce129" table:number-columns-repeated="5"/>
          <table:table-cell/>
          <table:table-cell table:style-name="ce129" table:number-columns-repeated="6"/>
          <table:table-cell table:style-name="ce245"/>
          <table:table-cell table:style-name="ce252"/>
          <table:table-cell table:style-name="ce255"/>
          <table:table-cell table:style-name="ce246"/>
          <table:table-cell table:style-name="ce129" table:number-columns-repeated="5"/>
          <table:table-cell table:number-columns-repeated="980"/>
        </table:table-row>
        <table:table-row table:style-name="ro1">
          <table:table-cell/>
          <table:table-cell table:style-name="ce139" office:value-type="string">
            <text:p>Étoffe épaisse</text:p>
          </table:table-cell>
          <table:table-cell table:style-name="ce237" office:value-type="float" office:value="3">
            <text:p>3</text:p>
          </table:table-cell>
          <table:table-cell table:style-name="ce237" office:value-type="float" office:value="-1">
            <text:p>-1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6" table:number-columns-repeated="4"/>
          <table:table-cell table:style-name="ce129" table:number-columns-repeated="5"/>
          <table:table-cell/>
          <table:table-cell table:style-name="ce129" table:number-columns-repeated="6"/>
          <table:table-cell table:style-name="ce246" table:number-columns-repeated="4"/>
          <table:table-cell table:style-name="ce129" table:number-columns-repeated="5"/>
          <table:table-cell table:number-columns-repeated="980"/>
        </table:table-row>
        <table:table-row table:style-name="ro1">
          <table:table-cell/>
          <table:table-cell table:style-name="ce139" office:value-type="string">
            <text:p>Peau séchée</text:p>
          </table:table-cell>
          <table:table-cell table:style-name="ce237" office:value-type="float" office:value="2">
            <text:p>2</text:p>
          </table:table-cell>
          <table:table-cell table:style-name="ce237" office:value-type="float" office:value="-1">
            <text:p>-1</text:p>
          </table:table-cell>
          <table:table-cell table:style-name="ce129" table:number-columns-repeated="8"/>
          <table:table-cell/>
          <table:table-cell table:style-name="ce237"/>
          <table:table-cell table:style-name="ce241"/>
          <table:table-cell table:style-name="ce241" office:value-type="float" office:value="9">
            <text:p>9</text:p>
          </table:table-cell>
          <table:table-cell table:style-name="ce241"/>
          <table:table-cell table:style-name="ce242"/>
          <table:table-cell table:style-name="ce129"/>
          <table:table-cell table:style-name="ce243"/>
          <table:table-cell table:style-name="ce251"/>
          <table:table-cell table:style-name="ce253"/>
          <table:table-cell table:style-name="ce129"/>
          <table:table-cell table:style-name="ce256"/>
          <table:table-cell table:style-name="ce241"/>
          <table:table-cell table:style-name="ce241" office:value-type="float" office:value="8">
            <text:p>8</text:p>
          </table:table-cell>
          <table:table-cell table:style-name="ce241"/>
          <table:table-cell table:style-name="ce237"/>
          <table:table-cell/>
          <table:table-cell table:style-name="ce237"/>
          <table:table-cell table:style-name="ce256"/>
          <table:table-cell table:style-name="ce241" office:value-type="string">
            <text:p>10%</text:p>
          </table:table-cell>
          <table:table-cell table:style-name="ce241"/>
          <table:table-cell table:style-name="ce242"/>
          <table:table-cell table:style-name="ce129"/>
          <table:table-cell table:style-name="ce243"/>
          <table:table-cell table:style-name="ce251"/>
          <table:table-cell table:style-name="ce253"/>
          <table:table-cell table:style-name="ce129"/>
          <table:table-cell table:style-name="ce256"/>
          <table:table-cell table:style-name="ce241"/>
          <table:table-cell table:style-name="ce241" office:value-type="string">
            <text:p>10%</text:p>
          </table:table-cell>
          <table:table-cell table:style-name="ce242"/>
          <table:table-cell table:style-name="ce237"/>
          <table:table-cell table:number-columns-repeated="980"/>
        </table:table-row>
        <table:table-row table:style-name="ro1">
          <table:table-cell/>
          <table:table-cell table:style-name="ce139" office:value-type="string">
            <text:p>Cuire souple</text:p>
          </table:table-cell>
          <table:table-cell table:style-name="ce237" office:value-type="float" office:value="5">
            <text:p>5</text:p>
          </table:table-cell>
          <table:table-cell table:style-name="ce237" office:value-type="float" office:value="-2">
            <text:p>-2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4"/>
          <table:table-cell table:style-name="ce129"/>
          <table:table-cell table:style-name="ce254"/>
          <table:table-cell table:style-name="ce129" table:number-columns-repeated="6"/>
          <table:table-cell/>
          <table:table-cell table:style-name="ce129" table:number-columns-repeated="6"/>
          <table:table-cell table:style-name="ce244"/>
          <table:table-cell table:style-name="ce129"/>
          <table:table-cell table:style-name="ce254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Cuire rigide</text:p>
          </table:table-cell>
          <table:table-cell table:style-name="ce237" office:value-type="float" office:value="9">
            <text:p>9</text:p>
          </table:table-cell>
          <table:table-cell table:style-name="ce237" office:value-type="float" office:value="-4">
            <text:p>-4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4"/>
          <table:table-cell table:style-name="ce129" office:value-type="string">
            <text:p>4~7</text:p>
          </table:table-cell>
          <table:table-cell table:style-name="ce254"/>
          <table:table-cell table:style-name="ce129" table:number-columns-repeated="6"/>
          <table:table-cell/>
          <table:table-cell table:style-name="ce129" table:number-columns-repeated="6"/>
          <table:table-cell table:style-name="ce244"/>
          <table:table-cell table:style-name="ce129" office:value-type="string">
            <text:p>40%</text:p>
          </table:table-cell>
          <table:table-cell table:style-name="ce254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Cuire clouté</text:p>
          </table:table-cell>
          <table:table-cell table:style-name="ce237" office:value-type="float" office:value="10">
            <text:p>10</text:p>
          </table:table-cell>
          <table:table-cell table:style-name="ce237" office:value-type="float" office:value="-5">
            <text:p>-5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4"/>
          <table:table-cell table:style-name="ce129"/>
          <table:table-cell table:style-name="ce254"/>
          <table:table-cell table:style-name="ce129" table:number-columns-repeated="6"/>
          <table:table-cell/>
          <table:table-cell table:style-name="ce129" table:number-columns-repeated="6"/>
          <table:table-cell table:style-name="ce244"/>
          <table:table-cell table:style-name="ce129"/>
          <table:table-cell table:style-name="ce254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Écaille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2">
            <text:p>-2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5"/>
          <table:table-cell table:style-name="ce252"/>
          <table:table-cell table:style-name="ce255"/>
          <table:table-cell table:style-name="ce129" table:number-columns-repeated="6"/>
          <table:table-cell/>
          <table:table-cell table:style-name="ce129" table:number-columns-repeated="6"/>
          <table:table-cell table:style-name="ce245"/>
          <table:table-cell table:style-name="ce252"/>
          <table:table-cell table:style-name="ce255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Bois ferré</text:p>
          </table:table-cell>
          <table:table-cell table:style-name="ce237" office:value-type="float" office:value="12">
            <text:p>12</text:p>
          </table:table-cell>
          <table:table-cell table:style-name="ce237" office:value-type="float" office:value="-4">
            <text:p>-4</text:p>
          </table:table-cell>
          <table:table-cell table:style-name="ce129" table:number-columns-repeated="8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Petites mailles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7"/>
          <table:table-cell table:style-name="ce129"/>
          <table:table-cell table:style-name="ce247"/>
          <table:table-cell table:style-name="ce129" table:number-columns-repeated="6"/>
          <table:table-cell/>
          <table:table-cell table:style-name="ce129" table:number-columns-repeated="6"/>
          <table:table-cell table:style-name="ce247"/>
          <table:table-cell table:style-name="ce129"/>
          <table:table-cell table:style-name="ce247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Mailles lourdes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Cuivre</text:p>
          </table:table-cell>
          <table:table-cell table:style-name="ce237" office:value-type="float" office:value="12">
            <text:p>12</text:p>
          </table:table-cell>
          <table:table-cell table:style-name="ce237" office:value-type="float" office:value="-3">
            <text:p>-3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4"/>
          <table:table-cell table:style-name="ce129" office:value-type="string">
            <text:p>1~3</text:p>
          </table:table-cell>
          <table:table-cell table:style-name="ce254"/>
          <table:table-cell table:style-name="ce129" table:number-columns-repeated="6"/>
          <table:table-cell/>
          <table:table-cell table:style-name="ce129" table:number-columns-repeated="6"/>
          <table:table-cell table:style-name="ce129" office:value-type="string">
            <text:p>15%</text:p>
          </table:table-cell>
          <table:table-cell table:style-name="ce129"/>
          <table:table-cell table:style-name="ce129" office:value-type="string">
            <text:p>15%</text:p>
          </table:table-cell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Bronze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3">
            <text:p>-3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4">
            <text:p>-4</text:p>
          </table:table-cell>
          <table:table-cell table:style-name="ce129" table:number-columns-repeated="8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/>
          <table:table-cell table:style-name="ce129" table:number-columns-repeated="6"/>
          <table:table-cell table:style-name="ce248"/>
          <table:table-cell table:style-name="ce129"/>
          <table:table-cell table:style-name="ce248"/>
          <table:table-cell table:style-name="ce129" table:number-columns-repeated="6"/>
          <table:table-cell table:number-columns-repeated="980"/>
        </table:table-row>
        <table:table-row table:style-name="ro1">
          <table:table-cell/>
          <table:table-cell table:style-name="ce139" office:value-type="string">
            <text:p>Argent</text:p>
          </table:table-cell>
          <table:table-cell table:style-name="ce237" office:value-type="float" office:value="19">
            <text:p>19</text:p>
          </table:table-cell>
          <table:table-cell table:style-name="ce237" office:value-type="float" office:value="-5">
            <text:p>-5</text:p>
          </table:table-cell>
          <table:table-cell table:style-name="ce129" table:number-columns-repeated="8"/>
          <table:table-cell/>
          <table:table-cell table:style-name="ce129" table:number-columns-repeated="5"/>
          <table:table-cell/>
          <table:table-cell table:style-name="ce249"/>
          <table:table-cell/>
          <table:table-cell table:style-name="ce249"/>
          <table:table-cell table:number-columns-repeated="13"/>
          <table:table-cell table:style-name="ce249"/>
          <table:table-cell/>
          <table:table-cell table:style-name="ce249"/>
          <table:table-cell table:number-columns-repeated="3"/>
          <table:table-cell table:style-name="ce129" table:number-columns-repeated="3"/>
          <table:table-cell table:number-columns-repeated="980"/>
        </table:table-row>
        <table:table-row table:style-name="ro1">
          <table:table-cell/>
          <table:table-cell table:style-name="ce139" office:value-type="string">
            <text:p>Acier</text:p>
          </table:table-cell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 table:style-name="ce129" table:number-columns-repeated="8"/>
          <table:table-cell/>
          <table:table-cell table:style-name="ce129" table:number-columns-repeated="5"/>
          <table:table-cell table:style-name="ce237"/>
          <table:table-cell table:style-name="ce250"/>
          <table:table-cell table:style-name="ce129"/>
          <table:table-cell table:style-name="ce250"/>
          <table:table-cell table:style-name="ce237"/>
          <table:table-cell table:style-name="ce129" table:number-columns-repeated="5"/>
          <table:table-cell/>
          <table:table-cell table:style-name="ce129" table:number-columns-repeated="5"/>
          <table:table-cell table:style-name="ce237"/>
          <table:table-cell table:style-name="ce250"/>
          <table:table-cell table:style-name="ce129"/>
          <table:table-cell table:style-name="ce250"/>
          <table:table-cell table:style-name="ce237"/>
          <table:table-cell table:style-name="ce129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29" table:number-columns-repeated="10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235"/>
          <table:table-cell table:style-name="ce238" office:value-type="string" table:number-columns-spanned="2" table:number-rows-spanned="1">
            <text:p>Total</text:p>
          </table:table-cell>
          <table:covered-table-cell table:style-name="ce238"/>
          <table:table-cell table:style-name="ce238" office:value-type="string" table:number-columns-spanned="2" table:number-rows-spanned="1">
            <text:p>Tête</text:p>
          </table:table-cell>
          <table:covered-table-cell table:style-name="ce238"/>
          <table:table-cell table:style-name="ce238" office:value-type="string" table:number-columns-spanned="2" table:number-rows-spanned="1">
            <text:p>Corps</text:p>
          </table:table-cell>
          <table:covered-table-cell table:style-name="ce238"/>
          <table:table-cell table:style-name="ce238" office:value-type="string" table:number-columns-spanned="2" table:number-rows-spanned="1">
            <text:p>Bras</text:p>
          </table:table-cell>
          <table:covered-table-cell table:style-name="ce238"/>
          <table:table-cell table:style-name="ce238" office:value-type="string" table:number-columns-spanned="2" table:number-rows-spanned="1">
            <text:p>Jambes</text:p>
          </table:table-cell>
          <table:covered-table-cell table:style-name="ce238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2">
          <table:table-cell/>
          <table:table-cell table:style-name="ce235" office:value-type="string">
            <text:p>Armure</text:p>
          </table:table-cell>
          <table:table-cell table:style-name="ce238" office:value-type="string">
            <text:p>BD</text:p>
          </table:table-cell>
          <table:table-cell table:style-name="ce238" office:value-type="string">
            <text:p>bCC</text:p>
          </table:table-cell>
          <table:table-cell table:style-name="ce238" office:value-type="string">
            <text:p>BD</text:p>
          </table:table-cell>
          <table:table-cell table:style-name="ce238" office:value-type="string">
            <text:p>bCC</text:p>
          </table:table-cell>
          <table:table-cell table:style-name="ce238" office:value-type="string">
            <text:p>BD</text:p>
          </table:table-cell>
          <table:table-cell table:style-name="ce238" office:value-type="string">
            <text:p>bCC</text:p>
          </table:table-cell>
          <table:table-cell table:style-name="ce238" office:value-type="string">
            <text:p>BD</text:p>
          </table:table-cell>
          <table:table-cell table:style-name="ce238" office:value-type="string">
            <text:p>bCC</text:p>
          </table:table-cell>
          <table:table-cell table:style-name="ce238" office:value-type="string">
            <text:p>BD</text:p>
          </table:table-cell>
          <table:table-cell table:style-name="ce238" office:value-type="string">
            <text:p>bCC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6" office:value-type="string">
            <text:p>Casque</text:p>
          </table:table-cell>
          <table:table-cell table:style-name="ce239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Noisette</text:p>
          </table:table-cell>
          <table:table-cell table:style-name="ce237" table:formula="of:=[.E23]*0.1+[.G23]*0.4+[.I23]*0.2+[.K23]*0.3" office:value-type="float" office:value="1">
            <text:p>1</text:p>
          </table:table-cell>
          <table:table-cell table:style-name="ce237" table:formula="of:=[.F23]*0.1+[.H23]*0.4+[.J23]*0.2+[.L23]*0.3" office:value-type="float" office:value="-0.3">
            <text:p>-0,3</text:p>
          </table:table-cell>
          <table:table-cell table:style-name="ce237" office:value-type="float" office:value="10">
            <text:p>10</text:p>
          </table:table-cell>
          <table:table-cell table:style-name="ce237" office:value-type="float" office:value="-3">
            <text:p>-3</text:p>
          </table:table-cell>
          <table:table-cell table:number-columns-repeated="6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Casque centurion</text:p>
          </table:table-cell>
          <table:table-cell table:style-name="ce237" table:formula="of:=[.E24]*0.1+[.G24]*0.4+[.I24]*0.2+[.K24]*0.3" office:value-type="float" office:value="1.5">
            <text:p>1,5</text:p>
          </table:table-cell>
          <table:table-cell table:style-name="ce237" table:formula="of:=[.F24]*0.1+[.H24]*0.4+[.J24]*0.2+[.L24]*0.3" office:value-type="float" office:value="-0.4">
            <text:p>-0,4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4">
            <text:p>-4</text:p>
          </table:table-cell>
          <table:table-cell table:number-columns-repeated="6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Heaume</text:p>
          </table:table-cell>
          <table:table-cell table:style-name="ce237" table:formula="of:=[.E25]*0.1+[.G25]*0.4+[.I25]*0.2+[.K25]*0.3" office:value-type="float" office:value="2">
            <text:p>2</text:p>
          </table:table-cell>
          <table:table-cell table:style-name="ce237" table:formula="of:=[.F25]*0.1+[.H25]*0.4+[.J25]*0.2+[.L25]*0.3" office:value-type="float" office:value="-0.5">
            <text:p>-0,5</text:p>
          </table:table-cell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 table:number-columns-repeated="6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Plastron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Cuire souple</text:p>
          </table:table-cell>
          <table:table-cell table:style-name="ce237" table:formula="of:=[.E27]*0.1+[.G27]*0.4+[.I27]*0.2+[.K27]*0.3" office:value-type="float" office:value="2">
            <text:p>2</text:p>
          </table:table-cell>
          <table:table-cell table:style-name="ce237" table:formula="of:=[.F27]*0.1+[.H27]*0.4+[.J27]*0.2+[.L27]*0.3" office:value-type="float" office:value="-0.8">
            <text:p>-0,8</text:p>
          </table:table-cell>
          <table:table-cell table:number-columns-repeated="2" table:style-name="ce237"/>
          <table:table-cell table:style-name="ce237" office:value-type="float" office:value="5">
            <text:p>5</text:p>
          </table:table-cell>
          <table:table-cell table:style-name="ce237" office:value-type="float" office:value="-2">
            <text:p>-2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Cuire rigide</text:p>
          </table:table-cell>
          <table:table-cell table:style-name="ce237" table:formula="of:=[.E28]*0.1+[.G28]*0.4+[.I28]*0.2+[.K28]*0.3" office:value-type="float" office:value="3.6">
            <text:p>3,6</text:p>
          </table:table-cell>
          <table:table-cell table:style-name="ce237" table:formula="of:=[.F28]*0.1+[.H28]*0.4+[.J28]*0.2+[.L28]*0.3" office:value-type="float" office:value="-1.6">
            <text:p>-1,6</text:p>
          </table:table-cell>
          <table:table-cell table:number-columns-repeated="2" table:style-name="ce237"/>
          <table:table-cell table:style-name="ce237" office:value-type="float" office:value="9">
            <text:p>9</text:p>
          </table:table-cell>
          <table:table-cell table:style-name="ce237" office:value-type="float" office:value="-4">
            <text:p>-4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Petites mailles</text:p>
          </table:table-cell>
          <table:table-cell table:style-name="ce237" table:formula="of:=[.E29]*0.1+[.G29]*0.4+[.I29]*0.2+[.K29]*0.3" office:value-type="float" office:value="6">
            <text:p>6</text:p>
          </table:table-cell>
          <table:table-cell table:style-name="ce237" table:formula="of:=[.F29]*0.1+[.H29]*0.4+[.J29]*0.2+[.L29]*0.3" office:value-type="float" office:value="-2">
            <text:p>-2</text:p>
          </table:table-cell>
          <table:table-cell table:number-columns-repeated="2" table:style-name="ce237"/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Mailles lourdes</text:p>
          </table:table-cell>
          <table:table-cell table:style-name="ce237" table:formula="of:=[.E30]*0.1+[.G30]*0.4+[.I30]*0.2+[.K30]*0.3" office:value-type="float" office:value="6.8">
            <text:p>6,8</text:p>
          </table:table-cell>
          <table:table-cell table:style-name="ce237" table:formula="of:=[.F30]*0.1+[.H30]*0.4+[.J30]*0.2+[.L30]*0.3" office:value-type="float" office:value="-2">
            <text:p>-2</text:p>
          </table:table-cell>
          <table:table-cell table:number-columns-repeated="2" table:style-name="ce237"/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Bronze</text:p>
          </table:table-cell>
          <table:table-cell table:style-name="ce237" table:formula="of:=[.E31]*0.1+[.G31]*0.4+[.I31]*0.2+[.K31]*0.3" office:value-type="float" office:value="6">
            <text:p>6</text:p>
          </table:table-cell>
          <table:table-cell table:style-name="ce237" table:formula="of:=[.F31]*0.1+[.H31]*0.4+[.J31]*0.2+[.L31]*0.3" office:value-type="float" office:value="-1.2">
            <text:p>-1,2</text:p>
          </table:table-cell>
          <table:table-cell table:number-columns-repeated="2" table:style-name="ce237"/>
          <table:table-cell table:style-name="ce237" office:value-type="float" office:value="15">
            <text:p>15</text:p>
          </table:table-cell>
          <table:table-cell table:style-name="ce237" office:value-type="float" office:value="-3">
            <text:p>-3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table:formula="of:=[.E32]*0.1+[.G32]*0.4+[.I32]*0.2+[.K32]*0.3" office:value-type="float" office:value="6.8">
            <text:p>6,8</text:p>
          </table:table-cell>
          <table:table-cell table:style-name="ce237" table:formula="of:=[.F32]*0.1+[.H32]*0.4+[.J32]*0.2+[.L32]*0.3" office:value-type="float" office:value="-1.6">
            <text:p>-1,6</text:p>
          </table:table-cell>
          <table:table-cell table:number-columns-repeated="2" table:style-name="ce237"/>
          <table:table-cell table:style-name="ce237" office:value-type="float" office:value="17">
            <text:p>17</text:p>
          </table:table-cell>
          <table:table-cell table:style-name="ce237" office:value-type="float" office:value="-4">
            <text:p>-4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Acier</text:p>
          </table:table-cell>
          <table:table-cell table:style-name="ce237" table:formula="of:=[.E33]*0.1+[.G33]*0.4+[.I33]*0.2+[.K33]*0.3" office:value-type="float" office:value="8">
            <text:p>8</text:p>
          </table:table-cell>
          <table:table-cell table:style-name="ce237" table:formula="of:=[.F33]*0.1+[.H33]*0.4+[.J33]*0.2+[.L33]*0.3" office:value-type="float" office:value="-2">
            <text:p>-2</text:p>
          </table:table-cell>
          <table:table-cell table:number-columns-repeated="2" table:style-name="ce237"/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 table:number-columns-repeated="4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Haubert de maille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Petites mailles</text:p>
          </table:table-cell>
          <table:table-cell table:style-name="ce237" table:formula="of:=[.E35]*0.1+[.G35]*0.4+[.I35]*0.2+[.K35]*0.3" office:value-type="float" office:value="11.5">
            <text:p>11,5</text:p>
          </table:table-cell>
          <table:table-cell table:style-name="ce237" table:formula="of:=[.F35]*0.1+[.H35]*0.4+[.J35]*0.2+[.L35]*0.3" office:value-type="float" office:value="-3.8">
            <text:p>-3,8</text:p>
          </table:table-cell>
          <table:table-cell table:style-name="ce237" office:value-type="float" office:value="10">
            <text:p>10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 table:number-columns-repeated="2" table:style-name="ce237"/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Petites mailles</text:p>
          </table:table-cell>
          <table:table-cell table:style-name="ce237" table:formula="of:=[.E36]*0.1+[.G36]*0.4+[.I36]*0.2+[.K36]*0.3" office:value-type="float" office:value="16.3">
            <text:p>16,3</text:p>
          </table:table-cell>
          <table:table-cell table:style-name="ce237" table:formula="of:=[.F36]*0.1+[.H36]*0.4+[.J36]*0.2+[.L36]*0.3" office:value-type="float" office:value="-4.8">
            <text:p>-4,8</text:p>
          </table:table-cell>
          <table:table-cell table:style-name="ce237" office:value-type="float" office:value="10">
            <text:p>10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Mailles lourdes</text:p>
          </table:table-cell>
          <table:table-cell table:style-name="ce237" table:formula="of:=[.E37]*0.1+[.G37]*0.4+[.I37]*0.2+[.K37]*0.3" office:value-type="float" office:value="11.3">
            <text:p>11,3</text:p>
          </table:table-cell>
          <table:table-cell table:style-name="ce237" table:formula="of:=[.F37]*0.1+[.H37]*0.4+[.J37]*0.2+[.L37]*0.3" office:value-type="float" office:value="-3.8">
            <text:p>-3,8</text:p>
          </table:table-cell>
          <table:table-cell table:style-name="ce237" office:value-type="float" office:value="8">
            <text:p>8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 table:number-columns-repeated="2" table:style-name="ce237"/>
          <table:table-cell table:style-name="ce237" office:value-type="float" office:value="15">
            <text:p>15</text:p>
          </table:table-cell>
          <table:table-cell table:style-name="ce237" office:value-type="float" office:value="-5">
            <text:p>-5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Mailles lourdes</text:p>
          </table:table-cell>
          <table:table-cell table:style-name="ce237" table:formula="of:=[.E38]*0.1+[.G38]*0.4+[.I38]*0.2+[.K38]*0.3" office:value-type="float" office:value="16.1">
            <text:p>16,1</text:p>
          </table:table-cell>
          <table:table-cell table:style-name="ce237" table:formula="of:=[.F38]*0.1+[.H38]*0.4+[.J38]*0.2+[.L38]*0.3" office:value-type="float" office:value="-4.8">
            <text:p>-4,8</text:p>
          </table:table-cell>
          <table:table-cell table:style-name="ce237" office:value-type="float" office:value="8">
            <text:p>8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5">
            <text:p>-5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Armure complète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Bronze</text:p>
          </table:table-cell>
          <table:table-cell table:style-name="ce237" table:formula="of:=[.E40]*0.1+[.G40]*0.4+[.I40]*0.2+[.K40]*0.3" office:value-type="float" office:value="13.5">
            <text:p>13,5</text:p>
          </table:table-cell>
          <table:table-cell table:style-name="ce237" table:formula="of:=[.F40]*0.1+[.H40]*0.4+[.J40]*0.2+[.L40]*0.3" office:value-type="float" office:value="-2.7">
            <text:p>-2,7</text:p>
          </table:table-cell>
          <table:table-cell table:number-columns-repeated="2" table:style-name="ce237"/>
          <table:table-cell table:style-name="ce237" office:value-type="float" office:value="15">
            <text:p>15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3">
            <text:p>-3</text:p>
          </table:table-cell>
          <table:table-cell table:style-name="ce237" office:value-type="float" office:value="15">
            <text:p>15</text:p>
          </table:table-cell>
          <table:table-cell table:style-name="ce237" office:value-type="float" office:value="-3">
            <text:p>-3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table:formula="of:=[.E41]*0.1+[.G41]*0.4+[.I41]*0.2+[.K41]*0.3" office:value-type="float" office:value="15.3">
            <text:p>15,3</text:p>
          </table:table-cell>
          <table:table-cell table:style-name="ce237" table:formula="of:=[.F41]*0.1+[.H41]*0.4+[.J41]*0.2+[.L41]*0.3" office:value-type="float" office:value="-3.6">
            <text:p>-3,6</text:p>
          </table:table-cell>
          <table:table-cell table:number-columns-repeated="2" table:style-name="ce237"/>
          <table:table-cell table:style-name="ce237" office:value-type="float" office:value="17">
            <text:p>17</text:p>
          </table:table-cell>
          <table:table-cell table:style-name="ce237" office:value-type="float" office:value="-4">
            <text:p>-4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4">
            <text:p>-4</text:p>
          </table:table-cell>
          <table:table-cell table:style-name="ce237" office:value-type="float" office:value="17">
            <text:p>17</text:p>
          </table:table-cell>
          <table:table-cell table:style-name="ce237" office:value-type="float" office:value="-4">
            <text:p>-4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Acier</text:p>
          </table:table-cell>
          <table:table-cell table:style-name="ce237" table:formula="of:=[.E42]*0.1+[.G42]*0.4+[.I42]*0.2+[.K42]*0.3" office:value-type="float" office:value="18">
            <text:p>18</text:p>
          </table:table-cell>
          <table:table-cell table:style-name="ce237" table:formula="of:=[.F42]*0.1+[.H42]*0.4+[.J42]*0.2+[.L42]*0.3" office:value-type="float" office:value="-4.5">
            <text:p>-4,5</text:p>
          </table:table-cell>
          <table:table-cell table:number-columns-repeated="2" table:style-name="ce237"/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 table:style-name="ce237" office:value-type="float" office:value="20">
            <text:p>20</text:p>
          </table:table-cell>
          <table:table-cell table:style-name="ce237" office:value-type="float" office:value="-5">
            <text:p>-5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Jambière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Cuire rigide</text:p>
          </table:table-cell>
          <table:table-cell table:style-name="ce237" table:formula="of:=[.E44]*0.1+[.G44]*0.4+[.I44]*0.2+[.K44]*0.3" office:value-type="float" office:value="1.2">
            <text:p>1,2</text:p>
          </table:table-cell>
          <table:table-cell table:style-name="ce237" table:formula="of:=[.F44]*0.1+[.H44]*0.4+[.J44]*0.2+[.L44]*0.3" office:value-type="float" office:value="-0.6">
            <text:p>-0,6</text:p>
          </table:table-cell>
          <table:table-cell table:number-columns-repeated="6" table:style-name="ce237"/>
          <table:table-cell table:style-name="ce237" office:value-type="float" office:value="4">
            <text:p>4</text:p>
          </table:table-cell>
          <table:table-cell table:style-name="ce237" office:value-type="float" office:value="-2">
            <text:p>-2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Bronze</text:p>
          </table:table-cell>
          <table:table-cell table:style-name="ce237" table:formula="of:=[.E45]*0.1+[.G45]*0.4+[.I45]*0.2+[.K45]*0.3" office:value-type="float" office:value="2.1">
            <text:p>2,1</text:p>
          </table:table-cell>
          <table:table-cell table:style-name="ce237" table:formula="of:=[.F45]*0.1+[.H45]*0.4+[.J45]*0.2+[.L45]*0.3" office:value-type="float" office:value="-0.3">
            <text:p>-0,3</text:p>
          </table:table-cell>
          <table:table-cell table:number-columns-repeated="6" table:style-name="ce237"/>
          <table:table-cell table:style-name="ce237" office:value-type="float" office:value="7">
            <text:p>7</text:p>
          </table:table-cell>
          <table:table-cell table:style-name="ce237" office:value-type="float" office:value="-1">
            <text:p>-1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table:formula="of:=[.E46]*0.1+[.G46]*0.4+[.I46]*0.2+[.K46]*0.3" office:value-type="float" office:value="2.4">
            <text:p>2,4</text:p>
          </table:table-cell>
          <table:table-cell table:style-name="ce237" table:formula="of:=[.F46]*0.1+[.H46]*0.4+[.J46]*0.2+[.L46]*0.3" office:value-type="float" office:value="-0.6">
            <text:p>-0,6</text:p>
          </table:table-cell>
          <table:table-cell table:number-columns-repeated="6" table:style-name="ce237"/>
          <table:table-cell table:style-name="ce237" office:value-type="float" office:value="8">
            <text:p>8</text:p>
          </table:table-cell>
          <table:table-cell table:style-name="ce237" office:value-type="float" office:value="-2">
            <text:p>-2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Acier</text:p>
          </table:table-cell>
          <table:table-cell table:style-name="ce237" table:formula="of:=[.E47]*0.1+[.G47]*0.4+[.I47]*0.2+[.K47]*0.3" office:value-type="float" office:value="3">
            <text:p>3</text:p>
          </table:table-cell>
          <table:table-cell table:style-name="ce237" table:formula="of:=[.F47]*0.1+[.H47]*0.4+[.J47]*0.2+[.L47]*0.3" office:value-type="float" office:value="-0.6">
            <text:p>-0,6</text:p>
          </table:table-cell>
          <table:table-cell table:number-columns-repeated="6" table:style-name="ce237"/>
          <table:table-cell table:style-name="ce237" office:value-type="float" office:value="10">
            <text:p>10</text:p>
          </table:table-cell>
          <table:table-cell table:style-name="ce237" office:value-type="float" office:value="-2">
            <text:p>-2</text:p>
          </table:table-cell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Gants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Cuire souple</text:p>
          </table:table-cell>
          <table:table-cell table:style-name="ce237" table:formula="of:=[.E49]*0.1+[.G49]*0.4+[.I49]*0.2+[.K49]*0.3" office:value-type="float" office:value="0.2">
            <text:p>0,2</text:p>
          </table:table-cell>
          <table:table-cell table:style-name="ce237" table:formula="of:=[.F49]*0.1+[.H49]*0.4+[.J49]*0.2+[.L49]*0.3" office:value-type="float" office:value="0">
            <text:p>0</text:p>
          </table:table-cell>
          <table:table-cell table:number-columns-repeated="4" table:style-name="ce237"/>
          <table:table-cell table:style-name="ce237" office:value-type="float" office:value="1">
            <text:p>1</text:p>
          </table:table-cell>
          <table:table-cell table:number-columns-repeated="3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table:formula="of:=[.E50]*0.1+[.G50]*0.4+[.I50]*0.2+[.K50]*0.3" office:value-type="float" office:value="0.6">
            <text:p>0,6</text:p>
          </table:table-cell>
          <table:table-cell table:style-name="ce237" table:formula="of:=[.F50]*0.1+[.H50]*0.4+[.J50]*0.2+[.L50]*0.3" office:value-type="float" office:value="-0.2">
            <text:p>-0,2</text:p>
          </table:table-cell>
          <table:table-cell table:number-columns-repeated="4" table:style-name="ce237"/>
          <table:table-cell table:style-name="ce237" office:value-type="float" office:value="3">
            <text:p>3</text:p>
          </table:table-cell>
          <table:table-cell table:style-name="ce237" office:value-type="float" office:value="-1">
            <text:p>-1</text:p>
          </table:table-cell>
          <table:table-cell table:number-columns-repeated="2" table:style-name="ce237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 table:style-name="ce233"/>
          <table:table-cell table:style-name="ce234" office:value-type="string">
            <text:p>Protège bras</text:p>
          </table:table-cell>
          <table:table-cell table:style-name="ce131" table:number-columns-repeated="10"/>
          <table:table-cell table:style-name="ce233"/>
          <table:table-cell table:style-name="ce240" table:number-columns-repeated="15"/>
          <table:table-cell table:style-name="ce233"/>
          <table:table-cell table:style-name="ce240" table:number-columns-repeated="15"/>
          <table:table-cell table:style-name="ce233" table:number-columns-repeated="980"/>
        </table:table-row>
        <table:table-row table:style-name="ro1">
          <table:table-cell/>
          <table:table-cell table:style-name="ce139" office:value-type="string">
            <text:p>Cuire rigide</text:p>
          </table:table-cell>
          <table:table-cell table:style-name="ce237" table:formula="of:=[.E52]*0.1+[.G52]*0.4+[.I52]*0.2+[.K52]*0.3" office:value-type="float" office:value="0.8">
            <text:p>0,8</text:p>
          </table:table-cell>
          <table:table-cell table:style-name="ce237" table:formula="of:=[.F52]*0.1+[.H52]*0.4+[.J52]*0.2+[.L52]*0.3" office:value-type="float" office:value="-0.4">
            <text:p>-0,4</text:p>
          </table:table-cell>
          <table:table-cell table:number-columns-repeated="4" table:style-name="ce237"/>
          <table:table-cell table:style-name="ce237" office:value-type="float" office:value="4">
            <text:p>4</text:p>
          </table:table-cell>
          <table:table-cell table:style-name="ce237" office:value-type="float" office:value="-2">
            <text:p>-2</text:p>
          </table:table-cell>
          <table:table-cell table:number-columns-repeated="2" table:style-name="ce139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Bronze</text:p>
          </table:table-cell>
          <table:table-cell table:style-name="ce237" table:formula="of:=[.E53]*0.1+[.G53]*0.4+[.I53]*0.2+[.K53]*0.3" office:value-type="float" office:value="1.4">
            <text:p>1,4</text:p>
          </table:table-cell>
          <table:table-cell table:style-name="ce237" table:formula="of:=[.F53]*0.1+[.H53]*0.4+[.J53]*0.2+[.L53]*0.3" office:value-type="float" office:value="-0.2">
            <text:p>-0,2</text:p>
          </table:table-cell>
          <table:table-cell table:number-columns-repeated="4" table:style-name="ce237"/>
          <table:table-cell table:style-name="ce237" office:value-type="float" office:value="7">
            <text:p>7</text:p>
          </table:table-cell>
          <table:table-cell table:style-name="ce237" office:value-type="float" office:value="-1">
            <text:p>-1</text:p>
          </table:table-cell>
          <table:table-cell table:number-columns-repeated="2" table:style-name="ce139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table:formula="of:=[.E54]*0.1+[.G54]*0.4+[.I54]*0.2+[.K54]*0.3" office:value-type="float" office:value="1.6">
            <text:p>1,6</text:p>
          </table:table-cell>
          <table:table-cell table:style-name="ce237" table:formula="of:=[.F54]*0.1+[.H54]*0.4+[.J54]*0.2+[.L54]*0.3" office:value-type="float" office:value="-0.4">
            <text:p>-0,4</text:p>
          </table:table-cell>
          <table:table-cell table:number-columns-repeated="4" table:style-name="ce237"/>
          <table:table-cell table:style-name="ce237" office:value-type="float" office:value="8">
            <text:p>8</text:p>
          </table:table-cell>
          <table:table-cell table:style-name="ce237" office:value-type="float" office:value="-2">
            <text:p>-2</text:p>
          </table:table-cell>
          <table:table-cell table:number-columns-repeated="2" table:style-name="ce139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>
          <table:table-cell/>
          <table:table-cell table:style-name="ce139" office:value-type="string">
            <text:p>Acier</text:p>
          </table:table-cell>
          <table:table-cell table:style-name="ce237" table:formula="of:=[.E55]*0.1+[.G55]*0.4+[.I55]*0.2+[.K55]*0.3" office:value-type="float" office:value="2">
            <text:p>2</text:p>
          </table:table-cell>
          <table:table-cell table:style-name="ce237" table:formula="of:=[.F55]*0.1+[.H55]*0.4+[.J55]*0.2+[.L55]*0.3" office:value-type="float" office:value="-0.4">
            <text:p>-0,4</text:p>
          </table:table-cell>
          <table:table-cell table:number-columns-repeated="4" table:style-name="ce237"/>
          <table:table-cell table:style-name="ce237" office:value-type="float" office:value="10">
            <text:p>10</text:p>
          </table:table-cell>
          <table:table-cell table:style-name="ce237" office:value-type="float" office:value="-2">
            <text:p>-2</text:p>
          </table:table-cell>
          <table:table-cell table:number-columns-repeated="2" table:style-name="ce139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29" table:number-columns-repeated="10"/>
          <table:table-cell/>
          <table:table-cell table:style-name="ce129" table:number-columns-repeated="15"/>
          <table:table-cell/>
          <table:table-cell table:style-name="ce129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28"/>
        <table:table-column table:style-name="co46" table:default-cell-style-name="ce128"/>
        <table:table-column table:style-name="co8" table:default-cell-style-name="ce128"/>
        <table:table-column table:style-name="co16" table:number-columns-repeated="3" table:default-cell-style-name="ce128"/>
        <table:table-column table:style-name="co47" table:default-cell-style-name="ce258"/>
        <table:table-column table:style-name="co16" table:default-cell-style-name="ce128"/>
        <table:table-column table:style-name="co48" table:default-cell-style-name="ce129"/>
        <table:table-column table:style-name="co16" table:number-columns-repeated="2" table:default-cell-style-name="ce129"/>
        <table:table-column table:style-name="co16" table:number-columns-repeated="1013" table:default-cell-style-name="ce128"/>
        <table:table-row table:style-name="ro1">
          <table:table-cell table:number-columns-repeated="2"/>
          <table:table-cell table:style-name="ce129" table:number-columns-repeated="4"/>
          <table:table-cell table:number-columns-repeated="1018"/>
        </table:table-row>
        <table:table-row table:style-name="ro2">
          <table:table-cell/>
          <table:table-cell table:style-name="ce234" office:value-type="string" table:number-columns-spanned="1" table:number-rows-spanned="2">
            <text:p>Articles</text:p>
          </table:table-cell>
          <table:table-cell table:style-name="ce131" office:value-type="string" table:number-columns-spanned="1" table:number-rows-spanned="2">
            <text:p>Qté</text:p>
          </table:table-cell>
          <table:table-cell table:style-name="ce131" office:value-type="string" table:number-columns-spanned="3" table:number-rows-spanned="1">
            <text:p>Prix</text:p>
          </table:table-cell>
          <table:covered-table-cell table:number-columns-repeated="2" table:style-name="ce131"/>
          <table:table-cell table:number-columns-repeated="2"/>
          <table:table-cell table:style-name="ce131" office:value-type="string">
            <text:p>Pièces</text:p>
          </table:table-cell>
          <table:table-cell table:style-name="ce131" office:value-type="string">
            <text:p>Abv</text:p>
          </table:table-cell>
          <table:table-cell table:style-name="ce131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34"/>
          <table:covered-table-cell table:style-name="ce131"/>
          <table:table-cell table:style-name="ce131" office:value-type="string">
            <text:p>PO</text:p>
          </table:table-cell>
          <table:table-cell table:style-name="ce131" office:value-type="string">
            <text:p>PA</text:p>
          </table:table-cell>
          <table:table-cell table:style-name="ce131" office:value-type="string">
            <text:p>PC</text:p>
          </table:table-cell>
          <table:table-cell table:number-columns-repeated="2"/>
          <table:table-cell table:style-name="ce237" office:value-type="string">
            <text:p>Cuivre</text:p>
          </table:table-cell>
          <table:table-cell table:style-name="ce237" office:value-type="string">
            <text:p>PC</text:p>
          </table:table-cell>
          <table:table-cell table:style-name="ce237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57" office:value-type="string" table:number-columns-spanned="5" table:number-rows-spanned="1">
            <text:p>Produits de consommation</text:p>
          </table:table-cell>
          <table:covered-table-cell table:number-columns-repeated="4" table:style-name="ce139"/>
          <table:table-cell table:number-columns-repeated="2"/>
          <table:table-cell table:style-name="ce237" office:value-type="string">
            <text:p>Argent</text:p>
          </table:table-cell>
          <table:table-cell table:style-name="ce237" office:value-type="string">
            <text:p>PA</text:p>
          </table:table-cell>
          <table:table-cell table:style-name="ce237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39" office:value-type="string">
            <text:p>Blé</text:p>
          </table:table-cell>
          <table:table-cell table:style-name="ce237" office:value-type="string">
            <text:p>500g</text:p>
          </table:table-cell>
          <table:table-cell table:number-columns-repeated="2" table:style-name="ce237"/>
          <table:table-cell table:style-name="ce237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37" office:value-type="string">
            <text:p>Or</text:p>
          </table:table-cell>
          <table:table-cell table:style-name="ce237" office:value-type="string">
            <text:p>PO</text:p>
          </table:table-cell>
          <table:table-cell table:style-name="ce237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39" office:value-type="string">
            <text:p>Farine, poulet</text:p>
          </table:table-cell>
          <table:table-cell table:style-name="ce237" office:value-type="string">
            <text:p>500g</text:p>
          </table:table-cell>
          <table:table-cell table:number-columns-repeated="2" table:style-name="ce237"/>
          <table:table-cell table:style-name="ce237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Fer</text:p>
          </table:table-cell>
          <table:table-cell table:style-name="ce237" office:value-type="string">
            <text:p>500g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31" office:value-type="string">
            <text:p>Unité</text:p>
          </table:table-cell>
          <table:table-cell table:style-name="ce131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39" office:value-type="string">
            <text:p>Tabac, cuivre</text:p>
          </table:table-cell>
          <table:table-cell table:style-name="ce237" office:value-type="string">
            <text:p>500g</text:p>
          </table:table-cell>
          <table:table-cell table:style-name="ce237"/>
          <table:table-cell table:style-name="ce237" office:value-type="float" office:value="5">
            <text:p>5</text:p>
          </table:table-cell>
          <table:table-cell table:style-name="ce237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37" office:value-type="string">
            <text:p>livre</text:p>
          </table:table-cell>
          <table:table-cell table:style-name="ce237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39" office:value-type="string">
            <text:p>Cannelle</text:p>
          </table:table-cell>
          <table:table-cell table:style-name="ce237" office:value-type="string">
            <text:p>500g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59" office:value-type="string">
            <text:p>kilo</text:p>
          </table:table-cell>
          <table:table-cell table:style-name="ce259" office:value-type="string" table:number-columns-spanned="2" table:number-rows-spanned="1">
            <text:p>1000g</text:p>
          </table:table-cell>
          <table:covered-table-cell table:style-name="ce260"/>
          <table:table-cell table:number-columns-repeated="1013"/>
        </table:table-row>
        <table:table-row table:style-name="ro1">
          <table:table-cell/>
          <table:table-cell table:style-name="ce139" office:value-type="string">
            <text:p>Gingembre, poivre</text:p>
          </table:table-cell>
          <table:table-cell table:style-name="ce237" office:value-type="string">
            <text:p>500g</text:p>
          </table:table-cell>
          <table:table-cell table:style-name="ce237" office:value-type="float" office:value="2">
            <text:p>2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37" office:value-type="string">
            <text:p>coudée</text:p>
          </table:table-cell>
          <table:table-cell table:style-name="ce237" office:value-type="string" table:number-columns-spanned="2" table:number-rows-spanned="1">
            <text:p>0,5m</text:p>
          </table:table-cell>
          <table:covered-table-cell table:style-name="ce237"/>
          <table:table-cell table:number-columns-repeated="1013"/>
        </table:table-row>
        <table:table-row table:style-name="ro1">
          <table:table-cell/>
          <table:table-cell table:style-name="ce139" office:value-type="string">
            <text:p>Lin</text:p>
          </table:table-cell>
          <table:table-cell table:style-name="ce237" office:value-type="string">
            <text:p>1m2</text:p>
          </table:table-cell>
          <table:table-cell table:style-name="ce237" office:value-type="float" office:value="4">
            <text:p>4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59" office:value-type="string">
            <text:p>mètre</text:p>
          </table:table-cell>
          <table:table-cell table:style-name="ce259" office:value-type="string" table:number-columns-spanned="2" table:number-rows-spanned="1">
            <text:p>1 m</text:p>
          </table:table-cell>
          <table:covered-table-cell table:style-name="ce259"/>
          <table:table-cell table:number-columns-repeated="1013"/>
        </table:table-row>
        <table:table-row table:style-name="ro1">
          <table:table-cell/>
          <table:table-cell table:style-name="ce139" office:value-type="string">
            <text:p>Argent, sel</text:p>
          </table:table-cell>
          <table:table-cell table:style-name="ce237" office:value-type="string">
            <text:p>500g</text:p>
          </table:table-cell>
          <table:table-cell table:style-name="ce237" office:value-type="float" office:value="5">
            <text:p>5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37" office:value-type="string">
            <text:p>lieue</text:p>
          </table:table-cell>
          <table:table-cell table:style-name="ce237" office:value-type="string" table:number-columns-spanned="2" table:number-rows-spanned="1">
            <text:p>4 km</text:p>
          </table:table-cell>
          <table:covered-table-cell table:style-name="ce237"/>
          <table:table-cell table:number-columns-repeated="1013"/>
        </table:table-row>
        <table:table-row table:style-name="ro1">
          <table:table-cell/>
          <table:table-cell table:style-name="ce139" office:value-type="string">
            <text:p>Soie</text:p>
          </table:table-cell>
          <table:table-cell table:style-name="ce237" office:value-type="string">
            <text:p>1m2</text:p>
          </table:table-cell>
          <table:table-cell table:style-name="ce237" office:value-type="float" office:value="10">
            <text:p>10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Safran, clous de girofle</text:p>
          </table:table-cell>
          <table:table-cell table:style-name="ce237" office:value-type="string">
            <text:p>500g</text:p>
          </table:table-cell>
          <table:table-cell table:style-name="ce237" office:value-type="float" office:value="15">
            <text:p>15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Or</text:p>
          </table:table-cell>
          <table:table-cell table:style-name="ce237" office:value-type="string">
            <text:p>500g</text:p>
          </table:table-cell>
          <table:table-cell table:style-name="ce237" office:value-type="float" office:value="50">
            <text:p>50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33" office:value-type="string">
            <text:p>Revente</text:p>
          </table:table-cell>
          <table:table-cell table:style-name="ce237" office:value-type="string" table:number-columns-spanned="2" table:number-rows-spanned="1">
            <text:p>Prix * 0,5</text:p>
          </table:table-cell>
          <table:covered-table-cell table:style-name="ce237"/>
          <table:table-cell table:number-columns-repeated="1013"/>
        </table:table-row>
        <table:table-row table:style-name="ro1">
          <table:table-cell/>
          <table:table-cell table:style-name="ce257" office:value-type="string" table:number-columns-spanned="5" table:number-rows-spanned="1">
            <text:p>Animaux</text:p>
          </table:table-cell>
          <table:covered-table-cell table:number-columns-repeated="4" table:style-name="ce237"/>
          <table:table-cell table:number-columns-repeated="1018"/>
        </table:table-row>
        <table:table-row table:style-name="ro1">
          <table:table-cell/>
          <table:table-cell table:style-name="ce139" office:value-type="string">
            <text:p>Chèvre</text:p>
          </table:table-cell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Mouton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2">
            <text:p>2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Cochon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3">
            <text:p>3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Âne, mulet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8">
            <text:p>8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Vache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0">
            <text:p>10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Bœuf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5">
            <text:p>15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Chien de garde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25">
            <text:p>25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Poney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30">
            <text:p>30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Cheval léger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75">
            <text:p>75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39" office:value-type="string">
            <text:p>Cheval lourd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200">
            <text:p>200</text:p>
          </table:table-cell>
          <table:table-cell table:number-columns-repeated="2" table:style-name="ce237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39"/>
          <table:table-cell table:style-name="ce237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29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9" table:default-cell-style-name="ce265"/>
        <table:table-column table:style-name="co50" table:default-cell-style-name="ce265"/>
        <table:table-column table:style-name="co51" table:default-cell-style-name="ce265"/>
        <table:table-column table:style-name="co52" table:default-cell-style-name="ce265"/>
        <table:table-column table:style-name="co5" table:number-columns-repeated="1019" table:default-cell-style-name="Default"/>
        <table:table-row table:style-name="ro1">
          <table:table-cell table:style-name="ce261"/>
          <table:table-cell table:style-name="ce263" table:number-columns-repeated="4"/>
          <table:table-cell table:style-name="ce261" table:number-columns-repeated="1019"/>
        </table:table-row>
        <table:table-row table:style-name="ro2">
          <table:table-cell table:style-name="ce262"/>
          <table:table-cell table:style-name="ce264" office:value-type="string">
            <text:p>Dressage</text:p>
          </table:table-cell>
          <table:table-cell table:style-name="ce264" office:value-type="string">
            <text:p>Cat.</text:p>
          </table:table-cell>
          <table:table-cell table:style-name="ce264" office:value-type="string">
            <text:p>Prérequis</text:p>
          </table:table-cell>
          <table:table-cell table:style-name="ce264" office:value-type="string">
            <text:p>Description</text:p>
          </table:table-cell>
          <table:table-cell table:style-name="ce262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aire le beau</text:p>
          </table:table-cell>
          <table:table-cell table:style-name="ce266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masser</text:p>
          </table:table-cell>
          <table:table-cell table:style-name="ce266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table:table-column table:style-name="co38" table:number-columns-repeated="19" table:default-cell-style-name="ce128"/>
        <table:table-column table:style-name="co53" table:number-columns-repeated="3" table:default-cell-style-name="ce128"/>
        <table:table-column table:style-name="co38" table:default-cell-style-name="ce128"/>
        <table:table-column table:style-name="co54" table:default-cell-style-name="ce128"/>
        <table:table-column table:style-name="co55" table:default-cell-style-name="ce128"/>
        <table:table-column table:style-name="co38" table:number-columns-repeated="3" table:default-cell-style-name="ce128"/>
        <table:table-column table:style-name="co26" table:number-columns-repeated="996" table:default-cell-style-name="ce128"/>
        <table:table-row table:style-name="ro1">
          <table:table-cell table:style-name="ce267"/>
          <table:table-cell table:style-name="ce270"/>
          <table:table-cell table:style-name="ce267" office:value-type="float" office:value="1">
            <text:p>1</text:p>
          </table:table-cell>
          <table:table-cell table:style-name="ce267" table:formula="of:=[.C1]+[.D2]" office:value-type="float" office:value="3">
            <text:p>3</text:p>
          </table:table-cell>
          <table:table-cell table:style-name="ce267" table:formula="of:=[.D1]+[.E2]" office:value-type="float" office:value="6">
            <text:p>6</text:p>
          </table:table-cell>
          <table:table-cell table:style-name="ce267" table:formula="of:=[.E1]+[.F2]" office:value-type="float" office:value="10">
            <text:p>10</text:p>
          </table:table-cell>
          <table:table-cell table:style-name="ce267" table:formula="of:=[.F1]+[.G2]" office:value-type="float" office:value="15">
            <text:p>15</text:p>
          </table:table-cell>
          <table:table-cell table:style-name="ce267" table:formula="of:=[.G1]+[.H2]" office:value-type="float" office:value="21">
            <text:p>21</text:p>
          </table:table-cell>
          <table:table-cell table:style-name="ce267" table:formula="of:=[.H1]+[.I2]" office:value-type="float" office:value="28">
            <text:p>28</text:p>
          </table:table-cell>
          <table:table-cell table:style-name="ce267" table:formula="of:=[.I1]+[.J2]" office:value-type="float" office:value="36">
            <text:p>36</text:p>
          </table:table-cell>
          <table:table-cell table:style-name="ce267" table:formula="of:=[.J1]+[.K2]" office:value-type="float" office:value="45">
            <text:p>45</text:p>
          </table:table-cell>
          <table:table-cell table:style-name="ce267" table:formula="of:=[.K1]+[.L2]" office:value-type="float" office:value="55">
            <text:p>55</text:p>
          </table:table-cell>
          <table:table-cell table:style-name="ce267" table:formula="of:=[.L1]+[.M2]" office:value-type="float" office:value="66">
            <text:p>66</text:p>
          </table:table-cell>
          <table:table-cell table:style-name="ce267" table:formula="of:=[.M1]+[.N2]" office:value-type="float" office:value="78">
            <text:p>78</text:p>
          </table:table-cell>
          <table:table-cell table:style-name="ce267" table:formula="of:=[.N1]+[.O2]" office:value-type="float" office:value="91">
            <text:p>91</text:p>
          </table:table-cell>
          <table:table-cell table:style-name="ce267" table:formula="of:=[.O1]+[.P2]" office:value-type="float" office:value="105">
            <text:p>105</text:p>
          </table:table-cell>
          <table:table-cell table:style-name="ce267" table:formula="of:=[.P1]+[.Q2]" office:value-type="float" office:value="120">
            <text:p>120</text:p>
          </table:table-cell>
          <table:table-cell table:style-name="ce267" table:formula="of:=[.Q1]+[.R2]" office:value-type="float" office:value="136">
            <text:p>136</text:p>
          </table:table-cell>
          <table:table-cell table:style-name="ce267" table:formula="of:=[.R1]+[.S2]" office:value-type="float" office:value="153">
            <text:p>153</text:p>
          </table:table-cell>
          <table:table-cell table:style-name="ce267" table:formula="of:=[.S1]+[.T2]" office:value-type="float" office:value="171">
            <text:p>171</text:p>
          </table:table-cell>
          <table:table-cell table:style-name="ce267" table:formula="of:=[.T1]+[.U2]" office:value-type="float" office:value="190">
            <text:p>190</text:p>
          </table:table-cell>
          <table:table-cell table:style-name="ce267" table:formula="of:=[.U1]+[.V2]" office:value-type="float" office:value="210">
            <text:p>210</text:p>
          </table:table-cell>
          <table:table-cell table:style-name="ce267"/>
          <table:table-cell table:style-name="ce289"/>
          <table:table-cell table:style-name="ce267" table:number-columns-repeated="4"/>
          <table:table-cell table:style-name="ce295" table:number-columns-repeated="229"/>
          <table:table-cell table:style-name="ce258" table:number-columns-repeated="767"/>
        </table:table-row>
        <table:table-row table:style-name="ro1">
          <table:table-cell table:style-name="ce268"/>
          <table:table-cell table:style-name="ce271"/>
          <table:table-cell table:style-name="ce272" office:value-type="float" office:value="1">
            <text:p>1</text:p>
          </table:table-cell>
          <table:table-cell table:style-name="ce271" office:value-type="float" office:value="2">
            <text:p>2</text:p>
          </table:table-cell>
          <table:table-cell table:style-name="ce272" office:value-type="float" office:value="3">
            <text:p>3</text:p>
          </table:table-cell>
          <table:table-cell table:style-name="ce271" office:value-type="float" office:value="4">
            <text:p>4</text:p>
          </table:table-cell>
          <table:table-cell table:style-name="ce272" office:value-type="float" office:value="5">
            <text:p>5</text:p>
          </table:table-cell>
          <table:table-cell table:style-name="ce271" office:value-type="float" office:value="6">
            <text:p>6</text:p>
          </table:table-cell>
          <table:table-cell table:style-name="ce272" office:value-type="float" office:value="7">
            <text:p>7</text:p>
          </table:table-cell>
          <table:table-cell table:style-name="ce271" office:value-type="float" office:value="8">
            <text:p>8</text:p>
          </table:table-cell>
          <table:table-cell table:style-name="ce272" office:value-type="float" office:value="9">
            <text:p>9</text:p>
          </table:table-cell>
          <table:table-cell table:style-name="ce271" office:value-type="float" office:value="10">
            <text:p>10</text:p>
          </table:table-cell>
          <table:table-cell table:style-name="ce272" office:value-type="float" office:value="11">
            <text:p>11</text:p>
          </table:table-cell>
          <table:table-cell table:style-name="ce271" office:value-type="float" office:value="12">
            <text:p>12</text:p>
          </table:table-cell>
          <table:table-cell table:style-name="ce272" office:value-type="float" office:value="13">
            <text:p>13</text:p>
          </table:table-cell>
          <table:table-cell table:style-name="ce271" office:value-type="float" office:value="14">
            <text:p>14</text:p>
          </table:table-cell>
          <table:table-cell table:style-name="ce272" office:value-type="float" office:value="15">
            <text:p>15</text:p>
          </table:table-cell>
          <table:table-cell table:style-name="ce271" office:value-type="float" office:value="16">
            <text:p>16</text:p>
          </table:table-cell>
          <table:table-cell table:style-name="ce272" office:value-type="float" office:value="17">
            <text:p>17</text:p>
          </table:table-cell>
          <table:table-cell table:style-name="ce271" office:value-type="float" office:value="18">
            <text:p>18</text:p>
          </table:table-cell>
          <table:table-cell table:style-name="ce272" office:value-type="float" office:value="19">
            <text:p>19</text:p>
          </table:table-cell>
          <table:table-cell table:style-name="ce271" office:value-type="float" office:value="20">
            <text:p>20</text:p>
          </table:table-cell>
          <table:table-cell table:style-name="ce268"/>
          <table:table-cell table:style-name="ce271" office:value-type="string" table:number-columns-spanned="2" table:number-rows-spanned="1">
            <text:p>Caractéristique</text:p>
          </table:table-cell>
          <table:covered-table-cell table:style-name="ce293"/>
          <table:table-cell table:style-name="ce268" table:number-columns-repeated="3"/>
          <table:table-cell table:style-name="ce273" table:number-columns-repeated="996"/>
        </table:table-row>
        <table:table-row table:style-name="ro1">
          <table:table-cell table:style-name="ce268"/>
          <table:table-cell table:style-name="ce272" office:value-type="float" office:value="0">
            <text:p>0</text:p>
          </table:table-cell>
          <table:table-cell table:style-name="ce274" office:value-type="float" office:value="1">
            <text:p>1</text:p>
          </table:table-cell>
          <table:table-cell table:style-name="ce278" table:formula="of:=[.C3]+[.D$1]" office:value-type="float" office:value="4">
            <text:p>4</text:p>
          </table:table-cell>
          <table:table-cell table:style-name="ce282" table:formula="of:=[.D3]+[.E$1]" office:value-type="float" office:value="10">
            <text:p>10</text:p>
          </table:table-cell>
          <table:table-cell table:style-name="ce278" table:formula="of:=[.E3]+[.F$1]" office:value-type="float" office:value="20">
            <text:p>20</text:p>
          </table:table-cell>
          <table:table-cell table:style-name="ce282" table:formula="of:=[.F3]+[.G$1]" office:value-type="float" office:value="35">
            <text:p>35</text:p>
          </table:table-cell>
          <table:table-cell table:style-name="ce278" table:formula="of:=[.G3]+[.H$1]" office:value-type="float" office:value="56">
            <text:p>56</text:p>
          </table:table-cell>
          <table:table-cell table:style-name="ce282" table:formula="of:=[.H3]+[.I$1]" office:value-type="float" office:value="84">
            <text:p>84</text:p>
          </table:table-cell>
          <table:table-cell table:style-name="ce278" table:formula="of:=[.I3]+[.J$1]" office:value-type="float" office:value="120">
            <text:p>120</text:p>
          </table:table-cell>
          <table:table-cell table:style-name="ce282" table:formula="of:=[.J3]+[.K$1]" office:value-type="float" office:value="165">
            <text:p>165</text:p>
          </table:table-cell>
          <table:table-cell table:style-name="ce285" table:formula="of:=[.K3]+[.L$1]" office:value-type="float" office:value="220">
            <text:p>220</text:p>
          </table:table-cell>
          <table:table-cell table:style-name="ce282" table:formula="of:=[.L3]+[.M$1]" office:value-type="float" office:value="286">
            <text:p>286</text:p>
          </table:table-cell>
          <table:table-cell table:style-name="ce278" table:formula="of:=[.M3]+[.N$1]" office:value-type="float" office:value="364">
            <text:p>364</text:p>
          </table:table-cell>
          <table:table-cell table:style-name="ce282" table:formula="of:=[.N3]+[.O$1]" office:value-type="float" office:value="455">
            <text:p>455</text:p>
          </table:table-cell>
          <table:table-cell table:style-name="ce278" table:formula="of:=[.O3]+[.P$1]" office:value-type="float" office:value="560">
            <text:p>560</text:p>
          </table:table-cell>
          <table:table-cell table:style-name="ce282" table:formula="of:=[.P3]+[.Q$1]" office:value-type="float" office:value="680">
            <text:p>680</text:p>
          </table:table-cell>
          <table:table-cell table:style-name="ce278" table:formula="of:=[.Q3]+[.R$1]" office:value-type="float" office:value="816">
            <text:p>816</text:p>
          </table:table-cell>
          <table:table-cell table:style-name="ce282" table:formula="of:=[.R3]+[.S$1]" office:value-type="float" office:value="969">
            <text:p>969</text:p>
          </table:table-cell>
          <table:table-cell table:style-name="ce278" table:formula="of:=[.S3]+[.T$1]" office:value-type="float" office:value="1140">
            <text:p>1140</text:p>
          </table:table-cell>
          <table:table-cell table:style-name="ce282" table:formula="of:=[.T3]+[.U$1]" office:value-type="float" office:value="1330">
            <text:p>1330</text:p>
          </table:table-cell>
          <table:table-cell table:style-name="ce285" table:formula="of:=[.U3]+[.V$1]" office:value-type="float" office:value="1540">
            <text:p>1540</text:p>
          </table:table-cell>
          <table:table-cell table:style-name="ce268"/>
          <table:table-cell table:style-name="ce290" office:value-type="float" office:value="1">
            <text:p>1</text:p>
          </table:table-cell>
          <table:table-cell table:style-name="ce294" table:formula="of:=[.Y22]" office:value-type="float" office:value="210">
            <text:p>21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">
            <text:p>1</text:p>
          </table:table-cell>
          <table:table-cell table:style-name="ce275"/>
          <table:table-cell table:style-name="ce279" table:formula="of:=[.C4]+[.D$1]" office:value-type="float" office:value="3">
            <text:p>3</text:p>
          </table:table-cell>
          <table:table-cell table:style-name="ce280" table:formula="of:=[.D4]+[.E$1]" office:value-type="float" office:value="9">
            <text:p>9</text:p>
          </table:table-cell>
          <table:table-cell table:style-name="ce279" table:formula="of:=[.E4]+[.F$1]" office:value-type="float" office:value="19">
            <text:p>19</text:p>
          </table:table-cell>
          <table:table-cell table:style-name="ce280" table:formula="of:=[.F4]+[.G$1]" office:value-type="float" office:value="34">
            <text:p>34</text:p>
          </table:table-cell>
          <table:table-cell table:style-name="ce279" table:formula="of:=[.G4]+[.H$1]" office:value-type="float" office:value="55">
            <text:p>55</text:p>
          </table:table-cell>
          <table:table-cell table:style-name="ce280" table:formula="of:=[.H4]+[.I$1]" office:value-type="float" office:value="83">
            <text:p>83</text:p>
          </table:table-cell>
          <table:table-cell table:style-name="ce279" table:formula="of:=[.I4]+[.J$1]" office:value-type="float" office:value="119">
            <text:p>119</text:p>
          </table:table-cell>
          <table:table-cell table:style-name="ce280" table:formula="of:=[.J4]+[.K$1]" office:value-type="float" office:value="164">
            <text:p>164</text:p>
          </table:table-cell>
          <table:table-cell table:style-name="ce286" table:formula="of:=[.K4]+[.L$1]" office:value-type="float" office:value="219">
            <text:p>219</text:p>
          </table:table-cell>
          <table:table-cell table:style-name="ce280" table:formula="of:=[.L4]+[.M$1]" office:value-type="float" office:value="285">
            <text:p>285</text:p>
          </table:table-cell>
          <table:table-cell table:style-name="ce279" table:formula="of:=[.M4]+[.N$1]" office:value-type="float" office:value="363">
            <text:p>363</text:p>
          </table:table-cell>
          <table:table-cell table:style-name="ce280" table:formula="of:=[.N4]+[.O$1]" office:value-type="float" office:value="454">
            <text:p>454</text:p>
          </table:table-cell>
          <table:table-cell table:style-name="ce279" table:formula="of:=[.O4]+[.P$1]" office:value-type="float" office:value="559">
            <text:p>559</text:p>
          </table:table-cell>
          <table:table-cell table:style-name="ce280" table:formula="of:=[.P4]+[.Q$1]" office:value-type="float" office:value="679">
            <text:p>679</text:p>
          </table:table-cell>
          <table:table-cell table:style-name="ce279" table:formula="of:=[.Q4]+[.R$1]" office:value-type="float" office:value="815">
            <text:p>815</text:p>
          </table:table-cell>
          <table:table-cell table:style-name="ce280" table:formula="of:=[.R4]+[.S$1]" office:value-type="float" office:value="968">
            <text:p>968</text:p>
          </table:table-cell>
          <table:table-cell table:style-name="ce279" table:formula="of:=[.S4]+[.T$1]" office:value-type="float" office:value="1139">
            <text:p>1139</text:p>
          </table:table-cell>
          <table:table-cell table:style-name="ce280" table:formula="of:=[.T4]+[.U$1]" office:value-type="float" office:value="1329">
            <text:p>1329</text:p>
          </table:table-cell>
          <table:table-cell table:style-name="ce286" table:formula="of:=[.U4]+[.V$1]" office:value-type="float" office:value="1539">
            <text:p>1539</text:p>
          </table:table-cell>
          <table:table-cell table:style-name="ce268"/>
          <table:table-cell table:style-name="ce290" office:value-type="float" office:value="2">
            <text:p>2</text:p>
          </table:table-cell>
          <table:table-cell table:style-name="ce294" table:formula="of:=[.Y21]" office:value-type="float" office:value="190">
            <text:p>19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2">
            <text:p>2</text:p>
          </table:table-cell>
          <table:table-cell table:style-name="ce276"/>
          <table:table-cell table:style-name="ce280"/>
          <table:table-cell table:style-name="ce283" table:formula="of:=[.D5]+[.E$1]" office:value-type="float" office:value="6">
            <text:p>6</text:p>
          </table:table-cell>
          <table:table-cell table:style-name="ce280" table:formula="of:=[.E5]+[.F$1]" office:value-type="float" office:value="16">
            <text:p>16</text:p>
          </table:table-cell>
          <table:table-cell table:style-name="ce283" table:formula="of:=[.F5]+[.G$1]" office:value-type="float" office:value="31">
            <text:p>31</text:p>
          </table:table-cell>
          <table:table-cell table:style-name="ce280" table:formula="of:=[.G5]+[.H$1]" office:value-type="float" office:value="52">
            <text:p>52</text:p>
          </table:table-cell>
          <table:table-cell table:style-name="ce283" table:formula="of:=[.H5]+[.I$1]" office:value-type="float" office:value="80">
            <text:p>80</text:p>
          </table:table-cell>
          <table:table-cell table:style-name="ce280" table:formula="of:=[.I5]+[.J$1]" office:value-type="float" office:value="116">
            <text:p>116</text:p>
          </table:table-cell>
          <table:table-cell table:style-name="ce283" table:formula="of:=[.J5]+[.K$1]" office:value-type="float" office:value="161">
            <text:p>161</text:p>
          </table:table-cell>
          <table:table-cell table:style-name="ce287" table:formula="of:=[.K5]+[.L$1]" office:value-type="float" office:value="216">
            <text:p>216</text:p>
          </table:table-cell>
          <table:table-cell table:style-name="ce283" table:formula="of:=[.L5]+[.M$1]" office:value-type="float" office:value="282">
            <text:p>282</text:p>
          </table:table-cell>
          <table:table-cell table:style-name="ce280" table:formula="of:=[.M5]+[.N$1]" office:value-type="float" office:value="360">
            <text:p>360</text:p>
          </table:table-cell>
          <table:table-cell table:style-name="ce283" table:formula="of:=[.N5]+[.O$1]" office:value-type="float" office:value="451">
            <text:p>451</text:p>
          </table:table-cell>
          <table:table-cell table:style-name="ce280" table:formula="of:=[.O5]+[.P$1]" office:value-type="float" office:value="556">
            <text:p>556</text:p>
          </table:table-cell>
          <table:table-cell table:style-name="ce283" table:formula="of:=[.P5]+[.Q$1]" office:value-type="float" office:value="676">
            <text:p>676</text:p>
          </table:table-cell>
          <table:table-cell table:style-name="ce280" table:formula="of:=[.Q5]+[.R$1]" office:value-type="float" office:value="812">
            <text:p>812</text:p>
          </table:table-cell>
          <table:table-cell table:style-name="ce283" table:formula="of:=[.R5]+[.S$1]" office:value-type="float" office:value="965">
            <text:p>965</text:p>
          </table:table-cell>
          <table:table-cell table:style-name="ce280" table:formula="of:=[.S5]+[.T$1]" office:value-type="float" office:value="1136">
            <text:p>1136</text:p>
          </table:table-cell>
          <table:table-cell table:style-name="ce283" table:formula="of:=[.T5]+[.U$1]" office:value-type="float" office:value="1326">
            <text:p>1326</text:p>
          </table:table-cell>
          <table:table-cell table:style-name="ce287" table:formula="of:=[.U5]+[.V$1]" office:value-type="float" office:value="1536">
            <text:p>1536</text:p>
          </table:table-cell>
          <table:table-cell table:style-name="ce268"/>
          <table:table-cell table:style-name="ce290" office:value-type="float" office:value="3">
            <text:p>3</text:p>
          </table:table-cell>
          <table:table-cell table:style-name="ce294" table:formula="of:=[.Y20]" office:value-type="float" office:value="171">
            <text:p>171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3">
            <text:p>3</text:p>
          </table:table-cell>
          <table:table-cell table:style-name="ce275"/>
          <table:table-cell table:style-name="ce279"/>
          <table:table-cell table:style-name="ce280"/>
          <table:table-cell table:style-name="ce279" table:formula="of:=[.E6]+[.F$1]" office:value-type="float" office:value="10">
            <text:p>10</text:p>
          </table:table-cell>
          <table:table-cell table:style-name="ce280" table:formula="of:=[.F6]+[.G$1]" office:value-type="float" office:value="25">
            <text:p>25</text:p>
          </table:table-cell>
          <table:table-cell table:style-name="ce279" table:formula="of:=[.G6]+[.H$1]" office:value-type="float" office:value="46">
            <text:p>46</text:p>
          </table:table-cell>
          <table:table-cell table:style-name="ce280" table:formula="of:=[.H6]+[.I$1]" office:value-type="float" office:value="74">
            <text:p>74</text:p>
          </table:table-cell>
          <table:table-cell table:style-name="ce279" table:formula="of:=[.I6]+[.J$1]" office:value-type="float" office:value="110">
            <text:p>110</text:p>
          </table:table-cell>
          <table:table-cell table:style-name="ce280" table:formula="of:=[.J6]+[.K$1]" office:value-type="float" office:value="155">
            <text:p>155</text:p>
          </table:table-cell>
          <table:table-cell table:style-name="ce286" table:formula="of:=[.K6]+[.L$1]" office:value-type="float" office:value="210">
            <text:p>210</text:p>
          </table:table-cell>
          <table:table-cell table:style-name="ce280" table:formula="of:=[.L6]+[.M$1]" office:value-type="float" office:value="276">
            <text:p>276</text:p>
          </table:table-cell>
          <table:table-cell table:style-name="ce279" table:formula="of:=[.M6]+[.N$1]" office:value-type="float" office:value="354">
            <text:p>354</text:p>
          </table:table-cell>
          <table:table-cell table:style-name="ce280" table:formula="of:=[.N6]+[.O$1]" office:value-type="float" office:value="445">
            <text:p>445</text:p>
          </table:table-cell>
          <table:table-cell table:style-name="ce279" table:formula="of:=[.O6]+[.P$1]" office:value-type="float" office:value="550">
            <text:p>550</text:p>
          </table:table-cell>
          <table:table-cell table:style-name="ce280" table:formula="of:=[.P6]+[.Q$1]" office:value-type="float" office:value="670">
            <text:p>670</text:p>
          </table:table-cell>
          <table:table-cell table:style-name="ce279" table:formula="of:=[.Q6]+[.R$1]" office:value-type="float" office:value="806">
            <text:p>806</text:p>
          </table:table-cell>
          <table:table-cell table:style-name="ce280" table:formula="of:=[.R6]+[.S$1]" office:value-type="float" office:value="959">
            <text:p>959</text:p>
          </table:table-cell>
          <table:table-cell table:style-name="ce279" table:formula="of:=[.S6]+[.T$1]" office:value-type="float" office:value="1130">
            <text:p>1130</text:p>
          </table:table-cell>
          <table:table-cell table:style-name="ce280" table:formula="of:=[.T6]+[.U$1]" office:value-type="float" office:value="1320">
            <text:p>1320</text:p>
          </table:table-cell>
          <table:table-cell table:style-name="ce286" table:formula="of:=[.U6]+[.V$1]" office:value-type="float" office:value="1530">
            <text:p>1530</text:p>
          </table:table-cell>
          <table:table-cell table:style-name="ce268"/>
          <table:table-cell table:style-name="ce290" office:value-type="float" office:value="4">
            <text:p>4</text:p>
          </table:table-cell>
          <table:table-cell table:style-name="ce294" table:formula="of:=[.Y19]" office:value-type="float" office:value="153">
            <text:p>153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4">
            <text:p>4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 table:formula="of:=[.F7]+[.G$1]" office:value-type="float" office:value="15">
            <text:p>15</text:p>
          </table:table-cell>
          <table:table-cell table:style-name="ce280" table:formula="of:=[.G7]+[.H$1]" office:value-type="float" office:value="36">
            <text:p>36</text:p>
          </table:table-cell>
          <table:table-cell table:style-name="ce283" table:formula="of:=[.H7]+[.I$1]" office:value-type="float" office:value="64">
            <text:p>64</text:p>
          </table:table-cell>
          <table:table-cell table:style-name="ce280" table:formula="of:=[.I7]+[.J$1]" office:value-type="float" office:value="100">
            <text:p>100</text:p>
          </table:table-cell>
          <table:table-cell table:style-name="ce283" table:formula="of:=[.J7]+[.K$1]" office:value-type="float" office:value="145">
            <text:p>145</text:p>
          </table:table-cell>
          <table:table-cell table:style-name="ce287" table:formula="of:=[.K7]+[.L$1]" office:value-type="float" office:value="200">
            <text:p>200</text:p>
          </table:table-cell>
          <table:table-cell table:style-name="ce283" table:formula="of:=[.L7]+[.M$1]" office:value-type="float" office:value="266">
            <text:p>266</text:p>
          </table:table-cell>
          <table:table-cell table:style-name="ce280" table:formula="of:=[.M7]+[.N$1]" office:value-type="float" office:value="344">
            <text:p>344</text:p>
          </table:table-cell>
          <table:table-cell table:style-name="ce283" table:formula="of:=[.N7]+[.O$1]" office:value-type="float" office:value="435">
            <text:p>435</text:p>
          </table:table-cell>
          <table:table-cell table:style-name="ce280" table:formula="of:=[.O7]+[.P$1]" office:value-type="float" office:value="540">
            <text:p>540</text:p>
          </table:table-cell>
          <table:table-cell table:style-name="ce283" table:formula="of:=[.P7]+[.Q$1]" office:value-type="float" office:value="660">
            <text:p>660</text:p>
          </table:table-cell>
          <table:table-cell table:style-name="ce280" table:formula="of:=[.Q7]+[.R$1]" office:value-type="float" office:value="796">
            <text:p>796</text:p>
          </table:table-cell>
          <table:table-cell table:style-name="ce283" table:formula="of:=[.R7]+[.S$1]" office:value-type="float" office:value="949">
            <text:p>949</text:p>
          </table:table-cell>
          <table:table-cell table:style-name="ce280" table:formula="of:=[.S7]+[.T$1]" office:value-type="float" office:value="1120">
            <text:p>1120</text:p>
          </table:table-cell>
          <table:table-cell table:style-name="ce283" table:formula="of:=[.T7]+[.U$1]" office:value-type="float" office:value="1310">
            <text:p>1310</text:p>
          </table:table-cell>
          <table:table-cell table:style-name="ce287" table:formula="of:=[.U7]+[.V$1]" office:value-type="float" office:value="1520">
            <text:p>1520</text:p>
          </table:table-cell>
          <table:table-cell table:style-name="ce268"/>
          <table:table-cell table:style-name="ce290" office:value-type="float" office:value="5">
            <text:p>5</text:p>
          </table:table-cell>
          <table:table-cell table:style-name="ce294" table:formula="of:=[.Y18]" office:value-type="float" office:value="136">
            <text:p>136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5">
            <text:p>5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 table:formula="of:=[.G8]+[.H$1]" office:value-type="float" office:value="21">
            <text:p>21</text:p>
          </table:table-cell>
          <table:table-cell table:style-name="ce280" table:formula="of:=[.H8]+[.I$1]" office:value-type="float" office:value="49">
            <text:p>49</text:p>
          </table:table-cell>
          <table:table-cell table:style-name="ce279" table:formula="of:=[.I8]+[.J$1]" office:value-type="float" office:value="85">
            <text:p>85</text:p>
          </table:table-cell>
          <table:table-cell table:style-name="ce280" table:formula="of:=[.J8]+[.K$1]" office:value-type="float" office:value="130">
            <text:p>130</text:p>
          </table:table-cell>
          <table:table-cell table:style-name="ce286" table:formula="of:=[.K8]+[.L$1]" office:value-type="float" office:value="185">
            <text:p>185</text:p>
          </table:table-cell>
          <table:table-cell table:style-name="ce280" table:formula="of:=[.L8]+[.M$1]" office:value-type="float" office:value="251">
            <text:p>251</text:p>
          </table:table-cell>
          <table:table-cell table:style-name="ce279" table:formula="of:=[.M8]+[.N$1]" office:value-type="float" office:value="329">
            <text:p>329</text:p>
          </table:table-cell>
          <table:table-cell table:style-name="ce280" table:formula="of:=[.N8]+[.O$1]" office:value-type="float" office:value="420">
            <text:p>420</text:p>
          </table:table-cell>
          <table:table-cell table:style-name="ce279" table:formula="of:=[.O8]+[.P$1]" office:value-type="float" office:value="525">
            <text:p>525</text:p>
          </table:table-cell>
          <table:table-cell table:style-name="ce280" table:formula="of:=[.P8]+[.Q$1]" office:value-type="float" office:value="645">
            <text:p>645</text:p>
          </table:table-cell>
          <table:table-cell table:style-name="ce279" table:formula="of:=[.Q8]+[.R$1]" office:value-type="float" office:value="781">
            <text:p>781</text:p>
          </table:table-cell>
          <table:table-cell table:style-name="ce280" table:formula="of:=[.R8]+[.S$1]" office:value-type="float" office:value="934">
            <text:p>934</text:p>
          </table:table-cell>
          <table:table-cell table:style-name="ce279" table:formula="of:=[.S8]+[.T$1]" office:value-type="float" office:value="1105">
            <text:p>1105</text:p>
          </table:table-cell>
          <table:table-cell table:style-name="ce280" table:formula="of:=[.T8]+[.U$1]" office:value-type="float" office:value="1295">
            <text:p>1295</text:p>
          </table:table-cell>
          <table:table-cell table:style-name="ce286" table:formula="of:=[.U8]+[.V$1]" office:value-type="float" office:value="1505">
            <text:p>1505</text:p>
          </table:table-cell>
          <table:table-cell table:style-name="ce268"/>
          <table:table-cell table:style-name="ce290" office:value-type="float" office:value="6">
            <text:p>6</text:p>
          </table:table-cell>
          <table:table-cell table:style-name="ce294" table:formula="of:=[.Y17]" office:value-type="float" office:value="120">
            <text:p>12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6">
            <text:p>6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 table:formula="of:=[.H9]+[.I$1]" office:value-type="float" office:value="28">
            <text:p>28</text:p>
          </table:table-cell>
          <table:table-cell table:style-name="ce280" table:formula="of:=[.I9]+[.J$1]" office:value-type="float" office:value="64">
            <text:p>64</text:p>
          </table:table-cell>
          <table:table-cell table:style-name="ce283" table:formula="of:=[.J9]+[.K$1]" office:value-type="float" office:value="109">
            <text:p>109</text:p>
          </table:table-cell>
          <table:table-cell table:style-name="ce287" table:formula="of:=[.K9]+[.L$1]" office:value-type="float" office:value="164">
            <text:p>164</text:p>
          </table:table-cell>
          <table:table-cell table:style-name="ce283" table:formula="of:=[.L9]+[.M$1]" office:value-type="float" office:value="230">
            <text:p>230</text:p>
          </table:table-cell>
          <table:table-cell table:style-name="ce280" table:formula="of:=[.M9]+[.N$1]" office:value-type="float" office:value="308">
            <text:p>308</text:p>
          </table:table-cell>
          <table:table-cell table:style-name="ce283" table:formula="of:=[.N9]+[.O$1]" office:value-type="float" office:value="399">
            <text:p>399</text:p>
          </table:table-cell>
          <table:table-cell table:style-name="ce280" table:formula="of:=[.O9]+[.P$1]" office:value-type="float" office:value="504">
            <text:p>504</text:p>
          </table:table-cell>
          <table:table-cell table:style-name="ce283" table:formula="of:=[.P9]+[.Q$1]" office:value-type="float" office:value="624">
            <text:p>624</text:p>
          </table:table-cell>
          <table:table-cell table:style-name="ce280" table:formula="of:=[.Q9]+[.R$1]" office:value-type="float" office:value="760">
            <text:p>760</text:p>
          </table:table-cell>
          <table:table-cell table:style-name="ce283" table:formula="of:=[.R9]+[.S$1]" office:value-type="float" office:value="913">
            <text:p>913</text:p>
          </table:table-cell>
          <table:table-cell table:style-name="ce280" table:formula="of:=[.S9]+[.T$1]" office:value-type="float" office:value="1084">
            <text:p>1084</text:p>
          </table:table-cell>
          <table:table-cell table:style-name="ce283" table:formula="of:=[.T9]+[.U$1]" office:value-type="float" office:value="1274">
            <text:p>1274</text:p>
          </table:table-cell>
          <table:table-cell table:style-name="ce287" table:formula="of:=[.U9]+[.V$1]" office:value-type="float" office:value="1484">
            <text:p>1484</text:p>
          </table:table-cell>
          <table:table-cell table:style-name="ce268"/>
          <table:table-cell table:style-name="ce290" office:value-type="float" office:value="7">
            <text:p>7</text:p>
          </table:table-cell>
          <table:table-cell table:style-name="ce294" table:formula="of:=[.Y16]" office:value-type="float" office:value="105">
            <text:p>105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7">
            <text:p>7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 table:formula="of:=[.I10]+[.J$1]" office:value-type="float" office:value="36">
            <text:p>36</text:p>
          </table:table-cell>
          <table:table-cell table:style-name="ce280" table:formula="of:=[.J10]+[.K$1]" office:value-type="float" office:value="81">
            <text:p>81</text:p>
          </table:table-cell>
          <table:table-cell table:style-name="ce286" table:formula="of:=[.K10]+[.L$1]" office:value-type="float" office:value="136">
            <text:p>136</text:p>
          </table:table-cell>
          <table:table-cell table:style-name="ce280" table:formula="of:=[.L10]+[.M$1]" office:value-type="float" office:value="202">
            <text:p>202</text:p>
          </table:table-cell>
          <table:table-cell table:style-name="ce279" table:formula="of:=[.M10]+[.N$1]" office:value-type="float" office:value="280">
            <text:p>280</text:p>
          </table:table-cell>
          <table:table-cell table:style-name="ce280" table:formula="of:=[.N10]+[.O$1]" office:value-type="float" office:value="371">
            <text:p>371</text:p>
          </table:table-cell>
          <table:table-cell table:style-name="ce279" table:formula="of:=[.O10]+[.P$1]" office:value-type="float" office:value="476">
            <text:p>476</text:p>
          </table:table-cell>
          <table:table-cell table:style-name="ce280" table:formula="of:=[.P10]+[.Q$1]" office:value-type="float" office:value="596">
            <text:p>596</text:p>
          </table:table-cell>
          <table:table-cell table:style-name="ce279" table:formula="of:=[.Q10]+[.R$1]" office:value-type="float" office:value="732">
            <text:p>732</text:p>
          </table:table-cell>
          <table:table-cell table:style-name="ce280" table:formula="of:=[.R10]+[.S$1]" office:value-type="float" office:value="885">
            <text:p>885</text:p>
          </table:table-cell>
          <table:table-cell table:style-name="ce279" table:formula="of:=[.S10]+[.T$1]" office:value-type="float" office:value="1056">
            <text:p>1056</text:p>
          </table:table-cell>
          <table:table-cell table:style-name="ce280" table:formula="of:=[.T10]+[.U$1]" office:value-type="float" office:value="1246">
            <text:p>1246</text:p>
          </table:table-cell>
          <table:table-cell table:style-name="ce286" table:formula="of:=[.U10]+[.V$1]" office:value-type="float" office:value="1456">
            <text:p>1456</text:p>
          </table:table-cell>
          <table:table-cell table:style-name="ce268"/>
          <table:table-cell table:style-name="ce290" office:value-type="float" office:value="8">
            <text:p>8</text:p>
          </table:table-cell>
          <table:table-cell table:style-name="ce294" table:formula="of:=[.Y15]" office:value-type="float" office:value="91">
            <text:p>91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8">
            <text:p>8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 table:formula="of:=[.J11]+[.K$1]" office:value-type="float" office:value="45">
            <text:p>45</text:p>
          </table:table-cell>
          <table:table-cell table:style-name="ce287" table:formula="of:=[.K11]+[.L$1]" office:value-type="float" office:value="100">
            <text:p>100</text:p>
          </table:table-cell>
          <table:table-cell table:style-name="ce283" table:formula="of:=[.L11]+[.M$1]" office:value-type="float" office:value="166">
            <text:p>166</text:p>
          </table:table-cell>
          <table:table-cell table:style-name="ce280" table:formula="of:=[.M11]+[.N$1]" office:value-type="float" office:value="244">
            <text:p>244</text:p>
          </table:table-cell>
          <table:table-cell table:style-name="ce283" table:formula="of:=[.N11]+[.O$1]" office:value-type="float" office:value="335">
            <text:p>335</text:p>
          </table:table-cell>
          <table:table-cell table:style-name="ce280" table:formula="of:=[.O11]+[.P$1]" office:value-type="float" office:value="440">
            <text:p>440</text:p>
          </table:table-cell>
          <table:table-cell table:style-name="ce283" table:formula="of:=[.P11]+[.Q$1]" office:value-type="float" office:value="560">
            <text:p>560</text:p>
          </table:table-cell>
          <table:table-cell table:style-name="ce280" table:formula="of:=[.Q11]+[.R$1]" office:value-type="float" office:value="696">
            <text:p>696</text:p>
          </table:table-cell>
          <table:table-cell table:style-name="ce283" table:formula="of:=[.R11]+[.S$1]" office:value-type="float" office:value="849">
            <text:p>849</text:p>
          </table:table-cell>
          <table:table-cell table:style-name="ce280" table:formula="of:=[.S11]+[.T$1]" office:value-type="float" office:value="1020">
            <text:p>1020</text:p>
          </table:table-cell>
          <table:table-cell table:style-name="ce283" table:formula="of:=[.T11]+[.U$1]" office:value-type="float" office:value="1210">
            <text:p>1210</text:p>
          </table:table-cell>
          <table:table-cell table:style-name="ce287" table:formula="of:=[.U11]+[.V$1]" office:value-type="float" office:value="1420">
            <text:p>1420</text:p>
          </table:table-cell>
          <table:table-cell table:style-name="ce268"/>
          <table:table-cell table:style-name="ce290" office:value-type="float" office:value="9">
            <text:p>9</text:p>
          </table:table-cell>
          <table:table-cell table:style-name="ce294" table:formula="of:=[.Y14]" office:value-type="float" office:value="78">
            <text:p>78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9">
            <text:p>9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86" table:formula="of:=[.K12]+[.L$1]" office:value-type="float" office:value="55">
            <text:p>55</text:p>
          </table:table-cell>
          <table:table-cell table:style-name="ce280" table:formula="of:=[.L12]+[.M$1]" office:value-type="float" office:value="121">
            <text:p>121</text:p>
          </table:table-cell>
          <table:table-cell table:style-name="ce279" table:formula="of:=[.M12]+[.N$1]" office:value-type="float" office:value="199">
            <text:p>199</text:p>
          </table:table-cell>
          <table:table-cell table:style-name="ce280" table:formula="of:=[.N12]+[.O$1]" office:value-type="float" office:value="290">
            <text:p>290</text:p>
          </table:table-cell>
          <table:table-cell table:style-name="ce279" table:formula="of:=[.O12]+[.P$1]" office:value-type="float" office:value="395">
            <text:p>395</text:p>
          </table:table-cell>
          <table:table-cell table:style-name="ce280" table:formula="of:=[.P12]+[.Q$1]" office:value-type="float" office:value="515">
            <text:p>515</text:p>
          </table:table-cell>
          <table:table-cell table:style-name="ce279" table:formula="of:=[.Q12]+[.R$1]" office:value-type="float" office:value="651">
            <text:p>651</text:p>
          </table:table-cell>
          <table:table-cell table:style-name="ce280" table:formula="of:=[.R12]+[.S$1]" office:value-type="float" office:value="804">
            <text:p>804</text:p>
          </table:table-cell>
          <table:table-cell table:style-name="ce279" table:formula="of:=[.S12]+[.T$1]" office:value-type="float" office:value="975">
            <text:p>975</text:p>
          </table:table-cell>
          <table:table-cell table:style-name="ce280" table:formula="of:=[.T12]+[.U$1]" office:value-type="float" office:value="1165">
            <text:p>1165</text:p>
          </table:table-cell>
          <table:table-cell table:style-name="ce286" table:formula="of:=[.U12]+[.V$1]" office:value-type="float" office:value="1375">
            <text:p>1375</text:p>
          </table:table-cell>
          <table:table-cell table:style-name="ce268"/>
          <table:table-cell table:style-name="ce271" office:value-type="float" office:value="10">
            <text:p>10</text:p>
          </table:table-cell>
          <table:table-cell table:style-name="ce280" table:formula="of:=[.Y13]" office:value-type="float" office:value="66">
            <text:p>66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10">
            <text:p>10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7"/>
          <table:table-cell table:style-name="ce283" table:formula="of:=[.L13]+[.M$1]" office:value-type="float" office:value="66">
            <text:p>66</text:p>
          </table:table-cell>
          <table:table-cell table:style-name="ce280" table:formula="of:=[.M13]+[.N$1]" office:value-type="float" office:value="144">
            <text:p>144</text:p>
          </table:table-cell>
          <table:table-cell table:style-name="ce283" table:formula="of:=[.N13]+[.O$1]" office:value-type="float" office:value="235">
            <text:p>235</text:p>
          </table:table-cell>
          <table:table-cell table:style-name="ce280" table:formula="of:=[.O13]+[.P$1]" office:value-type="float" office:value="340">
            <text:p>340</text:p>
          </table:table-cell>
          <table:table-cell table:style-name="ce283" table:formula="of:=[.P13]+[.Q$1]" office:value-type="float" office:value="460">
            <text:p>460</text:p>
          </table:table-cell>
          <table:table-cell table:style-name="ce280" table:formula="of:=[.Q13]+[.R$1]" office:value-type="float" office:value="596">
            <text:p>596</text:p>
          </table:table-cell>
          <table:table-cell table:style-name="ce283" table:formula="of:=[.R13]+[.S$1]" office:value-type="float" office:value="749">
            <text:p>749</text:p>
          </table:table-cell>
          <table:table-cell table:style-name="ce280" table:formula="of:=[.S13]+[.T$1]" office:value-type="float" office:value="920">
            <text:p>920</text:p>
          </table:table-cell>
          <table:table-cell table:style-name="ce283" table:formula="of:=[.T13]+[.U$1]" office:value-type="float" office:value="1110">
            <text:p>1110</text:p>
          </table:table-cell>
          <table:table-cell table:style-name="ce287" table:formula="of:=[.U13]+[.V$1]" office:value-type="float" office:value="1320">
            <text:p>1320</text:p>
          </table:table-cell>
          <table:table-cell table:style-name="ce268"/>
          <table:table-cell table:style-name="ce271" office:value-type="float" office:value="11">
            <text:p>11</text:p>
          </table:table-cell>
          <table:table-cell table:style-name="ce280" office:value-type="float" office:value="66">
            <text:p>66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1">
            <text:p>11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86"/>
          <table:table-cell table:style-name="ce280"/>
          <table:table-cell table:style-name="ce279" table:formula="of:=[.M14]+[.N$1]" office:value-type="float" office:value="78">
            <text:p>78</text:p>
          </table:table-cell>
          <table:table-cell table:style-name="ce280" table:formula="of:=[.N14]+[.O$1]" office:value-type="float" office:value="169">
            <text:p>169</text:p>
          </table:table-cell>
          <table:table-cell table:style-name="ce279" table:formula="of:=[.O14]+[.P$1]" office:value-type="float" office:value="274">
            <text:p>274</text:p>
          </table:table-cell>
          <table:table-cell table:style-name="ce280" table:formula="of:=[.P14]+[.Q$1]" office:value-type="float" office:value="394">
            <text:p>394</text:p>
          </table:table-cell>
          <table:table-cell table:style-name="ce279" table:formula="of:=[.Q14]+[.R$1]" office:value-type="float" office:value="530">
            <text:p>530</text:p>
          </table:table-cell>
          <table:table-cell table:style-name="ce280" table:formula="of:=[.R14]+[.S$1]" office:value-type="float" office:value="683">
            <text:p>683</text:p>
          </table:table-cell>
          <table:table-cell table:style-name="ce279" table:formula="of:=[.S14]+[.T$1]" office:value-type="float" office:value="854">
            <text:p>854</text:p>
          </table:table-cell>
          <table:table-cell table:style-name="ce280" table:formula="of:=[.T14]+[.U$1]" office:value-type="float" office:value="1044">
            <text:p>1044</text:p>
          </table:table-cell>
          <table:table-cell table:style-name="ce286" table:formula="of:=[.U14]+[.V$1]" office:value-type="float" office:value="1254">
            <text:p>1254</text:p>
          </table:table-cell>
          <table:table-cell table:style-name="ce268"/>
          <table:table-cell table:style-name="ce290" office:value-type="float" office:value="12">
            <text:p>12</text:p>
          </table:table-cell>
          <table:table-cell table:style-name="ce294" table:formula="of:=[.Y13]+[.X14]" office:value-type="float" office:value="78">
            <text:p>78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12">
            <text:p>12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7"/>
          <table:table-cell table:style-name="ce283"/>
          <table:table-cell table:style-name="ce280"/>
          <table:table-cell table:style-name="ce283" table:formula="of:=[.N15]+[.O$1]" office:value-type="float" office:value="91">
            <text:p>91</text:p>
          </table:table-cell>
          <table:table-cell table:style-name="ce280" table:formula="of:=[.O15]+[.P$1]" office:value-type="float" office:value="196">
            <text:p>196</text:p>
          </table:table-cell>
          <table:table-cell table:style-name="ce283" table:formula="of:=[.P15]+[.Q$1]" office:value-type="float" office:value="316">
            <text:p>316</text:p>
          </table:table-cell>
          <table:table-cell table:style-name="ce280" table:formula="of:=[.Q15]+[.R$1]" office:value-type="float" office:value="452">
            <text:p>452</text:p>
          </table:table-cell>
          <table:table-cell table:style-name="ce283" table:formula="of:=[.R15]+[.S$1]" office:value-type="float" office:value="605">
            <text:p>605</text:p>
          </table:table-cell>
          <table:table-cell table:style-name="ce280" table:formula="of:=[.S15]+[.T$1]" office:value-type="float" office:value="776">
            <text:p>776</text:p>
          </table:table-cell>
          <table:table-cell table:style-name="ce283" table:formula="of:=[.T15]+[.U$1]" office:value-type="float" office:value="966">
            <text:p>966</text:p>
          </table:table-cell>
          <table:table-cell table:style-name="ce287" table:formula="of:=[.U15]+[.V$1]" office:value-type="float" office:value="1176">
            <text:p>1176</text:p>
          </table:table-cell>
          <table:table-cell table:style-name="ce268"/>
          <table:table-cell table:style-name="ce290" office:value-type="float" office:value="13">
            <text:p>13</text:p>
          </table:table-cell>
          <table:table-cell table:style-name="ce294" table:formula="of:=[.Y14]+[.X15]" office:value-type="float" office:value="91">
            <text:p>91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3">
            <text:p>13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86"/>
          <table:table-cell table:style-name="ce280"/>
          <table:table-cell table:style-name="ce279"/>
          <table:table-cell table:style-name="ce280"/>
          <table:table-cell table:style-name="ce279" table:formula="of:=[.O16]+[.P$1]" office:value-type="float" office:value="105">
            <text:p>105</text:p>
          </table:table-cell>
          <table:table-cell table:style-name="ce280" table:formula="of:=[.P16]+[.Q$1]" office:value-type="float" office:value="225">
            <text:p>225</text:p>
          </table:table-cell>
          <table:table-cell table:style-name="ce279" table:formula="of:=[.Q16]+[.R$1]" office:value-type="float" office:value="361">
            <text:p>361</text:p>
          </table:table-cell>
          <table:table-cell table:style-name="ce280" table:formula="of:=[.R16]+[.S$1]" office:value-type="float" office:value="514">
            <text:p>514</text:p>
          </table:table-cell>
          <table:table-cell table:style-name="ce279" table:formula="of:=[.S16]+[.T$1]" office:value-type="float" office:value="685">
            <text:p>685</text:p>
          </table:table-cell>
          <table:table-cell table:style-name="ce280" table:formula="of:=[.T16]+[.U$1]" office:value-type="float" office:value="875">
            <text:p>875</text:p>
          </table:table-cell>
          <table:table-cell table:style-name="ce286" table:formula="of:=[.U16]+[.V$1]" office:value-type="float" office:value="1085">
            <text:p>1085</text:p>
          </table:table-cell>
          <table:table-cell table:style-name="ce268"/>
          <table:table-cell table:style-name="ce290" office:value-type="float" office:value="14">
            <text:p>14</text:p>
          </table:table-cell>
          <table:table-cell table:style-name="ce294" table:formula="of:=[.Y15]+[.X16]" office:value-type="float" office:value="105">
            <text:p>105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14">
            <text:p>14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7"/>
          <table:table-cell table:style-name="ce283"/>
          <table:table-cell table:style-name="ce280"/>
          <table:table-cell table:style-name="ce283"/>
          <table:table-cell table:style-name="ce280"/>
          <table:table-cell table:style-name="ce283" table:formula="of:=[.P17]+[.Q$1]" office:value-type="float" office:value="120">
            <text:p>120</text:p>
          </table:table-cell>
          <table:table-cell table:style-name="ce280" table:formula="of:=[.Q17]+[.R$1]" office:value-type="float" office:value="256">
            <text:p>256</text:p>
          </table:table-cell>
          <table:table-cell table:style-name="ce283" table:formula="of:=[.R17]+[.S$1]" office:value-type="float" office:value="409">
            <text:p>409</text:p>
          </table:table-cell>
          <table:table-cell table:style-name="ce280" table:formula="of:=[.S17]+[.T$1]" office:value-type="float" office:value="580">
            <text:p>580</text:p>
          </table:table-cell>
          <table:table-cell table:style-name="ce283" table:formula="of:=[.T17]+[.U$1]" office:value-type="float" office:value="770">
            <text:p>770</text:p>
          </table:table-cell>
          <table:table-cell table:style-name="ce287" table:formula="of:=[.U17]+[.V$1]" office:value-type="float" office:value="980">
            <text:p>980</text:p>
          </table:table-cell>
          <table:table-cell table:style-name="ce268"/>
          <table:table-cell table:style-name="ce290" office:value-type="float" office:value="15">
            <text:p>15</text:p>
          </table:table-cell>
          <table:table-cell table:style-name="ce294" table:formula="of:=[.Y16]+[.X17]" office:value-type="float" office:value="120">
            <text:p>12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5">
            <text:p>15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86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 table:formula="of:=[.Q18]+[.R$1]" office:value-type="float" office:value="136">
            <text:p>136</text:p>
          </table:table-cell>
          <table:table-cell table:style-name="ce280" table:formula="of:=[.R18]+[.S$1]" office:value-type="float" office:value="289">
            <text:p>289</text:p>
          </table:table-cell>
          <table:table-cell table:style-name="ce279" table:formula="of:=[.S18]+[.T$1]" office:value-type="float" office:value="460">
            <text:p>460</text:p>
          </table:table-cell>
          <table:table-cell table:style-name="ce280" table:formula="of:=[.T18]+[.U$1]" office:value-type="float" office:value="650">
            <text:p>650</text:p>
          </table:table-cell>
          <table:table-cell table:style-name="ce286" table:formula="of:=[.U18]+[.V$1]" office:value-type="float" office:value="860">
            <text:p>860</text:p>
          </table:table-cell>
          <table:table-cell table:style-name="ce268"/>
          <table:table-cell table:style-name="ce290" office:value-type="float" office:value="16">
            <text:p>16</text:p>
          </table:table-cell>
          <table:table-cell table:style-name="ce294" table:formula="of:=[.Y17]+[.X18]" office:value-type="float" office:value="136">
            <text:p>136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16">
            <text:p>16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7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 table:formula="of:=[.R19]+[.S$1]" office:value-type="float" office:value="153">
            <text:p>153</text:p>
          </table:table-cell>
          <table:table-cell table:style-name="ce280" table:formula="of:=[.S19]+[.T$1]" office:value-type="float" office:value="324">
            <text:p>324</text:p>
          </table:table-cell>
          <table:table-cell table:style-name="ce283" table:formula="of:=[.T19]+[.U$1]" office:value-type="float" office:value="514">
            <text:p>514</text:p>
          </table:table-cell>
          <table:table-cell table:style-name="ce287" table:formula="of:=[.U19]+[.V$1]" office:value-type="float" office:value="724">
            <text:p>724</text:p>
          </table:table-cell>
          <table:table-cell table:style-name="ce268"/>
          <table:table-cell table:style-name="ce290" office:value-type="float" office:value="17">
            <text:p>17</text:p>
          </table:table-cell>
          <table:table-cell table:style-name="ce294" table:formula="of:=[.Y18]+[.X19]" office:value-type="float" office:value="153">
            <text:p>153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7">
            <text:p>17</text:p>
          </table:table-cell>
          <table:table-cell table:style-name="ce275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86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/>
          <table:table-cell table:style-name="ce280"/>
          <table:table-cell table:style-name="ce279" table:formula="of:=[.S20]+[.T$1]" office:value-type="float" office:value="171">
            <text:p>171</text:p>
          </table:table-cell>
          <table:table-cell table:style-name="ce280" table:formula="of:=[.T20]+[.U$1]" office:value-type="float" office:value="361">
            <text:p>361</text:p>
          </table:table-cell>
          <table:table-cell table:style-name="ce286" table:formula="of:=[.U20]+[.V$1]" office:value-type="float" office:value="571">
            <text:p>571</text:p>
          </table:table-cell>
          <table:table-cell table:style-name="ce268"/>
          <table:table-cell table:style-name="ce290" office:value-type="float" office:value="18">
            <text:p>18</text:p>
          </table:table-cell>
          <table:table-cell table:style-name="ce294" table:formula="of:=[.Y19]+[.X20]" office:value-type="float" office:value="171">
            <text:p>171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2" office:value-type="float" office:value="18">
            <text:p>18</text:p>
          </table:table-cell>
          <table:table-cell table:style-name="ce276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7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/>
          <table:table-cell table:style-name="ce280"/>
          <table:table-cell table:style-name="ce283" table:formula="of:=[.T21]+[.U$1]" office:value-type="float" office:value="190">
            <text:p>190</text:p>
          </table:table-cell>
          <table:table-cell table:style-name="ce287" table:formula="of:=[.U21]+[.V$1]" office:value-type="float" office:value="400">
            <text:p>400</text:p>
          </table:table-cell>
          <table:table-cell table:style-name="ce268"/>
          <table:table-cell table:style-name="ce290" office:value-type="float" office:value="19">
            <text:p>19</text:p>
          </table:table-cell>
          <table:table-cell table:style-name="ce294" table:formula="of:=[.Y20]+[.X21]" office:value-type="float" office:value="190">
            <text:p>19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/>
          <table:table-cell table:style-name="ce271" office:value-type="float" office:value="19">
            <text:p>19</text:p>
          </table:table-cell>
          <table:table-cell table:style-name="ce277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288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288" table:formula="of:=[.U22]+[.V$1]" office:value-type="float" office:value="210">
            <text:p>210</text:p>
          </table:table-cell>
          <table:table-cell table:style-name="ce268"/>
          <table:table-cell table:style-name="ce271" office:value-type="float" office:value="20">
            <text:p>20</text:p>
          </table:table-cell>
          <table:table-cell table:style-name="ce280" table:formula="of:=[.Y21]+[.X22]" office:value-type="float" office:value="210">
            <text:p>21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0" office:value-type="float" office:value="21">
            <text:p>21</text:p>
          </table:table-cell>
          <table:table-cell table:style-name="ce294" table:formula="of:=[.Y22]+[.X23]" office:value-type="float" office:value="231">
            <text:p>231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0" office:value-type="float" office:value="22">
            <text:p>22</text:p>
          </table:table-cell>
          <table:table-cell table:style-name="ce294" table:formula="of:=[.Y23]+[.X24]" office:value-type="float" office:value="253">
            <text:p>253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0" office:value-type="float" office:value="23">
            <text:p>23</text:p>
          </table:table-cell>
          <table:table-cell table:style-name="ce294" table:formula="of:=[.Y24]+[.X25]" office:value-type="float" office:value="276">
            <text:p>276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0" office:value-type="float" office:value="24">
            <text:p>24</text:p>
          </table:table-cell>
          <table:table-cell table:style-name="ce294" table:formula="of:=[.Y25]+[.X26]" office:value-type="float" office:value="300">
            <text:p>300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0" office:value-type="float" office:value="25">
            <text:p>25</text:p>
          </table:table-cell>
          <table:table-cell table:style-name="ce294" table:formula="of:=[.Y26]+[.X27]" office:value-type="float" office:value="325">
            <text:p>325</text:p>
          </table:table-cell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1"/>
          <table:table-cell table:style-name="ce269"/>
          <table:table-cell table:style-name="ce268" table:number-columns-repeated="3"/>
          <table:table-cell table:style-name="ce269" table:number-columns-repeated="229"/>
          <table:table-cell table:number-columns-repeated="767"/>
        </table:table-row>
        <table:table-row table:style-name="ro1">
          <table:table-cell table:style-name="ce268" table:number-columns-repeated="23"/>
          <table:table-cell table:style-name="ce292"/>
          <table:table-cell table:style-name="ce268" table:number-columns-repeated="4"/>
          <table:table-cell table:style-name="ce269" table:number-columns-repeated="229"/>
          <table:table-cell table:number-columns-repeated="767"/>
        </table:table-row>
        <table:table-row table:style-name="ro1" table:number-rows-repeated="65507">
          <table:table-cell table:style-name="ce269"/>
          <table:table-cell table:style-name="ce273"/>
          <table:table-cell table:style-name="ce269" table:number-columns-repeated="21"/>
          <table:table-cell table:style-name="ce291"/>
          <table:table-cell table:style-name="ce269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78" table:default-cell-style-name="Default"/>
        <table:table-column table:style-name="co25" table:number-columns-repeated="7" table:default-cell-style-name="Default"/>
        <table:table-column table:style-name="co78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486"/>
        <table:table-column table:style-name="co79" table:default-cell-style-name="ce486"/>
        <table:table-column table:style-name="co16" table:default-cell-style-name="ce486"/>
        <table:table-column table:style-name="co80" table:default-cell-style-name="ce486"/>
        <table:table-column table:style-name="co31" table:number-columns-repeated="4" table:default-cell-style-name="ce486"/>
        <table:table-column table:style-name="co31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5" table:default-cell-style-name="Default"/>
        <table:table-column table:style-name="co26" table:number-columns-repeated="985" table:default-cell-style-name="Default"/>
        <table:table-row table:style-name="ro1">
          <table:table-cell table:style-name="ce414" table:number-columns-repeated="257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For</text:p>
          </table:table-cell>
          <table:table-cell table:style-name="ce298" office:value-type="float" office:value="11">
            <text:p>11</text:p>
          </table:table-cell>
          <table:table-cell table:style-name="ce414"/>
          <table:table-cell table:style-name="ce416" office:value-type="string">
            <text:p>Encombrement</text:p>
          </table:table-cell>
          <table:table-cell table:style-name="ce416" office:value-type="string">
            <text:p>Pds</text:p>
          </table:table-cell>
          <table:table-cell table:style-name="ce416" office:value-type="string">
            <text:p>Ma</text:p>
          </table:table-cell>
          <table:table-cell table:style-name="ce416" office:value-type="string">
            <text:p>Co</text:p>
          </table:table-cell>
          <table:table-cell table:style-name="ce416" office:value-type="string">
            <text:p>Sp</text:p>
          </table:table-cell>
          <table:table-cell table:style-name="ce471" office:value-type="string">
            <text:p>Max</text:p>
          </table:table-cell>
          <table:table-cell table:style-name="ce2"/>
          <table:table-cell table:style-name="ce475"/>
          <table:table-cell table:style-name="ce416" office:value-type="string">
            <text:p>Physique</text:p>
          </table:table-cell>
          <table:table-cell table:style-name="ce416" office:value-type="string">
            <text:p>Val</text:p>
          </table:table-cell>
          <table:table-cell table:style-name="ce418" table:number-columns-repeated="4"/>
          <table:table-cell table:style-name="ce473" table:number-columns-repeated="5"/>
          <table:table-cell table:style-name="Default" table:number-columns-repeated="9"/>
          <table:table-cell table:style-name="ce473" table:number-columns-repeated="4"/>
          <table:table-cell table:style-name="ce414"/>
          <table:table-cell table:style-name="ce414" office:value-type="string">
            <text:p>Taille</text:p>
          </table:table-cell>
          <table:table-cell table:style-name="ce414" office:value-type="string">
            <text:p>Poids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Con</text:p>
          </table:table-cell>
          <table:table-cell table:style-name="ce298" office:value-type="float" office:value="7">
            <text:p>7</text:p>
          </table:table-cell>
          <table:table-cell table:style-name="ce414"/>
          <table:table-cell table:style-name="ce415" office:value-type="string">
            <text:p>Léger</text:p>
          </table:table-cell>
          <table:table-cell table:style-name="ce419" table:formula="of:=pmax/4" office:value-type="float" office:value="13.75">
            <text:p>14 </text:p>
          </table:table-cell>
          <table:table-cell table:style-name="ce419" table:formula="of:=((tai-poi)/2+rap)/2" office:value-type="float" office:value="2.75">
            <text:p>3 </text:p>
          </table:table-cell>
          <table:table-cell table:style-name="ce419" table:formula="of:=((tai-poi)/2+rap+end)/2" office:value-type="float" office:value="8.25">
            <text:p>8 </text:p>
          </table:table-cell>
          <table:table-cell table:style-name="ce419" table:formula="of:=((tai-poi)/2+rap+end+for+con)/2" office:value-type="float" office:value="17.25">
            <text:p>17 </text:p>
          </table:table-cell>
          <table:table-cell table:style-name="ce471" table:formula="of:=(for+tai/2-5)*5" office:value-type="float" office:value="55">
            <text:p>55 </text:p>
          </table:table-cell>
          <table:table-cell table:style-name="ce2"/>
          <table:table-cell table:style-name="ce475"/>
          <table:table-cell table:style-name="ce415" office:value-type="string">
            <text:p>Taille</text:p>
          </table:table-cell>
          <table:table-cell table:style-name="ce421" table:formula="of:=INDEX(tab1;tai+2;2)" office:value-type="float" office:value="1.7">
            <text:p>1,70 </text:p>
          </table:table-cell>
          <table:table-cell table:style-name="ce418" table:number-columns-repeated="4"/>
          <table:table-cell table:style-name="ce472" table:number-columns-repeated="5"/>
          <table:table-cell table:style-name="Default" table:number-columns-repeated="9"/>
          <table:table-cell table:style-name="ce472" table:number-columns-repeated="4"/>
          <table:table-cell table:style-name="ce414" office:value-type="float" office:value="0">
            <text:p>0 </text:p>
          </table:table-cell>
          <table:table-cell table:style-name="ce414" table:formula="of:=3.4-[.AL23]" office:value-type="float" office:value="0">
            <text:p>0 </text:p>
          </table:table-cell>
          <table:table-cell table:style-name="ce414" table:formula="of:=[.AK3]/0.15" office:value-type="float" office:value="0">
            <text:p>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End</text:p>
          </table:table-cell>
          <table:table-cell table:style-name="ce298" office:value-type="float" office:value="11">
            <text:p>11</text:p>
          </table:table-cell>
          <table:table-cell table:style-name="ce414"/>
          <table:table-cell table:style-name="ce415" office:value-type="string">
            <text:p>Modéré</text:p>
          </table:table-cell>
          <table:table-cell table:style-name="ce419" table:formula="of:=pmax/2" office:value-type="float" office:value="27.5">
            <text:p>28 </text:p>
          </table:table-cell>
          <table:table-cell table:style-name="ce419" table:formula="of:=ma*3/4" office:value-type="float" office:value="2.0625">
            <text:p>2 </text:p>
          </table:table-cell>
          <table:table-cell table:style-name="ce419" table:formula="of:=co*3/4" office:value-type="float" office:value="6.1875">
            <text:p>6 </text:p>
          </table:table-cell>
          <table:table-cell table:style-name="ce419" table:formula="of:=sp*3/4" office:value-type="float" office:value="12.9375">
            <text:p>13 </text:p>
          </table:table-cell>
          <table:table-cell table:style-name="ce472"/>
          <table:table-cell table:style-name="ce2"/>
          <table:table-cell table:style-name="ce475"/>
          <table:table-cell table:style-name="ce415" office:value-type="string">
            <text:p>Poids</text:p>
          </table:table-cell>
          <table:table-cell table:style-name="ce419" table:formula="of:=INDEX(tab1;poi+2;3)" office:value-type="float" office:value="46.6666666666667">
            <text:p>47 </text:p>
          </table:table-cell>
          <table:table-cell table:style-name="ce418" table:number-columns-repeated="4"/>
          <table:table-cell table:style-name="ce472" table:number-columns-repeated="5"/>
          <table:table-cell table:style-name="Default" table:number-columns-repeated="9"/>
          <table:table-cell table:style-name="ce472" table:number-columns-repeated="4"/>
          <table:table-cell table:style-name="ce414" office:value-type="float" office:value="1">
            <text:p>1 </text:p>
          </table:table-cell>
          <table:table-cell table:style-name="ce414" table:formula="of:=3.4-[.AL22]" office:value-type="float" office:value="0.393663098584442">
            <text:p>0 </text:p>
          </table:table-cell>
          <table:table-cell table:style-name="ce414" table:formula="of:=[.AK4]/0.15" office:value-type="float" office:value="6.66666666666667">
            <text:p>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Int</text:p>
          </table:table-cell>
          <table:table-cell table:style-name="ce298" office:value-type="float" office:value="7">
            <text:p>7</text:p>
          </table:table-cell>
          <table:table-cell table:style-name="ce414"/>
          <table:table-cell table:style-name="ce415" office:value-type="string">
            <text:p>Lourd</text:p>
          </table:table-cell>
          <table:table-cell table:style-name="ce419" table:formula="of:=pmax*3/4" office:value-type="float" office:value="41.25">
            <text:p>41 </text:p>
          </table:table-cell>
          <table:table-cell table:style-name="ce419" table:formula="of:=ma/2" office:value-type="float" office:value="1.375">
            <text:p>1 </text:p>
          </table:table-cell>
          <table:table-cell table:style-name="ce419" table:formula="of:=co/2" office:value-type="float" office:value="4.125">
            <text:p>4 </text:p>
          </table:table-cell>
          <table:table-cell table:style-name="ce419" table:formula="of:=sp/2" office:value-type="float" office:value="8.625">
            <text:p>9 </text:p>
          </table:table-cell>
          <table:table-cell table:style-name="ce472"/>
          <table:table-cell table:style-name="ce2"/>
          <table:table-cell table:style-name="ce475"/>
          <table:table-cell table:style-name="ce415" office:value-type="string">
            <text:p>bAge</text:p>
          </table:table-cell>
          <table:table-cell table:style-name="ce419" table:formula="of:=IF(age&lt;20;age/2;IF((40-age)/2&gt;0;(40-age)/2;0))" office:value-type="float" office:value="7.5">
            <text:p>8 </text:p>
          </table:table-cell>
          <table:table-cell table:style-name="ce418" table:number-columns-repeated="4"/>
          <table:table-cell table:style-name="ce472" table:number-columns-repeated="5"/>
          <table:table-cell table:style-name="Default" table:number-columns-repeated="9"/>
          <table:table-cell table:style-name="ce472" table:number-columns-repeated="4"/>
          <table:table-cell table:style-name="ce414" office:value-type="float" office:value="2">
            <text:p>2 </text:p>
          </table:table-cell>
          <table:table-cell table:style-name="ce414" table:formula="of:=3.4-[.AL21]" office:value-type="float" office:value="0.726863216192091">
            <text:p>1 </text:p>
          </table:table-cell>
          <table:table-cell table:style-name="ce414" table:formula="of:=[.AK5]/0.15" office:value-type="float" office:value="13.3333333333333">
            <text:p>1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Vol</text:p>
          </table:table-cell>
          <table:table-cell table:style-name="ce298" office:value-type="float" office:value="13">
            <text:p>13</text:p>
          </table:table-cell>
          <table:table-cell table:style-name="ce414"/>
          <table:table-cell table:style-name="ce415" office:value-type="string">
            <text:p>Critique</text:p>
          </table:table-cell>
          <table:table-cell table:style-name="ce419" table:formula="of:=pmax" office:value-type="float" office:value="55">
            <text:p>55 </text:p>
          </table:table-cell>
          <table:table-cell table:style-name="ce419" table:formula="of:=ma/4" office:value-type="float" office:value="0.6875">
            <text:p>1 </text:p>
          </table:table-cell>
          <table:table-cell table:style-name="ce419" table:formula="of:=co/4" office:value-type="float" office:value="2.0625">
            <text:p>2 </text:p>
          </table:table-cell>
          <table:table-cell table:style-name="ce419" table:formula="of:=sp/4" office:value-type="float" office:value="4.3125">
            <text:p>4 </text:p>
          </table:table-cell>
          <table:table-cell table:style-name="ce473"/>
          <table:table-cell table:style-name="ce2"/>
          <table:table-cell table:style-name="ce475"/>
          <table:table-cell table:style-name="ce414" table:number-columns-repeated="6"/>
          <table:table-cell table:style-name="ce473" table:number-columns-repeated="5"/>
          <table:table-cell table:style-name="Default" table:number-columns-repeated="9"/>
          <table:table-cell table:style-name="ce473" table:number-columns-repeated="3"/>
          <table:table-cell table:style-name="ce472"/>
          <table:table-cell table:style-name="ce414" office:value-type="float" office:value="3">
            <text:p>3 </text:p>
          </table:table-cell>
          <table:table-cell table:style-name="ce414" table:formula="of:=3.4-[.AL20]" office:value-type="float" office:value="1.00306219789712">
            <text:p>1 </text:p>
          </table:table-cell>
          <table:table-cell table:style-name="ce414" table:formula="of:=[.AK6]/0.15" office:value-type="float" office:value="20">
            <text:p>2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Mag</text:p>
          </table:table-cell>
          <table:table-cell table:style-name="ce298" office:value-type="float" office:value="4">
            <text:p>4</text:p>
          </table:table-cell>
          <table:table-cell table:style-name="ce414" table:number-columns-repeated="7"/>
          <table:table-cell table:style-name="ce472"/>
          <table:table-cell table:style-name="ce475"/>
          <table:table-cell table:style-name="ce416" office:value-type="string">
            <text:p>Points</text:p>
          </table:table-cell>
          <table:table-cell table:style-name="ce416" office:value-type="string">
            <text:p>Val</text:p>
          </table:table-cell>
          <table:table-cell table:style-name="ce418" table:number-columns-repeated="4"/>
          <table:table-cell table:style-name="ce472" table:number-columns-repeated="5"/>
          <table:table-cell table:style-name="Default" table:number-columns-repeated="9"/>
          <table:table-cell table:style-name="ce472" table:number-columns-repeated="4"/>
          <table:table-cell table:style-name="ce414" office:value-type="float" office:value="4">
            <text:p>4 </text:p>
          </table:table-cell>
          <table:table-cell table:style-name="ce414" table:formula="of:=3.4-[.AL19]" office:value-type="float" office:value="1.22594683842421">
            <text:p>1 </text:p>
          </table:table-cell>
          <table:table-cell table:style-name="ce414" table:formula="of:=[.AK7]/0.15" office:value-type="float" office:value="26.6666666666667">
            <text:p>2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Agi</text:p>
          </table:table-cell>
          <table:table-cell table:style-name="ce298" office:value-type="float" office:value="10">
            <text:p>10</text:p>
          </table:table-cell>
          <table:table-cell table:style-name="ce414"/>
          <table:table-cell table:style-name="ce416" office:value-type="string">
            <text:p>Vitesse</text:p>
          </table:table-cell>
          <table:table-cell table:style-name="ce416"/>
          <table:table-cell table:style-name="ce416" office:value-type="string">
            <text:p>Ma</text:p>
          </table:table-cell>
          <table:table-cell table:style-name="ce416" office:value-type="string">
            <text:p>Co</text:p>
          </table:table-cell>
          <table:table-cell table:style-name="ce416" office:value-type="string">
            <text:p>Sp</text:p>
          </table:table-cell>
          <table:table-cell table:style-name="ce2"/>
          <table:table-cell table:style-name="ce472"/>
          <table:table-cell table:style-name="ce475"/>
          <table:table-cell table:style-name="ce415" office:value-type="string">
            <text:p>PV Max</text:p>
          </table:table-cell>
          <table:table-cell table:style-name="ce419" table:formula="of:=con+vol+(tai+poi)/2" office:value-type="float" office:value="28.5">
            <text:p>29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5">
            <text:p>5 </text:p>
          </table:table-cell>
          <table:table-cell table:style-name="ce414" table:formula="of:=3.4-[.AL18]" office:value-type="float" office:value="1.39947961799572">
            <text:p>1 </text:p>
          </table:table-cell>
          <table:table-cell table:style-name="ce414" table:formula="of:=[.AK8]/0.15" office:value-type="float" office:value="33.3333333333333">
            <text:p>3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Rap</text:p>
          </table:table-cell>
          <table:table-cell table:style-name="ce298" office:value-type="float" office:value="4">
            <text:p>4</text:p>
          </table:table-cell>
          <table:table-cell table:style-name="ce414"/>
          <table:table-cell table:style-name="ce415" office:value-type="string">
            <text:p>km/h</text:p>
          </table:table-cell>
          <table:table-cell table:style-name="ce419"/>
          <table:table-cell table:style-name="ce418" table:formula="of:=((tai-poi)/2+rap+end)/4" office:value-type="float" office:value="4.125">
            <text:p>4 </text:p>
          </table:table-cell>
          <table:table-cell table:style-name="ce418" table:formula="of:=((tai-poi)/2+end+con)/2" office:value-type="float" office:value="9.75">
            <text:p>10 </text:p>
          </table:table-cell>
          <table:table-cell table:style-name="ce419" table:formula="of:=((tai-poi)/2+con+for)" office:value-type="float" office:value="19.5">
            <text:p>20 </text:p>
          </table:table-cell>
          <table:table-cell table:style-name="ce2"/>
          <table:table-cell table:style-name="ce472"/>
          <table:table-cell table:style-name="ce475"/>
          <table:table-cell table:style-name="ce415" office:value-type="string">
            <text:p>PV -2</text:p>
          </table:table-cell>
          <table:table-cell table:style-name="ce419" table:formula="of:=pv/2" office:value-type="float" office:value="14.25">
            <text:p>14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6">
            <text:p>6 </text:p>
          </table:table-cell>
          <table:table-cell table:style-name="ce414" table:formula="of:=3.4-[.AL17]" office:value-type="float" office:value="1.52797209528684">
            <text:p>2 </text:p>
          </table:table-cell>
          <table:table-cell table:style-name="ce414" table:formula="of:=[.AK9]/0.15" office:value-type="float" office:value="40">
            <text:p>4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Soc</text:p>
          </table:table-cell>
          <table:table-cell table:style-name="ce298" office:value-type="float" office:value="14">
            <text:p>14</text:p>
          </table:table-cell>
          <table:table-cell table:style-name="ce414"/>
          <table:table-cell table:style-name="ce417" office:value-type="string">
            <text:p>m/s</text:p>
          </table:table-cell>
          <table:table-cell table:style-name="ce419"/>
          <table:table-cell table:style-name="ce422" table:formula="of:=[.G9]*1000/60/60" office:value-type="float" office:value="1.14583333333333">
            <text:p>1 </text:p>
          </table:table-cell>
          <table:table-cell table:style-name="ce422" table:formula="of:=[.H9]*1000/60/60" office:value-type="float" office:value="2.70833333333333">
            <text:p>3 </text:p>
          </table:table-cell>
          <table:table-cell table:style-name="ce422" table:formula="of:=[.I9]*1000/60/60" office:value-type="float" office:value="5.41666666666667">
            <text:p>5 </text:p>
          </table:table-cell>
          <table:table-cell table:style-name="ce2"/>
          <table:table-cell table:style-name="ce474"/>
          <table:table-cell table:style-name="ce472"/>
          <table:table-cell table:style-name="ce415" office:value-type="string">
            <text:p>PV -5</text:p>
          </table:table-cell>
          <table:table-cell table:style-name="ce419" table:formula="of:=pv/4" office:value-type="float" office:value="7.125">
            <text:p>7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7">
            <text:p>7 </text:p>
          </table:table-cell>
          <table:table-cell table:style-name="ce414" table:formula="of:=3.4-[.AL16]" office:value-type="float" office:value="1.61619844870171">
            <text:p>2 </text:p>
          </table:table-cell>
          <table:table-cell table:style-name="ce414" table:formula="of:=[.AK10]/0.15" office:value-type="float" office:value="46.6666666666667">
            <text:p>4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Cmd</text:p>
          </table:table-cell>
          <table:table-cell table:style-name="ce298" office:value-type="float" office:value="14">
            <text:p>14</text:p>
          </table:table-cell>
          <table:table-cell table:style-name="ce414"/>
          <table:table-cell table:style-name="ce415" office:value-type="string">
            <text:p>m/rd</text:p>
          </table:table-cell>
          <table:table-cell table:style-name="ce419"/>
          <table:table-cell table:style-name="ce418" table:formula="of:=[.G10]*5" office:value-type="float" office:value="5.72916666666667">
            <text:p>6 </text:p>
          </table:table-cell>
          <table:table-cell table:style-name="ce418" table:formula="of:=[.H10]*5" office:value-type="float" office:value="13.5416666666667">
            <text:p>14 </text:p>
          </table:table-cell>
          <table:table-cell table:style-name="ce418" table:formula="of:=[.I10]*5" office:value-type="float" office:value="27.0833333333333">
            <text:p>27 </text:p>
          </table:table-cell>
          <table:table-cell table:style-name="ce2"/>
          <table:table-cell table:style-name="ce472" table:number-columns-repeated="2"/>
          <table:table-cell table:style-name="ce415" office:value-type="string">
            <text:p>PF Max</text:p>
          </table:table-cell>
          <table:table-cell table:style-name="ce419" table:formula="of:=end+con+20-(tai+poi)/2" office:value-type="float" office:value="29.5">
            <text:p>30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8">
            <text:p>8 </text:p>
          </table:table-cell>
          <table:table-cell table:style-name="ce414" table:formula="of:=3.4-[.AL15]" office:value-type="float" office:value="1.669589475506">
            <text:p>2 </text:p>
          </table:table-cell>
          <table:table-cell table:style-name="ce414" table:formula="of:=[.AK11]/0.15" office:value-type="float" office:value="53.3333333333333">
            <text:p>5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Tai</text:p>
          </table:table-cell>
          <table:table-cell table:style-name="ce298" office:value-type="float" office:value="10">
            <text:p>10</text:p>
          </table:table-cell>
          <table:table-cell table:style-name="ce414"/>
          <table:table-cell table:style-name="ce415" office:value-type="string">
            <text:p>km/jour</text:p>
          </table:table-cell>
          <table:table-cell table:style-name="ce419"/>
          <table:table-cell table:style-name="ce418" table:formula="of:=end*2+con+tai-poi" office:value-type="float" office:value="32">
            <text:p>32 </text:p>
          </table:table-cell>
          <table:table-cell table:style-name="ce418"/>
          <table:table-cell table:style-name="ce419"/>
          <table:table-cell table:style-name="ce2"/>
          <table:table-cell table:style-name="ce472" table:number-columns-repeated="2"/>
          <table:table-cell table:style-name="ce415" office:value-type="string">
            <text:p>PF Min</text:p>
          </table:table-cell>
          <table:table-cell table:style-name="ce419" table:formula="of:=end/2" office:value-type="float" office:value="5.5">
            <text:p>6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9">
            <text:p>9 </text:p>
          </table:table-cell>
          <table:table-cell table:style-name="ce414" table:formula="of:=3.4-[.AL14]" office:value-type="float" office:value="1.69462412797771">
            <text:p>2 </text:p>
          </table:table-cell>
          <table:table-cell table:style-name="ce414" table:formula="of:=[.AK12]/0.15" office:value-type="float" office:value="60">
            <text:p>6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Poi</text:p>
          </table:table-cell>
          <table:table-cell table:style-name="ce298" office:value-type="float" office:value="7">
            <text:p>7</text:p>
          </table:table-cell>
          <table:table-cell table:style-name="ce414"/>
          <table:table-cell table:number-columns-repeated="6"/>
          <table:table-cell table:style-name="ce472" table:number-columns-repeated="2"/>
          <table:table-cell table:style-name="ce415" office:value-type="string">
            <text:p>PF Recup</text:p>
          </table:table-cell>
          <table:table-cell table:style-name="ce419" table:formula="of:=(con+end)/4" office:value-type="float" office:value="4.5">
            <text:p>5 </text:p>
          </table:table-cell>
          <table:table-cell table:style-name="ce418" table:number-columns-repeated="4"/>
          <table:table-cell table:style-name="ce472" table:number-columns-repeated="18"/>
          <table:table-cell table:style-name="ce414" office:value-type="float" office:value="10">
            <text:p>10 </text:p>
          </table:table-cell>
          <table:table-cell table:style-name="ce414" table:formula="of:=1.7+POWER(([.AK13]-10)/10;2.5)*1.7" office:value-type="float" office:value="1.7">
            <text:p>2 </text:p>
          </table:table-cell>
          <table:table-cell table:style-name="ce414" table:formula="of:=[.AK13]/0.15" office:value-type="float" office:value="66.6666666666667">
            <text:p>6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Age</text:p>
          </table:table-cell>
          <table:table-cell table:style-name="ce298" office:value-type="float" office:value="25">
            <text:p>25</text:p>
          </table:table-cell>
          <table:table-cell table:style-name="ce414"/>
          <table:table-cell table:number-columns-repeated="6"/>
          <table:table-cell table:style-name="ce472" table:number-columns-repeated="2"/>
          <table:table-cell table:style-name="ce415" office:value-type="string">
            <text:p>PM</text:p>
          </table:table-cell>
          <table:table-cell table:style-name="ce419" table:formula="of:=mag+(vol+int)/2" office:value-type="float" office:value="14">
            <text:p>14 </text:p>
          </table:table-cell>
          <table:table-cell table:style-name="ce418" table:number-columns-repeated="4"/>
          <table:table-cell table:style-name="ce472" table:number-columns-repeated="17"/>
          <table:table-cell table:style-name="ce414"/>
          <table:table-cell table:style-name="ce414" office:value-type="float" office:value="11">
            <text:p>11 </text:p>
          </table:table-cell>
          <table:table-cell table:style-name="ce414" table:formula="of:=1.7+POWER(([.AK14]-10)/10;2.5)*1.7" office:value-type="float" office:value="1.70537587202229">
            <text:p>2 </text:p>
          </table:table-cell>
          <table:table-cell table:style-name="ce414" table:formula="of:=[.AK14]/0.15" office:value-type="float" office:value="73.3333333333333">
            <text:p>7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Bonus</text:p>
          </table:table-cell>
          <table:table-cell table:style-name="ce416" office:value-type="string">
            <text:p>b</text:p>
          </table:table-cell>
          <table:table-cell table:style-name="ce418"/>
          <table:table-cell table:style-name="ce416" table:number-columns-repeated="3"/>
          <table:table-cell table:style-name="ce472" table:number-columns-repeated="2"/>
          <table:table-cell table:style-name="ce414" table:number-columns-repeated="6"/>
          <table:table-cell table:style-name="ce472" table:number-columns-repeated="17"/>
          <table:table-cell table:style-name="ce414"/>
          <table:table-cell table:style-name="ce414" office:value-type="float" office:value="12">
            <text:p>12 </text:p>
          </table:table-cell>
          <table:table-cell table:style-name="ce414" table:formula="of:=1.7+POWER(([.AK15]-10)/10;2.5)*1.7" office:value-type="float" office:value="1.730410524494">
            <text:p>2 </text:p>
          </table:table-cell>
          <table:table-cell table:style-name="ce414" table:formula="of:=[.AK15]/0.15" office:value-type="float" office:value="80">
            <text:p>8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/>
          <table:table-cell table:style-name="ce415" office:value-type="string">
            <text:p>Rnd</text:p>
          </table:table-cell>
          <table:table-cell table:style-name="ce298" table:formula="of:=5+ROUNDDOWN(6*RAND();0)+ROUNDDOWN(6*RAND();0)" office:value-type="float" office:value="11">
            <text:p>11</text:p>
          </table:table-cell>
          <table:table-cell table:style-name="ce414"/>
          <table:table-cell table:style-name="ce415" office:value-type="string">
            <text:p>Connaissance</text:p>
          </table:table-cell>
          <table:table-cell table:style-name="ce419" table:formula="of:=(int+soc)/2" office:value-type="float" office:value="10.5">
            <text:p>11 </text:p>
          </table:table-cell>
          <table:table-cell table:style-name="ce418" table:number-columns-repeated="3"/>
          <table:table-cell table:style-name="ce419"/>
          <table:table-cell table:style-name="ce473" table:number-columns-repeated="2"/>
          <table:table-cell table:number-columns-repeated="2"/>
          <table:table-cell table:style-name="ce486" office:value-type="string" table:number-columns-spanned="3" table:number-rows-spanned="1">
            <text:p>m / rd</text:p>
          </table:table-cell>
          <table:covered-table-cell table:number-columns-repeated="2"/>
          <table:table-cell table:style-name="ce486" office:value-type="string" table:number-columns-spanned="2" table:number-rows-spanned="1">
            <text:p>km / h</text:p>
          </table:table-cell>
          <table:covered-table-cell/>
          <table:table-cell table:style-name="ce486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475"/>
          <table:table-cell table:style-name="Default" table:number-columns-repeated="3"/>
          <table:table-cell table:style-name="ce372"/>
          <table:table-cell table:style-name="Default" table:number-columns-repeated="3"/>
          <table:table-cell table:style-name="ce472" table:number-columns-repeated="2"/>
          <table:table-cell table:style-name="ce473" table:number-columns-repeated="2"/>
          <table:table-cell table:style-name="ce414"/>
          <table:table-cell table:style-name="ce414" office:value-type="float" office:value="13">
            <text:p>13 </text:p>
          </table:table-cell>
          <table:table-cell table:style-name="ce414" table:formula="of:=1.7+POWER(([.AK16]-10)/10;2.5)*1.7" office:value-type="float" office:value="1.78380155129829">
            <text:p>2 </text:p>
          </table:table-cell>
          <table:table-cell table:style-name="ce414" table:formula="of:=[.AK16]/0.15" office:value-type="float" office:value="86.6666666666667">
            <text:p>8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Communication</text:p>
          </table:table-cell>
          <table:table-cell table:style-name="ce419" table:formula="of:=(soc+cmd)/2" office:value-type="float" office:value="14">
            <text:p>14 </text:p>
          </table:table-cell>
          <table:table-cell table:style-name="ce418"/>
          <table:table-cell table:style-name="ce422" table:number-columns-repeated="3"/>
          <table:table-cell table:style-name="ce472" table:number-columns-repeated="2"/>
          <table:table-cell table:style-name="ce416" office:value-type="string">
            <text:p>Encombrement</text:p>
          </table:table-cell>
          <table:table-cell table:style-name="ce416" office:value-type="string">
            <text:p>Pds</text:p>
          </table:table-cell>
          <table:table-cell table:style-name="ce487" office:value-type="string">
            <text:p>Ma</text:p>
          </table:table-cell>
          <table:table-cell table:style-name="ce492" office:value-type="string">
            <text:p>Co</text:p>
          </table:table-cell>
          <table:table-cell table:style-name="ce499" office:value-type="string">
            <text:p>Sp</text:p>
          </table:table-cell>
          <table:table-cell table:style-name="ce416" office:value-type="string">
            <text:p>Ma</text:p>
          </table:table-cell>
          <table:table-cell table:style-name="ce416" office:value-type="string">
            <text:p>Co</text:p>
          </table:table-cell>
          <table:table-cell table:style-name="ce416" office:value-type="string">
            <text:p>Ma</text:p>
          </table:table-cell>
          <table:table-cell table:style-name="ce416" office:value-type="string">
            <text:p>Co</text:p>
          </table:table-cell>
          <table:table-cell table:number-columns-repeated="2"/>
          <table:table-cell table:style-name="ce475"/>
          <table:table-cell table:style-name="Default" table:number-columns-repeated="3"/>
          <table:table-cell table:style-name="ce475"/>
          <table:table-cell table:style-name="Default" table:number-columns-repeated="3"/>
          <table:table-cell table:style-name="ce472" table:number-columns-repeated="4"/>
          <table:table-cell table:style-name="ce414"/>
          <table:table-cell table:style-name="ce414" office:value-type="float" office:value="14">
            <text:p>14 </text:p>
          </table:table-cell>
          <table:table-cell table:style-name="ce414" table:formula="of:=1.7+POWER(([.AK17]-10)/10;2.5)*1.7" office:value-type="float" office:value="1.87202790471316">
            <text:p>2 </text:p>
          </table:table-cell>
          <table:table-cell table:style-name="ce414" table:formula="of:=[.AK17]/0.15" office:value-type="float" office:value="93.3333333333333">
            <text:p>9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Agilité</text:p>
          </table:table-cell>
          <table:table-cell table:style-name="ce419" table:formula="of:=(agi+rap)/2" office:value-type="float" office:value="7">
            <text:p>7 </text:p>
          </table:table-cell>
          <table:table-cell table:style-name="ce418" table:number-columns-repeated="4"/>
          <table:table-cell table:style-name="ce472" table:number-columns-repeated="2"/>
          <table:table-cell table:style-name="ce415" office:value-type="string">
            <text:p>Léger</text:p>
          </table:table-cell>
          <table:table-cell table:style-name="ce419" table:formula="of:=pmax/4" office:value-type="float" office:value="13.75">
            <text:p>14 </text:p>
          </table:table-cell>
          <table:table-cell table:style-name="ce419" table:formula="of:=((tai-poi)/2+rap)/2" office:value-type="float" office:value="2.75">
            <text:p>3 </text:p>
          </table:table-cell>
          <table:table-cell table:style-name="ce419" table:formula="of:=((tai-poi)/2+rap+end)/2" office:value-type="float" office:value="8.25">
            <text:p>8 </text:p>
          </table:table-cell>
          <table:table-cell table:style-name="ce419" table:formula="of:=((tai-poi)/2+rap+end+for+con)/2" office:value-type="float" office:value="17.25">
            <text:p>17 </text:p>
          </table:table-cell>
          <table:table-cell table:style-name="ce503" table:formula="of:=(end*2+con+vol+tai-poi)/10" office:value-type="float" office:value="4.5">
            <text:p>5</text:p>
          </table:table-cell>
          <table:table-cell table:style-name="ce503" table:formula="of:=(end*2+con+vol+for+rap+tai-poi)/10" office:value-type="float" office:value="6">
            <text:p>6</text:p>
          </table:table-cell>
          <table:table-cell table:style-name="ce503" table:formula="of:=[.R18]*8" office:value-type="float" office:value="36">
            <text:p>36</text:p>
          </table:table-cell>
          <table:table-cell table:style-name="ce503" table:formula="of:=[.S18]*4" office:value-type="float" office:value="24">
            <text:p>24</text:p>
          </table:table-cell>
          <table:table-cell table:number-columns-repeated="2"/>
          <table:table-cell table:style-name="ce372"/>
          <table:table-cell table:style-name="Default" table:number-columns-repeated="3"/>
          <table:table-cell table:style-name="ce372"/>
          <table:table-cell table:style-name="Default" table:number-columns-repeated="3"/>
          <table:table-cell table:style-name="ce515"/>
          <table:table-cell table:style-name="ce512"/>
          <table:table-cell table:style-name="ce472" table:number-columns-repeated="2"/>
          <table:table-cell table:style-name="ce414"/>
          <table:table-cell table:style-name="ce414" office:value-type="float" office:value="15">
            <text:p>15 </text:p>
          </table:table-cell>
          <table:table-cell table:style-name="ce414" table:formula="of:=1.7+POWER(([.AK18]-10)/10;2.5)*1.7" office:value-type="float" office:value="2.00052038200428">
            <text:p>2 </text:p>
          </table:table-cell>
          <table:table-cell table:style-name="ce414" table:formula="of:=[.AK18]/0.15" office:value-type="float" office:value="100">
            <text:p>10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anipulation</text:p>
          </table:table-cell>
          <table:table-cell table:style-name="ce419" table:formula="of:=(agi+vol)/2" office:value-type="float" office:value="11.5">
            <text:p>12 </text:p>
          </table:table-cell>
          <table:table-cell table:style-name="ce418" table:number-columns-repeated="4"/>
          <table:table-cell table:style-name="ce472" table:number-columns-repeated="2"/>
          <table:table-cell table:style-name="ce415" office:value-type="string">
            <text:p>Modéré</text:p>
          </table:table-cell>
          <table:table-cell table:style-name="ce419" table:formula="of:=pmax/2" office:value-type="float" office:value="27.5">
            <text:p>28 </text:p>
          </table:table-cell>
          <table:table-cell table:style-name="ce488" table:formula="of:=[.O18]/2" office:value-type="float" office:value="1.375">
            <text:p>1 </text:p>
          </table:table-cell>
          <table:table-cell table:style-name="ce488" table:formula="of:=[.P18]/2" office:value-type="float" office:value="4.125">
            <text:p>4 </text:p>
          </table:table-cell>
          <table:table-cell table:style-name="ce488" table:formula="of:=[.Q18]/2" office:value-type="float" office:value="8.625">
            <text:p>9 </text:p>
          </table:table-cell>
          <table:table-cell table:style-name="ce503" table:formula="of:=[.R18]/2" office:value-type="float" office:value="2.25">
            <text:p>2</text:p>
          </table:table-cell>
          <table:table-cell table:style-name="ce503" table:formula="of:=[.S18]/2" office:value-type="float" office:value="3">
            <text:p>3</text:p>
          </table:table-cell>
          <table:table-cell table:style-name="ce503" table:formula="of:=[.T18]/2" office:value-type="float" office:value="18">
            <text:p>18</text:p>
          </table:table-cell>
          <table:table-cell table:style-name="ce503" table:formula="of:=[.U18]/2" office:value-type="float" office:value="12">
            <text:p>12</text:p>
          </table:table-cell>
          <table:table-cell table:number-columns-repeated="2"/>
          <table:table-cell table:style-name="ce372"/>
          <table:table-cell table:style-name="Default" table:number-columns-repeated="3"/>
          <table:table-cell table:style-name="ce372"/>
          <table:table-cell table:style-name="Default" table:number-columns-repeated="3"/>
          <table:table-cell table:style-name="ce515"/>
          <table:table-cell table:style-name="ce512"/>
          <table:table-cell table:style-name="ce472" table:number-columns-repeated="2"/>
          <table:table-cell table:style-name="ce414"/>
          <table:table-cell table:style-name="ce414" office:value-type="float" office:value="16">
            <text:p>16 </text:p>
          </table:table-cell>
          <table:table-cell table:style-name="ce414" table:formula="of:=1.7+POWER(([.AK19]-10)/10;2.5)*1.7" office:value-type="float" office:value="2.17405316157579">
            <text:p>2 </text:p>
          </table:table-cell>
          <table:table-cell table:style-name="ce414" table:formula="of:=[.AK19]/0.15" office:value-type="float" office:value="106.666666666667">
            <text:p>10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erception</text:p>
          </table:table-cell>
          <table:table-cell table:style-name="ce419" table:formula="of:=(vol+int)/2" office:value-type="float" office:value="10">
            <text:p>10 </text:p>
          </table:table-cell>
          <table:table-cell table:style-name="ce418" table:number-columns-repeated="4"/>
          <table:table-cell table:style-name="ce472" table:number-columns-repeated="2"/>
          <table:table-cell table:style-name="ce415" office:value-type="string">
            <text:p>Lourd</text:p>
          </table:table-cell>
          <table:table-cell table:style-name="ce419" table:formula="of:=pmax" office:value-type="float" office:value="55">
            <text:p>55 </text:p>
          </table:table-cell>
          <table:table-cell table:style-name="ce489" table:formula="of:=[.O18]/4" office:value-type="float" office:value="0.6875">
            <text:p>1 </text:p>
          </table:table-cell>
          <table:table-cell table:style-name="ce489" table:formula="of:=[.P18]/4" office:value-type="float" office:value="2.0625">
            <text:p>2 </text:p>
          </table:table-cell>
          <table:table-cell table:style-name="ce489" table:formula="of:=[.Q18]/4" office:value-type="float" office:value="4.3125">
            <text:p>4 </text:p>
          </table:table-cell>
          <table:table-cell table:style-name="ce503" table:formula="of:=[.R18]/4" office:value-type="float" office:value="1.125">
            <text:p>1</text:p>
          </table:table-cell>
          <table:table-cell table:style-name="ce503" table:formula="of:=[.S18]/4" office:value-type="float" office:value="1.5">
            <text:p>2</text:p>
          </table:table-cell>
          <table:table-cell table:style-name="ce503" table:formula="of:=[.T18]/4" office:value-type="float" office:value="9">
            <text:p>9</text:p>
          </table:table-cell>
          <table:table-cell table:style-name="ce503" table:formula="of:=[.U18]/4" office:value-type="float" office:value="6">
            <text:p>6</text:p>
          </table:table-cell>
          <table:table-cell table:number-columns-repeated="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 table:number-columns-repeated="2"/>
          <table:table-cell table:style-name="ce414"/>
          <table:table-cell table:style-name="ce414" office:value-type="float" office:value="17">
            <text:p>17 </text:p>
          </table:table-cell>
          <table:table-cell table:style-name="ce414" table:formula="of:=1.7+POWER(([.AK20]-10)/10;2.5)*1.7" office:value-type="float" office:value="2.39693780210288">
            <text:p>2 </text:p>
          </table:table-cell>
          <table:table-cell table:style-name="ce414" table:formula="of:=[.AK20]/0.15" office:value-type="float" office:value="113.333333333333">
            <text:p>11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Discrétion</text:p>
          </table:table-cell>
          <table:table-cell table:style-name="ce419" table:formula="of:=(int+vol+agi-tai)/2" office:value-type="float" office:value="10">
            <text:p>10 </text:p>
          </table:table-cell>
          <table:table-cell table:style-name="ce418" table:number-columns-repeated="4"/>
          <table:table-cell table:style-name="ce472" table:number-columns-repeated="2"/>
          <table:table-cell table:number-columns-repeated="3"/>
          <table:table-cell table:style-name="ce475" table:number-columns-repeated="2"/>
          <table:table-cell table:style-name="ce473" table:number-columns-repeated="2"/>
          <table:table-cell table:style-name="ce472" table:number-columns-repeated="2"/>
          <table:table-cell table:number-columns-repeated="2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 table:number-columns-repeated="2"/>
          <table:table-cell table:style-name="ce414"/>
          <table:table-cell table:style-name="ce414" office:value-type="float" office:value="18">
            <text:p>18 </text:p>
          </table:table-cell>
          <table:table-cell table:style-name="ce414" table:formula="of:=1.7+POWER(([.AK21]-10)/10;2.5)*1.7" office:value-type="float" office:value="2.67313678380791">
            <text:p>3 </text:p>
          </table:table-cell>
          <table:table-cell table:style-name="ce414" table:formula="of:=[.AK21]/0.15" office:value-type="float" office:value="120">
            <text:p>120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agie</text:p>
          </table:table-cell>
          <table:table-cell table:style-name="ce419" table:formula="of:=(mag+vol)/2" office:value-type="float" office:value="8.5">
            <text:p>9 </text:p>
          </table:table-cell>
          <table:table-cell table:style-name="ce423" table:number-columns-repeated="2"/>
          <table:table-cell table:style-name="ce418" table:number-columns-repeated="2"/>
          <table:table-cell table:style-name="ce472" table:number-columns-repeated="2"/>
          <table:table-cell table:number-columns-repeated="11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 table:number-columns-repeated="2"/>
          <table:table-cell table:style-name="ce414"/>
          <table:table-cell table:style-name="ce414" office:value-type="float" office:value="19">
            <text:p>19 </text:p>
          </table:table-cell>
          <table:table-cell table:style-name="ce414" table:formula="of:=1.7+POWER(([.AK22]-10)/10;2.5)*1.7" office:value-type="float" office:value="3.00633690141556">
            <text:p>3 </text:p>
          </table:table-cell>
          <table:table-cell table:style-name="ce414" table:formula="of:=[.AK22]/0.15" office:value-type="float" office:value="126.666666666667">
            <text:p>127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Combat</text:p>
          </table:table-cell>
          <table:table-cell table:style-name="ce419" table:formula="of:=(agi+vol+rap-tai)/2" office:value-type="float" office:value="8.5">
            <text:p>9 </text:p>
          </table:table-cell>
          <table:table-cell table:style-name="ce424"/>
          <table:table-cell table:style-name="ce470"/>
          <table:table-cell table:style-name="ce418" table:number-columns-repeated="2"/>
          <table:table-cell table:style-name="ce472" table:number-columns-repeated="2"/>
          <table:table-cell table:number-columns-repeated="11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 table:number-columns-repeated="2"/>
          <table:table-cell table:style-name="ce414"/>
          <table:table-cell table:style-name="ce414" office:value-type="float" office:value="20">
            <text:p>20 </text:p>
          </table:table-cell>
          <table:table-cell table:style-name="ce414" table:formula="of:=1.7+POWER(([.AK23]-10)/10;2.5)*1.7" office:value-type="float" office:value="3.4">
            <text:p>3 </text:p>
          </table:table-cell>
          <table:table-cell table:style-name="ce414" table:formula="of:=[.AK23]/0.15" office:value-type="float" office:value="133.333333333333">
            <text:p>133 </text:p>
          </table:table-cell>
          <table:table-cell table:style-name="ce414" table:number-columns-repeated="218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Défense</text:p>
          </table:table-cell>
          <table:table-cell table:style-name="ce419" table:formula="of:=(agi+int+for-tai)/2" office:value-type="float" office:value="9">
            <text:p>9 </text:p>
          </table:table-cell>
          <table:table-cell table:style-name="ce424"/>
          <table:table-cell table:style-name="ce470"/>
          <table:table-cell table:style-name="ce423" table:number-columns-repeated="2"/>
          <table:table-cell table:style-name="ce472" table:number-columns-repeated="2"/>
          <table:table-cell table:style-name="ce475"/>
          <table:table-cell table:style-name="ce479" office:value-type="string">
            <text:p>Perso</text:p>
          </table:table-cell>
          <table:table-cell table:style-name="ce479" office:value-type="string" table:number-columns-spanned="2" table:number-rows-spanned="1">
            <text:p>Arme</text:p>
          </table:table-cell>
          <table:covered-table-cell table:style-name="ce475"/>
          <table:table-cell table:style-name="ce500" office:value-type="string" table:number-columns-spanned="2" table:number-rows-spanned="1">
            <text:p>2d10</text:p>
          </table:table-cell>
          <table:covered-table-cell table:style-name="ce475"/>
          <table:table-cell table:style-name="ce507" office:value-type="string" table:number-columns-spanned="3" table:number-rows-spanned="1">
            <text:p>BO</text:p>
          </table:table-cell>
          <table:covered-table-cell table:number-columns-repeated="2" table:style-name="ce472"/>
          <table:table-cell table:style-name="ce507" office:value-type="string">
            <text:p>CC</text:p>
          </table:table-cell>
          <table:table-cell table:style-name="ce47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ouvement</text:p>
          </table:table-cell>
          <table:table-cell table:style-name="ce419" table:formula="of:=sp/1.5" office:value-type="float" office:value="11.5">
            <text:p>12 </text:p>
          </table:table-cell>
          <table:table-cell table:style-name="ce424"/>
          <table:table-cell table:style-name="ce470"/>
          <table:table-cell table:style-name="ce424" table:number-columns-repeated="2"/>
          <table:table-cell table:style-name="ce472" table:number-columns-repeated="2"/>
          <table:table-cell table:style-name="ce476"/>
          <table:table-cell table:number-columns-repeated="2" table:style-name="ce480" office:value-type="string">
            <text:p>BO</text:p>
          </table:table-cell>
          <table:table-cell table:style-name="ce476" office:value-type="string">
            <text:p>bCC</text:p>
          </table:table-cell>
          <table:table-cell table:style-name="ce480" office:value-type="string">
            <text:p>2d10</text:p>
          </table:table-cell>
          <table:table-cell table:style-name="ce476" office:value-type="string">
            <text:p>DdC</text:p>
          </table:table-cell>
          <table:table-cell table:style-name="ce508" office:value-type="string">
            <text:p>tot</text:p>
          </table:table-cell>
          <table:table-cell table:style-name="ce511" office:value-type="string">
            <text:p>PdV</text:p>
          </table:table-cell>
          <table:table-cell table:style-name="ce511" office:value-type="string">
            <text:p>bCC</text:p>
          </table:table-cell>
          <table:table-cell table:style-name="ce508" office:value-type="string">
            <text:p>tot</text:p>
          </table:table-cell>
          <table:table-cell table:style-name="ce472"/>
          <table:table-cell table:style-name="ce407"/>
          <table:table-cell table:style-name="ce521" office:value-type="string">
            <text:p>Arme</text:p>
          </table:table-cell>
          <table:table-cell table:style-name="ce521" office:value-type="string">
            <text:p>BO</text:p>
          </table:table-cell>
          <table:table-cell table:style-name="ce521" office:value-type="string">
            <text:p>bCC</text:p>
          </table:table-cell>
          <table:table-cell table:style-name="ce407"/>
          <table:table-cell table:style-name="ce521" office:value-type="string">
            <text:p>Arme</text:p>
          </table:table-cell>
          <table:table-cell table:style-name="ce521" office:value-type="string">
            <text:p>BO</text:p>
          </table:table-cell>
          <table:table-cell table:style-name="ce521" office:value-type="string">
            <text:p>bCC</text:p>
          </table:table-cell>
          <table:table-cell table:style-name="ce523"/>
          <table:table-cell table:style-name="ce52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0"/>
          <table:table-cell table:style-name="ce472" table:number-columns-repeated="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1" table:formula="of:=[.Z26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26]+[.O26]+[.Q26]" office:value-type="float" office:value="7">
            <text:p>7</text:p>
          </table:table-cell>
          <table:table-cell table:style-name="ce512" table:formula="of:=INDEX(bo_tab;[.S26];2)" office:value-type="float" office:value="2">
            <text:p>2</text:p>
          </table:table-cell>
          <table:table-cell table:style-name="ce515" table:formula="of:=INDEX(bo_tab;[.S26];3)" office:value-type="float" office:value="0">
            <text:p>0</text:p>
          </table:table-cell>
          <table:table-cell table:style-name="ce518" table:formula="of:=INDEX(bo_tab;[.S26];3)+[.P26]+[.R26]" office:value-type="float" office:value="1">
            <text:p>1</text:p>
          </table:table-cell>
          <table:table-cell table:style-name="ce472"/>
          <table:table-cell table:style-name="ce372"/>
          <table:table-cell table:style-name="ce475" office:value-type="string">
            <text:p>Poing</text:p>
          </table:table-cell>
          <table:table-cell table:number-columns-repeated="2" table:style-name="ce475" office:value-type="float" office:value="0">
            <text:p>0 </text:p>
          </table:table-cell>
          <table:table-cell table:style-name="ce372"/>
          <table:table-cell table:style-name="ce475" office:value-type="string">
            <text:p>Poing</text:p>
          </table:table-cell>
          <table:table-cell table:number-columns-repeated="2" table:style-name="ce475" office:value-type="float" office:value="0">
            <text:p>0 </text:p>
          </table:table-cell>
          <table:table-cell table:style-name="ce515"/>
          <table:table-cell table:style-name="ce51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Bonus</text:p>
          </table:table-cell>
          <table:table-cell table:style-name="ce416" office:value-type="string">
            <text:p>x0.5</text:p>
          </table:table-cell>
          <table:table-cell table:style-name="ce416" office:value-type="string">
            <text:p>x1</text:p>
          </table:table-cell>
          <table:table-cell table:style-name="ce416" office:value-type="string">
            <text:p>x1.5</text:p>
          </table:table-cell>
          <table:table-cell table:style-name="ce416" office:value-type="string">
            <text:p>x2</text:p>
          </table:table-cell>
          <table:table-cell table:style-name="ce416" office:value-type="string">
            <text:p>x2.5</text:p>
          </table:table-cell>
          <table:table-cell table:style-name="ce472" table:number-columns-repeated="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1" table:formula="of:=[.Z26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27]+[.O27]+[.Q27]" office:value-type="float" office:value="12">
            <text:p>12</text:p>
          </table:table-cell>
          <table:table-cell table:style-name="ce512" table:formula="of:=INDEX(bo_tab;[.S27];2)" office:value-type="float" office:value="5">
            <text:p>5</text:p>
          </table:table-cell>
          <table:table-cell table:style-name="ce515" table:formula="of:=INDEX(bo_tab;[.S27];3)" office:value-type="float" office:value="1">
            <text:p>1</text:p>
          </table:table-cell>
          <table:table-cell table:style-name="ce518" table:formula="of:=INDEX(bo_tab;[.S27];3)+[.P27]+[.R27]" office:value-type="float" office:value="2">
            <text:p>2</text:p>
          </table:table-cell>
          <table:table-cell table:style-name="ce472" office:value-type="float" office:value="0">
            <text:p>0 </text:p>
          </table:table-cell>
          <table:table-cell table:style-name="ce372"/>
          <table:table-cell table:style-name="ce372" office:value-type="string">
            <text:p>Épée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3">
            <text:p>3</text:p>
          </table:table-cell>
          <table:table-cell table:style-name="ce372"/>
          <table:table-cell table:style-name="ce372" office:value-type="string">
            <text:p>Épée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3">
            <text:p>3</text:p>
          </table:table-cell>
          <table:table-cell table:style-name="ce372"/>
          <table:table-cell table:style-name="ce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Bo</text:p>
          </table:table-cell>
          <table:table-cell table:style-name="ce419" table:formula="of:=bo/2" office:value-type="float" office:value="4">
            <text:p>4 </text:p>
          </table:table-cell>
          <table:table-cell table:style-name="ce419" table:formula="of:=for + (agi + rap + tai - 30) / 2" office:value-type="float" office:value="8">
            <text:p>8 </text:p>
          </table:table-cell>
          <table:table-cell table:style-name="ce419" table:formula="of:=bo*1.5" office:value-type="float" office:value="12">
            <text:p>12 </text:p>
          </table:table-cell>
          <table:table-cell table:style-name="ce419" table:formula="of:=bo*2" office:value-type="float" office:value="16">
            <text:p>16 </text:p>
          </table:table-cell>
          <table:table-cell table:style-name="ce419" table:formula="of:=bo*2.5" office:value-type="float" office:value="20">
            <text:p>20 </text:p>
          </table:table-cell>
          <table:table-cell table:style-name="ce472" table:number-columns-repeated="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0" table:formula="of:=[.Z26]" office:value-type="float" office:value="0">
            <text:p>0</text:p>
          </table:table-cell>
          <table:table-cell table:style-name="ce494" table:formula="of:=[.AA26]" office:value-type="float" office:value="0">
            <text:p>0</text:p>
          </table:table-cell>
          <table:table-cell table:style-name="ce490" office:value-type="float" office:value="2">
            <text:p>2</text:p>
          </table:table-cell>
          <table:table-cell table:style-name="ce494" office:value-type="float" office:value="1">
            <text:p>1</text:p>
          </table:table-cell>
          <table:table-cell table:style-name="ce509" table:formula="of:=[.N28]+[.O28]+[.Q28]" office:value-type="float" office:value="17">
            <text:p>17</text:p>
          </table:table-cell>
          <table:table-cell table:style-name="ce513" table:formula="of:=INDEX(bo_tab;[.S28];2)" office:value-type="float" office:value="8">
            <text:p>8</text:p>
          </table:table-cell>
          <table:table-cell table:style-name="ce516" table:formula="of:=INDEX(bo_tab;[.S28];3)" office:value-type="float" office:value="1">
            <text:p>1</text:p>
          </table:table-cell>
          <table:table-cell table:style-name="ce519" table:formula="of:=INDEX(bo_tab;[.S28];3)+[.P28]+[.R28]" office:value-type="float" office:value="2">
            <text:p>2</text:p>
          </table:table-cell>
          <table:table-cell table:style-name="ce472"/>
          <table:table-cell table:style-name="ce372"/>
          <table:table-cell table:style-name="ce372" office:value-type="string">
            <text:p>E2M</text:p>
          </table:table-cell>
          <table:table-cell table:style-name="ce372" office:value-type="float" office:value="20">
            <text:p>20</text:p>
          </table:table-cell>
          <table:table-cell table:style-name="ce372" office:value-type="float" office:value="3">
            <text:p>3</text:p>
          </table:table-cell>
          <table:table-cell table:style-name="ce372"/>
          <table:table-cell table:style-name="ce372" office:value-type="string">
            <text:p>E2M</text:p>
          </table:table-cell>
          <table:table-cell table:style-name="ce372" office:value-type="float" office:value="20">
            <text:p>20</text:p>
          </table:table-cell>
          <table:table-cell table:style-name="ce372" office:value-type="float" office:value="2">
            <text:p>2</text:p>
          </table:table-cell>
          <table:table-cell table:style-name="ce372"/>
          <table:table-cell table:style-name="ce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7" office:value-type="string">
            <text:p>Bd</text:p>
          </table:table-cell>
          <table:table-cell table:style-name="ce420" table:formula="of:=bd/2" office:value-type="float" office:value="4.75">
            <text:p>5 </text:p>
          </table:table-cell>
          <table:table-cell table:style-name="ce420" table:formula="of:=for + (vol + rap - tai - 10) / 2" office:value-type="float" office:value="9.5">
            <text:p>10 </text:p>
          </table:table-cell>
          <table:table-cell table:style-name="ce420" table:formula="of:=bd*1.5" office:value-type="float" office:value="14.25">
            <text:p>14 </text:p>
          </table:table-cell>
          <table:table-cell table:style-name="ce420" table:formula="of:=bd*2" office:value-type="float" office:value="19">
            <text:p>19 </text:p>
          </table:table-cell>
          <table:table-cell table:style-name="ce420" table:formula="of:=bd*2.5" office:value-type="float" office:value="23.75">
            <text:p>24 </text:p>
          </table:table-cell>
          <table:table-cell table:style-name="ce472" table:number-columns-repeated="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29]+[.O29]+[.Q29]" office:value-type="float" office:value="17">
            <text:p>17</text:p>
          </table:table-cell>
          <table:table-cell table:style-name="ce512" table:formula="of:=INDEX(bo_tab;[.S29];2)" office:value-type="float" office:value="8">
            <text:p>8</text:p>
          </table:table-cell>
          <table:table-cell table:style-name="ce515" table:formula="of:=INDEX(bo_tab;[.S29];3)" office:value-type="float" office:value="1">
            <text:p>1</text:p>
          </table:table-cell>
          <table:table-cell table:style-name="ce518" table:formula="of:=INDEX(bo_tab;[.S29];3)+[.P29]+[.R29]" office:value-type="float" office:value="5">
            <text:p>5</text:p>
          </table:table-cell>
          <table:table-cell table:style-name="ce47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0"/>
          <table:table-cell table:style-name="ce472" table:number-columns-repeated="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30]+[.O30]+[.Q30]" office:value-type="float" office:value="22">
            <text:p>22</text:p>
          </table:table-cell>
          <table:table-cell table:style-name="ce512" table:formula="of:=INDEX(bo_tab;[.S30];2)" office:value-type="float" office:value="13">
            <text:p>13</text:p>
          </table:table-cell>
          <table:table-cell table:style-name="ce515" table:formula="of:=INDEX(bo_tab;[.S30];3)" office:value-type="float" office:value="2">
            <text:p>2</text:p>
          </table:table-cell>
          <table:table-cell table:style-name="ce518" table:formula="of:=INDEX(bo_tab;[.S30];3)+[.P30]+[.R30]" office:value-type="float" office:value="6">
            <text:p>6</text:p>
          </table:table-cell>
          <table:table-cell table:style-name="ce472" office:value-type="float" office:value="0">
            <text:p>0 </text:p>
          </table:table-cell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0"/>
          <table:table-cell table:style-name="ce472" table:number-columns-repeated="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1" table:formula="of:=[.Z27]" office:value-type="float" office:value="10">
            <text:p>10</text:p>
          </table:table-cell>
          <table:table-cell table:style-name="ce496" table:formula="of:=[.AA27]" office:value-type="float" office:value="3">
            <text:p>3</text:p>
          </table:table-cell>
          <table:table-cell table:style-name="ce490" office:value-type="float" office:value="2">
            <text:p>2</text:p>
          </table:table-cell>
          <table:table-cell table:style-name="ce494" office:value-type="float" office:value="1">
            <text:p>1</text:p>
          </table:table-cell>
          <table:table-cell table:style-name="ce509" table:formula="of:=[.N31]+[.O31]+[.Q31]" office:value-type="float" office:value="27">
            <text:p>27</text:p>
          </table:table-cell>
          <table:table-cell table:style-name="ce513" table:formula="of:=INDEX(bo_tab;[.S31];2)" office:value-type="float" office:value="17">
            <text:p>17</text:p>
          </table:table-cell>
          <table:table-cell table:style-name="ce516" table:formula="of:=INDEX(bo_tab;[.S31];3)" office:value-type="float" office:value="2">
            <text:p>2</text:p>
          </table:table-cell>
          <table:table-cell table:style-name="ce519" table:formula="of:=INDEX(bo_tab;[.S31];3)+[.P31]+[.R31]" office:value-type="float" office:value="6">
            <text:p>6</text:p>
          </table:table-cell>
          <table:table-cell table:style-name="ce472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0"/>
          <table:table-cell table:style-name="ce472" table:number-columns-repeated="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32]+[.O32]+[.Q32]" office:value-type="float" office:value="27">
            <text:p>27</text:p>
          </table:table-cell>
          <table:table-cell table:style-name="ce512" table:formula="of:=INDEX(bo_tab;[.S32];2)" office:value-type="float" office:value="17">
            <text:p>17</text:p>
          </table:table-cell>
          <table:table-cell table:style-name="ce515" table:formula="of:=INDEX(bo_tab;[.S32];3)" office:value-type="float" office:value="2">
            <text:p>2</text:p>
          </table:table-cell>
          <table:table-cell table:style-name="ce518" table:formula="of:=INDEX(bo_tab;[.S32];3)+[.P32]+[.R32]" office:value-type="float" office:value="6">
            <text:p>6</text:p>
          </table:table-cell>
          <table:table-cell table:style-name="ce47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0"/>
          <table:table-cell table:style-name="ce472" table:number-columns-repeated="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93" office:value-type="float" office:value="1">
            <text:p>1</text:p>
          </table:table-cell>
          <table:table-cell table:style-name="ce500" table:formula="of:=[.N33]+[.O33]+[.Q33]" office:value-type="float" office:value="32">
            <text:p>32</text:p>
          </table:table-cell>
          <table:table-cell table:style-name="ce512" table:formula="of:=INDEX(bo_tab;[.S33];2)" office:value-type="float" office:value="22">
            <text:p>22</text:p>
          </table:table-cell>
          <table:table-cell table:style-name="ce515" table:formula="of:=INDEX(bo_tab;[.S33];3)" office:value-type="float" office:value="3">
            <text:p>3</text:p>
          </table:table-cell>
          <table:table-cell table:style-name="ce518" table:formula="of:=INDEX(bo_tab;[.S33];3)+[.P33]+[.R33]" office:value-type="float" office:value="7">
            <text:p>7</text:p>
          </table:table-cell>
          <table:table-cell table:style-name="ce472" office:value-type="float" office:value="5">
            <text:p>5 </text:p>
          </table:table-cell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 table:number-columns-repeated="2"/>
          <table:table-cell table:style-name="ce414" table:number-columns-repeated="222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478" office:value-type="string">
            <text:p>Fort</text:p>
          </table:table-cell>
          <table:table-cell table:style-name="ce484" office:value-type="float" office:value="15">
            <text:p>15</text:p>
          </table:table-cell>
          <table:table-cell table:style-name="ce484" table:formula="of:=[.Z28]" office:value-type="float" office:value="20">
            <text:p>20</text:p>
          </table:table-cell>
          <table:table-cell table:style-name="ce498" table:formula="of:=[.AA28]" office:value-type="float" office:value="3">
            <text:p>3</text:p>
          </table:table-cell>
          <table:table-cell table:style-name="ce501" office:value-type="float" office:value="2">
            <text:p>2</text:p>
          </table:table-cell>
          <table:table-cell table:style-name="ce504" office:value-type="float" office:value="1">
            <text:p>1</text:p>
          </table:table-cell>
          <table:table-cell table:style-name="ce510" table:formula="of:=[.N34]+[.O34]+[.Q34]" office:value-type="float" office:value="37">
            <text:p>37</text:p>
          </table:table-cell>
          <table:table-cell table:style-name="ce514" table:formula="of:=INDEX(bo_tab;[.S34];2)" office:value-type="float" office:value="28">
            <text:p>28</text:p>
          </table:table-cell>
          <table:table-cell table:style-name="ce517" table:formula="of:=INDEX(bo_tab;[.S34];3)" office:value-type="float" office:value="3">
            <text:p>3</text:p>
          </table:table-cell>
          <table:table-cell table:style-name="ce520" table:formula="of:=INDEX(bo_tab;[.S34];3)+[.P34]+[.R34]" office:value-type="float" office:value="7">
            <text:p>7</text:p>
          </table:table-cell>
          <table:table-cell table:style-name="ce472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/>
          <table:table-cell table:style-name="ce414" table:number-columns-repeated="223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1" table:formula="of:=[.Z26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35]+[.O35]+[.Q35]" office:value-type="float" office:value="16">
            <text:p>16</text:p>
          </table:table-cell>
          <table:table-cell table:style-name="ce512" table:formula="of:=INDEX(bo_tab;[.S35];2)" office:value-type="float" office:value="8">
            <text:p>8</text:p>
          </table:table-cell>
          <table:table-cell table:style-name="ce515" table:formula="of:=INDEX(bo_tab;[.S35];3)" office:value-type="float" office:value="1">
            <text:p>1</text:p>
          </table:table-cell>
          <table:table-cell table:style-name="ce518" table:formula="of:=INDEX(bo_tab;[.S35];3)+[.P35]+[.R35]" office:value-type="float" office:value="6">
            <text:p>6</text:p>
          </table:table-cell>
          <table:table-cell table:style-name="ce472"/>
          <table:table-cell table:style-name="ce407" table:number-columns-repeated="2"/>
          <table:table-cell table:style-name="ce407"/>
          <table:table-cell table:style-name="ce407" table:number-columns-repeated="4"/>
          <table:table-cell table:style-name="ce522"/>
          <table:table-cell table:style-name="ce523"/>
          <table:table-cell table:style-name="ce522"/>
          <table:table-cell table:style-name="ce472"/>
          <table:table-cell table:style-name="ce414" table:number-columns-repeated="223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1" table:formula="of:=[.Z26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36]+[.O36]+[.Q36]" office:value-type="float" office:value="21">
            <text:p>21</text:p>
          </table:table-cell>
          <table:table-cell table:style-name="ce512" table:formula="of:=INDEX(bo_tab;[.S36];2)" office:value-type="float" office:value="12">
            <text:p>12</text:p>
          </table:table-cell>
          <table:table-cell table:style-name="ce515" table:formula="of:=INDEX(bo_tab;[.S36];3)" office:value-type="float" office:value="2">
            <text:p>2</text:p>
          </table:table-cell>
          <table:table-cell table:style-name="ce518" table:formula="of:=INDEX(bo_tab;[.S36];3)+[.P36]+[.R36]" office:value-type="float" office:value="7">
            <text:p>7</text:p>
          </table:table-cell>
          <table:table-cell table:style-name="ce472" office:value-type="float" office:value="5">
            <text:p>5 </text:p>
          </table:table-cell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/>
          <table:table-cell table:style-name="ce414" table:number-columns-repeated="223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0" table:formula="of:=[.Z26]" office:value-type="float" office:value="0">
            <text:p>0</text:p>
          </table:table-cell>
          <table:table-cell table:style-name="ce494" table:formula="of:=[.AA26]" office:value-type="float" office:value="0">
            <text:p>0</text:p>
          </table:table-cell>
          <table:table-cell table:style-name="ce491" office:value-type="float" office:value="11">
            <text:p>11</text:p>
          </table:table-cell>
          <table:table-cell table:style-name="ce496" office:value-type="float" office:value="5">
            <text:p>5</text:p>
          </table:table-cell>
          <table:table-cell table:style-name="ce509" table:formula="of:=[.N37]+[.O37]+[.Q37]" office:value-type="float" office:value="26">
            <text:p>26</text:p>
          </table:table-cell>
          <table:table-cell table:style-name="ce513" table:formula="of:=INDEX(bo_tab;[.S37];2)" office:value-type="float" office:value="16">
            <text:p>16</text:p>
          </table:table-cell>
          <table:table-cell table:style-name="ce516" table:formula="of:=INDEX(bo_tab;[.S37];3)" office:value-type="float" office:value="2">
            <text:p>2</text:p>
          </table:table-cell>
          <table:table-cell table:style-name="ce519" table:formula="of:=INDEX(bo_tab;[.S37];3)+[.P37]+[.R37]" office:value-type="float" office:value="7">
            <text:p>7</text:p>
          </table:table-cell>
          <table:table-cell table:style-name="ce47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72"/>
          <table:table-cell table:style-name="ce414" table:number-columns-repeated="223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38]+[.O38]+[.Q38]" office:value-type="float" office:value="26">
            <text:p>26</text:p>
          </table:table-cell>
          <table:table-cell table:style-name="ce512" table:formula="of:=INDEX(bo_tab;[.S38];2)" office:value-type="float" office:value="16">
            <text:p>16</text:p>
          </table:table-cell>
          <table:table-cell table:style-name="ce515" table:formula="of:=INDEX(bo_tab;[.S38];3)" office:value-type="float" office:value="2">
            <text:p>2</text:p>
          </table:table-cell>
          <table:table-cell table:style-name="ce518" table:formula="of:=INDEX(bo_tab;[.S38];3)+[.P38]+[.R38]" office:value-type="float" office:value="10">
            <text:p>10</text:p>
          </table:table-cell>
          <table:table-cell table:style-name="ce472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72"/>
          <table:table-cell table:style-name="ce414" table:number-columns-repeated="223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39]+[.O39]+[.Q39]" office:value-type="float" office:value="31">
            <text:p>31</text:p>
          </table:table-cell>
          <table:table-cell table:style-name="ce512" table:formula="of:=INDEX(bo_tab;[.S39];2)" office:value-type="float" office:value="21">
            <text:p>21</text:p>
          </table:table-cell>
          <table:table-cell table:style-name="ce515" table:formula="of:=INDEX(bo_tab;[.S39];3)" office:value-type="float" office:value="3">
            <text:p>3</text:p>
          </table:table-cell>
          <table:table-cell table:style-name="ce518" table:formula="of:=INDEX(bo_tab;[.S39];3)+[.P39]+[.R39]" office:value-type="float" office:value="11">
            <text:p>11</text:p>
          </table:table-cell>
          <table:table-cell table:style-name="ce472" office:value-type="float" office:value="10">
            <text:p>10 </text:p>
          </table:table-cell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1" table:formula="of:=[.Z27]" office:value-type="float" office:value="10">
            <text:p>10</text:p>
          </table:table-cell>
          <table:table-cell table:style-name="ce496" table:formula="of:=[.AA27]" office:value-type="float" office:value="3">
            <text:p>3</text:p>
          </table:table-cell>
          <table:table-cell table:style-name="ce491" office:value-type="float" office:value="11">
            <text:p>11</text:p>
          </table:table-cell>
          <table:table-cell table:style-name="ce496" office:value-type="float" office:value="5">
            <text:p>5</text:p>
          </table:table-cell>
          <table:table-cell table:style-name="ce509" table:formula="of:=[.N40]+[.O40]+[.Q40]" office:value-type="float" office:value="36">
            <text:p>36</text:p>
          </table:table-cell>
          <table:table-cell table:style-name="ce513" table:formula="of:=INDEX(bo_tab;[.S40];2)" office:value-type="float" office:value="27">
            <text:p>27</text:p>
          </table:table-cell>
          <table:table-cell table:style-name="ce516" table:formula="of:=INDEX(bo_tab;[.S40];3)" office:value-type="float" office:value="3">
            <text:p>3</text:p>
          </table:table-cell>
          <table:table-cell table:style-name="ce519" table:formula="of:=INDEX(bo_tab;[.S40];3)+[.P40]+[.R40]" office:value-type="float" office:value="11">
            <text:p>11</text:p>
          </table:table-cell>
          <table:table-cell table:style-name="ce472"/>
          <table:table-cell table:style-name="ce372" table:number-columns-repeated="9"/>
          <table:table-cell table:style-name="ce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41]+[.O41]+[.Q41]" office:value-type="float" office:value="36">
            <text:p>36</text:p>
          </table:table-cell>
          <table:table-cell table:style-name="ce512" table:formula="of:=INDEX(bo_tab;[.S41];2)" office:value-type="float" office:value="27">
            <text:p>27</text:p>
          </table:table-cell>
          <table:table-cell table:style-name="ce515" table:formula="of:=INDEX(bo_tab;[.S41];3)" office:value-type="float" office:value="3">
            <text:p>3</text:p>
          </table:table-cell>
          <table:table-cell table:style-name="ce518" table:formula="of:=INDEX(bo_tab;[.S41];3)+[.P41]+[.R41]" office:value-type="float" office:value="11">
            <text:p>11</text:p>
          </table:table-cell>
          <table:table-cell table:style-name="ce472"/>
          <table:table-cell table:style-name="ce407" table:number-columns-repeated="7"/>
          <table:table-cell table:style-name="ce522"/>
          <table:table-cell table:style-name="ce523"/>
          <table:table-cell table:style-name="ce52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95" office:value-type="float" office:value="5">
            <text:p>5</text:p>
          </table:table-cell>
          <table:table-cell table:style-name="ce500" table:formula="of:=[.N42]+[.O42]+[.Q42]" office:value-type="float" office:value="41">
            <text:p>41</text:p>
          </table:table-cell>
          <table:table-cell table:style-name="ce512" table:formula="of:=INDEX(bo_tab;[.S42];2)" office:value-type="float" office:value="33">
            <text:p>33</text:p>
          </table:table-cell>
          <table:table-cell table:style-name="ce515" table:formula="of:=INDEX(bo_tab;[.S42];3)" office:value-type="float" office:value="4">
            <text:p>4</text:p>
          </table:table-cell>
          <table:table-cell table:style-name="ce518" table:formula="of:=INDEX(bo_tab;[.S42];3)+[.P42]+[.R42]" office:value-type="float" office:value="12">
            <text:p>12</text:p>
          </table:table-cell>
          <table:table-cell table:style-name="ce414" office:value-type="float" office:value="15">
            <text:p>15 </text:p>
          </table:table-cell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478" office:value-type="string">
            <text:p>Fort</text:p>
          </table:table-cell>
          <table:table-cell table:style-name="ce484" office:value-type="float" office:value="15">
            <text:p>15</text:p>
          </table:table-cell>
          <table:table-cell table:style-name="ce484" table:formula="of:=[.Z28]" office:value-type="float" office:value="20">
            <text:p>20</text:p>
          </table:table-cell>
          <table:table-cell table:style-name="ce498" table:formula="of:=[.AA28]" office:value-type="float" office:value="3">
            <text:p>3</text:p>
          </table:table-cell>
          <table:table-cell table:style-name="ce502" office:value-type="float" office:value="11">
            <text:p>11</text:p>
          </table:table-cell>
          <table:table-cell table:style-name="ce505" office:value-type="float" office:value="5">
            <text:p>5</text:p>
          </table:table-cell>
          <table:table-cell table:style-name="ce510" table:formula="of:=[.N43]+[.O43]+[.Q43]" office:value-type="float" office:value="46">
            <text:p>46</text:p>
          </table:table-cell>
          <table:table-cell table:style-name="ce514" table:formula="of:=INDEX(bo_tab;[.S43];2)" office:value-type="float" office:value="40">
            <text:p>40</text:p>
          </table:table-cell>
          <table:table-cell table:style-name="ce517" table:formula="of:=INDEX(bo_tab;[.S43];3)" office:value-type="float" office:value="4">
            <text:p>4</text:p>
          </table:table-cell>
          <table:table-cell table:style-name="ce520" table:formula="of:=INDEX(bo_tab;[.S43];3)+[.P43]+[.R43]" office:value-type="float" office:value="12">
            <text:p>12</text:p>
          </table:table-cell>
          <table:table-cell table:style-name="ce414"/>
          <table:table-cell table:style-name="ce372" table:number-columns-repeated="9"/>
          <table:table-cell table:style-name="ce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1" table:formula="of:=[.Z35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4]+[.O44]+[.Q44]" office:value-type="float" office:value="25">
            <text:p>25</text:p>
          </table:table-cell>
          <table:table-cell table:style-name="ce512" table:formula="of:=INDEX(bo_tab;[.S44];2)" office:value-type="float" office:value="15">
            <text:p>15</text:p>
          </table:table-cell>
          <table:table-cell table:style-name="ce515" table:formula="of:=INDEX(bo_tab;[.S44];3)" office:value-type="float" office:value="2">
            <text:p>2</text:p>
          </table:table-cell>
          <table:table-cell table:style-name="ce518" table:formula="of:=INDEX(bo_tab;[.S44];3)+[.P44]+[.R44]" office:value-type="float" office:value="12">
            <text:p>12</text:p>
          </table:table-cell>
          <table:table-cell table:style-name="ce414"/>
          <table:table-cell table:style-name="ce372" table:number-columns-repeated="7"/>
          <table:table-cell table:style-name="ce512"/>
          <table:table-cell table:style-name="ce515"/>
          <table:table-cell table:style-name="ce512"/>
          <table:table-cell table:style-name="ce414" table:number-columns-repeated="22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1" table:formula="of:=[.Z35]" office:value-type="float" office:value="0">
            <text:p>0</text:p>
          </table:table-cell>
          <table:table-cell table:style-name="ce493" table:formula="of:=[.AA26]" office:value-type="float" office:value="0">
            <text:p>0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5]+[.O45]+[.Q45]" office:value-type="float" office:value="30">
            <text:p>30</text:p>
          </table:table-cell>
          <table:table-cell table:style-name="ce512" table:formula="of:=INDEX(bo_tab;[.S45];2)" office:value-type="float" office:value="20">
            <text:p>20</text:p>
          </table:table-cell>
          <table:table-cell table:style-name="ce515" table:formula="of:=INDEX(bo_tab;[.S45];3)" office:value-type="float" office:value="2">
            <text:p>2</text:p>
          </table:table-cell>
          <table:table-cell table:style-name="ce518" table:formula="of:=INDEX(bo_tab;[.S45];3)+[.P45]+[.R45]" office:value-type="float" office:value="12">
            <text:p>12</text:p>
          </table:table-cell>
          <table:table-cell table:style-name="ce414" office:value-type="float" office:value="10">
            <text:p>10 </text:p>
          </table:table-cell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0" table:formula="of:=[.Z35]" office:value-type="float" office:value="0">
            <text:p>0</text:p>
          </table:table-cell>
          <table:table-cell table:style-name="ce494" table:formula="of:=[.AA26]" office:value-type="float" office:value="0">
            <text:p>0</text:p>
          </table:table-cell>
          <table:table-cell table:style-name="ce483" office:value-type="float" office:value="20">
            <text:p>20</text:p>
          </table:table-cell>
          <table:table-cell table:style-name="ce506" office:value-type="float" office:value="10">
            <text:p>10</text:p>
          </table:table-cell>
          <table:table-cell table:style-name="ce509" table:formula="of:=[.N46]+[.O46]+[.Q46]" office:value-type="float" office:value="35">
            <text:p>35</text:p>
          </table:table-cell>
          <table:table-cell table:style-name="ce513" table:formula="of:=INDEX(bo_tab;[.S46];2)" office:value-type="float" office:value="26">
            <text:p>26</text:p>
          </table:table-cell>
          <table:table-cell table:style-name="ce516" table:formula="of:=INDEX(bo_tab;[.S46];3)" office:value-type="float" office:value="3">
            <text:p>3</text:p>
          </table:table-cell>
          <table:table-cell table:style-name="ce519" table:formula="of:=INDEX(bo_tab;[.S46];3)+[.P46]+[.R46]" office:value-type="float" office:value="13">
            <text:p>13</text:p>
          </table:table-cell>
          <table:table-cell table:style-name="ce414" table:number-columns-repeated="235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7]+[.O47]+[.Q47]" office:value-type="float" office:value="35">
            <text:p>35</text:p>
          </table:table-cell>
          <table:table-cell table:style-name="ce512" table:formula="of:=INDEX(bo_tab;[.S47];2)" office:value-type="float" office:value="26">
            <text:p>26</text:p>
          </table:table-cell>
          <table:table-cell table:style-name="ce515" table:formula="of:=INDEX(bo_tab;[.S47];3)" office:value-type="float" office:value="3">
            <text:p>3</text:p>
          </table:table-cell>
          <table:table-cell table:style-name="ce518" table:formula="of:=INDEX(bo_tab;[.S47];3)+[.P47]+[.R47]" office:value-type="float" office:value="16">
            <text:p>16</text:p>
          </table:table-cell>
          <table:table-cell table:style-name="ce414" table:number-columns-repeated="235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Encombrement</text:p>
          </table:table-cell>
          <table:table-cell table:style-name="ce416" office:value-type="string">
            <text:p>Pds</text:p>
          </table:table-cell>
          <table:table-cell table:style-name="ce416" office:value-type="string">
            <text:p>bF</text:p>
          </table:table-cell>
          <table:table-cell table:style-name="ce416" office:value-type="string">
            <text:p>Ma</text:p>
          </table:table-cell>
          <table:table-cell table:style-name="ce416" office:value-type="string">
            <text:p>Co</text:p>
          </table:table-cell>
          <table:table-cell table:style-name="ce416" office:value-type="string">
            <text:p>Sp</text:p>
          </table:table-cell>
          <table:table-cell table:style-name="ce414" table:number-columns-repeated="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2" table:formula="of:=[.Z27]" office:value-type="float" office:value="10">
            <text:p>10</text:p>
          </table:table-cell>
          <table:table-cell table:style-name="ce495" table:formula="of:=[.AA27]" office:value-type="float" office:value="3">
            <text:p>3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48]+[.O48]+[.Q48]" office:value-type="float" office:value="40">
            <text:p>40</text:p>
          </table:table-cell>
          <table:table-cell table:style-name="ce512" table:formula="of:=INDEX(bo_tab;[.S48];2)" office:value-type="float" office:value="32">
            <text:p>32</text:p>
          </table:table-cell>
          <table:table-cell table:style-name="ce515" table:formula="of:=INDEX(bo_tab;[.S48];3)" office:value-type="float" office:value="3">
            <text:p>3</text:p>
          </table:table-cell>
          <table:table-cell table:style-name="ce518" table:formula="of:=INDEX(bo_tab;[.S48];3)+[.P48]+[.R48]" office:value-type="float" office:value="16">
            <text:p>16</text:p>
          </table:table-cell>
          <table:table-cell table:style-name="ce414" office:value-type="float" office:value="15">
            <text:p>15 </text:p>
          </table:table-cell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Leger</text:p>
          </table:table-cell>
          <table:table-cell table:style-name="ce419" table:formula="of:=ROUNDDOWN(pmax/4)" office:value-type="float" office:value="13">
            <text:p>13 </text:p>
          </table:table-cell>
          <table:table-cell table:style-name="ce419" office:value-type="float" office:value="0">
            <text:p>0 </text:p>
          </table:table-cell>
          <table:table-cell table:style-name="ce419" table:formula="of:=ROUNDDOWN((tai/2-5+rap)/2)" office:value-type="float" office:value="2">
            <text:p>2 </text:p>
          </table:table-cell>
          <table:table-cell table:style-name="ce419" table:formula="of:=ROUNDDOWN((tai/2-5+rap+end)/2)" office:value-type="float" office:value="7">
            <text:p>7 </text:p>
          </table:table-cell>
          <table:table-cell table:style-name="ce419" table:formula="of:=ROUNDDOWN((tai/2-5+rap+end+for)/2)" office:value-type="float" office:value="13">
            <text:p>13 </text:p>
          </table:table-cell>
          <table:table-cell table:style-name="ce414" table:number-columns-repeated="2"/>
          <table:table-cell table:style-name="ce477" office:value-type="string">
            <text:p>Fort</text:p>
          </table:table-cell>
          <table:table-cell table:style-name="ce483" office:value-type="float" office:value="15">
            <text:p>15</text:p>
          </table:table-cell>
          <table:table-cell table:style-name="ce491" table:formula="of:=[.Z27]" office:value-type="float" office:value="10">
            <text:p>10</text:p>
          </table:table-cell>
          <table:table-cell table:style-name="ce496" table:formula="of:=[.AA27]" office:value-type="float" office:value="3">
            <text:p>3</text:p>
          </table:table-cell>
          <table:table-cell table:style-name="ce483" office:value-type="float" office:value="20">
            <text:p>20</text:p>
          </table:table-cell>
          <table:table-cell table:style-name="ce506" office:value-type="float" office:value="10">
            <text:p>10</text:p>
          </table:table-cell>
          <table:table-cell table:style-name="ce509" table:formula="of:=[.N49]+[.O49]+[.Q49]" office:value-type="float" office:value="45">
            <text:p>45</text:p>
          </table:table-cell>
          <table:table-cell table:style-name="ce513" table:formula="of:=INDEX(bo_tab;[.S49];2)" office:value-type="float" office:value="38">
            <text:p>38</text:p>
          </table:table-cell>
          <table:table-cell table:style-name="ce516" table:formula="of:=INDEX(bo_tab;[.S49];3)" office:value-type="float" office:value="4">
            <text:p>4</text:p>
          </table:table-cell>
          <table:table-cell table:style-name="ce519" table:formula="of:=INDEX(bo_tab;[.S49];3)+[.P49]+[.R49]" office:value-type="float" office:value="17">
            <text:p>17</text:p>
          </table:table-cell>
          <table:table-cell table:style-name="ce414" table:number-columns-repeated="235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odere</text:p>
          </table:table-cell>
          <table:table-cell table:style-name="ce419" table:formula="of:=ROUNDDOWN(pmax/2)" office:value-type="float" office:value="27">
            <text:p>27 </text:p>
          </table:table-cell>
          <table:table-cell table:style-name="ce419" office:value-type="float" office:value="1">
            <text:p>1 </text:p>
          </table:table-cell>
          <table:table-cell table:style-name="ce419" table:formula="of:=ROUNDDOWN(ma*3/4)" office:value-type="float" office:value="2">
            <text:p>2 </text:p>
          </table:table-cell>
          <table:table-cell table:style-name="ce419" table:formula="of:=ROUNDDOWN(co*3/4)" office:value-type="float" office:value="6">
            <text:p>6 </text:p>
          </table:table-cell>
          <table:table-cell table:style-name="ce419" table:formula="of:=ROUNDDOWN(sp*3/4)" office:value-type="float" office:value="12">
            <text:p>12 </text:p>
          </table:table-cell>
          <table:table-cell table:style-name="ce414" table:number-columns-repeated="2"/>
          <table:table-cell table:style-name="ce372" office:value-type="string">
            <text:p>Faible</text:p>
          </table:table-cell>
          <table:table-cell table:style-name="ce481" office:value-type="float" office:value="5">
            <text:p>5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50]+[.O50]+[.Q50]" office:value-type="float" office:value="45">
            <text:p>45</text:p>
          </table:table-cell>
          <table:table-cell table:style-name="ce512" table:formula="of:=INDEX(bo_tab;[.S50];2)" office:value-type="float" office:value="38">
            <text:p>38</text:p>
          </table:table-cell>
          <table:table-cell table:style-name="ce515" table:formula="of:=INDEX(bo_tab;[.S50];3)" office:value-type="float" office:value="4">
            <text:p>4</text:p>
          </table:table-cell>
          <table:table-cell table:style-name="ce518" table:formula="of:=INDEX(bo_tab;[.S50];3)+[.P50]+[.R50]" office:value-type="float" office:value="17">
            <text:p>17</text:p>
          </table:table-cell>
          <table:table-cell table:style-name="ce414" table:number-columns-repeated="235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Lourd</text:p>
          </table:table-cell>
          <table:table-cell table:style-name="ce419" table:formula="of:=ROUNDDOWN(pmax*3/4)" office:value-type="float" office:value="41">
            <text:p>41 </text:p>
          </table:table-cell>
          <table:table-cell table:style-name="ce419" office:value-type="float" office:value="2">
            <text:p>2 </text:p>
          </table:table-cell>
          <table:table-cell table:style-name="ce419" table:formula="of:=ROUNDDOWN(ma/2)" office:value-type="float" office:value="1">
            <text:p>1 </text:p>
          </table:table-cell>
          <table:table-cell table:style-name="ce419" table:formula="of:=ROUNDDOWN(co/2)" office:value-type="float" office:value="4">
            <text:p>4 </text:p>
          </table:table-cell>
          <table:table-cell table:style-name="ce419" table:formula="of:=ROUNDDOWN(sp/2)" office:value-type="float" office:value="8">
            <text:p>8 </text:p>
          </table:table-cell>
          <table:table-cell table:style-name="ce414" table:number-columns-repeated="2"/>
          <table:table-cell table:style-name="ce372" office:value-type="string">
            <text:p>Normal</text:p>
          </table:table-cell>
          <table:table-cell table:style-name="ce482" office:value-type="float" office:value="10">
            <text:p>10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51]+[.O51]+[.Q51]" office:value-type="float" office:value="50">
            <text:p>50</text:p>
          </table:table-cell>
          <table:table-cell table:style-name="ce512" table:formula="of:=INDEX(bo_tab;[.S51];2)" office:value-type="float" office:value="45">
            <text:p>45</text:p>
          </table:table-cell>
          <table:table-cell table:style-name="ce515" table:formula="of:=INDEX(bo_tab;[.S51];3)" office:value-type="float" office:value="4">
            <text:p>4</text:p>
          </table:table-cell>
          <table:table-cell table:style-name="ce518" table:formula="of:=INDEX(bo_tab;[.S51];3)+[.P51]+[.R51]" office:value-type="float" office:value="17">
            <text:p>17</text:p>
          </table:table-cell>
          <table:table-cell table:style-name="ce414" office:value-type="float" office:value="20">
            <text:p>20 </text:p>
          </table:table-cell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Critique</text:p>
          </table:table-cell>
          <table:table-cell table:style-name="ce419" table:formula="of:=ROUNDDOWN(pmax)" office:value-type="float" office:value="55">
            <text:p>55 </text:p>
          </table:table-cell>
          <table:table-cell table:style-name="ce419" office:value-type="float" office:value="3">
            <text:p>3 </text:p>
          </table:table-cell>
          <table:table-cell table:style-name="ce419" table:formula="of:=ROUNDDOWN(ma/4)" office:value-type="float" office:value="0">
            <text:p>0 </text:p>
          </table:table-cell>
          <table:table-cell table:style-name="ce419" table:formula="of:=ROUNDDOWN(co/4)" office:value-type="float" office:value="2">
            <text:p>2 </text:p>
          </table:table-cell>
          <table:table-cell table:style-name="ce419" table:formula="of:=ROUNDDOWN(sp/4)" office:value-type="float" office:value="4">
            <text:p>4 </text:p>
          </table:table-cell>
          <table:table-cell table:style-name="ce414" table:number-columns-repeated="2"/>
          <table:table-cell table:style-name="ce372" office:value-type="string">
            <text:p>Fort</text:p>
          </table:table-cell>
          <table:table-cell table:style-name="ce485" office:value-type="float" office:value="15">
            <text:p>15</text:p>
          </table:table-cell>
          <table:table-cell table:style-name="ce485" table:formula="of:=[.Z28]" office:value-type="float" office:value="20">
            <text:p>20</text:p>
          </table:table-cell>
          <table:table-cell table:style-name="ce497" table:formula="of:=[.AA28]" office:value-type="float" office:value="3">
            <text:p>3</text:p>
          </table:table-cell>
          <table:table-cell table:style-name="ce485" office:value-type="float" office:value="20">
            <text:p>20</text:p>
          </table:table-cell>
          <table:table-cell table:style-name="ce497" office:value-type="float" office:value="10">
            <text:p>10</text:p>
          </table:table-cell>
          <table:table-cell table:style-name="ce500" table:formula="of:=[.N52]+[.O52]+[.Q52]" office:value-type="float" office:value="55">
            <text:p>55</text:p>
          </table:table-cell>
          <table:table-cell table:style-name="ce512" table:formula="of:=INDEX(bo_tab;[.S52];2)" office:value-type="float" office:value="53">
            <text:p>53</text:p>
          </table:table-cell>
          <table:table-cell table:style-name="ce515" table:formula="of:=INDEX(bo_tab;[.S52];3)" office:value-type="float" office:value="5">
            <text:p>5</text:p>
          </table:table-cell>
          <table:table-cell table:style-name="ce518" table:formula="of:=INDEX(bo_tab;[.S52];3)+[.P52]+[.R52]" office:value-type="float" office:value="18">
            <text:p>18</text:p>
          </table:table-cell>
          <table:table-cell table:style-name="ce414" table:number-columns-repeated="235"/>
          <table:table-cell table:style-name="ce2" table:number-columns-repeated="767"/>
        </table:table-row>
        <table:table-row table:style-name="ro1">
          <table:table-cell table:style-name="ce414" table:number-columns-repeated="25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Bonus</text:p>
          </table:table-cell>
          <table:table-cell table:style-name="ce416" office:value-type="string">
            <text:p>b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Connaissance</text:p>
          </table:table-cell>
          <table:table-cell table:style-name="ce419" table:formula="of:=ROUNDDOWN(((int+soc)/2))" office:value-type="float" office:value="10">
            <text:p>10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Communication</text:p>
          </table:table-cell>
          <table:table-cell table:style-name="ce419" table:formula="of:=ROUNDDOWN(((soc+cmd)/2))" office:value-type="float" office:value="14">
            <text:p>14 </text:p>
          </table:table-cell>
          <table:table-cell table:style-name="ce418" table:number-columns-repeated="4"/>
          <table:table-cell table:style-name="ce414" table:number-columns-repeated="3"/>
          <table:table-cell table:number-columns-repeated="2" table:style-name="ce414" office:value-type="float" office:value="1">
            <text:p>1 </text:p>
          </table:table-cell>
          <table:table-cell table:style-name="ce414"/>
          <table:table-cell table:style-name="ce414" table:formula="of:=[.O56]*[.P56]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Agilité</text:p>
          </table:table-cell>
          <table:table-cell table:style-name="ce419" table:formula="of:=ROUNDDOWN(((agi+rap)/2))" office:value-type="float" office:value="7">
            <text:p>7 </text:p>
          </table:table-cell>
          <table:table-cell table:style-name="ce418" table:number-columns-repeated="4"/>
          <table:table-cell table:style-name="ce414" table:number-columns-repeated="3"/>
          <table:table-cell table:style-name="ce414" office:value-type="float" office:value="2">
            <text:p>2 </text:p>
          </table:table-cell>
          <table:table-cell table:style-name="ce414" office:value-type="float" office:value="4">
            <text:p>4 </text:p>
          </table:table-cell>
          <table:table-cell table:style-name="ce414"/>
          <table:table-cell table:style-name="ce414" table:formula="of:=[.O57]*[.P57]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anipulation</text:p>
          </table:table-cell>
          <table:table-cell table:style-name="ce419" table:formula="of:=ROUNDDOWN(((agi+vol)/2))" office:value-type="float" office:value="11">
            <text:p>11 </text:p>
          </table:table-cell>
          <table:table-cell table:style-name="ce418" table:number-columns-repeated="4"/>
          <table:table-cell table:style-name="ce414" table:number-columns-repeated="3"/>
          <table:table-cell table:style-name="ce414" office:value-type="float" office:value="3">
            <text:p>3 </text:p>
          </table:table-cell>
          <table:table-cell table:style-name="ce414" office:value-type="float" office:value="10">
            <text:p>10 </text:p>
          </table:table-cell>
          <table:table-cell table:style-name="ce414"/>
          <table:table-cell table:style-name="ce414" table:formula="of:=[.O58]*[.P58]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erception</text:p>
          </table:table-cell>
          <table:table-cell table:style-name="ce419" table:formula="of:=ROUNDDOWN(((vol+int)/2))" office:value-type="float" office:value="10">
            <text:p>10 </text:p>
          </table:table-cell>
          <table:table-cell table:style-name="ce418" table:number-columns-repeated="4"/>
          <table:table-cell table:style-name="ce414" table:number-columns-repeated="3"/>
          <table:table-cell table:style-name="ce414" office:value-type="float" office:value="4">
            <text:p>4 </text:p>
          </table:table-cell>
          <table:table-cell table:style-name="ce414" office:value-type="float" office:value="20">
            <text:p>20 </text:p>
          </table:table-cell>
          <table:table-cell table:style-name="ce414"/>
          <table:table-cell table:style-name="ce414" table:formula="of:=[.O59]*[.P59]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Discrétion</text:p>
          </table:table-cell>
          <table:table-cell table:style-name="ce419" table:formula="of:=ROUNDDOWN(((int+vol)/2))" office:value-type="float" office:value="10">
            <text:p>10 </text:p>
          </table:table-cell>
          <table:table-cell table:style-name="ce418" table:number-columns-repeated="4"/>
          <table:table-cell table:style-name="ce414" table:number-columns-repeated="3"/>
          <table:table-cell table:style-name="ce414" office:value-type="float" office:value="5">
            <text:p>5 </text:p>
          </table:table-cell>
          <table:table-cell table:style-name="ce414" office:value-type="float" office:value="35">
            <text:p>35 </text:p>
          </table:table-cell>
          <table:table-cell table:style-name="ce414"/>
          <table:table-cell table:style-name="ce414" table:formula="of:=[.O60]*[.P60]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agie</text:p>
          </table:table-cell>
          <table:table-cell table:style-name="ce419" table:formula="of:=ROUNDDOWN(((mag+vol)/2))" office:value-type="float" office:value="8">
            <text:p>8 </text:p>
          </table:table-cell>
          <table:table-cell table:style-name="ce423" table:number-columns-repeated="2"/>
          <table:table-cell table:style-name="ce418" table:number-columns-repeated="2"/>
          <table:table-cell table:style-name="ce414" table:number-columns-repeated="6"/>
          <table:table-cell table:style-name="ce414" table:formula="of:=SUM([.Q56:.Q60])" office:value-type="float" office:value="0">
            <text:p>0 </text:p>
          </table:table-cell>
          <table:table-cell table:style-name="ce414" table:number-columns-repeated="240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Attaque</text:p>
          </table:table-cell>
          <table:table-cell table:style-name="ce419" table:formula="of:=ROUNDDOWN(((agi+vol+rap-tai)/2))" office:value-type="float" office:value="8">
            <text:p>8 </text:p>
          </table:table-cell>
          <table:table-cell table:style-name="ce416" office:value-type="string">
            <text:p>Bo</text:p>
          </table:table-cell>
          <table:table-cell table:style-name="ce419" table:formula="of:=ROUNDDOWN(for+(vol+int+tai+poi-40)/2)" office:value-type="float" office:value="9">
            <text:p>9 </text:p>
          </table:table-cell>
          <table:table-cell table:style-name="ce418" table:number-columns-repeated="2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Défense</text:p>
          </table:table-cell>
          <table:table-cell table:style-name="ce419" table:formula="of:=ROUNDDOWN(((agi+int+for-tai)/2))" office:value-type="float" office:value="9">
            <text:p>9 </text:p>
          </table:table-cell>
          <table:table-cell table:style-name="ce416" office:value-type="string">
            <text:p>Bd</text:p>
          </table:table-cell>
          <table:table-cell table:style-name="ce419" table:formula="of:=ROUNDDOWN(for+(vol+int+tai+poi-40)/2)" office:value-type="float" office:value="9">
            <text:p>9 </text:p>
          </table:table-cell>
          <table:table-cell table:style-name="ce423" table:number-columns-repeated="2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Mouvement</text:p>
          </table:table-cell>
          <table:table-cell table:style-name="ce419" table:formula="of:=ROUNDDOWN(sp/1.5)" office:value-type="float" office:value="11">
            <text:p>11 </text:p>
          </table:table-cell>
          <table:table-cell table:style-name="ce424"/>
          <table:table-cell table:style-name="ce470"/>
          <table:table-cell table:style-name="ce424" table:number-columns-repeated="2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25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Physique</text:p>
          </table:table-cell>
          <table:table-cell table:style-name="ce416"/>
          <table:table-cell table:style-name="ce418" table:number-columns-repeated="4"/>
          <table:table-cell table:style-name="ce414" table:number-columns-repeated="2"/>
          <table:table-cell table:number-columns-repeated="11"/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Taille</text:p>
          </table:table-cell>
          <table:table-cell table:style-name="ce421" table:formula="of:=INDEX(tab1;tai+2;2)" office:value-type="float" office:value="1.7" table:number-columns-spanned="2" table:number-rows-spanned="1">
            <text:p>1,70 </text:p>
          </table:table-cell>
          <table:covered-table-cell table:style-name="ce469"/>
          <table:table-cell table:style-name="ce418" office:value-type="string">
            <text:p>m</text:p>
          </table:table-cell>
          <table:table-cell table:style-name="ce418" table:number-columns-repeated="2"/>
          <table:table-cell table:style-name="ce414" table:number-columns-repeated="2"/>
          <table:table-cell table:number-columns-repeated="11"/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oids</text:p>
          </table:table-cell>
          <table:table-cell table:style-name="ce419" table:formula="of:=INDEX(tab1;poi+2;3)" office:value-type="float" office:value="46.6666666666667">
            <text:p>47 </text:p>
          </table:table-cell>
          <table:table-cell table:style-name="ce418" office:value-type="string">
            <text:p>Kg</text:p>
          </table:table-cell>
          <table:table-cell table:style-name="ce418" table:number-columns-repeated="3"/>
          <table:table-cell table:style-name="ce414" table:number-columns-repeated="2"/>
          <table:table-cell table:number-columns-repeated="11"/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bAge</text:p>
          </table:table-cell>
          <table:table-cell table:style-name="ce419" table:formula="of:=IF(age&lt;20;age/2;IF((40-age)/2&gt;0;(40-age)/2;0))" office:value-type="float" office:value="7.5">
            <text:p>8 </text:p>
          </table:table-cell>
          <table:table-cell table:style-name="ce418" table:number-columns-repeated="4"/>
          <table:table-cell table:style-name="ce414" table:number-columns-repeated="2"/>
          <table:table-cell table:number-columns-repeated="11"/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12"/>
          <table:table-cell table:number-columns-repeated="11"/>
          <table:table-cell table:style-name="ce414" table:number-columns-repeated="234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6" office:value-type="string">
            <text:p>Points</text:p>
          </table:table-cell>
          <table:table-cell table:style-name="ce416" office:value-type="string">
            <text:p>Pts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V Max</text:p>
          </table:table-cell>
          <table:table-cell table:style-name="ce419" table:formula="of:=ROUNDDOWN(con+vol+(tai+poi)/2)" office:value-type="float" office:value="28">
            <text:p>28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V -1</text:p>
          </table:table-cell>
          <table:table-cell table:style-name="ce419" table:formula="of:=ROUNDDOWN((con+vol+(tai+poi)/2)/2)" office:value-type="float" office:value="14">
            <text:p>14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V -5</text:p>
          </table:table-cell>
          <table:table-cell table:style-name="ce419" table:formula="of:=ROUNDDOWN((con+vol+(tai+poi)/4)/2)" office:value-type="float" office:value="12">
            <text:p>12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F Max</text:p>
          </table:table-cell>
          <table:table-cell table:style-name="ce419" table:formula="of:=ROUNDDOWN(end+con+20-(tai+poi)/2)" office:value-type="float" office:value="29">
            <text:p>29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F Min</text:p>
          </table:table-cell>
          <table:table-cell table:style-name="ce419" table:formula="of:=ROUNDDOWN(end/2)" office:value-type="float" office:value="5">
            <text:p>5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F Recup</text:p>
          </table:table-cell>
          <table:table-cell table:style-name="ce419" table:formula="of:=ROUNDDOWN((con+end)/4)" office:value-type="float" office:value="4">
            <text:p>4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>
          <table:table-cell table:style-name="ce414" table:number-columns-repeated="4"/>
          <table:table-cell table:style-name="ce415" office:value-type="string">
            <text:p>PM</text:p>
          </table:table-cell>
          <table:table-cell table:style-name="ce419" table:formula="of:=ROUNDDOWN(mag+(vol+int)/2)" office:value-type="float" office:value="14">
            <text:p>14 </text:p>
          </table:table-cell>
          <table:table-cell table:style-name="ce418" table:number-columns-repeated="4"/>
          <table:table-cell table:style-name="ce414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414" table:number-columns-repeated="4"/>
          <table:table-cell table:style-name="ce418" table:number-columns-repeated="6"/>
          <table:table-cell table:style-name="ce414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414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39" table:default-cell-style-name="ce486"/>
        <table:table-column table:style-name="co19" table:default-cell-style-name="ce584"/>
        <table:table-column table:style-name="co83" table:default-cell-style-name="ce584"/>
        <table:table-column table:style-name="co16" table:number-columns-repeated="983" table:default-cell-style-name="ce486"/>
        <table:table-row table:style-name="ro1">
          <table:table-cell table:style-name="ce524"/>
          <table:table-cell table:style-name="ce528" table:number-columns-repeated="10"/>
          <table:table-cell table:style-name="ce564"/>
          <table:table-cell table:style-name="ce524"/>
          <table:table-cell table:style-name="ce528" table:number-columns-repeated="10"/>
          <table:table-cell table:style-name="ce564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5">
          <table:table-cell table:style-name="ce525"/>
          <table:table-cell table:style-name="ce529" office:value-type="string" table:number-columns-spanned="10" table:number-rows-spanned="1">
            <text:p>PLAYER 1</text:p>
          </table:table-cell>
          <table:covered-table-cell table:number-columns-repeated="9" table:style-name="ce527"/>
          <table:table-cell table:style-name="ce565"/>
          <table:table-cell table:style-name="ce525"/>
          <table:table-cell table:style-name="ce529" office:value-type="string" table:number-columns-spanned="10" table:number-rows-spanned="1">
            <text:p>PLAYER 2</text:p>
          </table:table-cell>
          <table:covered-table-cell table:number-columns-repeated="9" table:style-name="ce527"/>
          <table:table-cell table:style-name="ce565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For</text:p>
          </table:table-cell>
          <table:table-cell table:style-name="ce532" office:value-type="float" office:value="17">
            <text:p>17</text:p>
          </table:table-cell>
          <table:table-cell table:style-name="ce527"/>
          <table:table-cell table:style-name="ce536" office:value-type="string">
            <text:p>Connaissance</text:p>
          </table:table-cell>
          <table:table-cell table:style-name="ce542"/>
          <table:table-cell table:style-name="ce548"/>
          <table:table-cell table:style-name="ce532" table:formula="of:=([.C6]+[.C11])/2" office:value-type="float" office:value="10.5">
            <text:p>11</text:p>
          </table:table-cell>
          <table:table-cell table:style-name="ce527"/>
          <table:table-cell table:style-name="ce530" office:value-type="string">
            <text:p>Age</text:p>
          </table:table-cell>
          <table:table-cell table:style-name="ce532" office:value-type="float" office:value="35">
            <text:p>35</text:p>
          </table:table-cell>
          <table:table-cell table:style-name="ce565"/>
          <table:table-cell table:style-name="ce525"/>
          <table:table-cell table:style-name="ce530" office:value-type="string">
            <text:p>For</text:p>
          </table:table-cell>
          <table:table-cell table:style-name="ce532" table:formula="of:=DICE(6;3)" office:value-type="float" office:value="4">
            <text:p>4</text:p>
          </table:table-cell>
          <table:table-cell table:style-name="ce527"/>
          <table:table-cell table:style-name="ce536" office:value-type="string">
            <text:p>Connaissance</text:p>
          </table:table-cell>
          <table:table-cell table:style-name="ce542"/>
          <table:table-cell table:style-name="ce548"/>
          <table:table-cell table:style-name="ce532" table:formula="of:=([.O6]+[.O11])/2" office:value-type="float" office:value="12">
            <text:p>12</text:p>
          </table:table-cell>
          <table:table-cell table:style-name="ce527"/>
          <table:table-cell table:style-name="ce530" office:value-type="string">
            <text:p>Age</text:p>
          </table:table-cell>
          <table:table-cell table:style-name="ce532" office:value-type="float" office:value="35">
            <text:p>35</text:p>
          </table:table-cell>
          <table:table-cell table:style-name="ce565"/>
          <table:table-cell table:style-name="ce567"/>
          <table:table-cell table:style-name="Default"/>
          <table:table-cell table:style-name="ce570" office:value-type="string">
            <text:p>Armes</text:p>
          </table:table-cell>
          <table:table-cell table:style-name="ce572"/>
          <table:table-cell table:style-name="ce561" office:value-type="string">
            <text:p>Bo</text:p>
          </table:table-cell>
          <table:table-cell table:style-name="ce561" office:value-type="string">
            <text:p>bCC</text:p>
          </table:table-cell>
          <table:table-cell table:style-name="ce561" office:value-type="string">
            <text:p>Bd</text:p>
          </table:table-cell>
          <table:table-cell table:style-name="ce567" table:number-columns-repeated="7"/>
          <table:table-cell table:style-name="ce527"/>
          <table:table-cell table:style-name="ce575" office:value-type="string">
            <text:p>Connaissance</text:p>
          </table:table-cell>
          <table:table-cell table:style-name="ce575" office:value-type="string">
            <text:p>(Int + Soc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Con</text:p>
          </table:table-cell>
          <table:table-cell table:style-name="ce532" office:value-type="float" office:value="15">
            <text:p>15</text:p>
          </table:table-cell>
          <table:table-cell table:style-name="ce527"/>
          <table:table-cell table:style-name="ce536" office:value-type="string">
            <text:p>Communication</text:p>
          </table:table-cell>
          <table:table-cell table:style-name="ce542"/>
          <table:table-cell table:style-name="ce548"/>
          <table:table-cell table:style-name="ce532" table:formula="of:=([.C11]+[.C12])/2" office:value-type="float" office:value="10.5">
            <text:p>11</text:p>
          </table:table-cell>
          <table:table-cell table:style-name="ce527"/>
          <table:table-cell table:style-name="ce530" office:value-type="string">
            <text:p>Taille</text:p>
          </table:table-cell>
          <table:table-cell table:style-name="ce562" table:formula="of:=INDEX(tab1;[.C13]+2;2)" office:value-type="float" office:value="1.87202790471316">
            <text:p>1,87</text:p>
          </table:table-cell>
          <table:table-cell table:style-name="ce565"/>
          <table:table-cell table:style-name="ce525"/>
          <table:table-cell table:style-name="ce530" office:value-type="string">
            <text:p>Con</text:p>
          </table:table-cell>
          <table:table-cell table:style-name="ce532" table:formula="of:=DICE(6;3)" office:value-type="float" office:value="10">
            <text:p>10</text:p>
          </table:table-cell>
          <table:table-cell table:style-name="ce527"/>
          <table:table-cell table:style-name="ce536" office:value-type="string">
            <text:p>Communication</text:p>
          </table:table-cell>
          <table:table-cell table:style-name="ce542"/>
          <table:table-cell table:style-name="ce548"/>
          <table:table-cell table:style-name="ce532" table:formula="of:=([.O11]+[.O12])/2" office:value-type="float" office:value="12.5">
            <text:p>13</text:p>
          </table:table-cell>
          <table:table-cell table:style-name="ce527"/>
          <table:table-cell table:style-name="ce530" office:value-type="string">
            <text:p>Taille</text:p>
          </table:table-cell>
          <table:table-cell table:style-name="ce562" table:formula="of:=INDEX(tab1;[.O13]+2;2)" office:value-type="float" office:value="1.78380155129829">
            <text:p>1,78</text:p>
          </table:table-cell>
          <table:table-cell table:style-name="ce565"/>
          <table:table-cell table:style-name="ce567"/>
          <table:table-cell table:style-name="Default" office:value-type="float" office:value="1">
            <text:p>1</text:p>
          </table:table-cell>
          <table:table-cell table:style-name="ce571" office:value-type="string">
            <text:p>Poignard</text:p>
          </table:table-cell>
          <table:table-cell table:style-name="ce573"/>
          <table:table-cell table:style-name="ce574" office:value-type="float" office:value="0">
            <text:p>0</text:p>
          </table:table-cell>
          <table:table-cell table:style-name="ce574" office:value-type="float" office:value="5">
            <text:p>5</text:p>
          </table:table-cell>
          <table:table-cell table:style-name="ce574" office:value-type="float" office:value="1">
            <text:p>1</text:p>
          </table:table-cell>
          <table:table-cell table:style-name="ce567" table:number-columns-repeated="7"/>
          <table:table-cell table:style-name="ce527"/>
          <table:table-cell table:style-name="ce576" office:value-type="string">
            <text:p>Communication</text:p>
          </table:table-cell>
          <table:table-cell table:style-name="ce576" office:value-type="string">
            <text:p>(Soc + Cmd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End</text:p>
          </table:table-cell>
          <table:table-cell table:style-name="ce532" office:value-type="float" office:value="14">
            <text:p>14</text:p>
          </table:table-cell>
          <table:table-cell table:style-name="ce527"/>
          <table:table-cell table:style-name="ce536" office:value-type="string">
            <text:p>Agilité</text:p>
          </table:table-cell>
          <table:table-cell table:style-name="ce542"/>
          <table:table-cell table:style-name="ce548"/>
          <table:table-cell table:style-name="ce532" table:formula="of:=([.C9]+[.C10])/2" office:value-type="float" office:value="13.5">
            <text:p>14</text:p>
          </table:table-cell>
          <table:table-cell table:style-name="ce527"/>
          <table:table-cell table:style-name="ce530" office:value-type="string">
            <text:p>Poids</text:p>
          </table:table-cell>
          <table:table-cell table:style-name="ce532" table:formula="of:=INDEX(tab1;[.C14]+2;3)" office:value-type="float" office:value="93.3333333333333">
            <text:p>93</text:p>
          </table:table-cell>
          <table:table-cell table:style-name="ce565"/>
          <table:table-cell table:style-name="ce525"/>
          <table:table-cell table:style-name="ce530" office:value-type="string">
            <text:p>End</text:p>
          </table:table-cell>
          <table:table-cell table:style-name="ce532" table:formula="of:=DICE(6;3)" office:value-type="float" office:value="9">
            <text:p>9</text:p>
          </table:table-cell>
          <table:table-cell table:style-name="ce527"/>
          <table:table-cell table:style-name="ce536" office:value-type="string">
            <text:p>Agilité</text:p>
          </table:table-cell>
          <table:table-cell table:style-name="ce542"/>
          <table:table-cell table:style-name="ce548"/>
          <table:table-cell table:style-name="ce532" table:formula="of:=([.O9]+[.O10])/2" office:value-type="float" office:value="11">
            <text:p>11</text:p>
          </table:table-cell>
          <table:table-cell table:style-name="ce527"/>
          <table:table-cell table:style-name="ce530" office:value-type="string">
            <text:p>Poids</text:p>
          </table:table-cell>
          <table:table-cell table:style-name="ce532" table:formula="of:=INDEX(tab1;[.O14]+2;3)" office:value-type="float" office:value="100">
            <text:p>100</text:p>
          </table:table-cell>
          <table:table-cell table:style-name="ce565"/>
          <table:table-cell table:style-name="ce567"/>
          <table:table-cell table:style-name="Default" office:value-type="float" office:value="2">
            <text:p>2</text:p>
          </table:table-cell>
          <table:table-cell table:style-name="ce571" office:value-type="string">
            <text:p>Épée large</text:p>
          </table:table-cell>
          <table:table-cell table:style-name="ce573"/>
          <table:table-cell table:style-name="ce210" office:value-type="float" office:value="10">
            <text:p>10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10">
            <text:p>10</text:p>
          </table:table-cell>
          <table:table-cell table:style-name="ce567" table:number-columns-repeated="7"/>
          <table:table-cell table:style-name="ce527"/>
          <table:table-cell table:style-name="ce577" office:value-type="string">
            <text:p>Agilité</text:p>
          </table:table-cell>
          <table:table-cell table:style-name="ce577" office:value-type="string">
            <text:p>(Agi + Rap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Int</text:p>
          </table:table-cell>
          <table:table-cell table:style-name="ce532" office:value-type="float" office:value="11">
            <text:p>11</text:p>
          </table:table-cell>
          <table:table-cell table:style-name="ce527"/>
          <table:table-cell table:style-name="ce536" office:value-type="string">
            <text:p>Manipulation</text:p>
          </table:table-cell>
          <table:table-cell table:style-name="ce542"/>
          <table:table-cell table:style-name="ce548"/>
          <table:table-cell table:style-name="ce532" table:formula="of:=([.C9]+[.C7])/2" office:value-type="float" office:value="12">
            <text:p>12</text:p>
          </table:table-cell>
          <table:table-cell table:style-name="ce527"/>
          <table:table-cell table:style-name="Default" table:number-columns-repeated="2"/>
          <table:table-cell table:style-name="ce565"/>
          <table:table-cell table:style-name="ce525"/>
          <table:table-cell table:style-name="ce530" office:value-type="string">
            <text:p>Int</text:p>
          </table:table-cell>
          <table:table-cell table:style-name="ce532" table:formula="of:=DICE(6;3)" office:value-type="float" office:value="11">
            <text:p>11</text:p>
          </table:table-cell>
          <table:table-cell table:style-name="ce527"/>
          <table:table-cell table:style-name="ce536" office:value-type="string">
            <text:p>Manipulation</text:p>
          </table:table-cell>
          <table:table-cell table:style-name="ce542"/>
          <table:table-cell table:style-name="ce548"/>
          <table:table-cell table:style-name="ce532" table:formula="of:=([.O9]+[.O7])/2" office:value-type="float" office:value="11.5">
            <text:p>12</text:p>
          </table:table-cell>
          <table:table-cell table:style-name="ce527"/>
          <table:table-cell table:style-name="Default" table:number-columns-repeated="2"/>
          <table:table-cell table:style-name="ce565"/>
          <table:table-cell table:style-name="ce567"/>
          <table:table-cell table:style-name="Default" office:value-type="float" office:value="3">
            <text:p>3</text:p>
          </table:table-cell>
          <table:table-cell table:style-name="ce571" office:value-type="string">
            <text:p>Claymore</text:p>
          </table:table-cell>
          <table:table-cell table:style-name="ce573"/>
          <table:table-cell table:style-name="ce210" office:value-type="float" office:value="20">
            <text:p>20</text:p>
          </table:table-cell>
          <table:table-cell table:style-name="ce210" office:value-type="float" office:value="2">
            <text:p>2</text:p>
          </table:table-cell>
          <table:table-cell table:style-name="ce210" office:value-type="float" office:value="10">
            <text:p>10</text:p>
          </table:table-cell>
          <table:table-cell table:style-name="ce567" table:number-columns-repeated="7"/>
          <table:table-cell table:style-name="ce527"/>
          <table:table-cell table:style-name="ce578" office:value-type="string">
            <text:p>Manipulation</text:p>
          </table:table-cell>
          <table:table-cell table:style-name="ce578" office:value-type="string">
            <text:p>(Agi + Vol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Vol</text:p>
          </table:table-cell>
          <table:table-cell table:style-name="ce532" office:value-type="float" office:value="10">
            <text:p>10</text:p>
          </table:table-cell>
          <table:table-cell table:style-name="ce527"/>
          <table:table-cell table:style-name="ce536" office:value-type="string">
            <text:p>Perception</text:p>
          </table:table-cell>
          <table:table-cell table:style-name="ce542"/>
          <table:table-cell table:style-name="ce548"/>
          <table:table-cell table:style-name="ce532" table:formula="of:=([.C7]+[.C6])/2" office:value-type="float" office:value="10.5">
            <text:p>11</text:p>
          </table:table-cell>
          <table:table-cell table:style-name="ce527"/>
          <table:table-cell table:style-name="ce560" office:value-type="string">
            <text:p>PV</text:p>
          </table:table-cell>
          <table:table-cell table:style-name="ce563" table:formula="of:=[.C4]+[.C7]+([.C13]+[.C14])/2" office:value-type="float" office:value="39">
            <text:p>39</text:p>
          </table:table-cell>
          <table:table-cell table:style-name="ce565"/>
          <table:table-cell table:style-name="ce525"/>
          <table:table-cell table:style-name="ce530" office:value-type="string">
            <text:p>Vol</text:p>
          </table:table-cell>
          <table:table-cell table:style-name="ce532" table:formula="of:=DICE(6;3)" office:value-type="float" office:value="10">
            <text:p>10</text:p>
          </table:table-cell>
          <table:table-cell table:style-name="ce527"/>
          <table:table-cell table:style-name="ce536" office:value-type="string">
            <text:p>Perception</text:p>
          </table:table-cell>
          <table:table-cell table:style-name="ce542"/>
          <table:table-cell table:style-name="ce548"/>
          <table:table-cell table:style-name="ce532" table:formula="of:=([.O7]+[.O6])/2" office:value-type="float" office:value="10.5">
            <text:p>11</text:p>
          </table:table-cell>
          <table:table-cell table:style-name="ce527"/>
          <table:table-cell table:style-name="ce560" office:value-type="string">
            <text:p>PV</text:p>
          </table:table-cell>
          <table:table-cell table:style-name="ce563" table:formula="of:=[.O4]+[.O7]+([.O13]+[.O14])/2" office:value-type="float" office:value="34">
            <text:p>34</text:p>
          </table:table-cell>
          <table:table-cell table:style-name="ce565"/>
          <table:table-cell table:style-name="ce567"/>
          <table:table-cell table:style-name="Default" office:value-type="float" office:value="4">
            <text:p>4</text:p>
          </table:table-cell>
          <table:table-cell table:style-name="ce571" office:value-type="string">
            <text:p>Gourdin</text:p>
          </table:table-cell>
          <table:table-cell table:style-name="ce573"/>
          <table:table-cell table:style-name="ce210" office:value-type="float" office:value="7">
            <text:p>7</text:p>
          </table:table-cell>
          <table:table-cell table:style-name="ce210" office:value-type="float" office:value="1">
            <text:p>1</text:p>
          </table:table-cell>
          <table:table-cell table:style-name="ce210" office:value-type="float" office:value="5">
            <text:p>5</text:p>
          </table:table-cell>
          <table:table-cell table:style-name="ce567" table:number-columns-repeated="7"/>
          <table:table-cell table:style-name="ce527"/>
          <table:table-cell table:style-name="ce579" office:value-type="string">
            <text:p>Perception</text:p>
          </table:table-cell>
          <table:table-cell table:style-name="ce579" office:value-type="string">
            <text:p>(Vol + Int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Mag</text:p>
          </table:table-cell>
          <table:table-cell table:style-name="ce532" office:value-type="float" office:value="11">
            <text:p>11</text:p>
          </table:table-cell>
          <table:table-cell table:style-name="ce527"/>
          <table:table-cell table:style-name="ce536" office:value-type="string">
            <text:p>Discrétion</text:p>
          </table:table-cell>
          <table:table-cell table:style-name="ce542"/>
          <table:table-cell table:style-name="ce548"/>
          <table:table-cell table:style-name="ce532" table:formula="of:=([.C7]+[.C6]+[.C9]-[.C13])/2" office:value-type="float" office:value="10.5">
            <text:p>11</text:p>
          </table:table-cell>
          <table:table-cell table:style-name="ce527"/>
          <table:table-cell table:style-name="ce560" office:value-type="float" office:value="-5">
            <text:p>-5</text:p>
          </table:table-cell>
          <table:table-cell table:style-name="ce563" table:formula="of:=[.K7]/2" office:value-type="float" office:value="19.5">
            <text:p>20</text:p>
          </table:table-cell>
          <table:table-cell table:style-name="ce565"/>
          <table:table-cell table:style-name="ce525"/>
          <table:table-cell table:style-name="ce530" office:value-type="string">
            <text:p>Mag</text:p>
          </table:table-cell>
          <table:table-cell table:style-name="ce532" table:formula="of:=DICE(6;3)" office:value-type="float" office:value="11">
            <text:p>11</text:p>
          </table:table-cell>
          <table:table-cell table:style-name="ce527"/>
          <table:table-cell table:style-name="ce536" office:value-type="string">
            <text:p>Discrétion</text:p>
          </table:table-cell>
          <table:table-cell table:style-name="ce542"/>
          <table:table-cell table:style-name="ce548"/>
          <table:table-cell table:style-name="ce532" table:formula="of:=([.O7]+[.O6]+[.O9]-[.O13])/2" office:value-type="float" office:value="10.5">
            <text:p>11</text:p>
          </table:table-cell>
          <table:table-cell table:style-name="ce527"/>
          <table:table-cell table:style-name="ce560" office:value-type="float" office:value="-5">
            <text:p>-5</text:p>
          </table:table-cell>
          <table:table-cell table:style-name="ce563" table:formula="of:=[.W7]/2" office:value-type="float" office:value="17">
            <text:p>17</text:p>
          </table:table-cell>
          <table:table-cell table:style-name="ce565"/>
          <table:table-cell table:style-name="ce567"/>
          <table:table-cell table:style-name="Default" office:value-type="float" office:value="5">
            <text:p>5</text:p>
          </table:table-cell>
          <table:table-cell table:style-name="ce571" office:value-type="string">
            <text:p>Lance</text:p>
          </table:table-cell>
          <table:table-cell table:style-name="ce573"/>
          <table:table-cell table:style-name="ce210" office:value-type="float" office:value="11">
            <text:p>11</text:p>
          </table:table-cell>
          <table:table-cell table:style-name="ce210" office:value-type="float" office:value="5">
            <text:p>5</text:p>
          </table:table-cell>
          <table:table-cell table:style-name="ce210" office:value-type="float" office:value="12">
            <text:p>12</text:p>
          </table:table-cell>
          <table:table-cell table:style-name="ce567" table:number-columns-repeated="7"/>
          <table:table-cell table:style-name="ce527"/>
          <table:table-cell table:style-name="ce580" office:value-type="string">
            <text:p>Discrétion</text:p>
          </table:table-cell>
          <table:table-cell table:style-name="ce580" office:value-type="string">
            <text:p>(Vol + Int +Agi – Tai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Agi</text:p>
          </table:table-cell>
          <table:table-cell table:style-name="ce532" office:value-type="float" office:value="14">
            <text:p>14</text:p>
          </table:table-cell>
          <table:table-cell table:style-name="ce527"/>
          <table:table-cell table:style-name="ce536" office:value-type="string">
            <text:p>Magie</text:p>
          </table:table-cell>
          <table:table-cell table:style-name="ce542"/>
          <table:table-cell table:style-name="ce548"/>
          <table:table-cell table:style-name="ce532" table:formula="of:=([.C8]+[.C7])/2" office:value-type="float" office:value="10.5">
            <text:p>11</text:p>
          </table:table-cell>
          <table:table-cell table:style-name="ce527"/>
          <table:table-cell table:style-name="ce560" office:value-type="float" office:value="-10">
            <text:p>-10</text:p>
          </table:table-cell>
          <table:table-cell table:style-name="ce563" table:formula="of:=[.K7]/4" office:value-type="float" office:value="9.75">
            <text:p>10</text:p>
          </table:table-cell>
          <table:table-cell table:style-name="ce565"/>
          <table:table-cell table:style-name="ce525"/>
          <table:table-cell table:style-name="ce530" office:value-type="string">
            <text:p>Agi</text:p>
          </table:table-cell>
          <table:table-cell table:style-name="ce532" table:formula="of:=DICE(6;3)" office:value-type="float" office:value="13">
            <text:p>13</text:p>
          </table:table-cell>
          <table:table-cell table:style-name="ce527"/>
          <table:table-cell table:style-name="ce536" office:value-type="string">
            <text:p>Magie</text:p>
          </table:table-cell>
          <table:table-cell table:style-name="ce542"/>
          <table:table-cell table:style-name="ce548"/>
          <table:table-cell table:style-name="ce532" table:formula="of:=([.O8]+[.O7])/2" office:value-type="float" office:value="10.5">
            <text:p>11</text:p>
          </table:table-cell>
          <table:table-cell table:style-name="ce527"/>
          <table:table-cell table:style-name="ce560" office:value-type="float" office:value="-10">
            <text:p>-10</text:p>
          </table:table-cell>
          <table:table-cell table:style-name="ce563" table:formula="of:=[.W7]/4" office:value-type="float" office:value="8.5">
            <text:p>9</text:p>
          </table:table-cell>
          <table:table-cell table:style-name="ce565"/>
          <table:table-cell table:style-name="ce567"/>
          <table:table-cell table:style-name="Default" office:value-type="float" office:value="6">
            <text:p>6</text:p>
          </table:table-cell>
          <table:table-cell table:style-name="ce571" office:value-type="string">
            <text:p>Hache</text:p>
          </table:table-cell>
          <table:table-cell table:style-name="ce573"/>
          <table:table-cell table:style-name="ce210" office:value-type="float" office:value="12">
            <text:p>12</text:p>
          </table:table-cell>
          <table:table-cell table:style-name="ce210" office:value-type="float" office:value="3">
            <text:p>3</text:p>
          </table:table-cell>
          <table:table-cell table:style-name="ce210" office:value-type="float" office:value="5">
            <text:p>5</text:p>
          </table:table-cell>
          <table:table-cell table:style-name="ce567" table:number-columns-repeated="7"/>
          <table:table-cell table:style-name="ce527"/>
          <table:table-cell table:style-name="ce581" office:value-type="string">
            <text:p>Combat</text:p>
          </table:table-cell>
          <table:table-cell table:style-name="ce581" office:value-type="string">
            <text:p>(Agi + Vol + Rap - Tai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Rap</text:p>
          </table:table-cell>
          <table:table-cell table:style-name="ce532" office:value-type="float" office:value="13">
            <text:p>13</text:p>
          </table:table-cell>
          <table:table-cell table:style-name="ce527"/>
          <table:table-cell table:style-name="ce536" office:value-type="string">
            <text:p>Combat</text:p>
          </table:table-cell>
          <table:table-cell table:style-name="ce542"/>
          <table:table-cell table:style-name="ce548"/>
          <table:table-cell table:style-name="ce549" table:formula="of:=([.C9]+[.C7]+[.C10]-[.C13])/2" office:value-type="float" office:value="11.5">
            <text:p>12</text:p>
          </table:table-cell>
          <table:table-cell table:style-name="ce527"/>
          <table:table-cell table:style-name="Default" table:number-columns-repeated="2"/>
          <table:table-cell table:style-name="ce565"/>
          <table:table-cell table:style-name="ce525"/>
          <table:table-cell table:style-name="ce530" office:value-type="string">
            <text:p>Rap</text:p>
          </table:table-cell>
          <table:table-cell table:style-name="ce532" table:formula="of:=DICE(6;3)" office:value-type="float" office:value="9">
            <text:p>9</text:p>
          </table:table-cell>
          <table:table-cell table:style-name="ce527"/>
          <table:table-cell table:style-name="ce536" office:value-type="string">
            <text:p>Combat</text:p>
          </table:table-cell>
          <table:table-cell table:style-name="ce542"/>
          <table:table-cell table:style-name="ce548"/>
          <table:table-cell table:style-name="ce549" table:formula="of:=([.O9]+[.O7]+[.O10]-[.O13])/2" office:value-type="float" office:value="9.5">
            <text:p>10</text:p>
          </table:table-cell>
          <table:table-cell table:style-name="ce527"/>
          <table:table-cell table:style-name="Default" table:number-columns-repeated="2"/>
          <table:table-cell table:style-name="ce565"/>
          <table:table-cell table:style-name="ce567" table:number-columns-repeated="14"/>
          <table:table-cell table:style-name="ce527"/>
          <table:table-cell table:style-name="ce582" office:value-type="string">
            <text:p>Magie</text:p>
          </table:table-cell>
          <table:table-cell table:style-name="ce582" office:value-type="string">
            <text:p>(Mag + Vol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Soc</text:p>
          </table:table-cell>
          <table:table-cell table:style-name="ce532" office:value-type="float" office:value="10">
            <text:p>10</text:p>
          </table:table-cell>
          <table:table-cell table:style-name="ce527" table:number-columns-repeated="6"/>
          <table:table-cell table:style-name="ce530" office:value-type="string">
            <text:p>Bd</text:p>
          </table:table-cell>
          <table:table-cell table:style-name="ce539" table:formula="of:=DICE(11;1)-1" office:value-type="float" office:value="10">
            <text:p>10</text:p>
          </table:table-cell>
          <table:table-cell table:style-name="ce565"/>
          <table:table-cell table:style-name="ce525"/>
          <table:table-cell table:style-name="ce530" office:value-type="string">
            <text:p>Soc</text:p>
          </table:table-cell>
          <table:table-cell table:style-name="ce532" table:formula="of:=DICE(6;3)" office:value-type="float" office:value="13">
            <text:p>13</text:p>
          </table:table-cell>
          <table:table-cell table:style-name="ce527" table:number-columns-repeated="6"/>
          <table:table-cell table:style-name="ce530" office:value-type="string">
            <text:p>Bd</text:p>
          </table:table-cell>
          <table:table-cell table:style-name="ce539" table:formula="of:=DICE(11;1)-1" office:value-type="float" office:value="7">
            <text:p>7</text:p>
          </table:table-cell>
          <table:table-cell table:style-name="ce565"/>
          <table:table-cell table:style-name="ce567" table:number-columns-repeated="14"/>
          <table:table-cell table:style-name="ce527"/>
          <table:table-cell table:style-name="ce583" office:value-type="string">
            <text:p>BO</text:p>
          </table:table-cell>
          <table:table-cell table:style-name="ce585" office:value-type="string">
            <text:p>for + (agi + rap + tai - 30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Cmd</text:p>
          </table:table-cell>
          <table:table-cell table:style-name="ce532" office:value-type="float" office:value="11">
            <text:p>11</text:p>
          </table:table-cell>
          <table:table-cell table:style-name="ce527"/>
          <table:table-cell table:style-name="Default" table:number-columns-repeated="5"/>
          <table:table-cell table:style-name="ce530" office:value-type="string">
            <text:p>bCC</text:p>
          </table:table-cell>
          <table:table-cell table:style-name="ce539" table:formula="of:=DICE(6;1)-1" office:value-type="float" office:value="3">
            <text:p>3</text:p>
          </table:table-cell>
          <table:table-cell table:style-name="ce565"/>
          <table:table-cell table:style-name="ce525"/>
          <table:table-cell table:style-name="ce530" office:value-type="string">
            <text:p>Cmd</text:p>
          </table:table-cell>
          <table:table-cell table:style-name="ce532" table:formula="of:=DICE(6;3)" office:value-type="float" office:value="12">
            <text:p>12</text:p>
          </table:table-cell>
          <table:table-cell table:style-name="ce527"/>
          <table:table-cell table:style-name="Default" table:number-columns-repeated="5"/>
          <table:table-cell table:style-name="ce530" office:value-type="string">
            <text:p>bCC</text:p>
          </table:table-cell>
          <table:table-cell table:style-name="ce539" table:formula="of:=DICE(6;1)-1" office:value-type="float" office:value="5">
            <text:p>5</text:p>
          </table:table-cell>
          <table:table-cell table:style-name="ce565"/>
          <table:table-cell table:style-name="ce567" table:number-columns-repeated="14"/>
          <table:table-cell table:style-name="ce527"/>
          <table:table-cell table:style-name="ce583" office:value-type="string">
            <text:p>BD</text:p>
          </table:table-cell>
          <table:table-cell table:style-name="ce583" office:value-type="string">
            <text:p>for + (vol + rap - tai - 10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Tai</text:p>
          </table:table-cell>
          <table:table-cell table:style-name="ce532" office:value-type="float" office:value="14">
            <text:p>14</text:p>
          </table:table-cell>
          <table:table-cell table:style-name="ce527"/>
          <table:table-cell table:style-name="Default" table:number-columns-repeated="6"/>
          <table:table-cell table:style-name="ce527"/>
          <table:table-cell table:style-name="ce565"/>
          <table:table-cell table:style-name="ce525"/>
          <table:table-cell table:style-name="ce530" office:value-type="string">
            <text:p>Tai</text:p>
          </table:table-cell>
          <table:table-cell table:style-name="ce532" table:formula="of:=DICE(6;3)" office:value-type="float" office:value="13">
            <text:p>13</text:p>
          </table:table-cell>
          <table:table-cell table:style-name="ce527"/>
          <table:table-cell table:style-name="Default" table:number-columns-repeated="6"/>
          <table:table-cell table:style-name="ce527"/>
          <table:table-cell table:style-name="ce565"/>
          <table:table-cell table:style-name="ce567" table:number-columns-repeated="2"/>
          <table:table-cell table:style-name="Default" table:number-columns-repeated="2"/>
          <table:table-cell table:style-name="ce567" table:number-columns-repeated="10"/>
          <table:table-cell table:style-name="ce527"/>
          <table:table-cell table:style-name="ce583" office:value-type="string">
            <text:p>PV</text:p>
          </table:table-cell>
          <table:table-cell table:style-name="ce585" office:value-type="string">
            <text:p>con + vol + (tai + poi) / 2</text:p>
          </table:table-cell>
          <table:table-cell table:style-name="ce527" table:number-columns-repeated="983"/>
        </table:table-row>
        <table:table-row table:style-name="ro2">
          <table:table-cell table:style-name="ce525"/>
          <table:table-cell table:style-name="ce530" office:value-type="string">
            <text:p>Poi</text:p>
          </table:table-cell>
          <table:table-cell table:style-name="ce532" office:value-type="float" office:value="14">
            <text:p>14</text:p>
          </table:table-cell>
          <table:table-cell table:style-name="ce527"/>
          <table:table-cell table:style-name="ce537"/>
          <table:table-cell table:style-name="ce543" office:value-type="string">
            <text:p>x0.5</text:p>
          </table:table-cell>
          <table:table-cell table:style-name="ce543" office:value-type="string">
            <text:p>x1</text:p>
          </table:table-cell>
          <table:table-cell table:style-name="ce543" office:value-type="string">
            <text:p>x1.5</text:p>
          </table:table-cell>
          <table:table-cell table:style-name="ce543" office:value-type="string">
            <text:p>x2</text:p>
          </table:table-cell>
          <table:table-cell table:style-name="ce543" office:value-type="string">
            <text:p>x2.5</text:p>
          </table:table-cell>
          <table:table-cell table:style-name="ce527"/>
          <table:table-cell table:style-name="ce565"/>
          <table:table-cell table:style-name="ce525"/>
          <table:table-cell table:style-name="ce530" office:value-type="string">
            <text:p>Poi</text:p>
          </table:table-cell>
          <table:table-cell table:style-name="ce532" table:formula="of:=DICE(6;3)" office:value-type="float" office:value="15">
            <text:p>15</text:p>
          </table:table-cell>
          <table:table-cell table:style-name="ce527"/>
          <table:table-cell table:style-name="ce537"/>
          <table:table-cell table:style-name="ce543" office:value-type="string">
            <text:p>x0.5</text:p>
          </table:table-cell>
          <table:table-cell table:style-name="ce543" office:value-type="string">
            <text:p>x1</text:p>
          </table:table-cell>
          <table:table-cell table:style-name="ce543" office:value-type="string">
            <text:p>x1.5</text:p>
          </table:table-cell>
          <table:table-cell table:style-name="ce543" office:value-type="string">
            <text:p>x2</text:p>
          </table:table-cell>
          <table:table-cell table:style-name="ce543" office:value-type="string">
            <text:p>x2.5</text:p>
          </table:table-cell>
          <table:table-cell table:style-name="ce527"/>
          <table:table-cell table:style-name="ce565"/>
          <table:table-cell table:style-name="ce567" table:number-columns-repeated="2"/>
          <table:table-cell table:style-name="Default" table:number-columns-repeated="2"/>
          <table:table-cell table:style-name="ce567" table:number-columns-repeated="10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5"/>
          <table:table-cell table:style-name="ce527" table:number-columns-repeated="3"/>
          <table:table-cell table:style-name="ce530" office:value-type="string">
            <text:p>Bo</text:p>
          </table:table-cell>
          <table:table-cell table:style-name="ce532" table:formula="of:=[.G15]/2" office:value-type="float" office:value="11.25">
            <text:p>11</text:p>
          </table:table-cell>
          <table:table-cell table:style-name="ce549" table:formula="of:=[.C3]+(([.C9]+[.C10]+[.C13]-30)/2)" office:value-type="float" office:value="22.5">
            <text:p>23</text:p>
          </table:table-cell>
          <table:table-cell table:style-name="ce532" table:formula="of:=[.G15]*1.5" office:value-type="float" office:value="33.75">
            <text:p>34</text:p>
          </table:table-cell>
          <table:table-cell table:style-name="ce532" table:formula="of:=[.G15]*2" office:value-type="float" office:value="45">
            <text:p>45</text:p>
          </table:table-cell>
          <table:table-cell table:style-name="ce532" table:formula="of:=[.G15]*2.5" office:value-type="float" office:value="56.25">
            <text:p>56</text:p>
          </table:table-cell>
          <table:table-cell table:style-name="ce527"/>
          <table:table-cell table:style-name="ce565"/>
          <table:table-cell table:style-name="ce525"/>
          <table:table-cell table:style-name="ce527" table:number-columns-repeated="3"/>
          <table:table-cell table:style-name="ce530" office:value-type="string">
            <text:p>Bo</text:p>
          </table:table-cell>
          <table:table-cell table:style-name="ce532" table:formula="of:=[.S15]/2" office:value-type="float" office:value="3.25">
            <text:p>3</text:p>
          </table:table-cell>
          <table:table-cell table:style-name="ce549" table:formula="of:=[.O3]+(([.O9]+[.O10]+[.O13]-30)/2)" office:value-type="float" office:value="6.5">
            <text:p>7</text:p>
          </table:table-cell>
          <table:table-cell table:style-name="ce532" table:formula="of:=[.S15]*1.5" office:value-type="float" office:value="9.75">
            <text:p>10</text:p>
          </table:table-cell>
          <table:table-cell table:style-name="ce532" table:formula="of:=[.S15]*2" office:value-type="float" office:value="13">
            <text:p>13</text:p>
          </table:table-cell>
          <table:table-cell table:style-name="ce532" table:formula="of:=[.S15]*2.5" office:value-type="float" office:value="16.25">
            <text:p>16</text:p>
          </table:table-cell>
          <table:table-cell table:style-name="ce527"/>
          <table:table-cell table:style-name="ce565"/>
          <table:table-cell table:style-name="ce567" table:number-columns-repeated="2"/>
          <table:table-cell table:style-name="Default" table:number-columns-repeated="2"/>
          <table:table-cell table:style-name="ce567" table:number-columns-repeated="10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5"/>
          <table:table-cell table:style-name="ce531" office:value-type="string">
            <text:p>DdC</text:p>
          </table:table-cell>
          <table:table-cell table:style-name="ce533" table:formula="of:=DICE(10;1)" office:value-type="float" office:value="5">
            <text:p>5</text:p>
          </table:table-cell>
          <table:table-cell table:style-name="ce527"/>
          <table:table-cell table:style-name="Default" table:number-columns-repeated="7"/>
          <table:table-cell table:style-name="ce565"/>
          <table:table-cell table:style-name="ce525"/>
          <table:table-cell table:style-name="ce531" office:value-type="string">
            <text:p>DdC</text:p>
          </table:table-cell>
          <table:table-cell table:style-name="ce533" table:formula="of:=DICE(10;1)" office:value-type="float" office:value="1">
            <text:p>1</text:p>
          </table:table-cell>
          <table:table-cell table:style-name="ce527"/>
          <table:table-cell table:style-name="Default" table:number-columns-repeated="7"/>
          <table:table-cell table:style-name="ce565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5"/>
          <table:table-cell table:style-name="ce531" office:value-type="string">
            <text:p>DdL</text:p>
          </table:table-cell>
          <table:table-cell table:style-name="ce533" table:formula="of:=DICE(10;1)" office:value-type="float" office:value="1">
            <text:p>1</text:p>
          </table:table-cell>
          <table:table-cell table:style-name="ce527"/>
          <table:table-cell table:style-name="ce538" office:value-type="string">
            <text:p>N°</text:p>
          </table:table-cell>
          <table:table-cell table:style-name="ce544" office:value-type="string">
            <text:p>Arme</text:p>
          </table:table-cell>
          <table:table-cell table:style-name="ce550"/>
          <table:table-cell table:style-name="ce538" office:value-type="string">
            <text:p>%</text:p>
          </table:table-cell>
          <table:table-cell table:style-name="ce558" office:value-type="string">
            <text:p>Bo</text:p>
          </table:table-cell>
          <table:table-cell table:style-name="ce561" office:value-type="string">
            <text:p>bCC</text:p>
          </table:table-cell>
          <table:table-cell table:style-name="ce558" office:value-type="string">
            <text:p>Bd</text:p>
          </table:table-cell>
          <table:table-cell table:style-name="ce565"/>
          <table:table-cell table:style-name="ce525"/>
          <table:table-cell table:style-name="ce531" office:value-type="string">
            <text:p>DdL</text:p>
          </table:table-cell>
          <table:table-cell table:style-name="ce533" table:formula="of:=DICE(10;1)" office:value-type="float" office:value="9">
            <text:p>9</text:p>
          </table:table-cell>
          <table:table-cell table:style-name="ce527"/>
          <table:table-cell table:style-name="ce538" office:value-type="string">
            <text:p>N°</text:p>
          </table:table-cell>
          <table:table-cell table:style-name="ce544" office:value-type="string">
            <text:p>Arme</text:p>
          </table:table-cell>
          <table:table-cell table:style-name="ce550"/>
          <table:table-cell table:style-name="ce538" office:value-type="string">
            <text:p>%</text:p>
          </table:table-cell>
          <table:table-cell table:style-name="ce569" office:value-type="string">
            <text:p>Bo</text:p>
          </table:table-cell>
          <table:table-cell table:style-name="ce561" office:value-type="string">
            <text:p>bCC</text:p>
          </table:table-cell>
          <table:table-cell table:style-name="ce569" office:value-type="string">
            <text:p>Bd</text:p>
          </table:table-cell>
          <table:table-cell table:style-name="ce565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4">
          <table:table-cell table:style-name="ce525"/>
          <table:table-cell table:style-name="ce531" office:value-type="string">
            <text:p>2d10</text:p>
          </table:table-cell>
          <table:table-cell table:style-name="ce534" table:formula="of:=[.C16]+[.C17]" office:value-type="float" office:value="6">
            <text:p>6</text:p>
          </table:table-cell>
          <table:table-cell table:style-name="ce527"/>
          <table:table-cell table:style-name="ce539" office:value-type="float" office:value="3">
            <text:p>3</text:p>
          </table:table-cell>
          <table:table-cell table:style-name="ce545" table:formula="of:=INDIRECT(ADDRESS(ROW([.$AA$3])+[.E18];COLUMN([.$AA$3])))" office:value-type="string" office:string-value="Claymore">
            <text:p>Claymore</text:p>
          </table:table-cell>
          <table:table-cell table:style-name="ce551"/>
          <table:table-cell table:style-name="ce534" table:formula="of:=DICE(4;2)" office:value-type="float" office:value="3">
            <text:p>3</text:p>
          </table:table-cell>
          <table:table-cell table:style-name="ce559" table:formula="of:=INDIRECT(ADDRESS(ROW([.$AC$3])+[.E18];COLUMN([.$AC$3])))" office:value-type="float" office:value="20">
            <text:p>20</text:p>
          </table:table-cell>
          <table:table-cell table:style-name="ce559" table:formula="of:=INDIRECT(ADDRESS(ROW([.$AD$3])+[.E18];COLUMN([.$AD$3])))" office:value-type="float" office:value="2">
            <text:p>2</text:p>
          </table:table-cell>
          <table:table-cell table:style-name="ce559" table:formula="of:=INDIRECT(ADDRESS(ROW([.$AE$3])+[.E18];COLUMN([.$AE$3])))" office:value-type="float" office:value="10">
            <text:p>10</text:p>
          </table:table-cell>
          <table:table-cell table:style-name="ce565"/>
          <table:table-cell table:style-name="ce525"/>
          <table:table-cell table:style-name="ce531" office:value-type="string">
            <text:p>2d10</text:p>
          </table:table-cell>
          <table:table-cell table:style-name="ce534" table:formula="of:=[.O16]+[.O17]" office:value-type="float" office:value="10">
            <text:p>10</text:p>
          </table:table-cell>
          <table:table-cell table:style-name="ce527"/>
          <table:table-cell table:style-name="ce539" table:formula="of:=DICE(6;1)" office:value-type="float" office:value="6">
            <text:p>6</text:p>
          </table:table-cell>
          <table:table-cell table:style-name="ce545" table:formula="of:=INDIRECT(ADDRESS(ROW([.$AA$3])+[.Q18];COLUMN([.$AA$3])))" office:value-type="string" office:string-value="Hache">
            <text:p>Hache</text:p>
          </table:table-cell>
          <table:table-cell table:style-name="ce551"/>
          <table:table-cell table:style-name="ce534" table:formula="of:=DICE(4;2)" office:value-type="float" office:value="3">
            <text:p>3</text:p>
          </table:table-cell>
          <table:table-cell table:style-name="ce559" table:formula="of:=INDIRECT(ADDRESS(ROW([.$AC$3])+[.Q18];COLUMN([.$AC$3])))" office:value-type="float" office:value="12">
            <text:p>12</text:p>
          </table:table-cell>
          <table:table-cell table:style-name="ce559" table:formula="of:=INDIRECT(ADDRESS(ROW([.$AD$3])+[.Q18];COLUMN([.$AD$3])))" office:value-type="float" office:value="3">
            <text:p>3</text:p>
          </table:table-cell>
          <table:table-cell table:style-name="ce559" table:formula="of:=INDIRECT(ADDRESS(ROW([.$AE$3])+[.Q18];COLUMN([.$AE$3])))" office:value-type="float" office:value="5">
            <text:p>5</text:p>
          </table:table-cell>
          <table:table-cell table:style-name="ce565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6"/>
          <table:table-cell table:style-name="ce477" table:number-columns-repeated="5"/>
          <table:table-cell table:style-name="ce552" table:number-columns-repeated="5"/>
          <table:table-cell table:style-name="ce566"/>
          <table:table-cell table:style-name="ce526"/>
          <table:table-cell table:style-name="ce552" table:number-columns-repeated="10"/>
          <table:table-cell table:style-name="ce566"/>
          <table:table-cell table:style-name="ce567" table:number-columns-repeated="14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7"/>
          <table:table-cell table:style-name="ce372" table:number-columns-repeated="5"/>
          <table:table-cell table:style-name="ce527" table:number-columns-repeated="5"/>
          <table:table-cell table:style-name="ce567"/>
          <table:table-cell table:style-name="ce527" table:number-columns-repeated="11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7"/>
          <table:table-cell table:style-name="ce531" office:value-type="string">
            <text:p>ATK</text:p>
          </table:table-cell>
          <table:table-cell table:style-name="ce534" table:formula="of:=[.H10]+[.C18]+[.H18]" office:value-type="float" office:value="20.5">
            <text:p>21</text:p>
          </table:table-cell>
          <table:table-cell table:style-name="Default"/>
          <table:table-cell table:style-name="ce540"/>
          <table:table-cell table:style-name="ce540" office:value-type="string">
            <text:p>Bo</text:p>
          </table:table-cell>
          <table:table-cell table:style-name="ce553" office:value-type="string">
            <text:p>bCC</text:p>
          </table:table-cell>
          <table:table-cell table:style-name="Default" table:number-columns-repeated="6"/>
          <table:table-cell table:style-name="ce531" office:value-type="string">
            <text:p>ATK</text:p>
          </table:table-cell>
          <table:table-cell table:style-name="ce534" table:formula="of:=[.T10]+[.O18]+[.T18]" office:value-type="float" office:value="22.5">
            <text:p>23</text:p>
          </table:table-cell>
          <table:table-cell table:style-name="Default"/>
          <table:table-cell table:style-name="ce540"/>
          <table:table-cell table:style-name="ce540" office:value-type="string">
            <text:p>Bo</text:p>
          </table:table-cell>
          <table:table-cell table:style-name="ce553" office:value-type="string">
            <text:p>bCC</text:p>
          </table:table-cell>
          <table:table-cell table:style-name="ce527" table:number-columns-repeated="4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7"/>
          <table:table-cell table:style-name="Default" table:number-columns-repeated="2"/>
          <table:table-cell table:style-name="ce535"/>
          <table:table-cell table:style-name="ce541" office:value-type="string">
            <text:p>Att</text:p>
          </table:table-cell>
          <table:table-cell table:style-name="ce546" table:formula="of:=IF([.C21]&gt;[.O21];[.C18]+[.G15]+[.I18];0)" office:value-type="float" office:value="0">
            <text:p/>
          </table:table-cell>
          <table:table-cell table:style-name="ce554" table:formula="of:=IF([.C21]&gt;[.O21];[.C16]+[.J18];0)" office:value-type="float" office:value="0">
            <text:p>0</text:p>
          </table:table-cell>
          <table:table-cell table:style-name="Default"/>
          <table:table-cell table:style-name="ce535" table:number-columns-repeated="3"/>
          <table:table-cell table:style-name="ce568"/>
          <table:table-cell table:style-name="ce535"/>
          <table:table-cell table:style-name="Default" table:number-columns-repeated="2"/>
          <table:table-cell table:style-name="ce535"/>
          <table:table-cell table:style-name="ce541" office:value-type="string">
            <text:p>Att</text:p>
          </table:table-cell>
          <table:table-cell table:style-name="ce546" table:formula="of:=IF([.O21]&gt;[.C21];[.O18]+[.S15]+[.U18];0)" office:value-type="float" office:value="28.5">
            <text:p>29</text:p>
          </table:table-cell>
          <table:table-cell table:style-name="ce533" table:formula="of:=IF([.O21]&gt;[.C21];[.O16]+[.V18];0)" office:value-type="float" office:value="4">
            <text:p>4</text:p>
          </table:table-cell>
          <table:table-cell table:style-name="ce527" table:number-columns-repeated="4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7"/>
          <table:table-cell table:style-name="Default" table:number-columns-repeated="3"/>
          <table:table-cell table:style-name="ce541" office:value-type="string">
            <text:p>Def</text:p>
          </table:table-cell>
          <table:table-cell table:style-name="ce546" table:formula="of:=IF([.C21]&gt;19;[.G15]+[.K18]+[.K11];[.K11])" office:value-type="float" office:value="42.5">
            <text:p>43</text:p>
          </table:table-cell>
          <table:table-cell table:style-name="ce554" table:formula="of:=[.K12]" office:value-type="float" office:value="3">
            <text:p>3</text:p>
          </table:table-cell>
          <table:table-cell table:style-name="Default"/>
          <table:table-cell table:style-name="ce535" table:number-columns-repeated="3"/>
          <table:table-cell table:style-name="ce568"/>
          <table:table-cell table:style-name="ce535"/>
          <table:table-cell table:style-name="Default" table:number-columns-repeated="2"/>
          <table:table-cell table:style-name="ce535"/>
          <table:table-cell table:style-name="ce541" office:value-type="string">
            <text:p>Def</text:p>
          </table:table-cell>
          <table:table-cell table:style-name="ce546" table:formula="of:=IF([.O21]&gt;19;[.S15]+[.W18]+[.W11];[.W11])" office:value-type="float" office:value="18.5">
            <text:p>19</text:p>
          </table:table-cell>
          <table:table-cell table:style-name="ce533" table:formula="of:=[.W12]" office:value-type="float" office:value="5">
            <text:p>5</text:p>
          </table:table-cell>
          <table:table-cell table:style-name="ce527" table:number-columns-repeated="4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7"/>
          <table:table-cell table:style-name="Default" table:number-columns-repeated="2"/>
          <table:table-cell table:style-name="ce527" table:number-columns-repeated="8"/>
          <table:table-cell table:style-name="ce567"/>
          <table:table-cell table:style-name="ce527"/>
          <table:table-cell table:style-name="Default" table:number-columns-repeated="2"/>
          <table:table-cell table:style-name="ce527" table:number-columns-repeated="8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2">
          <table:table-cell table:style-name="ce527" table:number-columns-repeated="4"/>
          <table:table-cell table:style-name="ce540"/>
          <table:table-cell table:style-name="ce540" office:value-type="string">
            <text:p>Bo</text:p>
          </table:table-cell>
          <table:table-cell table:style-name="ce553" office:value-type="string">
            <text:p>bCC</text:p>
          </table:table-cell>
          <table:table-cell table:style-name="ce540" office:value-type="string">
            <text:p>PdC</text:p>
          </table:table-cell>
          <table:table-cell table:style-name="ce527" table:number-columns-repeated="3"/>
          <table:table-cell table:style-name="ce567"/>
          <table:table-cell table:style-name="ce527" table:number-columns-repeated="4"/>
          <table:table-cell table:style-name="ce540"/>
          <table:table-cell table:style-name="ce540" office:value-type="string">
            <text:p>Bo</text:p>
          </table:table-cell>
          <table:table-cell table:style-name="ce553" office:value-type="string">
            <text:p>bCC</text:p>
          </table:table-cell>
          <table:table-cell table:style-name="ce540" office:value-type="string">
            <text:p>PdC</text:p>
          </table:table-cell>
          <table:table-cell table:style-name="ce527" table:number-columns-repeated="3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7" table:number-columns-repeated="4"/>
          <table:table-cell table:style-name="ce531" office:value-type="string">
            <text:p>Total</text:p>
          </table:table-cell>
          <table:table-cell table:style-name="ce547" table:formula="of:=IF([.F22]&gt;0;[.F22]-[.R23];0)" office:value-type="float" office:value="0">
            <text:p/>
          </table:table-cell>
          <table:table-cell table:style-name="ce533" table:formula="of:=IF([.F26]&gt;0;INDEX(bo_tab;[.F26];3);0)" office:value-type="float" office:value="0">
            <text:p/>
          </table:table-cell>
          <table:table-cell table:style-name="ce556" table:formula="of:=IF([.F26]&gt;0;INDEX(bo_tab;[.F26];2);0)" office:value-type="float" office:value="0">
            <text:p/>
          </table:table-cell>
          <table:table-cell table:style-name="ce527" table:number-columns-repeated="3"/>
          <table:table-cell table:style-name="ce567"/>
          <table:table-cell table:style-name="ce527" table:number-columns-repeated="4"/>
          <table:table-cell table:style-name="ce531" office:value-type="string">
            <text:p>Total</text:p>
          </table:table-cell>
          <table:table-cell table:style-name="ce547" table:formula="of:=IF([.R22]&gt;0;[.R22]-[.F23];0)" office:value-type="float" office:value="-14">
            <text:p>-14</text:p>
          </table:table-cell>
          <table:table-cell table:style-name="ce533" table:formula="of:=IF([.R26]&gt;0;INDEX(bo_tab;[.R26];3);0)" office:value-type="float" office:value="0">
            <text:p/>
          </table:table-cell>
          <table:table-cell table:style-name="ce556" table:formula="of:=IF([.R26]&gt;0;INDEX(bo_tab;[.R26];2);0)" office:value-type="float" office:value="0">
            <text:p/>
          </table:table-cell>
          <table:table-cell table:style-name="ce527" table:number-columns-repeated="3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7" table:number-columns-repeated="11"/>
          <table:table-cell table:style-name="ce567"/>
          <table:table-cell table:style-name="ce527" table:number-columns-repeated="11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>
          <table:table-cell table:style-name="ce527" table:number-columns-repeated="5"/>
          <table:table-cell table:style-name="ce531" office:value-type="string">
            <text:p>Total</text:p>
          </table:table-cell>
          <table:table-cell table:style-name="ce555" table:formula="of:=IF([.F26]&gt;0;[.G22]-[.S23];0)" office:value-type="float" office:value="0">
            <text:p/>
          </table:table-cell>
          <table:table-cell table:style-name="ce557" table:formula="of:=IF([.G28]&gt;0;INDEX(newcc;1+[.G28];2);&quot;&quot;)">
            <text:p/>
          </table:table-cell>
          <table:table-cell table:style-name="ce527" table:number-columns-repeated="3"/>
          <table:table-cell table:style-name="ce567"/>
          <table:table-cell table:style-name="ce527" table:number-columns-repeated="5"/>
          <table:table-cell table:style-name="ce531" office:value-type="string">
            <text:p>Total</text:p>
          </table:table-cell>
          <table:table-cell table:style-name="ce555" table:formula="of:=IF([.R26]&gt;0;[.S22]-[.G23];0)" office:value-type="float" office:value="0">
            <text:p/>
          </table:table-cell>
          <table:table-cell table:style-name="ce557" table:formula="of:=IF([.S28]&gt;0;INDEX(newcc;1+[.S28];2);&quot;&quot;)">
            <text:p/>
          </table:table-cell>
          <table:table-cell table:style-name="ce527" table:number-columns-repeated="3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 table:number-rows-repeated="65505">
          <table:table-cell table:style-name="ce527" table:number-columns-repeated="11"/>
          <table:table-cell table:style-name="ce567"/>
          <table:table-cell table:style-name="ce527" table:number-columns-repeated="11"/>
          <table:table-cell table:style-name="ce567" table:number-columns-repeated="15"/>
          <table:table-cell table:style-name="ce527"/>
          <table:table-cell table:style-name="ce557" table:number-columns-repeated="2"/>
          <table:table-cell table:style-name="ce527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5" table:number-columns-repeated="1024" table:default-cell-style-name="ce128"/>
        <table:table-row table:style-name="ro1">
          <table:table-cell table:style-name="ce149" table:number-columns-repeated="24"/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 table:number-columns-repeated="7"/>
          <table:table-cell table:style-name="ce298" office:value-type="string" table:number-columns-spanned="5" table:number-rows-spanned="1">
            <text:p>Membre - K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Membre - T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Membre - P</text:p>
          </table:table-cell>
          <table:covered-table-cell table:number-columns-repeated="4" table:style-name="ce298"/>
          <table:table-cell table:style-name="ce430"/>
          <table:table-cell table:style-name="ce108" office:value-type="string">
            <text:p>Bo</text:p>
          </table:table-cell>
          <table:table-cell table:style-name="ce108" office:value-type="string">
            <text:p>Pv</text:p>
          </table:table-cell>
          <table:table-cell table:style-name="ce108" office:value-type="string">
            <text:p>CC</text:p>
          </table:table-cell>
          <table:table-cell table:style-name="ce430"/>
          <table:table-cell table:style-name="ce431" office:value-type="string">
            <text:p>Niv</text:p>
          </table:table-cell>
          <table:table-cell table:style-name="ce434" office:value-type="string" table:number-columns-spanned="5" table:number-rows-spanned="1">
            <text:p>Difficulté</text:p>
          </table:table-cell>
          <table:covered-table-cell table:number-columns-repeated="4" table:style-name="ce434"/>
          <table:table-cell table:style-name="ce430" table:number-columns-repeated="222"/>
          <table:table-cell table:number-columns-repeated="767"/>
        </table:table-row>
        <table:table-row table:style-name="ro2">
          <table:table-cell table:style-name="ce150"/>
          <table:table-cell table:style-name="ce425" office:value-type="string">
            <text:p>CC</text:p>
          </table:table-cell>
          <table:table-cell table:style-name="ce425" office:value-type="string">
            <text:p>Mal</text:p>
          </table:table-cell>
          <table:table-cell table:style-name="ce425" office:value-type="string">
            <text:p>Bls</text:p>
          </table:table-cell>
          <table:table-cell table:style-name="ce425" office:value-type="string">
            <text:p>Rd</text:p>
          </table:table-cell>
          <table:table-cell table:style-name="ce425" office:value-type="string">
            <text:p>PdC</text:p>
          </table:table-cell>
          <table:table-cell table:style-name="ce149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430"/>
          <table:table-cell table:style-name="ce111" office:value-type="float" office:value="1">
            <text:p>1</text:p>
          </table:table-cell>
          <table:table-cell table:style-name="ce111" table:formula="of:=ROUNDUP(2*POWER([.Z3]/10;2);0)" office:value-type="float" office:value="1">
            <text:p>1</text:p>
          </table:table-cell>
          <table:table-cell table:style-name="ce111" table:formula="of:=IF(ROUNDDOWN([.Z3]/100*30-10;0)&gt;-9;ROUNDDOWN([.Z3]/100*30-10;0);&quot;-&quot;)" office:value-type="string" office:string-value="-">
            <text:p>-</text:p>
          </table:table-cell>
          <table:table-cell table:style-name="ce430"/>
          <table:table-cell table:style-name="ce432" office:value-type="float" office:value="5">
            <text:p>5</text:p>
          </table:table-cell>
          <table:table-cell table:style-name="ce435" office:value-type="string" table:number-columns-spanned="5" table:number-rows-spanned="1">
            <text:p>Routine (R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">
            <text:p>1</text:p>
          </table:table-cell>
          <table:table-cell table:number-columns-repeated="3" table:style-name="ce426"/>
          <table:table-cell table:style-name="ce426" office:value-type="float" office:value="1">
            <text:p>1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6]*[.C$31];0)" office:value-type="float" office:value="0">
            <text:p>0</text:p>
          </table:table-cell>
          <table:table-cell table:style-name="ce298" table:formula="of:=ROUNDDOWN([.D4]*[.D$26]*[.D$31];0)" office:value-type="float" office:value="0">
            <text:p>0</text:p>
          </table:table-cell>
          <table:table-cell table:style-name="ce298" table:formula="of:=ROUNDDOWN([.E4]*[.E$26]*[.E$31];0)" office:value-type="float" office:value="0">
            <text:p>0</text:p>
          </table:table-cell>
          <table:table-cell table:style-name="ce298" table:formula="of:=ROUNDDOWN([.F4]*[.F$26]*[.F$31];0)" office:value-type="float" office:value="1">
            <text:p>1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7]*[.C$31];0)" office:value-type="float" office:value="0">
            <text:p>0</text:p>
          </table:table-cell>
          <table:table-cell table:style-name="ce298" table:formula="of:=ROUNDDOWN([.D4]*[.D$27]*[.D$31];0)" office:value-type="float" office:value="0">
            <text:p>0</text:p>
          </table:table-cell>
          <table:table-cell table:style-name="ce298" table:formula="of:=ROUNDDOWN([.E4]*[.E$27]*[.E$31];0)" office:value-type="float" office:value="0">
            <text:p>0</text:p>
          </table:table-cell>
          <table:table-cell table:style-name="ce298" table:formula="of:=ROUNDDOWN([.F4]*[.F$27]*[.F$31];0)" office:value-type="float" office:value="1">
            <text:p>1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8]*[.C$31];0)" office:value-type="float" office:value="0">
            <text:p>0</text:p>
          </table:table-cell>
          <table:table-cell table:style-name="ce298" table:formula="of:=ROUNDDOWN([.D4]*[.D$28]*[.D$31];0)" office:value-type="float" office:value="0">
            <text:p>0</text:p>
          </table:table-cell>
          <table:table-cell table:style-name="ce298" table:formula="of:=ROUNDDOWN([.E4]*[.E$28]*[.E$31];0)" office:value-type="float" office:value="0">
            <text:p>0</text:p>
          </table:table-cell>
          <table:table-cell table:style-name="ce298" table:formula="of:=ROUNDDOWN([.F4]*[.F$28]*[.F$31];0)" office:value-type="float" office:value="1">
            <text:p>1</text:p>
          </table:table-cell>
          <table:table-cell table:style-name="ce430"/>
          <table:table-cell table:style-name="ce111" table:formula="of:=[.Z3]+1" office:value-type="float" office:value="2">
            <text:p>2</text:p>
          </table:table-cell>
          <table:table-cell table:style-name="ce111" table:formula="of:=ROUNDUP(2*POWER([.Z4]/10;2);0)" office:value-type="float" office:value="1">
            <text:p>1</text:p>
          </table:table-cell>
          <table:table-cell table:style-name="ce111" table:formula="of:=ROUNDDOWN([.Z4]/100*30-10;0)" office:value-type="float" office:value="-9">
            <text:p>-9</text:p>
          </table:table-cell>
          <table:table-cell table:style-name="ce430"/>
          <table:table-cell table:style-name="ce432" office:value-type="float" office:value="10">
            <text:p>10</text:p>
          </table:table-cell>
          <table:table-cell table:style-name="ce435" office:value-type="string" table:number-columns-spanned="5" table:number-rows-spanned="1">
            <text:p>Très facile (TF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2">
            <text:p>2</text:p>
          </table:table-cell>
          <table:table-cell table:style-name="ce426" office:value-type="float" office:value="1">
            <text:p>1</text:p>
          </table:table-cell>
          <table:table-cell table:style-name="ce426"/>
          <table:table-cell table:number-columns-repeated="2" table:style-name="ce426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6]*[.C$31];0)" office:value-type="float" office:value="1">
            <text:p>1</text:p>
          </table:table-cell>
          <table:table-cell table:style-name="ce298" table:formula="of:=ROUNDDOWN([.D5]*[.D$26]*[.D$31];0)" office:value-type="float" office:value="0">
            <text:p>0</text:p>
          </table:table-cell>
          <table:table-cell table:style-name="ce298" table:formula="of:=ROUNDDOWN([.E5]*[.E$26]*[.E$31];0)" office:value-type="float" office:value="1">
            <text:p>1</text:p>
          </table:table-cell>
          <table:table-cell table:style-name="ce298" table:formula="of:=ROUNDDOWN([.F5]*[.F$26]*[.F$31];0)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7]*[.C$31];0)" office:value-type="float" office:value="1">
            <text:p>1</text:p>
          </table:table-cell>
          <table:table-cell table:style-name="ce298" table:formula="of:=ROUNDDOWN([.D5]*[.D$27]*[.D$31];0)" office:value-type="float" office:value="0">
            <text:p>0</text:p>
          </table:table-cell>
          <table:table-cell table:style-name="ce298" table:formula="of:=ROUNDDOWN([.E5]*[.E$27]*[.E$31];0)" office:value-type="float" office:value="1">
            <text:p>1</text:p>
          </table:table-cell>
          <table:table-cell table:style-name="ce298" table:formula="of:=ROUNDDOWN([.F5]*[.F$27]*[.F$31];0)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8]*[.C$31];0)" office:value-type="float" office:value="1">
            <text:p>1</text:p>
          </table:table-cell>
          <table:table-cell table:style-name="ce298" table:formula="of:=ROUNDDOWN([.D5]*[.D$28]*[.D$31];0)" office:value-type="float" office:value="0">
            <text:p>0</text:p>
          </table:table-cell>
          <table:table-cell table:style-name="ce298" table:formula="of:=ROUNDDOWN([.E5]*[.E$28]*[.E$31];0)" office:value-type="float" office:value="1">
            <text:p>1</text:p>
          </table:table-cell>
          <table:table-cell table:style-name="ce298" table:formula="of:=ROUNDDOWN([.F5]*[.F$28]*[.F$31];0)" office:value-type="float" office:value="1">
            <text:p>1</text:p>
          </table:table-cell>
          <table:table-cell table:style-name="ce430"/>
          <table:table-cell table:style-name="ce111" table:formula="of:=[.Z4]+1" office:value-type="float" office:value="3">
            <text:p>3</text:p>
          </table:table-cell>
          <table:table-cell table:style-name="ce111" table:formula="of:=ROUNDUP(2*POWER([.Z5]/10;2);0)" office:value-type="float" office:value="1">
            <text:p>1</text:p>
          </table:table-cell>
          <table:table-cell table:style-name="ce111" table:formula="of:=ROUNDDOWN([.Z5]/100*30-10;0)" office:value-type="float" office:value="-9">
            <text:p>-9</text:p>
          </table:table-cell>
          <table:table-cell table:style-name="ce430"/>
          <table:table-cell table:style-name="ce432" office:value-type="float" office:value="15">
            <text:p>15</text:p>
          </table:table-cell>
          <table:table-cell table:style-name="ce435" office:value-type="string" table:number-columns-spanned="5" table:number-rows-spanned="1">
            <text:p>Facile (F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3">
            <text:p>3</text:p>
          </table:table-cell>
          <table:table-cell table:number-columns-repeated="3" table:style-name="ce426"/>
          <table:table-cell table:style-name="ce426" office:value-type="float" office:value="2">
            <text:p>2</text:p>
          </table:table-cell>
          <table:table-cell table:style-name="ce149"/>
          <table:table-cell table:style-name="ce298" office:value-type="float" office:value="3">
            <text:p>3</text:p>
          </table:table-cell>
          <table:table-cell table:style-name="ce298" table:formula="of:=ROUNDDOWN([.C6]*[.C$26]*[.C$31];0)" office:value-type="float" office:value="0">
            <text:p>0</text:p>
          </table:table-cell>
          <table:table-cell table:style-name="ce298" table:formula="of:=ROUNDDOWN([.D6]*[.D$26]*[.D$31];0)" office:value-type="float" office:value="0">
            <text:p>0</text:p>
          </table:table-cell>
          <table:table-cell table:style-name="ce298" table:formula="of:=ROUNDDOWN([.E6]*[.E$26]*[.E$31];0)" office:value-type="float" office:value="0">
            <text:p>0</text:p>
          </table:table-cell>
          <table:table-cell table:style-name="ce298" table:formula="of:=ROUNDDOWN([.F6]*[.F$26]*[.F$31];0)" office:value-type="float" office:value="3">
            <text:p>3</text:p>
          </table:table-cell>
          <table:table-cell table:style-name="ce149"/>
          <table:table-cell table:style-name="ce298" office:value-type="float" office:value="3">
            <text:p>3</text:p>
          </table:table-cell>
          <table:table-cell table:style-name="ce298" table:formula="of:=ROUNDDOWN([.C6]*[.C$27]*[.C$31];0)" office:value-type="float" office:value="0">
            <text:p>0</text:p>
          </table:table-cell>
          <table:table-cell table:style-name="ce298" table:formula="of:=ROUNDDOWN([.D6]*[.D$27]*[.D$31];0)" office:value-type="float" office:value="0">
            <text:p>0</text:p>
          </table:table-cell>
          <table:table-cell table:style-name="ce298" table:formula="of:=ROUNDDOWN([.E6]*[.E$27]*[.E$31];0)" office:value-type="float" office:value="0">
            <text:p>0</text:p>
          </table:table-cell>
          <table:table-cell table:style-name="ce298" table:formula="of:=ROUNDDOWN([.F6]*[.F$27]*[.F$31];0)" office:value-type="float" office:value="2">
            <text:p>2</text:p>
          </table:table-cell>
          <table:table-cell table:style-name="ce149"/>
          <table:table-cell table:style-name="ce298" office:value-type="float" office:value="3">
            <text:p>3</text:p>
          </table:table-cell>
          <table:table-cell table:style-name="ce298" table:formula="of:=ROUNDDOWN([.C6]*[.C$28]*[.C$31];0)" office:value-type="float" office:value="0">
            <text:p>0</text:p>
          </table:table-cell>
          <table:table-cell table:style-name="ce298" table:formula="of:=ROUNDDOWN([.D6]*[.D$28]*[.D$31];0)" office:value-type="float" office:value="0">
            <text:p>0</text:p>
          </table:table-cell>
          <table:table-cell table:style-name="ce298" table:formula="of:=ROUNDDOWN([.E6]*[.E$28]*[.E$31];0)" office:value-type="float" office:value="0">
            <text:p>0</text:p>
          </table:table-cell>
          <table:table-cell table:style-name="ce298" table:formula="of:=ROUNDDOWN([.F6]*[.F$28]*[.F$31];0)" office:value-type="float" office:value="2">
            <text:p>2</text:p>
          </table:table-cell>
          <table:table-cell table:style-name="ce430"/>
          <table:table-cell table:style-name="ce111" table:formula="of:=[.Z5]+1" office:value-type="float" office:value="4">
            <text:p>4</text:p>
          </table:table-cell>
          <table:table-cell table:style-name="ce111" table:formula="of:=ROUNDUP(2*POWER([.Z6]/10;2);0)" office:value-type="float" office:value="1">
            <text:p>1</text:p>
          </table:table-cell>
          <table:table-cell table:style-name="ce111" table:formula="of:=ROUNDDOWN([.Z6]/100*30-10;0)" office:value-type="float" office:value="-8">
            <text:p>-8</text:p>
          </table:table-cell>
          <table:table-cell table:style-name="ce430"/>
          <table:table-cell table:style-name="ce432" office:value-type="float" office:value="20">
            <text:p>20</text:p>
          </table:table-cell>
          <table:table-cell table:style-name="ce435" office:value-type="string" table:number-columns-spanned="5" table:number-rows-spanned="1">
            <text:p>Normal (N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4">
            <text:p>4</text:p>
          </table:table-cell>
          <table:table-cell table:style-name="ce426" office:value-type="float" office:value="1">
            <text:p>1</text:p>
          </table:table-cell>
          <table:table-cell table:style-name="ce426"/>
          <table:table-cell table:number-columns-repeated="2" table:style-name="ce426" office:value-type="float" office:value="2">
            <text:p>2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6]*[.C$31];0)" office:value-type="float" office:value="1">
            <text:p>1</text:p>
          </table:table-cell>
          <table:table-cell table:style-name="ce298" table:formula="of:=ROUNDDOWN([.D7]*[.D$26]*[.D$31];0)" office:value-type="float" office:value="0">
            <text:p>0</text:p>
          </table:table-cell>
          <table:table-cell table:style-name="ce298" table:formula="of:=ROUNDDOWN([.E7]*[.E$26]*[.E$31];0)" office:value-type="float" office:value="2">
            <text:p>2</text:p>
          </table:table-cell>
          <table:table-cell table:style-name="ce298" table:formula="of:=ROUNDDOWN([.F7]*[.F$26]*[.F$31];0)" office:value-type="float" office:value="3">
            <text:p>3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7]*[.C$31];0)" office:value-type="float" office:value="1">
            <text:p>1</text:p>
          </table:table-cell>
          <table:table-cell table:style-name="ce298" table:formula="of:=ROUNDDOWN([.D7]*[.D$27]*[.D$31];0)" office:value-type="float" office:value="0">
            <text:p>0</text:p>
          </table:table-cell>
          <table:table-cell table:style-name="ce298" table:formula="of:=ROUNDDOWN([.E7]*[.E$27]*[.E$31];0)" office:value-type="float" office:value="2">
            <text:p>2</text:p>
          </table:table-cell>
          <table:table-cell table:style-name="ce298" table:formula="of:=ROUNDDOWN([.F7]*[.F$27]*[.F$31];0)" office:value-type="float" office:value="2">
            <text:p>2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8]*[.C$31];0)" office:value-type="float" office:value="1">
            <text:p>1</text:p>
          </table:table-cell>
          <table:table-cell table:style-name="ce298" table:formula="of:=ROUNDDOWN([.D7]*[.D$28]*[.D$31];0)" office:value-type="float" office:value="0">
            <text:p>0</text:p>
          </table:table-cell>
          <table:table-cell table:style-name="ce298" table:formula="of:=ROUNDDOWN([.E7]*[.E$28]*[.E$31];0)" office:value-type="float" office:value="3">
            <text:p>3</text:p>
          </table:table-cell>
          <table:table-cell table:style-name="ce298" table:formula="of:=ROUNDDOWN([.F7]*[.F$28]*[.F$31];0)" office:value-type="float" office:value="2">
            <text:p>2</text:p>
          </table:table-cell>
          <table:table-cell table:style-name="ce430"/>
          <table:table-cell table:style-name="ce111" table:formula="of:=[.Z6]+1" office:value-type="float" office:value="5">
            <text:p>5</text:p>
          </table:table-cell>
          <table:table-cell table:style-name="ce111" table:formula="of:=ROUNDUP(2*POWER([.Z7]/10;2);0)" office:value-type="float" office:value="1">
            <text:p>1</text:p>
          </table:table-cell>
          <table:table-cell table:style-name="ce111" table:formula="of:=ROUNDDOWN([.Z7]/100*30-10;0)" office:value-type="float" office:value="-8">
            <text:p>-8</text:p>
          </table:table-cell>
          <table:table-cell table:style-name="ce430"/>
          <table:table-cell table:style-name="ce432" office:value-type="float" office:value="25">
            <text:p>25</text:p>
          </table:table-cell>
          <table:table-cell table:style-name="ce435" office:value-type="string" table:number-columns-spanned="5" table:number-rows-spanned="1">
            <text:p>Difficile (D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number-columns-repeated="2" table:style-name="ce426" office:value-type="float" office:value="5">
            <text:p>5</text:p>
          </table:table-cell>
          <table:table-cell table:style-name="ce426" office:value-type="float" office:value="1">
            <text:p>1</text:p>
          </table:table-cell>
          <table:table-cell table:style-name="ce426"/>
          <table:table-cell table:style-name="ce426" office:value-type="float" office:value="5">
            <text:p>5</text:p>
          </table:table-cell>
          <table:table-cell table:style-name="ce149"/>
          <table:table-cell table:style-name="ce429" office:value-type="float" office:value="5">
            <text:p>5</text:p>
          </table:table-cell>
          <table:table-cell table:style-name="ce429" table:formula="of:=ROUNDDOWN([.C8]*[.C$26]*[.C$31];0)" office:value-type="float" office:value="5">
            <text:p>5</text:p>
          </table:table-cell>
          <table:table-cell table:style-name="ce429" table:formula="of:=ROUNDDOWN([.D8]*[.D$26]*[.D$31];0)" office:value-type="float" office:value="1">
            <text:p>1</text:p>
          </table:table-cell>
          <table:table-cell table:style-name="ce429" table:formula="of:=ROUNDDOWN([.E8]*[.E$26]*[.E$31];0)" office:value-type="float" office:value="0">
            <text:p>0</text:p>
          </table:table-cell>
          <table:table-cell table:style-name="ce429" table:formula="of:=ROUNDDOWN([.F8]*[.F$26]*[.F$31];0)" office:value-type="float" office:value="9">
            <text:p>9</text:p>
          </table:table-cell>
          <table:table-cell table:style-name="ce149"/>
          <table:table-cell table:style-name="ce429" office:value-type="float" office:value="5">
            <text:p>5</text:p>
          </table:table-cell>
          <table:table-cell table:style-name="ce429" table:formula="of:=ROUNDDOWN([.C8]*[.C$27]*[.C$31];0)" office:value-type="float" office:value="5">
            <text:p>5</text:p>
          </table:table-cell>
          <table:table-cell table:style-name="ce429" table:formula="of:=ROUNDDOWN([.D8]*[.D$27]*[.D$31];0)" office:value-type="float" office:value="1">
            <text:p>1</text:p>
          </table:table-cell>
          <table:table-cell table:style-name="ce429" table:formula="of:=ROUNDDOWN([.E8]*[.E$27]*[.E$31];0)" office:value-type="float" office:value="0">
            <text:p>0</text:p>
          </table:table-cell>
          <table:table-cell table:style-name="ce429" table:formula="of:=ROUNDDOWN([.F8]*[.F$27]*[.F$31];0)" office:value-type="float" office:value="7">
            <text:p>7</text:p>
          </table:table-cell>
          <table:table-cell table:style-name="ce149"/>
          <table:table-cell table:style-name="ce429" office:value-type="float" office:value="5">
            <text:p>5</text:p>
          </table:table-cell>
          <table:table-cell table:style-name="ce429" table:formula="of:=ROUNDDOWN([.C8]*[.C$28]*[.C$31];0)" office:value-type="float" office:value="5">
            <text:p>5</text:p>
          </table:table-cell>
          <table:table-cell table:style-name="ce429" table:formula="of:=ROUNDDOWN([.D8]*[.D$28]*[.D$31];0)" office:value-type="float" office:value="1">
            <text:p>1</text:p>
          </table:table-cell>
          <table:table-cell table:style-name="ce429" table:formula="of:=ROUNDDOWN([.E8]*[.E$28]*[.E$31];0)" office:value-type="float" office:value="0">
            <text:p>0</text:p>
          </table:table-cell>
          <table:table-cell table:style-name="ce429" table:formula="of:=ROUNDDOWN([.F8]*[.F$28]*[.F$31];0)" office:value-type="float" office:value="6">
            <text:p>6</text:p>
          </table:table-cell>
          <table:table-cell table:style-name="ce430"/>
          <table:table-cell table:style-name="ce111" table:formula="of:=[.Z7]+1" office:value-type="float" office:value="6">
            <text:p>6</text:p>
          </table:table-cell>
          <table:table-cell table:style-name="ce111" table:formula="of:=ROUNDUP(2*POWER([.Z8]/10;2);0)" office:value-type="float" office:value="1">
            <text:p>1</text:p>
          </table:table-cell>
          <table:table-cell table:style-name="ce111" table:formula="of:=ROUNDDOWN([.Z8]/100*30-10;0)" office:value-type="float" office:value="-8">
            <text:p>-8</text:p>
          </table:table-cell>
          <table:table-cell table:style-name="ce430"/>
          <table:table-cell table:style-name="ce432" office:value-type="float" office:value="30">
            <text:p>30</text:p>
          </table:table-cell>
          <table:table-cell table:style-name="ce435" office:value-type="string" table:number-columns-spanned="5" table:number-rows-spanned="1">
            <text:p>Très difficile (TD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6">
            <text:p>6</text:p>
          </table:table-cell>
          <table:table-cell table:style-name="ce426" office:value-type="float" office:value="1">
            <text:p>1</text:p>
          </table:table-cell>
          <table:table-cell table:style-name="ce426"/>
          <table:table-cell table:style-name="ce426" office:value-type="float" office:value="2">
            <text:p>2</text:p>
          </table:table-cell>
          <table:table-cell table:style-name="ce426" office:value-type="float" office:value="4">
            <text:p>4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6]*[.C$31];0)" office:value-type="float" office:value="1">
            <text:p>1</text:p>
          </table:table-cell>
          <table:table-cell table:style-name="ce298" table:formula="of:=ROUNDDOWN([.D9]*[.D$26]*[.D$31];0)" office:value-type="float" office:value="0">
            <text:p>0</text:p>
          </table:table-cell>
          <table:table-cell table:style-name="ce298" table:formula="of:=ROUNDDOWN([.E9]*[.E$26]*[.E$31];0)" office:value-type="float" office:value="2">
            <text:p>2</text:p>
          </table:table-cell>
          <table:table-cell table:style-name="ce298" table:formula="of:=ROUNDDOWN([.F9]*[.F$26]*[.F$31];0)" office:value-type="float" office:value="7">
            <text:p>7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7]*[.C$31];0)" office:value-type="float" office:value="1">
            <text:p>1</text:p>
          </table:table-cell>
          <table:table-cell table:style-name="ce298" table:formula="of:=ROUNDDOWN([.D9]*[.D$27]*[.D$31];0)" office:value-type="float" office:value="0">
            <text:p>0</text:p>
          </table:table-cell>
          <table:table-cell table:style-name="ce298" table:formula="of:=ROUNDDOWN([.E9]*[.E$27]*[.E$31];0)" office:value-type="float" office:value="2">
            <text:p>2</text:p>
          </table:table-cell>
          <table:table-cell table:style-name="ce298" table:formula="of:=ROUNDDOWN([.F9]*[.F$27]*[.F$31];0)" office:value-type="float" office:value="5">
            <text:p>5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8]*[.C$31];0)" office:value-type="float" office:value="1">
            <text:p>1</text:p>
          </table:table-cell>
          <table:table-cell table:style-name="ce298" table:formula="of:=ROUNDDOWN([.D9]*[.D$28]*[.D$31];0)" office:value-type="float" office:value="0">
            <text:p>0</text:p>
          </table:table-cell>
          <table:table-cell table:style-name="ce298" table:formula="of:=ROUNDDOWN([.E9]*[.E$28]*[.E$31];0)" office:value-type="float" office:value="3">
            <text:p>3</text:p>
          </table:table-cell>
          <table:table-cell table:style-name="ce298" table:formula="of:=ROUNDDOWN([.F9]*[.F$28]*[.F$31];0)" office:value-type="float" office:value="4">
            <text:p>4</text:p>
          </table:table-cell>
          <table:table-cell table:style-name="ce430"/>
          <table:table-cell table:style-name="ce111" table:formula="of:=[.Z8]+1" office:value-type="float" office:value="7">
            <text:p>7</text:p>
          </table:table-cell>
          <table:table-cell table:style-name="ce111" table:formula="of:=ROUNDUP(2*POWER([.Z9]/10;2);0)" office:value-type="float" office:value="1">
            <text:p>1</text:p>
          </table:table-cell>
          <table:table-cell table:style-name="ce111" table:formula="of:=ROUNDDOWN([.Z9]/100*30-10;0)" office:value-type="float" office:value="-7">
            <text:p>-7</text:p>
          </table:table-cell>
          <table:table-cell table:style-name="ce430"/>
          <table:table-cell table:style-name="ce432" office:value-type="float" office:value="35">
            <text:p>35</text:p>
          </table:table-cell>
          <table:table-cell table:style-name="ce435" office:value-type="string" table:number-columns-spanned="5" table:number-rows-spanned="1">
            <text:p>Extrêmement difficile (XD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7">
            <text:p>7</text:p>
          </table:table-cell>
          <table:table-cell table:style-name="ce426" office:value-type="float" office:value="5">
            <text:p>5</text:p>
          </table:table-cell>
          <table:table-cell table:style-name="ce426"/>
          <table:table-cell table:number-columns-repeated="2" table:style-name="ce426" office:value-type="float" office:value="3">
            <text:p>3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6]*[.C$31];0)" office:value-type="float" office:value="5">
            <text:p>5</text:p>
          </table:table-cell>
          <table:table-cell table:style-name="ce298" table:formula="of:=ROUNDDOWN([.D10]*[.D$26]*[.D$31];0)" office:value-type="float" office:value="0">
            <text:p>0</text:p>
          </table:table-cell>
          <table:table-cell table:style-name="ce298" table:formula="of:=ROUNDDOWN([.E10]*[.E$26]*[.E$31];0)" office:value-type="float" office:value="3">
            <text:p>3</text:p>
          </table:table-cell>
          <table:table-cell table:style-name="ce298" table:formula="of:=ROUNDDOWN([.F10]*[.F$26]*[.F$31];0)" office:value-type="float" office:value="5">
            <text:p>5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7]*[.C$31];0)" office:value-type="float" office:value="5">
            <text:p>5</text:p>
          </table:table-cell>
          <table:table-cell table:style-name="ce298" table:formula="of:=ROUNDDOWN([.D10]*[.D$27]*[.D$31];0)" office:value-type="float" office:value="0">
            <text:p>0</text:p>
          </table:table-cell>
          <table:table-cell table:style-name="ce298" table:formula="of:=ROUNDDOWN([.E10]*[.E$27]*[.E$31];0)" office:value-type="float" office:value="3">
            <text:p>3</text:p>
          </table:table-cell>
          <table:table-cell table:style-name="ce298" table:formula="of:=ROUNDDOWN([.F10]*[.F$27]*[.F$31];0)" office:value-type="float" office:value="4">
            <text:p>4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8]*[.C$31];0)" office:value-type="float" office:value="5">
            <text:p>5</text:p>
          </table:table-cell>
          <table:table-cell table:style-name="ce298" table:formula="of:=ROUNDDOWN([.D10]*[.D$28]*[.D$31];0)" office:value-type="float" office:value="0">
            <text:p>0</text:p>
          </table:table-cell>
          <table:table-cell table:style-name="ce298" table:formula="of:=ROUNDDOWN([.E10]*[.E$28]*[.E$31];0)" office:value-type="float" office:value="4">
            <text:p>4</text:p>
          </table:table-cell>
          <table:table-cell table:style-name="ce298" table:formula="of:=ROUNDDOWN([.F10]*[.F$28]*[.F$31];0)" office:value-type="float" office:value="3">
            <text:p>3</text:p>
          </table:table-cell>
          <table:table-cell table:style-name="ce430"/>
          <table:table-cell table:style-name="ce111" table:formula="of:=[.Z9]+1" office:value-type="float" office:value="8">
            <text:p>8</text:p>
          </table:table-cell>
          <table:table-cell table:style-name="ce111" table:formula="of:=ROUNDUP(2*POWER([.Z10]/10;2);0)" office:value-type="float" office:value="2">
            <text:p>2</text:p>
          </table:table-cell>
          <table:table-cell table:style-name="ce111" table:formula="of:=ROUNDDOWN([.Z10]/100*30-10;0)" office:value-type="float" office:value="-7">
            <text:p>-7</text:p>
          </table:table-cell>
          <table:table-cell table:style-name="ce430"/>
          <table:table-cell table:style-name="ce432" office:value-type="float" office:value="40">
            <text:p>40</text:p>
          </table:table-cell>
          <table:table-cell table:style-name="ce435" office:value-type="string" table:number-columns-spanned="5" table:number-rows-spanned="1">
            <text:p>Héroïque (H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8">
            <text:p>8</text:p>
          </table:table-cell>
          <table:table-cell table:number-columns-repeated="2" table:style-name="ce426" office:value-type="float" office:value="1">
            <text:p>1</text:p>
          </table:table-cell>
          <table:table-cell table:style-name="ce426"/>
          <table:table-cell table:style-name="ce426" office:value-type="float" office:value="5">
            <text:p>5</text:p>
          </table:table-cell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6]*[.C$31];0)" office:value-type="float" office:value="1">
            <text:p>1</text:p>
          </table:table-cell>
          <table:table-cell table:style-name="ce298" table:formula="of:=ROUNDDOWN([.D11]*[.D$26]*[.D$31];0)" office:value-type="float" office:value="1">
            <text:p>1</text:p>
          </table:table-cell>
          <table:table-cell table:style-name="ce298" table:formula="of:=ROUNDDOWN([.E11]*[.E$26]*[.E$31];0)" office:value-type="float" office:value="0">
            <text:p>0</text:p>
          </table:table-cell>
          <table:table-cell table:style-name="ce298" table:formula="of:=ROUNDDOWN([.F11]*[.F$26]*[.F$31];0)" office:value-type="float" office:value="9">
            <text:p>9</text:p>
          </table:table-cell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7]*[.C$31];0)" office:value-type="float" office:value="1">
            <text:p>1</text:p>
          </table:table-cell>
          <table:table-cell table:style-name="ce298" table:formula="of:=ROUNDDOWN([.D11]*[.D$27]*[.D$31];0)" office:value-type="float" office:value="1">
            <text:p>1</text:p>
          </table:table-cell>
          <table:table-cell table:style-name="ce298" table:formula="of:=ROUNDDOWN([.E11]*[.E$27]*[.E$31];0)" office:value-type="float" office:value="0">
            <text:p>0</text:p>
          </table:table-cell>
          <table:table-cell table:style-name="ce298" table:formula="of:=ROUNDDOWN([.F11]*[.F$27]*[.F$31];0)" office:value-type="float" office:value="7">
            <text:p>7</text:p>
          </table:table-cell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8]*[.C$31];0)" office:value-type="float" office:value="1">
            <text:p>1</text:p>
          </table:table-cell>
          <table:table-cell table:style-name="ce298" table:formula="of:=ROUNDDOWN([.D11]*[.D$28]*[.D$31];0)" office:value-type="float" office:value="1">
            <text:p>1</text:p>
          </table:table-cell>
          <table:table-cell table:style-name="ce298" table:formula="of:=ROUNDDOWN([.E11]*[.E$28]*[.E$31];0)" office:value-type="float" office:value="0">
            <text:p>0</text:p>
          </table:table-cell>
          <table:table-cell table:style-name="ce298" table:formula="of:=ROUNDDOWN([.F11]*[.F$28]*[.F$31];0)" office:value-type="float" office:value="6">
            <text:p>6</text:p>
          </table:table-cell>
          <table:table-cell table:style-name="ce430"/>
          <table:table-cell table:style-name="ce111" table:formula="of:=[.Z10]+1" office:value-type="float" office:value="9">
            <text:p>9</text:p>
          </table:table-cell>
          <table:table-cell table:style-name="ce111" table:formula="of:=ROUNDUP(2*POWER([.Z11]/10;2);0)" office:value-type="float" office:value="2">
            <text:p>2</text:p>
          </table:table-cell>
          <table:table-cell table:style-name="ce111" table:formula="of:=ROUNDDOWN([.Z11]/100*30-10;0)" office:value-type="float" office:value="-7">
            <text:p>-7</text:p>
          </table:table-cell>
          <table:table-cell table:style-name="ce430"/>
          <table:table-cell table:style-name="ce432" office:value-type="float" office:value="45">
            <text:p>45</text:p>
          </table:table-cell>
          <table:table-cell table:style-name="ce435" office:value-type="string" table:number-columns-spanned="5" table:number-rows-spanned="1">
            <text:p>Sur humain (SH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9">
            <text:p>9</text:p>
          </table:table-cell>
          <table:table-cell table:style-name="ce426" office:value-type="float" office:value="5">
            <text:p>5</text:p>
          </table:table-cell>
          <table:table-cell table:style-name="ce426"/>
          <table:table-cell table:style-name="ce426" office:value-type="float" office:value="4">
            <text:p>4</text:p>
          </table:table-cell>
          <table:table-cell table:style-name="ce426" office:value-type="float" office:value="5">
            <text:p>5</text:p>
          </table:table-cell>
          <table:table-cell table:style-name="ce149"/>
          <table:table-cell table:style-name="ce298" office:value-type="float" office:value="9">
            <text:p>9</text:p>
          </table:table-cell>
          <table:table-cell table:style-name="ce298" table:formula="of:=ROUNDDOWN([.C12]*[.C$26]*[.C$31];0)" office:value-type="float" office:value="5">
            <text:p>5</text:p>
          </table:table-cell>
          <table:table-cell table:style-name="ce298" table:formula="of:=ROUNDDOWN([.D12]*[.D$26]*[.D$31];0)" office:value-type="float" office:value="0">
            <text:p>0</text:p>
          </table:table-cell>
          <table:table-cell table:style-name="ce298" table:formula="of:=ROUNDDOWN([.E12]*[.E$26]*[.E$31];0)" office:value-type="float" office:value="4">
            <text:p>4</text:p>
          </table:table-cell>
          <table:table-cell table:style-name="ce298" table:formula="of:=ROUNDDOWN([.F12]*[.F$26]*[.F$31];0)" office:value-type="float" office:value="9">
            <text:p>9</text:p>
          </table:table-cell>
          <table:table-cell table:style-name="ce149"/>
          <table:table-cell table:style-name="ce298" office:value-type="float" office:value="9">
            <text:p>9</text:p>
          </table:table-cell>
          <table:table-cell table:style-name="ce298" table:formula="of:=ROUNDDOWN([.C12]*[.C$27]*[.C$31];0)" office:value-type="float" office:value="5">
            <text:p>5</text:p>
          </table:table-cell>
          <table:table-cell table:style-name="ce298" table:formula="of:=ROUNDDOWN([.D12]*[.D$27]*[.D$31];0)" office:value-type="float" office:value="0">
            <text:p>0</text:p>
          </table:table-cell>
          <table:table-cell table:style-name="ce298" table:formula="of:=ROUNDDOWN([.E12]*[.E$27]*[.E$31];0)" office:value-type="float" office:value="4">
            <text:p>4</text:p>
          </table:table-cell>
          <table:table-cell table:style-name="ce298" table:formula="of:=ROUNDDOWN([.F12]*[.F$27]*[.F$31];0)" office:value-type="float" office:value="7">
            <text:p>7</text:p>
          </table:table-cell>
          <table:table-cell table:style-name="ce149"/>
          <table:table-cell table:style-name="ce298" office:value-type="float" office:value="9">
            <text:p>9</text:p>
          </table:table-cell>
          <table:table-cell table:style-name="ce298" table:formula="of:=ROUNDDOWN([.C12]*[.C$28]*[.C$31];0)" office:value-type="float" office:value="5">
            <text:p>5</text:p>
          </table:table-cell>
          <table:table-cell table:style-name="ce298" table:formula="of:=ROUNDDOWN([.D12]*[.D$28]*[.D$31];0)" office:value-type="float" office:value="0">
            <text:p>0</text:p>
          </table:table-cell>
          <table:table-cell table:style-name="ce298" table:formula="of:=ROUNDDOWN([.E12]*[.E$28]*[.E$31];0)" office:value-type="float" office:value="6">
            <text:p>6</text:p>
          </table:table-cell>
          <table:table-cell table:style-name="ce298" table:formula="of:=ROUNDDOWN([.F12]*[.F$28]*[.F$31];0)" office:value-type="float" office:value="6">
            <text:p>6</text:p>
          </table:table-cell>
          <table:table-cell table:style-name="ce430"/>
          <table:table-cell table:style-name="ce112" table:formula="of:=[.Z11]+1" office:value-type="float" office:value="10">
            <text:p>10</text:p>
          </table:table-cell>
          <table:table-cell table:style-name="ce112" table:formula="of:=ROUNDUP(2*POWER([.Z12]/10;2);0)" office:value-type="float" office:value="2">
            <text:p>2</text:p>
          </table:table-cell>
          <table:table-cell table:style-name="ce112" table:formula="of:=ROUNDDOWN([.Z12]/100*30-10;0)" office:value-type="float" office:value="-7">
            <text:p>-7</text:p>
          </table:table-cell>
          <table:table-cell table:style-name="ce430"/>
          <table:table-cell table:style-name="ce432" office:value-type="float" office:value="50">
            <text:p>50</text:p>
          </table:table-cell>
          <table:table-cell table:style-name="ce435" office:value-type="string" table:number-columns-spanned="5" table:number-rows-spanned="1">
            <text:p>Impossible (IP)</text:p>
          </table:table-cell>
          <table:covered-table-cell table:number-columns-repeated="4" table:style-name="ce435"/>
          <table:table-cell table:style-name="ce430" table:number-columns-repeated="222"/>
          <table:table-cell table:number-columns-repeated="767"/>
        </table:table-row>
        <table:table-row table:style-name="ro1">
          <table:table-cell table:style-name="ce149"/>
          <table:table-cell table:number-columns-repeated="2" table:style-name="ce426" office:value-type="float" office:value="10">
            <text:p>10</text:p>
          </table:table-cell>
          <table:table-cell table:style-name="ce426" office:value-type="float" office:value="2">
            <text:p>2</text:p>
          </table:table-cell>
          <table:table-cell table:style-name="ce426"/>
          <table:table-cell table:style-name="ce426" office:value-type="float" office:value="10">
            <text:p>10</text:p>
          </table:table-cell>
          <table:table-cell table:style-name="ce149"/>
          <table:table-cell table:style-name="ce429" office:value-type="float" office:value="10">
            <text:p>10</text:p>
          </table:table-cell>
          <table:table-cell table:style-name="ce429" table:formula="of:=ROUNDDOWN([.C13]*[.C$26]*[.C$31];0)" office:value-type="float" office:value="10">
            <text:p>10</text:p>
          </table:table-cell>
          <table:table-cell table:style-name="ce429" table:formula="of:=ROUNDDOWN([.D13]*[.D$26]*[.D$31];0)" office:value-type="float" office:value="2">
            <text:p>2</text:p>
          </table:table-cell>
          <table:table-cell table:style-name="ce429" table:formula="of:=ROUNDDOWN([.E13]*[.E$26]*[.E$31];0)" office:value-type="float" office:value="0">
            <text:p>0</text:p>
          </table:table-cell>
          <table:table-cell table:style-name="ce429" table:formula="of:=ROUNDDOWN([.F13]*[.F$26]*[.F$31];0)" office:value-type="float" office:value="18">
            <text:p>18</text:p>
          </table:table-cell>
          <table:table-cell table:style-name="ce149"/>
          <table:table-cell table:style-name="ce429" office:value-type="float" office:value="10">
            <text:p>10</text:p>
          </table:table-cell>
          <table:table-cell table:style-name="ce429" table:formula="of:=ROUNDDOWN([.C13]*[.C$27]*[.C$31];0)" office:value-type="float" office:value="10">
            <text:p>10</text:p>
          </table:table-cell>
          <table:table-cell table:style-name="ce429" table:formula="of:=ROUNDDOWN([.D13]*[.D$27]*[.D$31];0)" office:value-type="float" office:value="2">
            <text:p>2</text:p>
          </table:table-cell>
          <table:table-cell table:style-name="ce429" table:formula="of:=ROUNDDOWN([.E13]*[.E$27]*[.E$31];0)" office:value-type="float" office:value="0">
            <text:p>0</text:p>
          </table:table-cell>
          <table:table-cell table:style-name="ce429" table:formula="of:=ROUNDDOWN([.F13]*[.F$27]*[.F$31];0)" office:value-type="float" office:value="14">
            <text:p>14</text:p>
          </table:table-cell>
          <table:table-cell table:style-name="ce149"/>
          <table:table-cell table:style-name="ce429" office:value-type="float" office:value="10">
            <text:p>10</text:p>
          </table:table-cell>
          <table:table-cell table:style-name="ce429" table:formula="of:=ROUNDDOWN([.C13]*[.C$28]*[.C$31];0)" office:value-type="float" office:value="10">
            <text:p>10</text:p>
          </table:table-cell>
          <table:table-cell table:style-name="ce429" table:formula="of:=ROUNDDOWN([.D13]*[.D$28]*[.D$31];0)" office:value-type="float" office:value="2">
            <text:p>2</text:p>
          </table:table-cell>
          <table:table-cell table:style-name="ce429" table:formula="of:=ROUNDDOWN([.E13]*[.E$28]*[.E$31];0)" office:value-type="float" office:value="0">
            <text:p>0</text:p>
          </table:table-cell>
          <table:table-cell table:style-name="ce429" table:formula="of:=ROUNDDOWN([.F13]*[.F$28]*[.F$31];0)" office:value-type="float" office:value="12">
            <text:p>12</text:p>
          </table:table-cell>
          <table:table-cell table:style-name="ce430"/>
          <table:table-cell table:style-name="ce111" table:formula="of:=[.Z12]+1" office:value-type="float" office:value="11">
            <text:p>11</text:p>
          </table:table-cell>
          <table:table-cell table:style-name="ce111" table:formula="of:=ROUNDUP(2*POWER([.Z13]/10;2);0)" office:value-type="float" office:value="3">
            <text:p>3</text:p>
          </table:table-cell>
          <table:table-cell table:style-name="ce111" table:formula="of:=ROUNDDOWN([.Z13]/100*30-10;0)" office:value-type="float" office:value="-6">
            <text:p>-6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1">
            <text:p>11</text:p>
          </table:table-cell>
          <table:table-cell table:style-name="ce426" office:value-type="float" office:value="5">
            <text:p>5</text:p>
          </table:table-cell>
          <table:table-cell table:style-name="ce426"/>
          <table:table-cell table:style-name="ce426" office:value-type="float" office:value="2">
            <text:p>2</text:p>
          </table:table-cell>
          <table:table-cell table:style-name="ce426" office:value-type="float" office:value="8">
            <text:p>8</text:p>
          </table:table-cell>
          <table:table-cell table:style-name="ce149"/>
          <table:table-cell table:style-name="ce298" office:value-type="float" office:value="11">
            <text:p>11</text:p>
          </table:table-cell>
          <table:table-cell table:style-name="ce298" table:formula="of:=ROUNDDOWN([.C14]*[.C$26]*[.C$31];0)" office:value-type="float" office:value="5">
            <text:p>5</text:p>
          </table:table-cell>
          <table:table-cell table:style-name="ce298" table:formula="of:=ROUNDDOWN([.D14]*[.D$26]*[.D$31];0)" office:value-type="float" office:value="0">
            <text:p>0</text:p>
          </table:table-cell>
          <table:table-cell table:style-name="ce298" table:formula="of:=ROUNDDOWN([.E14]*[.E$26]*[.E$31];0)" office:value-type="float" office:value="2">
            <text:p>2</text:p>
          </table:table-cell>
          <table:table-cell table:style-name="ce298" table:formula="of:=ROUNDDOWN([.F14]*[.F$26]*[.F$31];0)" office:value-type="float" office:value="14">
            <text:p>14</text:p>
          </table:table-cell>
          <table:table-cell table:style-name="ce149"/>
          <table:table-cell table:style-name="ce298" office:value-type="float" office:value="11">
            <text:p>11</text:p>
          </table:table-cell>
          <table:table-cell table:style-name="ce298" table:formula="of:=ROUNDDOWN([.C14]*[.C$27]*[.C$31];0)" office:value-type="float" office:value="5">
            <text:p>5</text:p>
          </table:table-cell>
          <table:table-cell table:style-name="ce298" table:formula="of:=ROUNDDOWN([.D14]*[.D$27]*[.D$31];0)" office:value-type="float" office:value="0">
            <text:p>0</text:p>
          </table:table-cell>
          <table:table-cell table:style-name="ce298" table:formula="of:=ROUNDDOWN([.E14]*[.E$27]*[.E$31];0)" office:value-type="float" office:value="2">
            <text:p>2</text:p>
          </table:table-cell>
          <table:table-cell table:style-name="ce298" table:formula="of:=ROUNDDOWN([.F14]*[.F$27]*[.F$31];0)" office:value-type="float" office:value="11">
            <text:p>11</text:p>
          </table:table-cell>
          <table:table-cell table:style-name="ce149"/>
          <table:table-cell table:style-name="ce298" office:value-type="float" office:value="11">
            <text:p>11</text:p>
          </table:table-cell>
          <table:table-cell table:style-name="ce298" table:formula="of:=ROUNDDOWN([.C14]*[.C$28]*[.C$31];0)" office:value-type="float" office:value="5">
            <text:p>5</text:p>
          </table:table-cell>
          <table:table-cell table:style-name="ce298" table:formula="of:=ROUNDDOWN([.D14]*[.D$28]*[.D$31];0)" office:value-type="float" office:value="0">
            <text:p>0</text:p>
          </table:table-cell>
          <table:table-cell table:style-name="ce298" table:formula="of:=ROUNDDOWN([.E14]*[.E$28]*[.E$31];0)" office:value-type="float" office:value="3">
            <text:p>3</text:p>
          </table:table-cell>
          <table:table-cell table:style-name="ce298" table:formula="of:=ROUNDDOWN([.F14]*[.F$28]*[.F$31];0)" office:value-type="float" office:value="9">
            <text:p>9</text:p>
          </table:table-cell>
          <table:table-cell table:style-name="ce430"/>
          <table:table-cell table:style-name="ce111" table:formula="of:=[.Z13]+1" office:value-type="float" office:value="12">
            <text:p>12</text:p>
          </table:table-cell>
          <table:table-cell table:style-name="ce111" table:formula="of:=ROUNDUP(2*POWER([.Z14]/10;2);0)" office:value-type="float" office:value="3">
            <text:p>3</text:p>
          </table:table-cell>
          <table:table-cell table:style-name="ce111" table:formula="of:=ROUNDDOWN([.Z14]/100*30-10;0)" office:value-type="float" office:value="-6">
            <text:p>-6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2">
            <text:p>12</text:p>
          </table:table-cell>
          <table:table-cell table:style-name="ce426" office:value-type="float" office:value="10">
            <text:p>10</text:p>
          </table:table-cell>
          <table:table-cell table:style-name="ce426"/>
          <table:table-cell table:style-name="ce426" office:value-type="float" office:value="5">
            <text:p>5</text:p>
          </table:table-cell>
          <table:table-cell table:style-name="ce426" office:value-type="float" office:value="7">
            <text:p>7</text:p>
          </table:table-cell>
          <table:table-cell table:style-name="ce149"/>
          <table:table-cell table:style-name="ce298" office:value-type="float" office:value="12">
            <text:p>12</text:p>
          </table:table-cell>
          <table:table-cell table:style-name="ce298" table:formula="of:=ROUNDDOWN([.C15]*[.C$26]*[.C$31];0)" office:value-type="float" office:value="10">
            <text:p>10</text:p>
          </table:table-cell>
          <table:table-cell table:style-name="ce298" table:formula="of:=ROUNDDOWN([.D15]*[.D$26]*[.D$31];0)" office:value-type="float" office:value="0">
            <text:p>0</text:p>
          </table:table-cell>
          <table:table-cell table:style-name="ce298" table:formula="of:=ROUNDDOWN([.E15]*[.E$26]*[.E$31];0)" office:value-type="float" office:value="5">
            <text:p>5</text:p>
          </table:table-cell>
          <table:table-cell table:style-name="ce298" table:formula="of:=ROUNDDOWN([.F15]*[.F$26]*[.F$31];0)" office:value-type="float" office:value="12">
            <text:p>12</text:p>
          </table:table-cell>
          <table:table-cell table:style-name="ce149"/>
          <table:table-cell table:style-name="ce298" office:value-type="float" office:value="12">
            <text:p>12</text:p>
          </table:table-cell>
          <table:table-cell table:style-name="ce298" table:formula="of:=ROUNDDOWN([.C15]*[.C$27]*[.C$31];0)" office:value-type="float" office:value="10">
            <text:p>10</text:p>
          </table:table-cell>
          <table:table-cell table:style-name="ce298" table:formula="of:=ROUNDDOWN([.D15]*[.D$27]*[.D$31];0)" office:value-type="float" office:value="0">
            <text:p>0</text:p>
          </table:table-cell>
          <table:table-cell table:style-name="ce298" table:formula="of:=ROUNDDOWN([.E15]*[.E$27]*[.E$31];0)" office:value-type="float" office:value="6">
            <text:p>6</text:p>
          </table:table-cell>
          <table:table-cell table:style-name="ce298" table:formula="of:=ROUNDDOWN([.F15]*[.F$27]*[.F$31];0)" office:value-type="float" office:value="10">
            <text:p>10</text:p>
          </table:table-cell>
          <table:table-cell table:style-name="ce149"/>
          <table:table-cell table:style-name="ce298" office:value-type="float" office:value="12">
            <text:p>12</text:p>
          </table:table-cell>
          <table:table-cell table:style-name="ce298" table:formula="of:=ROUNDDOWN([.C15]*[.C$28]*[.C$31];0)" office:value-type="float" office:value="10">
            <text:p>10</text:p>
          </table:table-cell>
          <table:table-cell table:style-name="ce298" table:formula="of:=ROUNDDOWN([.D15]*[.D$28]*[.D$31];0)" office:value-type="float" office:value="0">
            <text:p>0</text:p>
          </table:table-cell>
          <table:table-cell table:style-name="ce298" table:formula="of:=ROUNDDOWN([.E15]*[.E$28]*[.E$31];0)" office:value-type="float" office:value="7">
            <text:p>7</text:p>
          </table:table-cell>
          <table:table-cell table:style-name="ce298" table:formula="of:=ROUNDDOWN([.F15]*[.F$28]*[.F$31];0)" office:value-type="float" office:value="8">
            <text:p>8</text:p>
          </table:table-cell>
          <table:table-cell table:style-name="ce430"/>
          <table:table-cell table:style-name="ce111" table:formula="of:=[.Z14]+1" office:value-type="float" office:value="13">
            <text:p>13</text:p>
          </table:table-cell>
          <table:table-cell table:style-name="ce111" table:formula="of:=ROUNDUP(2*POWER([.Z15]/10;2);0)" office:value-type="float" office:value="4">
            <text:p>4</text:p>
          </table:table-cell>
          <table:table-cell table:style-name="ce111" table:formula="of:=ROUNDDOWN([.Z15]/100*30-10;0)" office:value-type="float" office:value="-6">
            <text:p>-6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3">
            <text:p>13</text:p>
          </table:table-cell>
          <table:table-cell table:style-name="ce426" office:value-type="float" office:value="5">
            <text:p>5</text:p>
          </table:table-cell>
          <table:table-cell table:style-name="ce426" office:value-type="float" office:value="2">
            <text:p>2</text:p>
          </table:table-cell>
          <table:table-cell table:style-name="ce426"/>
          <table:table-cell table:style-name="ce426" office:value-type="float" office:value="10">
            <text:p>10</text:p>
          </table:table-cell>
          <table:table-cell table:style-name="ce149"/>
          <table:table-cell table:style-name="ce298" office:value-type="float" office:value="13">
            <text:p>13</text:p>
          </table:table-cell>
          <table:table-cell table:style-name="ce298" table:formula="of:=ROUNDDOWN([.C16]*[.C$26]*[.C$31];0)" office:value-type="float" office:value="5">
            <text:p>5</text:p>
          </table:table-cell>
          <table:table-cell table:style-name="ce298" table:formula="of:=ROUNDDOWN([.D16]*[.D$26]*[.D$31];0)" office:value-type="float" office:value="2">
            <text:p>2</text:p>
          </table:table-cell>
          <table:table-cell table:style-name="ce298" table:formula="of:=ROUNDDOWN([.E16]*[.E$26]*[.E$31];0)" office:value-type="float" office:value="0">
            <text:p>0</text:p>
          </table:table-cell>
          <table:table-cell table:style-name="ce298" table:formula="of:=ROUNDDOWN([.F16]*[.F$26]*[.F$31];0)" office:value-type="float" office:value="18">
            <text:p>18</text:p>
          </table:table-cell>
          <table:table-cell table:style-name="ce149"/>
          <table:table-cell table:style-name="ce298" office:value-type="float" office:value="13">
            <text:p>13</text:p>
          </table:table-cell>
          <table:table-cell table:style-name="ce298" table:formula="of:=ROUNDDOWN([.C16]*[.C$27]*[.C$31];0)" office:value-type="float" office:value="5">
            <text:p>5</text:p>
          </table:table-cell>
          <table:table-cell table:style-name="ce298" table:formula="of:=ROUNDDOWN([.D16]*[.D$27]*[.D$31];0)" office:value-type="float" office:value="2">
            <text:p>2</text:p>
          </table:table-cell>
          <table:table-cell table:style-name="ce298" table:formula="of:=ROUNDDOWN([.E16]*[.E$27]*[.E$31];0)" office:value-type="float" office:value="0">
            <text:p>0</text:p>
          </table:table-cell>
          <table:table-cell table:style-name="ce298" table:formula="of:=ROUNDDOWN([.F16]*[.F$27]*[.F$31];0)" office:value-type="float" office:value="14">
            <text:p>14</text:p>
          </table:table-cell>
          <table:table-cell table:style-name="ce149"/>
          <table:table-cell table:style-name="ce298" office:value-type="float" office:value="13">
            <text:p>13</text:p>
          </table:table-cell>
          <table:table-cell table:style-name="ce298" table:formula="of:=ROUNDDOWN([.C16]*[.C$28]*[.C$31];0)" office:value-type="float" office:value="5">
            <text:p>5</text:p>
          </table:table-cell>
          <table:table-cell table:style-name="ce298" table:formula="of:=ROUNDDOWN([.D16]*[.D$28]*[.D$31];0)" office:value-type="float" office:value="2">
            <text:p>2</text:p>
          </table:table-cell>
          <table:table-cell table:style-name="ce298" table:formula="of:=ROUNDDOWN([.E16]*[.E$28]*[.E$31];0)" office:value-type="float" office:value="0">
            <text:p>0</text:p>
          </table:table-cell>
          <table:table-cell table:style-name="ce298" table:formula="of:=ROUNDDOWN([.F16]*[.F$28]*[.F$31];0)" office:value-type="float" office:value="12">
            <text:p>12</text:p>
          </table:table-cell>
          <table:table-cell table:style-name="ce430"/>
          <table:table-cell table:style-name="ce111" table:formula="of:=[.Z15]+1" office:value-type="float" office:value="14">
            <text:p>14</text:p>
          </table:table-cell>
          <table:table-cell table:style-name="ce111" table:formula="of:=ROUNDUP(2*POWER([.Z16]/10;2);0)" office:value-type="float" office:value="4">
            <text:p>4</text:p>
          </table:table-cell>
          <table:table-cell table:style-name="ce111" table:formula="of:=ROUNDDOWN([.Z16]/100*30-10;0)" office:value-type="float" office:value="-5">
            <text:p>-5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4">
            <text:p>14</text:p>
          </table:table-cell>
          <table:table-cell table:style-name="ce426" office:value-type="float" office:value="10">
            <text:p>10</text:p>
          </table:table-cell>
          <table:table-cell table:style-name="ce426"/>
          <table:table-cell table:style-name="ce426" office:value-type="float" office:value="6">
            <text:p>6</text:p>
          </table:table-cell>
          <table:table-cell table:style-name="ce426" office:value-type="float" office:value="10">
            <text:p>10</text:p>
          </table:table-cell>
          <table:table-cell table:style-name="ce149"/>
          <table:table-cell table:style-name="ce298" office:value-type="float" office:value="14">
            <text:p>14</text:p>
          </table:table-cell>
          <table:table-cell table:style-name="ce298" table:formula="of:=ROUNDDOWN([.C17]*[.C$26]*[.C$31];0)" office:value-type="float" office:value="10">
            <text:p>10</text:p>
          </table:table-cell>
          <table:table-cell table:style-name="ce298" table:formula="of:=ROUNDDOWN([.D17]*[.D$26]*[.D$31];0)" office:value-type="float" office:value="0">
            <text:p>0</text:p>
          </table:table-cell>
          <table:table-cell table:style-name="ce298" table:formula="of:=ROUNDDOWN([.E17]*[.E$26]*[.E$31];0)" office:value-type="float" office:value="6">
            <text:p>6</text:p>
          </table:table-cell>
          <table:table-cell table:style-name="ce298" table:formula="of:=ROUNDDOWN([.F17]*[.F$26]*[.F$31];0)" office:value-type="float" office:value="18">
            <text:p>18</text:p>
          </table:table-cell>
          <table:table-cell table:style-name="ce149"/>
          <table:table-cell table:style-name="ce298" office:value-type="float" office:value="14">
            <text:p>14</text:p>
          </table:table-cell>
          <table:table-cell table:style-name="ce298" table:formula="of:=ROUNDDOWN([.C17]*[.C$27]*[.C$31];0)" office:value-type="float" office:value="10">
            <text:p>10</text:p>
          </table:table-cell>
          <table:table-cell table:style-name="ce298" table:formula="of:=ROUNDDOWN([.D17]*[.D$27]*[.D$31];0)" office:value-type="float" office:value="0">
            <text:p>0</text:p>
          </table:table-cell>
          <table:table-cell table:style-name="ce298" table:formula="of:=ROUNDDOWN([.E17]*[.E$27]*[.E$31];0)" office:value-type="float" office:value="7">
            <text:p>7</text:p>
          </table:table-cell>
          <table:table-cell table:style-name="ce298" table:formula="of:=ROUNDDOWN([.F17]*[.F$27]*[.F$31];0)" office:value-type="float" office:value="14">
            <text:p>14</text:p>
          </table:table-cell>
          <table:table-cell table:style-name="ce149"/>
          <table:table-cell table:style-name="ce298" office:value-type="float" office:value="14">
            <text:p>14</text:p>
          </table:table-cell>
          <table:table-cell table:style-name="ce298" table:formula="of:=ROUNDDOWN([.C17]*[.C$28]*[.C$31];0)" office:value-type="float" office:value="10">
            <text:p>10</text:p>
          </table:table-cell>
          <table:table-cell table:style-name="ce298" table:formula="of:=ROUNDDOWN([.D17]*[.D$28]*[.D$31];0)" office:value-type="float" office:value="0">
            <text:p>0</text:p>
          </table:table-cell>
          <table:table-cell table:style-name="ce298" table:formula="of:=ROUNDDOWN([.E17]*[.E$28]*[.E$31];0)" office:value-type="float" office:value="9">
            <text:p>9</text:p>
          </table:table-cell>
          <table:table-cell table:style-name="ce298" table:formula="of:=ROUNDDOWN([.F17]*[.F$28]*[.F$31];0)" office:value-type="float" office:value="12">
            <text:p>12</text:p>
          </table:table-cell>
          <table:table-cell table:style-name="ce430"/>
          <table:table-cell table:style-name="ce111" table:formula="of:=[.Z16]+1" office:value-type="float" office:value="15">
            <text:p>15</text:p>
          </table:table-cell>
          <table:table-cell table:style-name="ce111" table:formula="of:=ROUNDUP(2*POWER([.Z17]/10;2);0)" office:value-type="float" office:value="5">
            <text:p>5</text:p>
          </table:table-cell>
          <table:table-cell table:style-name="ce111" table:formula="of:=ROUNDDOWN([.Z17]/100*30-10;0)" office:value-type="float" office:value="-5">
            <text:p>-5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number-columns-repeated="2" table:style-name="ce426" office:value-type="float" office:value="15">
            <text:p>15</text:p>
          </table:table-cell>
          <table:table-cell table:style-name="ce426" office:value-type="float" office:value="3">
            <text:p>3</text:p>
          </table:table-cell>
          <table:table-cell table:style-name="ce426"/>
          <table:table-cell table:style-name="ce426" office:value-type="float" office:value="15">
            <text:p>15</text:p>
          </table:table-cell>
          <table:table-cell table:style-name="ce149"/>
          <table:table-cell table:style-name="ce429" office:value-type="float" office:value="15">
            <text:p>15</text:p>
          </table:table-cell>
          <table:table-cell table:style-name="ce429" table:formula="of:=ROUNDDOWN([.C18]*[.C$26]*[.C$31];0)" office:value-type="float" office:value="15">
            <text:p>15</text:p>
          </table:table-cell>
          <table:table-cell table:style-name="ce429" table:formula="of:=ROUNDDOWN([.D18]*[.D$26]*[.D$31];0)" office:value-type="float" office:value="3">
            <text:p>3</text:p>
          </table:table-cell>
          <table:table-cell table:style-name="ce429" table:formula="of:=ROUNDDOWN([.E18]*[.E$26]*[.E$31];0)" office:value-type="float" office:value="0">
            <text:p>0</text:p>
          </table:table-cell>
          <table:table-cell table:style-name="ce429" table:formula="of:=ROUNDDOWN([.F18]*[.F$26]*[.F$31];0)" office:value-type="float" office:value="27">
            <text:p>27</text:p>
          </table:table-cell>
          <table:table-cell table:style-name="ce149"/>
          <table:table-cell table:style-name="ce429" office:value-type="float" office:value="15">
            <text:p>15</text:p>
          </table:table-cell>
          <table:table-cell table:style-name="ce429" table:formula="of:=ROUNDDOWN([.C18]*[.C$27]*[.C$31];0)" office:value-type="float" office:value="15">
            <text:p>15</text:p>
          </table:table-cell>
          <table:table-cell table:style-name="ce429" table:formula="of:=ROUNDDOWN([.D18]*[.D$27]*[.D$31];0)" office:value-type="float" office:value="3">
            <text:p>3</text:p>
          </table:table-cell>
          <table:table-cell table:style-name="ce429" table:formula="of:=ROUNDDOWN([.E18]*[.E$27]*[.E$31];0)" office:value-type="float" office:value="0">
            <text:p>0</text:p>
          </table:table-cell>
          <table:table-cell table:style-name="ce429" table:formula="of:=ROUNDDOWN([.F18]*[.F$27]*[.F$31];0)" office:value-type="float" office:value="21">
            <text:p>21</text:p>
          </table:table-cell>
          <table:table-cell table:style-name="ce149"/>
          <table:table-cell table:style-name="ce429" office:value-type="float" office:value="15">
            <text:p>15</text:p>
          </table:table-cell>
          <table:table-cell table:style-name="ce429" table:formula="of:=ROUNDDOWN([.C18]*[.C$28]*[.C$31];0)" office:value-type="float" office:value="15">
            <text:p>15</text:p>
          </table:table-cell>
          <table:table-cell table:style-name="ce429" table:formula="of:=ROUNDDOWN([.D18]*[.D$28]*[.D$31];0)" office:value-type="float" office:value="3">
            <text:p>3</text:p>
          </table:table-cell>
          <table:table-cell table:style-name="ce429" table:formula="of:=ROUNDDOWN([.E18]*[.E$28]*[.E$31];0)" office:value-type="float" office:value="0">
            <text:p>0</text:p>
          </table:table-cell>
          <table:table-cell table:style-name="ce429" table:formula="of:=ROUNDDOWN([.F18]*[.F$28]*[.F$31];0)" office:value-type="float" office:value="18">
            <text:p>18</text:p>
          </table:table-cell>
          <table:table-cell table:style-name="ce430"/>
          <table:table-cell table:style-name="ce111" table:formula="of:=[.Z17]+1" office:value-type="float" office:value="16">
            <text:p>16</text:p>
          </table:table-cell>
          <table:table-cell table:style-name="ce111" table:formula="of:=ROUNDUP(2*POWER([.Z18]/10;2);0)" office:value-type="float" office:value="6">
            <text:p>6</text:p>
          </table:table-cell>
          <table:table-cell table:style-name="ce111" table:formula="of:=ROUNDDOWN([.Z18]/100*30-10;0)" office:value-type="float" office:value="-5">
            <text:p>-5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6">
            <text:p>16</text:p>
          </table:table-cell>
          <table:table-cell table:style-name="ce426" office:value-type="float" office:value="10">
            <text:p>10</text:p>
          </table:table-cell>
          <table:table-cell table:style-name="ce426"/>
          <table:table-cell table:style-name="ce426" office:value-type="float" office:value="4">
            <text:p>4</text:p>
          </table:table-cell>
          <table:table-cell table:style-name="ce426" office:value-type="float" office:value="14">
            <text:p>14</text:p>
          </table:table-cell>
          <table:table-cell table:style-name="ce149"/>
          <table:table-cell table:style-name="ce298" office:value-type="float" office:value="16">
            <text:p>16</text:p>
          </table:table-cell>
          <table:table-cell table:style-name="ce298" table:formula="of:=ROUNDDOWN([.C19]*[.C$26]*[.C$31];0)" office:value-type="float" office:value="10">
            <text:p>10</text:p>
          </table:table-cell>
          <table:table-cell table:style-name="ce298" table:formula="of:=ROUNDDOWN([.D19]*[.D$26]*[.D$31];0)" office:value-type="float" office:value="0">
            <text:p>0</text:p>
          </table:table-cell>
          <table:table-cell table:style-name="ce298" table:formula="of:=ROUNDDOWN([.E19]*[.E$26]*[.E$31];0)" office:value-type="float" office:value="4">
            <text:p>4</text:p>
          </table:table-cell>
          <table:table-cell table:style-name="ce298" table:formula="of:=ROUNDDOWN([.F19]*[.F$26]*[.F$31];0)" office:value-type="float" office:value="25">
            <text:p>25</text:p>
          </table:table-cell>
          <table:table-cell table:style-name="ce149"/>
          <table:table-cell table:style-name="ce298" office:value-type="float" office:value="16">
            <text:p>16</text:p>
          </table:table-cell>
          <table:table-cell table:style-name="ce298" table:formula="of:=ROUNDDOWN([.C19]*[.C$27]*[.C$31];0)" office:value-type="float" office:value="10">
            <text:p>10</text:p>
          </table:table-cell>
          <table:table-cell table:style-name="ce298" table:formula="of:=ROUNDDOWN([.D19]*[.D$27]*[.D$31];0)" office:value-type="float" office:value="0">
            <text:p>0</text:p>
          </table:table-cell>
          <table:table-cell table:style-name="ce298" table:formula="of:=ROUNDDOWN([.E19]*[.E$27]*[.E$31];0)" office:value-type="float" office:value="4">
            <text:p>4</text:p>
          </table:table-cell>
          <table:table-cell table:style-name="ce298" table:formula="of:=ROUNDDOWN([.F19]*[.F$27]*[.F$31];0)" office:value-type="float" office:value="20">
            <text:p>20</text:p>
          </table:table-cell>
          <table:table-cell table:style-name="ce149"/>
          <table:table-cell table:style-name="ce298" office:value-type="float" office:value="16">
            <text:p>16</text:p>
          </table:table-cell>
          <table:table-cell table:style-name="ce298" table:formula="of:=ROUNDDOWN([.C19]*[.C$28]*[.C$31];0)" office:value-type="float" office:value="10">
            <text:p>10</text:p>
          </table:table-cell>
          <table:table-cell table:style-name="ce298" table:formula="of:=ROUNDDOWN([.D19]*[.D$28]*[.D$31];0)" office:value-type="float" office:value="0">
            <text:p>0</text:p>
          </table:table-cell>
          <table:table-cell table:style-name="ce298" table:formula="of:=ROUNDDOWN([.E19]*[.E$28]*[.E$31];0)" office:value-type="float" office:value="6">
            <text:p>6</text:p>
          </table:table-cell>
          <table:table-cell table:style-name="ce298" table:formula="of:=ROUNDDOWN([.F19]*[.F$28]*[.F$31];0)" office:value-type="float" office:value="16">
            <text:p>16</text:p>
          </table:table-cell>
          <table:table-cell table:style-name="ce430"/>
          <table:table-cell table:style-name="ce111" table:formula="of:=[.Z18]+1" office:value-type="float" office:value="17">
            <text:p>17</text:p>
          </table:table-cell>
          <table:table-cell table:style-name="ce111" table:formula="of:=ROUNDUP(2*POWER([.Z19]/10;2);0)" office:value-type="float" office:value="6">
            <text:p>6</text:p>
          </table:table-cell>
          <table:table-cell table:style-name="ce111" table:formula="of:=ROUNDDOWN([.Z19]/100*30-10;0)" office:value-type="float" office:value="-4">
            <text:p>-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7">
            <text:p>17</text:p>
          </table:table-cell>
          <table:table-cell table:style-name="ce426" office:value-type="float" office:value="15">
            <text:p>15</text:p>
          </table:table-cell>
          <table:table-cell table:style-name="ce426"/>
          <table:table-cell table:style-name="ce426" office:value-type="float" office:value="8">
            <text:p>8</text:p>
          </table:table-cell>
          <table:table-cell table:style-name="ce426" office:value-type="float" office:value="12">
            <text:p>12</text:p>
          </table:table-cell>
          <table:table-cell table:style-name="ce149"/>
          <table:table-cell table:style-name="ce298" office:value-type="float" office:value="17">
            <text:p>17</text:p>
          </table:table-cell>
          <table:table-cell table:style-name="ce298" table:formula="of:=ROUNDDOWN([.C20]*[.C$26]*[.C$31];0)" office:value-type="float" office:value="15">
            <text:p>15</text:p>
          </table:table-cell>
          <table:table-cell table:style-name="ce298" table:formula="of:=ROUNDDOWN([.D20]*[.D$26]*[.D$31];0)" office:value-type="float" office:value="0">
            <text:p>0</text:p>
          </table:table-cell>
          <table:table-cell table:style-name="ce298" table:formula="of:=ROUNDDOWN([.E20]*[.E$26]*[.E$31];0)" office:value-type="float" office:value="8">
            <text:p>8</text:p>
          </table:table-cell>
          <table:table-cell table:style-name="ce298" table:formula="of:=ROUNDDOWN([.F20]*[.F$26]*[.F$31];0)" office:value-type="float" office:value="21">
            <text:p>21</text:p>
          </table:table-cell>
          <table:table-cell table:style-name="ce149"/>
          <table:table-cell table:style-name="ce298" office:value-type="float" office:value="17">
            <text:p>17</text:p>
          </table:table-cell>
          <table:table-cell table:style-name="ce298" table:formula="of:=ROUNDDOWN([.C20]*[.C$27]*[.C$31];0)" office:value-type="float" office:value="15">
            <text:p>15</text:p>
          </table:table-cell>
          <table:table-cell table:style-name="ce298" table:formula="of:=ROUNDDOWN([.D20]*[.D$27]*[.D$31];0)" office:value-type="float" office:value="0">
            <text:p>0</text:p>
          </table:table-cell>
          <table:table-cell table:style-name="ce298" table:formula="of:=ROUNDDOWN([.E20]*[.E$27]*[.E$31];0)" office:value-type="float" office:value="9">
            <text:p>9</text:p>
          </table:table-cell>
          <table:table-cell table:style-name="ce298" table:formula="of:=ROUNDDOWN([.F20]*[.F$27]*[.F$31];0)" office:value-type="float" office:value="17">
            <text:p>17</text:p>
          </table:table-cell>
          <table:table-cell table:style-name="ce149"/>
          <table:table-cell table:style-name="ce298" office:value-type="float" office:value="17">
            <text:p>17</text:p>
          </table:table-cell>
          <table:table-cell table:style-name="ce298" table:formula="of:=ROUNDDOWN([.C20]*[.C$28]*[.C$31];0)" office:value-type="float" office:value="15">
            <text:p>15</text:p>
          </table:table-cell>
          <table:table-cell table:style-name="ce298" table:formula="of:=ROUNDDOWN([.D20]*[.D$28]*[.D$31];0)" office:value-type="float" office:value="0">
            <text:p>0</text:p>
          </table:table-cell>
          <table:table-cell table:style-name="ce298" table:formula="of:=ROUNDDOWN([.E20]*[.E$28]*[.E$31];0)" office:value-type="float" office:value="12">
            <text:p>12</text:p>
          </table:table-cell>
          <table:table-cell table:style-name="ce298" table:formula="of:=ROUNDDOWN([.F20]*[.F$28]*[.F$31];0)" office:value-type="float" office:value="14">
            <text:p>14</text:p>
          </table:table-cell>
          <table:table-cell table:style-name="ce430"/>
          <table:table-cell table:style-name="ce111" table:formula="of:=[.Z19]+1" office:value-type="float" office:value="18">
            <text:p>18</text:p>
          </table:table-cell>
          <table:table-cell table:style-name="ce111" table:formula="of:=ROUNDUP(2*POWER([.Z20]/10;2);0)" office:value-type="float" office:value="7">
            <text:p>7</text:p>
          </table:table-cell>
          <table:table-cell table:style-name="ce111" table:formula="of:=ROUNDDOWN([.Z20]/100*30-10;0)" office:value-type="float" office:value="-4">
            <text:p>-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8">
            <text:p>18</text:p>
          </table:table-cell>
          <table:table-cell table:style-name="ce426" office:value-type="float" office:value="10">
            <text:p>10</text:p>
          </table:table-cell>
          <table:table-cell table:style-name="ce426" office:value-type="float" office:value="3">
            <text:p>3</text:p>
          </table:table-cell>
          <table:table-cell table:style-name="ce426"/>
          <table:table-cell table:style-name="ce426" office:value-type="float" office:value="16">
            <text:p>16</text:p>
          </table:table-cell>
          <table:table-cell table:style-name="ce149"/>
          <table:table-cell table:style-name="ce298" office:value-type="float" office:value="18">
            <text:p>18</text:p>
          </table:table-cell>
          <table:table-cell table:style-name="ce298" table:formula="of:=ROUNDDOWN([.C21]*[.C$26]*[.C$31];0)" office:value-type="float" office:value="10">
            <text:p>10</text:p>
          </table:table-cell>
          <table:table-cell table:style-name="ce298" table:formula="of:=ROUNDDOWN([.D21]*[.D$26]*[.D$31];0)" office:value-type="float" office:value="3">
            <text:p>3</text:p>
          </table:table-cell>
          <table:table-cell table:style-name="ce298" table:formula="of:=ROUNDDOWN([.E21]*[.E$26]*[.E$31];0)" office:value-type="float" office:value="0">
            <text:p>0</text:p>
          </table:table-cell>
          <table:table-cell table:style-name="ce298" table:formula="of:=ROUNDDOWN([.F21]*[.F$26]*[.F$31];0)" office:value-type="float" office:value="28">
            <text:p>28</text:p>
          </table:table-cell>
          <table:table-cell table:style-name="ce149"/>
          <table:table-cell table:style-name="ce298" office:value-type="float" office:value="18">
            <text:p>18</text:p>
          </table:table-cell>
          <table:table-cell table:style-name="ce298" table:formula="of:=ROUNDDOWN([.C21]*[.C$27]*[.C$31];0)" office:value-type="float" office:value="10">
            <text:p>10</text:p>
          </table:table-cell>
          <table:table-cell table:style-name="ce298" table:formula="of:=ROUNDDOWN([.D21]*[.D$27]*[.D$31];0)" office:value-type="float" office:value="3">
            <text:p>3</text:p>
          </table:table-cell>
          <table:table-cell table:style-name="ce298" table:formula="of:=ROUNDDOWN([.E21]*[.E$27]*[.E$31];0)" office:value-type="float" office:value="0">
            <text:p>0</text:p>
          </table:table-cell>
          <table:table-cell table:style-name="ce298" table:formula="of:=ROUNDDOWN([.F21]*[.F$27]*[.F$31];0)" office:value-type="float" office:value="23">
            <text:p>23</text:p>
          </table:table-cell>
          <table:table-cell table:style-name="ce149"/>
          <table:table-cell table:style-name="ce298" office:value-type="float" office:value="18">
            <text:p>18</text:p>
          </table:table-cell>
          <table:table-cell table:style-name="ce298" table:formula="of:=ROUNDDOWN([.C21]*[.C$28]*[.C$31];0)" office:value-type="float" office:value="10">
            <text:p>10</text:p>
          </table:table-cell>
          <table:table-cell table:style-name="ce298" table:formula="of:=ROUNDDOWN([.D21]*[.D$28]*[.D$31];0)" office:value-type="float" office:value="3">
            <text:p>3</text:p>
          </table:table-cell>
          <table:table-cell table:style-name="ce298" table:formula="of:=ROUNDDOWN([.E21]*[.E$28]*[.E$31];0)" office:value-type="float" office:value="0">
            <text:p>0</text:p>
          </table:table-cell>
          <table:table-cell table:style-name="ce298" table:formula="of:=ROUNDDOWN([.F21]*[.F$28]*[.F$31];0)" office:value-type="float" office:value="19">
            <text:p>19</text:p>
          </table:table-cell>
          <table:table-cell table:style-name="ce430"/>
          <table:table-cell table:style-name="ce111" table:formula="of:=[.Z20]+1" office:value-type="float" office:value="19">
            <text:p>19</text:p>
          </table:table-cell>
          <table:table-cell table:style-name="ce111" table:formula="of:=ROUNDUP(2*POWER([.Z21]/10;2);0)" office:value-type="float" office:value="8">
            <text:p>8</text:p>
          </table:table-cell>
          <table:table-cell table:style-name="ce111" table:formula="of:=ROUNDDOWN([.Z21]/100*30-10;0)" office:value-type="float" office:value="-4">
            <text:p>-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float" office:value="19">
            <text:p>19</text:p>
          </table:table-cell>
          <table:table-cell table:style-name="ce426" office:value-type="float" office:value="15">
            <text:p>15</text:p>
          </table:table-cell>
          <table:table-cell table:style-name="ce426"/>
          <table:table-cell table:style-name="ce426" office:value-type="float" office:value="9">
            <text:p>9</text:p>
          </table:table-cell>
          <table:table-cell table:style-name="ce426" office:value-type="float" office:value="15">
            <text:p>15</text:p>
          </table:table-cell>
          <table:table-cell table:style-name="ce149"/>
          <table:table-cell table:style-name="ce298" office:value-type="float" office:value="19">
            <text:p>19</text:p>
          </table:table-cell>
          <table:table-cell table:style-name="ce298" table:formula="of:=ROUNDDOWN([.C22]*[.C$26]*[.C$31];0)" office:value-type="float" office:value="15">
            <text:p>15</text:p>
          </table:table-cell>
          <table:table-cell table:style-name="ce298" table:formula="of:=ROUNDDOWN([.D22]*[.D$26]*[.D$31];0)" office:value-type="float" office:value="0">
            <text:p>0</text:p>
          </table:table-cell>
          <table:table-cell table:style-name="ce298" table:formula="of:=ROUNDDOWN([.E22]*[.E$26]*[.E$31];0)" office:value-type="float" office:value="9">
            <text:p>9</text:p>
          </table:table-cell>
          <table:table-cell table:style-name="ce298" table:formula="of:=ROUNDDOWN([.F22]*[.F$26]*[.F$31];0)" office:value-type="float" office:value="27">
            <text:p>27</text:p>
          </table:table-cell>
          <table:table-cell table:style-name="ce149"/>
          <table:table-cell table:style-name="ce298" office:value-type="float" office:value="19">
            <text:p>19</text:p>
          </table:table-cell>
          <table:table-cell table:style-name="ce298" table:formula="of:=ROUNDDOWN([.C22]*[.C$27]*[.C$31];0)" office:value-type="float" office:value="15">
            <text:p>15</text:p>
          </table:table-cell>
          <table:table-cell table:style-name="ce298" table:formula="of:=ROUNDDOWN([.D22]*[.D$27]*[.D$31];0)" office:value-type="float" office:value="0">
            <text:p>0</text:p>
          </table:table-cell>
          <table:table-cell table:style-name="ce298" table:formula="of:=ROUNDDOWN([.E22]*[.E$27]*[.E$31];0)" office:value-type="float" office:value="10">
            <text:p>10</text:p>
          </table:table-cell>
          <table:table-cell table:style-name="ce298" table:formula="of:=ROUNDDOWN([.F22]*[.F$27]*[.F$31];0)" office:value-type="float" office:value="21">
            <text:p>21</text:p>
          </table:table-cell>
          <table:table-cell table:style-name="ce149"/>
          <table:table-cell table:style-name="ce298" office:value-type="float" office:value="19">
            <text:p>19</text:p>
          </table:table-cell>
          <table:table-cell table:style-name="ce298" table:formula="of:=ROUNDDOWN([.C22]*[.C$28]*[.C$31];0)" office:value-type="float" office:value="15">
            <text:p>15</text:p>
          </table:table-cell>
          <table:table-cell table:style-name="ce298" table:formula="of:=ROUNDDOWN([.D22]*[.D$28]*[.D$31];0)" office:value-type="float" office:value="0">
            <text:p>0</text:p>
          </table:table-cell>
          <table:table-cell table:style-name="ce298" table:formula="of:=ROUNDDOWN([.E22]*[.E$28]*[.E$31];0)" office:value-type="float" office:value="13">
            <text:p>13</text:p>
          </table:table-cell>
          <table:table-cell table:style-name="ce298" table:formula="of:=ROUNDDOWN([.F22]*[.F$28]*[.F$31];0)" office:value-type="float" office:value="18">
            <text:p>18</text:p>
          </table:table-cell>
          <table:table-cell table:style-name="ce430"/>
          <table:table-cell table:style-name="ce112" table:formula="of:=[.Z21]+1" office:value-type="float" office:value="20">
            <text:p>20</text:p>
          </table:table-cell>
          <table:table-cell table:style-name="ce112" table:formula="of:=ROUNDUP(2*POWER([.Z22]/10;2);0)" office:value-type="float" office:value="8">
            <text:p>8</text:p>
          </table:table-cell>
          <table:table-cell table:style-name="ce112" table:formula="of:=ROUNDDOWN([.Z22]/100*30-10;0)" office:value-type="float" office:value="-4">
            <text:p>-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number-columns-repeated="2" table:style-name="ce426" office:value-type="float" office:value="20">
            <text:p>20</text:p>
          </table:table-cell>
          <table:table-cell table:style-name="ce426" office:value-type="float" office:value="4">
            <text:p>4</text:p>
          </table:table-cell>
          <table:table-cell table:style-name="ce426"/>
          <table:table-cell table:style-name="ce426" office:value-type="float" office:value="20">
            <text:p>20</text:p>
          </table:table-cell>
          <table:table-cell table:style-name="ce149"/>
          <table:table-cell table:style-name="ce429" office:value-type="float" office:value="20">
            <text:p>20</text:p>
          </table:table-cell>
          <table:table-cell table:style-name="ce429" table:formula="of:=ROUNDDOWN([.C23]*[.C$26]*[.C$31];0)" office:value-type="float" office:value="20">
            <text:p>20</text:p>
          </table:table-cell>
          <table:table-cell table:style-name="ce429" table:formula="of:=ROUNDDOWN([.D23]*[.D$26]*[.D$31];0)" office:value-type="float" office:value="4">
            <text:p>4</text:p>
          </table:table-cell>
          <table:table-cell table:style-name="ce429" table:formula="of:=ROUNDDOWN([.E23]*[.E$26]*[.E$31];0)" office:value-type="float" office:value="0">
            <text:p>0</text:p>
          </table:table-cell>
          <table:table-cell table:style-name="ce429" table:formula="of:=ROUNDDOWN([.F23]*[.F$26]*[.F$31];0)" office:value-type="float" office:value="36">
            <text:p>36</text:p>
          </table:table-cell>
          <table:table-cell table:style-name="ce149"/>
          <table:table-cell table:style-name="ce429" office:value-type="float" office:value="20">
            <text:p>20</text:p>
          </table:table-cell>
          <table:table-cell table:style-name="ce429" table:formula="of:=ROUNDDOWN([.C23]*[.C$27]*[.C$31];0)" office:value-type="float" office:value="20">
            <text:p>20</text:p>
          </table:table-cell>
          <table:table-cell table:style-name="ce429" table:formula="of:=ROUNDDOWN([.D23]*[.D$27]*[.D$31];0)" office:value-type="float" office:value="4">
            <text:p>4</text:p>
          </table:table-cell>
          <table:table-cell table:style-name="ce429" table:formula="of:=ROUNDDOWN([.E23]*[.E$27]*[.E$31];0)" office:value-type="float" office:value="0">
            <text:p>0</text:p>
          </table:table-cell>
          <table:table-cell table:style-name="ce429" table:formula="of:=ROUNDDOWN([.F23]*[.F$27]*[.F$31];0)" office:value-type="float" office:value="28">
            <text:p>28</text:p>
          </table:table-cell>
          <table:table-cell table:style-name="ce149"/>
          <table:table-cell table:style-name="ce429" office:value-type="float" office:value="20">
            <text:p>20</text:p>
          </table:table-cell>
          <table:table-cell table:style-name="ce429" table:formula="of:=ROUNDDOWN([.C23]*[.C$28]*[.C$31];0)" office:value-type="float" office:value="20">
            <text:p>20</text:p>
          </table:table-cell>
          <table:table-cell table:style-name="ce429" table:formula="of:=ROUNDDOWN([.D23]*[.D$28]*[.D$31];0)" office:value-type="float" office:value="4">
            <text:p>4</text:p>
          </table:table-cell>
          <table:table-cell table:style-name="ce429" table:formula="of:=ROUNDDOWN([.E23]*[.E$28]*[.E$31];0)" office:value-type="float" office:value="0">
            <text:p>0</text:p>
          </table:table-cell>
          <table:table-cell table:style-name="ce429" table:formula="of:=ROUNDDOWN([.F23]*[.F$28]*[.F$31];0)" office:value-type="float" office:value="24">
            <text:p>24</text:p>
          </table:table-cell>
          <table:table-cell table:style-name="ce430"/>
          <table:table-cell table:style-name="ce111" table:formula="of:=[.Z22]+1" office:value-type="float" office:value="21">
            <text:p>21</text:p>
          </table:table-cell>
          <table:table-cell table:style-name="ce111" table:formula="of:=ROUNDUP(2*POWER([.Z23]/10;2);0)" office:value-type="float" office:value="9">
            <text:p>9</text:p>
          </table:table-cell>
          <table:table-cell table:style-name="ce111" table:formula="of:=ROUNDDOWN([.Z23]/100*30-10;0)" office:value-type="float" office:value="-3">
            <text:p>-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2"/>
          <table:table-cell table:style-name="ce150" table:number-columns-repeated="4"/>
          <table:table-cell table:style-name="ce149" table:number-columns-repeated="18"/>
          <table:table-cell table:style-name="ce430"/>
          <table:table-cell table:style-name="ce111" table:formula="of:=[.Z23]+1" office:value-type="float" office:value="22">
            <text:p>22</text:p>
          </table:table-cell>
          <table:table-cell table:style-name="ce111" table:formula="of:=ROUNDUP(2*POWER([.Z24]/10;2);0)" office:value-type="float" office:value="10">
            <text:p>10</text:p>
          </table:table-cell>
          <table:table-cell table:style-name="ce111" table:formula="of:=ROUNDDOWN([.Z24]/100*30-10;0)" office:value-type="float" office:value="-3">
            <text:p>-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5" office:value-type="string">
            <text:p>CC</text:p>
          </table:table-cell>
          <table:table-cell table:style-name="ce425" office:value-type="string">
            <text:p>Mal</text:p>
          </table:table-cell>
          <table:table-cell table:style-name="ce425" office:value-type="string">
            <text:p>Bls</text:p>
          </table:table-cell>
          <table:table-cell table:style-name="ce425" office:value-type="string">
            <text:p>Rd</text:p>
          </table:table-cell>
          <table:table-cell table:style-name="ce425" office:value-type="string">
            <text:p>PdC</text:p>
          </table:table-cell>
          <table:table-cell table:style-name="ce149"/>
          <table:table-cell table:style-name="ce298" office:value-type="string" table:number-columns-spanned="5" table:number-rows-spanned="1">
            <text:p>Tete - K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Tete - T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Tete - P</text:p>
          </table:table-cell>
          <table:covered-table-cell table:number-columns-repeated="4" table:style-name="ce298"/>
          <table:table-cell table:style-name="ce430"/>
          <table:table-cell table:style-name="ce111" table:formula="of:=[.Z24]+1" office:value-type="float" office:value="23">
            <text:p>23</text:p>
          </table:table-cell>
          <table:table-cell table:style-name="ce111" table:formula="of:=ROUNDUP(2*POWER([.Z25]/10;2);0)" office:value-type="float" office:value="11">
            <text:p>11</text:p>
          </table:table-cell>
          <table:table-cell table:style-name="ce111" table:formula="of:=ROUNDDOWN([.Z25]/100*30-10;0)" office:value-type="float" office:value="-3">
            <text:p>-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6" office:value-type="string">
            <text:p>K</text:p>
          </table:table-cell>
          <table:table-cell table:number-columns-repeated="3" table:style-name="ce426" office:value-type="float" office:value="1">
            <text:p>1</text:p>
          </table:table-cell>
          <table:table-cell table:style-name="ce426" office:value-type="float" office:value="1.5">
            <text:p>1,5</text:p>
          </table:table-cell>
          <table:table-cell table:style-name="ce149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430"/>
          <table:table-cell table:style-name="ce111" table:formula="of:=[.Z25]+1" office:value-type="float" office:value="24">
            <text:p>24</text:p>
          </table:table-cell>
          <table:table-cell table:style-name="ce111" table:formula="of:=ROUNDUP(2*POWER([.Z26]/10;2);0)" office:value-type="float" office:value="12">
            <text:p>12</text:p>
          </table:table-cell>
          <table:table-cell table:style-name="ce111" table:formula="of:=ROUNDDOWN([.Z26]/100*30-10;0)" office:value-type="float" office:value="-2">
            <text:p>-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string">
            <text:p>T</text:p>
          </table:table-cell>
          <table:table-cell table:number-columns-repeated="2" table:style-name="ce426" office:value-type="float" office:value="1">
            <text:p>1</text:p>
          </table:table-cell>
          <table:table-cell table:number-columns-repeated="2" table:style-name="ce426" office:value-type="float" office:value="1.2">
            <text:p>1,2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6]*[.C$32];0)" office:value-type="float" office:value="0">
            <text:p>0</text:p>
          </table:table-cell>
          <table:table-cell table:style-name="ce298" table:formula="of:=ROUNDDOWN([.D4]*[.D$26]*[.D$32];0)" office:value-type="float" office:value="0">
            <text:p>0</text:p>
          </table:table-cell>
          <table:table-cell table:style-name="ce298" table:formula="of:=ROUNDDOWN([.E4]*[.E$26]*[.E$32];0)" office:value-type="float" office:value="0">
            <text:p>0</text:p>
          </table:table-cell>
          <table:table-cell table:style-name="ce298" table:formula="of:=ROUNDDOWN([.F4]*[.F$26]*[.F$32];0)" office:value-type="float" office:value="2">
            <text:p>2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7]*[.C$32];0)" office:value-type="float" office:value="0">
            <text:p>0</text:p>
          </table:table-cell>
          <table:table-cell table:style-name="ce298" table:formula="of:=ROUNDDOWN([.D4]*[.D$27]*[.D$32];0)" office:value-type="float" office:value="0">
            <text:p>0</text:p>
          </table:table-cell>
          <table:table-cell table:style-name="ce298" table:formula="of:=ROUNDDOWN([.E4]*[.E$27]*[.E$32];0)" office:value-type="float" office:value="0">
            <text:p>0</text:p>
          </table:table-cell>
          <table:table-cell table:style-name="ce298" table:formula="of:=ROUNDDOWN([.F4]*[.F$27]*[.F$32];0)" office:value-type="float" office:value="1">
            <text:p>1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8]*[.C$32];0)" office:value-type="float" office:value="0">
            <text:p>0</text:p>
          </table:table-cell>
          <table:table-cell table:style-name="ce298" table:formula="of:=ROUNDDOWN([.D4]*[.D$28]*[.D$32];0)" office:value-type="float" office:value="0">
            <text:p>0</text:p>
          </table:table-cell>
          <table:table-cell table:style-name="ce298" table:formula="of:=ROUNDDOWN([.E4]*[.E$28]*[.E$32];0)" office:value-type="float" office:value="0">
            <text:p>0</text:p>
          </table:table-cell>
          <table:table-cell table:style-name="ce298" table:formula="of:=ROUNDDOWN([.F4]*[.F$28]*[.F$32];0)" office:value-type="float" office:value="1">
            <text:p>1</text:p>
          </table:table-cell>
          <table:table-cell table:style-name="ce430"/>
          <table:table-cell table:style-name="ce111" table:formula="of:=[.Z26]+1" office:value-type="float" office:value="25">
            <text:p>25</text:p>
          </table:table-cell>
          <table:table-cell table:style-name="ce111" table:formula="of:=ROUNDUP(2*POWER([.Z27]/10;2);0)" office:value-type="float" office:value="13">
            <text:p>13</text:p>
          </table:table-cell>
          <table:table-cell table:style-name="ce111" table:formula="of:=ROUNDDOWN([.Z27]/100*30-10;0)" office:value-type="float" office:value="-2">
            <text:p>-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6" office:value-type="string">
            <text:p>P</text:p>
          </table:table-cell>
          <table:table-cell table:number-columns-repeated="2" table:style-name="ce426" office:value-type="float" office:value="1">
            <text:p>1</text:p>
          </table:table-cell>
          <table:table-cell table:style-name="ce426" office:value-type="float" office:value="1.5">
            <text:p>1,5</text:p>
          </table:table-cell>
          <table:table-cell table:style-name="ce426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6]*[.C$32];0)" office:value-type="float" office:value="1">
            <text:p>1</text:p>
          </table:table-cell>
          <table:table-cell table:style-name="ce298" table:formula="of:=ROUNDDOWN([.D5]*[.D$26]*[.D$32];0)" office:value-type="float" office:value="0">
            <text:p>0</text:p>
          </table:table-cell>
          <table:table-cell table:style-name="ce298" table:formula="of:=ROUNDDOWN([.E5]*[.E$26]*[.E$32];0)" office:value-type="float" office:value="1">
            <text:p>1</text:p>
          </table:table-cell>
          <table:table-cell table:style-name="ce298" table:formula="of:=ROUNDDOWN([.F5]*[.F$26]*[.F$32];0)" office:value-type="float" office:value="2">
            <text:p>2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7]*[.C$32];0)" office:value-type="float" office:value="1">
            <text:p>1</text:p>
          </table:table-cell>
          <table:table-cell table:style-name="ce298" table:formula="of:=ROUNDDOWN([.D5]*[.D$27]*[.D$32];0)" office:value-type="float" office:value="0">
            <text:p>0</text:p>
          </table:table-cell>
          <table:table-cell table:style-name="ce298" table:formula="of:=ROUNDDOWN([.E5]*[.E$27]*[.E$32];0)" office:value-type="float" office:value="1">
            <text:p>1</text:p>
          </table:table-cell>
          <table:table-cell table:style-name="ce298" table:formula="of:=ROUNDDOWN([.F5]*[.F$27]*[.F$32];0)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8]*[.C$32];0)" office:value-type="float" office:value="1">
            <text:p>1</text:p>
          </table:table-cell>
          <table:table-cell table:style-name="ce298" table:formula="of:=ROUNDDOWN([.D5]*[.D$28]*[.D$32];0)" office:value-type="float" office:value="0">
            <text:p>0</text:p>
          </table:table-cell>
          <table:table-cell table:style-name="ce298" table:formula="of:=ROUNDDOWN([.E5]*[.E$28]*[.E$32];0)" office:value-type="float" office:value="1">
            <text:p>1</text:p>
          </table:table-cell>
          <table:table-cell table:style-name="ce298" table:formula="of:=ROUNDDOWN([.F5]*[.F$28]*[.F$32];0)" office:value-type="float" office:value="1">
            <text:p>1</text:p>
          </table:table-cell>
          <table:table-cell table:style-name="ce430"/>
          <table:table-cell table:style-name="ce111" table:formula="of:=[.Z27]+1" office:value-type="float" office:value="26">
            <text:p>26</text:p>
          </table:table-cell>
          <table:table-cell table:style-name="ce111" table:formula="of:=ROUNDUP(2*POWER([.Z28]/10;2);0)" office:value-type="float" office:value="14">
            <text:p>14</text:p>
          </table:table-cell>
          <table:table-cell table:style-name="ce111" table:formula="of:=ROUNDDOWN([.Z28]/100*30-10;0)" office:value-type="float" office:value="-2">
            <text:p>-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3">
            <text:p>3</text:p>
          </table:table-cell>
          <table:table-cell table:style-name="ce298" table:formula="of:=ROUNDDOWN([.C6]*[.C$26]*[.C$32];0)" office:value-type="float" office:value="0">
            <text:p>0</text:p>
          </table:table-cell>
          <table:table-cell table:style-name="ce298" table:formula="of:=ROUNDDOWN([.D6]*[.D$26]*[.D$32];0)" office:value-type="float" office:value="0">
            <text:p>0</text:p>
          </table:table-cell>
          <table:table-cell table:style-name="ce298" table:formula="of:=ROUNDDOWN([.E6]*[.E$26]*[.E$32];0)" office:value-type="float" office:value="0">
            <text:p>0</text:p>
          </table:table-cell>
          <table:table-cell table:style-name="ce298" table:formula="of:=ROUNDDOWN([.F6]*[.F$26]*[.F$32];0)" office:value-type="float" office:value="4">
            <text:p>4</text:p>
          </table:table-cell>
          <table:table-cell table:style-name="ce149"/>
          <table:table-cell table:style-name="ce298" office:value-type="float" office:value="3">
            <text:p>3</text:p>
          </table:table-cell>
          <table:table-cell table:style-name="ce298" table:formula="of:=ROUNDDOWN([.C6]*[.C$27]*[.C$32];0)" office:value-type="float" office:value="0">
            <text:p>0</text:p>
          </table:table-cell>
          <table:table-cell table:style-name="ce298" table:formula="of:=ROUNDDOWN([.D6]*[.D$27]*[.D$32];0)" office:value-type="float" office:value="0">
            <text:p>0</text:p>
          </table:table-cell>
          <table:table-cell table:style-name="ce298" table:formula="of:=ROUNDDOWN([.E6]*[.E$27]*[.E$32];0)" office:value-type="float" office:value="0">
            <text:p>0</text:p>
          </table:table-cell>
          <table:table-cell table:style-name="ce298" table:formula="of:=ROUNDDOWN([.F6]*[.F$27]*[.F$32];0)" office:value-type="float" office:value="3">
            <text:p>3</text:p>
          </table:table-cell>
          <table:table-cell table:style-name="ce149"/>
          <table:table-cell table:style-name="ce298" office:value-type="float" office:value="3">
            <text:p>3</text:p>
          </table:table-cell>
          <table:table-cell table:style-name="ce298" table:formula="of:=ROUNDDOWN([.C6]*[.C$28]*[.C$32];0)" office:value-type="float" office:value="0">
            <text:p>0</text:p>
          </table:table-cell>
          <table:table-cell table:style-name="ce298" table:formula="of:=ROUNDDOWN([.D6]*[.D$28]*[.D$32];0)" office:value-type="float" office:value="0">
            <text:p>0</text:p>
          </table:table-cell>
          <table:table-cell table:style-name="ce298" table:formula="of:=ROUNDDOWN([.E6]*[.E$28]*[.E$32];0)" office:value-type="float" office:value="0">
            <text:p>0</text:p>
          </table:table-cell>
          <table:table-cell table:style-name="ce298" table:formula="of:=ROUNDDOWN([.F6]*[.F$28]*[.F$32];0)" office:value-type="float" office:value="3">
            <text:p>3</text:p>
          </table:table-cell>
          <table:table-cell table:style-name="ce430"/>
          <table:table-cell table:style-name="ce111" table:formula="of:=[.Z28]+1" office:value-type="float" office:value="27">
            <text:p>27</text:p>
          </table:table-cell>
          <table:table-cell table:style-name="ce111" table:formula="of:=ROUNDUP(2*POWER([.Z29]/10;2);0)" office:value-type="float" office:value="15">
            <text:p>15</text:p>
          </table:table-cell>
          <table:table-cell table:style-name="ce111" table:formula="of:=ROUNDDOWN([.Z29]/100*30-10;0)" office:value-type="float" office:value="-1">
            <text:p>-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5" office:value-type="string">
            <text:p>CC</text:p>
          </table:table-cell>
          <table:table-cell table:style-name="ce425" office:value-type="string">
            <text:p>Mal</text:p>
          </table:table-cell>
          <table:table-cell table:style-name="ce425" office:value-type="string">
            <text:p>Bls</text:p>
          </table:table-cell>
          <table:table-cell table:style-name="ce425" office:value-type="string">
            <text:p>RD</text:p>
          </table:table-cell>
          <table:table-cell table:style-name="ce425" office:value-type="string">
            <text:p>PdC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6]*[.C$32];0)" office:value-type="float" office:value="1">
            <text:p>1</text:p>
          </table:table-cell>
          <table:table-cell table:style-name="ce298" table:formula="of:=ROUNDDOWN([.D7]*[.D$26]*[.D$32];0)" office:value-type="float" office:value="0">
            <text:p>0</text:p>
          </table:table-cell>
          <table:table-cell table:style-name="ce298" table:formula="of:=ROUNDDOWN([.E7]*[.E$26]*[.E$32];0)" office:value-type="float" office:value="2">
            <text:p>2</text:p>
          </table:table-cell>
          <table:table-cell table:style-name="ce298" table:formula="of:=ROUNDDOWN([.F7]*[.F$26]*[.F$32];0)" office:value-type="float" office:value="4">
            <text:p>4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7]*[.C$32];0)" office:value-type="float" office:value="1">
            <text:p>1</text:p>
          </table:table-cell>
          <table:table-cell table:style-name="ce298" table:formula="of:=ROUNDDOWN([.D7]*[.D$27]*[.D$32];0)" office:value-type="float" office:value="0">
            <text:p>0</text:p>
          </table:table-cell>
          <table:table-cell table:style-name="ce298" table:formula="of:=ROUNDDOWN([.E7]*[.E$27]*[.E$32];0)" office:value-type="float" office:value="2">
            <text:p>2</text:p>
          </table:table-cell>
          <table:table-cell table:style-name="ce298" table:formula="of:=ROUNDDOWN([.F7]*[.F$27]*[.F$32];0)" office:value-type="float" office:value="3">
            <text:p>3</text:p>
          </table:table-cell>
          <table:table-cell table:style-name="ce149"/>
          <table:table-cell table:style-name="ce298" office:value-type="float" office:value="4">
            <text:p>4</text:p>
          </table:table-cell>
          <table:table-cell table:style-name="ce298" table:formula="of:=ROUNDDOWN([.C7]*[.C$28]*[.C$32];0)" office:value-type="float" office:value="1">
            <text:p>1</text:p>
          </table:table-cell>
          <table:table-cell table:style-name="ce298" table:formula="of:=ROUNDDOWN([.D7]*[.D$28]*[.D$32];0)" office:value-type="float" office:value="0">
            <text:p>0</text:p>
          </table:table-cell>
          <table:table-cell table:style-name="ce298" table:formula="of:=ROUNDDOWN([.E7]*[.E$28]*[.E$32];0)" office:value-type="float" office:value="3">
            <text:p>3</text:p>
          </table:table-cell>
          <table:table-cell table:style-name="ce298" table:formula="of:=ROUNDDOWN([.F7]*[.F$28]*[.F$32];0)" office:value-type="float" office:value="3">
            <text:p>3</text:p>
          </table:table-cell>
          <table:table-cell table:style-name="ce430"/>
          <table:table-cell table:style-name="ce111" table:formula="of:=[.Z29]+1" office:value-type="float" office:value="28">
            <text:p>28</text:p>
          </table:table-cell>
          <table:table-cell table:style-name="ce111" table:formula="of:=ROUNDUP(2*POWER([.Z30]/10;2);0)" office:value-type="float" office:value="16">
            <text:p>16</text:p>
          </table:table-cell>
          <table:table-cell table:style-name="ce111" table:formula="of:=ROUNDDOWN([.Z30]/100*30-10;0)" office:value-type="float" office:value="-1">
            <text:p>-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6" office:value-type="string">
            <text:p>Mbr</text:p>
          </table:table-cell>
          <table:table-cell table:number-columns-repeated="3" table:style-name="ce426" office:value-type="float" office:value="1">
            <text:p>1</text:p>
          </table:table-cell>
          <table:table-cell table:style-name="ce426" office:value-type="float" office:value="1.2">
            <text:p>1,2</text:p>
          </table:table-cell>
          <table:table-cell table:style-name="ce149"/>
          <table:table-cell table:style-name="ce429" office:value-type="float" office:value="5">
            <text:p>5</text:p>
          </table:table-cell>
          <table:table-cell table:style-name="ce429" table:formula="of:=ROUNDDOWN([.C8]*[.C$26]*[.C$32];0)" office:value-type="float" office:value="7">
            <text:p>7</text:p>
          </table:table-cell>
          <table:table-cell table:style-name="ce429" table:formula="of:=ROUNDDOWN([.D8]*[.D$26]*[.D$32];0)" office:value-type="float" office:value="1">
            <text:p>1</text:p>
          </table:table-cell>
          <table:table-cell table:style-name="ce429" table:formula="of:=ROUNDDOWN([.E8]*[.E$26]*[.E$32];0)" office:value-type="float" office:value="0">
            <text:p>0</text:p>
          </table:table-cell>
          <table:table-cell table:style-name="ce429" table:formula="of:=ROUNDDOWN([.F8]*[.F$26]*[.F$32];0)" office:value-type="float" office:value="11">
            <text:p>11</text:p>
          </table:table-cell>
          <table:table-cell table:style-name="ce156"/>
          <table:table-cell table:style-name="ce429" office:value-type="float" office:value="5">
            <text:p>5</text:p>
          </table:table-cell>
          <table:table-cell table:style-name="ce429" table:formula="of:=ROUNDDOWN([.C8]*[.C$27]*[.C$32];0)" office:value-type="float" office:value="7">
            <text:p>7</text:p>
          </table:table-cell>
          <table:table-cell table:style-name="ce429" table:formula="of:=ROUNDDOWN([.D8]*[.D$27]*[.D$32];0)" office:value-type="float" office:value="1">
            <text:p>1</text:p>
          </table:table-cell>
          <table:table-cell table:style-name="ce429" table:formula="of:=ROUNDDOWN([.E8]*[.E$27]*[.E$32];0)" office:value-type="float" office:value="0">
            <text:p>0</text:p>
          </table:table-cell>
          <table:table-cell table:style-name="ce429" table:formula="of:=ROUNDDOWN([.F8]*[.F$27]*[.F$32];0)" office:value-type="float" office:value="9">
            <text:p>9</text:p>
          </table:table-cell>
          <table:table-cell table:style-name="ce156"/>
          <table:table-cell table:style-name="ce429" office:value-type="float" office:value="5">
            <text:p>5</text:p>
          </table:table-cell>
          <table:table-cell table:style-name="ce429" table:formula="of:=ROUNDDOWN([.C8]*[.C$28]*[.C$32];0)" office:value-type="float" office:value="7">
            <text:p>7</text:p>
          </table:table-cell>
          <table:table-cell table:style-name="ce429" table:formula="of:=ROUNDDOWN([.D8]*[.D$28]*[.D$32];0)" office:value-type="float" office:value="1">
            <text:p>1</text:p>
          </table:table-cell>
          <table:table-cell table:style-name="ce429" table:formula="of:=ROUNDDOWN([.E8]*[.E$28]*[.E$32];0)" office:value-type="float" office:value="0">
            <text:p>0</text:p>
          </table:table-cell>
          <table:table-cell table:style-name="ce429" table:formula="of:=ROUNDDOWN([.F8]*[.F$28]*[.F$32];0)" office:value-type="float" office:value="7">
            <text:p>7</text:p>
          </table:table-cell>
          <table:table-cell table:style-name="ce430"/>
          <table:table-cell table:style-name="ce111" table:formula="of:=[.Z30]+1" office:value-type="float" office:value="29">
            <text:p>29</text:p>
          </table:table-cell>
          <table:table-cell table:style-name="ce111" table:formula="of:=ROUNDUP(2*POWER([.Z31]/10;2);0)" office:value-type="float" office:value="17">
            <text:p>17</text:p>
          </table:table-cell>
          <table:table-cell table:style-name="ce111" table:formula="of:=ROUNDDOWN([.Z31]/100*30-10;0)" office:value-type="float" office:value="-1">
            <text:p>-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6" office:value-type="string">
            <text:p>Tete</text:p>
          </table:table-cell>
          <table:table-cell table:style-name="ce426" office:value-type="float" office:value="1.5">
            <text:p>1,5</text:p>
          </table:table-cell>
          <table:table-cell table:style-name="ce426" office:value-type="float" office:value="1">
            <text:p>1</text:p>
          </table:table-cell>
          <table:table-cell table:style-name="ce426" office:value-type="float" office:value="1.2">
            <text:p>1,2</text:p>
          </table:table-cell>
          <table:table-cell table:style-name="ce426" office:value-type="float" office:value="1.5">
            <text:p>1,5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6]*[.C$32];0)" office:value-type="float" office:value="1">
            <text:p>1</text:p>
          </table:table-cell>
          <table:table-cell table:style-name="ce298" table:formula="of:=ROUNDDOWN([.D9]*[.D$26]*[.D$32];0)" office:value-type="float" office:value="0">
            <text:p>0</text:p>
          </table:table-cell>
          <table:table-cell table:style-name="ce298" table:formula="of:=ROUNDDOWN([.E9]*[.E$26]*[.E$32];0)" office:value-type="float" office:value="2">
            <text:p>2</text:p>
          </table:table-cell>
          <table:table-cell table:style-name="ce298" table:formula="of:=ROUNDDOWN([.F9]*[.F$26]*[.F$32];0)" office:value-type="float" office:value="9">
            <text:p>9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7]*[.C$32];0)" office:value-type="float" office:value="1">
            <text:p>1</text:p>
          </table:table-cell>
          <table:table-cell table:style-name="ce298" table:formula="of:=ROUNDDOWN([.D9]*[.D$27]*[.D$32];0)" office:value-type="float" office:value="0">
            <text:p>0</text:p>
          </table:table-cell>
          <table:table-cell table:style-name="ce298" table:formula="of:=ROUNDDOWN([.E9]*[.E$27]*[.E$32];0)" office:value-type="float" office:value="2">
            <text:p>2</text:p>
          </table:table-cell>
          <table:table-cell table:style-name="ce298" table:formula="of:=ROUNDDOWN([.F9]*[.F$27]*[.F$32];0)" office:value-type="float" office:value="7">
            <text:p>7</text:p>
          </table:table-cell>
          <table:table-cell table:style-name="ce149"/>
          <table:table-cell table:style-name="ce298" office:value-type="float" office:value="6">
            <text:p>6</text:p>
          </table:table-cell>
          <table:table-cell table:style-name="ce298" table:formula="of:=ROUNDDOWN([.C9]*[.C$28]*[.C$32];0)" office:value-type="float" office:value="1">
            <text:p>1</text:p>
          </table:table-cell>
          <table:table-cell table:style-name="ce298" table:formula="of:=ROUNDDOWN([.D9]*[.D$28]*[.D$32];0)" office:value-type="float" office:value="0">
            <text:p>0</text:p>
          </table:table-cell>
          <table:table-cell table:style-name="ce298" table:formula="of:=ROUNDDOWN([.E9]*[.E$28]*[.E$32];0)" office:value-type="float" office:value="3">
            <text:p>3</text:p>
          </table:table-cell>
          <table:table-cell table:style-name="ce298" table:formula="of:=ROUNDDOWN([.F9]*[.F$28]*[.F$32];0)" office:value-type="float" office:value="6">
            <text:p>6</text:p>
          </table:table-cell>
          <table:table-cell table:style-name="ce430"/>
          <table:table-cell table:style-name="ce112" table:formula="of:=[.Z31]+1" office:value-type="float" office:value="30">
            <text:p>30</text:p>
          </table:table-cell>
          <table:table-cell table:style-name="ce112" table:formula="of:=ROUNDUP(2*POWER([.Z32]/10;2);0)" office:value-type="float" office:value="18">
            <text:p>18</text:p>
          </table:table-cell>
          <table:table-cell table:style-name="ce112" table:formula="of:=ROUNDDOWN([.Z32]/100*30-10;0)" office:value-type="float" office:value="-1">
            <text:p>-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/>
          <table:table-cell table:style-name="ce426" office:value-type="string">
            <text:p>Crp</text:p>
          </table:table-cell>
          <table:table-cell table:style-name="ce426" office:value-type="float" office:value="1.2">
            <text:p>1,2</text:p>
          </table:table-cell>
          <table:table-cell table:style-name="ce426" office:value-type="float" office:value="1">
            <text:p>1</text:p>
          </table:table-cell>
          <table:table-cell table:style-name="ce426" office:value-type="float" office:value="1.2">
            <text:p>1,2</text:p>
          </table:table-cell>
          <table:table-cell table:style-name="ce426" office:value-type="float" office:value="1">
            <text:p>1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6]*[.C$32];0)" office:value-type="float" office:value="7">
            <text:p>7</text:p>
          </table:table-cell>
          <table:table-cell table:style-name="ce298" table:formula="of:=ROUNDDOWN([.D10]*[.D$26]*[.D$32];0)" office:value-type="float" office:value="0">
            <text:p>0</text:p>
          </table:table-cell>
          <table:table-cell table:style-name="ce298" table:formula="of:=ROUNDDOWN([.E10]*[.E$26]*[.E$32];0)" office:value-type="float" office:value="3">
            <text:p>3</text:p>
          </table:table-cell>
          <table:table-cell table:style-name="ce298" table:formula="of:=ROUNDDOWN([.F10]*[.F$26]*[.F$32];0)" office:value-type="float" office:value="6">
            <text:p>6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7]*[.C$32];0)" office:value-type="float" office:value="7">
            <text:p>7</text:p>
          </table:table-cell>
          <table:table-cell table:style-name="ce298" table:formula="of:=ROUNDDOWN([.D10]*[.D$27]*[.D$32];0)" office:value-type="float" office:value="0">
            <text:p>0</text:p>
          </table:table-cell>
          <table:table-cell table:style-name="ce298" table:formula="of:=ROUNDDOWN([.E10]*[.E$27]*[.E$32];0)" office:value-type="float" office:value="4">
            <text:p>4</text:p>
          </table:table-cell>
          <table:table-cell table:style-name="ce298" table:formula="of:=ROUNDDOWN([.F10]*[.F$27]*[.F$32];0)" office:value-type="float" office:value="5">
            <text:p>5</text:p>
          </table:table-cell>
          <table:table-cell table:style-name="ce149"/>
          <table:table-cell table:style-name="ce298" office:value-type="float" office:value="7">
            <text:p>7</text:p>
          </table:table-cell>
          <table:table-cell table:style-name="ce298" table:formula="of:=ROUNDDOWN([.C10]*[.C$28]*[.C$32];0)" office:value-type="float" office:value="7">
            <text:p>7</text:p>
          </table:table-cell>
          <table:table-cell table:style-name="ce298" table:formula="of:=ROUNDDOWN([.D10]*[.D$28]*[.D$32];0)" office:value-type="float" office:value="0">
            <text:p>0</text:p>
          </table:table-cell>
          <table:table-cell table:style-name="ce298" table:formula="of:=ROUNDDOWN([.E10]*[.E$28]*[.E$32];0)" office:value-type="float" office:value="5">
            <text:p>5</text:p>
          </table:table-cell>
          <table:table-cell table:style-name="ce298" table:formula="of:=ROUNDDOWN([.F10]*[.F$28]*[.F$32];0)" office:value-type="float" office:value="4">
            <text:p>4</text:p>
          </table:table-cell>
          <table:table-cell table:style-name="ce430"/>
          <table:table-cell table:style-name="ce111" table:formula="of:=[.Z32]+1" office:value-type="float" office:value="31">
            <text:p>31</text:p>
          </table:table-cell>
          <table:table-cell table:style-name="ce111" table:formula="of:=ROUNDUP(2*POWER([.Z33]/10;2);0)" office:value-type="float" office:value="20">
            <text:p>20</text:p>
          </table:table-cell>
          <table:table-cell table:style-name="ce111" table:formula="of:=ROUNDDOWN([.Z33]/100*30-10;0)" office:value-type="float" office:value="-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/>
          <table:table-cell table:style-name="ce427" table:number-columns-repeated="5"/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6]*[.C$32];0)" office:value-type="float" office:value="1">
            <text:p>1</text:p>
          </table:table-cell>
          <table:table-cell table:style-name="ce298" table:formula="of:=ROUNDDOWN([.D11]*[.D$26]*[.D$32];0)" office:value-type="float" office:value="1">
            <text:p>1</text:p>
          </table:table-cell>
          <table:table-cell table:style-name="ce298" table:formula="of:=ROUNDDOWN([.E11]*[.E$26]*[.E$32];0)" office:value-type="float" office:value="0">
            <text:p>0</text:p>
          </table:table-cell>
          <table:table-cell table:style-name="ce298" table:formula="of:=ROUNDDOWN([.F11]*[.F$26]*[.F$32];0)" office:value-type="float" office:value="11">
            <text:p>11</text:p>
          </table:table-cell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7]*[.C$32];0)" office:value-type="float" office:value="1">
            <text:p>1</text:p>
          </table:table-cell>
          <table:table-cell table:style-name="ce298" table:formula="of:=ROUNDDOWN([.D11]*[.D$27]*[.D$32];0)" office:value-type="float" office:value="1">
            <text:p>1</text:p>
          </table:table-cell>
          <table:table-cell table:style-name="ce298" table:formula="of:=ROUNDDOWN([.E11]*[.E$27]*[.E$32];0)" office:value-type="float" office:value="0">
            <text:p>0</text:p>
          </table:table-cell>
          <table:table-cell table:style-name="ce298" table:formula="of:=ROUNDDOWN([.F11]*[.F$27]*[.F$32];0)" office:value-type="float" office:value="9">
            <text:p>9</text:p>
          </table:table-cell>
          <table:table-cell table:style-name="ce149"/>
          <table:table-cell table:style-name="ce298" office:value-type="float" office:value="8">
            <text:p>8</text:p>
          </table:table-cell>
          <table:table-cell table:style-name="ce298" table:formula="of:=ROUNDDOWN([.C11]*[.C$28]*[.C$32];0)" office:value-type="float" office:value="1">
            <text:p>1</text:p>
          </table:table-cell>
          <table:table-cell table:style-name="ce298" table:formula="of:=ROUNDDOWN([.D11]*[.D$28]*[.D$32];0)" office:value-type="float" office:value="1">
            <text:p>1</text:p>
          </table:table-cell>
          <table:table-cell table:style-name="ce298" table:formula="of:=ROUNDDOWN([.E11]*[.E$28]*[.E$32];0)" office:value-type="float" office:value="0">
            <text:p>0</text:p>
          </table:table-cell>
          <table:table-cell table:style-name="ce298" table:formula="of:=ROUNDDOWN([.F11]*[.F$28]*[.F$32];0)" office:value-type="float" office:value="7">
            <text:p>7</text:p>
          </table:table-cell>
          <table:table-cell table:style-name="ce430"/>
          <table:table-cell table:style-name="ce111" table:formula="of:=[.Z33]+1" office:value-type="float" office:value="32">
            <text:p>32</text:p>
          </table:table-cell>
          <table:table-cell table:style-name="ce111" table:formula="of:=ROUNDUP(2*POWER([.Z34]/10;2);0)" office:value-type="float" office:value="21">
            <text:p>21</text:p>
          </table:table-cell>
          <table:table-cell table:style-name="ce111" table:formula="of:=ROUNDDOWN([.Z34]/100*30-10;0)" office:value-type="float" office:value="-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9">
            <text:p>9</text:p>
          </table:table-cell>
          <table:table-cell table:style-name="ce298" table:formula="of:=ROUNDDOWN([.C12]*[.C$26]*[.C$32];0)" office:value-type="float" office:value="7">
            <text:p>7</text:p>
          </table:table-cell>
          <table:table-cell table:style-name="ce298" table:formula="of:=ROUNDDOWN([.D12]*[.D$26]*[.D$32];0)" office:value-type="float" office:value="0">
            <text:p>0</text:p>
          </table:table-cell>
          <table:table-cell table:style-name="ce298" table:formula="of:=ROUNDDOWN([.E12]*[.E$26]*[.E$32];0)" office:value-type="float" office:value="4">
            <text:p>4</text:p>
          </table:table-cell>
          <table:table-cell table:style-name="ce298" table:formula="of:=ROUNDDOWN([.F12]*[.F$26]*[.F$32];0)" office:value-type="float" office:value="11">
            <text:p>11</text:p>
          </table:table-cell>
          <table:table-cell table:style-name="ce149"/>
          <table:table-cell table:style-name="ce298" office:value-type="float" office:value="9">
            <text:p>9</text:p>
          </table:table-cell>
          <table:table-cell table:style-name="ce298" table:formula="of:=ROUNDDOWN([.C12]*[.C$27]*[.C$32];0)" office:value-type="float" office:value="7">
            <text:p>7</text:p>
          </table:table-cell>
          <table:table-cell table:style-name="ce298" table:formula="of:=ROUNDDOWN([.D12]*[.D$27]*[.D$32];0)" office:value-type="float" office:value="0">
            <text:p>0</text:p>
          </table:table-cell>
          <table:table-cell table:style-name="ce298" table:formula="of:=ROUNDDOWN([.E12]*[.E$27]*[.E$32];0)" office:value-type="float" office:value="5">
            <text:p>5</text:p>
          </table:table-cell>
          <table:table-cell table:style-name="ce298" table:formula="of:=ROUNDDOWN([.F12]*[.F$27]*[.F$32];0)" office:value-type="float" office:value="9">
            <text:p>9</text:p>
          </table:table-cell>
          <table:table-cell table:style-name="ce156"/>
          <table:table-cell table:style-name="ce298" office:value-type="float" office:value="9">
            <text:p>9</text:p>
          </table:table-cell>
          <table:table-cell table:style-name="ce298" table:formula="of:=ROUNDDOWN([.C12]*[.C$28]*[.C$32];0)" office:value-type="float" office:value="7">
            <text:p>7</text:p>
          </table:table-cell>
          <table:table-cell table:style-name="ce298" table:formula="of:=ROUNDDOWN([.D12]*[.D$28]*[.D$32];0)" office:value-type="float" office:value="0">
            <text:p>0</text:p>
          </table:table-cell>
          <table:table-cell table:style-name="ce298" table:formula="of:=ROUNDDOWN([.E12]*[.E$28]*[.E$32];0)" office:value-type="float" office:value="7">
            <text:p>7</text:p>
          </table:table-cell>
          <table:table-cell table:style-name="ce298" table:formula="of:=ROUNDDOWN([.F12]*[.F$28]*[.F$32];0)" office:value-type="float" office:value="7">
            <text:p>7</text:p>
          </table:table-cell>
          <table:table-cell table:style-name="ce430"/>
          <table:table-cell table:style-name="ce111" table:formula="of:=[.Z34]+1" office:value-type="float" office:value="33">
            <text:p>33</text:p>
          </table:table-cell>
          <table:table-cell table:style-name="ce111" table:formula="of:=ROUNDUP(2*POWER([.Z35]/10;2);0)" office:value-type="float" office:value="22">
            <text:p>22</text:p>
          </table:table-cell>
          <table:table-cell table:style-name="ce111" table:formula="of:=ROUNDDOWN([.Z35]/100*30-10;0)" office:value-type="float" office:value="-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10">
            <text:p>10</text:p>
          </table:table-cell>
          <table:table-cell table:style-name="ce429" table:formula="of:=ROUNDDOWN([.C13]*[.C$26]*[.C$32];0)" office:value-type="float" office:value="15">
            <text:p>15</text:p>
          </table:table-cell>
          <table:table-cell table:style-name="ce429" table:formula="of:=ROUNDDOWN([.D13]*[.D$26]*[.D$32];0)" office:value-type="float" office:value="2">
            <text:p>2</text:p>
          </table:table-cell>
          <table:table-cell table:style-name="ce429" table:formula="of:=ROUNDDOWN([.E13]*[.E$26]*[.E$32];0)" office:value-type="float" office:value="0">
            <text:p>0</text:p>
          </table:table-cell>
          <table:table-cell table:style-name="ce429" table:formula="of:=ROUNDDOWN([.F13]*[.F$26]*[.F$32];0)" office:value-type="float" office:value="22">
            <text:p>22</text:p>
          </table:table-cell>
          <table:table-cell table:style-name="ce156"/>
          <table:table-cell table:style-name="ce429" office:value-type="float" office:value="10">
            <text:p>10</text:p>
          </table:table-cell>
          <table:table-cell table:style-name="ce429" table:formula="of:=ROUNDDOWN([.C13]*[.C$27]*[.C$32];0)" office:value-type="float" office:value="15">
            <text:p>15</text:p>
          </table:table-cell>
          <table:table-cell table:style-name="ce429" table:formula="of:=ROUNDDOWN([.D13]*[.D$27]*[.D$32];0)" office:value-type="float" office:value="2">
            <text:p>2</text:p>
          </table:table-cell>
          <table:table-cell table:style-name="ce429" table:formula="of:=ROUNDDOWN([.E13]*[.E$27]*[.E$32];0)" office:value-type="float" office:value="0">
            <text:p>0</text:p>
          </table:table-cell>
          <table:table-cell table:style-name="ce429" table:formula="of:=ROUNDDOWN([.F13]*[.F$27]*[.F$32];0)" office:value-type="float" office:value="18">
            <text:p>18</text:p>
          </table:table-cell>
          <table:table-cell table:style-name="ce156"/>
          <table:table-cell table:style-name="ce429" office:value-type="float" office:value="10">
            <text:p>10</text:p>
          </table:table-cell>
          <table:table-cell table:style-name="ce429" table:formula="of:=ROUNDDOWN([.C13]*[.C$28]*[.C$32];0)" office:value-type="float" office:value="15">
            <text:p>15</text:p>
          </table:table-cell>
          <table:table-cell table:style-name="ce429" table:formula="of:=ROUNDDOWN([.D13]*[.D$28]*[.D$32];0)" office:value-type="float" office:value="2">
            <text:p>2</text:p>
          </table:table-cell>
          <table:table-cell table:style-name="ce429" table:formula="of:=ROUNDDOWN([.E13]*[.E$28]*[.E$32];0)" office:value-type="float" office:value="0">
            <text:p>0</text:p>
          </table:table-cell>
          <table:table-cell table:style-name="ce429" table:formula="of:=ROUNDDOWN([.F13]*[.F$28]*[.F$32];0)" office:value-type="float" office:value="15">
            <text:p>15</text:p>
          </table:table-cell>
          <table:table-cell table:style-name="ce430"/>
          <table:table-cell table:style-name="ce111" table:formula="of:=[.Z35]+1" office:value-type="float" office:value="34">
            <text:p>34</text:p>
          </table:table-cell>
          <table:table-cell table:style-name="ce111" table:formula="of:=ROUNDUP(2*POWER([.Z36]/10;2);0)" office:value-type="float" office:value="24">
            <text:p>24</text:p>
          </table:table-cell>
          <table:table-cell table:style-name="ce111" table:formula="of:=ROUNDDOWN([.Z36]/100*30-10;0)" office:value-type="float" office:value="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1">
            <text:p>11</text:p>
          </table:table-cell>
          <table:table-cell table:style-name="ce298" table:formula="of:=ROUNDDOWN([.C14]*[.C$26]*[.C$32];0)" office:value-type="float" office:value="7">
            <text:p>7</text:p>
          </table:table-cell>
          <table:table-cell table:style-name="ce298" table:formula="of:=ROUNDDOWN([.D14]*[.D$26]*[.D$32];0)" office:value-type="float" office:value="0">
            <text:p>0</text:p>
          </table:table-cell>
          <table:table-cell table:style-name="ce298" table:formula="of:=ROUNDDOWN([.E14]*[.E$26]*[.E$32];0)" office:value-type="float" office:value="2">
            <text:p>2</text:p>
          </table:table-cell>
          <table:table-cell table:style-name="ce298" table:formula="of:=ROUNDDOWN([.F14]*[.F$26]*[.F$32];0)" office:value-type="float" office:value="18">
            <text:p>18</text:p>
          </table:table-cell>
          <table:table-cell table:style-name="ce149"/>
          <table:table-cell table:style-name="ce298" office:value-type="float" office:value="11">
            <text:p>11</text:p>
          </table:table-cell>
          <table:table-cell table:style-name="ce298" table:formula="of:=ROUNDDOWN([.C14]*[.C$27]*[.C$32];0)" office:value-type="float" office:value="7">
            <text:p>7</text:p>
          </table:table-cell>
          <table:table-cell table:style-name="ce298" table:formula="of:=ROUNDDOWN([.D14]*[.D$27]*[.D$32];0)" office:value-type="float" office:value="0">
            <text:p>0</text:p>
          </table:table-cell>
          <table:table-cell table:style-name="ce298" table:formula="of:=ROUNDDOWN([.E14]*[.E$27]*[.E$32];0)" office:value-type="float" office:value="2">
            <text:p>2</text:p>
          </table:table-cell>
          <table:table-cell table:style-name="ce298" table:formula="of:=ROUNDDOWN([.F14]*[.F$27]*[.F$32];0)" office:value-type="float" office:value="14">
            <text:p>14</text:p>
          </table:table-cell>
          <table:table-cell table:style-name="ce149"/>
          <table:table-cell table:style-name="ce298" office:value-type="float" office:value="11">
            <text:p>11</text:p>
          </table:table-cell>
          <table:table-cell table:style-name="ce298" table:formula="of:=ROUNDDOWN([.C14]*[.C$28]*[.C$32];0)" office:value-type="float" office:value="7">
            <text:p>7</text:p>
          </table:table-cell>
          <table:table-cell table:style-name="ce298" table:formula="of:=ROUNDDOWN([.D14]*[.D$28]*[.D$32];0)" office:value-type="float" office:value="0">
            <text:p>0</text:p>
          </table:table-cell>
          <table:table-cell table:style-name="ce298" table:formula="of:=ROUNDDOWN([.E14]*[.E$28]*[.E$32];0)" office:value-type="float" office:value="3">
            <text:p>3</text:p>
          </table:table-cell>
          <table:table-cell table:style-name="ce298" table:formula="of:=ROUNDDOWN([.F14]*[.F$28]*[.F$32];0)" office:value-type="float" office:value="12">
            <text:p>12</text:p>
          </table:table-cell>
          <table:table-cell table:style-name="ce430"/>
          <table:table-cell table:style-name="ce111" table:formula="of:=[.Z36]+1" office:value-type="float" office:value="35">
            <text:p>35</text:p>
          </table:table-cell>
          <table:table-cell table:style-name="ce111" table:formula="of:=ROUNDUP(2*POWER([.Z37]/10;2);0)" office:value-type="float" office:value="25">
            <text:p>25</text:p>
          </table:table-cell>
          <table:table-cell table:style-name="ce111" table:formula="of:=ROUNDDOWN([.Z37]/100*30-10;0)" office:value-type="float" office:value="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2">
            <text:p>12</text:p>
          </table:table-cell>
          <table:table-cell table:style-name="ce298" table:formula="of:=ROUNDDOWN([.C15]*[.C$26]*[.C$32];0)" office:value-type="float" office:value="15">
            <text:p>15</text:p>
          </table:table-cell>
          <table:table-cell table:style-name="ce298" table:formula="of:=ROUNDDOWN([.D15]*[.D$26]*[.D$32];0)" office:value-type="float" office:value="0">
            <text:p>0</text:p>
          </table:table-cell>
          <table:table-cell table:style-name="ce298" table:formula="of:=ROUNDDOWN([.E15]*[.E$26]*[.E$32];0)" office:value-type="float" office:value="6">
            <text:p>6</text:p>
          </table:table-cell>
          <table:table-cell table:style-name="ce298" table:formula="of:=ROUNDDOWN([.F15]*[.F$26]*[.F$32];0)" office:value-type="float" office:value="15">
            <text:p>15</text:p>
          </table:table-cell>
          <table:table-cell table:style-name="ce149"/>
          <table:table-cell table:style-name="ce298" office:value-type="float" office:value="12">
            <text:p>12</text:p>
          </table:table-cell>
          <table:table-cell table:style-name="ce298" table:formula="of:=ROUNDDOWN([.C15]*[.C$27]*[.C$32];0)" office:value-type="float" office:value="15">
            <text:p>15</text:p>
          </table:table-cell>
          <table:table-cell table:style-name="ce298" table:formula="of:=ROUNDDOWN([.D15]*[.D$27]*[.D$32];0)" office:value-type="float" office:value="0">
            <text:p>0</text:p>
          </table:table-cell>
          <table:table-cell table:style-name="ce298" table:formula="of:=ROUNDDOWN([.E15]*[.E$27]*[.E$32];0)" office:value-type="float" office:value="7">
            <text:p>7</text:p>
          </table:table-cell>
          <table:table-cell table:style-name="ce298" table:formula="of:=ROUNDDOWN([.F15]*[.F$27]*[.F$32];0)" office:value-type="float" office:value="12">
            <text:p>12</text:p>
          </table:table-cell>
          <table:table-cell table:style-name="ce149"/>
          <table:table-cell table:style-name="ce298" office:value-type="float" office:value="12">
            <text:p>12</text:p>
          </table:table-cell>
          <table:table-cell table:style-name="ce298" table:formula="of:=ROUNDDOWN([.C15]*[.C$28]*[.C$32];0)" office:value-type="float" office:value="15">
            <text:p>15</text:p>
          </table:table-cell>
          <table:table-cell table:style-name="ce298" table:formula="of:=ROUNDDOWN([.D15]*[.D$28]*[.D$32];0)" office:value-type="float" office:value="0">
            <text:p>0</text:p>
          </table:table-cell>
          <table:table-cell table:style-name="ce298" table:formula="of:=ROUNDDOWN([.E15]*[.E$28]*[.E$32];0)" office:value-type="float" office:value="9">
            <text:p>9</text:p>
          </table:table-cell>
          <table:table-cell table:style-name="ce298" table:formula="of:=ROUNDDOWN([.F15]*[.F$28]*[.F$32];0)" office:value-type="float" office:value="10">
            <text:p>10</text:p>
          </table:table-cell>
          <table:table-cell table:style-name="ce430"/>
          <table:table-cell table:style-name="ce111" table:formula="of:=[.Z37]+1" office:value-type="float" office:value="36">
            <text:p>36</text:p>
          </table:table-cell>
          <table:table-cell table:style-name="ce111" table:formula="of:=ROUNDUP(2*POWER([.Z38]/10;2);0)" office:value-type="float" office:value="26">
            <text:p>26</text:p>
          </table:table-cell>
          <table:table-cell table:style-name="ce111" table:formula="of:=ROUNDDOWN([.Z38]/100*30-10;0)" office:value-type="float" office:value="0">
            <text:p>0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3">
            <text:p>13</text:p>
          </table:table-cell>
          <table:table-cell table:style-name="ce298" table:formula="of:=ROUNDDOWN([.C16]*[.C$26]*[.C$32];0)" office:value-type="float" office:value="7">
            <text:p>7</text:p>
          </table:table-cell>
          <table:table-cell table:style-name="ce298" table:formula="of:=ROUNDDOWN([.D16]*[.D$26]*[.D$32];0)" office:value-type="float" office:value="2">
            <text:p>2</text:p>
          </table:table-cell>
          <table:table-cell table:style-name="ce298" table:formula="of:=ROUNDDOWN([.E16]*[.E$26]*[.E$32];0)" office:value-type="float" office:value="0">
            <text:p>0</text:p>
          </table:table-cell>
          <table:table-cell table:style-name="ce298" table:formula="of:=ROUNDDOWN([.F16]*[.F$26]*[.F$32];0)" office:value-type="float" office:value="22">
            <text:p>22</text:p>
          </table:table-cell>
          <table:table-cell table:style-name="ce149"/>
          <table:table-cell table:style-name="ce298" office:value-type="float" office:value="13">
            <text:p>13</text:p>
          </table:table-cell>
          <table:table-cell table:style-name="ce298" table:formula="of:=ROUNDDOWN([.C16]*[.C$27]*[.C$32];0)" office:value-type="float" office:value="7">
            <text:p>7</text:p>
          </table:table-cell>
          <table:table-cell table:style-name="ce298" table:formula="of:=ROUNDDOWN([.D16]*[.D$27]*[.D$32];0)" office:value-type="float" office:value="2">
            <text:p>2</text:p>
          </table:table-cell>
          <table:table-cell table:style-name="ce298" table:formula="of:=ROUNDDOWN([.E16]*[.E$27]*[.E$32];0)" office:value-type="float" office:value="0">
            <text:p>0</text:p>
          </table:table-cell>
          <table:table-cell table:style-name="ce298" table:formula="of:=ROUNDDOWN([.F16]*[.F$27]*[.F$32];0)" office:value-type="float" office:value="18">
            <text:p>18</text:p>
          </table:table-cell>
          <table:table-cell table:style-name="ce149"/>
          <table:table-cell table:style-name="ce298" office:value-type="float" office:value="13">
            <text:p>13</text:p>
          </table:table-cell>
          <table:table-cell table:style-name="ce298" table:formula="of:=ROUNDDOWN([.C16]*[.C$28]*[.C$32];0)" office:value-type="float" office:value="7">
            <text:p>7</text:p>
          </table:table-cell>
          <table:table-cell table:style-name="ce298" table:formula="of:=ROUNDDOWN([.D16]*[.D$28]*[.D$32];0)" office:value-type="float" office:value="2">
            <text:p>2</text:p>
          </table:table-cell>
          <table:table-cell table:style-name="ce298" table:formula="of:=ROUNDDOWN([.E16]*[.E$28]*[.E$32];0)" office:value-type="float" office:value="0">
            <text:p>0</text:p>
          </table:table-cell>
          <table:table-cell table:style-name="ce298" table:formula="of:=ROUNDDOWN([.F16]*[.F$28]*[.F$32];0)" office:value-type="float" office:value="15">
            <text:p>15</text:p>
          </table:table-cell>
          <table:table-cell table:style-name="ce430"/>
          <table:table-cell table:style-name="ce111" table:formula="of:=[.Z38]+1" office:value-type="float" office:value="37">
            <text:p>37</text:p>
          </table:table-cell>
          <table:table-cell table:style-name="ce111" table:formula="of:=ROUNDUP(2*POWER([.Z39]/10;2);0)" office:value-type="float" office:value="28">
            <text:p>28</text:p>
          </table:table-cell>
          <table:table-cell table:style-name="ce111" table:formula="of:=ROUNDDOWN([.Z39]/100*30-10;0)" office:value-type="float" office:value="1">
            <text:p>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4">
            <text:p>14</text:p>
          </table:table-cell>
          <table:table-cell table:style-name="ce298" table:formula="of:=ROUNDDOWN([.C17]*[.C$26]*[.C$32];0)" office:value-type="float" office:value="15">
            <text:p>15</text:p>
          </table:table-cell>
          <table:table-cell table:style-name="ce298" table:formula="of:=ROUNDDOWN([.D17]*[.D$26]*[.D$32];0)" office:value-type="float" office:value="0">
            <text:p>0</text:p>
          </table:table-cell>
          <table:table-cell table:style-name="ce298" table:formula="of:=ROUNDDOWN([.E17]*[.E$26]*[.E$32];0)" office:value-type="float" office:value="7">
            <text:p>7</text:p>
          </table:table-cell>
          <table:table-cell table:style-name="ce298" table:formula="of:=ROUNDDOWN([.F17]*[.F$26]*[.F$32];0)" office:value-type="float" office:value="22">
            <text:p>22</text:p>
          </table:table-cell>
          <table:table-cell table:style-name="ce149"/>
          <table:table-cell table:style-name="ce298" office:value-type="float" office:value="14">
            <text:p>14</text:p>
          </table:table-cell>
          <table:table-cell table:style-name="ce298" table:formula="of:=ROUNDDOWN([.C17]*[.C$27]*[.C$32];0)" office:value-type="float" office:value="15">
            <text:p>15</text:p>
          </table:table-cell>
          <table:table-cell table:style-name="ce298" table:formula="of:=ROUNDDOWN([.D17]*[.D$27]*[.D$32];0)" office:value-type="float" office:value="0">
            <text:p>0</text:p>
          </table:table-cell>
          <table:table-cell table:style-name="ce298" table:formula="of:=ROUNDDOWN([.E17]*[.E$27]*[.E$32];0)" office:value-type="float" office:value="8">
            <text:p>8</text:p>
          </table:table-cell>
          <table:table-cell table:style-name="ce298" table:formula="of:=ROUNDDOWN([.F17]*[.F$27]*[.F$32];0)" office:value-type="float" office:value="18">
            <text:p>18</text:p>
          </table:table-cell>
          <table:table-cell table:style-name="ce149"/>
          <table:table-cell table:style-name="ce298" office:value-type="float" office:value="14">
            <text:p>14</text:p>
          </table:table-cell>
          <table:table-cell table:style-name="ce298" table:formula="of:=ROUNDDOWN([.C17]*[.C$28]*[.C$32];0)" office:value-type="float" office:value="15">
            <text:p>15</text:p>
          </table:table-cell>
          <table:table-cell table:style-name="ce298" table:formula="of:=ROUNDDOWN([.D17]*[.D$28]*[.D$32];0)" office:value-type="float" office:value="0">
            <text:p>0</text:p>
          </table:table-cell>
          <table:table-cell table:style-name="ce298" table:formula="of:=ROUNDDOWN([.E17]*[.E$28]*[.E$32];0)" office:value-type="float" office:value="10">
            <text:p>10</text:p>
          </table:table-cell>
          <table:table-cell table:style-name="ce298" table:formula="of:=ROUNDDOWN([.F17]*[.F$28]*[.F$32];0)" office:value-type="float" office:value="15">
            <text:p>15</text:p>
          </table:table-cell>
          <table:table-cell table:style-name="ce430"/>
          <table:table-cell table:style-name="ce111" table:formula="of:=[.Z39]+1" office:value-type="float" office:value="38">
            <text:p>38</text:p>
          </table:table-cell>
          <table:table-cell table:style-name="ce111" table:formula="of:=ROUNDUP(2*POWER([.Z40]/10;2);0)" office:value-type="float" office:value="29">
            <text:p>29</text:p>
          </table:table-cell>
          <table:table-cell table:style-name="ce111" table:formula="of:=ROUNDDOWN([.Z40]/100*30-10;0)" office:value-type="float" office:value="1">
            <text:p>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15">
            <text:p>15</text:p>
          </table:table-cell>
          <table:table-cell table:style-name="ce429" table:formula="of:=ROUNDDOWN([.C18]*[.C$26]*[.C$32];0)" office:value-type="float" office:value="22">
            <text:p>22</text:p>
          </table:table-cell>
          <table:table-cell table:style-name="ce429" table:formula="of:=ROUNDDOWN([.D18]*[.D$26]*[.D$32];0)" office:value-type="float" office:value="3">
            <text:p>3</text:p>
          </table:table-cell>
          <table:table-cell table:style-name="ce429" table:formula="of:=ROUNDDOWN([.E18]*[.E$26]*[.E$32];0)" office:value-type="float" office:value="0">
            <text:p>0</text:p>
          </table:table-cell>
          <table:table-cell table:style-name="ce429" table:formula="of:=ROUNDDOWN([.F18]*[.F$26]*[.F$32];0)" office:value-type="float" office:value="33">
            <text:p>33</text:p>
          </table:table-cell>
          <table:table-cell table:style-name="ce156"/>
          <table:table-cell table:style-name="ce429" office:value-type="float" office:value="15">
            <text:p>15</text:p>
          </table:table-cell>
          <table:table-cell table:style-name="ce429" table:formula="of:=ROUNDDOWN([.C18]*[.C$27]*[.C$32];0)" office:value-type="float" office:value="22">
            <text:p>22</text:p>
          </table:table-cell>
          <table:table-cell table:style-name="ce429" table:formula="of:=ROUNDDOWN([.D18]*[.D$27]*[.D$32];0)" office:value-type="float" office:value="3">
            <text:p>3</text:p>
          </table:table-cell>
          <table:table-cell table:style-name="ce429" table:formula="of:=ROUNDDOWN([.E18]*[.E$27]*[.E$32];0)" office:value-type="float" office:value="0">
            <text:p>0</text:p>
          </table:table-cell>
          <table:table-cell table:style-name="ce429" table:formula="of:=ROUNDDOWN([.F18]*[.F$27]*[.F$32];0)" office:value-type="float" office:value="27">
            <text:p>27</text:p>
          </table:table-cell>
          <table:table-cell table:style-name="ce156"/>
          <table:table-cell table:style-name="ce429" office:value-type="float" office:value="15">
            <text:p>15</text:p>
          </table:table-cell>
          <table:table-cell table:style-name="ce429" table:formula="of:=ROUNDDOWN([.C18]*[.C$28]*[.C$32];0)" office:value-type="float" office:value="22">
            <text:p>22</text:p>
          </table:table-cell>
          <table:table-cell table:style-name="ce429" table:formula="of:=ROUNDDOWN([.D18]*[.D$28]*[.D$32];0)" office:value-type="float" office:value="3">
            <text:p>3</text:p>
          </table:table-cell>
          <table:table-cell table:style-name="ce429" table:formula="of:=ROUNDDOWN([.E18]*[.E$28]*[.E$32];0)" office:value-type="float" office:value="0">
            <text:p>0</text:p>
          </table:table-cell>
          <table:table-cell table:style-name="ce429" table:formula="of:=ROUNDDOWN([.F18]*[.F$28]*[.F$32];0)" office:value-type="float" office:value="22">
            <text:p>22</text:p>
          </table:table-cell>
          <table:table-cell table:style-name="ce430"/>
          <table:table-cell table:style-name="ce111" table:formula="of:=[.Z40]+1" office:value-type="float" office:value="39">
            <text:p>39</text:p>
          </table:table-cell>
          <table:table-cell table:style-name="ce111" table:formula="of:=ROUNDUP(2*POWER([.Z41]/10;2);0)" office:value-type="float" office:value="31">
            <text:p>31</text:p>
          </table:table-cell>
          <table:table-cell table:style-name="ce111" table:formula="of:=ROUNDDOWN([.Z41]/100*30-10;0)" office:value-type="float" office:value="1">
            <text:p>1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6">
            <text:p>16</text:p>
          </table:table-cell>
          <table:table-cell table:style-name="ce298" table:formula="of:=ROUNDDOWN([.C19]*[.C$26]*[.C$32];0)" office:value-type="float" office:value="15">
            <text:p>15</text:p>
          </table:table-cell>
          <table:table-cell table:style-name="ce298" table:formula="of:=ROUNDDOWN([.D19]*[.D$26]*[.D$32];0)" office:value-type="float" office:value="0">
            <text:p>0</text:p>
          </table:table-cell>
          <table:table-cell table:style-name="ce298" table:formula="of:=ROUNDDOWN([.E19]*[.E$26]*[.E$32];0)" office:value-type="float" office:value="4">
            <text:p>4</text:p>
          </table:table-cell>
          <table:table-cell table:style-name="ce298" table:formula="of:=ROUNDDOWN([.F19]*[.F$26]*[.F$32];0)" office:value-type="float" office:value="31">
            <text:p>31</text:p>
          </table:table-cell>
          <table:table-cell table:style-name="ce149"/>
          <table:table-cell table:style-name="ce298" office:value-type="float" office:value="16">
            <text:p>16</text:p>
          </table:table-cell>
          <table:table-cell table:style-name="ce298" table:formula="of:=ROUNDDOWN([.C19]*[.C$27]*[.C$32];0)" office:value-type="float" office:value="15">
            <text:p>15</text:p>
          </table:table-cell>
          <table:table-cell table:style-name="ce298" table:formula="of:=ROUNDDOWN([.D19]*[.D$27]*[.D$32];0)" office:value-type="float" office:value="0">
            <text:p>0</text:p>
          </table:table-cell>
          <table:table-cell table:style-name="ce298" table:formula="of:=ROUNDDOWN([.E19]*[.E$27]*[.E$32];0)" office:value-type="float" office:value="5">
            <text:p>5</text:p>
          </table:table-cell>
          <table:table-cell table:style-name="ce298" table:formula="of:=ROUNDDOWN([.F19]*[.F$27]*[.F$32];0)" office:value-type="float" office:value="25">
            <text:p>25</text:p>
          </table:table-cell>
          <table:table-cell table:style-name="ce149"/>
          <table:table-cell table:style-name="ce298" office:value-type="float" office:value="16">
            <text:p>16</text:p>
          </table:table-cell>
          <table:table-cell table:style-name="ce298" table:formula="of:=ROUNDDOWN([.C19]*[.C$28]*[.C$32];0)" office:value-type="float" office:value="15">
            <text:p>15</text:p>
          </table:table-cell>
          <table:table-cell table:style-name="ce298" table:formula="of:=ROUNDDOWN([.D19]*[.D$28]*[.D$32];0)" office:value-type="float" office:value="0">
            <text:p>0</text:p>
          </table:table-cell>
          <table:table-cell table:style-name="ce298" table:formula="of:=ROUNDDOWN([.E19]*[.E$28]*[.E$32];0)" office:value-type="float" office:value="7">
            <text:p>7</text:p>
          </table:table-cell>
          <table:table-cell table:style-name="ce298" table:formula="of:=ROUNDDOWN([.F19]*[.F$28]*[.F$32];0)" office:value-type="float" office:value="21">
            <text:p>21</text:p>
          </table:table-cell>
          <table:table-cell table:style-name="ce430"/>
          <table:table-cell table:style-name="ce112" table:formula="of:=[.Z41]+1" office:value-type="float" office:value="40">
            <text:p>40</text:p>
          </table:table-cell>
          <table:table-cell table:style-name="ce112" table:formula="of:=ROUNDUP(2*POWER([.Z42]/10;2);0)" office:value-type="float" office:value="32">
            <text:p>32</text:p>
          </table:table-cell>
          <table:table-cell table:style-name="ce112" table:formula="of:=ROUNDDOWN([.Z42]/100*30-10;0)" office:value-type="float" office:value="2">
            <text:p>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7">
            <text:p>17</text:p>
          </table:table-cell>
          <table:table-cell table:style-name="ce298" table:formula="of:=ROUNDDOWN([.C20]*[.C$26]*[.C$32];0)" office:value-type="float" office:value="22">
            <text:p>22</text:p>
          </table:table-cell>
          <table:table-cell table:style-name="ce298" table:formula="of:=ROUNDDOWN([.D20]*[.D$26]*[.D$32];0)" office:value-type="float" office:value="0">
            <text:p>0</text:p>
          </table:table-cell>
          <table:table-cell table:style-name="ce298" table:formula="of:=ROUNDDOWN([.E20]*[.E$26]*[.E$32];0)" office:value-type="float" office:value="9">
            <text:p>9</text:p>
          </table:table-cell>
          <table:table-cell table:style-name="ce298" table:formula="of:=ROUNDDOWN([.F20]*[.F$26]*[.F$32];0)" office:value-type="float" office:value="27">
            <text:p>27</text:p>
          </table:table-cell>
          <table:table-cell table:style-name="ce149"/>
          <table:table-cell table:style-name="ce298" office:value-type="float" office:value="17">
            <text:p>17</text:p>
          </table:table-cell>
          <table:table-cell table:style-name="ce298" table:formula="of:=ROUNDDOWN([.C20]*[.C$27]*[.C$32];0)" office:value-type="float" office:value="22">
            <text:p>22</text:p>
          </table:table-cell>
          <table:table-cell table:style-name="ce298" table:formula="of:=ROUNDDOWN([.D20]*[.D$27]*[.D$32];0)" office:value-type="float" office:value="0">
            <text:p>0</text:p>
          </table:table-cell>
          <table:table-cell table:style-name="ce298" table:formula="of:=ROUNDDOWN([.E20]*[.E$27]*[.E$32];0)" office:value-type="float" office:value="11">
            <text:p>11</text:p>
          </table:table-cell>
          <table:table-cell table:style-name="ce298" table:formula="of:=ROUNDDOWN([.F20]*[.F$27]*[.F$32];0)" office:value-type="float" office:value="21">
            <text:p>21</text:p>
          </table:table-cell>
          <table:table-cell table:style-name="ce149"/>
          <table:table-cell table:style-name="ce298" office:value-type="float" office:value="17">
            <text:p>17</text:p>
          </table:table-cell>
          <table:table-cell table:style-name="ce298" table:formula="of:=ROUNDDOWN([.C20]*[.C$28]*[.C$32];0)" office:value-type="float" office:value="22">
            <text:p>22</text:p>
          </table:table-cell>
          <table:table-cell table:style-name="ce298" table:formula="of:=ROUNDDOWN([.D20]*[.D$28]*[.D$32];0)" office:value-type="float" office:value="0">
            <text:p>0</text:p>
          </table:table-cell>
          <table:table-cell table:style-name="ce298" table:formula="of:=ROUNDDOWN([.E20]*[.E$28]*[.E$32];0)" office:value-type="float" office:value="14">
            <text:p>14</text:p>
          </table:table-cell>
          <table:table-cell table:style-name="ce298" table:formula="of:=ROUNDDOWN([.F20]*[.F$28]*[.F$32];0)" office:value-type="float" office:value="18">
            <text:p>18</text:p>
          </table:table-cell>
          <table:table-cell table:style-name="ce430"/>
          <table:table-cell table:style-name="ce111" table:formula="of:=[.Z42]+1" office:value-type="float" office:value="41">
            <text:p>41</text:p>
          </table:table-cell>
          <table:table-cell table:style-name="ce111" table:formula="of:=ROUNDUP(2*POWER([.Z43]/10;2);0)" office:value-type="float" office:value="34">
            <text:p>34</text:p>
          </table:table-cell>
          <table:table-cell table:style-name="ce111" table:formula="of:=ROUNDDOWN([.Z43]/100*30-10;0)" office:value-type="float" office:value="2">
            <text:p>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8">
            <text:p>18</text:p>
          </table:table-cell>
          <table:table-cell table:style-name="ce298" table:formula="of:=ROUNDDOWN([.C21]*[.C$26]*[.C$32];0)" office:value-type="float" office:value="15">
            <text:p>15</text:p>
          </table:table-cell>
          <table:table-cell table:style-name="ce298" table:formula="of:=ROUNDDOWN([.D21]*[.D$26]*[.D$32];0)" office:value-type="float" office:value="3">
            <text:p>3</text:p>
          </table:table-cell>
          <table:table-cell table:style-name="ce298" table:formula="of:=ROUNDDOWN([.E21]*[.E$26]*[.E$32];0)" office:value-type="float" office:value="0">
            <text:p>0</text:p>
          </table:table-cell>
          <table:table-cell table:style-name="ce298" table:formula="of:=ROUNDDOWN([.F21]*[.F$26]*[.F$32];0)" office:value-type="float" office:value="36">
            <text:p>36</text:p>
          </table:table-cell>
          <table:table-cell table:style-name="ce149"/>
          <table:table-cell table:style-name="ce298" office:value-type="float" office:value="18">
            <text:p>18</text:p>
          </table:table-cell>
          <table:table-cell table:style-name="ce298" table:formula="of:=ROUNDDOWN([.C21]*[.C$27]*[.C$32];0)" office:value-type="float" office:value="15">
            <text:p>15</text:p>
          </table:table-cell>
          <table:table-cell table:style-name="ce298" table:formula="of:=ROUNDDOWN([.D21]*[.D$27]*[.D$32];0)" office:value-type="float" office:value="3">
            <text:p>3</text:p>
          </table:table-cell>
          <table:table-cell table:style-name="ce298" table:formula="of:=ROUNDDOWN([.E21]*[.E$27]*[.E$32];0)" office:value-type="float" office:value="0">
            <text:p>0</text:p>
          </table:table-cell>
          <table:table-cell table:style-name="ce298" table:formula="of:=ROUNDDOWN([.F21]*[.F$27]*[.F$32];0)" office:value-type="float" office:value="28">
            <text:p>28</text:p>
          </table:table-cell>
          <table:table-cell table:style-name="ce149"/>
          <table:table-cell table:style-name="ce298" office:value-type="float" office:value="18">
            <text:p>18</text:p>
          </table:table-cell>
          <table:table-cell table:style-name="ce298" table:formula="of:=ROUNDDOWN([.C21]*[.C$28]*[.C$32];0)" office:value-type="float" office:value="15">
            <text:p>15</text:p>
          </table:table-cell>
          <table:table-cell table:style-name="ce298" table:formula="of:=ROUNDDOWN([.D21]*[.D$28]*[.D$32];0)" office:value-type="float" office:value="3">
            <text:p>3</text:p>
          </table:table-cell>
          <table:table-cell table:style-name="ce298" table:formula="of:=ROUNDDOWN([.E21]*[.E$28]*[.E$32];0)" office:value-type="float" office:value="0">
            <text:p>0</text:p>
          </table:table-cell>
          <table:table-cell table:style-name="ce298" table:formula="of:=ROUNDDOWN([.F21]*[.F$28]*[.F$32];0)" office:value-type="float" office:value="24">
            <text:p>24</text:p>
          </table:table-cell>
          <table:table-cell table:style-name="ce430"/>
          <table:table-cell table:style-name="ce111" table:formula="of:=[.Z43]+1" office:value-type="float" office:value="42">
            <text:p>42</text:p>
          </table:table-cell>
          <table:table-cell table:style-name="ce111" table:formula="of:=ROUNDUP(2*POWER([.Z44]/10;2);0)" office:value-type="float" office:value="36">
            <text:p>36</text:p>
          </table:table-cell>
          <table:table-cell table:style-name="ce111" table:formula="of:=ROUNDDOWN([.Z44]/100*30-10;0)" office:value-type="float" office:value="2">
            <text:p>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9">
            <text:p>19</text:p>
          </table:table-cell>
          <table:table-cell table:style-name="ce298" table:formula="of:=ROUNDDOWN([.C22]*[.C$26]*[.C$32];0)" office:value-type="float" office:value="22">
            <text:p>22</text:p>
          </table:table-cell>
          <table:table-cell table:style-name="ce298" table:formula="of:=ROUNDDOWN([.D22]*[.D$26]*[.D$32];0)" office:value-type="float" office:value="0">
            <text:p>0</text:p>
          </table:table-cell>
          <table:table-cell table:style-name="ce298" table:formula="of:=ROUNDDOWN([.E22]*[.E$26]*[.E$32];0)" office:value-type="float" office:value="10">
            <text:p>10</text:p>
          </table:table-cell>
          <table:table-cell table:style-name="ce298" table:formula="of:=ROUNDDOWN([.F22]*[.F$26]*[.F$32];0)" office:value-type="float" office:value="33">
            <text:p>33</text:p>
          </table:table-cell>
          <table:table-cell table:style-name="ce149"/>
          <table:table-cell table:style-name="ce298" office:value-type="float" office:value="19">
            <text:p>19</text:p>
          </table:table-cell>
          <table:table-cell table:style-name="ce298" table:formula="of:=ROUNDDOWN([.C22]*[.C$27]*[.C$32];0)" office:value-type="float" office:value="22">
            <text:p>22</text:p>
          </table:table-cell>
          <table:table-cell table:style-name="ce298" table:formula="of:=ROUNDDOWN([.D22]*[.D$27]*[.D$32];0)" office:value-type="float" office:value="0">
            <text:p>0</text:p>
          </table:table-cell>
          <table:table-cell table:style-name="ce298" table:formula="of:=ROUNDDOWN([.E22]*[.E$27]*[.E$32];0)" office:value-type="float" office:value="12">
            <text:p>12</text:p>
          </table:table-cell>
          <table:table-cell table:style-name="ce298" table:formula="of:=ROUNDDOWN([.F22]*[.F$27]*[.F$32];0)" office:value-type="float" office:value="27">
            <text:p>27</text:p>
          </table:table-cell>
          <table:table-cell table:style-name="ce156"/>
          <table:table-cell table:style-name="ce298" office:value-type="float" office:value="19">
            <text:p>19</text:p>
          </table:table-cell>
          <table:table-cell table:style-name="ce298" table:formula="of:=ROUNDDOWN([.C22]*[.C$28]*[.C$32];0)" office:value-type="float" office:value="22">
            <text:p>22</text:p>
          </table:table-cell>
          <table:table-cell table:style-name="ce298" table:formula="of:=ROUNDDOWN([.D22]*[.D$28]*[.D$32];0)" office:value-type="float" office:value="0">
            <text:p>0</text:p>
          </table:table-cell>
          <table:table-cell table:style-name="ce298" table:formula="of:=ROUNDDOWN([.E22]*[.E$28]*[.E$32];0)" office:value-type="float" office:value="16">
            <text:p>16</text:p>
          </table:table-cell>
          <table:table-cell table:style-name="ce298" table:formula="of:=ROUNDDOWN([.F22]*[.F$28]*[.F$32];0)" office:value-type="float" office:value="22">
            <text:p>22</text:p>
          </table:table-cell>
          <table:table-cell table:style-name="ce430"/>
          <table:table-cell table:style-name="ce111" table:formula="of:=[.Z44]+1" office:value-type="float" office:value="43">
            <text:p>43</text:p>
          </table:table-cell>
          <table:table-cell table:style-name="ce111" table:formula="of:=ROUNDUP(2*POWER([.Z45]/10;2);0)" office:value-type="float" office:value="37">
            <text:p>37</text:p>
          </table:table-cell>
          <table:table-cell table:style-name="ce111" table:formula="of:=ROUNDDOWN([.Z45]/100*30-10;0)" office:value-type="float" office:value="2">
            <text:p>2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20">
            <text:p>20</text:p>
          </table:table-cell>
          <table:table-cell table:style-name="ce429" table:formula="of:=ROUNDDOWN([.C23]*[.C$26]*[.C$32];0)" office:value-type="float" office:value="30">
            <text:p>30</text:p>
          </table:table-cell>
          <table:table-cell table:style-name="ce429" table:formula="of:=ROUNDDOWN([.D23]*[.D$26]*[.D$32];0)" office:value-type="float" office:value="4">
            <text:p>4</text:p>
          </table:table-cell>
          <table:table-cell table:style-name="ce429" table:formula="of:=ROUNDDOWN([.E23]*[.E$26]*[.E$32];0)" office:value-type="float" office:value="0">
            <text:p>0</text:p>
          </table:table-cell>
          <table:table-cell table:style-name="ce429" table:formula="of:=ROUNDDOWN([.F23]*[.F$26]*[.F$32];0)" office:value-type="float" office:value="45">
            <text:p>45</text:p>
          </table:table-cell>
          <table:table-cell table:style-name="ce156"/>
          <table:table-cell table:style-name="ce429" office:value-type="float" office:value="20">
            <text:p>20</text:p>
          </table:table-cell>
          <table:table-cell table:style-name="ce429" table:formula="of:=ROUNDDOWN([.C23]*[.C$27]*[.C$32];0)" office:value-type="float" office:value="30">
            <text:p>30</text:p>
          </table:table-cell>
          <table:table-cell table:style-name="ce429" table:formula="of:=ROUNDDOWN([.D23]*[.D$27]*[.D$32];0)" office:value-type="float" office:value="4">
            <text:p>4</text:p>
          </table:table-cell>
          <table:table-cell table:style-name="ce429" table:formula="of:=ROUNDDOWN([.E23]*[.E$27]*[.E$32];0)" office:value-type="float" office:value="0">
            <text:p>0</text:p>
          </table:table-cell>
          <table:table-cell table:style-name="ce429" table:formula="of:=ROUNDDOWN([.F23]*[.F$27]*[.F$32];0)" office:value-type="float" office:value="36">
            <text:p>36</text:p>
          </table:table-cell>
          <table:table-cell table:style-name="ce156"/>
          <table:table-cell table:style-name="ce429" office:value-type="float" office:value="20">
            <text:p>20</text:p>
          </table:table-cell>
          <table:table-cell table:style-name="ce429" table:formula="of:=ROUNDDOWN([.C23]*[.C$28]*[.C$32];0)" office:value-type="float" office:value="30">
            <text:p>30</text:p>
          </table:table-cell>
          <table:table-cell table:style-name="ce429" table:formula="of:=ROUNDDOWN([.D23]*[.D$28]*[.D$32];0)" office:value-type="float" office:value="4">
            <text:p>4</text:p>
          </table:table-cell>
          <table:table-cell table:style-name="ce429" table:formula="of:=ROUNDDOWN([.E23]*[.E$28]*[.E$32];0)" office:value-type="float" office:value="0">
            <text:p>0</text:p>
          </table:table-cell>
          <table:table-cell table:style-name="ce429" table:formula="of:=ROUNDDOWN([.F23]*[.F$28]*[.F$32];0)" office:value-type="float" office:value="30">
            <text:p>30</text:p>
          </table:table-cell>
          <table:table-cell table:style-name="ce430"/>
          <table:table-cell table:style-name="ce111" table:formula="of:=[.Z45]+1" office:value-type="float" office:value="44">
            <text:p>44</text:p>
          </table:table-cell>
          <table:table-cell table:style-name="ce111" table:formula="of:=ROUNDUP(2*POWER([.Z46]/10;2);0)" office:value-type="float" office:value="39">
            <text:p>39</text:p>
          </table:table-cell>
          <table:table-cell table:style-name="ce111" table:formula="of:=ROUNDDOWN([.Z46]/100*30-10;0)" office:value-type="float" office:value="3">
            <text:p>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24"/>
          <table:table-cell table:style-name="ce430"/>
          <table:table-cell table:style-name="ce111" table:formula="of:=[.Z46]+1" office:value-type="float" office:value="45">
            <text:p>45</text:p>
          </table:table-cell>
          <table:table-cell table:style-name="ce111" table:formula="of:=ROUNDUP(2*POWER([.Z47]/10;2);0)" office:value-type="float" office:value="41">
            <text:p>41</text:p>
          </table:table-cell>
          <table:table-cell table:style-name="ce111" table:formula="of:=ROUNDDOWN([.Z47]/100*30-10;0)" office:value-type="float" office:value="3">
            <text:p>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 table:number-columns-repeated="7"/>
          <table:table-cell table:style-name="ce298" office:value-type="string" table:number-columns-spanned="5" table:number-rows-spanned="1">
            <text:p>Corp - K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Corp - T</text:p>
          </table:table-cell>
          <table:covered-table-cell table:number-columns-repeated="4" table:style-name="ce298"/>
          <table:table-cell table:style-name="ce149"/>
          <table:table-cell table:style-name="ce298" office:value-type="string" table:number-columns-spanned="5" table:number-rows-spanned="1">
            <text:p>Corp - P</text:p>
          </table:table-cell>
          <table:covered-table-cell table:number-columns-repeated="4" table:style-name="ce298"/>
          <table:table-cell table:style-name="ce430"/>
          <table:table-cell table:style-name="ce111" table:formula="of:=[.Z47]+1" office:value-type="float" office:value="46">
            <text:p>46</text:p>
          </table:table-cell>
          <table:table-cell table:style-name="ce111" table:formula="of:=ROUNDUP(2*POWER([.Z48]/10;2);0)" office:value-type="float" office:value="43">
            <text:p>43</text:p>
          </table:table-cell>
          <table:table-cell table:style-name="ce111" table:formula="of:=ROUNDDOWN([.Z48]/100*30-10;0)" office:value-type="float" office:value="3">
            <text:p>3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2">
          <table:table-cell table:style-name="ce149" table:number-columns-repeated="7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150"/>
          <table:table-cell table:style-name="ce428" office:value-type="string">
            <text:p>CC</text:p>
          </table:table-cell>
          <table:table-cell table:style-name="ce428" office:value-type="string">
            <text:p>Mal</text:p>
          </table:table-cell>
          <table:table-cell table:style-name="ce428" office:value-type="string">
            <text:p>Bls</text:p>
          </table:table-cell>
          <table:table-cell table:style-name="ce428" office:value-type="string">
            <text:p>Rd</text:p>
          </table:table-cell>
          <table:table-cell table:style-name="ce428" office:value-type="string">
            <text:p>PdC</text:p>
          </table:table-cell>
          <table:table-cell table:style-name="ce430"/>
          <table:table-cell table:style-name="ce111" table:formula="of:=[.Z48]+1" office:value-type="float" office:value="47">
            <text:p>47</text:p>
          </table:table-cell>
          <table:table-cell table:style-name="ce111" table:formula="of:=ROUNDUP(2*POWER([.Z49]/10;2);0)" office:value-type="float" office:value="45">
            <text:p>45</text:p>
          </table:table-cell>
          <table:table-cell table:style-name="ce111" table:formula="of:=ROUNDDOWN([.Z49]/100*30-10;0)" office:value-type="float" office:value="4">
            <text:p>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">
            <text:p>1</text:p>
          </table:table-cell>
          <table:table-cell table:style-name="ce298" table:formula="of:=ROUNDDOWN([.C4]*[.C$26]*[.C$32];0)" office:value-type="float" office:value="0">
            <text:p>0</text:p>
          </table:table-cell>
          <table:table-cell table:style-name="ce298" table:formula="of:=ROUNDDOWN([.D4]*[.D$26]*[.D$32];0)" office:value-type="float" office:value="0">
            <text:p>0</text:p>
          </table:table-cell>
          <table:table-cell table:style-name="ce298" table:formula="of:=ROUNDDOWN([.E4]*[.E$26]*[.E$32];0)" office:value-type="float" office:value="0">
            <text:p>0</text:p>
          </table:table-cell>
          <table:table-cell table:style-name="ce298" table:formula="of:=ROUNDDOWN([.F4]*[.F$26]*[.F$32];0)" office:value-type="float" office:value="2">
            <text:p>2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7]*[.C$32];0)" office:value-type="float" office:value="0">
            <text:p>0</text:p>
          </table:table-cell>
          <table:table-cell table:style-name="ce298" table:formula="of:=ROUNDDOWN([.D4]*[.D$27]*[.D$32];0)" office:value-type="float" office:value="0">
            <text:p>0</text:p>
          </table:table-cell>
          <table:table-cell table:style-name="ce298" table:formula="of:=ROUNDDOWN([.E4]*[.E$27]*[.E$32];0)" office:value-type="float" office:value="0">
            <text:p>0</text:p>
          </table:table-cell>
          <table:table-cell table:style-name="ce298" table:formula="of:=ROUNDDOWN([.F4]*[.F$27]*[.F$32];0)" office:value-type="float" office:value="1">
            <text:p>1</text:p>
          </table:table-cell>
          <table:table-cell table:style-name="ce149"/>
          <table:table-cell table:style-name="ce298" office:value-type="float" office:value="1">
            <text:p>1</text:p>
          </table:table-cell>
          <table:table-cell table:style-name="ce298" table:formula="of:=ROUNDDOWN([.C4]*[.C$28]*[.C$32];0)" office:value-type="float" office:value="0">
            <text:p>0</text:p>
          </table:table-cell>
          <table:table-cell table:style-name="ce298" table:formula="of:=ROUNDDOWN([.D4]*[.D$28]*[.D$32];0)" office:value-type="float" office:value="0">
            <text:p>0</text:p>
          </table:table-cell>
          <table:table-cell table:style-name="ce298" table:formula="of:=ROUNDDOWN([.E4]*[.E$28]*[.E$32];0)" office:value-type="float" office:value="0">
            <text:p>0</text:p>
          </table:table-cell>
          <table:table-cell table:style-name="ce298" table:formula="of:=ROUNDDOWN([.F4]*[.F$28]*[.F$32];0)" office:value-type="float" office:value="1">
            <text:p>1</text:p>
          </table:table-cell>
          <table:table-cell table:style-name="ce430"/>
          <table:table-cell table:style-name="ce111" table:formula="of:=[.Z49]+1" office:value-type="float" office:value="48">
            <text:p>48</text:p>
          </table:table-cell>
          <table:table-cell table:style-name="ce111" table:formula="of:=ROUNDUP(2*POWER([.Z50]/10;2);0)" office:value-type="float" office:value="47">
            <text:p>47</text:p>
          </table:table-cell>
          <table:table-cell table:style-name="ce111" table:formula="of:=ROUNDDOWN([.Z50]/100*30-10;0)" office:value-type="float" office:value="4">
            <text:p>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2">
            <text:p>2</text:p>
          </table:table-cell>
          <table:table-cell table:style-name="ce298" table:formula="of:=ROUNDDOWN([.C5]*[.C$26]*[.C$32];0)" office:value-type="float" office:value="1">
            <text:p>1</text:p>
          </table:table-cell>
          <table:table-cell table:style-name="ce298" table:formula="of:=ROUNDDOWN([.D5]*[.D$26]*[.D$32];0)" office:value-type="float" office:value="0">
            <text:p>0</text:p>
          </table:table-cell>
          <table:table-cell table:style-name="ce298" table:formula="of:=ROUNDDOWN([.E5]*[.E$26]*[.E$32];0)" office:value-type="float" office:value="1">
            <text:p>1</text:p>
          </table:table-cell>
          <table:table-cell table:style-name="ce298" table:formula="of:=ROUNDDOWN([.F5]*[.F$26]*[.F$32];0)" office:value-type="float" office:value="2">
            <text:p>2</text:p>
          </table:table-cell>
          <table:table-cell table:style-name="ce156"/>
          <table:table-cell table:style-name="ce298" office:value-type="float" office:value="2">
            <text:p>2</text:p>
          </table:table-cell>
          <table:table-cell table:style-name="ce298" table:formula="of:=ROUNDDOWN([.C5]*[.C$27]*[.C$32];0)" office:value-type="float" office:value="1">
            <text:p>1</text:p>
          </table:table-cell>
          <table:table-cell table:style-name="ce298" table:formula="of:=ROUNDDOWN([.D5]*[.D$27]*[.D$32];0)" office:value-type="float" office:value="0">
            <text:p>0</text:p>
          </table:table-cell>
          <table:table-cell table:style-name="ce298" table:formula="of:=ROUNDDOWN([.E5]*[.E$27]*[.E$32];0)" office:value-type="float" office:value="1">
            <text:p>1</text:p>
          </table:table-cell>
          <table:table-cell table:style-name="ce298" table:formula="of:=ROUNDDOWN([.F5]*[.F$27]*[.F$32];0)" office:value-type="float" office:value="1">
            <text:p>1</text:p>
          </table:table-cell>
          <table:table-cell table:style-name="ce149"/>
          <table:table-cell table:style-name="ce298" office:value-type="float" office:value="2">
            <text:p>2</text:p>
          </table:table-cell>
          <table:table-cell table:style-name="ce298" table:formula="of:=ROUNDDOWN([.C5]*[.C$28]*[.C$32];0)" office:value-type="float" office:value="1">
            <text:p>1</text:p>
          </table:table-cell>
          <table:table-cell table:style-name="ce298" table:formula="of:=ROUNDDOWN([.D5]*[.D$28]*[.D$32];0)" office:value-type="float" office:value="0">
            <text:p>0</text:p>
          </table:table-cell>
          <table:table-cell table:style-name="ce298" table:formula="of:=ROUNDDOWN([.E5]*[.E$28]*[.E$32];0)" office:value-type="float" office:value="1">
            <text:p>1</text:p>
          </table:table-cell>
          <table:table-cell table:style-name="ce298" table:formula="of:=ROUNDDOWN([.F5]*[.F$28]*[.F$32];0)" office:value-type="float" office:value="1">
            <text:p>1</text:p>
          </table:table-cell>
          <table:table-cell table:style-name="ce430"/>
          <table:table-cell table:style-name="ce111" table:formula="of:=[.Z50]+1" office:value-type="float" office:value="49">
            <text:p>49</text:p>
          </table:table-cell>
          <table:table-cell table:style-name="ce111" table:formula="of:=ROUNDUP(2*POWER([.Z51]/10;2);0)" office:value-type="float" office:value="49">
            <text:p>49</text:p>
          </table:table-cell>
          <table:table-cell table:style-name="ce111" table:formula="of:=ROUNDDOWN([.Z51]/100*30-10;0)" office:value-type="float" office:value="4">
            <text:p>4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3">
            <text:p>3</text:p>
          </table:table-cell>
          <table:table-cell table:style-name="ce298" table:formula="of:=ROUNDDOWN([.C6]*[.C$26]*[.C$32];0)" office:value-type="float" office:value="0">
            <text:p>0</text:p>
          </table:table-cell>
          <table:table-cell table:style-name="ce298" table:formula="of:=ROUNDDOWN([.D6]*[.D$26]*[.D$32];0)" office:value-type="float" office:value="0">
            <text:p>0</text:p>
          </table:table-cell>
          <table:table-cell table:style-name="ce298" table:formula="of:=ROUNDDOWN([.E6]*[.E$26]*[.E$32];0)" office:value-type="float" office:value="0">
            <text:p>0</text:p>
          </table:table-cell>
          <table:table-cell table:style-name="ce298" table:formula="of:=ROUNDDOWN([.F6]*[.F$26]*[.F$32];0)" office:value-type="float" office:value="4">
            <text:p>4</text:p>
          </table:table-cell>
          <table:table-cell table:style-name="ce156"/>
          <table:table-cell table:style-name="ce298" office:value-type="float" office:value="3">
            <text:p>3</text:p>
          </table:table-cell>
          <table:table-cell table:style-name="ce298" table:formula="of:=ROUNDDOWN([.C6]*[.C$27]*[.C$32];0)" office:value-type="float" office:value="0">
            <text:p>0</text:p>
          </table:table-cell>
          <table:table-cell table:style-name="ce298" table:formula="of:=ROUNDDOWN([.D6]*[.D$27]*[.D$32];0)" office:value-type="float" office:value="0">
            <text:p>0</text:p>
          </table:table-cell>
          <table:table-cell table:style-name="ce298" table:formula="of:=ROUNDDOWN([.E6]*[.E$27]*[.E$32];0)" office:value-type="float" office:value="0">
            <text:p>0</text:p>
          </table:table-cell>
          <table:table-cell table:style-name="ce298" table:formula="of:=ROUNDDOWN([.F6]*[.F$27]*[.F$32];0)" office:value-type="float" office:value="3">
            <text:p>3</text:p>
          </table:table-cell>
          <table:table-cell table:style-name="ce156"/>
          <table:table-cell table:style-name="ce298" office:value-type="float" office:value="3">
            <text:p>3</text:p>
          </table:table-cell>
          <table:table-cell table:style-name="ce298" table:formula="of:=ROUNDDOWN([.C6]*[.C$28]*[.C$32];0)" office:value-type="float" office:value="0">
            <text:p>0</text:p>
          </table:table-cell>
          <table:table-cell table:style-name="ce298" table:formula="of:=ROUNDDOWN([.D6]*[.D$28]*[.D$32];0)" office:value-type="float" office:value="0">
            <text:p>0</text:p>
          </table:table-cell>
          <table:table-cell table:style-name="ce298" table:formula="of:=ROUNDDOWN([.E6]*[.E$28]*[.E$32];0)" office:value-type="float" office:value="0">
            <text:p>0</text:p>
          </table:table-cell>
          <table:table-cell table:style-name="ce298" table:formula="of:=ROUNDDOWN([.F6]*[.F$28]*[.F$32];0)" office:value-type="float" office:value="3">
            <text:p>3</text:p>
          </table:table-cell>
          <table:table-cell table:style-name="ce430"/>
          <table:table-cell table:style-name="ce112" table:formula="of:=[.Z51]+1" office:value-type="float" office:value="50">
            <text:p>50</text:p>
          </table:table-cell>
          <table:table-cell table:style-name="ce112" table:formula="of:=ROUNDUP(2*POWER([.Z52]/10;2);0)" office:value-type="float" office:value="50">
            <text:p>50</text:p>
          </table:table-cell>
          <table:table-cell table:style-name="ce112" table:formula="of:=ROUNDDOWN([.Z52]/100*30-10;0)" office:value-type="float" office:value="5">
            <text:p>5</text:p>
          </table:table-cell>
          <table:table-cell table:style-name="ce430" table:number-columns-repeated="2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4">
            <text:p>4</text:p>
          </table:table-cell>
          <table:table-cell table:style-name="ce298" table:formula="of:=ROUNDDOWN([.C7]*[.C$26]*[.C$32];0)" office:value-type="float" office:value="1">
            <text:p>1</text:p>
          </table:table-cell>
          <table:table-cell table:style-name="ce298" table:formula="of:=ROUNDDOWN([.D7]*[.D$26]*[.D$32];0)" office:value-type="float" office:value="0">
            <text:p>0</text:p>
          </table:table-cell>
          <table:table-cell table:style-name="ce298" table:formula="of:=ROUNDDOWN([.E7]*[.E$26]*[.E$32];0)" office:value-type="float" office:value="2">
            <text:p>2</text:p>
          </table:table-cell>
          <table:table-cell table:style-name="ce298" table:formula="of:=ROUNDDOWN([.F7]*[.F$26]*[.F$32];0)" office:value-type="float" office:value="4">
            <text:p>4</text:p>
          </table:table-cell>
          <table:table-cell table:style-name="ce156"/>
          <table:table-cell table:style-name="ce298" office:value-type="float" office:value="4">
            <text:p>4</text:p>
          </table:table-cell>
          <table:table-cell table:style-name="ce298" table:formula="of:=ROUNDDOWN([.C7]*[.C$27]*[.C$32];0)" office:value-type="float" office:value="1">
            <text:p>1</text:p>
          </table:table-cell>
          <table:table-cell table:style-name="ce298" table:formula="of:=ROUNDDOWN([.D7]*[.D$27]*[.D$32];0)" office:value-type="float" office:value="0">
            <text:p>0</text:p>
          </table:table-cell>
          <table:table-cell table:style-name="ce298" table:formula="of:=ROUNDDOWN([.E7]*[.E$27]*[.E$32];0)" office:value-type="float" office:value="2">
            <text:p>2</text:p>
          </table:table-cell>
          <table:table-cell table:style-name="ce298" table:formula="of:=ROUNDDOWN([.F7]*[.F$27]*[.F$32];0)" office:value-type="float" office:value="3">
            <text:p>3</text:p>
          </table:table-cell>
          <table:table-cell table:style-name="ce156"/>
          <table:table-cell table:style-name="ce298" office:value-type="float" office:value="4">
            <text:p>4</text:p>
          </table:table-cell>
          <table:table-cell table:style-name="ce298" table:formula="of:=ROUNDDOWN([.C7]*[.C$28]*[.C$32];0)" office:value-type="float" office:value="1">
            <text:p>1</text:p>
          </table:table-cell>
          <table:table-cell table:style-name="ce298" table:formula="of:=ROUNDDOWN([.D7]*[.D$28]*[.D$32];0)" office:value-type="float" office:value="0">
            <text:p>0</text:p>
          </table:table-cell>
          <table:table-cell table:style-name="ce298" table:formula="of:=ROUNDDOWN([.E7]*[.E$28]*[.E$32];0)" office:value-type="float" office:value="3">
            <text:p>3</text:p>
          </table:table-cell>
          <table:table-cell table:style-name="ce298" table:formula="of:=ROUNDDOWN([.F7]*[.F$28]*[.F$32];0)" office:value-type="float" office:value="3">
            <text:p>3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5">
            <text:p>5</text:p>
          </table:table-cell>
          <table:table-cell table:style-name="ce429" table:formula="of:=ROUNDDOWN([.C8]*[.C$26]*[.C$32];0)" office:value-type="float" office:value="7">
            <text:p>7</text:p>
          </table:table-cell>
          <table:table-cell table:style-name="ce429" table:formula="of:=ROUNDDOWN([.D8]*[.D$26]*[.D$32];0)" office:value-type="float" office:value="1">
            <text:p>1</text:p>
          </table:table-cell>
          <table:table-cell table:style-name="ce429" table:formula="of:=ROUNDDOWN([.E8]*[.E$26]*[.E$32];0)" office:value-type="float" office:value="0">
            <text:p>0</text:p>
          </table:table-cell>
          <table:table-cell table:style-name="ce429" table:formula="of:=ROUNDDOWN([.F8]*[.F$26]*[.F$32];0)" office:value-type="float" office:value="11">
            <text:p>11</text:p>
          </table:table-cell>
          <table:table-cell table:style-name="ce156"/>
          <table:table-cell table:style-name="ce429" office:value-type="float" office:value="5">
            <text:p>5</text:p>
          </table:table-cell>
          <table:table-cell table:style-name="ce429" table:formula="of:=ROUNDDOWN([.C8]*[.C$27]*[.C$32];0)" office:value-type="float" office:value="7">
            <text:p>7</text:p>
          </table:table-cell>
          <table:table-cell table:style-name="ce429" table:formula="of:=ROUNDDOWN([.D8]*[.D$27]*[.D$32];0)" office:value-type="float" office:value="1">
            <text:p>1</text:p>
          </table:table-cell>
          <table:table-cell table:style-name="ce429" table:formula="of:=ROUNDDOWN([.E8]*[.E$27]*[.E$32];0)" office:value-type="float" office:value="0">
            <text:p>0</text:p>
          </table:table-cell>
          <table:table-cell table:style-name="ce429" table:formula="of:=ROUNDDOWN([.F8]*[.F$27]*[.F$32];0)" office:value-type="float" office:value="9">
            <text:p>9</text:p>
          </table:table-cell>
          <table:table-cell table:style-name="ce156"/>
          <table:table-cell table:style-name="ce429" office:value-type="float" office:value="5">
            <text:p>5</text:p>
          </table:table-cell>
          <table:table-cell table:style-name="ce429" table:formula="of:=ROUNDDOWN([.C8]*[.C$28]*[.C$32];0)" office:value-type="float" office:value="7">
            <text:p>7</text:p>
          </table:table-cell>
          <table:table-cell table:style-name="ce429" table:formula="of:=ROUNDDOWN([.D8]*[.D$28]*[.D$32];0)" office:value-type="float" office:value="1">
            <text:p>1</text:p>
          </table:table-cell>
          <table:table-cell table:style-name="ce429" table:formula="of:=ROUNDDOWN([.E8]*[.E$28]*[.E$32];0)" office:value-type="float" office:value="0">
            <text:p>0</text:p>
          </table:table-cell>
          <table:table-cell table:style-name="ce429" table:formula="of:=ROUNDDOWN([.F8]*[.F$28]*[.F$32];0)" office:value-type="float" office:value="7">
            <text:p>7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6">
            <text:p>6</text:p>
          </table:table-cell>
          <table:table-cell table:style-name="ce298" table:formula="of:=ROUNDDOWN([.C9]*[.C$26]*[.C$32];0)" office:value-type="float" office:value="1">
            <text:p>1</text:p>
          </table:table-cell>
          <table:table-cell table:style-name="ce298" table:formula="of:=ROUNDDOWN([.D9]*[.D$26]*[.D$32];0)" office:value-type="float" office:value="0">
            <text:p>0</text:p>
          </table:table-cell>
          <table:table-cell table:style-name="ce298" table:formula="of:=ROUNDDOWN([.E9]*[.E$26]*[.E$32];0)" office:value-type="float" office:value="2">
            <text:p>2</text:p>
          </table:table-cell>
          <table:table-cell table:style-name="ce298" table:formula="of:=ROUNDDOWN([.F9]*[.F$26]*[.F$32];0)" office:value-type="float" office:value="9">
            <text:p>9</text:p>
          </table:table-cell>
          <table:table-cell table:style-name="ce156"/>
          <table:table-cell table:style-name="ce298" office:value-type="float" office:value="6">
            <text:p>6</text:p>
          </table:table-cell>
          <table:table-cell table:style-name="ce298" table:formula="of:=ROUNDDOWN([.C9]*[.C$27]*[.C$32];0)" office:value-type="float" office:value="1">
            <text:p>1</text:p>
          </table:table-cell>
          <table:table-cell table:style-name="ce298" table:formula="of:=ROUNDDOWN([.D9]*[.D$27]*[.D$32];0)" office:value-type="float" office:value="0">
            <text:p>0</text:p>
          </table:table-cell>
          <table:table-cell table:style-name="ce298" table:formula="of:=ROUNDDOWN([.E9]*[.E$27]*[.E$32];0)" office:value-type="float" office:value="2">
            <text:p>2</text:p>
          </table:table-cell>
          <table:table-cell table:style-name="ce298" table:formula="of:=ROUNDDOWN([.F9]*[.F$27]*[.F$32];0)" office:value-type="float" office:value="7">
            <text:p>7</text:p>
          </table:table-cell>
          <table:table-cell table:style-name="ce156"/>
          <table:table-cell table:style-name="ce298" office:value-type="float" office:value="6">
            <text:p>6</text:p>
          </table:table-cell>
          <table:table-cell table:style-name="ce298" table:formula="of:=ROUNDDOWN([.C9]*[.C$28]*[.C$32];0)" office:value-type="float" office:value="1">
            <text:p>1</text:p>
          </table:table-cell>
          <table:table-cell table:style-name="ce298" table:formula="of:=ROUNDDOWN([.D9]*[.D$28]*[.D$32];0)" office:value-type="float" office:value="0">
            <text:p>0</text:p>
          </table:table-cell>
          <table:table-cell table:style-name="ce298" table:formula="of:=ROUNDDOWN([.E9]*[.E$28]*[.E$32];0)" office:value-type="float" office:value="3">
            <text:p>3</text:p>
          </table:table-cell>
          <table:table-cell table:style-name="ce298" table:formula="of:=ROUNDDOWN([.F9]*[.F$28]*[.F$32];0)" office:value-type="float" office:value="6">
            <text:p>6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7">
            <text:p>7</text:p>
          </table:table-cell>
          <table:table-cell table:style-name="ce298" table:formula="of:=ROUNDDOWN([.C10]*[.C$26]*[.C$32];0)" office:value-type="float" office:value="7">
            <text:p>7</text:p>
          </table:table-cell>
          <table:table-cell table:style-name="ce298" table:formula="of:=ROUNDDOWN([.D10]*[.D$26]*[.D$32];0)" office:value-type="float" office:value="0">
            <text:p>0</text:p>
          </table:table-cell>
          <table:table-cell table:style-name="ce298" table:formula="of:=ROUNDDOWN([.E10]*[.E$26]*[.E$32];0)" office:value-type="float" office:value="3">
            <text:p>3</text:p>
          </table:table-cell>
          <table:table-cell table:style-name="ce298" table:formula="of:=ROUNDDOWN([.F10]*[.F$26]*[.F$32];0)" office:value-type="float" office:value="6">
            <text:p>6</text:p>
          </table:table-cell>
          <table:table-cell table:style-name="ce156"/>
          <table:table-cell table:style-name="ce298" office:value-type="float" office:value="7">
            <text:p>7</text:p>
          </table:table-cell>
          <table:table-cell table:style-name="ce298" table:formula="of:=ROUNDDOWN([.C10]*[.C$27]*[.C$32];0)" office:value-type="float" office:value="7">
            <text:p>7</text:p>
          </table:table-cell>
          <table:table-cell table:style-name="ce298" table:formula="of:=ROUNDDOWN([.D10]*[.D$27]*[.D$32];0)" office:value-type="float" office:value="0">
            <text:p>0</text:p>
          </table:table-cell>
          <table:table-cell table:style-name="ce298" table:formula="of:=ROUNDDOWN([.E10]*[.E$27]*[.E$32];0)" office:value-type="float" office:value="4">
            <text:p>4</text:p>
          </table:table-cell>
          <table:table-cell table:style-name="ce298" table:formula="of:=ROUNDDOWN([.F10]*[.F$27]*[.F$32];0)" office:value-type="float" office:value="5">
            <text:p>5</text:p>
          </table:table-cell>
          <table:table-cell table:style-name="ce156"/>
          <table:table-cell table:style-name="ce298" office:value-type="float" office:value="7">
            <text:p>7</text:p>
          </table:table-cell>
          <table:table-cell table:style-name="ce298" table:formula="of:=ROUNDDOWN([.C10]*[.C$28]*[.C$32];0)" office:value-type="float" office:value="7">
            <text:p>7</text:p>
          </table:table-cell>
          <table:table-cell table:style-name="ce298" table:formula="of:=ROUNDDOWN([.D10]*[.D$28]*[.D$32];0)" office:value-type="float" office:value="0">
            <text:p>0</text:p>
          </table:table-cell>
          <table:table-cell table:style-name="ce298" table:formula="of:=ROUNDDOWN([.E10]*[.E$28]*[.E$32];0)" office:value-type="float" office:value="5">
            <text:p>5</text:p>
          </table:table-cell>
          <table:table-cell table:style-name="ce298" table:formula="of:=ROUNDDOWN([.F10]*[.F$28]*[.F$32];0)" office:value-type="float" office:value="4">
            <text:p>4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8">
            <text:p>8</text:p>
          </table:table-cell>
          <table:table-cell table:style-name="ce298" table:formula="of:=ROUNDDOWN([.C11]*[.C$26]*[.C$32];0)" office:value-type="float" office:value="1">
            <text:p>1</text:p>
          </table:table-cell>
          <table:table-cell table:style-name="ce298" table:formula="of:=ROUNDDOWN([.D11]*[.D$26]*[.D$32];0)" office:value-type="float" office:value="1">
            <text:p>1</text:p>
          </table:table-cell>
          <table:table-cell table:style-name="ce298" table:formula="of:=ROUNDDOWN([.E11]*[.E$26]*[.E$32];0)" office:value-type="float" office:value="0">
            <text:p>0</text:p>
          </table:table-cell>
          <table:table-cell table:style-name="ce298" table:formula="of:=ROUNDDOWN([.F11]*[.F$26]*[.F$32];0)" office:value-type="float" office:value="11">
            <text:p>11</text:p>
          </table:table-cell>
          <table:table-cell table:style-name="ce156"/>
          <table:table-cell table:style-name="ce298" office:value-type="float" office:value="8">
            <text:p>8</text:p>
          </table:table-cell>
          <table:table-cell table:style-name="ce298" table:formula="of:=ROUNDDOWN([.C11]*[.C$27]*[.C$32];0)" office:value-type="float" office:value="1">
            <text:p>1</text:p>
          </table:table-cell>
          <table:table-cell table:style-name="ce298" table:formula="of:=ROUNDDOWN([.D11]*[.D$27]*[.D$32];0)" office:value-type="float" office:value="1">
            <text:p>1</text:p>
          </table:table-cell>
          <table:table-cell table:style-name="ce298" table:formula="of:=ROUNDDOWN([.E11]*[.E$27]*[.E$32];0)" office:value-type="float" office:value="0">
            <text:p>0</text:p>
          </table:table-cell>
          <table:table-cell table:style-name="ce298" table:formula="of:=ROUNDDOWN([.F11]*[.F$27]*[.F$32];0)" office:value-type="float" office:value="9">
            <text:p>9</text:p>
          </table:table-cell>
          <table:table-cell table:style-name="ce156"/>
          <table:table-cell table:style-name="ce298" office:value-type="float" office:value="8">
            <text:p>8</text:p>
          </table:table-cell>
          <table:table-cell table:style-name="ce298" table:formula="of:=ROUNDDOWN([.C11]*[.C$28]*[.C$32];0)" office:value-type="float" office:value="1">
            <text:p>1</text:p>
          </table:table-cell>
          <table:table-cell table:style-name="ce298" table:formula="of:=ROUNDDOWN([.D11]*[.D$28]*[.D$32];0)" office:value-type="float" office:value="1">
            <text:p>1</text:p>
          </table:table-cell>
          <table:table-cell table:style-name="ce298" table:formula="of:=ROUNDDOWN([.E11]*[.E$28]*[.E$32];0)" office:value-type="float" office:value="0">
            <text:p>0</text:p>
          </table:table-cell>
          <table:table-cell table:style-name="ce298" table:formula="of:=ROUNDDOWN([.F11]*[.F$28]*[.F$32];0)" office:value-type="float" office:value="7">
            <text:p>7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9">
            <text:p>9</text:p>
          </table:table-cell>
          <table:table-cell table:style-name="ce298" table:formula="of:=ROUNDDOWN([.C12]*[.C$26]*[.C$32];0)" office:value-type="float" office:value="7">
            <text:p>7</text:p>
          </table:table-cell>
          <table:table-cell table:style-name="ce298" table:formula="of:=ROUNDDOWN([.D12]*[.D$26]*[.D$32];0)" office:value-type="float" office:value="0">
            <text:p>0</text:p>
          </table:table-cell>
          <table:table-cell table:style-name="ce298" table:formula="of:=ROUNDDOWN([.E12]*[.E$26]*[.E$32];0)" office:value-type="float" office:value="4">
            <text:p>4</text:p>
          </table:table-cell>
          <table:table-cell table:style-name="ce298" table:formula="of:=ROUNDDOWN([.F12]*[.F$26]*[.F$32];0)" office:value-type="float" office:value="11">
            <text:p>11</text:p>
          </table:table-cell>
          <table:table-cell table:style-name="ce156"/>
          <table:table-cell table:style-name="ce298" office:value-type="float" office:value="9">
            <text:p>9</text:p>
          </table:table-cell>
          <table:table-cell table:style-name="ce298" table:formula="of:=ROUNDDOWN([.C12]*[.C$27]*[.C$32];0)" office:value-type="float" office:value="7">
            <text:p>7</text:p>
          </table:table-cell>
          <table:table-cell table:style-name="ce298" table:formula="of:=ROUNDDOWN([.D12]*[.D$27]*[.D$32];0)" office:value-type="float" office:value="0">
            <text:p>0</text:p>
          </table:table-cell>
          <table:table-cell table:style-name="ce298" table:formula="of:=ROUNDDOWN([.E12]*[.E$27]*[.E$32];0)" office:value-type="float" office:value="5">
            <text:p>5</text:p>
          </table:table-cell>
          <table:table-cell table:style-name="ce298" table:formula="of:=ROUNDDOWN([.F12]*[.F$27]*[.F$32];0)" office:value-type="float" office:value="9">
            <text:p>9</text:p>
          </table:table-cell>
          <table:table-cell table:style-name="ce156"/>
          <table:table-cell table:style-name="ce298" office:value-type="float" office:value="9">
            <text:p>9</text:p>
          </table:table-cell>
          <table:table-cell table:style-name="ce298" table:formula="of:=ROUNDDOWN([.C12]*[.C$28]*[.C$32];0)" office:value-type="float" office:value="7">
            <text:p>7</text:p>
          </table:table-cell>
          <table:table-cell table:style-name="ce298" table:formula="of:=ROUNDDOWN([.D12]*[.D$28]*[.D$32];0)" office:value-type="float" office:value="0">
            <text:p>0</text:p>
          </table:table-cell>
          <table:table-cell table:style-name="ce298" table:formula="of:=ROUNDDOWN([.E12]*[.E$28]*[.E$32];0)" office:value-type="float" office:value="7">
            <text:p>7</text:p>
          </table:table-cell>
          <table:table-cell table:style-name="ce298" table:formula="of:=ROUNDDOWN([.F12]*[.F$28]*[.F$32];0)" office:value-type="float" office:value="7">
            <text:p>7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10">
            <text:p>10</text:p>
          </table:table-cell>
          <table:table-cell table:style-name="ce429" table:formula="of:=ROUNDDOWN([.C13]*[.C$26]*[.C$32];0)" office:value-type="float" office:value="15">
            <text:p>15</text:p>
          </table:table-cell>
          <table:table-cell table:style-name="ce429" table:formula="of:=ROUNDDOWN([.D13]*[.D$26]*[.D$32];0)" office:value-type="float" office:value="2">
            <text:p>2</text:p>
          </table:table-cell>
          <table:table-cell table:style-name="ce429" table:formula="of:=ROUNDDOWN([.E13]*[.E$26]*[.E$32];0)" office:value-type="float" office:value="0">
            <text:p>0</text:p>
          </table:table-cell>
          <table:table-cell table:style-name="ce429" table:formula="of:=ROUNDDOWN([.F13]*[.F$26]*[.F$32];0)" office:value-type="float" office:value="22">
            <text:p>22</text:p>
          </table:table-cell>
          <table:table-cell table:style-name="ce156"/>
          <table:table-cell table:style-name="ce429" office:value-type="float" office:value="10">
            <text:p>10</text:p>
          </table:table-cell>
          <table:table-cell table:style-name="ce429" table:formula="of:=ROUNDDOWN([.C13]*[.C$27]*[.C$32];0)" office:value-type="float" office:value="15">
            <text:p>15</text:p>
          </table:table-cell>
          <table:table-cell table:style-name="ce429" table:formula="of:=ROUNDDOWN([.D13]*[.D$27]*[.D$32];0)" office:value-type="float" office:value="2">
            <text:p>2</text:p>
          </table:table-cell>
          <table:table-cell table:style-name="ce429" table:formula="of:=ROUNDDOWN([.E13]*[.E$27]*[.E$32];0)" office:value-type="float" office:value="0">
            <text:p>0</text:p>
          </table:table-cell>
          <table:table-cell table:style-name="ce429" table:formula="of:=ROUNDDOWN([.F13]*[.F$27]*[.F$32];0)" office:value-type="float" office:value="18">
            <text:p>18</text:p>
          </table:table-cell>
          <table:table-cell table:style-name="ce156"/>
          <table:table-cell table:style-name="ce429" office:value-type="float" office:value="10">
            <text:p>10</text:p>
          </table:table-cell>
          <table:table-cell table:style-name="ce429" table:formula="of:=ROUNDDOWN([.C13]*[.C$28]*[.C$32];0)" office:value-type="float" office:value="15">
            <text:p>15</text:p>
          </table:table-cell>
          <table:table-cell table:style-name="ce429" table:formula="of:=ROUNDDOWN([.D13]*[.D$28]*[.D$32];0)" office:value-type="float" office:value="2">
            <text:p>2</text:p>
          </table:table-cell>
          <table:table-cell table:style-name="ce429" table:formula="of:=ROUNDDOWN([.E13]*[.E$28]*[.E$32];0)" office:value-type="float" office:value="0">
            <text:p>0</text:p>
          </table:table-cell>
          <table:table-cell table:style-name="ce429" table:formula="of:=ROUNDDOWN([.F13]*[.F$28]*[.F$32];0)" office:value-type="float" office:value="15">
            <text:p>15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1">
            <text:p>11</text:p>
          </table:table-cell>
          <table:table-cell table:style-name="ce298" table:formula="of:=ROUNDDOWN([.C14]*[.C$26]*[.C$32];0)" office:value-type="float" office:value="7">
            <text:p>7</text:p>
          </table:table-cell>
          <table:table-cell table:style-name="ce298" table:formula="of:=ROUNDDOWN([.D14]*[.D$26]*[.D$32];0)" office:value-type="float" office:value="0">
            <text:p>0</text:p>
          </table:table-cell>
          <table:table-cell table:style-name="ce298" table:formula="of:=ROUNDDOWN([.E14]*[.E$26]*[.E$32];0)" office:value-type="float" office:value="2">
            <text:p>2</text:p>
          </table:table-cell>
          <table:table-cell table:style-name="ce298" table:formula="of:=ROUNDDOWN([.F14]*[.F$26]*[.F$32];0)" office:value-type="float" office:value="18">
            <text:p>18</text:p>
          </table:table-cell>
          <table:table-cell table:style-name="ce156"/>
          <table:table-cell table:style-name="ce298" office:value-type="float" office:value="11">
            <text:p>11</text:p>
          </table:table-cell>
          <table:table-cell table:style-name="ce298" table:formula="of:=ROUNDDOWN([.C14]*[.C$27]*[.C$32];0)" office:value-type="float" office:value="7">
            <text:p>7</text:p>
          </table:table-cell>
          <table:table-cell table:style-name="ce298" table:formula="of:=ROUNDDOWN([.D14]*[.D$27]*[.D$32];0)" office:value-type="float" office:value="0">
            <text:p>0</text:p>
          </table:table-cell>
          <table:table-cell table:style-name="ce298" table:formula="of:=ROUNDDOWN([.E14]*[.E$27]*[.E$32];0)" office:value-type="float" office:value="2">
            <text:p>2</text:p>
          </table:table-cell>
          <table:table-cell table:style-name="ce298" table:formula="of:=ROUNDDOWN([.F14]*[.F$27]*[.F$32];0)" office:value-type="float" office:value="14">
            <text:p>14</text:p>
          </table:table-cell>
          <table:table-cell table:style-name="ce156"/>
          <table:table-cell table:style-name="ce298" office:value-type="float" office:value="11">
            <text:p>11</text:p>
          </table:table-cell>
          <table:table-cell table:style-name="ce298" table:formula="of:=ROUNDDOWN([.C14]*[.C$28]*[.C$32];0)" office:value-type="float" office:value="7">
            <text:p>7</text:p>
          </table:table-cell>
          <table:table-cell table:style-name="ce298" table:formula="of:=ROUNDDOWN([.D14]*[.D$28]*[.D$32];0)" office:value-type="float" office:value="0">
            <text:p>0</text:p>
          </table:table-cell>
          <table:table-cell table:style-name="ce298" table:formula="of:=ROUNDDOWN([.E14]*[.E$28]*[.E$32];0)" office:value-type="float" office:value="3">
            <text:p>3</text:p>
          </table:table-cell>
          <table:table-cell table:style-name="ce298" table:formula="of:=ROUNDDOWN([.F14]*[.F$28]*[.F$32];0)" office:value-type="float" office:value="12">
            <text:p>12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2">
            <text:p>12</text:p>
          </table:table-cell>
          <table:table-cell table:style-name="ce298" table:formula="of:=ROUNDDOWN([.C15]*[.C$26]*[.C$32];0)" office:value-type="float" office:value="15">
            <text:p>15</text:p>
          </table:table-cell>
          <table:table-cell table:style-name="ce298" table:formula="of:=ROUNDDOWN([.D15]*[.D$26]*[.D$32];0)" office:value-type="float" office:value="0">
            <text:p>0</text:p>
          </table:table-cell>
          <table:table-cell table:style-name="ce298" table:formula="of:=ROUNDDOWN([.E15]*[.E$26]*[.E$32];0)" office:value-type="float" office:value="6">
            <text:p>6</text:p>
          </table:table-cell>
          <table:table-cell table:style-name="ce298" table:formula="of:=ROUNDDOWN([.F15]*[.F$26]*[.F$32];0)" office:value-type="float" office:value="15">
            <text:p>15</text:p>
          </table:table-cell>
          <table:table-cell table:style-name="ce156"/>
          <table:table-cell table:style-name="ce298" office:value-type="float" office:value="12">
            <text:p>12</text:p>
          </table:table-cell>
          <table:table-cell table:style-name="ce298" table:formula="of:=ROUNDDOWN([.C15]*[.C$27]*[.C$32];0)" office:value-type="float" office:value="15">
            <text:p>15</text:p>
          </table:table-cell>
          <table:table-cell table:style-name="ce298" table:formula="of:=ROUNDDOWN([.D15]*[.D$27]*[.D$32];0)" office:value-type="float" office:value="0">
            <text:p>0</text:p>
          </table:table-cell>
          <table:table-cell table:style-name="ce298" table:formula="of:=ROUNDDOWN([.E15]*[.E$27]*[.E$32];0)" office:value-type="float" office:value="7">
            <text:p>7</text:p>
          </table:table-cell>
          <table:table-cell table:style-name="ce298" table:formula="of:=ROUNDDOWN([.F15]*[.F$27]*[.F$32];0)" office:value-type="float" office:value="12">
            <text:p>12</text:p>
          </table:table-cell>
          <table:table-cell table:style-name="ce156"/>
          <table:table-cell table:style-name="ce298" office:value-type="float" office:value="12">
            <text:p>12</text:p>
          </table:table-cell>
          <table:table-cell table:style-name="ce298" table:formula="of:=ROUNDDOWN([.C15]*[.C$28]*[.C$32];0)" office:value-type="float" office:value="15">
            <text:p>15</text:p>
          </table:table-cell>
          <table:table-cell table:style-name="ce298" table:formula="of:=ROUNDDOWN([.D15]*[.D$28]*[.D$32];0)" office:value-type="float" office:value="0">
            <text:p>0</text:p>
          </table:table-cell>
          <table:table-cell table:style-name="ce298" table:formula="of:=ROUNDDOWN([.E15]*[.E$28]*[.E$32];0)" office:value-type="float" office:value="9">
            <text:p>9</text:p>
          </table:table-cell>
          <table:table-cell table:style-name="ce298" table:formula="of:=ROUNDDOWN([.F15]*[.F$28]*[.F$32];0)" office:value-type="float" office:value="10">
            <text:p>10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3">
            <text:p>13</text:p>
          </table:table-cell>
          <table:table-cell table:style-name="ce298" table:formula="of:=ROUNDDOWN([.C16]*[.C$26]*[.C$32];0)" office:value-type="float" office:value="7">
            <text:p>7</text:p>
          </table:table-cell>
          <table:table-cell table:style-name="ce298" table:formula="of:=ROUNDDOWN([.D16]*[.D$26]*[.D$32];0)" office:value-type="float" office:value="2">
            <text:p>2</text:p>
          </table:table-cell>
          <table:table-cell table:style-name="ce298" table:formula="of:=ROUNDDOWN([.E16]*[.E$26]*[.E$32];0)" office:value-type="float" office:value="0">
            <text:p>0</text:p>
          </table:table-cell>
          <table:table-cell table:style-name="ce298" table:formula="of:=ROUNDDOWN([.F16]*[.F$26]*[.F$32];0)" office:value-type="float" office:value="22">
            <text:p>22</text:p>
          </table:table-cell>
          <table:table-cell table:style-name="ce156"/>
          <table:table-cell table:style-name="ce298" office:value-type="float" office:value="13">
            <text:p>13</text:p>
          </table:table-cell>
          <table:table-cell table:style-name="ce298" table:formula="of:=ROUNDDOWN([.C16]*[.C$27]*[.C$32];0)" office:value-type="float" office:value="7">
            <text:p>7</text:p>
          </table:table-cell>
          <table:table-cell table:style-name="ce298" table:formula="of:=ROUNDDOWN([.D16]*[.D$27]*[.D$32];0)" office:value-type="float" office:value="2">
            <text:p>2</text:p>
          </table:table-cell>
          <table:table-cell table:style-name="ce298" table:formula="of:=ROUNDDOWN([.E16]*[.E$27]*[.E$32];0)" office:value-type="float" office:value="0">
            <text:p>0</text:p>
          </table:table-cell>
          <table:table-cell table:style-name="ce298" table:formula="of:=ROUNDDOWN([.F16]*[.F$27]*[.F$32];0)" office:value-type="float" office:value="18">
            <text:p>18</text:p>
          </table:table-cell>
          <table:table-cell table:style-name="ce156"/>
          <table:table-cell table:style-name="ce298" office:value-type="float" office:value="13">
            <text:p>13</text:p>
          </table:table-cell>
          <table:table-cell table:style-name="ce298" table:formula="of:=ROUNDDOWN([.C16]*[.C$28]*[.C$32];0)" office:value-type="float" office:value="7">
            <text:p>7</text:p>
          </table:table-cell>
          <table:table-cell table:style-name="ce298" table:formula="of:=ROUNDDOWN([.D16]*[.D$28]*[.D$32];0)" office:value-type="float" office:value="2">
            <text:p>2</text:p>
          </table:table-cell>
          <table:table-cell table:style-name="ce298" table:formula="of:=ROUNDDOWN([.E16]*[.E$28]*[.E$32];0)" office:value-type="float" office:value="0">
            <text:p>0</text:p>
          </table:table-cell>
          <table:table-cell table:style-name="ce298" table:formula="of:=ROUNDDOWN([.F16]*[.F$28]*[.F$32];0)" office:value-type="float" office:value="15">
            <text:p>15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4">
            <text:p>14</text:p>
          </table:table-cell>
          <table:table-cell table:style-name="ce298" table:formula="of:=ROUNDDOWN([.C17]*[.C$26]*[.C$32];0)" office:value-type="float" office:value="15">
            <text:p>15</text:p>
          </table:table-cell>
          <table:table-cell table:style-name="ce298" table:formula="of:=ROUNDDOWN([.D17]*[.D$26]*[.D$32];0)" office:value-type="float" office:value="0">
            <text:p>0</text:p>
          </table:table-cell>
          <table:table-cell table:style-name="ce298" table:formula="of:=ROUNDDOWN([.E17]*[.E$26]*[.E$32];0)" office:value-type="float" office:value="7">
            <text:p>7</text:p>
          </table:table-cell>
          <table:table-cell table:style-name="ce298" table:formula="of:=ROUNDDOWN([.F17]*[.F$26]*[.F$32];0)" office:value-type="float" office:value="22">
            <text:p>22</text:p>
          </table:table-cell>
          <table:table-cell table:style-name="ce156"/>
          <table:table-cell table:style-name="ce298" office:value-type="float" office:value="14">
            <text:p>14</text:p>
          </table:table-cell>
          <table:table-cell table:style-name="ce298" table:formula="of:=ROUNDDOWN([.C17]*[.C$27]*[.C$32];0)" office:value-type="float" office:value="15">
            <text:p>15</text:p>
          </table:table-cell>
          <table:table-cell table:style-name="ce298" table:formula="of:=ROUNDDOWN([.D17]*[.D$27]*[.D$32];0)" office:value-type="float" office:value="0">
            <text:p>0</text:p>
          </table:table-cell>
          <table:table-cell table:style-name="ce298" table:formula="of:=ROUNDDOWN([.E17]*[.E$27]*[.E$32];0)" office:value-type="float" office:value="8">
            <text:p>8</text:p>
          </table:table-cell>
          <table:table-cell table:style-name="ce298" table:formula="of:=ROUNDDOWN([.F17]*[.F$27]*[.F$32];0)" office:value-type="float" office:value="18">
            <text:p>18</text:p>
          </table:table-cell>
          <table:table-cell table:style-name="ce156"/>
          <table:table-cell table:style-name="ce298" office:value-type="float" office:value="14">
            <text:p>14</text:p>
          </table:table-cell>
          <table:table-cell table:style-name="ce298" table:formula="of:=ROUNDDOWN([.C17]*[.C$28]*[.C$32];0)" office:value-type="float" office:value="15">
            <text:p>15</text:p>
          </table:table-cell>
          <table:table-cell table:style-name="ce298" table:formula="of:=ROUNDDOWN([.D17]*[.D$28]*[.D$32];0)" office:value-type="float" office:value="0">
            <text:p>0</text:p>
          </table:table-cell>
          <table:table-cell table:style-name="ce298" table:formula="of:=ROUNDDOWN([.E17]*[.E$28]*[.E$32];0)" office:value-type="float" office:value="10">
            <text:p>10</text:p>
          </table:table-cell>
          <table:table-cell table:style-name="ce298" table:formula="of:=ROUNDDOWN([.F17]*[.F$28]*[.F$32];0)" office:value-type="float" office:value="15">
            <text:p>15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15">
            <text:p>15</text:p>
          </table:table-cell>
          <table:table-cell table:style-name="ce429" table:formula="of:=ROUNDDOWN([.C18]*[.C$26]*[.C$32];0)" office:value-type="float" office:value="22">
            <text:p>22</text:p>
          </table:table-cell>
          <table:table-cell table:style-name="ce429" table:formula="of:=ROUNDDOWN([.D18]*[.D$26]*[.D$32];0)" office:value-type="float" office:value="3">
            <text:p>3</text:p>
          </table:table-cell>
          <table:table-cell table:style-name="ce429" table:formula="of:=ROUNDDOWN([.E18]*[.E$26]*[.E$32];0)" office:value-type="float" office:value="0">
            <text:p>0</text:p>
          </table:table-cell>
          <table:table-cell table:style-name="ce429" table:formula="of:=ROUNDDOWN([.F18]*[.F$26]*[.F$32];0)" office:value-type="float" office:value="33">
            <text:p>33</text:p>
          </table:table-cell>
          <table:table-cell table:style-name="ce156"/>
          <table:table-cell table:style-name="ce429" office:value-type="float" office:value="15">
            <text:p>15</text:p>
          </table:table-cell>
          <table:table-cell table:style-name="ce429" table:formula="of:=ROUNDDOWN([.C18]*[.C$27]*[.C$32];0)" office:value-type="float" office:value="22">
            <text:p>22</text:p>
          </table:table-cell>
          <table:table-cell table:style-name="ce429" table:formula="of:=ROUNDDOWN([.D18]*[.D$27]*[.D$32];0)" office:value-type="float" office:value="3">
            <text:p>3</text:p>
          </table:table-cell>
          <table:table-cell table:style-name="ce429" table:formula="of:=ROUNDDOWN([.E18]*[.E$27]*[.E$32];0)" office:value-type="float" office:value="0">
            <text:p>0</text:p>
          </table:table-cell>
          <table:table-cell table:style-name="ce429" table:formula="of:=ROUNDDOWN([.F18]*[.F$27]*[.F$32];0)" office:value-type="float" office:value="27">
            <text:p>27</text:p>
          </table:table-cell>
          <table:table-cell table:style-name="ce156"/>
          <table:table-cell table:style-name="ce429" office:value-type="float" office:value="15">
            <text:p>15</text:p>
          </table:table-cell>
          <table:table-cell table:style-name="ce429" table:formula="of:=ROUNDDOWN([.C18]*[.C$28]*[.C$32];0)" office:value-type="float" office:value="22">
            <text:p>22</text:p>
          </table:table-cell>
          <table:table-cell table:style-name="ce429" table:formula="of:=ROUNDDOWN([.D18]*[.D$28]*[.D$32];0)" office:value-type="float" office:value="3">
            <text:p>3</text:p>
          </table:table-cell>
          <table:table-cell table:style-name="ce429" table:formula="of:=ROUNDDOWN([.E18]*[.E$28]*[.E$32];0)" office:value-type="float" office:value="0">
            <text:p>0</text:p>
          </table:table-cell>
          <table:table-cell table:style-name="ce429" table:formula="of:=ROUNDDOWN([.F18]*[.F$28]*[.F$32];0)" office:value-type="float" office:value="22">
            <text:p>22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6">
            <text:p>16</text:p>
          </table:table-cell>
          <table:table-cell table:style-name="ce298" table:formula="of:=ROUNDDOWN([.C19]*[.C$26]*[.C$32];0)" office:value-type="float" office:value="15">
            <text:p>15</text:p>
          </table:table-cell>
          <table:table-cell table:style-name="ce298" table:formula="of:=ROUNDDOWN([.D19]*[.D$26]*[.D$32];0)" office:value-type="float" office:value="0">
            <text:p>0</text:p>
          </table:table-cell>
          <table:table-cell table:style-name="ce298" table:formula="of:=ROUNDDOWN([.E19]*[.E$26]*[.E$32];0)" office:value-type="float" office:value="4">
            <text:p>4</text:p>
          </table:table-cell>
          <table:table-cell table:style-name="ce298" table:formula="of:=ROUNDDOWN([.F19]*[.F$26]*[.F$32];0)" office:value-type="float" office:value="31">
            <text:p>31</text:p>
          </table:table-cell>
          <table:table-cell table:style-name="ce156"/>
          <table:table-cell table:style-name="ce298" office:value-type="float" office:value="16">
            <text:p>16</text:p>
          </table:table-cell>
          <table:table-cell table:style-name="ce298" table:formula="of:=ROUNDDOWN([.C19]*[.C$27]*[.C$32];0)" office:value-type="float" office:value="15">
            <text:p>15</text:p>
          </table:table-cell>
          <table:table-cell table:style-name="ce298" table:formula="of:=ROUNDDOWN([.D19]*[.D$27]*[.D$32];0)" office:value-type="float" office:value="0">
            <text:p>0</text:p>
          </table:table-cell>
          <table:table-cell table:style-name="ce298" table:formula="of:=ROUNDDOWN([.E19]*[.E$27]*[.E$32];0)" office:value-type="float" office:value="5">
            <text:p>5</text:p>
          </table:table-cell>
          <table:table-cell table:style-name="ce298" table:formula="of:=ROUNDDOWN([.F19]*[.F$27]*[.F$32];0)" office:value-type="float" office:value="25">
            <text:p>25</text:p>
          </table:table-cell>
          <table:table-cell table:style-name="ce156"/>
          <table:table-cell table:style-name="ce298" office:value-type="float" office:value="16">
            <text:p>16</text:p>
          </table:table-cell>
          <table:table-cell table:style-name="ce298" table:formula="of:=ROUNDDOWN([.C19]*[.C$28]*[.C$32];0)" office:value-type="float" office:value="15">
            <text:p>15</text:p>
          </table:table-cell>
          <table:table-cell table:style-name="ce298" table:formula="of:=ROUNDDOWN([.D19]*[.D$28]*[.D$32];0)" office:value-type="float" office:value="0">
            <text:p>0</text:p>
          </table:table-cell>
          <table:table-cell table:style-name="ce298" table:formula="of:=ROUNDDOWN([.E19]*[.E$28]*[.E$32];0)" office:value-type="float" office:value="7">
            <text:p>7</text:p>
          </table:table-cell>
          <table:table-cell table:style-name="ce298" table:formula="of:=ROUNDDOWN([.F19]*[.F$28]*[.F$32];0)" office:value-type="float" office:value="21">
            <text:p>21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7">
            <text:p>17</text:p>
          </table:table-cell>
          <table:table-cell table:style-name="ce298" table:formula="of:=ROUNDDOWN([.C20]*[.C$26]*[.C$32];0)" office:value-type="float" office:value="22">
            <text:p>22</text:p>
          </table:table-cell>
          <table:table-cell table:style-name="ce298" table:formula="of:=ROUNDDOWN([.D20]*[.D$26]*[.D$32];0)" office:value-type="float" office:value="0">
            <text:p>0</text:p>
          </table:table-cell>
          <table:table-cell table:style-name="ce298" table:formula="of:=ROUNDDOWN([.E20]*[.E$26]*[.E$32];0)" office:value-type="float" office:value="9">
            <text:p>9</text:p>
          </table:table-cell>
          <table:table-cell table:style-name="ce298" table:formula="of:=ROUNDDOWN([.F20]*[.F$26]*[.F$32];0)" office:value-type="float" office:value="27">
            <text:p>27</text:p>
          </table:table-cell>
          <table:table-cell table:style-name="ce156"/>
          <table:table-cell table:style-name="ce298" office:value-type="float" office:value="17">
            <text:p>17</text:p>
          </table:table-cell>
          <table:table-cell table:style-name="ce298" table:formula="of:=ROUNDDOWN([.C20]*[.C$27]*[.C$32];0)" office:value-type="float" office:value="22">
            <text:p>22</text:p>
          </table:table-cell>
          <table:table-cell table:style-name="ce298" table:formula="of:=ROUNDDOWN([.D20]*[.D$27]*[.D$32];0)" office:value-type="float" office:value="0">
            <text:p>0</text:p>
          </table:table-cell>
          <table:table-cell table:style-name="ce298" table:formula="of:=ROUNDDOWN([.E20]*[.E$27]*[.E$32];0)" office:value-type="float" office:value="11">
            <text:p>11</text:p>
          </table:table-cell>
          <table:table-cell table:style-name="ce298" table:formula="of:=ROUNDDOWN([.F20]*[.F$27]*[.F$32];0)" office:value-type="float" office:value="21">
            <text:p>21</text:p>
          </table:table-cell>
          <table:table-cell table:style-name="ce156"/>
          <table:table-cell table:style-name="ce298" office:value-type="float" office:value="17">
            <text:p>17</text:p>
          </table:table-cell>
          <table:table-cell table:style-name="ce298" table:formula="of:=ROUNDDOWN([.C20]*[.C$28]*[.C$32];0)" office:value-type="float" office:value="22">
            <text:p>22</text:p>
          </table:table-cell>
          <table:table-cell table:style-name="ce298" table:formula="of:=ROUNDDOWN([.D20]*[.D$28]*[.D$32];0)" office:value-type="float" office:value="0">
            <text:p>0</text:p>
          </table:table-cell>
          <table:table-cell table:style-name="ce298" table:formula="of:=ROUNDDOWN([.E20]*[.E$28]*[.E$32];0)" office:value-type="float" office:value="14">
            <text:p>14</text:p>
          </table:table-cell>
          <table:table-cell table:style-name="ce298" table:formula="of:=ROUNDDOWN([.F20]*[.F$28]*[.F$32];0)" office:value-type="float" office:value="18">
            <text:p>18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8">
            <text:p>18</text:p>
          </table:table-cell>
          <table:table-cell table:style-name="ce298" table:formula="of:=ROUNDDOWN([.C21]*[.C$26]*[.C$32];0)" office:value-type="float" office:value="15">
            <text:p>15</text:p>
          </table:table-cell>
          <table:table-cell table:style-name="ce298" table:formula="of:=ROUNDDOWN([.D21]*[.D$26]*[.D$32];0)" office:value-type="float" office:value="3">
            <text:p>3</text:p>
          </table:table-cell>
          <table:table-cell table:style-name="ce298" table:formula="of:=ROUNDDOWN([.E21]*[.E$26]*[.E$32];0)" office:value-type="float" office:value="0">
            <text:p>0</text:p>
          </table:table-cell>
          <table:table-cell table:style-name="ce298" table:formula="of:=ROUNDDOWN([.F21]*[.F$26]*[.F$32];0)" office:value-type="float" office:value="36">
            <text:p>36</text:p>
          </table:table-cell>
          <table:table-cell table:style-name="ce156"/>
          <table:table-cell table:style-name="ce298" office:value-type="float" office:value="18">
            <text:p>18</text:p>
          </table:table-cell>
          <table:table-cell table:style-name="ce298" table:formula="of:=ROUNDDOWN([.C21]*[.C$27]*[.C$32];0)" office:value-type="float" office:value="15">
            <text:p>15</text:p>
          </table:table-cell>
          <table:table-cell table:style-name="ce298" table:formula="of:=ROUNDDOWN([.D21]*[.D$27]*[.D$32];0)" office:value-type="float" office:value="3">
            <text:p>3</text:p>
          </table:table-cell>
          <table:table-cell table:style-name="ce298" table:formula="of:=ROUNDDOWN([.E21]*[.E$27]*[.E$32];0)" office:value-type="float" office:value="0">
            <text:p>0</text:p>
          </table:table-cell>
          <table:table-cell table:style-name="ce298" table:formula="of:=ROUNDDOWN([.F21]*[.F$27]*[.F$32];0)" office:value-type="float" office:value="28">
            <text:p>28</text:p>
          </table:table-cell>
          <table:table-cell table:style-name="ce156"/>
          <table:table-cell table:style-name="ce298" office:value-type="float" office:value="18">
            <text:p>18</text:p>
          </table:table-cell>
          <table:table-cell table:style-name="ce298" table:formula="of:=ROUNDDOWN([.C21]*[.C$28]*[.C$32];0)" office:value-type="float" office:value="15">
            <text:p>15</text:p>
          </table:table-cell>
          <table:table-cell table:style-name="ce298" table:formula="of:=ROUNDDOWN([.D21]*[.D$28]*[.D$32];0)" office:value-type="float" office:value="3">
            <text:p>3</text:p>
          </table:table-cell>
          <table:table-cell table:style-name="ce298" table:formula="of:=ROUNDDOWN([.E21]*[.E$28]*[.E$32];0)" office:value-type="float" office:value="0">
            <text:p>0</text:p>
          </table:table-cell>
          <table:table-cell table:style-name="ce298" table:formula="of:=ROUNDDOWN([.F21]*[.F$28]*[.F$32];0)" office:value-type="float" office:value="24">
            <text:p>24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298" office:value-type="float" office:value="19">
            <text:p>19</text:p>
          </table:table-cell>
          <table:table-cell table:style-name="ce298" table:formula="of:=ROUNDDOWN([.C22]*[.C$26]*[.C$32];0)" office:value-type="float" office:value="22">
            <text:p>22</text:p>
          </table:table-cell>
          <table:table-cell table:style-name="ce298" table:formula="of:=ROUNDDOWN([.D22]*[.D$26]*[.D$32];0)" office:value-type="float" office:value="0">
            <text:p>0</text:p>
          </table:table-cell>
          <table:table-cell table:style-name="ce298" table:formula="of:=ROUNDDOWN([.E22]*[.E$26]*[.E$32];0)" office:value-type="float" office:value="10">
            <text:p>10</text:p>
          </table:table-cell>
          <table:table-cell table:style-name="ce298" table:formula="of:=ROUNDDOWN([.F22]*[.F$26]*[.F$32];0)" office:value-type="float" office:value="33">
            <text:p>33</text:p>
          </table:table-cell>
          <table:table-cell table:style-name="ce156"/>
          <table:table-cell table:style-name="ce298" office:value-type="float" office:value="19">
            <text:p>19</text:p>
          </table:table-cell>
          <table:table-cell table:style-name="ce298" table:formula="of:=ROUNDDOWN([.C22]*[.C$27]*[.C$32];0)" office:value-type="float" office:value="22">
            <text:p>22</text:p>
          </table:table-cell>
          <table:table-cell table:style-name="ce298" table:formula="of:=ROUNDDOWN([.D22]*[.D$27]*[.D$32];0)" office:value-type="float" office:value="0">
            <text:p>0</text:p>
          </table:table-cell>
          <table:table-cell table:style-name="ce298" table:formula="of:=ROUNDDOWN([.E22]*[.E$27]*[.E$32];0)" office:value-type="float" office:value="12">
            <text:p>12</text:p>
          </table:table-cell>
          <table:table-cell table:style-name="ce298" table:formula="of:=ROUNDDOWN([.F22]*[.F$27]*[.F$32];0)" office:value-type="float" office:value="27">
            <text:p>27</text:p>
          </table:table-cell>
          <table:table-cell table:style-name="ce156"/>
          <table:table-cell table:style-name="ce298" office:value-type="float" office:value="19">
            <text:p>19</text:p>
          </table:table-cell>
          <table:table-cell table:style-name="ce298" table:formula="of:=ROUNDDOWN([.C22]*[.C$28]*[.C$32];0)" office:value-type="float" office:value="22">
            <text:p>22</text:p>
          </table:table-cell>
          <table:table-cell table:style-name="ce298" table:formula="of:=ROUNDDOWN([.D22]*[.D$28]*[.D$32];0)" office:value-type="float" office:value="0">
            <text:p>0</text:p>
          </table:table-cell>
          <table:table-cell table:style-name="ce298" table:formula="of:=ROUNDDOWN([.E22]*[.E$28]*[.E$32];0)" office:value-type="float" office:value="16">
            <text:p>16</text:p>
          </table:table-cell>
          <table:table-cell table:style-name="ce298" table:formula="of:=ROUNDDOWN([.F22]*[.F$28]*[.F$32];0)" office:value-type="float" office:value="22">
            <text:p>22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7"/>
          <table:table-cell table:style-name="ce429" office:value-type="float" office:value="20">
            <text:p>20</text:p>
          </table:table-cell>
          <table:table-cell table:style-name="ce429" table:formula="of:=ROUNDDOWN([.C23]*[.C$26]*[.C$32];0)" office:value-type="float" office:value="30">
            <text:p>30</text:p>
          </table:table-cell>
          <table:table-cell table:style-name="ce429" table:formula="of:=ROUNDDOWN([.D23]*[.D$26]*[.D$32];0)" office:value-type="float" office:value="4">
            <text:p>4</text:p>
          </table:table-cell>
          <table:table-cell table:style-name="ce429" table:formula="of:=ROUNDDOWN([.E23]*[.E$26]*[.E$32];0)" office:value-type="float" office:value="0">
            <text:p>0</text:p>
          </table:table-cell>
          <table:table-cell table:style-name="ce429" table:formula="of:=ROUNDDOWN([.F23]*[.F$26]*[.F$32];0)" office:value-type="float" office:value="45">
            <text:p>45</text:p>
          </table:table-cell>
          <table:table-cell table:style-name="ce156"/>
          <table:table-cell table:style-name="ce429" office:value-type="float" office:value="20">
            <text:p>20</text:p>
          </table:table-cell>
          <table:table-cell table:style-name="ce429" table:formula="of:=ROUNDDOWN([.C23]*[.C$27]*[.C$32];0)" office:value-type="float" office:value="30">
            <text:p>30</text:p>
          </table:table-cell>
          <table:table-cell table:style-name="ce429" table:formula="of:=ROUNDDOWN([.D23]*[.D$27]*[.D$32];0)" office:value-type="float" office:value="4">
            <text:p>4</text:p>
          </table:table-cell>
          <table:table-cell table:style-name="ce429" table:formula="of:=ROUNDDOWN([.E23]*[.E$27]*[.E$32];0)" office:value-type="float" office:value="0">
            <text:p>0</text:p>
          </table:table-cell>
          <table:table-cell table:style-name="ce429" table:formula="of:=ROUNDDOWN([.F23]*[.F$27]*[.F$32];0)" office:value-type="float" office:value="36">
            <text:p>36</text:p>
          </table:table-cell>
          <table:table-cell table:style-name="ce156"/>
          <table:table-cell table:style-name="ce429" office:value-type="float" office:value="20">
            <text:p>20</text:p>
          </table:table-cell>
          <table:table-cell table:style-name="ce429" table:formula="of:=ROUNDDOWN([.C23]*[.C$28]*[.C$32];0)" office:value-type="float" office:value="30">
            <text:p>30</text:p>
          </table:table-cell>
          <table:table-cell table:style-name="ce429" table:formula="of:=ROUNDDOWN([.D23]*[.D$28]*[.D$32];0)" office:value-type="float" office:value="4">
            <text:p>4</text:p>
          </table:table-cell>
          <table:table-cell table:style-name="ce429" table:formula="of:=ROUNDDOWN([.E23]*[.E$28]*[.E$32];0)" office:value-type="float" office:value="0">
            <text:p>0</text:p>
          </table:table-cell>
          <table:table-cell table:style-name="ce429" table:formula="of:=ROUNDDOWN([.F23]*[.F$28]*[.F$32];0)" office:value-type="float" office:value="30">
            <text:p>30</text:p>
          </table:table-cell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>
          <table:table-cell table:style-name="ce149" table:number-columns-repeated="12"/>
          <table:table-cell table:style-name="ce156"/>
          <table:table-cell table:style-name="ce149" table:number-columns-repeated="5"/>
          <table:table-cell table:style-name="ce156"/>
          <table:table-cell table:style-name="ce149" table:number-columns-repeated="5"/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 table:number-rows-repeated="65466">
          <table:table-cell table:style-name="ce149" table:number-columns-repeated="24"/>
          <table:table-cell table:style-name="ce430" table:number-columns-repeated="6"/>
          <table:table-cell table:style-name="ce433"/>
          <table:table-cell table:style-name="ce430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table:table-column table:style-name="co17" table:default-cell-style-name="ce128"/>
        <table:table-column table:style-name="co62" table:default-cell-style-name="ce128"/>
        <table:table-column table:style-name="co25" table:number-columns-repeated="3" table:default-cell-style-name="ce128"/>
        <table:table-column table:style-name="co63" table:default-cell-style-name="ce128"/>
        <table:table-column table:style-name="co38" table:default-cell-style-name="ce128"/>
        <table:table-column table:style-name="co63" table:default-cell-style-name="ce128"/>
        <table:table-column table:style-name="co64" table:default-cell-style-name="ce128"/>
        <table:table-column table:style-name="co65" table:number-columns-repeated="13" table:default-cell-style-name="ce128"/>
        <table:table-column table:style-name="co26" table:number-columns-repeated="1002" table:default-cell-style-name="ce128"/>
        <table:table-row table:style-name="ro1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7"/>
          <table:table-cell table:style-name="ce438" office:value-type="string">
            <text:p>Nom de l'attaque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o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7" table:number-columns-repeated="3"/>
          <table:table-cell table:style-name="ce458"/>
          <table:table-cell table:style-name="ce463" office:value-type="string">
            <text:p>N</text:p>
          </table:table-cell>
          <table:table-cell table:style-name="ce464" office:value-type="string">
            <text:p>Pi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Te</text:p>
          </table:table-cell>
          <table:table-cell table:style-name="ce464" office:value-type="string">
            <text:p>Co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Jb</text:p>
          </table:table-cell>
          <table:table-cell table:style-name="ce464" office:value-type="string">
            <text:p>Fi</text:p>
          </table:table-cell>
          <table:table-cell table:style-name="ce464" office:value-type="string">
            <text:p>Da</text:p>
          </table:table-cell>
          <table:table-cell table:style-name="ce464" office:value-type="string">
            <text:p>Dq</text:p>
          </table:table-cell>
          <table:table-cell table:style-name="ce464" office:value-type="string">
            <text:p>Rp</text:p>
          </table:table-cell>
          <table:table-cell table:style-name="ce465" office:value-type="string">
            <text:p>Se</text:p>
          </table:table-cell>
          <table:table-cell table:style-name="ce437" table:number-columns-repeated="1002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/>
          <table:table-cell table:style-name="ce436" table:number-columns-repeated="3"/>
          <table:table-cell table:style-name="ce459" office:value-type="string">
            <text:p>N</text:p>
          </table:table-cell>
          <table:table-cell table:style-name="ce444" office:value-type="float" office:value="0">
            <text:p>0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Ripost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Seulement dans le cas d'une parade riposte</text:p>
          </table:table-cell>
          <table:table-cell table:style-name="ce436" table:number-columns-repeated="3"/>
          <table:table-cell table:style-name="ce459"/>
          <table:table-cell table:style-name="ce444" table:number-columns-repeated="11"/>
          <table:table-cell table:style-name="ce466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Vicieux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3</text:p>
          </table:table-cell>
          <table:table-cell table:style-name="ce453" office:value-type="string">
            <text:p>L'adversaire doit faire ça parade avec mD -5</text:p>
          </table:table-cell>
          <table:table-cell table:style-name="ce436" table:number-columns-repeated="3"/>
          <table:table-cell table:style-name="ce460" office:value-type="string">
            <text:p>Vi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number-columns-repeated="4" table:style-name="ce444" office:value-type="string">
            <text:p>0</text:p>
          </table:table-cell>
          <table:table-cell table:number-columns-repeated="2" table:style-name="ce444" office:value-type="string">
            <text:p>+2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style-name="ce466" office:value-type="string">
            <text:p>+1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3</text:p>
          </table:table-cell>
          <table:table-cell table:style-name="ce453"/>
          <table:table-cell table:style-name="ce436" table:number-columns-repeated="3"/>
          <table:table-cell table:style-name="ce460" office:value-type="string">
            <text:p>Pi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 table:number-columns-repeated="3"/>
          <table:table-cell table:style-name="ce460" office:value-type="string">
            <text:p>Br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récis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Modifie les malus de viser (-2) donc Tete = -2, Corps, Bras, Jambes = 0.</text:p>
          </table:table-cell>
          <table:table-cell table:style-name="ce436" table:number-columns-repeated="3"/>
          <table:table-cell table:style-name="ce460" office:value-type="string">
            <text:p>Pr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erce armur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Le mBd de l'armure est divise par 2.</text:p>
          </table:table-cell>
          <table:table-cell table:style-name="ce436" table:number-columns-repeated="3"/>
          <table:table-cell table:style-name="ce460" office:value-type="string">
            <text:p>P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istance</text:p>
          </table:table-cell>
          <table:table-cell table:style-name="ce444" table:number-columns-repeated="3"/>
          <table:table-cell table:style-name="ce453" office:value-type="string">
            <text:p>Le défenseur peux choisir de faire une attaque simultanée.</text:p>
          </table:table-cell>
          <table:table-cell table:style-name="ce436" table:number-columns-repeated="3"/>
          <table:table-cell table:style-name="ce460" office:value-type="string">
            <text:p>Di</text:p>
          </table:table-cell>
          <table:table-cell table:number-columns-repeated="2"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style-name="ce466" office:value-type="float" office:value="-1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harge</text:p>
          </table:table-cell>
          <table:table-cell table:style-name="ce444" table:number-columns-repeated="3"/>
          <table:table-cell table:style-name="ce453" office:value-type="string">
            <text:p>(voir Attaque à distance) Si le défenseur réussi son attaque, alors son Bo est x1.5.</text:p>
          </table:table-cell>
          <table:table-cell table:style-name="ce436" table:number-columns-repeated="3"/>
          <table:table-cell table:style-name="ce460" office:value-type="string">
            <text:p>Cg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Fuite</text:p>
          </table:table-cell>
          <table:table-cell table:style-name="ce445" table:number-columns-repeated="3"/>
          <table:table-cell table:style-name="ce454" office:value-type="string">
            <text:p>Attaque en se mettant hors de portée</text:p>
          </table:table-cell>
          <table:table-cell table:style-name="ce436" table:number-columns-repeated="3"/>
          <table:table-cell table:style-name="ce460" office:value-type="string">
            <text:p>Fi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Pousse</text:p>
          </table:table-cell>
          <table:table-cell table:style-name="ce445" office:value-type="string">
            <text:p>-2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3</text:p>
          </table:table-cell>
          <table:table-cell table:style-name="ce454" office:value-type="string">
            <text:p>(Bo - Bd) / 10 = Nb de m de recule. L'Att doit avancer en même temps.</text:p>
          </table:table-cell>
          <table:table-cell table:style-name="ce436" table:number-columns-repeated="3"/>
          <table:table-cell table:style-name="ce460" office:value-type="string">
            <text:p>Ps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Assommant</text:p>
          </table:table-cell>
          <table:table-cell table:style-name="ce444" office:value-type="string">
            <text:p>-3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éussi ? Con ND-1 ? -1 pour 2d10-Con Rds : Coma.</text:p>
          </table:table-cell>
          <table:table-cell table:style-name="ce436" table:number-columns-repeated="3"/>
          <table:table-cell table:style-name="ce460" office:value-type="string">
            <text:p>As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ésarmant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-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éussi ? For ND-1 ? 2d10-For = Malus pour ce rd : Lache son arme.</text:p>
          </table:table-cell>
          <table:table-cell table:style-name="ce436" table:number-columns-repeated="3"/>
          <table:table-cell table:style-name="ce460" office:value-type="string">
            <text:p>D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Déséquilibre</text:p>
          </table:table-cell>
          <table:table-cell table:style-name="ce445" office:value-type="string">
            <text:p>-3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3</text:p>
          </table:table-cell>
          <table:table-cell table:style-name="ce454" office:value-type="string">
            <text:p>Coup réussi ? Dex ND-1 ? 2d10-Dex = Malus pour ce rd : Tombe au sol</text:p>
          </table:table-cell>
          <table:table-cell table:style-name="ce436" table:number-columns-repeated="3"/>
          <table:table-cell table:style-name="ce460" office:value-type="string">
            <text:p>Dq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que</text:p>
          </table:table-cell>
          <table:table-cell table:style-name="ce445" office:value-type="string">
            <text:p>-3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3</text:p>
          </table:table-cell>
          <table:table-cell table:style-name="ce453" office:value-type="string">
            <text:p>Coup réussi ? For ND ? 2d10-For = Malus pour ce rd : L'arme est bloqué.</text:p>
          </table:table-cell>
          <table:table-cell table:style-name="ce436" table:number-columns-repeated="3"/>
          <table:table-cell table:style-name="ce460"/>
          <table:table-cell table:style-name="ce444" table:number-columns-repeated="11"/>
          <table:table-cell table:style-name="ce466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Lancé</text:p>
          </table:table-cell>
          <table:table-cell table:style-name="ce445" office:value-type="string">
            <text:p>0*</text:p>
          </table:table-cell>
          <table:table-cell table:style-name="ce445" office:value-type="string">
            <text:p>x1*</text:p>
          </table:table-cell>
          <table:table-cell table:style-name="ce445" office:value-type="string">
            <text:p>2</text:p>
          </table:table-cell>
          <table:table-cell table:style-name="ce454" office:value-type="string">
            <text:p>Permet de ne pas avoir de malus de lancé pour les armes de contact</text:p>
          </table:table-cell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Coup double</text:p>
          </table:table-cell>
          <table:table-cell table:style-name="ce445" office:value-type="string">
            <text:p>-5</text:p>
          </table:table-cell>
          <table:table-cell table:style-name="ce445" office:value-type="string">
            <text:p>0.5</text:p>
          </table:table-cell>
          <table:table-cell table:style-name="ce445" office:value-type="string">
            <text:p>3</text:p>
          </table:table-cell>
          <table:table-cell table:style-name="ce454" office:value-type="string">
            <text:p>Permet de donner deux coup consécutif sur un ou plusieurs adv a porté</text:p>
          </table:table-cell>
          <table:table-cell table:style-name="ce436" table:number-columns-repeated="3"/>
          <table:table-cell table:style-name="ce461" office:value-type="string">
            <text:p>Ra</text:p>
          </table:table-cell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Coup triple</text:p>
          </table:table-cell>
          <table:table-cell table:style-name="ce445" office:value-type="string">
            <text:p>-10</text:p>
          </table:table-cell>
          <table:table-cell table:style-name="ce445" office:value-type="string">
            <text:p>0.5</text:p>
          </table:table-cell>
          <table:table-cell table:style-name="ce445" office:value-type="string">
            <text:p>5</text:p>
          </table:table-cell>
          <table:table-cell table:style-name="ce454" office:value-type="string">
            <text:p>Permet de donner trois coup consécutif sur un ou plusieurs adv a porté</text:p>
          </table:table-cell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Coup perforant</text:p>
          </table:table-cell>
          <table:table-cell table:style-name="ce445" table:number-columns-repeated="3"/>
          <table:table-cell table:style-name="ce454"/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Coup taillant</text:p>
          </table:table-cell>
          <table:table-cell table:style-name="ce445" table:number-columns-repeated="3"/>
          <table:table-cell table:style-name="ce454"/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Coup contusionant (k)</text:p>
          </table:table-cell>
          <table:table-cell table:style-name="ce445" table:number-columns-repeated="3"/>
          <table:table-cell table:style-name="ce454"/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 office:value-type="string">
            <text:p>1</text:p>
          </table:table-cell>
          <table:table-cell table:style-name="ce455"/>
          <table:table-cell table:style-name="ce436" table:number-columns-repeated="3"/>
          <table:table-cell table:style-name="ce462" office:value-type="string">
            <text:p>Se</text:p>
          </table:table-cell>
          <table:table-cell table:number-columns-repeated="2"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number-columns-repeated="4" table:style-name="ce446" office:value-type="string">
            <text:p>-1</text:p>
          </table:table-cell>
          <table:table-cell table:number-columns-repeated="2" table:style-name="ce446" office:value-type="string">
            <text:p>+1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style-name="ce468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 table:number-columns-repeated="5"/>
          <table:table-cell table:style-name="ce456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8" office:value-type="string">
            <text:p>Nom de la defence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d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3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Brutal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Tête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à la tête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opr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 corp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a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x bra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Jambe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x jambe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Fuite</text:p>
          </table:table-cell>
          <table:table-cell table:style-name="ce444" table:number-columns-repeated="3"/>
          <table:table-cell table:style-name="ce453" office:value-type="string">
            <text:p>Pare en se mettant hors de portee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-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Prd reussi ? For ND-1 ? Plus d'Att ce Rd : Lache son arme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equilibre</text:p>
          </table:table-cell>
          <table:table-cell table:style-name="ce445" office:value-type="string">
            <text:p>-3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3</text:p>
          </table:table-cell>
          <table:table-cell table:style-name="ce453" office:value-type="string">
            <text:p>Prd reussi ? Dex ND-1 ? Plus d'Att ce Rd : Tombe au sol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Riposte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Si Prd reussi + pas d'autre action ce rd, le def peux faire une attaque riposte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que</text:p>
          </table:table-cell>
          <table:table-cell table:style-name="ce445" office:value-type="string">
            <text:p>-3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3</text:p>
          </table:table-cell>
          <table:table-cell table:style-name="ce453" office:value-type="string">
            <text:p>Coup reussi ? For ND ? 2d10-For = Malus pour ce rd : L'arme est bloqué.</text:p>
          </table:table-cell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 office:value-type="string">
            <text:p>1</text:p>
          </table:table-cell>
          <table:table-cell table:style-name="ce455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 table:number-columns-repeated="5"/>
          <table:table-cell table:style-name="ce456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42" office:value-type="string">
            <text:p>Esquive sur place</text:p>
          </table:table-cell>
          <table:table-cell table:style-name="ce447" office:value-type="string">
            <text:p>-5</text:p>
          </table:table-cell>
          <table:table-cell table:style-name="ce447" office:value-type="string">
            <text:p>-</text:p>
          </table:table-cell>
          <table:table-cell table:style-name="ce447" office:value-type="string">
            <text:p>3</text:p>
          </table:table-cell>
          <table:table-cell table:style-name="ce457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41" office:value-type="string">
            <text:p>Esquive en mouvement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-</text:p>
          </table:table-cell>
          <table:table-cell table:style-name="ce446" office:value-type="string">
            <text:p>5</text:p>
          </table:table-cell>
          <table:table-cell table:style-name="ce455" office:value-type="string">
            <text:p>Il faut au moin 2m de libre.</text:p>
          </table:table-cell>
          <table:table-cell table:style-name="ce436" table:number-columns-repeated="251"/>
          <table:table-cell table:number-columns-repeated="767"/>
        </table:table-row>
        <table:table-row table:style-name="ro1" table:number-rows-repeated="3">
          <table:table-cell table:style-name="ce436" table:number-columns-repeated="6"/>
          <table:table-cell table:style-name="ce456"/>
          <table:table-cell table:style-name="ce436" table:number-columns-repeated="250"/>
          <table:table-cell table:number-columns-repeated="767"/>
        </table:table-row>
        <table:table-row table:style-name="ro2">
          <table:table-cell table:style-name="ce437"/>
          <table:table-cell table:style-name="ce438" office:value-type="string">
            <text:p>Nom de l'attaque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o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7" table:number-columns-repeated="3"/>
          <table:table-cell table:style-name="ce458"/>
          <table:table-cell table:style-name="ce463" office:value-type="string">
            <text:p>N</text:p>
          </table:table-cell>
          <table:table-cell table:style-name="ce464" office:value-type="string">
            <text:p>Pi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Te</text:p>
          </table:table-cell>
          <table:table-cell table:style-name="ce464" office:value-type="string">
            <text:p>Co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Jb</text:p>
          </table:table-cell>
          <table:table-cell table:style-name="ce464" office:value-type="string">
            <text:p>Fi</text:p>
          </table:table-cell>
          <table:table-cell table:style-name="ce464" office:value-type="string">
            <text:p>Da</text:p>
          </table:table-cell>
          <table:table-cell table:style-name="ce464" office:value-type="string">
            <text:p>Dq</text:p>
          </table:table-cell>
          <table:table-cell table:style-name="ce464" office:value-type="string">
            <text:p>Rp</text:p>
          </table:table-cell>
          <table:table-cell table:style-name="ce465" office:value-type="string">
            <text:p>Se</text:p>
          </table:table-cell>
          <table:table-cell table:style-name="ce437" table:number-columns-repeated="1002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/>
          <table:table-cell table:style-name="ce436" table:number-columns-repeated="3"/>
          <table:table-cell table:style-name="ce459" office:value-type="string">
            <text:p>N</text:p>
          </table:table-cell>
          <table:table-cell table:style-name="ce444" office:value-type="float" office:value="0">
            <text:p>0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Viscieux</text:p>
          </table:table-cell>
          <table:table-cell table:style-name="ce444" office:value-type="string">
            <text:p>-3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L'adversaire doit faire ça parade à ND + 1</text:p>
          </table:table-cell>
          <table:table-cell table:style-name="ce436" table:number-columns-repeated="3"/>
          <table:table-cell table:style-name="ce460" office:value-type="string">
            <text:p>Vi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number-columns-repeated="4" table:style-name="ce444" office:value-type="string">
            <text:p>0</text:p>
          </table:table-cell>
          <table:table-cell table:number-columns-repeated="2" table:style-name="ce444" office:value-type="string">
            <text:p>+2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style-name="ce466" office:value-type="string">
            <text:p>+1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3</text:p>
          </table:table-cell>
          <table:table-cell table:style-name="ce453"/>
          <table:table-cell table:style-name="ce436" table:number-columns-repeated="3"/>
          <table:table-cell table:style-name="ce460" office:value-type="string">
            <text:p>Pi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 table:number-columns-repeated="3"/>
          <table:table-cell table:style-name="ce460" office:value-type="string">
            <text:p>Br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recis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Modifie les malus de viser (-2) donc Tete = -2, Corps, Bras, Jambes = 0.</text:p>
          </table:table-cell>
          <table:table-cell table:style-name="ce436" table:number-columns-repeated="3"/>
          <table:table-cell table:style-name="ce460" office:value-type="string">
            <text:p>Pr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erce armur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Le mBd de l'armure est divise par 2.</text:p>
          </table:table-cell>
          <table:table-cell table:style-name="ce436" table:number-columns-repeated="3"/>
          <table:table-cell table:style-name="ce460" office:value-type="string">
            <text:p>P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istanc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Le defenseur peux choisir de faire une attaque simultanée.</text:p>
          </table:table-cell>
          <table:table-cell table:style-name="ce436" table:number-columns-repeated="3"/>
          <table:table-cell table:style-name="ce460" office:value-type="string">
            <text:p>Di</text:p>
          </table:table-cell>
          <table:table-cell table:number-columns-repeated="2"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style-name="ce466" office:value-type="float" office:value="-1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harg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(voir Attaque à distance) Si le defenseur reussi son attaque, alors son Bo est x1.5.</text:p>
          </table:table-cell>
          <table:table-cell table:style-name="ce436" table:number-columns-repeated="3"/>
          <table:table-cell table:style-name="ce460" office:value-type="string">
            <text:p>Cg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Fuite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5</text:p>
          </table:table-cell>
          <table:table-cell table:style-name="ce454" office:value-type="string">
            <text:p>Attaque en se mettant hors de portee.</text:p>
          </table:table-cell>
          <table:table-cell table:style-name="ce436" table:number-columns-repeated="3"/>
          <table:table-cell table:style-name="ce460" office:value-type="string">
            <text:p>Fi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Pousse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3</text:p>
          </table:table-cell>
          <table:table-cell table:style-name="ce454" office:value-type="string">
            <text:p>(Bo - Bd) / 10 = Nb de m de recule. L'Att doit avancer en même temps.</text:p>
          </table:table-cell>
          <table:table-cell table:style-name="ce436" table:number-columns-repeated="3"/>
          <table:table-cell table:style-name="ce460" office:value-type="string">
            <text:p>Ps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Assomant</text:p>
          </table:table-cell>
          <table:table-cell table:style-name="ce444" office:value-type="string">
            <text:p>-3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eussi ? Con ND-1 ? -1 pour 2d10-Con Rds : Coma.</text:p>
          </table:table-cell>
          <table:table-cell table:style-name="ce436" table:number-columns-repeated="3"/>
          <table:table-cell table:style-name="ce460" office:value-type="string">
            <text:p>As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-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eussi ? For ND-1 ? 2d10-For = Malus pour ce rd : Lache son arme.</text:p>
          </table:table-cell>
          <table:table-cell table:style-name="ce436" table:number-columns-repeated="3"/>
          <table:table-cell table:style-name="ce460" office:value-type="string">
            <text:p>D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Desequilibre</text:p>
          </table:table-cell>
          <table:table-cell table:style-name="ce445" office:value-type="string">
            <text:p>-2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3</text:p>
          </table:table-cell>
          <table:table-cell table:style-name="ce454" office:value-type="string">
            <text:p>Coup reussi ? Dex ND-1 ? 2d10-Dex = Malus pour ce rd : Tombe au sol</text:p>
          </table:table-cell>
          <table:table-cell table:style-name="ce436" table:number-columns-repeated="3"/>
          <table:table-cell table:style-name="ce460" office:value-type="string">
            <text:p>Dq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que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2</text:p>
          </table:table-cell>
          <table:table-cell table:style-name="ce453" office:value-type="string">
            <text:p>Coup reussi ? For ND ? 2d10-For = Malus pour ce rd : L'arme est bloqué.</text:p>
          </table:table-cell>
          <table:table-cell table:style-name="ce436" table:number-columns-repeated="3"/>
          <table:table-cell table:style-name="ce460"/>
          <table:table-cell table:style-name="ce444" table:number-columns-repeated="11"/>
          <table:table-cell table:style-name="ce466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Rapide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2</text:p>
          </table:table-cell>
          <table:table-cell table:style-name="ce454"/>
          <table:table-cell table:style-name="ce436" table:number-columns-repeated="3"/>
          <table:table-cell table:style-name="ce461" office:value-type="string">
            <text:p>Ra</text:p>
          </table:table-cell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Eclaire*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2</text:p>
          </table:table-cell>
          <table:table-cell table:style-name="ce454"/>
          <table:table-cell table:style-name="ce436" table:number-columns-repeated="3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 office:value-type="string">
            <text:p>1</text:p>
          </table:table-cell>
          <table:table-cell table:style-name="ce455"/>
          <table:table-cell table:style-name="ce436" table:number-columns-repeated="3"/>
          <table:table-cell table:style-name="ce462" office:value-type="string">
            <text:p>Se</text:p>
          </table:table-cell>
          <table:table-cell table:number-columns-repeated="2"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number-columns-repeated="4" table:style-name="ce446" office:value-type="string">
            <text:p>-1</text:p>
          </table:table-cell>
          <table:table-cell table:number-columns-repeated="2" table:style-name="ce446" office:value-type="string">
            <text:p>+1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style-name="ce468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 table:number-columns-repeated="5"/>
          <table:table-cell table:style-name="ce456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8" office:value-type="string">
            <text:p>Nom de la defence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d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3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Brutal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Tête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à la tête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opr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 corp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a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x bra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Jambes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Att aux jambes -&gt; ND de la Prd - 1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Fuite</text:p>
          </table:table-cell>
          <table:table-cell table:style-name="ce444"/>
          <table:table-cell table:style-name="ce444" office:value-type="string">
            <text:p>x1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Pare en se mettant hors de portee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Prd reussi ? For ND-1 ? Plus d'Att ce Rd : Lache son arme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equilibre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3</text:p>
          </table:table-cell>
          <table:table-cell table:style-name="ce453" office:value-type="string">
            <text:p>Prd reussi ? Dex ND-1 ? Plus d'Att ce Rd : Tombe au sol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Riposte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Si la Prd est reussi, le def peux faire une attaque riposte.</text:p>
          </table:table-cell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ck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2</text:p>
          </table:table-cell>
          <table:table-cell table:style-name="ce454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Sans effort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1</text:p>
          </table:table-cell>
          <table:table-cell table:style-name="ce454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40"/>
          <table:table-cell table:style-name="ce445" table:number-columns-repeated="3"/>
          <table:table-cell table:style-name="ce454"/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Esquive sur place</text:p>
          </table:table-cell>
          <table:table-cell table:style-name="ce445" office:value-type="string">
            <text:p>-5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3</text:p>
          </table:table-cell>
          <table:table-cell table:style-name="ce454"/>
          <table:table-cell table:style-name="ce436" table:number-columns-repeated="251"/>
          <table:table-cell table:number-columns-repeated="767"/>
        </table:table-row>
        <table:table-row table:style-name="ro2">
          <table:table-cell table:style-name="ce436"/>
          <table:table-cell table:style-name="ce441" office:value-type="string">
            <text:p>Esquive en mouvement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-</text:p>
          </table:table-cell>
          <table:table-cell table:style-name="ce446" office:value-type="string">
            <text:p>5</text:p>
          </table:table-cell>
          <table:table-cell table:style-name="ce455" office:value-type="string">
            <text:p>Il faut au moin 2m de libre.</text:p>
          </table:table-cell>
          <table:table-cell table:style-name="ce436" table:number-columns-repeated="251"/>
          <table:table-cell table:number-columns-repeated="767"/>
        </table:table-row>
        <table:table-row table:style-name="ro1">
          <table:table-cell table:style-name="ce436" table:number-columns-repeated="6"/>
          <table:table-cell table:style-name="ce456"/>
          <table:table-cell table:style-name="ce436" table:number-columns-repeated="250"/>
          <table:table-cell table:number-columns-repeated="767"/>
        </table:table-row>
        <table:table-row table:style-name="ro1" table:number-rows-repeated="2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7"/>
          <table:table-cell table:style-name="ce438" office:value-type="string">
            <text:p>Nom de l'attaque</text:p>
          </table:table-cell>
          <table:table-cell table:style-name="ce448" office:value-type="string">
            <text:p>Abr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o</text:p>
          </table:table-cell>
          <table:table-cell table:style-name="ce443" office:value-type="string">
            <text:p>Pa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7"/>
          <table:table-cell table:style-name="ce458"/>
          <table:table-cell table:style-name="ce463" office:value-type="string">
            <text:p>N</text:p>
          </table:table-cell>
          <table:table-cell table:style-name="ce464" office:value-type="string">
            <text:p>Pi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Te</text:p>
          </table:table-cell>
          <table:table-cell table:style-name="ce464" office:value-type="string">
            <text:p>Co</text:p>
          </table:table-cell>
          <table:table-cell table:style-name="ce464" office:value-type="string">
            <text:p>Br</text:p>
          </table:table-cell>
          <table:table-cell table:style-name="ce464" office:value-type="string">
            <text:p>Jb</text:p>
          </table:table-cell>
          <table:table-cell table:style-name="ce464" office:value-type="string">
            <text:p>Fi</text:p>
          </table:table-cell>
          <table:table-cell table:style-name="ce464" office:value-type="string">
            <text:p>Da</text:p>
          </table:table-cell>
          <table:table-cell table:style-name="ce464" office:value-type="string">
            <text:p>Dq</text:p>
          </table:table-cell>
          <table:table-cell table:style-name="ce464" office:value-type="string">
            <text:p>Rp</text:p>
          </table:table-cell>
          <table:table-cell table:style-name="ce465" office:value-type="string">
            <text:p>Se</text:p>
          </table:table-cell>
          <table:table-cell table:style-name="ce437" table:number-columns-repeated="1002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9" office:value-type="string">
            <text:p>N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/>
          <table:table-cell table:style-name="ce436"/>
          <table:table-cell table:style-name="ce459" office:value-type="string">
            <text:p>N</text:p>
          </table:table-cell>
          <table:table-cell table:style-name="ce444" office:value-type="float" office:value="0">
            <text:p>0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Viscieux</text:p>
          </table:table-cell>
          <table:table-cell table:style-name="ce449" office:value-type="string">
            <text:p>Vi</text:p>
          </table:table-cell>
          <table:table-cell table:style-name="ce444" office:value-type="string">
            <text:p>-3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L'adversaire doit faire ça parade à ND + 1</text:p>
          </table:table-cell>
          <table:table-cell table:style-name="ce436"/>
          <table:table-cell table:style-name="ce460" office:value-type="string">
            <text:p>Vi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number-columns-repeated="4" table:style-name="ce444" office:value-type="string">
            <text:p>0</text:p>
          </table:table-cell>
          <table:table-cell table:number-columns-repeated="2" table:style-name="ce444" office:value-type="string">
            <text:p>+2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+2</text:p>
          </table:table-cell>
          <table:table-cell table:style-name="ce466" office:value-type="string">
            <text:p>+1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9" office:value-type="string">
            <text:p>Pi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4</text:p>
          </table:table-cell>
          <table:table-cell table:style-name="ce444" office:value-type="string">
            <text:p>3</text:p>
          </table:table-cell>
          <table:table-cell table:style-name="ce453"/>
          <table:table-cell table:style-name="ce436"/>
          <table:table-cell table:style-name="ce460" office:value-type="string">
            <text:p>Pi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4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/>
          <table:table-cell table:style-name="ce460" office:value-type="string">
            <text:p>Br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recis</text:p>
          </table:table-cell>
          <table:table-cell table:style-name="ce449" office:value-type="string">
            <text:p>Pr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Modifie les malus de viser (-2) donc Tete = -2, Corps, Bras, Jambes = 0.</text:p>
          </table:table-cell>
          <table:table-cell table:style-name="ce436"/>
          <table:table-cell table:style-name="ce460" office:value-type="string">
            <text:p>Pr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erce armure</text:p>
          </table:table-cell>
          <table:table-cell table:style-name="ce449" office:value-type="string">
            <text:p>Pa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Le mBd de l'armure est divise par 2.</text:p>
          </table:table-cell>
          <table:table-cell table:style-name="ce436"/>
          <table:table-cell table:style-name="ce460" office:value-type="string">
            <text:p>P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istance</text:p>
          </table:table-cell>
          <table:table-cell table:style-name="ce449" office:value-type="string">
            <text:p>Di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Le defenseur peux choisir de faire une attaque simultanée.</text:p>
          </table:table-cell>
          <table:table-cell table:style-name="ce436"/>
          <table:table-cell table:style-name="ce460" office:value-type="string">
            <text:p>Di</text:p>
          </table:table-cell>
          <table:table-cell table:number-columns-repeated="2"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float" office:value="-1">
            <text:p>-1</text:p>
          </table:table-cell>
          <table:table-cell table:style-name="ce444" office:value-type="string">
            <text:p>0</text:p>
          </table:table-cell>
          <table:table-cell table:style-name="ce466" office:value-type="float" office:value="-1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harge</text:p>
          </table:table-cell>
          <table:table-cell table:style-name="ce449" office:value-type="string">
            <text:p>Cg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(voir Attaque à distance) Si le defenseur reussi son attaque, alors son Bo est x1.5.</text:p>
          </table:table-cell>
          <table:table-cell table:style-name="ce436"/>
          <table:table-cell table:style-name="ce460" office:value-type="string">
            <text:p>Cg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Fuite</text:p>
          </table:table-cell>
          <table:table-cell table:style-name="ce450" office:value-type="string">
            <text:p>Fi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3</text:p>
          </table:table-cell>
          <table:table-cell table:style-name="ce445" office:value-type="string">
            <text:p>5</text:p>
          </table:table-cell>
          <table:table-cell table:style-name="ce454" office:value-type="string">
            <text:p>Attaque en se mettant hors de portee.</text:p>
          </table:table-cell>
          <table:table-cell table:style-name="ce436"/>
          <table:table-cell table:style-name="ce460" office:value-type="string">
            <text:p>Fi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Pousse</text:p>
          </table:table-cell>
          <table:table-cell table:style-name="ce450" office:value-type="string">
            <text:p>Ps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0.5</text:p>
          </table:table-cell>
          <table:table-cell table:number-columns-repeated="2" table:style-name="ce445" office:value-type="string">
            <text:p>3</text:p>
          </table:table-cell>
          <table:table-cell table:style-name="ce454" office:value-type="string">
            <text:p>(Bo - Bd) / 10 = Nb de m de recule. L'Att doit avancer en même temps.</text:p>
          </table:table-cell>
          <table:table-cell table:style-name="ce436"/>
          <table:table-cell table:style-name="ce460" office:value-type="string">
            <text:p>Ps</text:p>
          </table:table-cell>
          <table:table-cell table:number-columns-repeated="2"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number-columns-repeated="4" table:style-name="ce444" office:value-type="string">
            <text:p>-2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0</text:p>
          </table:table-cell>
          <table:table-cell table:style-name="ce466" office:value-type="string">
            <text:p>-1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Assomant</text:p>
          </table:table-cell>
          <table:table-cell table:style-name="ce449" office:value-type="string">
            <text:p>As</text:p>
          </table:table-cell>
          <table:table-cell table:style-name="ce444" office:value-type="string">
            <text:p>-3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eussi ? Con ND-1 ? -1 pour 2d10-Con Rds : Coma.</text:p>
          </table:table-cell>
          <table:table-cell table:style-name="ce436"/>
          <table:table-cell table:style-name="ce460" office:value-type="string">
            <text:p>As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9" office:value-type="string">
            <text:p>Da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-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2</text:p>
          </table:table-cell>
          <table:table-cell table:style-name="ce453" office:value-type="string">
            <text:p>Coup reussi ? For ND-1 ? 2d10-For = Malus pour ce rd : Lache son arme.</text:p>
          </table:table-cell>
          <table:table-cell table:style-name="ce436"/>
          <table:table-cell table:style-name="ce460" office:value-type="string">
            <text:p>Da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Desequilibre</text:p>
          </table:table-cell>
          <table:table-cell table:style-name="ce450" office:value-type="string">
            <text:p>Dq</text:p>
          </table:table-cell>
          <table:table-cell table:style-name="ce445" office:value-type="string">
            <text:p>-2</text:p>
          </table:table-cell>
          <table:table-cell table:style-name="ce445" office:value-type="string">
            <text:p>x0.5</text:p>
          </table:table-cell>
          <table:table-cell table:number-columns-repeated="2" table:style-name="ce445" office:value-type="string">
            <text:p>3</text:p>
          </table:table-cell>
          <table:table-cell table:style-name="ce454" office:value-type="string">
            <text:p>Coup reussi ? Dex ND-1 ? 2d10-Dex = Malus pour ce rd : Tombe au sol</text:p>
          </table:table-cell>
          <table:table-cell table:style-name="ce436"/>
          <table:table-cell table:style-name="ce460" office:value-type="string">
            <text:p>Dq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number-columns-repeated="4" table:style-name="ce444" office:value-type="string">
            <text:p>-1</text:p>
          </table:table-cell>
          <table:table-cell table:number-columns-repeated="2" table:style-name="ce444" office:value-type="string">
            <text:p>+1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+1</text:p>
          </table:table-cell>
          <table:table-cell table:style-name="ce466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que</text:p>
          </table:table-cell>
          <table:table-cell table:style-name="ce450" office:value-type="string">
            <text:p>Bl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3</text:p>
          </table:table-cell>
          <table:table-cell table:style-name="ce445" office:value-type="string">
            <text:p>2</text:p>
          </table:table-cell>
          <table:table-cell table:style-name="ce453" office:value-type="string">
            <text:p>Coup reussi ? For ND ? 2d10-For = Malus pour ce rd : L'arme est bloqué.</text:p>
          </table:table-cell>
          <table:table-cell table:style-name="ce436"/>
          <table:table-cell table:style-name="ce460"/>
          <table:table-cell table:style-name="ce444" table:number-columns-repeated="11"/>
          <table:table-cell table:style-name="ce466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Rapide</text:p>
          </table:table-cell>
          <table:table-cell table:style-name="ce450" office:value-type="string">
            <text:p>Rp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0.5</text:p>
          </table:table-cell>
          <table:table-cell table:number-columns-repeated="2" table:style-name="ce445" office:value-type="string">
            <text:p>2</text:p>
          </table:table-cell>
          <table:table-cell table:style-name="ce454"/>
          <table:table-cell table:style-name="ce436"/>
          <table:table-cell table:style-name="ce461" office:value-type="string">
            <text:p>Ra</text:p>
          </table:table-cell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Eclaire*</text:p>
          </table:table-cell>
          <table:table-cell table:style-name="ce450" office:value-type="string">
            <text:p>Ec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2</text:p>
          </table:table-cell>
          <table:table-cell table:style-name="ce454"/>
          <table:table-cell table:style-name="ce436"/>
          <table:table-cell table:style-name="ce461"/>
          <table:table-cell table:style-name="ce445" table:number-columns-repeated="11"/>
          <table:table-cell table:style-name="ce467"/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51" office:value-type="string">
            <text:p>Se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 office:value-type="string">
            <text:p>3</text:p>
          </table:table-cell>
          <table:table-cell table:style-name="ce446" office:value-type="string">
            <text:p>1</text:p>
          </table:table-cell>
          <table:table-cell table:style-name="ce455"/>
          <table:table-cell table:style-name="ce436"/>
          <table:table-cell table:style-name="ce462" office:value-type="string">
            <text:p>Se</text:p>
          </table:table-cell>
          <table:table-cell table:number-columns-repeated="2"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number-columns-repeated="4" table:style-name="ce446" office:value-type="string">
            <text:p>-1</text:p>
          </table:table-cell>
          <table:table-cell table:number-columns-repeated="2" table:style-name="ce446" office:value-type="string">
            <text:p>+1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+1</text:p>
          </table:table-cell>
          <table:table-cell table:style-name="ce468" office:value-type="string">
            <text:p>0</text:p>
          </table:table-cell>
          <table:table-cell table:style-name="ce436" table:number-columns-repeated="235"/>
          <table:table-cell table:number-columns-repeated="767"/>
        </table:table-row>
        <table:table-row table:style-name="ro1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8" office:value-type="string">
            <text:p>Nom de la defence</text:p>
          </table:table-cell>
          <table:table-cell table:style-name="ce448" office:value-type="string">
            <text:p>Abr</text:p>
          </table:table-cell>
          <table:table-cell table:style-name="ce443" office:value-type="string">
            <text:p>mD</text:p>
          </table:table-cell>
          <table:table-cell table:style-name="ce443" office:value-type="string">
            <text:p>mBd</text:p>
          </table:table-cell>
          <table:table-cell table:style-name="ce443" office:value-type="string">
            <text:p>Pa</text:p>
          </table:table-cell>
          <table:table-cell table:style-name="ce443" office:value-type="string">
            <text:p>Pf</text:p>
          </table:table-cell>
          <table:table-cell table:style-name="ce452" office:value-type="string">
            <text:p>Speciale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9" office:value-type="string">
            <text:p>N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number-columns-repeated="2" table:style-name="ce444" office:value-type="string">
            <text:p>2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9" office:value-type="string">
            <text:p>Pi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1.5</text:p>
          </table:table-cell>
          <table:table-cell table:number-columns-repeated="2" table:style-name="ce444" office:value-type="string">
            <text:p>3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3</text:p>
          </table:table-cell>
          <table:table-cell table:style-name="ce444" office:value-type="string">
            <text:p>5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Tête</text:p>
          </table:table-cell>
          <table:table-cell table:style-name="ce449" office:value-type="string">
            <text:p>Te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Att à la tête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oprs</text:p>
          </table:table-cell>
          <table:table-cell table:style-name="ce449" office:value-type="string">
            <text:p>Co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Att au corp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as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Att aux bra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Jambes</text:p>
          </table:table-cell>
          <table:table-cell table:style-name="ce449" office:value-type="string">
            <text:p>Jb</text:p>
          </table:table-cell>
          <table:table-cell table:style-name="ce444" office:value-type="string">
            <text:p>+5*</text:p>
          </table:table-cell>
          <table:table-cell table:style-name="ce444" office:value-type="string">
            <text:p>x1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Att aux jambe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Fuite</text:p>
          </table:table-cell>
          <table:table-cell table:style-name="ce449" office:value-type="string">
            <text:p>Fi</text:p>
          </table:table-cell>
          <table:table-cell table:style-name="ce444"/>
          <table:table-cell table:style-name="ce444" office:value-type="string">
            <text:p>x1</text:p>
          </table:table-cell>
          <table:table-cell table:style-name="ce444" office:value-type="string">
            <text:p>2</text:p>
          </table:table-cell>
          <table:table-cell table:style-name="ce444" office:value-type="string">
            <text:p>5</text:p>
          </table:table-cell>
          <table:table-cell table:style-name="ce453" office:value-type="string">
            <text:p>Pare en se mettant hors de porte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9" office:value-type="string">
            <text:p>Da</text:p>
          </table:table-cell>
          <table:table-cell table:style-name="ce444" office:value-type="string">
            <text:p>-5</text:p>
          </table:table-cell>
          <table:table-cell table:style-name="ce444" office:value-type="string">
            <text:p>x0.5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Prd reussi ? For ND-1 ? Plus d'Att ce Rd : Lache son arm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equilibre</text:p>
          </table:table-cell>
          <table:table-cell table:style-name="ce449" office:value-type="string">
            <text:p>Dq</text:p>
          </table:table-cell>
          <table:table-cell table:style-name="ce444" office:value-type="string">
            <text:p>-2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44" office:value-type="string">
            <text:p>3</text:p>
          </table:table-cell>
          <table:table-cell table:style-name="ce453" office:value-type="string">
            <text:p>Prd reussi ? Dex ND-1 ? Plus d'Att ce Rd : Tombe au sol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Riposte</text:p>
          </table:table-cell>
          <table:table-cell table:style-name="ce449" office:value-type="string">
            <text:p>Ri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number-columns-repeated="2" table:style-name="ce444" office:value-type="string">
            <text:p>2</text:p>
          </table:table-cell>
          <table:table-cell table:style-name="ce453" office:value-type="string">
            <text:p>Si la Prd est reussi, le def peux faire une attaque ripost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Block</text:p>
          </table:table-cell>
          <table:table-cell table:style-name="ce450" office:value-type="string">
            <text:p>Bl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2</text:p>
          </table:table-cell>
          <table:table-cell table:style-name="ce454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Sans effort</text:p>
          </table:table-cell>
          <table:table-cell table:style-name="ce450" office:value-type="string">
            <text:p>Se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2</text:p>
          </table:table-cell>
          <table:table-cell table:style-name="ce445" office:value-type="string">
            <text:p>1</text:p>
          </table:table-cell>
          <table:table-cell table:style-name="ce454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40"/>
          <table:table-cell table:style-name="ce450"/>
          <table:table-cell table:style-name="ce445" table:number-columns-repeated="4"/>
          <table:table-cell table:style-name="ce454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40" office:value-type="string">
            <text:p>Esquive sur place</text:p>
          </table:table-cell>
          <table:table-cell table:style-name="ce450" office:value-type="string">
            <text:p>EI</text:p>
          </table:table-cell>
          <table:table-cell table:style-name="ce445" office:value-type="string">
            <text:p>-5</text:p>
          </table:table-cell>
          <table:table-cell table:style-name="ce445" office:value-type="string">
            <text:p>-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3</text:p>
          </table:table-cell>
          <table:table-cell table:style-name="ce454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1" office:value-type="string">
            <text:p>Esquive en mouvement</text:p>
          </table:table-cell>
          <table:table-cell table:style-name="ce451" office:value-type="string">
            <text:p>EM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-</text:p>
          </table:table-cell>
          <table:table-cell table:style-name="ce446" office:value-type="string">
            <text:p>3</text:p>
          </table:table-cell>
          <table:table-cell table:style-name="ce446" office:value-type="string">
            <text:p>5</text:p>
          </table:table-cell>
          <table:table-cell table:style-name="ce455" office:value-type="string">
            <text:p>Il faut au moin 2m de libre.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 table:number-columns-repeated="5"/>
          <table:table-cell table:style-name="ce436" office:value-type="string">
            <text:p>Pa = Dex/2</text:p>
          </table:table-cell>
          <table:table-cell table:style-name="ce436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1" table:number-rows-repeated="4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8" office:value-type="string">
            <text:p>Nom de l'attaque</text:p>
          </table:table-cell>
          <table:table-cell table:style-name="ce448" office:value-type="string">
            <text:p>Abr</text:p>
          </table:table-cell>
          <table:table-cell table:style-name="ce443" office:value-type="string">
            <text:p>mND</text:p>
          </table:table-cell>
          <table:table-cell table:style-name="ce443" office:value-type="string">
            <text:p>mBo</text:p>
          </table:table-cell>
          <table:table-cell table:style-name="ce443" office:value-type="string">
            <text:p>Max</text:p>
          </table:table-cell>
          <table:table-cell table:style-name="ce443" office:value-type="string">
            <text:p>mPf</text:p>
          </table:table-cell>
          <table:table-cell table:style-name="ce452" office:value-type="string">
            <text:p>Speciale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9" office:value-type="string">
            <text:p>N</text:p>
          </table:table-cell>
          <table:table-cell table:style-name="ce444" office:value-type="float" office:value="0">
            <text:p>0</text:p>
          </table:table-cell>
          <table:table-cell table:style-name="ce444" office:value-type="string">
            <text:p>x1</text:p>
          </table:table-cell>
          <table:table-cell table:style-name="ce444" office:value-type="float" office:value="1">
            <text:p>1</text:p>
          </table:table-cell>
          <table:table-cell table:style-name="ce444" office:value-type="float" office:value="0">
            <text:p>0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Viscieux</text:p>
          </table:table-cell>
          <table:table-cell table:style-name="ce449" office:value-type="string">
            <text:p>Vi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0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9" office:value-type="string">
            <text:p>Pi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+1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+2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recis</text:p>
          </table:table-cell>
          <table:table-cell table:style-name="ce449" office:value-type="string">
            <text:p>Pr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0</text:p>
          </table:table-cell>
          <table:table-cell table:style-name="ce453" office:value-type="string">
            <text:p>Modifie les malus de viser (-2) donc Tete = -2, Corps, Bras, Jambes = 0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Perce armure</text:p>
          </table:table-cell>
          <table:table-cell table:style-name="ce449" office:value-type="string">
            <text:p>Pa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0</text:p>
          </table:table-cell>
          <table:table-cell table:style-name="ce453" office:value-type="string">
            <text:p>Le mBd de l'armure est divise par 2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Multiple</text:p>
          </table:table-cell>
          <table:table-cell table:style-name="ce449" office:value-type="string">
            <text:p>Mu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2</text:p>
          </table:table-cell>
          <table:table-cell table:style-name="ce444" office:value-type="string">
            <text:p>0</text:p>
          </table:table-cell>
          <table:table-cell table:style-name="ce453" office:value-type="string">
            <text:p>Les Pf sont retire pour chaque coup. 2 Adv peuvent être touch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istance</text:p>
          </table:table-cell>
          <table:table-cell table:style-name="ce449" office:value-type="string">
            <text:p>Di</text:p>
          </table:table-cell>
          <table:table-cell table:style-name="ce444" office:value-type="float" office:value="-1">
            <text:p>-1</text:p>
          </table:table-cell>
          <table:table-cell table:style-name="ce444" office:value-type="string">
            <text:p>x1</text:p>
          </table:table-cell>
          <table:table-cell table:style-name="ce444" office:value-type="float" office:value="1">
            <text:p>1</text:p>
          </table:table-cell>
          <table:table-cell table:style-name="ce444" office:value-type="string">
            <text:p>+1</text:p>
          </table:table-cell>
          <table:table-cell table:style-name="ce453" office:value-type="string">
            <text:p>Le defenseur peux choisir de faire une attaque simultané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harge</text:p>
          </table:table-cell>
          <table:table-cell table:style-name="ce449" office:value-type="string">
            <text:p>Cg</text:p>
          </table:table-cell>
          <table:table-cell table:style-name="ce444" office:value-type="string">
            <text:p>-1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+2</text:p>
          </table:table-cell>
          <table:table-cell table:style-name="ce453" office:value-type="string">
            <text:p>(voir Attaque à distance) Si le defenseur reussi son attaque, alors son Bo est x1.5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Fuite</text:p>
          </table:table-cell>
          <table:table-cell table:style-name="ce450" office:value-type="string">
            <text:p>Fi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+1</text:p>
          </table:table-cell>
          <table:table-cell table:style-name="ce454" office:value-type="string">
            <text:p>Attaque en se mettant hors de porte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Pousse</text:p>
          </table:table-cell>
          <table:table-cell table:style-name="ce450" office:value-type="string">
            <text:p>Ps</text:p>
          </table:table-cell>
          <table:table-cell table:style-name="ce445" office:value-type="string">
            <text:p>-1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+1</text:p>
          </table:table-cell>
          <table:table-cell table:style-name="ce454" office:value-type="string">
            <text:p>(Bo - Bd) / 10 = Nb de m de recule. L'Att doit avancer en même temps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Assomant</text:p>
          </table:table-cell>
          <table:table-cell table:style-name="ce449" office:value-type="string">
            <text:p>As</text:p>
          </table:table-cell>
          <table:table-cell table:number-columns-repeated="2" table:style-name="ce444" office:value-type="string">
            <text:p>0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0</text:p>
          </table:table-cell>
          <table:table-cell table:style-name="ce453" office:value-type="string">
            <text:p>Coup reussi ? Con ND-1 ? -1 pour 2d10-Con Rds : Coma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9" office:value-type="string">
            <text:p>Da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-</text:p>
          </table:table-cell>
          <table:table-cell table:style-name="ce444" office:value-type="string">
            <text:p>1</text:p>
          </table:table-cell>
          <table:table-cell table:style-name="ce444" office:value-type="string">
            <text:p>0</text:p>
          </table:table-cell>
          <table:table-cell table:style-name="ce453" office:value-type="string">
            <text:p>Coup reussi ? For ND-1 ? Plus d'Att ce Rd : Lache son arm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Desequilibre</text:p>
          </table:table-cell>
          <table:table-cell table:style-name="ce450" office:value-type="string">
            <text:p>Dq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+1</text:p>
          </table:table-cell>
          <table:table-cell table:style-name="ce454" office:value-type="string">
            <text:p>Coup reussi ? Dex ND-1 ? Plus d'Att ce Rd : Tombe au sol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Enchainement poing</text:p>
          </table:table-cell>
          <table:table-cell table:style-name="ce450" office:value-type="string">
            <text:p>Ep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0</text:p>
          </table:table-cell>
          <table:table-cell table:style-name="ce454" office:value-type="string">
            <text:p>Si le Def fait un Prd, il doit pare le coup de poing avec ND+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Enchainement pieds</text:p>
          </table:table-cell>
          <table:table-cell table:style-name="ce450" office:value-type="string">
            <text:p>Ed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1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0</text:p>
          </table:table-cell>
          <table:table-cell table:style-name="ce454" office:value-type="string">
            <text:p>Si le Def fait un Prd, il doit pare le coup de pieds avec ND+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40" office:value-type="string">
            <text:p>Riposte</text:p>
          </table:table-cell>
          <table:table-cell table:style-name="ce450" office:value-type="string">
            <text:p>Rp</text:p>
          </table:table-cell>
          <table:table-cell table:style-name="ce445" office:value-type="string">
            <text:p>0</text:p>
          </table:table-cell>
          <table:table-cell table:style-name="ce445" office:value-type="string">
            <text:p>x0.5</text:p>
          </table:table-cell>
          <table:table-cell table:style-name="ce445" office:value-type="string">
            <text:p>1</text:p>
          </table:table-cell>
          <table:table-cell table:style-name="ce445" office:value-type="string">
            <text:p>0</text:p>
          </table:table-cell>
          <table:table-cell table:style-name="ce454" office:value-type="string">
            <text:p>Seulment dans le cas d'une parade-riposte reussi.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51" office:value-type="string">
            <text:p>Se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 office:value-type="string">
            <text:p>1</text:p>
          </table:table-cell>
          <table:table-cell table:style-name="ce446" office:value-type="string">
            <text:p>-1</text:p>
          </table:table-cell>
          <table:table-cell table:style-name="ce455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8" office:value-type="string">
            <text:p>Nom de la defence</text:p>
          </table:table-cell>
          <table:table-cell table:style-name="ce448" office:value-type="string">
            <text:p>Abr</text:p>
          </table:table-cell>
          <table:table-cell table:style-name="ce443" office:value-type="string">
            <text:p>mND</text:p>
          </table:table-cell>
          <table:table-cell table:style-name="ce443" office:value-type="string">
            <text:p>mBd</text:p>
          </table:table-cell>
          <table:table-cell table:style-name="ce443"/>
          <table:table-cell table:style-name="ce443" office:value-type="string">
            <text:p>mPf</text:p>
          </table:table-cell>
          <table:table-cell table:style-name="ce452" office:value-type="string">
            <text:p>Speciale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Normal</text:p>
          </table:table-cell>
          <table:table-cell table:style-name="ce449" office:value-type="string">
            <text:p>N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39" office:value-type="string">
            <text:p>Puissant</text:p>
          </table:table-cell>
          <table:table-cell table:style-name="ce449" office:value-type="string">
            <text:p>Pi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.5</text:p>
          </table:table-cell>
          <table:table-cell table:style-name="ce444"/>
          <table:table-cell table:style-name="ce444" office:value-type="string">
            <text:p>+1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utal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x2</text:p>
          </table:table-cell>
          <table:table-cell table:style-name="ce444"/>
          <table:table-cell table:style-name="ce444" office:value-type="string">
            <text:p>+2</text:p>
          </table:table-cell>
          <table:table-cell table:style-name="ce453"/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Tête</text:p>
          </table:table-cell>
          <table:table-cell table:style-name="ce449" office:value-type="string">
            <text:p>Te</text:p>
          </table:table-cell>
          <table:table-cell table:style-name="ce444" office:value-type="string">
            <text:p>Spe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Att à la tête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Coprs</text:p>
          </table:table-cell>
          <table:table-cell table:style-name="ce449" office:value-type="string">
            <text:p>Co</text:p>
          </table:table-cell>
          <table:table-cell table:style-name="ce444" office:value-type="string">
            <text:p>Spe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Att au corp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Bras</text:p>
          </table:table-cell>
          <table:table-cell table:style-name="ce449" office:value-type="string">
            <text:p>Br</text:p>
          </table:table-cell>
          <table:table-cell table:style-name="ce444" office:value-type="string">
            <text:p>Spe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Att aux bra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Jambes</text:p>
          </table:table-cell>
          <table:table-cell table:style-name="ce449" office:value-type="string">
            <text:p>Jb</text:p>
          </table:table-cell>
          <table:table-cell table:style-name="ce444" office:value-type="string">
            <text:p>Spe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Att aux jambes -&gt; ND de la Prd - 1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Fuite</text:p>
          </table:table-cell>
          <table:table-cell table:style-name="ce449" office:value-type="string">
            <text:p>Fi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+1</text:p>
          </table:table-cell>
          <table:table-cell table:style-name="ce453" office:value-type="string">
            <text:p>Pare en se mettant hors de porte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armant</text:p>
          </table:table-cell>
          <table:table-cell table:style-name="ce449" office:value-type="string">
            <text:p>Da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Prd reussi ? For ND-1 ? Plus d'Att ce Rd : Lache son arme.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Desequilibre</text:p>
          </table:table-cell>
          <table:table-cell table:style-name="ce449" office:value-type="string">
            <text:p>Dq</text:p>
          </table:table-cell>
          <table:table-cell table:style-name="ce444" office:value-type="string">
            <text:p>0</text:p>
          </table:table-cell>
          <table:table-cell table:style-name="ce444" office:value-type="string">
            <text:p>x1</text:p>
          </table:table-cell>
          <table:table-cell table:style-name="ce444"/>
          <table:table-cell table:style-name="ce444" office:value-type="string">
            <text:p>+1</text:p>
          </table:table-cell>
          <table:table-cell table:style-name="ce453" office:value-type="string">
            <text:p>Prd reussi ? Dex ND-1 ? Plus d'Att ce Rd : Tombe au sol</text:p>
          </table:table-cell>
          <table:table-cell table:style-name="ce436" table:number-columns-repeated="249"/>
          <table:table-cell table:number-columns-repeated="767"/>
        </table:table-row>
        <table:table-row table:style-name="ro2">
          <table:table-cell table:style-name="ce436"/>
          <table:table-cell table:style-name="ce439" office:value-type="string">
            <text:p>Riposte</text:p>
          </table:table-cell>
          <table:table-cell table:style-name="ce449" office:value-type="string">
            <text:p>Rp</text:p>
          </table:table-cell>
          <table:table-cell table:style-name="ce444" office:value-type="string">
            <text:p>+1</text:p>
          </table:table-cell>
          <table:table-cell table:style-name="ce444" office:value-type="string">
            <text:p>x0.5</text:p>
          </table:table-cell>
          <table:table-cell table:style-name="ce444"/>
          <table:table-cell table:style-name="ce444" office:value-type="string">
            <text:p>0</text:p>
          </table:table-cell>
          <table:table-cell table:style-name="ce453" office:value-type="string">
            <text:p>Si la Prd est reussi, le def peux faire une attaque riposte.</text:p>
          </table:table-cell>
          <table:table-cell table:style-name="ce436" table:number-columns-repeated="249"/>
          <table:table-cell table:number-columns-repeated="767"/>
        </table:table-row>
        <table:table-row table:style-name="ro1">
          <table:table-cell table:style-name="ce436"/>
          <table:table-cell table:style-name="ce441" office:value-type="string">
            <text:p>Sans effort</text:p>
          </table:table-cell>
          <table:table-cell table:style-name="ce451" office:value-type="string">
            <text:p>Se</text:p>
          </table:table-cell>
          <table:table-cell table:style-name="ce446" office:value-type="string">
            <text:p>0</text:p>
          </table:table-cell>
          <table:table-cell table:style-name="ce446" office:value-type="string">
            <text:p>x0.5</text:p>
          </table:table-cell>
          <table:table-cell table:style-name="ce446"/>
          <table:table-cell table:style-name="ce446" office:value-type="string">
            <text:p>-1</text:p>
          </table:table-cell>
          <table:table-cell table:style-name="ce455"/>
          <table:table-cell table:style-name="ce436" table:number-columns-repeated="249"/>
          <table:table-cell table:number-columns-repeated="767"/>
        </table:table-row>
        <table:table-row table:style-name="ro1" table:number-rows-repeated="65377">
          <table:table-cell table:style-name="ce436" table:number-columns-repeated="7"/>
          <table:table-cell table:style-name="ce456"/>
          <table:table-cell table:style-name="ce436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1">
        <table:table-column table:style-name="co84" table:default-cell-style-name="ce586"/>
        <table:table-column table:style-name="co85" table:default-cell-style-name="ce586"/>
        <table:table-column table:style-name="co25" table:number-columns-repeated="10" table:default-cell-style-name="ce586"/>
        <table:table-column table:style-name="co86" table:default-cell-style-name="ce589"/>
        <table:table-column table:style-name="co87" table:default-cell-style-name="ce586"/>
        <table:table-column table:style-name="co26" table:number-columns-repeated="243" table:default-cell-style-name="ce586"/>
        <table:table-column table:style-name="co26" table:number-columns-repeated="767" table:default-cell-style-name="ce128"/>
        <table:table-row table:style-name="ro1">
          <table:table-cell table:number-columns-repeated="1024"/>
        </table:table-row>
        <table:table-row table:style-name="ro1">
          <table:table-cell table:style-name="ce587"/>
          <table:table-cell table:style-name="ce587" office:value-type="string">
            <text:p>Charac</text:p>
          </table:table-cell>
          <table:table-cell table:style-name="ce587" office:value-type="float" office:value="1">
            <text:p>1</text:p>
          </table:table-cell>
          <table:table-cell table:style-name="ce587" office:value-type="float" office:value="2">
            <text:p>2</text:p>
          </table:table-cell>
          <table:table-cell table:style-name="ce587" office:value-type="float" office:value="3">
            <text:p>3</text:p>
          </table:table-cell>
          <table:table-cell table:style-name="ce587" office:value-type="float" office:value="4">
            <text:p>4</text:p>
          </table:table-cell>
          <table:table-cell table:style-name="ce587" office:value-type="float" office:value="5">
            <text:p>5</text:p>
          </table:table-cell>
          <table:table-cell table:style-name="ce587" office:value-type="string">
            <text:p>Hom</text:p>
          </table:table-cell>
          <table:table-cell table:style-name="ce587" office:value-type="string">
            <text:p>Hero</text:p>
          </table:table-cell>
          <table:table-cell table:style-name="ce587" office:value-type="string">
            <text:p>Geant</text:p>
          </table:table-cell>
          <table:table-cell table:style-name="ce587" office:value-type="string">
            <text:p>Test</text:p>
          </table:table-cell>
          <table:table-cell table:style-name="ce587"/>
          <table:table-cell table:style-name="ce590"/>
          <table:table-cell table:style-name="ce587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7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25">
            <text:p>25</text:p>
          </table:table-cell>
          <table:table-cell table:formula="of:=ROUNDDOWN([.D4]*2+([.D14]+[.D15])/2;0)" office:value-type="float" office:value="37">
            <text:p>37</text:p>
          </table:table-cell>
          <table:table-cell table:formula="of:=ROUNDDOWN([.E4]*2+([.E14]+[.E15])/2;0)" office:value-type="float" office:value="30">
            <text:p>30</text:p>
          </table:table-cell>
          <table:table-cell table:formula="of:=ROUNDDOWN([.F4]*2+([.F14]+[.F15])/2;0)" office:value-type="float" office:value="32">
            <text:p>32</text:p>
          </table:table-cell>
          <table:table-cell table:formula="of:=ROUNDDOWN([.G4]*2+([.G14]+[.G15])/2;0)" office:value-type="float" office:value="38">
            <text:p>38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6">
            <text:p>26</text:p>
          </table:table-cell>
          <table:table-cell table:formula="of:=[.D5]*2" office:value-type="float" office:value="16">
            <text:p>16</text:p>
          </table:table-cell>
          <table:table-cell table:formula="of:=[.E5]*2" office:value-type="float" office:value="20">
            <text:p>20</text:p>
          </table:table-cell>
          <table:table-cell table:formula="of:=[.F5]*2" office:value-type="float" office:value="20">
            <text:p>20</text:p>
          </table:table-cell>
          <table:table-cell table:formula="of:=[.G5]*2" office:value-type="float" office:value="22">
            <text:p>22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18">
            <text:p>18</text:p>
          </table:table-cell>
          <table:table-cell table:formula="of:=[.D8]*2" office:value-type="float" office:value="28">
            <text:p>28</text:p>
          </table:table-cell>
          <table:table-cell table:formula="of:=[.E8]*2" office:value-type="float" office:value="22">
            <text:p>22</text:p>
          </table:table-cell>
          <table:table-cell table:formula="of:=[.F8]*2" office:value-type="float" office:value="20">
            <text:p>20</text:p>
          </table:table-cell>
          <table:table-cell table:formula="of:=[.G8]*2" office:value-type="float" office:value="24">
            <text:p>24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7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32">
            <text:p>32</text:p>
          </table:table-cell>
          <table:table-cell table:formula="of:=INT([.D4]+[.D7]+([.D14]+[.D15])/2)" office:value-type="float" office:value="33">
            <text:p>33</text:p>
          </table:table-cell>
          <table:table-cell table:formula="of:=INT([.E4]+[.E7]+([.E14]+[.E15])/2)" office:value-type="float" office:value="31">
            <text:p>31</text:p>
          </table:table-cell>
          <table:table-cell table:formula="of:=INT([.F4]+[.F7]+([.F14]+[.F15])/2)" office:value-type="float" office:value="30">
            <text:p>30</text:p>
          </table:table-cell>
          <table:table-cell table:formula="of:=INT([.G4]+[.G7]+([.G14]+[.G15])/2)" office:value-type="float" office:value="31">
            <text:p>31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24">
            <text:p>24</text:p>
          </table:table-cell>
          <table:table-cell table:formula="of:=INT([.D5]+(40-[.D14]-[.D15])/2)" office:value-type="float" office:value="16">
            <text:p>16</text:p>
          </table:table-cell>
          <table:table-cell table:formula="of:=INT([.E5]+(40-[.E14]-[.E15])/2)" office:value-type="float" office:value="22">
            <text:p>22</text:p>
          </table:table-cell>
          <table:table-cell table:formula="of:=INT([.F5]+(40-[.F14]-[.F15])/2)" office:value-type="float" office:value="19">
            <text:p>19</text:p>
          </table:table-cell>
          <table:table-cell table:formula="of:=INT([.G5]+(40-[.G14]-[.G15])/2)" office:value-type="float" office:value="23">
            <text:p>23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22">
            <text:p>22</text:p>
          </table:table-cell>
          <table:table-cell table:formula="of:=INT([.D8]+([.D7]+[.D6])/2)" office:value-type="float" office:value="25">
            <text:p>25</text:p>
          </table:table-cell>
          <table:table-cell table:formula="of:=INT([.E8]+([.E7]+[.E6])/2)" office:value-type="float" office:value="22">
            <text:p>22</text:p>
          </table:table-cell>
          <table:table-cell table:formula="of:=INT([.F8]+([.F7]+[.F6])/2)" office:value-type="float" office:value="18">
            <text:p>18</text:p>
          </table:table-cell>
          <table:table-cell table:formula="of:=INT([.G8]+([.G7]+[.G6])/2)" office:value-type="float" office:value="23">
            <text:p>23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87" office:value-type="string">
            <text:p>C</text:p>
          </table:table-cell>
          <table:table-cell table:style-name="ce587" office:value-type="string">
            <text:p>Taille</text:p>
          </table:table-cell>
          <table:table-cell table:style-name="ce587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9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9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9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89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89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88" table:number-columns-repeated="12"/>
          <table:table-cell table:style-name="ce591"/>
          <table:table-cell table:style-name="ce588" table:number-columns-repeated="244"/>
          <table:table-cell table:number-columns-repeated="767"/>
        </table:table-row>
      </table:table>
      <table:table table:name="~Test" table:style-name="ta12" table:print-ranges="'~Test'.F2:'~Test'.J32">
        <table:table-column table:style-name="co84" table:default-cell-style-name="ce592"/>
        <table:table-column table:style-name="co64" table:default-cell-style-name="ce592"/>
        <table:table-column table:style-name="co64" table:default-cell-style-name="ce594"/>
        <table:table-column table:style-name="co88" table:default-cell-style-name="ce596"/>
        <table:table-column table:style-name="co64" table:default-cell-style-name="ce592"/>
        <table:table-column table:style-name="co89" table:default-cell-style-name="ce592"/>
        <table:table-column table:style-name="co89" table:number-columns-repeated="4" table:default-cell-style-name="ce594"/>
        <table:table-column table:style-name="co64" table:default-cell-style-name="ce592"/>
        <table:table-column table:style-name="co90" table:default-cell-style-name="ce605"/>
        <table:table-column table:style-name="co64" table:number-columns-repeated="4" table:default-cell-style-name="ce609"/>
        <table:table-column table:style-name="co91" table:default-cell-style-name="ce609"/>
        <table:table-column table:style-name="co64" table:number-columns-repeated="14" table:default-cell-style-name="ce609"/>
        <table:table-column table:style-name="co64" table:number-columns-repeated="220" table:default-cell-style-name="ce592"/>
        <table:table-column table:style-name="co64" table:number-columns-repeated="767" table:default-cell-style-name="ce128"/>
        <table:table-column table:style-name="co64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98" office:value-type="string">
            <text:p>Survie</text:p>
          </table:table-cell>
          <table:table-cell table:style-name="ce600" office:value-type="string">
            <text:p>Rd</text:p>
          </table:table-cell>
          <table:table-cell table:style-name="ce600" office:value-type="string">
            <text:p>Min</text:p>
          </table:table-cell>
          <table:table-cell table:style-name="ce600" office:value-type="string">
            <text:p>Heu</text:p>
          </table:table-cell>
          <table:table-cell table:style-name="ce600" office:value-type="string">
            <text:p>Jour</text:p>
          </table:table-cell>
          <table:table-cell/>
          <table:table-cell table:style-name="ce606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94"/>
          <table:table-cell table:style-name="ce599" office:value-type="float" office:value="29">
            <text:p>29</text:p>
          </table:table-cell>
          <table:table-cell table:style-name="ce601" table:formula="of:=ROUNDDOWN([.L3]/6)" office:value-type="float" office:value="85222">
            <text:p>85222</text:p>
          </table:table-cell>
          <table:table-cell table:style-name="ce601" table:formula="of:=ROUNDDOWN([.L3]/60)" office:value-type="float" office:value="8522">
            <text:p>8522</text:p>
          </table:table-cell>
          <table:table-cell table:style-name="ce601" table:formula="of:=ROUNDDOWN([.L3]/60/60)" office:value-type="float" office:value="142">
            <text:p>142</text:p>
          </table:table-cell>
          <table:table-cell table:style-name="ce601" table:formula="of:=ROUNDDOWN([.L3]/60/60/24)" office:value-type="float" office:value="5">
            <text:p>5</text:p>
          </table:table-cell>
          <table:table-cell/>
          <table:table-cell table:style-name="ce607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612" office:value-type="string">
            <text:p>2d10</text:p>
          </table:table-cell>
          <table:table-cell table:number-columns-repeated="2"/>
          <table:table-cell table:style-name="ce615" office:value-type="string">
            <text:p>P1</text:p>
          </table:table-cell>
          <table:table-cell table:style-name="ce615" office:value-type="string">
            <text:p>P2</text:p>
          </table:table-cell>
          <table:table-cell/>
          <table:table-cell table:style-name="ce615" office:value-type="string">
            <text:p>P1</text:p>
          </table:table-cell>
          <table:table-cell table:style-name="ce615" office:value-type="string">
            <text:p>P3</text:p>
          </table:table-cell>
          <table:table-cell/>
          <table:table-cell table:style-name="ce615" office:value-type="string">
            <text:p>P4</text:p>
          </table:table-cell>
          <table:table-cell table:style-name="ce615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94"/>
          <table:table-cell table:style-name="ce599" office:value-type="float" office:value="28">
            <text:p>28</text:p>
          </table:table-cell>
          <table:table-cell table:style-name="ce601" table:formula="of:=ROUNDDOWN([.L4]/6)" office:value-type="float" office:value="56815">
            <text:p>56815</text:p>
          </table:table-cell>
          <table:table-cell table:style-name="ce601" table:formula="of:=ROUNDDOWN([.L4]/60)" office:value-type="float" office:value="5681">
            <text:p>5681</text:p>
          </table:table-cell>
          <table:table-cell table:style-name="ce601" table:formula="of:=ROUNDDOWN([.L4]/60/60)" office:value-type="float" office:value="94">
            <text:p>94</text:p>
          </table:table-cell>
          <table:table-cell table:style-name="ce601" table:formula="of:=ROUNDDOWN([.L4]/60/60/24)" office:value-type="float" office:value="3">
            <text:p>3</text:p>
          </table:table-cell>
          <table:table-cell/>
          <table:table-cell table:style-name="ce607" table:formula="of:=[.L5]*1.5" office:value-type="float" office:value="340890.771969572">
            <text:p>340891</text:p>
          </table:table-cell>
          <table:table-cell/>
          <table:table-cell table:style-name="ce611" table:formula="of:=DICE(10;2)" office:value-type="float" office:value="10">
            <text:p>10</text:p>
          </table:table-cell>
          <table:table-cell table:style-name="ce611" table:formula="of:=DICE(10;2)" office:value-type="float" office:value="11">
            <text:p>11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94"/>
          <table:table-cell table:style-name="ce599" office:value-type="float" office:value="27">
            <text:p>27</text:p>
          </table:table-cell>
          <table:table-cell table:style-name="ce601" table:formula="of:=ROUNDDOWN([.L5]/6)" office:value-type="float" office:value="37876">
            <text:p>37876</text:p>
          </table:table-cell>
          <table:table-cell table:style-name="ce601" table:formula="of:=ROUNDDOWN([.L5]/60)" office:value-type="float" office:value="3787">
            <text:p>3787</text:p>
          </table:table-cell>
          <table:table-cell table:style-name="ce601" table:formula="of:=ROUNDDOWN([.L5]/60/60)" office:value-type="float" office:value="63">
            <text:p>63</text:p>
          </table:table-cell>
          <table:table-cell table:style-name="ce601" table:formula="of:=ROUNDDOWN([.L5]/60/60/24)" office:value-type="float" office:value="2">
            <text:p>2</text:p>
          </table:table-cell>
          <table:table-cell/>
          <table:table-cell table:style-name="ce607" table:formula="of:=[.L6]*1.5" office:value-type="float" office:value="227260.514646381">
            <text:p>227261</text:p>
          </table:table-cell>
          <table:table-cell table:number-columns-repeated="2"/>
          <table:table-cell table:style-name="ce612"/>
          <table:table-cell/>
          <table:table-cell table:style-name="ce613" office:value-type="string">
            <text:p>2d10</text:p>
          </table:table-cell>
          <table:table-cell table:style-name="ce613" table:formula="of:=[.$N$4]" office:value-type="float" office:value="10">
            <text:p>10</text:p>
          </table:table-cell>
          <table:table-cell table:style-name="ce613" table:formula="of:=[.$O$4]" office:value-type="float" office:value="11">
            <text:p>11</text:p>
          </table:table-cell>
          <table:table-cell/>
          <table:table-cell table:style-name="ce613" table:formula="of:=[.$N$4]" office:value-type="float" office:value="10">
            <text:p>10</text:p>
          </table:table-cell>
          <table:table-cell table:style-name="ce613" table:formula="of:=[.$O$4]" office:value-type="float" office:value="11">
            <text:p>11</text:p>
          </table:table-cell>
          <table:table-cell/>
          <table:table-cell table:style-name="ce613" table:formula="of:=[.$N$4]" office:value-type="float" office:value="10">
            <text:p>10</text:p>
          </table:table-cell>
          <table:table-cell table:style-name="ce613" table:formula="of:=[.$O$4]" office:value-type="float" office:value="11">
            <text:p>11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94"/>
          <table:table-cell table:style-name="ce599" office:value-type="float" office:value="26">
            <text:p>26</text:p>
          </table:table-cell>
          <table:table-cell table:style-name="ce601" table:formula="of:=ROUNDDOWN([.L6]/6)" office:value-type="float" office:value="25251">
            <text:p>25251</text:p>
          </table:table-cell>
          <table:table-cell table:style-name="ce601" table:formula="of:=ROUNDDOWN([.L6]/60)" office:value-type="float" office:value="2525">
            <text:p>2525</text:p>
          </table:table-cell>
          <table:table-cell table:style-name="ce601" table:formula="of:=ROUNDDOWN([.L6]/60/60)" office:value-type="float" office:value="42">
            <text:p>42</text:p>
          </table:table-cell>
          <table:table-cell table:style-name="ce601" table:formula="of:=ROUNDDOWN([.L6]/60/60/24)" office:value-type="float" office:value="1">
            <text:p>1</text:p>
          </table:table-cell>
          <table:table-cell/>
          <table:table-cell table:style-name="ce607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20">
            <text:p>20</text:p>
          </table:table-cell>
          <table:table-cell table:formula="of:=[.S4]+[.S5]" office:value-type="float" office:value="21">
            <text:p>21</text:p>
          </table:table-cell>
          <table:table-cell/>
          <table:table-cell table:formula="of:=[.U4]+[.U5]" office:value-type="float" office:value="20">
            <text:p>20</text:p>
          </table:table-cell>
          <table:table-cell table:formula="of:=[.V4]+[.V5]" office:value-type="float" office:value="26">
            <text:p>26</text:p>
          </table:table-cell>
          <table:table-cell/>
          <table:table-cell table:formula="of:=[.X4]+[.X5]" office:value-type="float" office:value="25">
            <text:p>25</text:p>
          </table:table-cell>
          <table:table-cell table:formula="of:=[.Y4]+[.Y5]" office:value-type="float" office:value="26">
            <text:p>26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94"/>
          <table:table-cell table:style-name="ce599" office:value-type="float" office:value="25">
            <text:p>25</text:p>
          </table:table-cell>
          <table:table-cell table:style-name="ce601" table:formula="of:=ROUNDDOWN([.L7]/6)" office:value-type="float" office:value="16834">
            <text:p>16834</text:p>
          </table:table-cell>
          <table:table-cell table:style-name="ce601" table:formula="of:=ROUNDDOWN([.L7]/60)" office:value-type="float" office:value="1683">
            <text:p>1683</text:p>
          </table:table-cell>
          <table:table-cell table:style-name="ce601" table:formula="of:=ROUNDDOWN([.L7]/60/60)" office:value-type="float" office:value="28">
            <text:p>28</text:p>
          </table:table-cell>
          <table:table-cell table:style-name="ce601" table:formula="of:=ROUNDDOWN([.L7]/60/60/24)" office:value-type="float" office:value="1">
            <text:p>1</text:p>
          </table:table-cell>
          <table:table-cell/>
          <table:table-cell table:style-name="ce607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94"/>
          <table:table-cell table:style-name="ce599" office:value-type="float" office:value="24">
            <text:p>24</text:p>
          </table:table-cell>
          <table:table-cell table:style-name="ce601" table:formula="of:=ROUNDDOWN([.L8]/6)" office:value-type="float" office:value="11222">
            <text:p>11222</text:p>
          </table:table-cell>
          <table:table-cell table:style-name="ce601" table:formula="of:=ROUNDDOWN([.L8]/60)" office:value-type="float" office:value="1122">
            <text:p>1122</text:p>
          </table:table-cell>
          <table:table-cell table:style-name="ce601" table:formula="of:=ROUNDDOWN([.L8]/60/60)" office:value-type="float" office:value="18">
            <text:p>18</text:p>
          </table:table-cell>
          <table:table-cell table:style-name="ce601" table:formula="of:=ROUNDDOWN([.L8]/60/60/24)" office:value-type="float" office:value="0">
            <text:p>0</text:p>
          </table:table-cell>
          <table:table-cell/>
          <table:table-cell table:style-name="ce607" table:formula="of:=[.L9]*1.5" office:value-type="float" office:value="67336.4487841129">
            <text:p>67336</text:p>
          </table:table-cell>
          <table:table-cell table:number-columns-repeated="4"/>
          <table:table-cell table:style-name="ce486" office:value-type="string">
            <text:p>2d10</text:p>
          </table:table-cell>
          <table:table-cell table:style-name="ce616" table:formula="of:=[.$N$4]" office:value-type="float" office:value="10">
            <text:p>10</text:p>
          </table:table-cell>
          <table:table-cell table:style-name="ce616" table:formula="of:=[.$O$4]" office:value-type="float" office:value="11">
            <text:p>11</text:p>
          </table:table-cell>
          <table:table-cell/>
          <table:table-cell table:style-name="ce616" table:formula="of:=[.$N$4]" office:value-type="float" office:value="10">
            <text:p>10</text:p>
          </table:table-cell>
          <table:table-cell table:style-name="ce616" table:formula="of:=[.$O$4]" office:value-type="float" office:value="11">
            <text:p>11</text:p>
          </table:table-cell>
          <table:table-cell/>
          <table:table-cell table:style-name="ce616" table:formula="of:=[.$N$4]" office:value-type="float" office:value="10">
            <text:p>10</text:p>
          </table:table-cell>
          <table:table-cell table:style-name="ce616" table:formula="of:=[.$O$4]" office:value-type="float" office:value="11">
            <text:p>11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94"/>
          <table:table-cell table:style-name="ce599" office:value-type="float" office:value="23">
            <text:p>23</text:p>
          </table:table-cell>
          <table:table-cell table:style-name="ce601" table:formula="of:=ROUNDDOWN([.L9]/6)" office:value-type="float" office:value="7481">
            <text:p>7481</text:p>
          </table:table-cell>
          <table:table-cell table:style-name="ce601" table:formula="of:=ROUNDDOWN([.L9]/60)" office:value-type="float" office:value="748">
            <text:p>748</text:p>
          </table:table-cell>
          <table:table-cell table:style-name="ce601" table:formula="of:=ROUNDDOWN([.L9]/60/60)" office:value-type="float" office:value="12">
            <text:p>12</text:p>
          </table:table-cell>
          <table:table-cell table:style-name="ce601" table:formula="of:=ROUNDDOWN([.L9]/60/60/24)" office:value-type="float" office:value="0">
            <text:p>0</text:p>
          </table:table-cell>
          <table:table-cell/>
          <table:table-cell table:style-name="ce607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94"/>
          <table:table-cell table:style-name="ce599" office:value-type="float" office:value="22">
            <text:p>22</text:p>
          </table:table-cell>
          <table:table-cell table:style-name="ce601" table:formula="of:=ROUNDDOWN([.L10]/6)" office:value-type="float" office:value="4987">
            <text:p>4987</text:p>
          </table:table-cell>
          <table:table-cell table:style-name="ce601" table:formula="of:=ROUNDDOWN([.L10]/60)" office:value-type="float" office:value="498">
            <text:p>498</text:p>
          </table:table-cell>
          <table:table-cell table:style-name="ce601" table:formula="of:=ROUNDDOWN([.L10]/60/60)" office:value-type="float" office:value="8">
            <text:p>8</text:p>
          </table:table-cell>
          <table:table-cell table:style-name="ce601" table:formula="of:=ROUNDDOWN([.L10]/60/60/24)" office:value-type="float" office:value="0">
            <text:p>0</text:p>
          </table:table-cell>
          <table:table-cell/>
          <table:table-cell table:style-name="ce607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94"/>
          <table:table-cell table:style-name="ce599" office:value-type="float" office:value="21">
            <text:p>21</text:p>
          </table:table-cell>
          <table:table-cell table:style-name="ce601" table:formula="of:=ROUNDDOWN([.L11]/6)" office:value-type="float" office:value="3325">
            <text:p>3325</text:p>
          </table:table-cell>
          <table:table-cell table:style-name="ce601" table:formula="of:=ROUNDDOWN([.L11]/60)" office:value-type="float" office:value="332">
            <text:p>332</text:p>
          </table:table-cell>
          <table:table-cell table:style-name="ce601" table:formula="of:=ROUNDDOWN([.L11]/60/60)" office:value-type="float" office:value="5">
            <text:p>5</text:p>
          </table:table-cell>
          <table:table-cell table:style-name="ce601" table:formula="of:=ROUNDDOWN([.L11]/60/60/24)" office:value-type="float" office:value="0">
            <text:p>0</text:p>
          </table:table-cell>
          <table:table-cell/>
          <table:table-cell table:style-name="ce607" table:formula="of:=[.L12]*1.5" office:value-type="float" office:value="19951.5403804779">
            <text:p>19952</text:p>
          </table:table-cell>
          <table:table-cell table:number-columns-repeated="4"/>
          <table:table-cell table:style-name="ce613" office:value-type="string">
            <text:p>Armure</text:p>
          </table:table-cell>
          <table:table-cell table:number-columns-repeated="2" table:style-name="ce613" office:value-type="float" office:value="0">
            <text:p>0</text:p>
          </table:table-cell>
          <table:table-cell/>
          <table:table-cell table:style-name="ce613" office:value-type="float" office:value="0">
            <text:p>0</text:p>
          </table:table-cell>
          <table:table-cell table:style-name="ce613" office:value-type="float" office:value="5">
            <text:p>5</text:p>
          </table:table-cell>
          <table:table-cell/>
          <table:table-cell table:number-columns-repeated="2" table:style-name="ce613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94"/>
          <table:table-cell table:style-name="ce599" office:value-type="float" office:value="20">
            <text:p>20</text:p>
          </table:table-cell>
          <table:table-cell table:style-name="ce601" table:formula="of:=ROUNDDOWN([.L12]/6)" office:value-type="float" office:value="2216">
            <text:p>2216</text:p>
          </table:table-cell>
          <table:table-cell table:style-name="ce601" table:formula="of:=ROUNDDOWN([.L12]/60)" office:value-type="float" office:value="221">
            <text:p>221</text:p>
          </table:table-cell>
          <table:table-cell table:style-name="ce601" table:formula="of:=ROUNDDOWN([.L12]/60/60)" office:value-type="float" office:value="3">
            <text:p>3</text:p>
          </table:table-cell>
          <table:table-cell table:style-name="ce601" table:formula="of:=ROUNDDOWN([.L12]/60/60/24)" office:value-type="float" office:value="0">
            <text:p>0</text:p>
          </table:table-cell>
          <table:table-cell/>
          <table:table-cell table:style-name="ce607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30">
            <text:p>30</text:p>
          </table:table-cell>
          <table:table-cell table:formula="of:=IF([.S6]&gt;=20;[.S8]+[.S9]+[.S10];0)+[.S11]" office:value-type="float" office:value="31">
            <text:p>31</text:p>
          </table:table-cell>
          <table:table-cell/>
          <table:table-cell table:formula="of:=IF([.U6]&gt;=20;[.U8]+[.U9]+[.U10];0)+[.U11]" office:value-type="float" office:value="30">
            <text:p>30</text:p>
          </table:table-cell>
          <table:table-cell table:formula="of:=IF([.V6]&gt;=20;[.V8]+[.V9]+[.V10];0)+[.V11]" office:value-type="float" office:value="41">
            <text:p>41</text:p>
          </table:table-cell>
          <table:table-cell/>
          <table:table-cell table:formula="of:=IF([.X6]&gt;=20;[.X8]+[.X9]+[.X10];0)+[.X11]" office:value-type="float" office:value="40">
            <text:p>40</text:p>
          </table:table-cell>
          <table:table-cell table:formula="of:=IF([.Y6]&gt;=20;[.Y8]+[.Y9]+[.Y10];0)+[.Y11]" office:value-type="float" office:value="41">
            <text:p>41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94"/>
          <table:table-cell table:style-name="ce599" office:value-type="float" office:value="19">
            <text:p>19</text:p>
          </table:table-cell>
          <table:table-cell table:style-name="ce601" table:formula="of:=ROUNDDOWN([.L13]/6)" office:value-type="float" office:value="1477">
            <text:p>1477</text:p>
          </table:table-cell>
          <table:table-cell table:style-name="ce601" table:formula="of:=ROUNDDOWN([.L13]/60)" office:value-type="float" office:value="147">
            <text:p>147</text:p>
          </table:table-cell>
          <table:table-cell table:style-name="ce601" table:formula="of:=ROUNDDOWN([.L13]/60/60)" office:value-type="float" office:value="2">
            <text:p>2</text:p>
          </table:table-cell>
          <table:table-cell table:style-name="ce601" table:formula="of:=ROUNDDOWN([.L13]/60/60/24)" office:value-type="float" office:value="0">
            <text:p>0</text:p>
          </table:table-cell>
          <table:table-cell/>
          <table:table-cell table:style-name="ce607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94"/>
          <table:table-cell table:style-name="ce599" office:value-type="float" office:value="18">
            <text:p>18</text:p>
          </table:table-cell>
          <table:table-cell table:style-name="ce601" table:formula="of:=ROUNDDOWN([.L14]/6)" office:value-type="float" office:value="985">
            <text:p>985</text:p>
          </table:table-cell>
          <table:table-cell table:style-name="ce601" table:formula="of:=ROUNDDOWN([.L14]/60)" office:value-type="float" office:value="98">
            <text:p>98</text:p>
          </table:table-cell>
          <table:table-cell table:style-name="ce601" table:formula="of:=ROUNDDOWN([.L14]/60/60)" office:value-type="float" office:value="1">
            <text:p>1</text:p>
          </table:table-cell>
          <table:table-cell table:style-name="ce601" table:formula="of:=ROUNDDOWN([.L14]/60/60/24)" office:value-type="float" office:value="0">
            <text:p>0</text:p>
          </table:table-cell>
          <table:table-cell/>
          <table:table-cell table:style-name="ce607" table:formula="of:=[.L15]*1.5" office:value-type="float" office:value="5911.5675201416">
            <text:p>5912</text:p>
          </table:table-cell>
          <table:table-cell table:number-columns-repeated="4"/>
          <table:table-cell table:style-name="ce614" office:value-type="string">
            <text:p>BO</text:p>
          </table:table-cell>
          <table:table-cell table:style-name="ce614" table:formula="of:=IF([.R6]&gt;[.S6];[.R12]-[.S12];0)" office:value-type="float" office:value="0">
            <text:p>0</text:p>
          </table:table-cell>
          <table:table-cell table:style-name="ce617" table:formula="of:=IF([.S6]&gt;[.R6];[.S12]-[.R12];0)" office:value-type="float" office:value="1">
            <text:p>1</text:p>
          </table:table-cell>
          <table:table-cell/>
          <table:table-cell table:style-name="ce614" table:formula="of:=IF([.U6]&gt;[.V6];[.U12]-[.V12];0)" office:value-type="float" office:value="0">
            <text:p>0</text:p>
          </table:table-cell>
          <table:table-cell table:style-name="ce617" table:formula="of:=IF([.V6]&gt;[.U6];[.V12]-[.U12];0)" office:value-type="float" office:value="11">
            <text:p>11</text:p>
          </table:table-cell>
          <table:table-cell/>
          <table:table-cell table:style-name="ce614" table:formula="of:=IF([.X6]&gt;[.Y6];[.X12]-[.Y12];0)" office:value-type="float" office:value="0">
            <text:p>0</text:p>
          </table:table-cell>
          <table:table-cell table:style-name="ce617" table:formula="of:=IF([.Y6]&gt;[.X6];[.Y12]-[.X12];0)" office:value-type="float" office:value="1">
            <text:p>1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94"/>
          <table:table-cell table:style-name="ce599" office:value-type="float" office:value="17">
            <text:p>17</text:p>
          </table:table-cell>
          <table:table-cell table:style-name="ce601" table:formula="of:=ROUNDDOWN([.L15]/6)" office:value-type="float" office:value="656">
            <text:p>656</text:p>
          </table:table-cell>
          <table:table-cell table:style-name="ce601" table:formula="of:=ROUNDDOWN([.L15]/60)" office:value-type="float" office:value="65">
            <text:p>65</text:p>
          </table:table-cell>
          <table:table-cell table:style-name="ce601" table:formula="of:=ROUNDDOWN([.L15]/60/60)" office:value-type="float" office:value="1">
            <text:p>1</text:p>
          </table:table-cell>
          <table:table-cell table:style-name="ce601" table:formula="of:=ROUNDDOWN([.L15]/60/60/24)" office:value-type="float" office:value="0">
            <text:p>0</text:p>
          </table:table-cell>
          <table:table-cell/>
          <table:table-cell table:style-name="ce607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94"/>
          <table:table-cell table:style-name="ce599" office:value-type="float" office:value="16">
            <text:p>16</text:p>
          </table:table-cell>
          <table:table-cell table:style-name="ce601" table:formula="of:=ROUNDDOWN([.L16]/6)" office:value-type="float" office:value="437">
            <text:p>437</text:p>
          </table:table-cell>
          <table:table-cell table:style-name="ce601" table:formula="of:=ROUNDDOWN([.L16]/60)" office:value-type="float" office:value="43">
            <text:p>43</text:p>
          </table:table-cell>
          <table:table-cell table:style-name="ce601" table:formula="of:=ROUNDDOWN([.L16]/60/60)" office:value-type="float" office:value="0">
            <text:p>0</text:p>
          </table:table-cell>
          <table:table-cell table:style-name="ce601" table:formula="of:=ROUNDDOWN([.L16]/60/60/24)" office:value-type="float" office:value="0">
            <text:p>0</text:p>
          </table:table-cell>
          <table:table-cell/>
          <table:table-cell table:style-name="ce607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94"/>
          <table:table-cell table:style-name="ce599" office:value-type="float" office:value="15">
            <text:p>15</text:p>
          </table:table-cell>
          <table:table-cell table:style-name="ce601" table:formula="of:=ROUNDDOWN([.L17]/6)" office:value-type="float" office:value="291">
            <text:p>291</text:p>
          </table:table-cell>
          <table:table-cell table:style-name="ce601" table:formula="of:=ROUNDDOWN([.L17]/60)" office:value-type="float" office:value="29">
            <text:p>29</text:p>
          </table:table-cell>
          <table:table-cell table:style-name="ce601" table:formula="of:=ROUNDDOWN([.L17]/60/60)" office:value-type="float" office:value="0">
            <text:p>0</text:p>
          </table:table-cell>
          <table:table-cell table:style-name="ce601" table:formula="of:=ROUNDDOWN([.L17]/60/60/24)" office:value-type="float" office:value="0">
            <text:p>0</text:p>
          </table:table-cell>
          <table:table-cell/>
          <table:table-cell table:style-name="ce607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94"/>
          <table:table-cell table:style-name="ce599" office:value-type="float" office:value="14">
            <text:p>14</text:p>
          </table:table-cell>
          <table:table-cell table:style-name="ce601" table:formula="of:=ROUNDDOWN([.L18]/6)" office:value-type="float" office:value="194">
            <text:p>194</text:p>
          </table:table-cell>
          <table:table-cell table:style-name="ce601" table:formula="of:=ROUNDDOWN([.L18]/60)" office:value-type="float" office:value="19">
            <text:p>19</text:p>
          </table:table-cell>
          <table:table-cell table:style-name="ce601" table:formula="of:=ROUNDDOWN([.L18]/60/60)" office:value-type="float" office:value="0">
            <text:p>0</text:p>
          </table:table-cell>
          <table:table-cell table:style-name="ce601" table:formula="of:=ROUNDDOWN([.L18]/60/60/24)" office:value-type="float" office:value="0">
            <text:p>0</text:p>
          </table:table-cell>
          <table:table-cell/>
          <table:table-cell table:style-name="ce607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94"/>
          <table:table-cell table:style-name="ce599" office:value-type="float" office:value="13">
            <text:p>13</text:p>
          </table:table-cell>
          <table:table-cell table:style-name="ce601" table:formula="of:=ROUNDDOWN([.L19]/6)" office:value-type="float" office:value="129">
            <text:p>129</text:p>
          </table:table-cell>
          <table:table-cell table:style-name="ce601" table:formula="of:=ROUNDDOWN([.L19]/60)" office:value-type="float" office:value="12">
            <text:p>12</text:p>
          </table:table-cell>
          <table:table-cell table:style-name="ce601" table:formula="of:=ROUNDDOWN([.L19]/60/60)" office:value-type="float" office:value="0">
            <text:p>0</text:p>
          </table:table-cell>
          <table:table-cell table:style-name="ce601" table:formula="of:=ROUNDDOWN([.L19]/60/60/24)" office:value-type="float" office:value="0">
            <text:p>0</text:p>
          </table:table-cell>
          <table:table-cell/>
          <table:table-cell table:style-name="ce607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94"/>
          <table:table-cell table:style-name="ce599" office:value-type="float" office:value="12">
            <text:p>12</text:p>
          </table:table-cell>
          <table:table-cell table:style-name="ce601" table:formula="of:=ROUNDDOWN([.L20]/6)" office:value-type="float" office:value="86">
            <text:p>86</text:p>
          </table:table-cell>
          <table:table-cell table:style-name="ce601" table:formula="of:=ROUNDDOWN([.L20]/60)" office:value-type="float" office:value="8">
            <text:p>8</text:p>
          </table:table-cell>
          <table:table-cell table:style-name="ce601" table:formula="of:=ROUNDDOWN([.L20]/60/60)" office:value-type="float" office:value="0">
            <text:p>0</text:p>
          </table:table-cell>
          <table:table-cell table:style-name="ce601" table:formula="of:=ROUNDDOWN([.L20]/60/60/24)" office:value-type="float" office:value="0">
            <text:p>0</text:p>
          </table:table-cell>
          <table:table-cell/>
          <table:table-cell table:style-name="ce607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94"/>
          <table:table-cell table:style-name="ce599" office:value-type="float" office:value="11">
            <text:p>11</text:p>
          </table:table-cell>
          <table:table-cell table:style-name="ce601" table:formula="of:=ROUNDDOWN([.L21]/6)" office:value-type="float" office:value="57">
            <text:p>57</text:p>
          </table:table-cell>
          <table:table-cell table:style-name="ce601" table:formula="of:=ROUNDDOWN([.L21]/60)" office:value-type="float" office:value="5">
            <text:p>5</text:p>
          </table:table-cell>
          <table:table-cell table:style-name="ce601" table:formula="of:=ROUNDDOWN([.L21]/60/60)" office:value-type="float" office:value="0">
            <text:p>0</text:p>
          </table:table-cell>
          <table:table-cell table:style-name="ce601" table:formula="of:=ROUNDDOWN([.L21]/60/60/24)" office:value-type="float" office:value="0">
            <text:p>0</text:p>
          </table:table-cell>
          <table:table-cell/>
          <table:table-cell table:style-name="ce607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94"/>
          <table:table-cell table:style-name="ce599" office:value-type="float" office:value="10">
            <text:p>10</text:p>
          </table:table-cell>
          <table:table-cell table:style-name="ce601" table:formula="of:=ROUNDDOWN([.L22]/6)" office:value-type="float" office:value="38">
            <text:p>38</text:p>
          </table:table-cell>
          <table:table-cell table:style-name="ce601" table:formula="of:=ROUNDDOWN([.L22]/60)" office:value-type="float" office:value="3">
            <text:p>3</text:p>
          </table:table-cell>
          <table:table-cell table:style-name="ce601" table:formula="of:=ROUNDDOWN([.L22]/60/60)" office:value-type="float" office:value="0">
            <text:p>0</text:p>
          </table:table-cell>
          <table:table-cell table:style-name="ce601" table:formula="of:=ROUNDDOWN([.L22]/60/60/24)" office:value-type="float" office:value="0">
            <text:p>0</text:p>
          </table:table-cell>
          <table:table-cell/>
          <table:table-cell table:style-name="ce607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94"/>
          <table:table-cell table:style-name="ce599" office:value-type="float" office:value="9">
            <text:p>9</text:p>
          </table:table-cell>
          <table:table-cell table:style-name="ce601" table:formula="of:=ROUNDDOWN([.L23]/6)" office:value-type="float" office:value="25">
            <text:p>25</text:p>
          </table:table-cell>
          <table:table-cell table:style-name="ce601" table:formula="of:=ROUNDDOWN([.L23]/60)" office:value-type="float" office:value="2">
            <text:p>2</text:p>
          </table:table-cell>
          <table:table-cell table:style-name="ce601" table:formula="of:=ROUNDDOWN([.L23]/60/60)" office:value-type="float" office:value="0">
            <text:p>0</text:p>
          </table:table-cell>
          <table:table-cell table:style-name="ce601" table:formula="of:=ROUNDDOWN([.L23]/60/60/24)" office:value-type="float" office:value="0">
            <text:p>0</text:p>
          </table:table-cell>
          <table:table-cell/>
          <table:table-cell table:style-name="ce607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8">
            <text:p>8</text:p>
          </table:table-cell>
          <table:table-cell table:style-name="ce601" table:formula="of:=ROUNDDOWN([.L24]/6)" office:value-type="float" office:value="17">
            <text:p>17</text:p>
          </table:table-cell>
          <table:table-cell table:style-name="ce601" table:formula="of:=ROUNDDOWN([.L24]/60)" office:value-type="float" office:value="1">
            <text:p>1</text:p>
          </table:table-cell>
          <table:table-cell table:style-name="ce601" table:formula="of:=ROUNDDOWN([.L24]/60/60)" office:value-type="float" office:value="0">
            <text:p>0</text:p>
          </table:table-cell>
          <table:table-cell table:style-name="ce601" table:formula="of:=ROUNDDOWN([.L24]/60/60/24)" office:value-type="float" office:value="0">
            <text:p>0</text:p>
          </table:table-cell>
          <table:table-cell/>
          <table:table-cell table:style-name="ce607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7">
            <text:p>7</text:p>
          </table:table-cell>
          <table:table-cell table:style-name="ce601" table:formula="of:=ROUNDDOWN([.L25]/6)" office:value-type="float" office:value="11">
            <text:p>11</text:p>
          </table:table-cell>
          <table:table-cell table:style-name="ce601" table:formula="of:=ROUNDDOWN([.L25]/60)" office:value-type="float" office:value="1">
            <text:p>1</text:p>
          </table:table-cell>
          <table:table-cell table:style-name="ce601" table:formula="of:=ROUNDDOWN([.L25]/60/60)" office:value-type="float" office:value="0">
            <text:p>0</text:p>
          </table:table-cell>
          <table:table-cell table:style-name="ce601" table:formula="of:=ROUNDDOWN([.L25]/60/60/24)" office:value-type="float" office:value="0">
            <text:p>0</text:p>
          </table:table-cell>
          <table:table-cell/>
          <table:table-cell table:style-name="ce607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6">
            <text:p>6</text:p>
          </table:table-cell>
          <table:table-cell table:style-name="ce601" table:formula="of:=ROUNDDOWN([.L26]/6)" office:value-type="float" office:value="7">
            <text:p>7</text:p>
          </table:table-cell>
          <table:table-cell table:style-name="ce601" table:formula="of:=ROUNDDOWN([.L26]/60)" office:value-type="float" office:value="0">
            <text:p>0</text:p>
          </table:table-cell>
          <table:table-cell table:style-name="ce601" table:formula="of:=ROUNDDOWN([.L26]/60/60)" office:value-type="float" office:value="0">
            <text:p>0</text:p>
          </table:table-cell>
          <table:table-cell table:style-name="ce601" table:formula="of:=ROUNDDOWN([.L26]/60/60/24)" office:value-type="float" office:value="0">
            <text:p>0</text:p>
          </table:table-cell>
          <table:table-cell/>
          <table:table-cell table:style-name="ce607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5">
            <text:p>5</text:p>
          </table:table-cell>
          <table:table-cell table:style-name="ce601" table:formula="of:=ROUNDDOWN([.L27]/6)" office:value-type="float" office:value="5">
            <text:p>5</text:p>
          </table:table-cell>
          <table:table-cell table:style-name="ce601" table:formula="of:=ROUNDDOWN([.L27]/60)" office:value-type="float" office:value="0">
            <text:p>0</text:p>
          </table:table-cell>
          <table:table-cell table:style-name="ce601" table:formula="of:=ROUNDDOWN([.L27]/60/60)" office:value-type="float" office:value="0">
            <text:p>0</text:p>
          </table:table-cell>
          <table:table-cell table:style-name="ce601" table:formula="of:=ROUNDDOWN([.L27]/60/60/24)" office:value-type="float" office:value="0">
            <text:p>0</text:p>
          </table:table-cell>
          <table:table-cell/>
          <table:table-cell table:style-name="ce607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4">
            <text:p>4</text:p>
          </table:table-cell>
          <table:table-cell table:style-name="ce601" table:formula="of:=ROUNDDOWN([.L28]/6)" office:value-type="float" office:value="3">
            <text:p>3</text:p>
          </table:table-cell>
          <table:table-cell table:style-name="ce601" table:formula="of:=ROUNDDOWN([.L28]/60)" office:value-type="float" office:value="0">
            <text:p>0</text:p>
          </table:table-cell>
          <table:table-cell table:style-name="ce601" table:formula="of:=ROUNDDOWN([.L28]/60/60)" office:value-type="float" office:value="0">
            <text:p>0</text:p>
          </table:table-cell>
          <table:table-cell table:style-name="ce601" table:formula="of:=ROUNDDOWN([.L28]/60/60/24)" office:value-type="float" office:value="0">
            <text:p>0</text:p>
          </table:table-cell>
          <table:table-cell/>
          <table:table-cell table:style-name="ce607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3">
            <text:p>3</text:p>
          </table:table-cell>
          <table:table-cell table:style-name="ce601" table:formula="of:=ROUNDDOWN([.L29]/6)" office:value-type="float" office:value="2">
            <text:p>2</text:p>
          </table:table-cell>
          <table:table-cell table:style-name="ce601" table:formula="of:=ROUNDDOWN([.L29]/60)" office:value-type="float" office:value="0">
            <text:p>0</text:p>
          </table:table-cell>
          <table:table-cell table:style-name="ce601" table:formula="of:=ROUNDDOWN([.L29]/60/60)" office:value-type="float" office:value="0">
            <text:p>0</text:p>
          </table:table-cell>
          <table:table-cell table:style-name="ce601" table:formula="of:=ROUNDDOWN([.L29]/60/60/24)" office:value-type="float" office:value="0">
            <text:p>0</text:p>
          </table:table-cell>
          <table:table-cell/>
          <table:table-cell table:style-name="ce607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2">
            <text:p>2</text:p>
          </table:table-cell>
          <table:table-cell table:style-name="ce601" table:formula="of:=ROUNDDOWN([.L30]/6)" office:value-type="float" office:value="1">
            <text:p>1</text:p>
          </table:table-cell>
          <table:table-cell table:style-name="ce601" table:formula="of:=ROUNDDOWN([.L30]/60)" office:value-type="float" office:value="0">
            <text:p>0</text:p>
          </table:table-cell>
          <table:table-cell table:style-name="ce601" table:formula="of:=ROUNDDOWN([.L30]/60/60)" office:value-type="float" office:value="0">
            <text:p>0</text:p>
          </table:table-cell>
          <table:table-cell table:style-name="ce601" table:formula="of:=ROUNDDOWN([.L30]/60/60/24)" office:value-type="float" office:value="0">
            <text:p>0</text:p>
          </table:table-cell>
          <table:table-cell/>
          <table:table-cell table:style-name="ce607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1">
            <text:p>1</text:p>
          </table:table-cell>
          <table:table-cell table:style-name="ce601" table:formula="of:=ROUNDDOWN([.L31]/6)" office:value-type="float" office:value="1">
            <text:p>1</text:p>
          </table:table-cell>
          <table:table-cell table:style-name="ce601" table:formula="of:=ROUNDDOWN([.L31]/60)" office:value-type="float" office:value="0">
            <text:p>0</text:p>
          </table:table-cell>
          <table:table-cell table:style-name="ce601" table:formula="of:=ROUNDDOWN([.L31]/60/60)" office:value-type="float" office:value="0">
            <text:p>0</text:p>
          </table:table-cell>
          <table:table-cell table:style-name="ce601" table:formula="of:=ROUNDDOWN([.L31]/60/60/24)" office:value-type="float" office:value="0">
            <text:p>0</text:p>
          </table:table-cell>
          <table:table-cell/>
          <table:table-cell table:style-name="ce607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99" office:value-type="float" office:value="0">
            <text:p>0</text:p>
          </table:table-cell>
          <table:table-cell table:style-name="ce602" office:value-type="string" table:number-columns-spanned="4" table:number-rows-spanned="1">
            <text:p>Mort !!!</text:p>
          </table:table-cell>
          <table:covered-table-cell table:number-columns-repeated="2" table:style-name="ce603"/>
          <table:covered-table-cell table:style-name="ce604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93" table:number-columns-repeated="2"/>
          <table:table-cell table:style-name="ce595"/>
          <table:table-cell table:style-name="ce597"/>
          <table:table-cell table:style-name="ce593" table:number-columns-repeated="2"/>
          <table:table-cell table:style-name="ce595" table:number-columns-repeated="4"/>
          <table:table-cell table:style-name="ce593"/>
          <table:table-cell table:style-name="ce608"/>
          <table:table-cell table:style-name="ce610" table:number-columns-repeated="19"/>
          <table:table-cell table:style-name="ce593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  <table:named-range table:name="simu_armes" table:base-cell-address="$Calcul.$AD$9" table:cell-range-address="$'~Simu'.$AA$3:.$AE$9"/>
        <table:named-range table:name="newcc" table:base-cell-address="$BO.$C$32" table:cell-range-address="$CC_new.$B$3:.$C$15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/11/2011</text:date>, <text:time>08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1-10T08:32:05.46</dc:date>
    <meta:print-date>2010-08-15T15:07:13.06</meta:print-date>
    <meta:generator>OpenOffice.org/3.3$Win32 OpenOffice.org_project/330m20$Build-9567</meta:generator>
    <meta:editing-duration>P4DT10H21M42S</meta:editing-duration>
    <meta:editing-cycles>396</meta:editing-cycles>
    <meta:printed-by>Guillaume Blanchard</meta:printed-by>
    <dc:creator>Guillaume Blanchard</dc:creator>
    <meta:document-statistic meta:table-count="19" meta:cell-count="11495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Dice(Faces As Integer, Num As Integer) As Integer
	Dim i as Integer, Total as Integer
	for i = 1 to Num
		Total = Total + int(rnd() * Faces) + 1
	next i
	Dice = Total
End Function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